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Novomlynsk, Dvorichna, Zapadne, Kyslivka...</text:span>
</text:h>
      <text:p text:style-name="P4">
Authors: liveuamap (Language: en)</text:p>
      <text:p text:style-name="P4">
Time: 2023-05-31T-73:44:00</text:p>
      <text:p text:style-name="P4">
Location: Svatove (Latitude:49.46801 Longtitude:37.91021)</text:p>
      <text:p text:style-name="P4">
Videos: []</text:p>
      <text:p text:style-name="P4">
Images: []</text:p>
      <text:p text:style-name="P4">
Tags: ["Russia"]</text:p>
      <text:p text:style-name="P4">
ID: 22566743</text:p>
      <!--METADATA-->
      <text:p text:style-name="P4">
At Kupiansk direction Russian army shelled Kamyanka, Novomlynsk, Dvorichna,Zapadne, Kyslivka, Kotlyarivka, Berestove of Kharkiv region. Russian aviationconducted airstrike at Kotlyarivka of Kharkiv region and Stelmakhivka ofLuhansk region, - General Staff of Armed Forces of Ukraine says in the morningreport</text:p>
      <text:p text:style-name="P4">
News Collection Link: <text:a xlink:type="simple" xlink:href="https://liveuamap.com/en/2023/31-may-at-kupiansk-direction-russian-army-shelled-kamyanka" text:style-name="Internet_20_link" text:visited-style-name="Visited_20_Internet_20_Link">
https://liveuamap.com/en/2023/31-may-at-kupiansk-direction-russian-army-shelled-kamyanka</text:a>
</text:p>
      <text:p text:style-name="P4">
Source: <text:a xlink:type="simple" xlink:href="https://t.me/lumsrc/4948" text:style-name="Internet_20_link" text:visited-style-name="Visited_20_Internet_20_Link">
https://t.me/lumsrc/4948</text:a>
</text:p>
      <!--NEWS-->
      <text:h text:style-name="P10" text:outline-level="1">
<text:span text:style-name="T4">
At Lyman direction Russian army shelled Nevske, Bilohorivka of Luhansk region and Spirne of D...</text:span>
</text:h>
      <text:p text:style-name="P4">
Authors: liveuamap (Language: en)</text:p>
      <text:p text:style-name="P4">
Time: 2023-05-31T-75:44:00</text:p>
      <text:p text:style-name="P4">
Location: Luhansk (Latitude:49.07015 Longtitude:37.95279)</text:p>
      <text:p text:style-name="P4">
Videos: []</text:p>
      <text:p text:style-name="P4">
Images: []</text:p>
      <text:p text:style-name="P4">
Tags: ["Russia"]</text:p>
      <text:p text:style-name="P4">
ID: 22566742</text:p>
      <!--METADATA-->
      <text:p text:style-name="P4">
At Lyman direction Russian army shelled Nevske, Bilohorivka of Luhansk regionand Spirne of Donetsk region. Russian aviation conducted airstrikes atBilohorivka of Luhansk region and Yampolivka of Donetsk region, - GeneralStaff of Armed Forces of Ukraine says in the morning report</text:p>
      <text:p text:style-name="P4">
News Collection Link: <text:a xlink:type="simple" xlink:href="https://liveuamap.com/en/2023/31-may-at-lyman-direction-russian-army-shelled-nevske-bilohorivka" text:style-name="Internet_20_link" text:visited-style-name="Visited_20_Internet_20_Link">
https://liveuamap.com/en/2023/31-may-at-lyman-direction-russian-army-shelled-nevske-bilohorivka</text:a>
</text:p>
      <text:p text:style-name="P4">
Source: <text:a xlink:type="simple" xlink:href="https://t.me/lumsrc/4949" text:style-name="Internet_20_link" text:visited-style-name="Visited_20_Internet_20_Link">
https://t.me/lumsrc/4949</text:a>
</text:p>
      <!--NEWS-->
      <text:h text:style-name="P10" text:outline-level="1">
<text:span text:style-name="T4">
At Bakhmut direction Russian army shelled Orikhovo-Vasylivka, Bohdanivka, Khromove, Ivanivske...</text:span>
</text:h>
      <text:p text:style-name="P4">
Authors: liveuamap (Language: en)</text:p>
      <text:p text:style-name="P4">
Time: 2023-05-31T-77:44:00</text:p>
      <text:p text:style-name="P4">
Location: Bakhmut (Latitude:48.74238 Longtitude:38.14487)</text:p>
      <text:p text:style-name="P4">
Videos: []</text:p>
      <text:p text:style-name="P4">
Images: []</text:p>
      <text:p text:style-name="P4">
Tags: ["Russia"]</text:p>
      <text:p text:style-name="P4">
ID: 22566739</text:p>
      <!--METADATA-->
      <text:p text:style-name="P4">
At Bakhmut direction Russian army shelled Orikhovo-Vasylivka, Bohdanivka,Khromove, Ivanivske, Bila Hora, Pivnichne, Zalizne and New York of Donetskregion. Russian aviation conducted airstrikes at Vesele and missile strikenear New York of Donetsk region, - General Staff of Armed Forces of Ukrainesays in the morning report</text:p>
      <text:p text:style-name="P4">
News Collection Link: <text:a xlink:type="simple" xlink:href="https://liveuamap.com/en/2023/31-may-at-bakhmut-direction-russian-army-shelled-orikhovovasylivka" text:style-name="Internet_20_link" text:visited-style-name="Visited_20_Internet_20_Link">
https://liveuamap.com/en/2023/31-may-at-bakhmut-direction-russian-army-shelled-orikhovovasylivka</text:a>
</text:p>
      <text:p text:style-name="P4">
Source: <text:a xlink:type="simple" xlink:href="https://t.me/lumsrc/4950" text:style-name="Internet_20_link" text:visited-style-name="Visited_20_Internet_20_Link">
https://t.me/lumsrc/4950</text:a>
</text:p>
      <!--NEWS-->
      <text:h text:style-name="P10" text:outline-level="1">
<text:span text:style-name="T4">
At Avdiyivka direction Russian army shelled Avdiyivka, Orlivka, Pervomayske, Netaylove of Don...</text:span>
</text:h>
      <text:p text:style-name="P4">
Authors: liveuamap (Language: en)</text:p>
      <text:p text:style-name="P4">
Time: 2023-05-31T-79:44:00</text:p>
      <text:p text:style-name="P4">
Location: Donetsk (Latitude:48.10502 Longtitude:37.55608)</text:p>
      <text:p text:style-name="P4">
Videos: []</text:p>
      <text:p text:style-name="P4">
Images: []</text:p>
      <text:p text:style-name="P4">
Tags: ["Russia"]</text:p>
      <text:p text:style-name="P4">
ID: 22566738</text:p>
      <!--METADATA-->
      <text:p text:style-name="P4">
At Avdiyivka direction Russian army shelled Avdiyivka, Orlivka, Pervomayske,Netaylove of Donetsk region. Russian aviation conducted airstrike atAvdiyivka, - General Staff of Armed Forces of Ukraine says in the morningreport</text:p>
      <text:p text:style-name="P4">
News Collection Link: <text:a xlink:type="simple" xlink:href="https://liveuamap.com/en/2023/31-may-at-avdiyivka-direction-russian-army-shelled-avdiyivka" text:style-name="Internet_20_link" text:visited-style-name="Visited_20_Internet_20_Link">
https://liveuamap.com/en/2023/31-may-at-avdiyivka-direction-russian-army-shelled-avdiyivka</text:a>
</text:p>
      <text:p text:style-name="P4">
Source: <text:a xlink:type="simple" xlink:href="https://t.me/lumsrc/4951" text:style-name="Internet_20_link" text:visited-style-name="Visited_20_Internet_20_Link">
https://t.me/lumsrc/4951</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31T-81:44:00</text:p>
      <text:p text:style-name="P4">
Location: Marinka, Donetsk Oblast (Latitude:47.94556 Longtitude:37.49153)</text:p>
      <text:p text:style-name="P4">
Videos: []</text:p>
      <text:p text:style-name="P4">
Images: []</text:p>
      <text:p text:style-name="P4">
Tags: ["Russia"]</text:p>
      <text:p text:style-name="P4">
ID: 22566737</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Source: <text:a xlink:type="simple" xlink:href="https://t.me/lumsrc/4952" text:style-name="Internet_20_link" text:visited-style-name="Visited_20_Internet_20_Link">
https://t.me/lumsrc/4952</text:a>
</text:p>
      <!--NEWS-->
      <text:h text:style-name="P10" text:outline-level="1">
<text:span text:style-name="T4">
At Shakhtarske direction Russian army shelled Vuhledar, Novoukrayinka, Prechystivka, Zolota N...</text:span>
</text:h>
      <text:p text:style-name="P4">
Authors: liveuamap (Language: en)</text:p>
      <text:p text:style-name="P4">
Time: 2023-05-31T-83:44:00</text:p>
      <text:p text:style-name="P4">
Location: Velyka Novosilka (Latitude:47.83125 Longtitude:36.83664)</text:p>
      <text:p text:style-name="P4">
Videos: []</text:p>
      <text:p text:style-name="P4">
Images: []</text:p>
      <text:p text:style-name="P4">
Tags: ["Russia"]</text:p>
      <text:p text:style-name="P4">
ID: 22566736</text:p>
      <!--METADATA-->
      <text:p text:style-name="P4">
At Shakhtarske direction Russian army shelled Vuhledar, Novoukrayinka,Prechystivka, Zolota Nyva and Shakhtarske. Russian aviation conductedairstrikes at Vodyane, Prechystivka and Velyka Novosilka, - General Staff ofArmed Forces of Ukraine says in the morning report</text:p>
      <text:p text:style-name="P4">
News Collection Link: <text:a xlink:type="simple" xlink:href="https://liveuamap.com/en/2023/31-may-at-shakhtarske-direction-russian-army-shelled-vuhledar" text:style-name="Internet_20_link" text:visited-style-name="Visited_20_Internet_20_Link">
https://liveuamap.com/en/2023/31-may-at-shakhtarske-direction-russian-army-shelled-vuhledar</text:a>
</text:p>
      <text:p text:style-name="P4">
Source: <text:a xlink:type="simple" xlink:href="https://t.me/lumsrc/4953" text:style-name="Internet_20_link" text:visited-style-name="Visited_20_Internet_20_Link">
https://t.me/lumsrc/4953</text:a>
</text:p>
      <!--NEWS-->
      <text:h text:style-name="P10" text:outline-level="1">
<text:span text:style-name="T4">
At Zaporizhzhia and Kherson directions Russian army shelled Zelene Pole, Novopil, Temyrivka o...</text:span>
</text:h>
      <text:p text:style-name="P4">
Authors: liveuamap (Language: en)</text:p>
      <text:p text:style-name="P4">
Time: 2023-05-31T-85:44:00</text:p>
      <text:p text:style-name="P4">
Location: Ukraine (Latitude:47.5639 Longtitude:35.77749)</text:p>
      <text:p text:style-name="P4">
Videos: []</text:p>
      <text:p text:style-name="P4">
Images: []</text:p>
      <text:p text:style-name="P4">
Tags: ["Russia"]</text:p>
      <text:p text:style-name="P4">
ID: 22566734</text:p>
      <!--METADATA-->
      <text:p text:style-name="P4">
At Zaporizhzhia and Kherson directions Russian army shelled Zelene Pole,Novopil, Temyrivka of Donetsk region; Olhivske, Huliaipole, Mala Tokmachka,Novodanylivka, Orikhiv, Novoandriyivka and Stepove of Zaporizhzhia region,Sadove, Komyshany, Kizomys of Kherson region, Kherson, also Ochakiv ofMykolayiv. Russian aviation conducted airstrike at Orikhov of Zaporizhzhiaregion, - General Staff of Armed Forces of Ukraine says in the morning report</text:p>
      <text:p text:style-name="P4">
News Collection Link: <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Source: <text:a xlink:type="simple" xlink:href="https://t.me/lumsrc/4954" text:style-name="Internet_20_link" text:visited-style-name="Visited_20_Internet_20_Link">
https://t.me/lumsrc/4954</text:a>
</text:p>
      <!--NEWS-->
      <text:h text:style-name="P10" text:outline-level="1">
<text:span text:style-name="T4">
Russian forces conducting offensive actions in Donetsk and Luhansk regions. Ukrainian militar...</text:span>
</text:h>
      <text:p text:style-name="P4">
Authors: liveuamap (Language: en)</text:p>
      <text:p text:style-name="P4">
Time: 2023-05-31T-87:44:00</text:p>
      <text:p text:style-name="P4">
Location: Kharkiv Oblast (Latitude:50.22557 Longtitude:36.59168)</text:p>
      <text:p text:style-name="P4">
Videos: []</text:p>
      <text:p text:style-name="P4">
Images: []</text:p>
      <text:p text:style-name="P4">
Tags: ["Russia"]</text:p>
      <text:p text:style-name="P4">
ID: 22566732</text:p>
      <!--METADATA-->
      <text:p text:style-name="P4">
Russian forces conducting offensive actions in Donetsk and Luhansk regions.Ukrainian military had 22 combat engagements with Russian forces nearMasutivka of Kharkiv, Novoselivske of Luhansk region, Kuzmyne, Syeverne,Maryinka, Pobyeda and Novomykhaylivka. Russian saboteur group attempted tocross state border near Zelene of Kharkiv region, - General Staff of ArmedForces of Ukraine says in the morning report</text:p>
      <text:p text:style-name="P4">
News Collection Link: <text:a xlink:type="simple" xlink:href="https://liveuamap.com/en/2023/31-may-russian-forces-conducting-offensive-actions-in-donetsk" text:style-name="Internet_20_link" text:visited-style-name="Visited_20_Internet_20_Link">
https://liveuamap.com/en/2023/31-may-russian-forces-conducting-offensive-actions-in-donetsk</text:a>
</text:p>
      <text:p text:style-name="P4">
Source: <text:a xlink:type="simple" xlink:href="https://t.me/lumsrc/4955" text:style-name="Internet_20_link" text:visited-style-name="Visited_20_Internet_20_Link">
https://t.me/lumsrc/4955</text:a>
</text:p>
      <!--NEWS-->
      <text:h text:style-name="P10" text:outline-level="1">
<text:span text:style-name="T4">
Kharkiv, Kharkivska Oblast(21:52). Red Alert: aerial threat. Sirens sounding. Take cover now!</text:span>
</text:h>
      <text:p text:style-name="P4">
Authors: liveuamap (Language: en)</text:p>
      <text:p text:style-name="P4">
Time: 2023-05-31T15:53:00</text:p>
      <text:p text:style-name="P4">
Location: Kharkiv (Latitude:49.98012 Longtitude:36.25395)</text:p>
      <text:p text:style-name="P4">
Videos: []</text:p>
      <text:p text:style-name="P4">
Images: []</text:p>
      <text:p text:style-name="P4">
Tags: ["Europe", "Central and Eastern Europe"]</text:p>
      <text:p text:style-name="P4">
ID: 22566837</text:p>
      <!--METADATA-->
      <text:p text:style-name="P4">
Kharkiv, Kharkivska Oblast(21:52). Red Alert: aerial threat. Sirens sounding.Take cover now!</text:p>
      <text:p text:style-name="P4">
News Collection Link: <text:a xlink:type="simple" xlink:href="https://liveuamap.com/en/2023/31-may-kharkiv-kharkivska-oblast2152-red-alerg" text:style-name="Internet_20_link" text:visited-style-name="Visited_20_Internet_20_Link">
https://liveuamap.com/en/2023/31-may-kharkiv-kharkivska-oblast2152-red-alerg</text:a>
</text:p>
      <text:p text:style-name="P4">
Source: <text:a xlink:type="simple" xlink:href="https://t.me/suspilnekharkiv/25382" text:style-name="Internet_20_link" text:visited-style-name="Visited_20_Internet_20_Link">
https://t.me/suspilnekharkiv/25382</text:a>
</text:p>
      <!--NEWS-->
      <text:h text:style-name="P10" text:outline-level="1">
<text:span text:style-name="T4">
Kharkiv, Kharkivska Oblast(01:38). Red Alert: aerial threat. Sirens sounding. Take cover now!</text:span>
</text:h>
      <text:p text:style-name="P4">
Authors: liveuamap (Language: en)</text:p>
      <text:p text:style-name="P4">
Time: 2023-05-31T19:38:00</text:p>
      <text:p text:style-name="P4">
Location: Kharkiv (Latitude:49.98146 Longtitude:36.25318)</text:p>
      <text:p text:style-name="P4">
Videos: []</text:p>
      <text:p text:style-name="P4">
Images: []</text:p>
      <text:p text:style-name="P4">
Tags: ["Europe", "Central and Eastern Europe"]</text:p>
      <text:p text:style-name="P4">
ID: 22566839</text:p>
      <!--METADATA-->
      <text:p text:style-name="P4">
Kharkiv, Kharkivska Oblast(01:38). Red Alert: aerial threat. Sirens sounding.Take cover now!</text:p>
      <text:p text:style-name="P4">
News Collection Link: <text:a xlink:type="simple" xlink:href="https://liveuamap.com/en/2023/31-may-kharkiv-kharkivska-oblast0138-red-alerg" text:style-name="Internet_20_link" text:visited-style-name="Visited_20_Internet_20_Link">
https://liveuamap.com/en/2023/31-may-kharkiv-kharkivska-oblast0138-red-alerg</text:a>
</text:p>
      <text:p text:style-name="P4">
Source: <text:a xlink:type="simple" xlink:href="https://t.me/suspilnekharkiv/25384" text:style-name="Internet_20_link" text:visited-style-name="Visited_20_Internet_20_Link">
https://t.me/suspilnekharkiv/25384</text:a>
</text:p>
      <!--NEWS-->
      <text:h text:style-name="P10" text:outline-level="1">
<text:span text:style-name="T4">
Poltavska Oblast(01:42). Red Alert: aerial threat. Sirens sounding. Take cover now!</text:span>
</text:h>
      <text:p text:style-name="P4">
Authors: liveuamap (Language: en)</text:p>
      <text:p text:style-name="P4">
Time: 2023-05-31T19:43:00</text:p>
      <text:p text:style-name="P4">
Location: Poltavska Oblast (Latitude:49.47705000 Longtitude:33.81866000)</text:p>
      <text:p text:style-name="P4">
Videos: []</text:p>
      <text:p text:style-name="P4">
Images: []</text:p>
      <text:p text:style-name="P4">
Tags: ["Europe", "Central and Eastern Europe"]</text:p>
      <text:p text:style-name="P4">
ID: 22566840</text:p>
      <!--METADATA-->
      <text:p text:style-name="P4">
Poltavska Oblast(01:42). Red Alert: aerial threat. Sirens sounding. Take covernow!</text:p>
      <text:p text:style-name="P4">
News Collection Link: <text:a xlink:type="simple" xlink:href="https://liveuamap.com/en/2023/31-may-poltavska-oblast0142-red-alert-aerial-g" text:style-name="Internet_20_link" text:visited-style-name="Visited_20_Internet_20_Link">
https://liveuamap.com/en/2023/31-may-poltavska-oblast0142-red-alert-aerial-g</text:a>
</text:p>
      <text:p text:style-name="P4">
Source: <text:a xlink:type="simple" xlink:href="https://t.me/suspilnepoltava/11356" text:style-name="Internet_20_link" text:visited-style-name="Visited_20_Internet_20_Link">
https://t.me/suspilnepoltava/11356</text:a>
</text:p>
      <!--NEWS-->
      <text:h text:style-name="P10" text:outline-level="1">
<text:span text:style-name="T4">
Sumska Oblast, Chernihivska Oblast, Dnipro, Dnipropetrovska Oblast(01:44). Red Alert: aerial ...</text:span>
</text:h>
      <text:p text:style-name="P4">
Authors: liveuamap (Language: en)</text:p>
      <text:p text:style-name="P4">
Time: 2023-05-31T19:44:00</text:p>
      <text:p text:style-name="P4">
Location: Sumska Oblast (Latitude:51.00000000 Longtitude:34.00000000)</text:p>
      <text:p text:style-name="P4">
Videos: []</text:p>
      <text:p text:style-name="P4">
Images: []</text:p>
      <text:p text:style-name="P4">
Tags: ["Europe", "Central and Eastern Europe"]</text:p>
      <text:p text:style-name="P4">
ID: 22566841</text:p>
      <!--METADATA-->
      <text:p text:style-name="P4">
Sumska Oblast, Chernihivska Oblast, Dnipro, Dnipropetrovska Oblast(01:44). RedAlert: aerial threat. Sirens sounding. Take cover now!</text:p>
      <text:p text:style-name="P4">
News Collection Link: <text:a xlink:type="simple" xlink:href="https://liveuamap.com/en/2023/31-may-sumska-oblast-chernihivska-oblast-dnipg" text:style-name="Internet_20_link" text:visited-style-name="Visited_20_Internet_20_Link">
https://liveuamap.com/en/2023/31-may-sumska-oblast-chernihivska-oblast-dnipg</text:a>
</text:p>
      <text:p text:style-name="P4">
Source: <text:a xlink:type="simple" xlink:href="https://t.me/air_alert_ua/46940" text:style-name="Internet_20_link" text:visited-style-name="Visited_20_Internet_20_Link">
https://t.me/air_alert_ua/46940</text:a>
</text:p>
      <!--NEWS-->
      <text:h text:style-name="P10" text:outline-level="1">
<text:span text:style-name="T4">
Kyiv(01:49). Red Alert: aerial threat. Sirens sounding. Take cover now!</text:span>
</text:h>
      <text:p text:style-name="P4">
Authors: liveuamap (Language: en)</text:p>
      <text:p text:style-name="P4">
Time: 2023-05-31T19:50:00</text:p>
      <text:p text:style-name="P4">
Location: Kyiv (Latitude:50.44343 Longtitude:30.53022)</text:p>
      <text:p text:style-name="P4">
Videos: []</text:p>
      <text:p text:style-name="P4">
Images: []</text:p>
      <text:p text:style-name="P4">
Tags: ["Europe", "Central and Eastern Europe"]</text:p>
      <text:p text:style-name="P4">
ID: 22566842</text:p>
      <!--METADATA-->
      <text:p text:style-name="P4">
Kyiv(01:49). Red Alert: aerial threat. Sirens sounding. Take cover now!</text:p>
      <text:p text:style-name="P4">
News Collection Link: <text:a xlink:type="simple" xlink:href="https://liveuamap.com/en/2023/31-may-kyiv0149-red-alert-aerial-threat-sireng" text:style-name="Internet_20_link" text:visited-style-name="Visited_20_Internet_20_Link">
https://liveuamap.com/en/2023/31-may-kyiv0149-red-alert-aerial-threat-sireng</text:a>
</text:p>
      <text:p text:style-name="P4">
Source: <text:a xlink:type="simple" xlink:href="https://t.me/KyivCityOfficial/6889" text:style-name="Internet_20_link" text:visited-style-name="Visited_20_Internet_20_Link">
https://t.me/KyivCityOfficial/6889</text:a>
</text:p>
      <!--NEWS-->
      <text:h text:style-name="P10" text:outline-level="1">
<text:span text:style-name="T4">
Kyiv Oblast(01:49). Red Alert: aerial threat. Sirens sounding. Take cover now!</text:span>
</text:h>
      <text:p text:style-name="P4">
Authors: liveuamap (Language: en)</text:p>
      <text:p text:style-name="P4">
Time: 2023-05-31T19:51:00</text:p>
      <text:p text:style-name="P4">
Location: Kyiv Oblast (Latitude:50.24018000 Longtitude:30.23163000)</text:p>
      <text:p text:style-name="P4">
Videos: []</text:p>
      <text:p text:style-name="P4">
Images: []</text:p>
      <text:p text:style-name="P4">
Tags: ["Europe", "Central and Eastern Europe"]</text:p>
      <text:p text:style-name="P4">
ID: 22566843</text:p>
      <!--METADATA-->
      <text:p text:style-name="P4">
Kyiv Oblast(01:49). Red Alert: aerial threat. Sirens sounding. Take cover now!</text:p>
      <text:p text:style-name="P4">
News Collection Link: <text:a xlink:type="simple" xlink:href="https://liveuamap.com/en/2023/31-may-kyiv-oblast0149-red-alert-aerial-threag" text:style-name="Internet_20_link" text:visited-style-name="Visited_20_Internet_20_Link">
https://liveuamap.com/en/2023/31-may-kyiv-oblast0149-red-alert-aerial-threag</text:a>
</text:p>
      <text:p text:style-name="P4">
Source: <text:a xlink:type="simple" xlink:href="https://t.me/air_alert_ua/46942" text:style-name="Internet_20_link" text:visited-style-name="Visited_20_Internet_20_Link">
https://t.me/air_alert_ua/46942</text:a>
</text:p>
      <!--NEWS-->
      <text:h text:style-name="P10" text:outline-level="1">
<text:span text:style-name="T4">
Donetsk Oblast(02:03). Red Alert: aerial threat. Sirens sounding. Take cover now!</text:span>
</text:h>
      <text:p text:style-name="P4">
Authors: liveuamap (Language: en)</text:p>
      <text:p text:style-name="P4">
Time: 2023-05-31T20:04:00</text:p>
      <text:p text:style-name="P4">
Location: Donetsk Oblast (Latitude:48.72744 Longtitude:37.5781)</text:p>
      <text:p text:style-name="P4">
Videos: []</text:p>
      <text:p text:style-name="P4">
Images: []</text:p>
      <text:p text:style-name="P4">
Tags: ["Europe", "Central and Eastern Europe"]</text:p>
      <text:p text:style-name="P4">
ID: 22566844</text:p>
      <!--METADATA-->
      <text:p text:style-name="P4">
Donetsk Oblast(02:03). Red Alert: aerial threat. Sirens sounding. Take covernow!</text:p>
      <text:p text:style-name="P4">
News Collection Link: <text:a xlink:type="simple" xlink:href="https://liveuamap.com/en/2023/01-june-donetsk-oblast0203-red-alert-aerial-tg" text:style-name="Internet_20_link" text:visited-style-name="Visited_20_Internet_20_Link">
https://liveuamap.com/en/2023/01-june-donetsk-oblast0203-red-alert-aerial-tg</text:a>
</text:p>
      <text:p text:style-name="P4">
Source: <text:a xlink:type="simple" xlink:href="https://t.me/air_alert_ua/46943" text:style-name="Internet_20_link" text:visited-style-name="Visited_20_Internet_20_Link">
https://t.me/air_alert_ua/46943</text:a>
</text:p>
      <!--NEWS-->
      <text:h text:style-name="P10" text:outline-level="1">
<text:span text:style-name="T4">
Zaporizka Oblast(02:09). Red Alert: aerial threat. Sirens sounding. Take cover now!</text:span>
</text:h>
      <text:p text:style-name="P4">
Authors: liveuamap (Language: en)</text:p>
      <text:p text:style-name="P4">
Time: 2023-05-31T20:11:00</text:p>
      <text:p text:style-name="P4">
Location: Zaporizka Oblast (Latitude:47.612021 Longtitude:35.765261)</text:p>
      <text:p text:style-name="P4">
Videos: []</text:p>
      <text:p text:style-name="P4">
Images: []</text:p>
      <text:p text:style-name="P4">
Tags: ["Europe", "Central and Eastern Europe"]</text:p>
      <text:p text:style-name="P4">
ID: 22566845</text:p>
      <!--METADATA-->
      <text:p text:style-name="P4">
Zaporizka Oblast(02:09). Red Alert: aerial threat. Sirens sounding. Take covernow!</text:p>
      <text:p text:style-name="P4">
News Collection Link: <text:a xlink:type="simple" xlink:href="https://liveuamap.com/en/2023/01-june-zaporizka-oblast0209-red-alert-aerialg" text:style-name="Internet_20_link" text:visited-style-name="Visited_20_Internet_20_Link">
https://liveuamap.com/en/2023/01-june-zaporizka-oblast0209-red-alert-aerialg</text:a>
</text:p>
      <text:p text:style-name="P4">
Source: <text:a xlink:type="simple" xlink:href="https://t.me/air_alert_ua/46944" text:style-name="Internet_20_link" text:visited-style-name="Visited_20_Internet_20_Link">
https://t.me/air_alert_ua/46944</text:a>
</text:p>
      <!--NEWS-->
      <text:h text:style-name="P10" text:outline-level="1">
<text:span text:style-name="T4">
Dnipro(02:32). Red Alert: aerial threat. Sirens sounding. Take cover now!</text:span>
</text:h>
      <text:p text:style-name="P4">
Authors: liveuamap (Language: en)</text:p>
      <text:p text:style-name="P4">
Time: 2023-05-31T20:36:00</text:p>
      <text:p text:style-name="P4">
Location: Dnipro (Latitude:48.45978 Longtitude:35.03853)</text:p>
      <text:p text:style-name="P4">
Videos: []</text:p>
      <text:p text:style-name="P4">
Images: []</text:p>
      <text:p text:style-name="P4">
Tags: ["Europe", "Central and Eastern Europe"]</text:p>
      <text:p text:style-name="P4">
ID: 22566847</text:p>
      <!--METADATA-->
      <text:p text:style-name="P4">
Dnipro(02:32). Red Alert: aerial threat. Sirens sounding. Take cover now!</text:p>
      <text:p text:style-name="P4">
News Collection Link: <text:a xlink:type="simple" xlink:href="https://liveuamap.com/en/2023/01-june-dnipro0232-red-alert-aerial-threat-sig" text:style-name="Internet_20_link" text:visited-style-name="Visited_20_Internet_20_Link">
https://liveuamap.com/en/2023/01-june-dnipro0232-red-alert-aerial-threat-sig</text:a>
</text:p>
      <text:p text:style-name="P4">
Source: <text:a xlink:type="simple" xlink:href="https://t.me/chanel24/90580" text:style-name="Internet_20_link" text:visited-style-name="Visited_20_Internet_20_Link">
https://t.me/chanel24/90580</text:a>
</text:p>
      <!--NEWS-->
      <text:h text:style-name="P10" text:outline-level="1">
<text:span text:style-name="T4">
Explosions in Belgorod, missile launches</text:span>
</text:h>
      <text:p text:style-name="P4">
Authors: liveuamap (Language: en)</text:p>
      <text:p text:style-name="P4">
Time: 2023-05-31T21:23:00</text:p>
      <text:p text:style-name="P4">
Location: Belgorod, Belgorodskaya oblast' (Latitude:50.59065 Longtitude:36.61142)</text:p>
      <text:p text:style-name="P4">
Videos: []</text:p>
      <text:p text:style-name="P4">
Images: ["<text:a xlink:type="simple" xlink:href="https://liveuamap.com/pics/2023/06/01/22566851_0.jpg" text:style-name="Internet_20_link" text:visited-style-name="Visited_20_Internet_20_Link">
22566851_0.jpg</text:a>
"]</text:p>
      <text:p text:style-name="P4">
Tags: ["Russia", "Central and Eastern Europe"]</text:p>
      <text:p text:style-name="P4">
ID: 22566851</text:p>
      <!--METADATA-->
      <text:p text:style-name="P4">
Explosions in Belgorod, missile launches</text:p>
      <text:p text:style-name="P4">
<draw:frame draw:style-name="fr1" draw:name="Image2" text:anchor-type="as-char" svg:width="6.675in" svg:height="10.0in" draw:z-index="0">
<draw:image xlink:href="../Images/liveuamap/2023-05-31T21-23-00/22566851_0.jpg" xlink:type="simple" xlink:show="embed" xlink:actuate="onLoad" draw:mime-type="image/jpeg"/>
</draw:frame>
</text:p>
      <text:p text:style-name="P4">
News Collection Link: <text:a xlink:type="simple" xlink:href="https://liveuamap.com/en/2023/1-june-explosions-in-belgorod-missile-launches-" text:style-name="Internet_20_link" text:visited-style-name="Visited_20_Internet_20_Link">
https://liveuamap.com/en/2023/1-june-explosions-in-belgorod-missile-launches-</text:a>
</text:p>
      <text:p text:style-name="P4">
Source: <text:a xlink:type="simple" xlink:href="https://t.me/zhest_belgorod/27506" text:style-name="Internet_20_link" text:visited-style-name="Visited_20_Internet_20_Link">
https://t.me/zhest_belgorod/27506</text:a>
</text:p>
      <!--NEWS-->
      <text:h text:style-name="P10" text:outline-level="1">
<text:span text:style-name="T4">
Shelling reported in Schebekyne district</text:span>
</text:h>
      <text:p text:style-name="P4">
Authors: liveuamap (Language: en)</text:p>
      <text:p text:style-name="P4">
Time: 2023-05-31T22:21:00</text:p>
      <text:p text:style-name="P4">
Location: Belgorod (Latitude:50.40184 Longtitude:36.89896)</text:p>
      <text:p text:style-name="P4">
Videos: []</text:p>
      <text:p text:style-name="P4">
Images: []</text:p>
      <text:p text:style-name="P4">
Tags: ["Russia", "Central and Eastern Europe"]</text:p>
      <text:p text:style-name="P4">
ID: 22566852</text:p>
      <!--METADATA-->
      <text:p text:style-name="P4">
Shelling reported in Schebekyne district</text:p>
      <text:p text:style-name="P4">
News Collection Link: <text:a xlink:type="simple" xlink:href="https://liveuamap.com/en/2023/1-june-shelling-reported-in-schebekyne-district-" text:style-name="Internet_20_link" text:visited-style-name="Visited_20_Internet_20_Link">
https://liveuamap.com/en/2023/1-june-shelling-reported-in-schebekyne-district-</text:a>
</text:p>
      <text:p text:style-name="P4">
Source: <text:a xlink:type="simple" xlink:href="https://t.me/zhest_belgorod/27512" text:style-name="Internet_20_link" text:visited-style-name="Visited_20_Internet_20_Link">
https://t.me/zhest_belgorod/27512</text:a>
</text:p>
      <!--NEWS-->
      <text:h text:style-name="P10" text:outline-level="1">
<text:span text:style-name="T4">
Damage in Dniprovsky district of Kyiv as result of fall of debris of shot down missile</text:span>
</text:h>
      <text:p text:style-name="P4">
Authors: liveuamap (Language: en)</text:p>
      <text:p text:style-name="P4">
Time: 2023-05-31T22:52:00</text:p>
      <text:p text:style-name="P4">
Location: Kyiv, Kyiv city (Latitude:50.45624 Longtitude:30.61237)</text:p>
      <text:p text:style-name="P4">
Videos: []</text:p>
      <text:p text:style-name="P4">
Images: ["<text:a xlink:type="simple" xlink:href="https://liveuamap.com/pics/2023/06/01/22566850_0.jpg" text:style-name="Internet_20_link" text:visited-style-name="Visited_20_Internet_20_Link">
22566850_0.jpg</text:a>
", "<text:a xlink:type="simple" xlink:href="https://liveuamap.com/pics/2023/06/01/22566850_1.jpg" text:style-name="Internet_20_link" text:visited-style-name="Visited_20_Internet_20_Link">
22566850_1.jpg</text:a>
", "<text:a xlink:type="simple" xlink:href="https://liveuamap.com/pics/2023/06/01/22566850_2.jpg" text:style-name="Internet_20_link" text:visited-style-name="Visited_20_Internet_20_Link">
22566850_2.jpg</text:a>
", "<text:a xlink:type="simple" xlink:href="https://liveuamap.com/pics/2023/06/01/22566850_3.jpg" text:style-name="Internet_20_link" text:visited-style-name="Visited_20_Internet_20_Link">
22566850_3.jpg</text:a>
"]</text:p>
      <text:p text:style-name="P4">
Tags: []</text:p>
      <text:p text:style-name="P4">
ID: 22566850</text:p>
      <!--METADATA-->
      <text:p text:style-name="P4">
Damage in Dniprovsky district of Kyiv as result of fall of debris of shot downmissile</text:p>
      <text:p text:style-name="P4">
<draw:frame draw:style-name="fr1" draw:name="Image3" text:anchor-type="as-char" svg:width="6.9236in" svg:height="9.231467in" draw:z-index="0">
<draw:image xlink:href="../Images/liveuamap/2023-05-31T22-52-00/22566850_0.jpg" xlink:type="simple" xlink:show="embed" xlink:actuate="onLoad" draw:mime-type="image/jpeg"/>
</draw:frame>
<draw:frame draw:style-name="fr1" draw:name="Image4" text:anchor-type="as-char" svg:width="6.9236in" svg:height="9.231467in" draw:z-index="0">
<draw:image xlink:href="../Images/liveuamap/2023-05-31T22-52-00/22566850_1.jpg" xlink:type="simple" xlink:show="embed" xlink:actuate="onLoad" draw:mime-type="image/jpeg"/>
</draw:frame>
<draw:frame draw:style-name="fr1" draw:name="Image5" text:anchor-type="as-char" svg:width="6.9236in" svg:height="9.231467in" draw:z-index="0">
<draw:image xlink:href="../Images/liveuamap/2023-05-31T22-52-00/22566850_2.jpg" xlink:type="simple" xlink:show="embed" xlink:actuate="onLoad" draw:mime-type="image/jpeg"/>
</draw:frame>
<draw:frame draw:style-name="fr1" draw:name="Image6" text:anchor-type="as-char" svg:width="6.9236in" svg:height="9.231467in" draw:z-index="0">
<draw:image xlink:href="../Images/liveuamap/2023-05-31T22-52-00/22566850_3.jpg" xlink:type="simple" xlink:show="embed" xlink:actuate="onLoad" draw:mime-type="image/jpeg"/>
</draw:frame>
</text:p>
      <text:p text:style-name="P4">
News Collection Link: <text:a xlink:type="simple" xlink:href="https://liveuamap.com/en/2023/1-june-damage-in-dniprovsky-district-of-kyiv-as-result-of" text:style-name="Internet_20_link" text:visited-style-name="Visited_20_Internet_20_Link">
https://liveuamap.com/en/2023/1-june-damage-in-dniprovsky-district-of-kyiv-as-result-of</text:a>
</text:p>
      <text:p text:style-name="P4">
Source: <text:a xlink:type="simple" xlink:href="https://t.me/Tsaplienko/32950" text:style-name="Internet_20_link" text:visited-style-name="Visited_20_Internet_20_Link">
https://t.me/Tsaplienko/32950</text:a>
</text:p>
      <!--NEWS-->
      <text:h text:style-name="P10" text:outline-level="1">
<text:span text:style-name="T4">
Damage to clinic in Desniansky district of Kyiv</text:span>
</text:h>
      <text:p text:style-name="P4">
Authors: liveuamap (Language: en)</text:p>
      <text:p text:style-name="P4">
Time: 2023-05-31T22:55:00</text:p>
      <text:p text:style-name="P4">
Location: Kyiv,Kyiv city (Latitude:50.48413 Longtitude:30.61993)</text:p>
      <text:p text:style-name="P4">
Videos: []</text:p>
      <text:p text:style-name="P4">
Images: ["<text:a xlink:type="simple" xlink:href="https://liveuamap.com/pics/2023/06/01/22566849_0.jpg" text:style-name="Internet_20_link" text:visited-style-name="Visited_20_Internet_20_Link">
22566849_0.jpg</text:a>
"]</text:p>
      <text:p text:style-name="P4">
Tags: ["Europe", "Central and Eastern Europe"]</text:p>
      <text:p text:style-name="P4">
ID: 22566849</text:p>
      <!--METADATA-->
      <text:p text:style-name="P4">
Damage to clinic in Desniansky district of Kyiv</text:p>
      <text:p text:style-name="P4">
<draw:frame draw:style-name="fr1" draw:name="Image7" text:anchor-type="as-char" svg:width="6.9236in" svg:height="5.1927in" draw:z-index="0">
<draw:image xlink:href="../Images/liveuamap/2023-05-31T22-55-00/22566849_0.jpg" xlink:type="simple" xlink:show="embed" xlink:actuate="onLoad" draw:mime-type="image/jpeg"/>
</draw:frame>
</text:p>
      <text:p text:style-name="P4">
News Collection Link: <text:a xlink:type="simple" xlink:href="https://liveuamap.com/en/2023/1-june-damage-to-clinic-in-desniansky-district-of-kyiv" text:style-name="Internet_20_link" text:visited-style-name="Visited_20_Internet_20_Link">
https://liveuamap.com/en/2023/1-june-damage-to-clinic-in-desniansky-district-of-kyiv</text:a>
</text:p>
      <text:p text:style-name="P4">
Source: <text:a xlink:type="simple" xlink:href="https://t.me/Tsaplienko/32954" text:style-name="Internet_20_link" text:visited-style-name="Visited_20_Internet_20_Link">
https://t.me/Tsaplienko/32954</text:a>
</text:p>
      <!--NEWS-->
      <text:h text:style-name="P10" text:outline-level="1">
<text:span text:style-name="T4">
3 person killed, including 2 children, 14 more wounded by debris of Russian missiles, shot do...</text:span>
</text:h>
      <text:p text:style-name="P4">
Authors: liveuamap (Language: en)</text:p>
      <text:p text:style-name="P4">
Time: 2023-05-31T22:57:27</text:p>
      <text:p text:style-name="P4">
Location: Kyiv,Kyiv city (Latitude:50.48482 Longtitude:30.62748)</text:p>
      <text:p text:style-name="P4">
Videos: []</text:p>
      <text:p text:style-name="P4">
Images: ["<text:a xlink:type="simple" xlink:href="https://liveuamap.com/pics/2023/06/01/22566848_0.jpg" text:style-name="Internet_20_link" text:visited-style-name="Visited_20_Internet_20_Link">
22566848_0.jpg</text:a>
", "<text:a xlink:type="simple" xlink:href="https://liveuamap.com/pics/2023/06/01/22566848_1.jpg" text:style-name="Internet_20_link" text:visited-style-name="Visited_20_Internet_20_Link">
22566848_1.jpg</text:a>
", "<text:a xlink:type="simple" xlink:href="https://liveuamap.com/pics/2023/06/01/22566848_2.jpg" text:style-name="Internet_20_link" text:visited-style-name="Visited_20_Internet_20_Link">
22566848_2.jpg</text:a>
", "<text:a xlink:type="simple" xlink:href="https://liveuamap.com/pics/2023/06/01/22566848_3.jpg" text:style-name="Internet_20_link" text:visited-style-name="Visited_20_Internet_20_Link">
22566848_3.jpg</text:a>
", "<text:a xlink:type="simple" xlink:href="https://liveuamap.com/pics/2023/06/01/22566848_4.jpg" text:style-name="Internet_20_link" text:visited-style-name="Visited_20_Internet_20_Link">
22566848_4.jpg</text:a>
"]</text:p>
      <text:p text:style-name="P4">
Tags: []</text:p>
      <text:p text:style-name="P4">
ID: 22566848</text:p>
      <!--METADATA-->
      <text:p text:style-name="P4">
3 person killed, including 2 children, 14 more wounded by debris of Russianmissiles, shot down in a new ballistic and cruise missile attack in Kyiv</text:p>
      <text:p text:style-name="P4">
<draw:frame draw:style-name="fr1" draw:name="Image8" text:anchor-type="as-char" svg:width="6.9236in" svg:height="5.1927in" draw:z-index="0">
<draw:image xlink:href="../Images/liveuamap/2023-05-31T22-57-27/22566848_0.jpg" xlink:type="simple" xlink:show="embed" xlink:actuate="onLoad" draw:mime-type="image/jpeg"/>
</draw:frame>
<draw:frame draw:style-name="fr1" draw:name="Image10" text:anchor-type="as-char" svg:width="6.9236in" svg:height="9.231467in" draw:z-index="0">
<draw:image xlink:href="../Images/liveuamap/2023-05-31T22-57-27/22566848_2.jpg" xlink:type="simple" xlink:show="embed" xlink:actuate="onLoad" draw:mime-type="image/jpeg"/>
</draw:frame>
<draw:frame draw:style-name="fr1" draw:name="Image12" text:anchor-type="as-char" svg:width="6.9236in" svg:height="9.231467in" draw:z-index="0">
<draw:image xlink:href="../Images/liveuamap/2023-05-31T22-57-27/22566848_4.jpg" xlink:type="simple" xlink:show="embed" xlink:actuate="onLoad" draw:mime-type="image/jpeg"/>
</draw:frame>
</text:p>
      <text:p text:style-name="P4">
News Collection Link: <text:a xlink:type="simple" xlink:href="https://liveuamap.com/en/2023/1-june-3-person-killed-including-2-children-14-more-wounded" text:style-name="Internet_20_link" text:visited-style-name="Visited_20_Internet_20_Link">
https://liveuamap.com/en/2023/1-june-3-person-killed-including-2-children-14-more-wounded</text:a>
</text:p>
      <text:p text:style-name="P4">
Source: <text:a xlink:type="simple" xlink:href="https://t.me/ukrpravda_news/31224" text:style-name="Internet_20_link" text:visited-style-name="Visited_20_Internet_20_Link">
https://t.me/ukrpravda_news/31224</text:a>
</text:p>
      <!--NEWS-->
      <text:h text:style-name="P10" text:outline-level="1">
<text:span text:style-name="T4">
Hot water pipeline damaged in Dniprovsky district of Kyiv during Russian missile attack again...</text:span>
</text:h>
      <text:p text:style-name="P4">
Authors: liveuamap (Language: en)</text:p>
      <text:p text:style-name="P4">
Time: 2023-05-31T23:08:36</text:p>
      <text:p text:style-name="P4">
Location: Kyiv, Kyiv city (Latitude:50.45339 Longtitude:30.60911)</text:p>
      <text:p text:style-name="P4">
Videos: []</text:p>
      <text:p text:style-name="P4">
Images: ["<text:a xlink:type="simple" xlink:href="https://liveuamap.com/pics/2023/06/01/22566853_0.jpg" text:style-name="Internet_20_link" text:visited-style-name="Visited_20_Internet_20_Link">
22566853_0.jpg</text:a>
"]</text:p>
      <text:p text:style-name="P4">
Tags: ["Europe", "Central and Eastern Europe"]</text:p>
      <text:p text:style-name="P4">
ID: 22566853</text:p>
      <!--METADATA-->
      <text:p text:style-name="P4">
Hot water pipeline damaged in Dniprovsky district of Kyiv during Russianmissile attack against Kyiv</text:p>
      <text:p text:style-name="P4">
<draw:frame draw:style-name="fr1" draw:name="Image13" text:anchor-type="as-char" svg:width="6.9236in" svg:height="9.231467in" draw:z-index="0">
<draw:image xlink:href="../Images/liveuamap/2023-05-31T23-08-36/22566853_0.jpg" xlink:type="simple" xlink:show="embed" xlink:actuate="onLoad" draw:mime-type="image/jpeg"/>
</draw:frame>
</text:p>
      <text:p text:style-name="P4">
News Collection Link: <text:a xlink:type="simple" xlink:href="https://liveuamap.com/en/2023/1-june-hot-water-pipeline-damaged-in-dniprovsky-district" text:style-name="Internet_20_link" text:visited-style-name="Visited_20_Internet_20_Link">
https://liveuamap.com/en/2023/1-june-hot-water-pipeline-damaged-in-dniprovsky-district</text:a>
</text:p>
      <text:p text:style-name="P4">
Source: <text:a xlink:type="simple" xlink:href="https://t.me/channel24_ua/90597" text:style-name="Internet_20_link" text:visited-style-name="Visited_20_Internet_20_Link">
https://t.me/channel24_ua/90597</text:a>
</text:p>
      <!--NEWS-->
      <text:h text:style-name="P10" text:outline-level="1">
<text:span text:style-name="T4">
Наші десантники вчаться перемагати</text:span>
</text:h>
      <text:p text:style-name="P4">
Author: ['АРМІЯINFORM']</text:p>
      <text:p text:style-name="P4">
Time: 2023-05-31T36:00:00-04:00</text:p>
      <text:p text:style-name="P4">
Description: Генеральний штаб ЗС України опублікував фото з навчань «марунових беретів».    Бу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Tags: ['STOPRUSSIA', 'ГШ ЗСУ', 'ДШВ ЗС УКРАЇНИ']</text:p>
      <text:p text:style-name="P4">
Category: News</text:p>
      <!--METADATA-->
      <text:p text:style-name="P4">
<draw:frame draw:style-name="fr1" draw:name="Image14" text:anchor-type="as-char" svg:width="6.9236in" svg:height="3.894525in" draw:z-index="0">
<draw:image xlink:href="../Images/AРМІЯINFORM/2023-05-31T36-00-00-04-00/347414700_202011796102268_3778712221459190735_n1111-2.jpg" xlink:type="simple" xlink:show="embed" xlink:actuate="onLoad" draw:mime-type="image/jpeg"/>
</draw:frame>
</text:p>
      <text:p text:style-name="P4">
Генеральний штаб ЗС України<text:a xlink:type="simple" xlink:href="https://www.facebook.com/GeneralStaff.ua/posts/pfbid02rXVdxcVTpiAtJCFmUAAtdb4XHciJ9bbNCXfUyTUsX5tddeJoe81GZSUUQeUoeeCCl" text:style-name="Internet_20_link" text:visited-style-name="Visited_20_Internet_20_Link">
опублікував</text:a>
фото з навчань «марунових беретів».</text:p>
      <text:p text:style-name="P4">
Будні десантника складаються з постійних тренувань, польових виходів,навчальних стрільб, марш-кидків, тактичної підготовки, відпрацювання штурмовихдій. На полігонах відточується майстерність кожного військовослужбовця івправність дій у складі підрозділу.</text:p>
      <text:p text:style-name="P4">
<text:a xlink:type="simple" xlink:href="https://armyinform.com.ua/wp-content/uploads/2023/05/347257777_558536336464306_8440842215017330238_n-2.jpg" text:style-name="Internet_20_link" text:visited-style-name="Visited_20_Internet_20_Link">
<draw:frame draw:style-name="fr1" draw:name="Image15" text:anchor-type="as-char" svg:width="6.9236in" svg:height="6.9236in" draw:z-index="0">
<draw:image xlink:href="../Images/AРМІЯINFORM/2023-05-31T36-00-00-04-00/347257777_558536336464306_8440842215017330238_n-2-150x150.jpg" xlink:type="simple" xlink:show="embed" xlink:actuate="onLoad" draw:mime-type="image/jpeg"/>
</draw:frame>
</text:a>
</text:p>
      <text:p text:style-name="P4">
<text:a xlink:type="simple" xlink:href="https://armyinform.com.ua/wp-content/uploads/2023/05/347260637_1405975436627348_5162577433351783347_n-2.jpg" text:style-name="Internet_20_link" text:visited-style-name="Visited_20_Internet_20_Link">
<draw:frame draw:style-name="fr1" draw:name="Image16" text:anchor-type="as-char" svg:width="6.9236in" svg:height="6.9236in" draw:z-index="0">
<draw:image xlink:href="../Images/AРМІЯINFORM/2023-05-31T36-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17" text:anchor-type="as-char" svg:width="6.9236in" svg:height="6.9236in" draw:z-index="0">
<draw:image xlink:href="../Images/AРМІЯINFORM/2023-05-31T36-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18" text:anchor-type="as-char" svg:width="6.9236in" svg:height="6.9236in" draw:z-index="0">
<draw:image xlink:href="../Images/AРМІЯINFORM/2023-05-31T36-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19" text:anchor-type="as-char" svg:width="6.9236in" svg:height="6.9236in" draw:z-index="0">
<draw:image xlink:href="../Images/AРМІЯINFORM/2023-05-31T36-00-00-04-00/347550920_158062447114003_6238660827712342632_n-150x150.jpg" xlink:type="simple" xlink:show="embed" xlink:actuate="onLoad" draw:mime-type="image/jpeg"/>
</draw:frame>
</text:a>
</text:p>
      <text:p text:style-name="P4">
Так кожен відчуває лікоть і плече побратима. Так десантники вчатьсяперемагати!</text:p>
      <text:p text:style-name="P4">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СБУ закликає власників вуличних вебкамер вимкнути онлайн-трансляцію, щоб не допомагати рф «наводити» ракети на Україну</text:span>
</text:h>
      <text:p text:style-name="P4">
Author: ['АРМІЯINFORM']</text:p>
      <text:p text:style-name="P4">
Time: 2023-05-31T37:00:00-04:00</text:p>
      <text:p text:style-name="P4">
Description: Служба безпеки закликає власників вуличних вебкамер припинити онлайн-трансляції зі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png" text:style-name="Internet_20_link" text:visited-style-name="Visited_20_Internet_20_Link">
original.png</text:a>
']</text:p>
      <text:p text:style-name="P4">
Tags: ['STOPRUSSIA', 'СБУ']</text:p>
      <text:p text:style-name="P4">
Category: News</text:p>
      <!--METADATA-->
      <text:p text:style-name="P4">
<draw:frame draw:style-name="fr1" draw:name="Image20" text:anchor-type="as-char" svg:width="6.9236in" svg:height="4.563806in" draw:z-index="0">
<draw:image xlink:href="../Images/AРМІЯINFORM/2023-05-31T37-00-00-04-00/original.png" xlink:type="simple" xlink:show="embed" xlink:actuate="onLoad" draw:mime-type="image/png"/>
</draw:frame>
</text:p>
      <text:p text:style-name="P4">
Служба безпеки закликає власників вуличних вебкамер припинити онлайн-трансляції зі своїх пристроїв, а громадян — повідомляти про виявлені стріми зтаких камер на офіційний чат-бот СБУ:<text:a xlink:type="simple" xlink:href="https://armyinform.com.ua/reformator/t.me/stop_russian_war_bot" text:style-name="Internet_20_link" text:visited-style-name="Visited_20_Internet_20_Link">
t.me/s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на офіційному сайті СБУ.</text:p>
      <text:p text:style-name="P4">
Інформацію з камер ворог може отримувати з онлайн-трансляції через стрімінговіплатформи або через хакерський «злам».</text:p>
      <text:p text:style-name="P4">
Також СБУ наголошує: заборонено знімати та оприлюднювати фото- івідеоматеріали щодо діяльності Сил оборони та наслідків ворожих обстрілів.Поширення таких записів є злочином, який передбачає покарання до 12 роківтюрми.</text:p>
      <text:p text:style-name="P4">
Сьогодні, коли вся Україна успішно протистоїть підлому і підступному ворогу,вкрай важливо не дати окупантам навіть найменшої можливості для коригуваннясвоїх обстрілів.</text:p>
      <text:p text:style-name="P4">
Тож просимо бути пильними і дотримуватися безпекових рекомендацій!</text:p>
      <text:p text:style-name="P4">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Окупант розповідає про свого замполіта, який наживається на солдатах рф — ГУР</text:span>
</text:h>
      <text:p text:style-name="P4">
Author: ['АРМІЯINFORM']</text:p>
      <text:p text:style-name="P4">
Time: 2023-05-31T38:00:00-04:00</text:p>
      <text:p text:style-name="P4">
Description: Військовослужбовець рф розповідає про свого замполіта, який наживається на солда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ГУР МО УКРАЇНИ']</text:p>
      <text:p text:style-name="P4">
Category: News</text:p>
      <!--METADATA-->
      <text:p text:style-name="P4">
Військовослужбовець рф розповідає про свого замполіта, який наживається насолдатах. У телефонній розмові окупант розповідає про свій намір — застрелитизамполіта в бою за першої можливості.</text:p>
      <text:p text:style-name="P4">
«Злостный п….с вообще, я его в первом бою расстреляю…», — розповідає окупант.</text:p>
      <text:p text:style-name="P4">
Джерело: <text:a xlink:type="simple" xlink:href="https://gur.gov.ua/content/zlostnyi-p-s-voobshche-ia-eho-v-pervom-boiu-rasstreliaiu.html" text:style-name="Internet_20_link" text:visited-style-name="Visited_20_Internet_20_Link">
ГУР МОУ </text:a>
</text:p>
      <text:p text:style-name="P4">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Оператори ССО влаштували вдалу засідку на окупантів</text:span>
</text:h>
      <text:p text:style-name="P4">
Author: ['АРМІЯINFORM']</text:p>
      <text:p text:style-name="P4">
Time: 2023-05-31T39:00:00-04:00</text:p>
      <text:p text:style-name="P4">
Description: Вдалу засідку на російських військових влаштували оператори ССО Україн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30-2.png" text:style-name="Internet_20_link" text:visited-style-name="Visited_20_Internet_20_Link">
2023-05-30-2.png</text:a>
']</text:p>
      <text:p text:style-name="P4">
Tags: ['STOPRUSSIA', 'АГРЕСІЯ РФ', 'ВІЙНА', 'ВТОРГНЕННЯ РФ', 'ССО']</text:p>
      <text:p text:style-name="P4">
Category: News</text:p>
      <!--METADATA-->
      <text:p text:style-name="P4">
<draw:frame draw:style-name="fr1" draw:name="Image21" text:anchor-type="as-char" svg:width="6.9236in" svg:height="4.286862in" draw:z-index="0">
<draw:image xlink:href="../Images/AРМІЯINFORM/2023-05-31T39-00-00-04-00/2023-05-30-2.png" xlink:type="simple" xlink:show="embed" xlink:actuate="onLoad" draw:mime-type="image/png"/>
</draw:frame>
</text:p>
      <text:p text:style-name="P4">
Вдалу засідку на російських військових влаштували оператори ССО України наодній з ділянок південного напрямку.</text:p>
      <text:p text:style-name="P4">
Про це <text:a xlink:type="simple" xlink:href="https://www.facebook.com/usofcom/videos/2103356233335558" text:style-name="Internet_20_link" text:visited-style-name="Visited_20_Internet_20_Link">
повідомляє</text:a>
Командування сил спеціальних операцій ЗС України.</text:p>
      <text:p text:style-name="P4">
«Під час виконання розвідувального завдання воїни Сил спеціальних операційпочули, як прямо до них уздовж річки рухається катер. Виявилося, що це булагрупа російських військових. Для воїнів ССО вони були як на долоні.</text:p>
      <text:p text:style-name="P4">
Оператори бойової групи миттєво відкрили вогонь по противнику і одразу знищиликомандира та човняра, який вів катер — це в подальшому підтвердили отриманірозвіддані. Більше подробиць — у розповіді воїна морського центру ССО України,який брав участь у засідці», — йдеться у повідомленні.</text:p>
      <text:p text:style-name="P4">
Оператори бойової групи миттєво відкрили вогонь по противнику і одразу знищиликомандира та човняра, який вів катер — це в подальшому підтвердили отриманірозвіддані. Більше подробиць — у розповіді воїна морського центру ССО України,який брав участь у засідці», — йдеться у повідомленні.</text:p>
      <text:p text:style-name="P4">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Федерація стронгмену України та Командування Сухопутних військ ЗСУ уклали меморандум про співпрацю</text:span>
</text:h>
      <text:p text:style-name="P4">
Author: ['АРМІЯINFORM']</text:p>
      <text:p text:style-name="P4">
Time: 2023-05-31T40:00:00-04:00</text:p>
      <text:p text:style-name="P4">
Description: Про це йдеться на сторінці Командування Сухопутних військ ЗС України.  «Тимчас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Tags: ['STOPRUSSIA', 'АГРЕСІЯ РФ', 'ВІЙНА', 'ВТОРГНЕННЯ РФ']</text:p>
      <text:p text:style-name="P4">
Category: News</text:p>
      <!--METADATA-->
      <text:p text:style-name="P4">
<draw:frame draw:style-name="fr1" draw:name="Image22" text:anchor-type="as-char" svg:width="6.9236in" svg:height="4.615733in" draw:z-index="0">
<draw:image xlink:href="../Images/AРМІЯINFORM/2023-05-31T40-00-00-04-00/350474996_798176362009451_7757079938832377622_n.jpg" xlink:type="simple" xlink:show="embed" xlink:actuate="onLoad" draw:mime-type="image/jpeg"/>
</draw:frame>
</text:p>
      <text:p text:style-name="P4">
Про це<text:a xlink:type="simple" xlink:href="https://www.facebook.com/UALandForces/posts/pfbid0gABeGiBRpELhEv6fDADCuVPJQURRaWFASRfvCPNBVqe9G8r64mmP6iH9kFdu3aPvl" text:style-name="Internet_20_link" text:visited-style-name="Visited_20_Internet_20_Link">
йдеться</text:a>
на сторінці Командування Сухопутних військ ЗС України.</text:p>
      <text:p text:style-name="P4">
«Тимчасовий виконувач обов’язків командувача Сухопутних військ ЗС Українигенерал-майор Ігор Палагнюк та президент Федерації стронгмену України СергійКонюшок уклали спільний меморандум про співпрацю у сфері фізичної реабілітаціївійськовослужбовців, ветеранів та осіб, які дістали інвалідність внаслідокбойових дій», — зазначається у повідомленні</text:p>
      <text:p text:style-name="P4">
Основною метою цієї співпраці є створення системи спортивно-реабілітаційнихзаходів, які мають покращити як фізичний, так і моральний стан українськихзахисників та ветеранів. Відновлення фізичного здоров’я та повернення дозвичного життя — це одна із складових майбутньої співпраці стронгменів таукраїнських захисників.</text:p>
      <text:p text:style-name="P4">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Створив проросійський сайт, на якому закликав рф завдавати ракетних ударів по території України – засуджено жителя Харківщини</text:span>
</text:h>
      <text:p text:style-name="P4">
Author: ['АРМІЯINFORM']</text:p>
      <text:p text:style-name="P4">
Time: 2023-05-31T41:00:00-04:00</text:p>
      <text:p text:style-name="P4">
Description: За підтримання публічного обвинувачення прокурорами Харківської облас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0108.jpg" text:style-name="Internet_20_link" text:visited-style-name="Visited_20_Internet_20_Link">
img-0108.jpg</text:a>
']</text:p>
      <text:p text:style-name="P4">
Tags: ['STOPRUSSIA', 'КОЛОБОРАНТ', 'ОФІС ГЕНЕРАЛЬНОГО ПРОКУРОРА УКРАЇНИ']</text:p>
      <text:p text:style-name="P4">
Category: News</text:p>
      <!--METADATA-->
      <text:p text:style-name="P4">
<draw:frame draw:style-name="fr1" draw:name="Image23" text:anchor-type="as-char" svg:width="6.9236in" svg:height="5.169621in" draw:z-index="0">
<draw:image xlink:href="../Images/AРМІЯINFORM/2023-05-31T41-00-00-04-00/img-0108.jpg" xlink:type="simple" xlink:show="embed" xlink:actuate="onLoad" draw:mime-type="image/jpeg"/>
</draw:frame>
</text:p>
      <text:p text:style-name="P4">
За підтримання публічного обвинувачення прокурорами Харківської обласноїпрокуратури чоловіка визнано винним у посяганні на територіальну цілісність інедоторканність України та визнанні правомірною збройної агресії рф протиУкраїни, глорифікації її учасників (ч. 2 ст. 110 КК України, ч. 2 ст. 436-2 ККУкраїни).</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Офіс Генерального прокурора.</text:p>
      <text:p text:style-name="P4">
Прокурори у суді довели, що у червні 2022 року охоронець лікарні з м.Красноград за грошову винагороду погодився виконати замовлення російськогопредставника щодо створення пропагандистського вебсайту.</text:p>
      <text:p text:style-name="P4">
Інтернет-агітатор поширював на цьому сайті матеріали на підтримку проведеннятак званої «спеціальної військової операції» та антиукраїнський контент,направлений на розпалювання національної ворожнечі. В опублікованих статтяхйшлося про «подвиги российских военных», «героев спецоперации» та обстановкуна «фронте новороссии».</text:p>
      <text:p text:style-name="P4">
Також у поширених матеріалах містились звернення до військово-політичногокомандування держави-агресора із закликами завдавати ракетних ударів потериторії України, висловлювання щодо визнання правомірною діяльностіпредставників окупаційної адміністрації.</text:p>
      <text:p text:style-name="P4">
На початку листопада правоохоронці затримали чоловіка в порядку ст. 208 КПКУкраїни.</text:p>
      <text:p text:style-name="P4">
Досудове розслідування здійснювалося Управлінням СБУ в Харківській області.</text:p>
      <text:p text:style-name="P4">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Триває виплата грошової допомоги мешканцям звільнених територій та евакуйованим</text:span>
</text:h>
      <text:p text:style-name="P4">
Author: ['АРМІЯINFORM']</text:p>
      <text:p text:style-name="P4">
Time: 2023-05-31T42:00:00-04:00</text:p>
      <text:p text:style-name="P4">
Description: Одним із напрямів роботи Координаційного штабу з питань де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kpp80oj08ayvtfl55oe3dovwynpspra-1.jpg" text:style-name="Internet_20_link" text:visited-style-name="Visited_20_Internet_20_Link">
bkpp80oj08ayvtfl55oe3dovwynpspra-1.jpg</text:a>
']</text:p>
      <text:p text:style-name="P4">
Tags: ['STOPRUSSIA', 'МІНРЕІНТЕГРАЦІЇ', 'СОЦІАЛЬНА ДОПОМОГА']</text:p>
      <text:p text:style-name="P4">
Category: News</text:p>
      <!--METADATA-->
      <text:p text:style-name="P4">
<draw:frame draw:style-name="fr1" draw:name="Image24" text:anchor-type="as-char" svg:width="6.9236in" svg:height="4.610488in" draw:z-index="0">
<draw:image xlink:href="../Images/AРМІЯINFORM/2023-05-31T42-00-00-04-00/bkpp80oj08ayvtfl55oe3dovwynpspra-1.jpg" xlink:type="simple" xlink:show="embed" xlink:actuate="onLoad" draw:mime-type="image/jpeg"/>
</draw:frame>
</text:p>
      <text:p text:style-name="P4">
Одним із напрямів роботи Координаційного штабу з питань деокупованих територійє забезпечення фінансової підтримки жителям звільнених населених пунктів таевакуйованим із небезпечних територій.</text:p>
      <text:p text:style-name="P4">
Так, у межах спільного проєкту Мінреінтеграції, Укрпошти та міжнароднихорганізацій жителям деокупованих територій (ДОТ) наразі надано грошовудопомогу на загальну суму понад 432 мільйони гривень.</text:p>
      <text:p text:style-name="P4">
Йдеться про допомогу у розмірі 1200 гривень від Товариства Червоного ХрестаУкраїни, яка виплачується громадянам на ДОТ Харківської, Херсонської,Донецької, Луганської та Миколаївської областей. А також — про 2200 гривеньдопомоги готівкою протягом 3 місяців мешканцям звільнених територійХарківщини, Херсонщини й Донеччини від Міжнародної організації з міграції.</text:p>
      <text:p text:style-name="P4">
Крім того, станом на 29 травня виплачено грошову допомогу на суму понад 50мільйонів гривень людям, які евакуювалися з небезпечних територій Донецької,Херсонської та Запорізької областей безоплатними евакуаційними вагонами впоїздах чи евакоавтобусами.</text:p>
      <text:p text:style-name="P4">
На станціях прибуття евакуйовані гарантовано отримують у мобільних відділенняхУкрпошти фінансову допомогу від держави. Дорослим виплачують по 2000 гривень,дітям та особам з інвалідністю — по 3000 гривень.</text:p>
      <text:p text:style-name="P4">
Гроші для забезпечення таких виплат регіональним дирекціям Укрпоштиперераховує Мінреінтеграції.</text:p>
      <text:p text:style-name="P4">
Джерело: <text:a xlink:type="simple" xlink:href="https://minre.gov.ua/2023/05/30/tryvaye-vyplata-groshovoyi-dopomogy-meshkanczyam-zvilnenyh-terytorij-ta-evakujovanym/" text:style-name="Internet_20_link" text:visited-style-name="Visited_20_Internet_20_Link">
Мінреінтеграці</text:a>
ї</text:p>
      <text:p text:style-name="P4">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15 років за ґратами проведе агент фсб, який готував повітряну атаку на електропідстанції Кропивницького</text:span>
</text:h>
      <text:p text:style-name="P4">
Author: ['АРМІЯINFORM']</text:p>
      <text:p text:style-name="P4">
Time: 2023-05-31T43:00:00-04:00</text:p>
      <text:p text:style-name="P4">
Description: Про це повідомляє Служба безпеки України.</text:p>
      <text:p text:style-name="P4">
Images: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Tags: ['STOPRUSSIA', 'АГРЕСІЯ РФ', 'ВІЙНА', 'ВТОРГНЕННЯ РФ', 'СБУ']</text:p>
      <text:p text:style-name="P4">
Category: News</text:p>
      <!--METADATA-->
      <text:p text:style-name="P4">
<draw:frame draw:style-name="fr1" draw:name="Image25" text:anchor-type="as-char" svg:width="6.9236in" svg:height="4.615733in" draw:z-index="0">
<draw:image xlink:href="../Images/AРМІЯINFORM/2023-05-31T43-00-00-04-00/349953488_1307152159886146_8908618963019844913_n.jpg" xlink:type="simple" xlink:show="embed" xlink:actuate="onLoad" draw:mime-type="image/jpeg"/>
</draw:frame>
</text:p>
      <text:p text:style-name="P4">
Про це<text:a xlink:type="simple" xlink:href="https://www.facebook.com/SecurSerUkraine/posts/pfbid02iJgadmKSZi1Ur5X7o1cRiMZstmjzuFkaauvns59aWjMDgS8THDgcF3Fd4TwDGQazl" text:style-name="Internet_20_link" text:visited-style-name="Visited_20_Internet_20_Link">
повідомляє</text:a>
Служба безпеки України.</text:p>
      <text:p text:style-name="P4">
"15 років за ґратами проведе агент фсб, який готував повітряну атаку наелектропідстанції Кропивницького. **** Служба безпеки зібрала обґрунтованідокази вини на ще одного агента фсб. Він виконував вороже завдання щодокоригування російських повітряних ударів по Кропивницькому.</text:p>
      <text:p text:style-name="P4">
За вказівкою російської спецслужби агент мав встановити GPS-трекер біля однієїз трансформаторних підстанцій в обласному центрі.</text:p>
      <text:p text:style-name="P4">
За сигналами „маячка“ окупанти хотіли скоригувати ракетний удар поукраїнському енергооб’єкту», — йдеться у повідомленні.</text:p>
      <text:p text:style-name="P4">
Зазначається, що співробітники СБУ затримали зловмисника наприкінці січня 2023року під час встановлення ним «GPS-навідника» на міську електропідстанцію.</text:p>
      <text:p text:style-name="P4">
За матеріалами української спецслужби, суд призначив йому 15 років тюрми зконфіскацією майна.</text:p>
      <text:p text:style-name="P4">
Як встановили слідчі, ворожим поплічником виявився місцевий житель, якого фсбдистанційно завербувала після початку повномасштабного вторгнення.</text:p>
      <text:p text:style-name="P4">
У поле зору російської спецслужби він потрапив через свої прокремлівськіпогляди, які неодноразово оприлюднював серед оточуючих.</text:p>
      <text:p text:style-name="P4">
На підставі зібраних доказів, суд визнав зловмисника винним за ч. 2 ст. 111Кримінального кодексу України (державна зрада, вчинена в умовах воєнногостану).</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Українська авіація завдала 11 ударів по районах зосередження рашистів</text:span>
</text:h>
      <text:p text:style-name="P4">
Author: ['АРМІЯINFORM']</text:p>
      <text:p text:style-name="P4">
Time: 2023-05-31T44:00:00-04:00</text:p>
      <text:p text:style-name="P4">
Description: Авіація Сил оборони за минулу добу завдала 11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u-25_vogon.jpg" text:style-name="Internet_20_link" text:visited-style-name="Visited_20_Internet_20_Link">
su-25_vogon.jpg</text:a>
']</text:p>
      <text:p text:style-name="P4">
Tags: ['STOPRUSSIA', 'АГРЕСІЯ РФ', 'ВІЙНА', 'ВТОРГНЕННЯ РФ', 'ГШ ЗСУ', 'ХРОНІКА ОБОРОНИ']</text:p>
      <text:p text:style-name="P4">
Category: News</text:p>
      <!--METADATA-->
      <text:p text:style-name="P4">
<draw:frame draw:style-name="fr1" draw:name="Image26" text:anchor-type="as-char" svg:width="6.9236in" svg:height="4.670393in" draw:z-index="0">
<draw:image xlink:href="../Images/AРМІЯINFORM/2023-05-31T44-00-00-04-00/su-25_vogon.jpg" xlink:type="simple" xlink:show="embed" xlink:actuate="onLoad" draw:mime-type="image/jpeg"/>
</draw:frame>
 <text:span text:style-name="T4">
🔥Ситуація щодо російського вторгнення</text:span>
</text:p>
      <text:p text:style-name="P4">
Авіація Сил оборони за минулу добу завдала 11 ударів по районах зосередженняособового складу та військової техніки противника, а також удару по йогозенітно-ракетному комплексу,<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Протягом минулої доби наші захисники знищили 32 ударні БПЛА типу «Shahed».</text:p>
      <text:p text:style-name="P4">
Підрозділи ракетних військ і артилерії уразили 3 пункти управління, районзосередження живої сили противника, 4 артилерійських підрозділи на вогневійпозиції, зенітно-ракетний комплекс, 3 склади пально-мастильних матеріалів тастанцію радіоелектронної боротьби.</text:p>
      <text:p text:style-name="P4">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Протягом доби наші захисники відбили 22 ворожі атаки</text:span>
</text:h>
      <text:p text:style-name="P4">
Author: ['АРМІЯINFORM']</text:p>
      <text:p text:style-name="P4">
Time: 2023-05-31T45:00:00-04:00</text:p>
      <text:p text:style-name="P4">
Description: Противник продовжує зосереджувати основні зусилля на спробах повн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jovi-diyi-2.jpg" text:style-name="Internet_20_link" text:visited-style-name="Visited_20_Internet_20_Link">
bojovi-diyi-2.jpg</text:a>
']</text:p>
      <text:p text:style-name="P4">
Tags: ['STOPRUSSIA', 'АГРЕСІЯ РФ', 'ВІЙНА', 'ВТОРГНЕННЯ РФ', 'ГШ ЗСУ']</text:p>
      <text:p text:style-name="P4">
Category: News</text:p>
      <!--METADATA-->
      <text:p text:style-name="P4">
<draw:frame draw:style-name="fr1" draw:name="Image27" text:anchor-type="as-char" svg:width="6.9236in" svg:height="3.894525in" draw:z-index="0">
<draw:image xlink:href="../Images/AРМІЯINFORM/2023-05-31T45-00-00-04-00/bojovi-diyi-2.jpg" xlink:type="simple" xlink:show="embed" xlink:actuate="onLoad" draw:mime-type="image/jpeg"/>
</draw:frame>
<text:span text:style-name="T4">
🔥 Ситуація щодо російського вторгнення</text:span>
</text:p>
      <text:p text:style-name="P4">
Противник продовжує зосереджувати основні зусилля на спробах повної окупаціїЛуганської та Донецької областей. Протягом минулої доби підрозділи Сил оборонивідбили 22 ворожих атаки,<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Загалом, протягом доби, що минула, противник завдав 64 авіаційних та 1ракетного удару, здійснив 88 обстрілів з реактивних систем залпового вогню.</text:p>
      <text:p text:style-name="P4">
Ймовірність завдання ракетних та авіаційних ударів по всій території України інадалі залишається високою.</text:p>
      <text:p text:style-name="P4">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Окупанти продовжують насаджувати російське громадянство мешканцям ТОТ</text:span>
</text:h>
      <text:p text:style-name="P4">
Author: ['АРМІЯINFORM']</text:p>
      <text:p text:style-name="P4">
Time: 2023-05-31T46:00:00-04:00</text:p>
      <text:p text:style-name="P4">
Description: У тимчасово окупованій Ялті АР Крим російська окупаційна влада незаконно відбир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ІЙНА', 'ВТОРГНЕННЯ РФ', 'ТИМЧАСОВО ОКУПОВАНІ ТЕРИТОРІЇ']</text:p>
      <text:p text:style-name="P4">
Category: News</text:p>
      <!--METADATA-->
      <text:p text:style-name="P4">
<draw:frame draw:style-name="fr1" draw:name="Image28" text:anchor-type="as-char" svg:width="6.9236in" svg:height="4.615733in" draw:z-index="0">
<draw:image xlink:href="../Images/AРМІЯINFORM/2023-05-31T46-00-00-04-00/okupanty-na-donechchyni.-ilyustratyvne-foto.jpg" xlink:type="simple" xlink:show="embed" xlink:actuate="onLoad" draw:mime-type="image/jpeg"/>
</draw:frame>
 Окупанти на Донеччині. Ілюстративне фото</text:p>
      <text:p text:style-name="P4">
У тимчасово окупованій Ялті АР Крим російська окупаційна влада незаконновідбирає нерухоме майно у громадян України, які за період окупації півостроване прийняли російське громадянство. До таких осель заселяютьсявійськовослужбовці російських окупаційних військ,<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Загарбники продовжують насаджувати російське громадянство населенню у різнийспосіб. Зокрема, у Станиці Луганській, працівників однієї із бюджетних установпопередили, що у червні місяці заробітну платню зможуть отримати лише ті, хтопереоформився у російському банку.</text:p>
      <text:p text:style-name="P4">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Українські захисники за добу ліквідували майже 500 окупантів, знищили 15 артсистем і 3 ББМ</text:span>
</text:h>
      <text:p text:style-name="P4">
Author: ['АРМІЯINFORM']</text:p>
      <text:p text:style-name="P4">
Time: 2023-05-31T47:00:00-04:00</text:p>
      <text:p text:style-name="P4">
Description: Загальні бойові втрати противника з 24.02.22 по 3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941641d-a6c8-4556-ab46-a39992fbb498-scaled.jpg" text:style-name="Internet_20_link" text:visited-style-name="Visited_20_Internet_20_Link">
5941641d-a6c8-4556-ab46-a39992fbb498-scaled.jpg</text:a>
']</text:p>
      <text:p text:style-name="P4">
Tags: ['STOPRUSSIA', 'АГРЕСІЯ РФ', 'ВТОРГНЕННЯ РФ', 'ВТРАТИ ВОРОГА']</text:p>
      <text:p text:style-name="P4">
Category: News</text:p>
      <!--METADATA-->
      <text:p text:style-name="P4">
<draw:frame draw:style-name="fr1" draw:name="Image29" text:anchor-type="as-char" svg:width="6.9236in" svg:height="6.975527in" draw:z-index="0">
<draw:image xlink:href="../Images/AРМІЯINFORM/2023-05-31T47-00-00-04-00/5941641d-a6c8-4556-ab46-a39992fbb498-scaled.jpg" xlink:type="simple" xlink:show="embed" xlink:actuate="onLoad" draw:mime-type="image/jpeg"/>
</draw:frame>
</text:p>
      <text:p text:style-name="P4">
Загальні бойові втрати противника з 24.02.22 по 31.05.23 орієнтовностановлять:</text:p>
      <ul>
        <li>
<text:span text:style-name="T4">
особового складу ‒</text:span>
 207910 (+470) осіб ліквідовано  * <text:span text:style-name="T4">
танків ‒</text:span>
 3802 (0)  * <text:span text:style-name="T4">
бойових броньованих машин ‒</text:span>
 7472 (+3)  * <text:span text:style-name="T4">
артилерійських систем ‒</text:span>
 3460 (+15)  * <text:span text:style-name="T4">
РСЗВ ‒</text:span>
 575 (0)  * <text:span text:style-name="T4">
засоби ППО ‒</text:span>
 333 (+1)  * <text:span text:style-name="T4">
літаків ‒</text:span>
 313 (0)  * <text:span text:style-name="T4">
гелікоптерів ‒</text:span>
 298 (0)  * <text:span text:style-name="T4">
БПЛА оперативно-тактичного рівня ‒</text:span>
 3124 (+32)  * <text:span text:style-name="T4">
крилаті ракети ‒</text:span>
 1107 (0)  * <text:span text:style-name="T4">
кораблі / катери ‒</text:span>
 18 (0)  * <text:span text:style-name="T4">
автомобільної техніки та автоцистерн ‒</text:span>
 6230 (+11)  * <text:span text:style-name="T4">
спеціальна техніка ‒</text:span>
 454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1.05.23.</text:p>
      <text:p text:style-name="P4">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У Словенії почалися навчання Adriatic Strike-2023 за участю 30 країн</text:span>
</text:h>
      <text:p text:style-name="P4">
Author: ['АРМІЯINFORM']</text:p>
      <text:p text:style-name="P4">
Time: 2023-05-31T48:00:00-04:00</text:p>
      <text:p text:style-name="P4">
Description: Словенія водинадцяте поспіль проводить багатонаціональні навчання Adriatic Strike-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Tags: ['НАВЧАННЯ', 'НАТО', 'СЛОВЕНІЯ']</text:p>
      <text:p text:style-name="P4">
Category: News</text:p>
      <!--METADATA-->
      <text:p text:style-name="P4">
<draw:frame draw:style-name="fr1" draw:name="Image30" text:anchor-type="as-char" svg:width="6.9236in" svg:height="3.894525in" draw:z-index="0">
<draw:image xlink:href="../Images/AРМІЯINFORM/2023-05-31T48-00-00-04-00/strike02.jpg" xlink:type="simple" xlink:show="embed" xlink:actuate="onLoad" draw:mime-type="image/jpeg"/>
</draw:frame>
</text:p>
      <text:p text:style-name="P4">
Словенія водинадцяте поспіль проводить багатонаціональні навчання AdriaticStrike-2023 ( <text:span text:style-name="T5">
«Адріатичний удар-2023»</text:span>
 <text:span text:style-name="T5">
— ред.</text:span>
 ).</text:p>
      <text:p text:style-name="P4">
Про це <text:a xlink:type="simple" xlink:href="https://ac.nato.int/archive/2023/AdriaticStrike23_SVN" text:style-name="Internet_20_link" text:visited-style-name="Visited_20_Internet_20_Link">
повідомляє</text:a>
пресслужба об'єднаного командування військово-повітряних сил НАТО.</text:p>
      <text:p text:style-name="P4">
Збройні сили Словенії та 29 інших країн-партнерів НАТО і країн-партнерів до 9червня 2023 року проходитимуть реалістичні імітаційні тренування спільнихударних груп (JTAC) за підтримки авіаційних засобів кількох учасників.</text:p>
      <text:p text:style-name="P4">
<draw:frame draw:style-name="fr1" draw:name="Image31" text:anchor-type="as-char" svg:width="6.9236in" svg:height="3.894525in" draw:z-index="0">
<draw:image xlink:href="../Images/AРМІЯINFORM/2023-05-31T48-00-00-04-00/strike03.jpg" xlink:type="simple" xlink:show="embed" xlink:actuate="onLoad" draw:mime-type="image/jpeg"/>
</draw:frame>
</text:p>
      <text:p text:style-name="P4">
«Словенія пишається проведенням у себе цих навчань, які стали традиційнимнавчальним заходом у календарі співтовариства JTAC. Ми знову створили умовидля союзників та партнерів, щоб вони могли тренувати свої навички у галузіповітряно-наземної інтеграції у безпечному середовищі. Дуже важливо, що у цихнавчаннях ми пропонуємо багатонаціональне середовище, яке дозволяє нашимспеціалістам тренувати та застосовувати стандартні тактики, методи тапроцедури у реалістичній обстановці», — сказав командувач ВПС Словеніїполковник Янез Гаубе.</text:p>
      <text:p text:style-name="P4">
У навчаннях беруть участь близько 800 учасників.</text:p>
      <text:p text:style-name="P4">
<draw:frame draw:style-name="fr1" draw:name="Image32" text:anchor-type="as-char" svg:width="6.9236in" svg:height="3.894525in" draw:z-index="0">
<draw:image xlink:href="../Images/AРМІЯINFORM/2023-05-31T48-00-00-04-00/strike01.jpg" xlink:type="simple" xlink:show="embed" xlink:actuate="onLoad" draw:mime-type="image/jpeg"/>
</draw:frame>
</text:p>
      <text:p text:style-name="P4">
Навчання JTAC підтримується вертольотами, реактивними та гвинтовими літаками,а також безпілотними авіаційними системами. На авіабазах Церклє-об-Кркі таБрнік розміщено кілька літаків, тоді як інші вилітають зі своїх баз длябезпосередньої авіаційної підтримки, спостереження за конвоями та інших місійна підтримку наземних військ.</text:p>
      <text:p text:style-name="P4">
Основне навчання проходить у чотирьох місцях по всій Словенії. На головномуполігоні Словенських збройних сил у місті Постойна авіація, танки та мінометизабезпечують бойову вогневу підтримку, а в районі селищ Бохінь, Ідрія та БелаКраїна літаки імітують виконання завдань підтримки.</text:p>
      <text:p text:style-name="P4">
<draw:frame draw:style-name="fr1" draw:name="Image33" text:anchor-type="as-char" svg:width="6.9236in" svg:height="3.894525in" draw:z-index="0">
<draw:image xlink:href="../Images/AРМІЯINFORM/2023-05-31T48-00-00-04-00/strike04.jpg" xlink:type="simple" xlink:show="embed" xlink:actuate="onLoad" draw:mime-type="image/jpeg"/>
</draw:frame>
</text:p>
      <text:p text:style-name="P4">
Основне завдання навчань — консультувати командира в польових умовах щодовикористання авіації та інших видів вогневої підтримки (морської, мінометної,артилерійської).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Родичі полонених  морпіхів зустрілися з представниками Координаційного штабу</text:span>
</text:h>
      <text:p text:style-name="P4">
Author: ['АРМІЯINFORM']</text:p>
      <text:p text:style-name="P4">
Time: 2023-05-31T49:00:00-04:00</text:p>
      <text:p text:style-name="P4">
Description: У Координаційному штабі відбулася зустріч з родинами захисників окремої бригади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b7b823b-f3ef-4143-8d93-fda93ab7ee79-1.jpg" text:style-name="Internet_20_link" text:visited-style-name="Visited_20_Internet_20_Link">
1b7b823b-f3ef-4143-8d93-fda93ab7ee79-1.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4" text:anchor-type="as-char" svg:width="6.9236in" svg:height="3.894525in" draw:z-index="0">
<draw:image xlink:href="../Images/AРМІЯINFORM/2023-05-31T49-00-00-04-00/1b7b823b-f3ef-4143-8d93-fda93ab7ee79-1.jpg" xlink:type="simple" xlink:show="embed" xlink:actuate="onLoad" draw:mime-type="image/jpeg"/>
</draw:frame>
</text:p>
      <text:p text:style-name="P4">
У Координаційному штабі відбулася зустріч з родинами захисників окремоїбригади морської піхоти імені контрадмірала Михайла Білинського. З родичамиполонених та зниклих безвісти морських піхотинців спілкувався представникКоординаційного штабу.</text:p>
      <text:p text:style-name="P4">
Про це <text:a xlink:type="simple" xlink:href="https://t.me/Koord_shtab/1149" text:style-name="Internet_20_link" text:visited-style-name="Visited_20_Internet_20_Link">
повідомляє</text:a>
 Координаційний штаб зпитань поводження з військовополоненими.</text:p>
      <text:p text:style-name="P4">
Серед іншого, порушили питання про те, що й досі є родини, які не отрималисповіщення від військової частини про полон чи зникнення безвісти своїхблизьких.</text:p>
      <text:p text:style-name="P4">
За словами представника Штабу, механізм проведення службового розслідування увійськовій частині чітко регламентований. За його результатами родичіоборонців обов’язково повинні отримати відповідне сповіщення. Комунікація міжчленами сімей і військовими частинами відбувається через територіальні центрикомплектування та соціальної підтримки (ТЦК та СП — колишні військкомати).</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Окупанти завдали п’ять ударів по населених пунктах Сумщини і Чернігівщини</text:span>
</text:h>
      <text:p text:style-name="P4">
Author: ['АРМІЯINFORM']</text:p>
      <text:p text:style-name="P4">
Time: 2023-05-31T96:00:00-04:00</text:p>
      <text:p text:style-name="P4">
Description: Станом на вечір 31 травня зафіксовано п’ять обстрілів прикордоння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Tags: ['STOPRUSSIA', 'ВОЄННІ ЗЛОЧИНИ ЗС РФ', 'ВТОРГНЕННЯ РФ', 'ОК «ПІВНІЧ»']</text:p>
      <text:p text:style-name="P4">
Category: News</text:p>
      <!--METADATA-->
      <text:p text:style-name="P4">
<draw:frame draw:style-name="fr1" draw:name="Image35"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text:p>
      <text:p text:style-name="P4">
Станом на вечір 31 травня зафіксовано п’ять обстрілів прикордонняЧернігівської та Сумської областей, здійснених російськими військами.</text:p>
      <text:p text:style-name="P4">
Про це<text:a xlink:type="simple" xlink:href="https://www.facebook.com/kommander.nord/posts/pfbid03Qx3i7onMqrLehTSje9a45tuT9ahHbB2AjAEU3dRmeoKzqPfZWfYtsrixpfmhGYzl" text:style-name="Internet_20_link" text:visited-style-name="Visited_20_Internet_20_Link">
повідомляє</text:a>
ОК «Північ».</text:p>
      <text:p text:style-name="P4">
У повідомленні зазначається: «Станом на 21:00 31 травня російські війська ще 5разів обстріляли прикордоння Чернігівської та Сумської областей.</text:p>
      <text:p text:style-name="P4">
З 12:40 до 13:00 зафіксовано 6 приходів, ймовірно з міномета 120 мм, у районін.п. Студенок. Про втрати серед місцевого населення чи пошкодження цивільноїінфраструктури інформація не надходила.</text:p>
      <text:p text:style-name="P4">
З 11:55 до 13:05 зафіксовано 25 приходів, ймовірно зі ствольної артилерії, врайоні н.п. Янжулівка. Про втрати серед місцевого населення чи пошкодженняцивільної інфраструктури інформація не надходила.</text:p>
      <text:p text:style-name="P4">
З 15:20 до 15:25 зафіксовано 2 приходи, ймовірно з міномета 120 мм, у районін.п. Прогрес. Про втрати серед місцевого населення чи пошкодження цивільноїінфраструктури інформація не надходила.</text:p>
      <text:p text:style-name="P4">
З 19:40 до 20:05 зафіксовано 3 приходи, ймовірно з міномета 120 мм, у районін.п. Карповичі. Про втрати серед місцевого населення чи пошкодження цивільноїінфраструктури інформація не надходила.</text:p>
      <text:p text:style-name="P4">
З 19:40 до 20:00 зафіксовано 6 приходів, ймовірно зі ствольної артилерії, урайоні н.п. Тимоновичі.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Марта Костюк вийшла до другого кола «Ролан Гаррос» у парному розряді</text:span>
</text:h>
      <text:p text:style-name="P4">
Authors: Ukrinform (Person)</text:p>
      <text:p text:style-name="P4">
Publisher: Укринформ (Organization)</text:p>
      <text:p text:style-name="P4">
Published Time: 2023-06-01T-149:56:00+03:00</text:p>
      <text:p text:style-name="P4">
Modified Time: 2023-06-01T15:56:00+03:00</text:p>
      <text:p text:style-name="P4">
Description: Українсько-румунський дует Марта Костюк - Єлена-Габріела Русе подолав стартове коло другого у сезоні турніру серії Grand Slam Відкритого чемпіонату Франції з тенісу («Ролан Гаррос»). — Укрінформ.</text:p>
      <text:p text:style-name="P4">
Images: ['<text:a xlink:type="simple" xlink:href="https://static.ukrinform.com/photos/2023_06/thumb_files/630_360_1685624175-343.jpg" text:style-name="Internet_20_link" text:visited-style-name="Visited_20_Internet_20_Link">
630_360_16856...</text:a>
']</text:p>
      <text:p text:style-name="P4">
Tags: ['Теніс', 'Марта Костюк']</text:p>
      <text:p text:style-name="P4">
Type: Article</text:p>
      <!--METADATA-->
      <text:p text:style-name="P4">
<draw:frame draw:style-name="fr1" draw:name="Image36" text:anchor-type="as-char" svg:width="6.9236in" svg:height="3.956343in" draw:z-index="0">
<draw:image xlink:href="../Images/yкринформ/2023-06-01T-149-56-00-03-00/630_360_1685624175-343.jpg" xlink:type="simple" xlink:show="embed" xlink:actuate="onLoad" draw:mime-type="image/jpeg"/>
</draw:frame>
Українсько-румунський дует Марта Костюк - Єлена-Габріела Русе подолав стартовеколо другого у сезоні турніру серії Grand Slam Відкритого чемпіонату Франції зтенісу («Ролан Гаррос»).</text:p>
      <text:p text:style-name="P4">
За вихід до другого раунду парного розряду посіяні під 13-м номером Костюк таРусе перемогли росіянок Анну Блінкову та Варвару Грачову - 6:3, 3:6, 6:2,передає Укрінформ.</text:p>
      <text:p text:style-name="P4">
Поєдинок тривав майже 2 години.</text:p>
      <text:p text:style-name="P4">
Путівку до третього кола змагань (1/8 фіналу) Костюк і Русе розіграють ізбельгійсько-американським тандемом Кірстен Фліпкенс - Шелбі Роджерс, якийрозгромив іспансько-американську пару Нурія Паррісас-Діас - Сабріна Сантамарія- 6:1, 6:1.</text:p>
      <text:p text:style-name="P4">
<text:span text:style-name="T4">
Читайте також:</text:span>
 <text:a xlink:type="simple" xlink:href="https://www.ukrinform.ua/rubric-sports/3715213-kostuk-postupilasa-drugij-sianij-na-starti-rolan-garros.html" text:style-name="Internet_20_link" text:visited-style-name="Visited_20_Internet_20_Link">
 Костюк поступилася другій «сіяній» на старті «РоланГаррос» </text:a>
</text:p>
      <text:p text:style-name="P4">
«Ролан Гаррос» у Парижі триватиме до 11 червня.</text:p>
      <text:p text:style-name="P4">
Фото: Getty Images.</text:p>
      <text:p text:style-name="P4">
Source: <text:a xlink:type="simple" xlink:href="https://www.ukrinform.ua/rubric-sports/3717065-marta-kostuk-vijsla-do-drugogo-kola-rolan-garros-u-parnomu-rozradi.html" text:style-name="Internet_20_link" text:visited-style-name="Visited_20_Internet_20_Link">
https://www.ukrinform.ua/rubric-sports/3717065-marta-kostuk-vijsla-do-drugogo-kola-rolan-garros-u-parnomu-rozradi.html</text:a>
</text:p>
      <!--NEWS-->
      <text:h text:style-name="P10" text:outline-level="1">
<text:span text:style-name="T4">
Головування в Радбезі ООН перейшло від Швейцарії до ОАЕ</text:span>
</text:h>
      <text:p text:style-name="P4">
Authors: Ukrinform (Person)</text:p>
      <text:p text:style-name="P4">
Publisher: Укринформ (Organization)</text:p>
      <text:p text:style-name="P4">
Published Time: 2023-06-01T-14:56:00+03:00</text:p>
      <text:p text:style-name="P4">
Modified Time: 2023-06-01T23:56:00+03:00</text:p>
      <text:p text:style-name="P4">
Description: З початком червня головування в Раді Безпеки ООН перейшло від Швейцарії до Об‘єднаних Арабських Еміратів. — Укрінформ.</text:p>
      <text:p text:style-name="P4">
Images: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Tags: ['ОАЕ', 'Швейцарія', 'Радбез ООН', 'Війна з Росією']</text:p>
      <text:p text:style-name="P4">
Type: Article</text:p>
      <!--METADATA-->
      <text:p text:style-name="P4">
<draw:frame draw:style-name="fr1" draw:name="Image37" text:anchor-type="as-char" svg:width="6.9236in" svg:height="3.956343in" draw:z-index="0">
<draw:image xlink:href="../Images/yкринформ/2023-06-01T-14-56-00-03-00/630_360_1445002358-2357.jpg" xlink:type="simple" xlink:show="embed" xlink:actuate="onLoad" draw:mime-type="image/jpeg"/>
</draw:frame>
 Зпочатком червня головування в Раді Безпеки ООН перейшло від Швейцарії доОб‘єднаних Арабських Еміратів.</text:p>
      <text:p text:style-name="P4">
Про це повідомляє власний кореспондент Укрінформу в Нью-Йорку.</text:p>
      <text:p text:style-name="P4">
Постійна представниця ОАЕ при ООН Лана Нуссейбе, представляючи журналістампрограму роботи Радбезу в цьому місяці, не згадала про російську агресію протиУкраїни.</text:p>
      <text:p text:style-name="P4">
«Питань щодо України в графіку на цей місяць не передбачено, але, гадаю, членуРадбезу ініціюватимуть їх», - сказала вона, відповідаючи на запитанняжурналістів.</text:p>
      <text:p text:style-name="P4">
<draw:frame draw:style-name="fr1" draw:name="Image38" text:anchor-type="as-char" svg:width="6.9236in" svg:height="3.89132in" draw:z-index="0">
<draw:image xlink:href="../Images/yкринформ/2023-06-01T-14-56-00-03-00/1685649191-651.jpeg" xlink:type="simple" xlink:show="embed" xlink:actuate="onLoad" draw:mime-type="image/jpeg"/>
</draw:frame>
</text:p>
      <text:p text:style-name="P4">
Кореспондент Укрінформу поцікавився у Нуссейбе, чому вона не згадала провійну, розв’язану РФ, розповідаючи про пріоритети свого головування.</text:p>
      <text:p text:style-name="P4">
«Я не згадала про жодну війну, не лише про цю, - сказала вона. - Але думаю,питання і щодо України, і щодо Росії розглядатимуться в Радбезі».</text:p>
      <text:p text:style-name="P4">
Постпред ОАЕ зазначила, що до порядку денного Ради Безпеки в червні внесенопитання щодо ситуації в ЦАР, Лівії, Демократичній Республіці Конго, Судані,Афганістані, Сомалі, Сирії. Серед важливих напрямків роботи РБ в цьому місяцівона назвала проблема впливу зміни клімату на мир і безпеку у світі, а такожборотьбу з мовою ненависті.</text:p>
      <text:p text:style-name="P4">
<text:span text:style-name="T4">
Читайте також:</text:span>
 <text:a xlink:type="simple" xlink:href="https://www.ukrinform.ua/rubric-polytics/3712371-v-op-zreaguvali-na-zaavu-guterresa-pro-neobhidnist-reformuvati-radbez-oon.html" text:style-name="Internet_20_link" text:visited-style-name="Visited_20_Internet_20_Link">
 В ОП прокоментували заяву Гутерреша про необхідністьреформувати <text:span text:style-name="T4">
Радбез</text:span>
 <text:span text:style-name="T4">
ООН</text:span>
 </text:a>
</text:p>
      <text:p text:style-name="P4">
Водночас у секретаріаті Ради Безпеки повідомили, що в червні вона можепровести «одне або кілька засідань, присвячених ситуації в Україні, залежновід розвитку подій на місцях».</text:p>
      <text:p text:style-name="P4">
Головування в Раді Безпеки <text:a xlink:type="simple" xlink:href="https://www.ukrinform.ua/tag-oon" text:style-name="Internet_20_link" text:visited-style-name="Visited_20_Internet_20_Link">
 ООН </text:a>
змінюється щомісяця - почергово між її членами. У травні головувала Швейцарія,у липні, за графіком, - Велика Британія.</text:p>
      <text:p text:style-name="P4">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ВАКС зменшив заставу Насірову вдвічі, до ₴261 мільйона - Центр протидії корупції</text:span>
</text:h>
      <text:p text:style-name="P4">
Authors: Ukrinform (Person)</text:p>
      <text:p text:style-name="P4">
Publisher: Укринформ (Organization)</text:p>
      <text:p text:style-name="P4">
Published Time: 2023-06-01T-16:34:00+03:00</text:p>
      <text:p text:style-name="P4">
Modified Time: 2023-06-01T23:34:00+03:00</text:p>
      <text:p text:style-name="P4">
Description: Вищий антикорупційний суд ухвалив знизити розмір застави для колишнього голови Державної фіскальної служби Романа Насірова з 523 млн грн до 261 млн. — Укрінформ.</text:p>
      <text:p text:style-name="P4">
Images: ['<text:a xlink:type="simple" xlink:href="https://static.ukrinform.com/photos/2018_08/thumb_files/630_360_1535466553-4392.jpg" text:style-name="Internet_20_link" text:visited-style-name="Visited_20_Internet_20_Link">
630_360_15354...</text:a>
']</text:p>
      <text:p text:style-name="P4">
Tags: ['Насіров', 'Центр протидії корупції', 'Застава', 'Вищий антикорупційний суд']</text:p>
      <text:p text:style-name="P4">
Type: Article</text:p>
      <!--METADATA-->
      <text:p text:style-name="P4">
<draw:frame draw:style-name="fr1" draw:name="Image39" text:anchor-type="as-char" svg:width="6.9236in" svg:height="3.956343in" draw:z-index="0">
<draw:image xlink:href="../Images/yкринформ/2023-06-01T-16-34-00-03-00/630_360_1535466553-4392.jpg" xlink:type="simple" xlink:show="embed" xlink:actuate="onLoad" draw:mime-type="image/jpeg"/>
</draw:frame>
 Вищийантикорупційний суд ухвалив знизити розмір застави для колишнього головиДержавної фіскальної служби Романа Насірова з 523 млн грн до 261 млн.</text:p>
      <text:p text:style-name="P4">
Про це повідомляє <text:a xlink:type="simple" xlink:href="https://t.me/fuckcorruption/2332" text:style-name="Internet_20_link" text:visited-style-name="Visited_20_Internet_20_Link">
 Центр протидії корупції</text:a>
 передає Укрінформ.</text:p>
      <text:p text:style-name="P4">
«Судді ВАКС частково задовольнили клопотання прокурора про продовження строкутримання під вартою ексголови ДФС Романа Насірова, якого обвинувачують уймовірному отриманні хабаря в розмірі 722 млн грн», - ідеться в повідомленні.</text:p>
      <text:p text:style-name="P4">
При цьому, як зазначається, замість установлених раніше 523 млн грн заставитепер Насіров має внести 261 млн грн. Інакше він перебуватиме під вартоющонайменше до 30 липня 2023 року.</text:p>
      <text:p text:style-name="P4">
За інформацією ЦПК, <text:a xlink:type="simple" xlink:href="https://www.ukrinform.ua/tag-nasirov" text:style-name="Internet_20_link" text:visited-style-name="Visited_20_Internet_20_Link">
 Насіров </text:a>
стверджував, що не має можливості внести заставу в 523 млн грн, оскільки їїрозмір не відповідає його майновому стану. Крім цього він нібито має проблемизі здоровʼям, а в СІЗО йому не можуть забезпечити належну медичну допомогу.</text:p>
      <text:p text:style-name="P4">
<text:span text:style-name="T4">
Читайте також:</text:span>
 <text:a xlink:type="simple" xlink:href="https://www.ukrinform.ua/rubric-economy/3616770-apelacijnij-sud-lisiv-bez-zmin-arest-ta-zastavu-u-piv-milarda-nasirovu.html" text:style-name="Internet_20_link" text:visited-style-name="Visited_20_Internet_20_Link">
 Апеляційний суд лишив без змін арешт та заставу у півмільярда <text:span text:style-name="T4">
Насіров</text:span>
 у </text:a>
</text:p>
      <text:p text:style-name="P4">
«Насіров також повідомив, що, на його думку, запобіжний захід є шантажем збоку прокурорів, який направлений на те, щоб він здав вище керівництво», -йдеться в дописі ЦПК.</text:p>
      <text:p text:style-name="P4">
Як повідомлялося, за версією слідства колишній очільник ДФС за пособництвасвого радника протягом 2015-2016 років забезпечив юридичним особам,підконтрольним власнику агрохолдингу, відшкодування ПДВ у розмірі понад 3,2млрд грн. За це він неправомірно одержав на свою користь та на користь третіхосіб понад 722 млн грн.</text:p>
      <text:p text:style-name="P4">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Україна отримає від ЄС €50 мільйонів на відновлення критичної інфраструктури</text:span>
</text:h>
      <text:p text:style-name="P4">
Authors: Ukrinform (Person)</text:p>
      <text:p text:style-name="P4">
Publisher: Укринформ (Organization)</text:p>
      <text:p text:style-name="P4">
Published Time: 2023-06-01T-18:15:00+03:00</text:p>
      <text:p text:style-name="P4">
Modified Time: 2023-06-01T23:15:00+03:00</text:p>
      <text:p text:style-name="P4">
Description: Державне агентство відновлення та розвитку інфраструктури, Європейський інвестиційний банк і банк ЄС підписали грантову угоду про виділення понад 50 млн євро для підтримки критичної інфраструктури та зведення тимчасових мостів у постраждалих регіонах. — Укрінформ.</text:p>
      <text:p text:style-name="P4">
Images: ['<text:a xlink:type="simple" xlink:href="https://static.ukrinform.com/photos/2023_06/thumb_files/630_360_1685650276-207.jpg" text:style-name="Internet_20_link" text:visited-style-name="Visited_20_Internet_20_Link">
630_360_16856...</text:a>
']</text:p>
      <text:p text:style-name="P4">
Tags: ['Євросоюз', 'Найєм', 'Критична інфраструктура', 'Відбудова']</text:p>
      <text:p text:style-name="P4">
Type: Article</text:p>
      <!--METADATA-->
      <text:p text:style-name="P4">
<draw:frame draw:style-name="fr1" draw:name="Image40" text:anchor-type="as-char" svg:width="6.9236in" svg:height="3.956343in" draw:z-index="0">
<draw:image xlink:href="../Images/yкринформ/2023-06-01T-18-15-00-03-00/630_360_1685650276-207.jpg" xlink:type="simple" xlink:show="embed" xlink:actuate="onLoad" draw:mime-type="image/jpeg"/>
</draw:frame>
 Державнеагентство відновлення та розвитку інфраструктури, Європейський інвестиційнийбанк і банк ЄС підписали грантову угоду про виділення понад 50 млн євро дляпідтримки критичної інфраструктури та зведення тимчасових мостів упостраждалих регіонах.</text:p>
      <text:p text:style-name="P4">
Про це повідомив очільник Агентства відновлення Мустафа Найєм у <text:a xlink:type="simple" xlink:href="https://www.facebook.com/Mustafanayyem/posts/pfbid0TwCBQhMrMiCHNKPRUCNa3mBEhAJHWUfXUFDcEUxcj8SWdBLgPNrJ4Vt7Fgej6UWsl" text:style-name="Internet_20_link" text:visited-style-name="Visited_20_Internet_20_Link">
 Фейсбуці</text:a>
, передає Укрінформ.</text:p>
      <text:p text:style-name="P4">
«Це величезний вклад у відновлення логістики у найбільш уражених війноюрегіонах <text:a xlink:type="simple" xlink:href="https://www.ukrinform.ua/tag-ukraina" text:style-name="Internet_20_link" text:visited-style-name="Visited_20_Internet_20_Link">
 України </text:a>
 , і я щиро вдячнийпартнерам за таку підтримку. Руйнація переправ на дорогах призводить дочасткової або повної ізоляції громад. Для нашої команди відновлення такихспоруд під час війни – одне з першочергових завдань для швидкого забезпеченнятранспортного сполучення з постраждалими населеними пунктами», - зазначив він.</text:p>
      <text:p text:style-name="P4">
Найєм нагадав, що з початку повномасштабного вторгнення побудовано 85тимчасових переправ для налагодження транспортних маршрутів до постраждалихнаселених пунктів. Всього – 78 переправ минулого року, 7 – в цьому році, ще 3– наразі в роботі.</text:p>
      <text:p text:style-name="P4">
«Тимчасові споруди допоможуть подолати проблеми, які виникли внаслідокросійських атак, у тому числі відновити доступ наших громадян до життєвоважливої гуманітарної, медичної допомоги та базових державних послуг», - додавочільник Агентства відновлення.</text:p>
      <text:p text:style-name="P4">
<text:span text:style-name="T4">
Читайте також:</text:span>
 <text:a xlink:type="simple" xlink:href="https://www.ukrinform.ua/rubric-vidbudova/3717099-tajvan-vidilit-5-miljoniv-na-proekti-vidbudovi-ukraini-zapocatkovani-litvou.html" text:style-name="Internet_20_link" text:visited-style-name="Visited_20_Internet_20_Link">
 Тайвань виділить $5 мільйонів на проєкти <text:span text:style-name="T4">
відбудови</text:span>
України, започатковані Литвою </text:a>
</text:p>
      <text:p text:style-name="P4">
Як повідомлялось, з початку повномасштабного вторгнення по всій територіїУкраїни зруйновано 346 мостів.</text:p>
      <text:p text:style-name="P4">
<text:span text:style-name="T5">
Фото: Мустафа Найєм / Фейсбук</text:span>
</text:p>
      <text:p text:style-name="P4">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Посилення ППО та нові санкції проти Росії: Зеленський провів зустріч із Шольцом</text:span>
</text:h>
      <text:p text:style-name="P4">
Authors: Ukrinform (Person)</text:p>
      <text:p text:style-name="P4">
Publisher: Укринформ (Organization)</text:p>
      <text:p text:style-name="P4">
Published Time: 2023-06-01T-20:02:00+03:00</text:p>
      <text:p text:style-name="P4">
Modified Time: 2023-06-01T23:02:00+03:00</text:p>
      <text:p text:style-name="P4">
Description: На полях саміту Європейської політичної спільноти у Молдові Президент України Володимир Зеленський провів зустріч із федеральним канцлером Німеччини Олафом Шольцом. — Укрінформ.</text:p>
      <text:p text:style-name="P4">
Images: ['<text:a xlink:type="simple" xlink:href="https://static.ukrinform.com/photos/2023_06/thumb_files/630_360_1685649885-336.jpeg" text:style-name="Internet_20_link" text:visited-style-name="Visited_20_Internet_20_Link">
630_360_16856...</text:a>
']</text:p>
      <text:p text:style-name="P4">
Tags: ['Антиросійські санкції', 'Переговори', 'Зеленський', 'Шольц', 'Війна з Росією', 'ППО']</text:p>
      <text:p text:style-name="P4">
Type: Article</text:p>
      <!--METADATA-->
      <text:p text:style-name="P4">
<draw:frame draw:style-name="fr1" draw:name="Image41" text:anchor-type="as-char" svg:width="6.9236in" svg:height="3.956343in" draw:z-index="0">
<draw:image xlink:href="../Images/yкринформ/2023-06-01T-20-02-00-03-00/630_360_1685649885-336.jpeg" xlink:type="simple" xlink:show="embed" xlink:actuate="onLoad" draw:mime-type="image/jpeg"/>
</draw:frame>
 На поляхсаміту Європейської політичної спільноти у Молдові Президент України ВолодимирЗеленський провів зустріч із федеральним канцлером Німеччини Олафом Шольцом.</text:p>
      <text:p text:style-name="P4">
Про це повідомляє <text:a xlink:type="simple" xlink:href="https://www.president.gov.ua/news/u-mezhah-samitu-yevropejskoyi-politichnoyi-spilnoti-volodimi-83353" text:style-name="Internet_20_link" text:visited-style-name="Visited_20_Internet_20_Link">
 Офіс Президента</text:a>
 , передає Укрінформ.</text:p>
      <text:p text:style-name="P4">
Зеленський поінформував Шольца про ескалацію російського ракетного терорупроти України.</text:p>
      <text:p text:style-name="P4">
У цьому контексті було наголошено на необхідності продовження оборонноїпідтримки нашої країни, насамперед посилення спроможності української ППО.</text:p>
      <text:p text:style-name="P4">
_Відео:<text:a xlink:type="simple" xlink:href="https://t.me/V_Zelenskiy_official/6452" text:style-name="Internet_20_link" text:visited-style-name="Visited_20_Internet_20_Link">
 Офіс Президента </text:a>
 _</text:p>
      <text:p text:style-name="P4">
Президент висловив вдячність канцлеру ФРН за підтримку української формулимиру й готовність долучитися до її реалізації. Сторони обговорили спільнупідготовку до Глобального саміту миру та залучення до нього максимальноширокого кола учасників.</text:p>
      <text:p text:style-name="P4">
<text:span text:style-name="T4">
Читайте також:</text:span>
 <text:a xlink:type="simple" xlink:href="https://www.ukrinform.ua/rubric-polytics/3717228-zelenskij-zustrivsa-z-premerom-portugalii-govorili-pro-navcanna-pilotiv-i-samit-nato.html" text:style-name="Internet_20_link" text:visited-style-name="Visited_20_Internet_20_Link">
 Зеленський зустрівся з прем’єром <text:span text:style-name="T4">
Португал</text:span>
 ії:говорили про навчання пілотів і саміт НАТО </text:a>
</text:p>
      <text:p text:style-name="P4">
Зазначається, що лідери погодилися, що важливим чинником тиску на РФ єпосилення <text:a xlink:type="simple" xlink:href="https://www.ukrinform.ua/tag-sankcii" text:style-name="Internet_20_link" text:visited-style-name="Visited_20_Internet_20_Link">
 санкцій </text:a>
 проти агресора,зокрема шляхом включення до нового санкційного пакета ЄС максимально дієвихобмежень проти російської економіки.</text:p>
      <text:p text:style-name="P4">
Як повідомлялося, Володимир Зеленський та Еммануель Макрон під час зустрічі вКишиневі <text:a xlink:type="simple" xlink:href="http://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At Kupiansk direction Russian army shelled Krasne Pershe, Fyholivka, Novomlynsk, Zapadne, Mas...</text:span>
</text:h>
      <text:p text:style-name="P4">
Authors: liveuamap (Language: en)</text:p>
      <text:p text:style-name="P4">
Time: 2023-06-01T-22:45:00</text:p>
      <text:p text:style-name="P4">
Location: Kupiansk (Latitude:49.64196 Longtitude:37.90541)</text:p>
      <text:p text:style-name="P4">
Videos: []</text:p>
      <text:p text:style-name="P4">
Images: []</text:p>
      <text:p text:style-name="P4">
Tags: ["Russia"]</text:p>
      <text:p text:style-name="P4">
ID: 22566918</text:p>
      <!--METADATA-->
      <text:p text:style-name="P4">
At Kupiansk direction Russian army shelled Krasne Pershe, Fyholivka,Novomlynsk, Zapadne, Masutivka, Kyslivka, Berestove of Kharkiv region andNovoselivske of Luhansk region. Russian aviation conducted airstrikes atKyslivka and Kotlyarivka of Kharkiv region, - General Staff of Armed Forces ofUkraine says in the morning report</text:p>
      <text:p text:style-name="P4">
News Collection Link: <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Source: <text:a xlink:type="simple" xlink:href="https://t.me/lumsrc/4957" text:style-name="Internet_20_link" text:visited-style-name="Visited_20_Internet_20_Link">
https://t.me/lumsrc/4957</text:a>
</text:p>
      <!--NEWS-->
      <text:h text:style-name="P10" text:outline-level="1">
<text:span text:style-name="T4">
Росіяни протягом дня 15 разів обстріляли прикордоння Сумщини - пролунали сто вибухів</text:span>
</text:h>
      <text:p text:style-name="P4">
Authors: Ukrinform (Person)</text:p>
      <text:p text:style-name="P4">
Publisher: Укринформ (Organization)</text:p>
      <text:p text:style-name="P4">
Published Time: 2023-06-01T-23:43:00+03:00</text:p>
      <text:p text:style-name="P4">
Modified Time: 2023-06-01T22:43:00+03:00</text:p>
      <text:p text:style-name="P4">
Description: Російська армія за день 15 разів атакувала з артилерії і мінометів прикордонні території Сумської області, унаслідок чого пролунали сто вибухів, є пошкодж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ибух', 'Війна з Росією']</text:p>
      <text:p text:style-name="P4">
Type: Article</text:p>
      <!--METADATA-->
      <text:p text:style-name="P4">
<draw:frame draw:style-name="fr1" draw:name="Image42" text:anchor-type="as-char" svg:width="6.9236in" svg:height="3.956343in" draw:z-index="0">
<draw:image xlink:href="../Images/yкринформ/2023-06-01T-23-43-00-03-00/630_360_1667124180-530.jpg" xlink:type="simple" xlink:show="embed" xlink:actuate="onLoad" draw:mime-type="image/jpeg"/>
</draw:frame>
 Російськаармія за день 15 разів атакувала з артилерії і мінометів прикордонні територіїСумської області, унаслідок чого пролунали сто вибухів, є пошкодження.</text:p>
      <text:p text:style-name="P4">
Як передає Укрінформ, про це Сумська обласна військова адміністраціяповідомила в <text:a xlink:type="simple" xlink:href="https://t.me/Sumy_news_ODA/16632" text:style-name="Internet_20_link" text:visited-style-name="Visited_20_Internet_20_Link">
 Телеграмі </text:a>
 .</text:p>
      <text:p text:style-name="P4">
Зокрема, Великописарівську громаду загарбники <text:a xlink:type="simple" xlink:href="https://www.ukrinform.ua/tag-obstril" text:style-name="Internet_20_link" text:visited-style-name="Visited_20_Internet_20_Link">
 обстріляли</text:a>
 із самохідних артилерійськихустановок, спричинивши 28 вибухів.</text:p>
      <text:p text:style-name="P4">
Краснопільська громада зазнала від росіян артилерійських обстрілів, щопризвели до 40 вибухів. Ворожим вогнем пошкоджені будівлі підприємства, якестаном на сьогодні не працює, а також п'ять приватних і два двоповерховіжитлові будинки (вибиті вікна, посічені стіни та паркани, пошкодженапокрівля).</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text:p>
      <text:p text:style-name="P4">
По Білопільській громаді загарбники били із самохідних артустановок імінометів, унаслідок чого пролунали п'ять і 21 вибух відповідно.</text:p>
      <text:p text:style-name="P4">
Як повідомляв <text:a xlink:type="simple" xlink:href="https://www.ukrinform.ua/rubric-ato/3716731-protagom-dna-rosiani-10-raziv-obstrili-prikordonni-gromadi-sumsini.html" text:style-name="Internet_20_link" text:visited-style-name="Visited_20_Internet_20_Link">
 Укрінформ </text:a>
 , 31 травня російські війська десять разів обстрілялиприкордонні громади Сумської області, спричинивши 42 вибухи.</text:p>
      <text:p text:style-name="P4">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At Lyman direction Russian army shelled Nevske and Bilohorivka of Luhansk region and Novosado...</text:span>
</text:h>
      <text:p text:style-name="P4">
Authors: liveuamap (Language: en)</text:p>
      <text:p text:style-name="P4">
Time: 2023-06-01T-24:45:00</text:p>
      <text:p text:style-name="P4">
Location: Siversk (Latitude:48.86991 Longtitude:38.09561)</text:p>
      <text:p text:style-name="P4">
Videos: []</text:p>
      <text:p text:style-name="P4">
Images: []</text:p>
      <text:p text:style-name="P4">
Tags: ["Russia"]</text:p>
      <text:p text:style-name="P4">
ID: 22566914</text:p>
      <!--METADATA-->
      <text:p text:style-name="P4">
At Lyman direction Russian army shelled Nevske and Bilohorivka of Luhanskregion and Novosadove, Torske and Spirne of Donetsk region. Russian aviationconducted airstrike at Terny and Siversk of Donetsk region, - General Staff ofArmed Forces of Ukraine says in the morning report</text:p>
      <text:p text:style-name="P4">
News Collection Link: <text:a xlink:type="simple" xlink:href="https://liveuamap.com/en/2023/1-june-at-lyman-direction-russian-army-shelled-nevske-and" text:style-name="Internet_20_link" text:visited-style-name="Visited_20_Internet_20_Link">
https://liveuamap.com/en/2023/1-june-at-lyman-direction-russian-army-shelled-nevske-and</text:a>
</text:p>
      <text:p text:style-name="P4">
Source: <text:a xlink:type="simple" xlink:href="https://t.me/lumsrc/4958" text:style-name="Internet_20_link" text:visited-style-name="Visited_20_Internet_20_Link">
https://t.me/lumsrc/4958</text:a>
</text:p>
      <!--NEWS-->
      <text:h text:style-name="P10" text:outline-level="1">
<text:span text:style-name="T4">
Зеленський обговорив з Алієвим питання відбудови України</text:span>
</text:h>
      <text:p text:style-name="P4">
Authors: Ukrinform (Person)</text:p>
      <text:p text:style-name="P4">
Publisher: Укринформ (Organization)</text:p>
      <text:p text:style-name="P4">
Published Time: 2023-06-01T-25:41:00+03:00</text:p>
      <text:p text:style-name="P4">
Modified Time: 2023-06-01T22:41:00+03:00</text:p>
      <text:p text:style-name="P4">
Description: У межах саміту Європейської політичної спільноти у Молдові Володимир Зеленський зустрівся з президентом Азербайджанської Республіки Ільхамом Алієвим. — Укрінформ.</text:p>
      <text:p text:style-name="P4">
Images: ['<text:a xlink:type="simple" xlink:href="https://static.ukrinform.com/photos/2023_06/thumb_files/630_360_1685647869-966.jpeg" text:style-name="Internet_20_link" text:visited-style-name="Visited_20_Internet_20_Link">
630_360_16856...</text:a>
']</text:p>
      <text:p text:style-name="P4">
Tags: ['Алієв', 'Азербайджан', 'Переговори', 'Зеленський', 'Відбудова']</text:p>
      <text:p text:style-name="P4">
Type: Article</text:p>
      <!--METADATA-->
      <text:p text:style-name="P4">
<draw:frame draw:style-name="fr1" draw:name="Image43" text:anchor-type="as-char" svg:width="6.9236in" svg:height="3.956343in" draw:z-index="0">
<draw:image xlink:href="../Images/yкринформ/2023-06-01T-25-41-00-03-00/630_360_1685647869-966.jpeg" xlink:type="simple" xlink:show="embed" xlink:actuate="onLoad" draw:mime-type="image/jpeg"/>
</draw:frame>
 У межахсаміту Європейської політичної спільноти у Молдові Володимир Зеленськийзустрівся з президентом Азербайджанської Республіки Ільхамом Алієвим.</text:p>
      <text:p text:style-name="P4">
Як передає Укрінформ, про це повідомляє <text:a xlink:type="simple" xlink:href="https://www.president.gov.ua/news/prezident-ukrayini-proviv-zustrich-iz-prezidentom-azerbajdzh-83349" text:style-name="Internet_20_link" text:visited-style-name="Visited_20_Internet_20_Link">
 Офіс Президента</text:a>
 .</text:p>
      <text:p text:style-name="P4">
Глава держави подякував Азербайджану за послідовну підтримку територіальноїцілісності й суверенітету України, підтримку в межах міжнародних організацій,зокрема під час голосувань за резолюції Генеральної Асамблеї ООН.</text:p>
      <text:p text:style-name="P4">
_Відео:<text:a xlink:type="simple" xlink:href="https://www.facebook.com/president.gov.ua" text:style-name="Internet_20_link" text:visited-style-name="Visited_20_Internet_20_Link">
 Офіс Президента </text:a>
 _</text:p>
      <text:p text:style-name="P4">
Також Зеленський відзначив усебічну гуманітарну допомогу, надануАзербайджаном.</text:p>
      <text:p text:style-name="P4">
«Ми високо цінуємо участь Азербайджану у відновленні інфраструктурних об'єктіву Київській області. Сподіваємося на допомогу в подальшій відбудові України. Уповоєнний період розраховуємо на активну участь Азербайджану в інвестиційнихпроєктах в Україні», – сказав глава Української держави.</text:p>
      <text:p text:style-name="P4">
</text:p>
      <text:p text:style-name="P4">
Окрім того, співрозмовники приділили окрему увагу досвіду <text:a xlink:type="simple" xlink:href="https://www.ukrinform.ua/tag-azerbajdzan" text:style-name="Internet_20_link" text:visited-style-name="Visited_20_Internet_20_Link">
 Азербайджану</text:a>
 в питанні гуманітарногорозмінування деокупованих територій.</text:p>
      <text:p text:style-name="P4">
<text:span text:style-name="T4">
Читайте також:</text:span>
 <text:a xlink:type="simple" xlink:href="https://www.ukrinform.ua/rubric-economy/3714119-azerbajdzan-nadast-ukrainskim-avtopereviznikam-3000-dozvoliv-dla-tranzitu.html" text:style-name="Internet_20_link" text:visited-style-name="Visited_20_Internet_20_Link">
 <text:span text:style-name="T4">
Азербайджан</text:span>
 надасть українським автоперевізникам 3000дозволів для транзиту </text:a>
</text:p>
      <text:p text:style-name="P4">
«Президент України висловив сподівання на активне залучення Азербайджану допідтримки ініціатив нашої країни стосовно досягнення сталого й справедливогомиру на основі української формули миру», - зазначили в ОП.</text:p>
      <text:p text:style-name="P4">
Як повідомлялося, Володимир Зеленський та Еммануель Макрон під час зустрічі вКишиневі <text:a xlink:type="simple" xlink:href="http://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At Bakhmut direction Russian army shelled  Kramatorsk, Vasukivka, Orikhovo-Vasylivka, Novomar...</text:span>
</text:h>
      <text:p text:style-name="P4">
Authors: liveuamap (Language: en)</text:p>
      <text:p text:style-name="P4">
Time: 2023-06-01T-26:45:00</text:p>
      <text:p text:style-name="P4">
Location: Novhorods'ke, Donetsk Oblast (Latitude:48.32613 Longtitude:37.84687)</text:p>
      <text:p text:style-name="P4">
Videos: []</text:p>
      <text:p text:style-name="P4">
Images: []</text:p>
      <text:p text:style-name="P4">
Tags: ["Russia"]</text:p>
      <text:p text:style-name="P4">
ID: 22566909</text:p>
      <!--METADATA-->
      <text:p text:style-name="P4">
At Bakhmut direction Russian army shelled Kramatorsk, Vasukivka, Orikhovo-Vasylivka, Novomarkove, Hryhorivka, Chasiv Yar, Ivanivske, Predtechyne, BilaHora, Dyliyivka, Zalizne and New York of Donetsk region, - General Staff ofArmed Forces of Ukraine says in the morning report</text:p>
      <text:p text:style-name="P4">
News Collection Link: <text:a xlink:type="simple" xlink:href="https://liveuamap.com/en/2023/1-june-at-bakhmut-direction-russian-army-shelled--kramatorsk" text:style-name="Internet_20_link" text:visited-style-name="Visited_20_Internet_20_Link">
https://liveuamap.com/en/2023/1-june-at-bakhmut-direction-russian-army-shelled--kramatorsk</text:a>
</text:p>
      <text:p text:style-name="P4">
Source: <text:a xlink:type="simple" xlink:href="https://t.me/lumsrc/4959" text:style-name="Internet_20_link" text:visited-style-name="Visited_20_Internet_20_Link">
https://t.me/lumsrc/4959</text:a>
</text:p>
      <!--NEWS-->
      <text:h text:style-name="P10" text:outline-level="1">
<text:span text:style-name="T4">
Подоляк: 1 червня остаточно зафіксувало, що ніякого відношення до сучасної цивілізації РФ не має</text:span>
</text:h>
      <text:p text:style-name="P4">
Authors: Ukrinform (Person)</text:p>
      <text:p text:style-name="P4">
Publisher: Укринформ (Organization)</text:p>
      <text:p text:style-name="P4">
Published Time: 2023-06-01T-27:35:00+03:00</text:p>
      <text:p text:style-name="P4">
Modified Time: 2023-06-01T22:35:00+03:00</text:p>
      <text:p text:style-name="P4">
Description: Радник керівника Офісу Президента Михайло Подоляк заявив, що події 1 червня цього року в Україні остаточно зафіксували, що Росія не має жодного відношення до сучасної цивілізації. — Укрінформ.</text:p>
      <text:p text:style-name="P4">
Images: ['<text:a xlink:type="simple" xlink:href="https://static.ukrinform.com/photos/2023_01/thumb_files/630_360_1674754520-912.jpg" text:style-name="Internet_20_link" text:visited-style-name="Visited_20_Internet_20_Link">
630_360_16747...</text:a>
']</text:p>
      <text:p text:style-name="P4">
Tags: ['Діти', 'Обстріл', 'Подоляк', 'Війна з Росією']</text:p>
      <text:p text:style-name="P4">
Type: Article</text:p>
      <!--METADATA-->
      <text:p text:style-name="P4">
<draw:frame draw:style-name="fr1" draw:name="Image45" text:anchor-type="as-char" svg:width="6.9236in" svg:height="3.956343in" draw:z-index="0">
<draw:image xlink:href="../Images/yкринформ/2023-06-01T-27-35-00-03-00/630_360_1674754520-912.jpg" xlink:type="simple" xlink:show="embed" xlink:actuate="onLoad" draw:mime-type="image/jpeg"/>
</draw:frame>
 Радниккерівника Офісу Президента Михайло Подоляк заявив, що події 1 червня цьогороку в Україні остаточно зафіксували, що Росія не має жодного відношення досучасної цивілізації.</text:p>
      <text:p text:style-name="P4">
Таку думку він висловив у інтерв’ю “ <text:a xlink:type="simple" xlink:href="https://24tv.ua/gromadyanska-viyna-rozval-shho-chekaye-rosiyu-mihaylo-podolyak_n2326010" text:style-name="Internet_20_link" text:visited-style-name="Visited_20_Internet_20_Link">
 24 каналу</text:a>
”, передає Укрінформ.</text:p>
      <text:p text:style-name="P4">
Коментуючи обстріл Росією України у День захисту дітей, Подоляк зауважив, що <text:a xlink:type="simple" xlink:href="https://www.ukrinform.ua/tag-rosia" text:style-name="Internet_20_link" text:visited-style-name="Visited_20_Internet_20_Link">
РФ </text:a>
 показує своє справжнє обличчя.</text:p>
      <text:p text:style-name="P4">
“Вони такі. Вони такі були. Вони маскувались довгий час, вони завждивикористовували пропаганду, щоби замаскувати своє ненависне щире ставлення довсіх довкола. І перш за все, до нас. Але вони використовують оцей час, якийзалишився їм, останнього літа для того, щоби вбити якомога більше простолюдей, яких вони ненавидять. Тобто, вони вже не маскують нічого, вони відвертоговорять у своїх пропагандистських наративах, ви бачите на майданчиках, вониговорять: "Давайте вбивати, нещадно вбивати українців, скільки можемо тощо”, -сказав Подоляк.</text:p>
      <text:p text:style-name="P4">
Він вважає, що “Росія в такому вигляді – це абсолютне зло”.</text:p>
      <text:p text:style-name="P4">
“Мається на увазі не просто держава російська, а саме російська спільнота.Вона щиро демонструє, якою є внутрішньо. І тому ми абсолютно не можемоочікувати від них нормальної поведінки. Такої, яка притаманна сучасному світу.Ні, ми маємо перемогти у війні для того, щоби вони були у страху на багатороків уперед. І коли вони будуть бачити слово "Україна", щоби вони були вже умокрих, перепрошую, штанцях сиділи тощо”, - вважає радник керівника ОП.</text:p>
      <text:p text:style-name="P4">
За його словами, росіяни мають боятися, що будуть безжально покарані.</text:p>
      <text:p text:style-name="P4">
“І тому, для мене, наприклад, особисто не існує жодних інших способів дійти докінця цієї війни, окрім програшу Росії, фіксація юридично цього програшу,достатньо жорстка”, - сказав Подоляк.</text:p>
      <text:p text:style-name="P4">
Він вважає, що “не треба чекати, що вони будуть поводитися якось по-іншому”.</text:p>
      <text:p text:style-name="P4">
“І, безумовно, 1 червня зафіксувало остаточно, що ніякого відношення досучасної цивілізації Росія точно не має. Це все фікція. Оці всі: "Ми там 1червня, День захисту дітей святкуємо". Ні, всього цього немає. Вони святкуютьне День захисту дітей, а "день убивства дітей". Це офіційне свято, я кажупрямо, офіційне свято Росії – "день убивства дітей" 1 червня”, - підкресливрадник керівника ОП.</text:p>
      <text:p text:style-name="P4">
<text:span text:style-name="T4">
Читайте також:</text:span>
 <text:a xlink:type="simple" xlink:href="https://www.ukrinform.ua/rubric-ato/3716293-u-op-prokomentuvali-mozlivist-peregovoriv-iz-rf.html" text:style-name="Internet_20_link" text:visited-style-name="Visited_20_Internet_20_Link">
 У ОП прокоментували можливість переговорів із рф</text:a>
</text:p>
      <text:p text:style-name="P4">
Як повідомляв <text:a xlink:type="simple" xlink:href="https://www.ukrinform.ua/rubric-kyiv/3716810-policia-utocnila-informaciu-pro-zagiblih-u-kievi-dvoe-zinok-i-devatiricna-ditina.html" text:style-name="Internet_20_link" text:visited-style-name="Visited_20_Internet_20_Link">
 Укрінформ </text:a>
 , у Києві внаслідок атаки РФ загинули троє людей,зокрема дитина, які під час повітряної тривоги намагалися потрапити у закритебомбосховище. Поліція Києва розпочала за цим фактом провадження щодо службовоїнедбалості.</text:p>
      <text:p text:style-name="P4">
У межах розслідування трагічних наслідків через закрите укриття у Києвізатримано трьох посадовців райдержадміністрації та охоронця медзакладу.</text:p>
      <text:p text:style-name="P4">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At Avdiyivka direction Russian army shelled Novokalynove, Orlivka, Avdiyivka, Tonenke, Syever...</text:span>
</text:h>
      <text:p text:style-name="P4">
Authors: liveuamap (Language: en)</text:p>
      <text:p text:style-name="P4">
Time: 2023-06-01T-28:45:00</text:p>
      <text:p text:style-name="P4">
Location: Donetsk Oblast (Latitude:48.05973 Longtitude:37.56964)</text:p>
      <text:p text:style-name="P4">
Videos: []</text:p>
      <text:p text:style-name="P4">
Images: []</text:p>
      <text:p text:style-name="P4">
Tags: ["Russia"]</text:p>
      <text:p text:style-name="P4">
ID: 22566903</text:p>
      <!--METADATA-->
      <text:p text:style-name="P4">
At Avdiyivka direction Russian army shelled Novokalynove, Orlivka, Avdiyivka,Tonenke, Syeverne, Netaylove, Karlivka, Pervomayske and Nevelske of Donetskregion. Russian aviation conducted airstrike at Avdiyivka, - General Staff ofArmed Forces of Ukraine says in the morning report</text:p>
      <text:p text:style-name="P4">
News Collection Link: <text:a xlink:type="simple" xlink:href="https://liveuamap.com/en/2023/1-june-at-avdiyivka-direction-russian-army-shelled-novokalynove" text:style-name="Internet_20_link" text:visited-style-name="Visited_20_Internet_20_Link">
https://liveuamap.com/en/2023/1-june-at-avdiyivka-direction-russian-army-shelled-novokalynove</text:a>
</text:p>
      <text:p text:style-name="P4">
Source: <text:a xlink:type="simple" xlink:href="https://t.me/lumsrc/4960" text:style-name="Internet_20_link" text:visited-style-name="Visited_20_Internet_20_Link">
https://t.me/lumsrc/4960</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1T-29:30:00+03:00</text:p>
      <text:p text:style-name="P4">
Modified Time: 2023-06-01T22:3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46" text:anchor-type="as-char" svg:width="6.9236in" svg:height="3.956343in" draw:z-index="0">
<draw:image xlink:href="../Images/yкринформ/2023-06-01T-29-30-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At Maryinka direction Russian army shelled Kurakhove, Maksymilyanivka, Heorhiyivka, Maryinka,...</text:span>
</text:h>
      <text:p text:style-name="P4">
Authors: liveuamap (Language: en)</text:p>
      <text:p text:style-name="P4">
Time: 2023-06-01T-30:45:00</text:p>
      <text:p text:style-name="P4">
Location: Marinka, Donetsk Oblast (Latitude:47.9405 Longtitude:37.49325)</text:p>
      <text:p text:style-name="P4">
Videos: []</text:p>
      <text:p text:style-name="P4">
Images: []</text:p>
      <text:p text:style-name="P4">
Tags: ["Russia"]</text:p>
      <text:p text:style-name="P4">
ID: 22566892</text:p>
      <!--METADATA-->
      <text:p text:style-name="P4">
At Maryinka direction Russian army shelled Kurakhove, Maksymilyanivka,Heorhiyivka, Maryinka, Pobyeda, Yelyzavetivka, Katerynivka, Kostyantynivka andNovomykhaylivka of Donetsk region. Russian aviation conducted airstrike atMaryinka, - General Staff of Armed Forces of Ukraine says in the morningreport</text:p>
      <text:p text:style-name="P4">
News Collection Link: <text:a xlink:type="simple" xlink:href="https://liveuamap.com/en/2023/1-june-at-maryinka-direction-russian-army-shelled-kurakhove" text:style-name="Internet_20_link" text:visited-style-name="Visited_20_Internet_20_Link">
https://liveuamap.com/en/2023/1-june-at-maryinka-direction-russian-army-shelled-kurakhove</text:a>
</text:p>
      <text:p text:style-name="P4">
Source: <text:a xlink:type="simple" xlink:href="https://t.me/lumsrc/4961" text:style-name="Internet_20_link" text:visited-style-name="Visited_20_Internet_20_Link">
https://t.me/lumsrc/4961</text:a>
</text:p>
      <!--NEWS-->
      <text:h text:style-name="P10" text:outline-level="1">
<text:span text:style-name="T4">
Зеленський зустрівся з прем’єром Португалії: говорили про навчання пілотів і саміт НАТО</text:span>
</text:h>
      <text:p text:style-name="P4">
Authors: Ukrinform (Person)</text:p>
      <text:p text:style-name="P4">
Publisher: Укринформ (Organization)</text:p>
      <text:p text:style-name="P4">
Published Time: 2023-06-01T-31:21:00+03:00</text:p>
      <text:p text:style-name="P4">
Modified Time: 2023-06-01T22:21:00+03:00</text:p>
      <text:p text:style-name="P4">
Description: Президент України Володимир Зеленський на зустрічі з главою уряду Португальської Республіки Антоніу Коштою відзначив готовність цієї країни брати участь у навчанні українських пілотів. — Укрінформ.</text:p>
      <text:p text:style-name="P4">
Images: ['<text:a xlink:type="simple" xlink:href="https://static.ukrinform.com/photos/2023_06/thumb_files/630_360_1685646628-910.jpeg" text:style-name="Internet_20_link" text:visited-style-name="Visited_20_Internet_20_Link">
630_360_16856...</text:a>
']</text:p>
      <text:p text:style-name="P4">
Tags: ['Переговори', 'Португалія', 'Саміт НАТО', 'Зеленський', 'Формула миру', 'Авіаційна коаліція']</text:p>
      <text:p text:style-name="P4">
Type: Article</text:p>
      <!--METADATA-->
      <text:p text:style-name="P4">
<draw:frame draw:style-name="fr1" draw:name="Image47" text:anchor-type="as-char" svg:width="6.9236in" svg:height="3.956343in" draw:z-index="0">
<draw:image xlink:href="../Images/yкринформ/2023-06-01T-31-21-00-03-00/630_360_1685646628-910.jpeg" xlink:type="simple" xlink:show="embed" xlink:actuate="onLoad" draw:mime-type="image/jpeg"/>
</draw:frame>
Президент України Володимир Зеленський на зустрічі з главою урядуПортугальської Республіки Антоніу Коштою відзначив готовність цієї країнибрати участь у навчанні українських пілотів.</text:p>
      <text:p text:style-name="P4">
Про це повідомляє <text:a xlink:type="simple" xlink:href="http://www.president.gov.ua/news/prezident-ukrayini-zustrivsya-v-moldovi-z-premyer-ministrom-83341" text:style-name="Internet_20_link" text:visited-style-name="Visited_20_Internet_20_Link">
 Офіс Президента</text:a>
 , передає Укрінформ.</text:p>
      <text:p text:style-name="P4">
"У межах участі в саміті Європейської політичної спільноти Президент УкраїниВолодимир Зеленський зустрівся з прем’єр-міністром Португальської РеспублікиАнтоніу Коштою. Глава держави подякував Антоніу Кошті за всебічну й послідовнувійськову, політичну та гуманітарну підтримку України з боку португальськогоуряду", - йдеться у повідомленні.</text:p>
      <text:p text:style-name="P4">
Зокрема, Президент відзначив готовність Португалії брати участь у навчанніукраїнських пілотів.</text:p>
      <text:p text:style-name="P4">
Також Зеленський поінформував Кошту про ситуацію на передовій і наслідкинещодавніх масованих ракетних ударів з боку Росії.</text:p>
      <text:p text:style-name="P4">
Сторони обговорили майбутній саміт НАТО у Вільнюсі. Президент наголосив, щомаксимально сильні й конкретні рішення Альянсу важливі для зміцнення безпекиЄвропи та наближення завершення війни.</text:p>
      <text:p text:style-name="P4">
<text:span text:style-name="T4">
Читайте також:</text:span>
 <text:a xlink:type="simple" xlink:href="https://www.ukrinform.ua/rubric-ato/3713040-portugalia-proponue-navcanna-ukrainskih-pilotiv-na-vinisuvacah-f16.html" text:style-name="Internet_20_link" text:visited-style-name="Visited_20_Internet_20_Link">
 <text:span text:style-name="T4">
Португал</text:span>
 ія пропонує навчання українських пілотів навинищувачах F-16 </text:a>
</text:p>
      <text:p text:style-name="P4">
Глава держави висловив сподівання, що <text:a xlink:type="simple" xlink:href="https://www.ukrinform.ua/tag-portugalia" text:style-name="Internet_20_link" text:visited-style-name="Visited_20_Internet_20_Link">
 Португалія</text:a>
 разом з іншими партнерами підтримаєузгодження чіткого алгоритму щодо руху України до членства в НАТО.</text:p>
      <text:p text:style-name="P4">
Окрім того, співрозмовники обговорили прогрес України на шляху євроінтеграції.А також обмінялися думками щодо подальших кроків з метою реалізаціїукраїнської формули миру та залучення до цього процесу Португалії, зокрема вконтексті підготовки Глобального саміту миру.</text:p>
      <text:p text:style-name="P4">
Як повідомлялося, Володимир Зеленський та Еммануель Макрон під час зустрічі вКишиневі <text:a xlink:type="simple" xlink:href="https://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At Shakhtarske direction Russian army shelled Bohoyavlenka, Vuhledar, Novoukrayinka, Prechyst...</text:span>
</text:h>
      <text:p text:style-name="P4">
Authors: liveuamap (Language: en)</text:p>
      <text:p text:style-name="P4">
Time: 2023-06-01T-32:45:00</text:p>
      <text:p text:style-name="P4">
Location: Velyka Novosilka (Latitude:47.85556 Longtitude:37.01448)</text:p>
      <text:p text:style-name="P4">
Videos: []</text:p>
      <text:p text:style-name="P4">
Images: []</text:p>
      <text:p text:style-name="P4">
Tags: ["Russia"]</text:p>
      <text:p text:style-name="P4">
ID: 22566888</text:p>
      <!--METADATA-->
      <text:p text:style-name="P4">
At Shakhtarske direction Russian army shelled Bohoyavlenka, Vuhledar,Novoukrayinka, Prechystivka, Zolota Nyva, Shakhtarske and Velyka Novosilka.Russian aviation conducted airstrikes at Vuhledar and Prechystivka, - GeneralStaff of Armed Forces of Ukraine says in the morning report</text:p>
      <text:p text:style-name="P4">
News Collection Link: <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Source: <text:a xlink:type="simple" xlink:href="https://t.me/lumsrc/4962" text:style-name="Internet_20_link" text:visited-style-name="Visited_20_Internet_20_Link">
https://t.me/lumsrc/4962</text:a>
</text:p>
      <!--NEWS-->
      <text:h text:style-name="P10" text:outline-level="1">
<text:span text:style-name="T4">
У Деснянському районі Києва розібрали аварійні конструкції у пошкоджених багатоповерхівках</text:span>
</text:h>
      <text:p text:style-name="P4">
Authors: Ukrinform (Person)</text:p>
      <text:p text:style-name="P4">
Publisher: Укринформ (Organization)</text:p>
      <text:p text:style-name="P4">
Published Time: 2023-06-01T-33:15:00+03:00</text:p>
      <text:p text:style-name="P4">
Modified Time: 2023-06-01T22:15:00+03:00</text:p>
      <text:p text:style-name="P4">
Description: У Деснянському районі Києва працівники комунальної аварійно-рятувальної служби розібрали аварійні конструкції у двох дев’ятиповерхівках, що постраждали вночі від уламків російської ракети. — Укрінформ.</text:p>
      <text:p text:style-name="P4">
Images: ['<text:a xlink:type="simple" xlink:href="https://static.ukrinform.com/photos/2023_06/thumb_files/630_360_1685646827-6536.jpeg" text:style-name="Internet_20_link" text:visited-style-name="Visited_20_Internet_20_Link">
630_360_16856...</text:a>
']</text:p>
      <text:p text:style-name="P4">
Tags: ['Обстріл', 'Київ', 'Рятувальники']</text:p>
      <text:p text:style-name="P4">
Type: Article</text:p>
      <!--METADATA-->
      <text:p text:style-name="P4">
<draw:frame draw:style-name="fr1" draw:name="Image48" text:anchor-type="as-char" svg:width="6.9236in" svg:height="3.956343in" draw:z-index="0">
<draw:image xlink:href="../Images/yкринформ/2023-06-01T-33-15-00-03-00/630_360_1685646827-6536.jpeg" xlink:type="simple" xlink:show="embed" xlink:actuate="onLoad" draw:mime-type="image/jpeg"/>
</draw:frame>
 УДеснянському районі Києва працівники комунальної аварійно-рятувальної службирозібрали аварійні конструкції у двох дев’ятиповерхівках, що постраждали вночівід уламків російської ракети.</text:p>
      <text:p text:style-name="P4">
Як передає Укрінформ, про це <text:a xlink:type="simple" xlink:href="https://kyivcity.gov.ua/news/ryatuvalniki_kars_rozibrali_avariyni_konstruktsi_u_dvokh_bagatopoverkhivkakh_u_desnyanskomu_rayoni_scho_postrazhdali_cherez_vorozhi_raketni_ataki/" text:style-name="Internet_20_link" text:visited-style-name="Visited_20_Internet_20_Link">
 Київська міська державна адміністрація</text:a>
повідомила з посиланням на Департамент муніципальної безпеки.</text:p>
      <text:p text:style-name="P4">
Зокрема, рятувальники демонтували аварійні віконні та балконні блоки і відливидвох багатоповерхівок.</text:p>
      <text:p text:style-name="P4">
</text:p>
      <text:p text:style-name="P4">
<text:a xlink:type="simple" xlink:href="https://static.ukrinform.com/photos/2023_06/1685646827-7430.jpeg" text:style-name="Internet_20_link" text:visited-style-name="Visited_20_Internet_20_Link">
 </text:a>
 <text:a xlink:type="simple" xlink:href="https://static.ukrinform.com/photos/2023_06/1685646826-9113.jpeg" text:style-name="Internet_20_link" text:visited-style-name="Visited_20_Internet_20_Link">
</text:a>
 <text:a xlink:type="simple" xlink:href="https://static.ukrinform.com/photos/2023_06/1685646826-8445.jpeg" text:style-name="Internet_20_link" text:visited-style-name="Visited_20_Internet_20_Link">
</text:a>
 <text:a xlink:type="simple" xlink:href="https://static.ukrinform.com/photos/2023_06/1685646826-4384.jpeg" text:style-name="Internet_20_link" text:visited-style-name="Visited_20_Internet_20_Link">
</text:a>
 <text:a xlink:type="simple" xlink:href="https://static.ukrinform.com/photos/2023_06/1685646826-6066.jpeg" text:style-name="Internet_20_link" text:visited-style-name="Visited_20_Internet_20_Link">
</text:a>
 <text:a xlink:type="simple" xlink:href="https://static.ukrinform.com/photos/2023_06/1685646826-3972.jpeg" text:style-name="Internet_20_link" text:visited-style-name="Visited_20_Internet_20_Link">
</text:a>
 <text:a xlink:type="simple" xlink:href="https://static.ukrinform.com/photos/2023_06/1685646827-6454.jpeg" text:style-name="Internet_20_link" text:visited-style-name="Visited_20_Internet_20_Link">
</text:a>
 <text:a xlink:type="simple" xlink:href="https://static.ukrinform.com/photos/2023_06/1685646827-6837.jpeg" text:style-name="Internet_20_link" text:visited-style-name="Visited_20_Internet_20_Link">
</text:a>
 <text:a xlink:type="simple" xlink:href="https://static.ukrinform.com/photos/2023_06/1685646827-6536.jpeg" text:style-name="Internet_20_link" text:visited-style-name="Visited_20_Internet_20_Link">
<draw:frame draw:style-name="fr1" draw:name="Image58" text:anchor-type="as-char" svg:width="6.9236in" svg:height="3.956343in" draw:z-index="0">
<draw:image xlink:href="../Images/yкринформ/2023-06-01T-33-15-00-03-00/630_360_1685646827-6536.jpeg" xlink:type="simple" xlink:show="embed" xlink:actuate="onLoad" draw:mime-type="image/jpeg"/>
</draw:frame>
</text:a>
 <text:a xlink:type="simple" xlink:href="https://static.ukrinform.com/photos/2023_06/1685646826-1879.png" text:style-name="Internet_20_link" text:visited-style-name="Visited_20_Internet_20_Link">
</text:a>
 <text:a xlink:type="simple" xlink:href="https://static.ukrinform.com/photos/2023_06/1685646826-4188.png" text:style-name="Internet_20_link" text:visited-style-name="Visited_20_Internet_20_Link">
</text:a>
 <text:a xlink:type="simple" xlink:href="https://static.ukrinform.com/photos/2023_06/1685646826-6557.png" text:style-name="Internet_20_link" text:visited-style-name="Visited_20_Internet_20_Link">
</text:a>
 <text:a xlink:type="simple" xlink:href="https://static.ukrinform.com/photos/2023_06/1685646826-9738.png" text:style-name="Internet_20_link" text:visited-style-name="Visited_20_Internet_20_Link">
</text:a>
 <text:a xlink:type="simple" xlink:href="https://static.ukrinform.com/photos/2023_06/1685646828-4602.png" text:style-name="Internet_20_link" text:visited-style-name="Visited_20_Internet_20_Link">
</text:a>
</text:p>
      <text:p text:style-name="P4">
Роботи тривали протягом чотирьох годин. Залучені до них були семеропрацівників КАРС « <text:a xlink:type="simple" xlink:href="https://www.ukrinform.ua/tag-kiiv" text:style-name="Internet_20_link" text:visited-style-name="Visited_20_Internet_20_Link">
 Київська </text:a>
 службапорятунку» й одна одиниця техніки.</text:p>
      <text:p text:style-name="P4">
Як повідомляв Укрінформ, уночі 1 червня російські війська вкотре <text:a xlink:type="simple" xlink:href="https://www.ukrinform.ua/rubric-ato/3716780-ppo-zbila-vsi-desat-iskanderiv-vipusenih-rosianami-ciei-noci.html" text:style-name="Internet_20_link" text:visited-style-name="Visited_20_Internet_20_Link">
 атакувалиракетами Київ </text:a>
 . Ворог випустив унапрямку столиці десять «Іскандерів». Усі їх знищили сили протиповітряноїоборони.</text:p>
      <text:p text:style-name="P4">
<text:span text:style-name="T4">
Читайте також:</text:span>
 <text:a xlink:type="simple" xlink:href="https://www.ukrinform.ua/rubric-kyiv/3716763-pisla-padinna-ulamkiv-u-kievi-zagorivsa-avtomobil-kmva.html" text:style-name="Internet_20_link" text:visited-style-name="Visited_20_Internet_20_Link">
 У <text:span text:style-name="T4">
Деснянському</text:span>
 районі Києва уламки впали наполіклініку - КМВА </text:a>
</text:p>
      <text:p text:style-name="P4">
Унаслідок ракетного удару по Києву вночі 1 червня <text:a xlink:type="simple" xlink:href="https://www.ukrinform.ua/rubric-kyiv/3716899-klicko-unaslidok-nicnoi-ataki-na-kiiv-16-ludej-poraneni-z-nih-semero-u-likarni.html" text:style-name="Internet_20_link" text:visited-style-name="Visited_20_Internet_20_Link">
 постраждали</text:a>
 19 людей, троє з нихзагинули, зокрема дитина. Одна людина перебуває в лікарні у відділенніінтенсивної терапії.</text:p>
      <text:p text:style-name="P4">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At Zaporizhzhia and Kherson directions Russian army shelled Vremivka, Vilne Pole, Novosilka, ...</text:span>
</text:h>
      <text:p text:style-name="P4">
Authors: liveuamap (Language: en)</text:p>
      <text:p text:style-name="P4">
Time: 2023-06-01T-34:45:00</text:p>
      <text:p text:style-name="P4">
Location: Kherson (Latitude:46.64402 Longtitude:32.62819)</text:p>
      <text:p text:style-name="P4">
Videos: []</text:p>
      <text:p text:style-name="P4">
Images: []</text:p>
      <text:p text:style-name="P4">
Tags: ["Russia"]</text:p>
      <text:p text:style-name="P4">
ID: 22566885</text:p>
      <!--METADATA-->
      <text:p text:style-name="P4">
At Zaporizhzhia and Kherson directions Russian army shelled Vremivka, VilnePole, Novosilka, Zelene Pole, Novopil, Temyrivka of Donetsk region; Olhivske,Malynivka, Huliaipole, Zaliznychne, Huliaipilske, Mala Tokmachka,Novodanylivka, Novoandriyivka and Stepove, Kamyanske, of Zaporizhzhia region;Beryslav, Kozatske, Ivanivka, Antonivka, Komyshany, Dniprovske, Kizomys,Shyroka Balka of Kherson region and Kherson city, - General Staff of ArmedForces of Ukraine says in the morning report</text:p>
      <text:p text:style-name="P4">
News Collection Link: <text:a xlink:type="simple" xlink:href="https://liveuamap.com/en/2023/1-june-at-zaporizhzhia-and-kherson-directions-russian-army" text:style-name="Internet_20_link" text:visited-style-name="Visited_20_Internet_20_Link">
https://liveuamap.com/en/2023/1-june-at-zaporizhzhia-and-kherson-directions-russian-army</text:a>
</text:p>
      <text:p text:style-name="P4">
Source: <text:a xlink:type="simple" xlink:href="https://t.me/lumsrc/4963" text:style-name="Internet_20_link" text:visited-style-name="Visited_20_Internet_20_Link">
https://t.me/lumsrc/4963</text:a>
</text:p>
      <!--NEWS-->
      <text:h text:style-name="P10" text:outline-level="1">
<text:span text:style-name="T4">
Президент заявив про підготовку нових оборонних рішень для України</text:span>
</text:h>
      <text:p text:style-name="P4">
Authors: Ukrinform (Person)</text:p>
      <text:p text:style-name="P4">
Publisher: Укринформ (Organization)</text:p>
      <text:p text:style-name="P4">
Published Time: 2023-06-01T-35:06:00+03:00</text:p>
      <text:p text:style-name="P4">
Modified Time: 2023-06-01T22:06:00+03:00</text:p>
      <text:p text:style-name="P4">
Description: Президент Володимир Зеленський заявив про підготовку нових оборонних рішень для України, які стосуються ППО, авіації, просування української армії на землі.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Оборона', 'Україна',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6-01T-35-06-00-03-00/630_360_1665719857-744.png" xlink:type="simple" xlink:show="embed" xlink:actuate="onLoad" draw:mime-type="image/png"/>
</draw:frame>
 ПрезидентВолодимир Зеленський заявив про підготовку нових оборонних рішень для України,які стосуються ППО, авіації, просування української армії на землі.</text:p>
      <text:p text:style-name="P4">
Про це він сказав у вечірньому <text:a xlink:type="simple" xlink:href="https://t.me/V_Zelenskiy_official/6447" text:style-name="Internet_20_link" text:visited-style-name="Visited_20_Internet_20_Link">
 відеозверненні</text:a>
 , передає Укрінформ.</text:p>
      <text:p text:style-name="P4">
Зокрема, він поінформував, що сьогодні від ранку українська делегаціяперебуває у Молдові на саміті Європейської політичної спільноти.</text:p>
      <text:p text:style-name="P4">
_Відео:<text:a xlink:type="simple" xlink:href="https://www.youtube.com/watch" text:style-name="Internet_20_link" text:visited-style-name="Visited_20_Internet_20_Link">
 ОП </text:a>
 _</text:p>
      <text:p text:style-name="P4">
“Зараз тут – центр політичних дискусій на нашому континенті. Були дуже важливіпереговори. Президентка Молдови та Президент Франції, Премʼєр Великої Британіїта Президентка Єврокомісії, Президент Румунії та Премʼєр Португалії, ПремʼєрАлбанії та Премʼєр Північної Македонії, Премʼєр Італії, Премʼєр Іспанії,Президент Швейцарії, Премʼєр Чехії, Президент Азербайджану, канцлерНімеччини”, - розповів Зеленський.</text:p>
      <text:p text:style-name="P4">
Також, за його словами, був і розширений формат із представниками Нідерландів,Данії, Швеції, Британії, Польщі, Бельгії. І, звичайно, – зустрічі на поляхсаміту та спільне засідання всіх учасників та учасниць саміту.</text:p>
      <text:p text:style-name="P4">
“Готуємо нові <text:a xlink:type="simple" xlink:href="https://www.ukrinform.ua/tag-oborona" text:style-name="Internet_20_link" text:visited-style-name="Visited_20_Internet_20_Link">
 оборонні </text:a>
 рішення дляУкраїни – це стосується й ППО, і авіації, і нашого просування на землі.Готуємо реальний політичний зміст для саміту НАТО у Вільнюсі. Готуємо пакетгарантій безпеки для нашої держави на шляху в Альянс. Робимо все, щобнаблизити політичне рішення Євросоюзу щодо членства для України. Готуємо самітмиру на основі української формули миру”, - сказав Президент і подякував всімлідерам, усім країнам, які підтримують Україну за цими пунктами.</text:p>
      <text:p text:style-name="P4">
Він наголосив, що “це не лише підтримка України – це підтримка реальноїбезпеки для всієї Європи”.</text:p>
      <text:p text:style-name="P4">
“Окремо я хочу подякувати пані Урсулі фон дер Ляєн, Президентці Єврокомісії,за підтримку наших ініціатив щодо захисту наших дітей, щодо пошуку йповернення тих маленьких українців і українок, які були депортовані в Росію.Маємо їх усіх повернути, маємо зробити все можливе й неможливе, щоб датизахист усім нашим людям – по максимуму – від будь-яких російських загроз.Впевнений, що це можливо”, - наголосив Зеленський.</text:p>
      <text:p text:style-name="P4">
<text:span text:style-name="T4">
Читайте також:</text:span>
 <text:a xlink:type="simple" xlink:href="https://www.ukrinform.ua/rubric-polytics/3717197-koalicia-litakiv-zelenskij-ta-evropejski-lideri-domovilisa-prodovziti-robotu-na-ramstajni.html" text:style-name="Internet_20_link" text:visited-style-name="Visited_20_Internet_20_Link">
 Коаліція літаків: <text:span text:style-name="T4">
Зеленський</text:span>
 та європейські лідеридомовилися продовжити роботу на «Рамштайні» </text:a>
</text:p>
      <text:p text:style-name="P4">
Також глава Української держави окремо висловив подяку Президенту Європейськоїради Шарлю Мішелю, “який сьогодні провів спеціальну безпекову сесію в межах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 додав Президент.</text:p>
      <text:p text:style-name="P4">
Як повідомлялося, Президент Володимир Зеленський у четвер перебуває з візитому Молдові, де взяв участь у відкритті саміту Європейської політичноїспільноти.</text:p>
      <text:p text:style-name="P4">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Південна Корея цьогоріч проведе перший за 10 років військовий парад</text:span>
</text:h>
      <text:p text:style-name="P4">
Authors: Ukrinform (Person)</text:p>
      <text:p text:style-name="P4">
Publisher: Укринформ (Organization)</text:p>
      <text:p text:style-name="P4">
Published Time: 2023-06-01T-37:01:00+03:00</text:p>
      <text:p text:style-name="P4">
Modified Time: 2023-06-01T22:01:00+03:00</text:p>
      <text:p text:style-name="P4">
Description: Південна Корея проведе 26 вересня перший за 10 років військовий парад у центрі Сеула. — Укрінформ.</text:p>
      <text:p text:style-name="P4">
Images: ['<text:a xlink:type="simple" xlink:href="https://static.ukrinform.com/photos/2023_06/thumb_files/630_360_1685616524-769.jpg" text:style-name="Internet_20_link" text:visited-style-name="Visited_20_Internet_20_Link">
630_360_16856...</text:a>
']</text:p>
      <text:p text:style-name="P4">
Tags: ['Корея', 'Парад', 'США', 'Військові']</text:p>
      <text:p text:style-name="P4">
Type: Article</text:p>
      <!--METADATA-->
      <text:p text:style-name="P4">
<draw:frame draw:style-name="fr1" draw:name="Image65" text:anchor-type="as-char" svg:width="6.9236in" svg:height="3.956343in" draw:z-index="0">
<draw:image xlink:href="../Images/yкринформ/2023-06-01T-37-01-00-03-00/630_360_1685616524-769.jpg" xlink:type="simple" xlink:show="embed" xlink:actuate="onLoad" draw:mime-type="image/jpeg"/>
</draw:frame>
 ПівденнаКорея проведе 26 вересня перший за 10 років військовий парад у центрі Сеула.</text:p>
      <text:p text:style-name="P4">
Про це повідомляє <text:a xlink:type="simple" xlink:href="https://www.nknews.org/2023/06/south-korea-to-hold-first-military-parade-in-downtown-seoul-in-10-years/" text:style-name="Internet_20_link" text:visited-style-name="Visited_20_Internet_20_Link">
 NK News </text:a>
 , передаєУкрінформ.</text:p>
      <text:p text:style-name="P4">
Зазначається, що військовий <text:a xlink:type="simple" xlink:href="https://www.ukrinform.ua/tag-parad" text:style-name="Internet_20_link" text:visited-style-name="Visited_20_Internet_20_Link">
 парад </text:a>
складатиметься з вуличної ходи до визначних пам’яток Сеула, зокрема площіКванхвамун, а також меморіального заходу на авіабазі.</text:p>
      <text:p text:style-name="P4">
Заходи будуть приурочені до 75-го Дня збройних сил та 70-ї річницівстановлення дипломатичних відносин між США та Південною Кореєю, заявив речникМіністерства оборони Чон Ха Гю. Міністерство не розкриває, скільки військовихбратимуть участь у заході та яке озброєння буде представлено.</text:p>
      <text:p text:style-name="P4">
<text:span text:style-name="T4">
Читайте також:</text:span>
 <text:a xlink:type="simple" xlink:href="https://www.ukrinform.ua/rubric-technology/3716103-korea-ta-francia-pidpisali-ugodu-pro-vijskovokosmicne-partnerstvo.html" text:style-name="Internet_20_link" text:visited-style-name="Visited_20_Internet_20_Link">
 <text:span text:style-name="T4">
Корея</text:span>
 та Франція підписали угоду про військово-космічне партнерство </text:a>
</text:p>
      <text:p text:style-name="P4">
Востаннє військовий парад у центрі Сеула відбувся 1 жовтня 2013 року, до 65-гоДня Збройних сил.</text:p>
      <text:p text:style-name="P4">
Тим часом Північна Корея продовжує підготовку до власного військового параду,який, імовірно, запланований на кінець липня.</text:p>
      <text:p text:style-name="P4">
<text:span text:style-name="T5">
Фото: Jeon Han, ROK Ministry of Culture, Sports and Tourism</text:span>
</text:p>
      <text:p text:style-name="P4">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Мирон Маркевич став новим головним тренером «Карпат»</text:span>
</text:h>
      <text:p text:style-name="P4">
Authors: Ukrinform (Person)</text:p>
      <text:p text:style-name="P4">
Publisher: Укринформ (Organization)</text:p>
      <text:p text:style-name="P4">
Published Time: 2023-06-01T-40:54:00+03:00</text:p>
      <text:p text:style-name="P4">
Modified Time: 2023-06-01T21:54:00+03:00</text:p>
      <text:p text:style-name="P4">
Description: Новим головним тренером «Карпат» став Мирон Маркевич. — Укрінформ.</text:p>
      <text:p text:style-name="P4">
Images: ['<text:a xlink:type="simple" xlink:href="https://static.ukrinform.com/photos/2023_06/thumb_files/630_360_1685645587-784.jpeg" text:style-name="Internet_20_link" text:visited-style-name="Visited_20_Internet_20_Link">
630_360_16856...</text:a>
']</text:p>
      <text:p text:style-name="P4">
Tags: ['Футбол', 'Карпати', 'Маркевич']</text:p>
      <text:p text:style-name="P4">
Type: Article</text:p>
      <!--METADATA-->
      <text:p text:style-name="P4">
<draw:frame draw:style-name="fr1" draw:name="Image66" text:anchor-type="as-char" svg:width="6.9236in" svg:height="3.956343in" draw:z-index="0">
<draw:image xlink:href="../Images/yкринформ/2023-06-01T-40-54-00-03-00/630_360_1685645587-784.jpeg" xlink:type="simple" xlink:show="embed" xlink:actuate="onLoad" draw:mime-type="image/jpeg"/>
</draw:frame>
 Новимголовним тренером «Карпат» став Мирон Маркевич.</text:p>
      <text:p text:style-name="P4">
Про це повідомила <text:a xlink:type="simple" xlink:href="https://fckarpaty.org.ua/news/miron-markevich-golovnii-trener-karpat/" text:style-name="Internet_20_link" text:visited-style-name="Visited_20_Internet_20_Link">
 пресслужба </text:a>
 львів'ян, передає Укрінформ.</text:p>
      <text:p text:style-name="P4">
Спеціаліст вже працював з командою. Він вивів «Карпати» до фіналу КубкаУкраїни та виграв бронзові нагороди чемпіонату України 1998 року. З«Карпатами» він працював у 1992-1995, 1996-1998 та 2001–2004 роках.</text:p>
      <text:p text:style-name="P4">
Також він тренував «Волинь», «Поділля», «Кривбас», запорізький «Металург»,«Анжі», «Металіст», «Дніпро» та збірну України.</text:p>
      <text:p text:style-name="P4">
«Дніпро» був останньою командою 72-річного Мирона Маркевича. Він працював знею до 2016 року. Після цього тренерської практики він не мав.</text:p>
      <text:p text:style-name="P4">
<text:span text:style-name="T4">
Читайте також:</text:span>
 <text:a xlink:type="simple" xlink:href="https://www.ukrinform.ua/rubric-sports/3716887-ukrainskij-futbolist-makarenko-zalisae-ugorskij-fehervar.html" text:style-name="Internet_20_link" text:visited-style-name="Visited_20_Internet_20_Link">
 Український <text:span text:style-name="T4">
футбол</text:span>
 іст Макаренко залишає угорський«Фехервар» </text:a>
</text:p>
      <text:p text:style-name="P4">
Як повідомлялося, у сезоні-2022/23 з «Карпатами» працював Андрій Тлумак. Підйого керівництвом команда зайняла 5-те місце у чемпіонській групі першої лігита не змогла вийти в УПЛ.</text:p>
      <text:p text:style-name="P4">
Фото: Getty Images</text:p>
      <text:p text:style-name="P4">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Українка Цуренко вийшла до третього кола «Ролан Гаррос» на відмові суперниці</text:span>
</text:h>
      <text:p text:style-name="P4">
Authors: Ukrinform (Person)</text:p>
      <text:p text:style-name="P4">
Publisher: Укринформ (Organization)</text:p>
      <text:p text:style-name="P4">
Published Time: 2023-06-01T-42:49:00+03:00</text:p>
      <text:p text:style-name="P4">
Modified Time: 2023-06-01T21:49:00+03:00</text:p>
      <text:p text:style-name="P4">
Description: Українська тенісистка Леся Цуренко (№66 WTA) вийшла до третього кола на «Ролан Гаррос» на відмові суперниці. — Укрінформ.</text:p>
      <text:p text:style-name="P4">
Images: ['<text:a xlink:type="simple" xlink:href="https://static.ukrinform.com/photos/2023_06/thumb_files/630_360_1685645319-885.jpg" text:style-name="Internet_20_link" text:visited-style-name="Visited_20_Internet_20_Link">
630_360_16856...</text:a>
']</text:p>
      <text:p text:style-name="P4">
Tags: ['Цуренко', 'Теніс']</text:p>
      <text:p text:style-name="P4">
Type: Article</text:p>
      <!--METADATA-->
      <text:p text:style-name="P4">
<draw:frame draw:style-name="fr1" draw:name="Image67" text:anchor-type="as-char" svg:width="6.9236in" svg:height="3.956343in" draw:z-index="0">
<draw:image xlink:href="../Images/yкринформ/2023-06-01T-42-49-00-03-00/630_360_1685645319-885.jpg" xlink:type="simple" xlink:show="embed" xlink:actuate="onLoad" draw:mime-type="image/jpeg"/>
</draw:frame>
Українська тенісистка Леся Цуренко (№66 WTA) вийшла до третього кола на «РоланГаррос» на відмові суперниці.</text:p>
      <text:p text:style-name="P4">
Американка Лорен Девіс (№52 WTA) знялася з матчу з Цуренко під час другогосету, передає Укрінформ.</text:p>
      <text:p text:style-name="P4">
На момент зупинки матчу українка виграла перший сет та повела в другому - 6:3,1:0.</text:p>
      <text:p text:style-name="P4">
Цуренко веде в особистих зустрічах з рахунком 2-0.</text:p>
      <text:p text:style-name="P4">
<text:span text:style-name="T4">
Читайте також:</text:span>
 <text:a xlink:type="simple" xlink:href="https://www.ukrinform.ua/rubric-sports/3717167-rolan-garros-kostuk-zigrae-v-18-finalu-zmisanogo-rozradu.html" text:style-name="Internet_20_link" text:visited-style-name="Visited_20_Internet_20_Link">
 «Ролан Гаррос»: Костюк зіграє в 1/8 фіналу змішаногорозряду </text:a>
</text:p>
      <text:p text:style-name="P4">
У наступному колі Леся зустрінеться з переможницею матчу між Б’янкою Андреєскута Еммою Наварро.</text:p>
      <text:p text:style-name="P4">
Фото: Getty Images</text:p>
      <text:p text:style-name="P4">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Ворог за день вісім разів обстріляв прикордоння Сумщини та Чернігівщини - 65 влучань</text:span>
</text:h>
      <text:p text:style-name="P4">
Authors: Ukrinform (Person)</text:p>
      <text:p text:style-name="P4">
Publisher: Укринформ (Organization)</text:p>
      <text:p text:style-name="P4">
Published Time: 2023-06-01T-44:49:00+03:00</text:p>
      <text:p text:style-name="P4">
Modified Time: 2023-06-01T21:49:00+03:00</text:p>
      <text:p text:style-name="P4">
Description: Російські війська протягом дня вісім разів обстріляли прикордонні території Чернігівської та Сумської областей, здійснивши загалом 65 влучань з артилерії, мінометів й авіації.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Чернігівщина', 'Війна з Росією']</text:p>
      <text:p text:style-name="P4">
Type: Article</text:p>
      <!--METADATA-->
      <text:p text:style-name="P4">
<draw:frame draw:style-name="fr1" draw:name="Image68" text:anchor-type="as-char" svg:width="6.9236in" svg:height="3.956343in" draw:z-index="0">
<draw:image xlink:href="../Images/yкринформ/2023-06-01T-44-49-00-03-00/630_360_1640330796-210.jpeg" xlink:type="simple" xlink:show="embed" xlink:actuate="onLoad" draw:mime-type="image/jpeg"/>
</draw:frame>
Російські війська протягом дня вісім разів обстріляли прикордонні територіїЧернігівської та Сумської областей, здійснивши загалом 65 влучань з артилерії,мінометів й авіації.</text:p>
      <text:p text:style-name="P4">
Як передає Укрінформ, про це оперативне командування "Північ" повідомило у <text:a xlink:type="simple" xlink:href="https://www.facebook.com/kommander.nord/posts/pfbid02aAZwe6svu8iU7zsiR3nxtXKTpt8wRv8pHcD2ApZVU8Hi9sRahyhUTRHEd7K33PeKl" text:style-name="Internet_20_link" text:visited-style-name="Visited_20_Internet_20_Link">
Фейсбуці</text:a>
.</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спричинені пожежі.</text:p>
      <text:p text:style-name="P4">
Так, з 11:47 до 12:20 у районі села Янжулівка відбулися чотири влучання,імовірно, з міномета 120-міліметрового калібру.</text:p>
      <text:p text:style-name="P4">
З 11:50 до 12:35 у районі Єліного зафіксовані 12 влучань, імовірно, з міномета82-міліметрового калібру. Унаслідок ворожого обстрілу загорілася господарськаспоруда. З 14:25 до 15:30 у районі цього ж села відбулися ще 29 влучань,імовірно, з мінометів 120-міліметрового калібру. Уточнення наслідків триває.</text:p>
      <text:p text:style-name="P4">
З 12:37 до 13:25 загарбники здійснили вісім влучань, імовірно, зі ствольноїартилерії в районі Хотіївки.</text:p>
      <text:p text:style-name="P4">
Близько 14:50 у місті Середина-Буда сталося одне влучання, імовірно, зміномета. Унаслідок вибуху загорілися будинки й господарські споруди.</text:p>
      <text:p text:style-name="P4">
<text:span text:style-name="T4">
Читайте також:</text:span>
 <text:a xlink:type="simple" xlink:href="https://www.ukrinform.ua/rubric-ato/3716990-u-harkovi-lunaut-vibuhi.html" text:style-name="Internet_20_link" text:visited-style-name="Visited_20_Internet_20_Link">
 Росіяни <text:span text:style-name="T4">
обстріл</text:span>
 яли Харків і область ракетами С-300 -є влучання </text:a>
</text:p>
      <text:p text:style-name="P4">
З 18:35 до 18:55 зафіксовані п'ять влучань, імовірно, з міномета120-міліметрового калібру в районі Янжулівки.</text:p>
      <text:p text:style-name="P4">
Згодом ворог випустив з гелікоптерів по прикордонню Чернігівської областінекеровані авіаційні ракети: близько 19:01 два влучання відбулися в районіКрасного Хутора, з 19:26 до 19:27 — чотири влучання в районі Галаганівки.</text:p>
      <text:p text:style-name="P4">
Як повідомляв <text:a xlink:type="simple" xlink:href="https://www.ukrinform.ua/rubric-ato/3716935-rosiani-zranku-trici-obstrilali-prikordonna-cernigivsini-i-sumsini.html" text:style-name="Internet_20_link" text:visited-style-name="Visited_20_Internet_20_Link">
 Укрінформ </text:a>
 , з 06:05 до 11:20 1 червня російські війська тричі обстрілялиприкордонні території Чернігівської області. Під ворожим вогнем опинилисяТимоновичі, Берилівка й Миколаївка.</text:p>
      <text:p text:style-name="P4">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Зеленський: Обовʼязок місцевої влади - забезпечити доступність укриттів цілодобово</text:span>
</text:h>
      <text:p text:style-name="P4">
Authors: Ukrinform (Person)</text:p>
      <text:p text:style-name="P4">
Publisher: Укринформ (Organization)</text:p>
      <text:p text:style-name="P4">
Published Time: 2023-06-01T-46:45:00+03:00</text:p>
      <text:p text:style-name="P4">
Modified Time: 2023-06-01T21:45:00+03:00</text:p>
      <text:p text:style-name="P4">
Description: Ситуація, коли через зачинене укриття загинули люди, ніколи більше не має повторитися. Місцева влада зобов'язана забезпечити наявність і цілодобову доступність укриттів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Обстріл', 'Зеленський', 'Укриття', 'Війна з Росією']</text:p>
      <text:p text:style-name="P4">
Type: Article</text:p>
      <!--METADATA-->
      <text:p text:style-name="P4">
<draw:frame draw:style-name="fr1" draw:name="Image69" text:anchor-type="as-char" svg:width="6.9236in" svg:height="3.956343in" draw:z-index="0">
<draw:image xlink:href="../Images/yкринформ/2023-06-01T-46-45-00-03-00/630_360_1652263772-452.jpeg" xlink:type="simple" xlink:show="embed" xlink:actuate="onLoad" draw:mime-type="image/jpeg"/>
</draw:frame>
Ситуація, коли через зачинене укриття загинули люди, ніколи більше не маєповторитися. Місцева влада зобов'язана забезпечити наявність і цілодобовудоступність укриттів</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text:span>
</text:p>
      <text:p text:style-name="P4">
Завершується цей довгий і важкий день.</text:p>
      <text:p text:style-name="P4">
Передусім мої співчуття рідним і близьким тих, чиї життя забрала Росія,забрали російські удари.</text:p>
      <text:p text:style-name="P4">
Ми робимо максимум, щоб захистити людей. Не було такої міжнародної зустрічі,не було таких міжнародних переговорів, на яких не порушувалося б питання ППОдля України.</text:p>
      <text:p text:style-name="P4">
Але захист людей – це захист на всіх рівнях. Укриття мають бути доступними.Ніколи більше не має повторитися ситуація, як цієї ночі в Києві, коли людиприйшли в укриття, а укриття – зачинене. Це обов’язок представників місцевоївлади, дуже конкретний обов’язок – забезпечити наявність і доступністьукриттів цілодобово. Боляче бачити недбале ставлення до цього обов’язку.Боляче бачити втрати. І якщо обов’язок на місцях не виконується, це прямийобов’язок правоохоронців – притягати до відповідальності.</text:p>
      <text:p text:style-name="P4">
Сьогодні в нашій державі, як і в багатьох інших країнах, відзначається Деньзахисту дітей. Але й у цей день держава-терорист забрала життя українськоїдитини. Але й у цей день Росія обстрілювала наші міста – від Харкова доХерсона, від Києва до Донбасу. Але й цей день ми використали по максимуму, щобнаблизити поразку терористів. І цей день став часом, коли ми наближаємовідповідальність Росії – кожного вбивці, кожного терориста.</text:p>
      <text:p text:style-name="P4">
Сьогодні від ранку наша українська делегація – у Молдові на самітіЄвропейської політичної спільноти. Зараз тут – центр політичних дискусій нанашому континенті. Були дуже важливі переговори. Президентка Молдови таПрезидент Франції, Премʼєр Великої Британії та Президентка Єврокомісії,Президент Румунії та Премʼєр Португалії, Премʼєр Албанії та Премʼєр ПівнічноїМакедонії, Премʼєр Італії, Премʼєр Іспанії, Президент Швейцарії, ПремʼєрЧехії, Президент Азербайджану, канцлер Німеччини.</text:p>
      <text:p text:style-name="P4">
Був і розширений формат із представниками Нідерландів, Данії, Швеції,Британії, Польщі, Бельгії. І, звичайно, – зустрічі на полях саміту та спільнезасідання всіх учасників та учасниць саміту…</text:p>
      <text:p text:style-name="P4">
Готуємо нові оборонні рішення для України – це стосується й ППО, і авіації, інашого просування на землі. Готуємо реальний політичний зміст для саміту НАТОу Вільнюсі. Готуємо пакет гарантій безпеки для нашої держави на шляху вАльянс. Робимо все, щоб наблизити політичне рішення Євросоюзу щодо членствадля України. Готуємо саміт миру на основі української формули миру.</text:p>
      <text:p text:style-name="P4">
І я дякую всім лідерам, усім країнам, які нас підтримують за цими пунктами. Цене лише підтримка України – це підтримка реальної безпеки для всієї Європи.</text:p>
      <text:p text:style-name="P4">
Окремо я хочу подякувати пані Урсулі фон дер Ляєн, Президентці Єврокомісії, запідтримку наших ініціатив щодо захисту наших дітей, щодо пошуку й поверненнятих маленьких українців і українок, які були депортовані в Росію. Маємо їхусіх повернути, маємо зробити все можливе й неможливе, щоб дати захист усімнашим людям – по максимуму – від будь-яких російських загроз. Впевнений, що цеможливо.</text:p>
      <text:p text:style-name="P4">
Окремо хочу подякувати Президенту Мішелю, Президенту Європейської ради, якийсьогодні провів спеціальну безпекову сесію в межах 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Дякую!</text:p>
      <text:p text:style-name="P4">
Дякую всім нашим воїнам! Дякую всім, хто тренує наших воїнів! Хто допомагаєнам зброєю! Хто лікує наших героїв після поранень! Дякую всім рятувальникам,усім нашим працівникам ДСНС та інших служб, які ліквідовують наслідкиросійських ударів! Дякую всім волонтерам, які допомагають нашим воїнам, нашимлюдям, нашій державі!</text:p>
      <text:p text:style-name="P4">
Дякую всім, із ким ми йдемо пліч-о-пліч до нашої перемоги, до нашого миру й допокарання російських терористів.</text:p>
      <text:p text:style-name="P4">
<text:span text:style-name="T4">
Слава Україні!</text:span>
</text:p>
      <text:p text:style-name="P4">
<text:span text:style-name="T5">
Фото: ОП</text:span>
</text:p>
      <text:p text:style-name="P4">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Кияни несуть квіти, іграшки й солодощі на місце загибелі людей від російської ракети</text:span>
</text:h>
      <text:p text:style-name="P4">
Authors: Ukrinform (Person)</text:p>
      <text:p text:style-name="P4">
Publisher: Укринформ (Organization)</text:p>
      <text:p text:style-name="P4">
Published Time: 2023-06-01T-48:36:00+03:00</text:p>
      <text:p text:style-name="P4">
Modified Time: 2023-06-01T21:36:00+03:00</text:p>
      <text:p text:style-name="P4">
Description: Кияни облаштували імпровізований майданчик пам'яті на місці загибелі внаслідок падіння уламків російської ракети трьох людей, серед яких 9-річна дівчинка. — Укрінформ.</text:p>
      <text:p text:style-name="P4">
Images: ['<text:a xlink:type="simple" xlink:href="https://static.ukrinform.com/photos/2023_06/thumb_files/630_360_1685644278-764.jpg" text:style-name="Internet_20_link" text:visited-style-name="Visited_20_Internet_20_Link">
630_360_16856...</text:a>
']</text:p>
      <text:p text:style-name="P4">
Tags: ['Загибель', 'Київ', 'Війна з Росією', 'Ракетний удар']</text:p>
      <text:p text:style-name="P4">
Type: Article</text:p>
      <!--METADATA-->
      <text:p text:style-name="P4">
<draw:frame draw:style-name="fr1" draw:name="Image70" text:anchor-type="as-char" svg:width="6.9236in" svg:height="3.956343in" draw:z-index="0">
<draw:image xlink:href="../Images/yкринформ/2023-06-01T-48-36-00-03-00/630_360_1685644278-764.jpg" xlink:type="simple" xlink:show="embed" xlink:actuate="onLoad" draw:mime-type="image/jpeg"/>
</draw:frame>
 Кияниоблаштували імпровізований майданчик пам'яті на місці загибелі внаслідокпадіння уламків російської ракети трьох людей, серед яких 9-річна дівчинка.</text:p>
      <text:p text:style-name="P4">
Як повідомляє кореспондент Укрінформу, дорослі і <text:a xlink:type="simple" xlink:href="https://www.ukrinform.ua/tag-diti" text:style-name="Internet_20_link" text:visited-style-name="Visited_20_Internet_20_Link">
 діти</text:a>
 несуть до фото вбитих Росією мами здонькою на території зруйнованої поліклініки квіти, солодощі, м'які іграшки іляльки.</text:p>
      <text:p text:style-name="P4">
</text:p>
      <text:p text:style-name="P4">
На дереві також хтось розвісив білих янголиків.</text:p>
      <text:p text:style-name="P4">
</text:p>
      <text:p text:style-name="P4">
Є також дитячі листи для загиблої 9-річної Віки, люди кладуть цукерки ізапалюють лампадки.</text:p>
      <text:p text:style-name="P4">
</text:p>
      <text:p text:style-name="P4">
Навколо у пошкоджених будинках рятувальники завершили розбір небезпечнихконструкцій, люди продовжують прибирати територію і забивати вікна фанерою таплівкою.</text:p>
      <text:p text:style-name="P4">
 <text:span text:style-name="T4">
Читайтетакож:</text:span>
 <text:a xlink:type="simple" xlink:href="https://www.ukrinform.ua/rubric-kyiv/3717178-epicentr-vibuhu-v-darnici-koncentracia-bolu-vsa-ukraina-aka-peremoze.html" text:style-name="Internet_20_link" text:visited-style-name="Visited_20_Internet_20_Link">
 Епіцентр вибуху в <text:span text:style-name="T4">
Дарниці</text:span>
 : концентрація болю, вся Україна, якапереможе </text:a>
</text:p>
      <text:p text:style-name="P4">
Плівку безкоштовно привезли волонтери і роздають тим, хто потребує.</text:p>
      <text:p text:style-name="P4">
</text:p>
      <text:p text:style-name="P4">
Як повідомляв Укрінформ, <text:a xlink:type="simple" xlink:href="https://www.ukrinform.ua/rubric-kyiv/3716810-policia-utocnila-informaciu-pro-zagiblih-u-kievi-dvoe-zinok-i-devatiricna-ditina.html" text:style-name="Internet_20_link" text:visited-style-name="Visited_20_Internet_20_Link">
 у Києві загинули троє людей,</text:a>
 які під часповітряної тривоги намагалися потрапити в укриття на місці, де впали уламкизбитої російської ракети. Ще 16 людей травмовані.</text:p>
      <text:p text:style-name="P4">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Президент Бразилії пояснив, чому намагається залишатися «нейтральним» щодо війни</text:span>
</text:h>
      <text:p text:style-name="P4">
Authors: Ukrinform (Person)</text:p>
      <text:p text:style-name="P4">
Publisher: Укринформ (Organization)</text:p>
      <text:p text:style-name="P4">
Published Time: 2023-06-01T-50:31:00+03:00</text:p>
      <text:p text:style-name="P4">
Modified Time: 2023-06-01T21:31:00+03:00</text:p>
      <text:p text:style-name="P4">
Description: Президент Бразилії Луїс Інасіу Лула да Сілва розкритикував вторгнення Росії в Україну, але сказав, що намагається залишатися «нейтральним», щоб мати можливість виступити посередником у потенційних мирних переговорах. — Укрінформ.</text:p>
      <text:p text:style-name="P4">
Images: ['<text:a xlink:type="simple" xlink:href="https://static.ukrinform.com/photos/2023_06/thumb_files/630_360_1685644841-342.jpg" text:style-name="Internet_20_link" text:visited-style-name="Visited_20_Internet_20_Link">
630_360_16856...</text:a>
']</text:p>
      <text:p text:style-name="P4">
Tags: ['Бразилія', 'Президент', 'Україна', 'Війна з Росією']</text:p>
      <text:p text:style-name="P4">
Type: Article</text:p>
      <!--METADATA-->
      <text:p text:style-name="P4">
<draw:frame draw:style-name="fr1" draw:name="Image77" text:anchor-type="as-char" svg:width="6.9236in" svg:height="3.956343in" draw:z-index="0">
<draw:image xlink:href="../Images/yкринформ/2023-06-01T-50-31-00-03-00/630_360_1685644841-342.jpg" xlink:type="simple" xlink:show="embed" xlink:actuate="onLoad" draw:mime-type="image/jpeg"/>
</draw:frame>
 ПрезидентБразилії Луїс Інасіу Лула да Сілва розкритикував вторгнення Росії в Україну,але сказав, що намагається залишатися «нейтральним», щоб мати можливістьвиступити посередником у потенційних мирних переговорах.</text:p>
      <text:p text:style-name="P4">
Як передає Укрінформ, про це повідомляє <text:a xlink:type="simple" xlink:href="https://www.devdiscourse.com/article/politics/2473213-brazils-lula-neutral-in-ukraine-war-in-order-to-broker-peace" text:style-name="Internet_20_link" text:visited-style-name="Visited_20_Internet_20_Link">
 Devdiscourse</text:a>
 .</text:p>
      <text:p text:style-name="P4">
У четвер, 1 червня, Лула розповів журналістам після зустрічі з президентомФінляндії Саулі Нііністо в столиці Бразиліа, що прагне створити умови дляучасті обох країн у мирних переговорах, щоб «зупинити війну, коли сторонибудуть готові».</text:p>
      <text:p text:style-name="P4">
« <text:a xlink:type="simple" xlink:href="https://www.ukrinform.ua/tag-brazilia" text:style-name="Internet_20_link" text:visited-style-name="Visited_20_Internet_20_Link">
 Бразилія </text:a>
 працює з іншимикраїнами, щоб досягти миру, але нічого не станеться, поки Україна і Росія незахочуть», — сказав Лула, додавши, що нещодавно обговорював цю тему з іншимилідерами, зокрема лідером Китаю Сі Цзіньпіном.</text:p>
      <text:p text:style-name="P4">
Натомість президент Фінляндії, чия країна приєдналася до НАТО в березні,сказав, що кожна спроба досягти миру є цінною, але «на даний момент цього(миру – ред.) не видно».</text:p>
      <text:p text:style-name="P4">
<text:span text:style-name="T4">
Читайте також:</text:span>
 <text:a xlink:type="simple" xlink:href="https://www.ukrinform.ua/rubric-world/3714722-prezident-brazilii-vidmoviv-putinu-akij-zaprosiv-jogo-v-rosiu.html" text:style-name="Internet_20_link" text:visited-style-name="Visited_20_Internet_20_Link">
 <text:span text:style-name="T4">
Президент</text:span>
 <text:span text:style-name="T4">
Бразилії</text:span>
 <text:span text:style-name="T4">
відмовив</text:span>
 <text:span text:style-name="T4">
Путіну</text:span>
 ,<text:span text:style-name="T4">
який</text:span>
 <text:span text:style-name="T4">
запросив</text:span>
 <text:span text:style-name="T4">
його</text:span>
 в <text:span text:style-name="T4">
Росію</text:span>
 </text:a>
</text:p>
      <text:p text:style-name="P4">
Лула називає себе «мирним посередником», але на початку цього року заявляв, щоЗахід «заохочував війну, озброюючи Україну».</text:p>
      <text:p text:style-name="P4">
Як <text:a xlink:type="simple" xlink:href="https://www.ukrinform.ua/rubric-world/3707135-prezident-brazilii-hoce-zaproponuvati-poserednictvo-dla-miru-v-ukraini.html" text:style-name="Internet_20_link" text:visited-style-name="Visited_20_Internet_20_Link">
 повідомлялося </text:a>
 , президентБразилії Луїс Інасіу Лула да Сілва вкотре заявив про своє бажання виступитипосередником у мирних переговорах між Україною та Росією.</text:p>
      <text:p text:style-name="P4">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У справі про закрите укриття у Києві затримали чотирьох осіб</text:span>
</text:h>
      <text:p text:style-name="P4">
Authors: Ukrinform (Person)</text:p>
      <text:p text:style-name="P4">
Publisher: Укринформ (Organization)</text:p>
      <text:p text:style-name="P4">
Published Time: 2023-06-01T-52:29:00+03:00</text:p>
      <text:p text:style-name="P4">
Modified Time: 2023-06-01T21:29:00+03:00</text:p>
      <text:p text:style-name="P4">
Description: У зв’язку із загибеллю людей через закрите укриття у Києві затримано трьох посадовців, у тому числі першого заступника голови райдержадміністрації, та охоронця медзакладу. — Укрінформ.</text:p>
      <text:p text:style-name="P4">
Images: ['<text:a xlink:type="simple" xlink:href="https://static.ukrinform.com/photos/2023_06/thumb_files/630_360_1685644488-212.jpeg" text:style-name="Internet_20_link" text:visited-style-name="Visited_20_Internet_20_Link">
630_360_16856...</text:a>
']</text:p>
      <text:p text:style-name="P4">
Tags: ['Загибель', 'Лікарня', 'Затримання', 'Київ', 'Укриття']</text:p>
      <text:p text:style-name="P4">
Type: Article</text:p>
      <!--METADATA-->
      <text:p text:style-name="P4">
<draw:frame draw:style-name="fr1" draw:name="Image78" text:anchor-type="as-char" svg:width="6.9236in" svg:height="3.956343in" draw:z-index="0">
<draw:image xlink:href="../Images/yкринформ/2023-06-01T-52-29-00-03-00/630_360_1685644488-212.jpeg" xlink:type="simple" xlink:show="embed" xlink:actuate="onLoad" draw:mime-type="image/jpeg"/>
</draw:frame>
 Узв’язку із загибеллю людей через закрите укриття у Києві затримано трьохпосадовців, у тому числі першого заступника голови райдержадміністрації, таохоронця медзакладу.</text:p>
      <text:p text:style-name="P4">
Про це повідомляє Офіс генерального прокурора в <text:a xlink:type="simple" xlink:href="https://t.me/pgo_gov_ua/12790" text:style-name="Internet_20_link" text:visited-style-name="Visited_20_Internet_20_Link">
 Телеграмі</text:a>
 , передає Укрінформ.</text:p>
      <text:p text:style-name="P4">
"У межах розслідування трагічних наслідків через недопуск громадян до укриттяправоохоронцями у порядку ст. 208 КПК України затримано чотирьох осіб -першого заступника Деснянської РДА, директора медзакладу та його заступника, атакож охоронця. Наразі за процесуального керівництва Деснянської окружноїпрокуратури міста Києва трьом затриманим службовим особам готуєтьсяповідомлення про підозру за фактом службової недбалості, що спричинила тяжкінаслідки (ч. 2 ст. 367 КК України), а охоронцю - за фактом залишення внебезпеці, що призвело до смерті (ч. 3 ст. 135 КК України)", - йдеться уповідомленні.</text:p>
      <text:p text:style-name="P4">
Зазначається, що в межах слідства прокурори спільно з поліцією провели обшукиу двох Департаментах КМДА, приміщенні Деснянської РДА та у <text:a xlink:type="simple" xlink:href="https://www.ukrinform.ua/tag-bolnica" text:style-name="Internet_20_link" text:visited-style-name="Visited_20_Internet_20_Link">
 медзакладі</text:a>
 , де під час повітряної тривогигромадянам не надали доступ до укриття.</text:p>
      <text:p text:style-name="P4">
<text:span text:style-name="T4">
Читайте також:</text:span>
 <text:a xlink:type="simple" xlink:href="https://www.ukrinform.ua/rubric-kyiv/3717177-ukritta-u-kievi-maut-buti-vidcineni-postijno-kmda.html" text:style-name="Internet_20_link" text:visited-style-name="Visited_20_Internet_20_Link">
 <text:span text:style-name="T4">
Укриття</text:span>
 у Києві мають бути відчинені постійно - КМДА</text:a>
</text:p>
      <text:p text:style-name="P4">
Слідчі дії у кримінальному провадженні тривають.</text:p>
      <text:p text:style-name="P4">
Як повідомляв Укрінформ, у Києві загинули троє людей, зокрема дитина, які підчас повітряної тривоги намагалися потрапити у закрите бомбосховище. ПоліціяКиєва розпочала за цим фактом провадження щодо службової недбалості.</text:p>
      <text:p text:style-name="P4">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Meta представила новий шолом із віртуальною реальністю</text:span>
</text:h>
      <text:p text:style-name="P4">
Authors: Ukrinform (Person)</text:p>
      <text:p text:style-name="P4">
Publisher: Укринформ (Organization)</text:p>
      <text:p text:style-name="P4">
Published Time: 2023-06-01T-54:21:00+03:00</text:p>
      <text:p text:style-name="P4">
Modified Time: 2023-06-01T21:21:00+03:00</text:p>
      <text:p text:style-name="P4">
Description: Компанія Meta Platforms Inc американського мільярдера Марка Цукерберга 1 червня презентувала новий шолом із віртуальною реальністю Quest 3. — Укрінформ.</text:p>
      <text:p text:style-name="P4">
Images: ['<text:a xlink:type="simple" xlink:href="https://static.ukrinform.com/photos/2023_06/thumb_files/630_360_1685643349-453.jpg" text:style-name="Internet_20_link" text:visited-style-name="Visited_20_Internet_20_Link">
630_360_16856...</text:a>
']</text:p>
      <text:p text:style-name="P4">
Tags: ['Технології', 'Віртуальна реальність', 'Гаджети', 'Meta']</text:p>
      <text:p text:style-name="P4">
Type: Article</text:p>
      <!--METADATA-->
      <text:p text:style-name="P4">
<draw:frame draw:style-name="fr1" draw:name="Image79" text:anchor-type="as-char" svg:width="6.9236in" svg:height="3.956343in" draw:z-index="0">
<draw:image xlink:href="../Images/yкринформ/2023-06-01T-54-21-00-03-00/630_360_1685643349-453.jpg" xlink:type="simple" xlink:show="embed" xlink:actuate="onLoad" draw:mime-type="image/jpeg"/>
</draw:frame>
 КомпаніяMeta Platforms Inc американського мільярдера Марка Цукерберга 1 червняпрезентувала новий шолом із віртуальною реальністю Quest 3.</text:p>
      <text:p text:style-name="P4">
Як передає Укрінформ, про це повідомляє <text:a xlink:type="simple" xlink:href="https://www.cnbc.com/2023/06/01/meta-quest-3-unveiled-ahead-of-apples-planned-vr-headset-debut.html" text:style-name="Internet_20_link" text:visited-style-name="Visited_20_Internet_20_Link">
 CNBC</text:a>
 .</text:p>
      <text:p text:style-name="P4">
Ціна на Quest 3 буде починатися від 499 доларів США. Шолом є наступником MetaQuest 2, який був випущений восени 2020 року з початковою ціною у 299 доларів.</text:p>
      <text:p text:style-name="P4">
Зазначається, що Quest 3 на 40% тонший за свого попередника Quest 2. Крімтого, в новому хедсеті встановлений чип Qualcomm нового покоління.</text:p>
      <text:p text:style-name="P4">
Він має принаймні три камери на передній панелі, які можуть покращити деяківраження, коли користувач може бачити реальний світ навколо себе, одягаючигарнітуру та взаємодіючи з додатками.</text:p>
      <text:p text:style-name="P4">
«Високоточний колір, інноваційне машинне навчання та просторове розуміннядозволяють вам взаємодіяти з віртуальним вмістом і фізичним світом одночасно,створюючи безмежні можливості для дослідження», - заявили у компанії.</text:p>
      <text:p text:style-name="P4">
<text:span text:style-name="T4">
Читайте також:</text:span>
 <text:a xlink:type="simple" xlink:href="https://www.ukrinform.ua/rubric-technology/3675760-xiaomi-predstavila-bezdrotovi-arokulari.html" text:style-name="Internet_20_link" text:visited-style-name="Visited_20_Internet_20_Link">
 Xiaomi представила бездротові AR-окуляри</text:a>
</text:p>
      <text:p text:style-name="P4">
Очікується, що Apple представить свою конкурентну гарнітуру наступного тижня.</text:p>
      <text:p text:style-name="P4">
Як повідомляв <text:a xlink:type="simple" xlink:href="https://www.ukrinform.ua/rubric-technology/3708226-u-meta-pocali-testuvati-reklamni-instrumenti-na-osnovi-stucnogo-intelektu.html" text:style-name="Internet_20_link" text:visited-style-name="Visited_20_Internet_20_Link">
 Укрінформ </text:a>
 , у компанії Meta Platforms Inc заявили про початоктестування рекламних інструментів на основі штучного інтелекту (ШІ), якіможуть створювати такий контент, як фонові зображення і варіації написаноготексту.</text:p>
      <text:p text:style-name="P4">
<text:span text:style-name="T5">
Фото: Meta</text:span>
</text:p>
      <text:p text:style-name="P4">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Зеленський зустрівся з Макроном на саміті в Кишиневі</text:span>
</text:h>
      <text:p text:style-name="P4">
Authors: Ukrinform (Person)</text:p>
      <text:p text:style-name="P4">
Publisher: Укринформ (Organization)</text:p>
      <text:p text:style-name="P4">
Published Time: 2023-06-01T-56:17:00+03:00</text:p>
      <text:p text:style-name="P4">
Modified Time: 2023-06-01T21:17:00+03:00</text:p>
      <text:p text:style-name="P4">
Description: Президенти України та Франції на зустрічі у столиці Молдови підтвердили готовність розробити рамкові умови для початку підготовки пілотів ЗСУ, коли це буде доцільно. — Укрінформ.</text:p>
      <text:p text:style-name="P4">
Images: ['<text:a xlink:type="simple" xlink:href="https://static.ukrinform.com/photos/2023_05/thumb_files/630_360_1684099861-3760.jpeg" text:style-name="Internet_20_link" text:visited-style-name="Visited_20_Internet_20_Link">
630_360_16840...</text:a>
']</text:p>
      <text:p text:style-name="P4">
Tags: ['Авіація', 'Макрон', 'Молдова', 'Саміт', 'Зеленський', 'Війна з Росією']</text:p>
      <text:p text:style-name="P4">
Type: Article</text:p>
      <!--METADATA-->
      <text:p text:style-name="P4">
<draw:frame draw:style-name="fr1" draw:name="Image80" text:anchor-type="as-char" svg:width="6.9236in" svg:height="3.956343in" draw:z-index="0">
<draw:image xlink:href="../Images/yкринформ/2023-06-01T-56-17-00-03-00/630_360_1684099861-3760.jpeg" xlink:type="simple" xlink:show="embed" xlink:actuate="onLoad" draw:mime-type="image/jpeg"/>
</draw:frame>
Президенти України та Франції на зустрічі у столиці Молдови підтвердилиготовність розробити рамкові умови для початку підготовки пілотів ЗСУ, коли цебуде доцільно.</text:p>
      <text:p text:style-name="P4">
Як передає Укрінформ, про це йдеться у спільній заяві Володимира Зеленськогота Еммануеля Макрона, оприлюдненої на <text:a xlink:type="simple" xlink:href="http://www.president.gov.ua/news/spilna-zayava-prezidenta-ukrayini-volodimira-zelenskogo-ta-p-83333" text:style-name="Internet_20_link" text:visited-style-name="Visited_20_Internet_20_Link">
 сайті глави держави.</text:a>
</text:p>
      <text:p text:style-name="P4">
“Ми, президенти України та Франції, зустрілися сьогодні в Кишиневі, РеспублікаМолдова, на полях другого саміту Європейської політичної спільноти. ПрезидентиУкраїни та Франції підтвердили свою домовленість, досягнуту під часдвосторонньої зустрічі в Парижі 14 травня 2023 року допомогти захиститинаселення України від російських ударів шляхом підтримки Францієюспроможностей протиповітряної оборони України”, - зазначається в заяві.</text:p>
      <text:p text:style-name="P4">
<text:span text:style-name="T5">
Відео: Zelenskiy / Official</text:span>
</text:p>
      <text:p text:style-name="P4">
Відповідно до домовленостей на 12-й зустрічі у форматі Рамштайн 25 травня 2023року, президенти “підтвердили готовність розробити рамкові умови для початкупідготовки українських пілотів бойових <text:a xlink:type="simple" xlink:href="https://www.ukrinform.ua/tag-litak" text:style-name="Internet_20_link" text:visited-style-name="Visited_20_Internet_20_Link">
 літаків</text:a>
 , коли це буде доцільно для Повітрянихсил Збройних Сил України”.</text:p>
      <text:p text:style-name="P4">
<text:span text:style-name="T4">
Читайте також:</text:span>
 <text:a xlink:type="simple" xlink:href="https://www.ukrinform.ua/rubric-world/3716693-kraini-nato-maut-nadati-ukraini-nadijni-garantii-bezpeki-makron.html" text:style-name="Internet_20_link" text:visited-style-name="Visited_20_Internet_20_Link">
 Країни НАТО мають надати Україні надійні гарантії безпеки- <text:span text:style-name="T4">
Макрон</text:span>
 </text:a>
</text:p>
      <text:p text:style-name="P4">
“З урахуванням паралельних консультацій зі США та іншими зацікавленимикраїнами ми доручили нашим міністрам оборони спільно працювати з метоюрозробки офіційного рішення щодо конкретних обсягів і механізму підготовкипілотів та технічного персоналу на основі запиту української сторони, яке будеухвалене на наступній зустрічі у форматі Рамштайн усіма країнами – учасницямиініціативи з підготовки пілотів винищувальної авіації”, - заявили лідери двохдержав.</text:p>
      <text:p text:style-name="P4">
Як повідомлялося, <text:a xlink:type="simple" xlink:href="http://www.ukrinform.ua/rubric-ato/3709682-francia-gotova-navcati-ukrainskih-lotcikiv-makron.html" text:style-name="Internet_20_link" text:visited-style-name="Visited_20_Internet_20_Link">
 Еммануель Макрон заявив </text:a>
 , щоФранція та кілька інших європейських країн готові вже незабаром розпочатинавчання українських військових пілотів.</text:p>
      <text:p text:style-name="P4">
<text:span text:style-name="T5">
Фото: ОП</text:span>
</text:p>
      <text:p text:style-name="P4">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На Донеччині росіяни вбили цивільну, ще сімох поранили</text:span>
</text:h>
      <text:p text:style-name="P4">
Authors: Ukrinform (Person)</text:p>
      <text:p text:style-name="P4">
Publisher: Укринформ (Organization)</text:p>
      <text:p text:style-name="P4">
Published Time: 2023-06-01T-59:54:00+03:00</text:p>
      <text:p text:style-name="P4">
Modified Time: 2023-06-01T20:54:00+03:00</text:p>
      <text:p text:style-name="P4">
Description: Російські війська в четвер, 1 червня, завдали чергових ударів по Донецькій області, унаслідок чого загинула мирна жителька, ще семеро цивільних зазнали поранень. — Укрінформ.</text:p>
      <text:p text:style-name="P4">
Images: ['<text:a xlink:type="simple" xlink:href="https://static.ukrinform.com/photos/2023_06/thumb_files/630_360_1685641798-178.jpg" text:style-name="Internet_20_link" text:visited-style-name="Visited_20_Internet_20_Link">
630_360_16856...</text:a>
']</text:p>
      <text:p text:style-name="P4">
Tags: ['Донеччина', 'Поранені', 'Загибель', 'Війна з Росією']</text:p>
      <text:p text:style-name="P4">
Type: Article</text:p>
      <!--METADATA-->
      <text:p text:style-name="P4">
<draw:frame draw:style-name="fr1" draw:name="Image81" text:anchor-type="as-char" svg:width="6.9236in" svg:height="3.956343in" draw:z-index="0">
<draw:image xlink:href="../Images/yкринформ/2023-06-01T-59-54-00-03-00/630_360_1685641798-178.jpg" xlink:type="simple" xlink:show="embed" xlink:actuate="onLoad" draw:mime-type="image/jpeg"/>
</draw:frame>
 Російськівійська в четвер, 1 червня, завдали чергових ударів по Донецькій області,унаслідок чого загинула мирна жителька, ще семеро цивільних зазнали поранень.</text:p>
      <text:p text:style-name="P4">
Як передає Укрінформ, про це Офіс генерального прокурора повідомив у <text:a xlink:type="simple" xlink:href="https://t.me/pgo_gov_ua/12787" text:style-name="Internet_20_link" text:visited-style-name="Visited_20_Internet_20_Link">
Телеграмі </text:a>
 .</text:p>
      <text:p text:style-name="P4">
За фактами порушення законів і звичаїв війни (ч. ч. 1, 2 ст. 438 Кримінальногокодексу України) відкриті кримінальні провадження.</text:p>
      <text:p text:style-name="P4">
</text:p>
      <text:p text:style-name="P4">
Слідством встановлено, що 1 червня російські загарбники вкотре <text:a xlink:type="simple" xlink:href="https://www.ukrinform.ua/tag-obstril" text:style-name="Internet_20_link" text:visited-style-name="Visited_20_Internet_20_Link">
 вдарили</text:a>
 по населених пунктах області,використавши, зокрема, авіаційні бомби ФАБ-250 й артилерію.</text:p>
      <text:p text:style-name="P4">
</text:p>
      <text:p text:style-name="P4">
Ворожих обстрілів зазнали, зокрема, Красногорівка, Нью Йорк, Торецьк,Ласточкине й Антонівка. Поранення різного ступеня тяжкості дістали семероцивільних.</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text:p>
      <text:p text:style-name="P4">
В Авдіївці внаслідок скоєного росіянами танкового обстрілу загинула 47-річнажінка.</text:p>
      <text:p text:style-name="P4">
Як повідомляв <text:a xlink:type="simple" xlink:href="https://www.ukrinform.ua/rubric-regions/3716793-armia-rf-za-dobu-vbila-dvoh-mirnih-ziteliv-doneccini.html" text:style-name="Internet_20_link" text:visited-style-name="Visited_20_Internet_20_Link">
 Укрінформ </text:a>
 ,минулої доби в Донецькій області російські війська вбили двох мирних жителів,ще п’ятьом завдали поранень.</text:p>
      <text:p text:style-name="P4">
<text:span text:style-name="T5">
Фото: Офіс Генерального прокурора</text:span>
</text:p>
      <text:p text:style-name="P4">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Канада вперше запровадила санкції проти проросійських діячів Молдови</text:span>
</text:h>
      <text:p text:style-name="P4">
Authors: Ukrinform (Person)</text:p>
      <text:p text:style-name="P4">
Publisher: Укринформ (Organization)</text:p>
      <text:p text:style-name="P4">
Published Time: 2023-06-01T-61:45:00+03:00</text:p>
      <text:p text:style-name="P4">
Modified Time: 2023-06-01T20:45:00+03:00</text:p>
      <text:p text:style-name="P4">
Description: Канада вперше наклала санкції на ряд проросійських діячів Молдови. — Укрінформ.</text:p>
      <text:p text:style-name="P4">
Images: ['<text:a xlink:type="simple" xlink:href="https://static.ukrinform.com/photos/2023_06/thumb_files/630_360_1685641438-221.jpg" text:style-name="Internet_20_link" text:visited-style-name="Visited_20_Internet_20_Link">
630_360_16856...</text:a>
']</text:p>
      <text:p text:style-name="P4">
Tags: ['Канада', 'Молдова', 'Санкції', 'Росія']</text:p>
      <text:p text:style-name="P4">
Type: Article</text:p>
      <!--METADATA-->
      <text:p text:style-name="P4">
<draw:frame draw:style-name="fr1" draw:name="Image84" text:anchor-type="as-char" svg:width="6.9236in" svg:height="3.956343in" draw:z-index="0">
<draw:image xlink:href="../Images/yкринформ/2023-06-01T-61-45-00-03-00/630_360_1685641438-221.jpg" xlink:type="simple" xlink:show="embed" xlink:actuate="onLoad" draw:mime-type="image/jpeg"/>
</draw:frame>
 Канадавперше наклала санкції на ряд проросійських діячів Молдови.</text:p>
      <text:p text:style-name="P4">
Про це заявили у <text:a xlink:type="simple" xlink:href="https://www.canada.ca/fr/affaires-mondiales/nouvelles/2023/06/le-canada-annonce-des-sanctions-contre-des-collaborateurs-russes-en-moldova.html" text:style-name="Internet_20_link" text:visited-style-name="Visited_20_Internet_20_Link">
 Міністерстві закордонних справ Канади</text:a>
 ,передає Укрінформ.</text:p>
      <text:p text:style-name="P4">
“Цілеспрямовані санкції мають на меті підірвати спроможність Росіїпродовжувати своє невиправдане вторгнення в Україну через Молдову, протидіятидестабілізаційним діям РФ у регіоні та підтримати демократично обраний урядМолдови”, - йдеться у заяві.</text:p>
      <text:p text:style-name="P4">
У МЗС наголосили, що “оскільки Росія погрожує скористатися своєю присутністюна території Молдови проти України", ці <text:a xlink:type="simple" xlink:href="https://www.ukrinform.ua/tag-sankcii" text:style-name="Internet_20_link" text:visited-style-name="Visited_20_Internet_20_Link">
 санкції</text:a>
 перешкодять її зусиллям обмежитизастосування національним урядом Молдови суверенітету над всією територієюкраїни.</text:p>
      <text:p text:style-name="P4">
Зазначається, що під дію санкцій потрапили сім осіб, а також партія "Шор", яка“намагається дестабілізувати демократично обраний уряд Молдови на користьРосії”.</text:p>
      <text:p text:style-name="P4">
Зокрема, Канада запровадила санкції проти олігархів Володимира Плахотнюка таВ'ячеслава Платона, колишнього депутата Володимира Андронакі, лідера партії“Шор” Ілана Шора, політика Константина Ботнарі, колишнього заступника головиГоловного поліцейського інспекторату Георге Кавчаліу, а також депутата МариниТаубер.</text:p>
      <text:p text:style-name="P4">
Усе майно та кошти підсанкційних осіб на території Канади заморожується, а їмсамим забороняється в’їзд у країну.</text:p>
      <text:p text:style-name="P4">
<text:span text:style-name="T4">
Читайте також:</text:span>
 <text:a xlink:type="simple" xlink:href="https://www.ukrinform.ua/rubric-world/3717064-kanada-vvede-sankcii-proti-rosijskih-oligarhiv-za-sprobu-vtrucanna-u-vnutrisni-spravi-moldovi.html" text:style-name="Internet_20_link" text:visited-style-name="Visited_20_Internet_20_Link">
 Канада введе <text:span text:style-name="T4">
санкції</text:span>
 проти російських олігархів заспробу втручання у внутрішні справи Молдови </text:a>
</text:p>
      <text:p text:style-name="P4">
Санкції проти проросійських діячів у Молдові Канада запроваджує вперше. Цейкрок було анонсовано минулого місяця прем’єр-міністром Джастіном Трюдо післязустрічі з президентом Молдови Маєю Санду в Оттаві.</text:p>
      <text:p text:style-name="P4">
Як повідомляв <text:a xlink:type="simple" xlink:href="https://www.ukrinform.ua/rubric-world/3695626-u-moldovi-zasudili-do-15-rokiv-vaznici-lidera-prorosijskoi-partii-sor.html" text:style-name="Internet_20_link" text:visited-style-name="Visited_20_Internet_20_Link">
 Укрінформ </text:a>
 , 13 квітня Апеляційна палата Кишинева засудила депутата-втікача, лідера партії «Шор» Ілана Шора до 15 років ув’язнення з конфіскацієюмайна на 5 мільярдів леїв (понад 270 мільйонів доларів). Також суд заборонивШору обіймати посади в банківській системі впродовж п'яти років та конфіскувавйого активи на користь держави.</text:p>
      <text:p text:style-name="P4">
Представники проросійської партії «Шор» неодноразово організовувалиантиурядові акції у Молдові з метою дестабілізувати ситуацію у країні.</text:p>
      <text:p text:style-name="P4">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Росія використовує для депортації українських дітей територію Білорусі - Верещук</text:span>
</text:h>
      <text:p text:style-name="P4">
Authors: Ukrinform (Person)</text:p>
      <text:p text:style-name="P4">
Publisher: Укринформ (Organization)</text:p>
      <text:p text:style-name="P4">
Published Time: 2023-06-01T-63:28:00+03:00</text:p>
      <text:p text:style-name="P4">
Modified Time: 2023-06-01T20:28:00+03:00</text:p>
      <text:p text:style-name="P4">
Description: Росіяни використовують територію Білорусі для вивезення дітей з України. — Укрінформ.</text:p>
      <text:p text:style-name="P4">
Images: ['<text:a xlink:type="simple" xlink:href="https://static.ukrinform.com/photos/2022_11/thumb_files/630_360_1667700021-358.jpg" text:style-name="Internet_20_link" text:visited-style-name="Visited_20_Internet_20_Link">
630_360_16677...</text:a>
']</text:p>
      <text:p text:style-name="P4">
Tags: ['Депортація', 'Діти', 'Росія', 'Верещук', 'Війна з Росією', 'Єдині новини']</text:p>
      <text:p text:style-name="P4">
Type: Article</text:p>
      <!--METADATA-->
      <text:p text:style-name="P4">
<draw:frame draw:style-name="fr1" draw:name="Image85" text:anchor-type="as-char" svg:width="6.9236in" svg:height="3.956343in" draw:z-index="0">
<draw:image xlink:href="../Images/yкринформ/2023-06-01T-63-28-00-03-00/630_360_1667700021-358.jpg" xlink:type="simple" xlink:show="embed" xlink:actuate="onLoad" draw:mime-type="image/jpeg"/>
</draw:frame>
 Росіянивикористовують територію Білорусі для вивезення дітей з України.</text:p>
      <text:p text:style-name="P4">
Про це віцепрем'єр - міністр з питань реінтеграції тимчасово окупованихтериторій Ірина Верещук сказала в ефірі телемарафону “Єдині новини”,повідомляє Укрінформ.</text:p>
      <text:p text:style-name="P4">
“Дійсно, Білорусь використовується як територія для вивезення наших дітей. І внас є факти, які це підтверджують”, - сказала Верещук.</text:p>
      <text:p text:style-name="P4">
За її словами, в <text:a xlink:type="simple" xlink:href="https://www.ukrinform.ua/tag-rosia" text:style-name="Internet_20_link" text:visited-style-name="Visited_20_Internet_20_Link">
 Росії </text:a>
 “є так званийдержавний банк дітей, і там зараз наші українські діти”.</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text:span text:style-name="T4">
депорт</text:span>
 ованих дітей </text:a>
</text:p>
      <text:p text:style-name="P4">
“Журналісти-розслідувачі вже нарахували більше 2, 5 тисяч таких дітей. І цеабсолютний злочин, який свідомо, публічно вчиняє Росія. Тепер ми говоримо проте, куди їх вивозять: по всіх територіях, по всій території Росії. В томучислі це Кавказ і Сибір. В тому числі, це всі решта регіонів. І на сьогоднінам дуже важко знайти інформацію про них, однак це можливо і ми дякуємо тим,хто таку інформацію нам дає”, - підкреслила Верещук.</text:p>
      <text:p text:style-name="P4">
За її словами, Україні вже вдалося повернути 371 дитину.</text:p>
      <text:p text:style-name="P4">
“І цей процес триває, він дійсно дуже важкий, бо, власне, на повернення дітейміжнародна спільнота вплинути не може. Ви чули, напевно, про волонтерів, вичули, напевно, про громадські організації, про те, як держава це робить, алеміжнародні організації безсилі. І тут питання саме до цивілізованого світу -як зробити так, щоб ті організації, які покликані й мають мандат захищатидітей не тільки українських - всіх у світі у зонах конфлікту, зробили все відних залежне і були долучені до механізму повернення дітей. Поки що цьогомеханізму як дієвого формату немає”, - зазначила Верещук.</text:p>
      <text:p text:style-name="P4">
<text:span text:style-name="T4">
Читайте також:</text:span>
 <text:a xlink:type="simple" xlink:href="https://www.ukrinform.ua/rubric-society/3716771-rosia-deportuvala-ponad-45-tisaci-sirit-i-ditej-bez-batkivskogo-pikluvanna-veresuk.html" text:style-name="Internet_20_link" text:visited-style-name="Visited_20_Internet_20_Link">
 Росія депортувала понад 4,5 тисячі сиріт і дітей безбатьківського піклування - <text:span text:style-name="T4">
Верещук</text:span>
 </text:a>
</text:p>
      <text:p text:style-name="P4">
Як повідомлялося, раніше Ірина Верещук зазначила, що наразі ідентифікованощонайменше 20 тис. дітей, депортованих Росією, понад 4,5 тис. з яких маютьстатус сироти або позбавлені батьківського піклування.</text:p>
      <text:p text:style-name="P4">
<text:span text:style-name="T5">
Фото: Мінрегіон</text:span>
</text:p>
      <text:p text:style-name="P4">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Сунак: Законне місце України – в НАТО</text:span>
</text:h>
      <text:p text:style-name="P4">
Authors: Ukrinform (Person)</text:p>
      <text:p text:style-name="P4">
Publisher: Укринформ (Organization)</text:p>
      <text:p text:style-name="P4">
Published Time: 2023-06-01T-65:27:00+03:00</text:p>
      <text:p text:style-name="P4">
Modified Time: 2023-06-01T20:27:00+03:00</text:p>
      <text:p text:style-name="P4">
Description: Прем’єр-міністр Великої Британії Ріші Сунак заявив, що законне місце України — у Північноатлантичному альянсі. — Укрінформ.</text:p>
      <text:p text:style-name="P4">
Images: ['<text:a xlink:type="simple" xlink:href="https://static.ukrinform.com/photos/2023_05/thumb_files/630_360_1684488694-948.jpg" text:style-name="Internet_20_link" text:visited-style-name="Visited_20_Internet_20_Link">
630_360_16844...</text:a>
']</text:p>
      <text:p text:style-name="P4">
Tags: ['НАТО', 'Україна', 'Ріші Сунак']</text:p>
      <text:p text:style-name="P4">
Type: Article</text:p>
      <!--METADATA-->
      <text:p text:style-name="P4">
<draw:frame draw:style-name="fr1" draw:name="Image86" text:anchor-type="as-char" svg:width="6.9236in" svg:height="3.956343in" draw:z-index="0">
<draw:image xlink:href="../Images/yкринформ/2023-06-01T-65-27-00-03-00/630_360_1684488694-948.jpg" xlink:type="simple" xlink:show="embed" xlink:actuate="onLoad" draw:mime-type="image/jpeg"/>
</draw:frame>
 Прем’єр-міністр Великої Британії Ріші Сунак заявив, що законне місце України — уПівнічноатлантичному альянсі.</text:p>
      <text:p text:style-name="P4">
Як передає Укрінформ, про це він сказав у коментарі <text:a xlink:type="simple" xlink:href="http://www.cnbc.com/2023/06/01/british-pm-rishi-sunak-says-ukraines-rightful-place-is-in-nato.html" text:style-name="Internet_20_link" text:visited-style-name="Visited_20_Internet_20_Link">
 CNBC</text:a>
 у Кишиневі, де проходить друга зустрічЄвропейської політичної спільноти.</text:p>
      <text:p text:style-name="P4">
«Я згоден з генеральним секретарем НАТО: Україні законне місце в НАТО», -заявив Сунак.</text:p>
      <text:p text:style-name="P4">
Прем’єр-міністр <text:a xlink:type="simple" xlink:href="https://www.ukrinform.ua/tag-britania" text:style-name="Internet_20_link" text:visited-style-name="Visited_20_Internet_20_Link">
 Великої Британії </text:a>
зазначив, що країни-союзники надсилають сильний сигнал президенту РосіїВолодимиру Путіну про те, що вони захищатимуть безпеку України вдовгостроковій перспективі.</text:p>
      <text:p text:style-name="P4">
«Ми хочемо переконатися, що запровадили заходи безпеки для України надовгострокову перспективу і що надіслали дуже сильний сигнал ВолодимируПутіну, що ми нікуди не йдемо. Ми тут залишаємося і продовжуватимемопідтримувати Україну не тільки зараз, а й у майбутньому», - зазначив Сунак.</text:p>
      <text:p text:style-name="P4">
<text:span text:style-name="T4">
Читайте також:</text:span>
 <text:a xlink:type="simple" xlink:href="https://www.ukrinform.ua/rubric-polytics/3717118-rumunia-pidtrimue-ukrainu-na-slahu-v-evrosouz-i-nato-prezidenti-pidpisali-deklaraciu.html" text:style-name="Internet_20_link" text:visited-style-name="Visited_20_Internet_20_Link">
 Румунія підтримує Україну на шляху в Євросоюз і <text:span text:style-name="T4">
НАТО</text:span>
- президенти підписали декларацію </text:a>
</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Україні, захист демократії, зміцненняенергетичної безпеки та стійкості європейських держав.</text:p>
      <text:p text:style-name="P4">
Фото: Getty Images</text:p>
      <text:p text:style-name="P4">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Poltavska Oblast(06:02). Red Alert: aerial threat. Sirens sounding. Take cover now!</text:span>
</text:h>
      <text:p text:style-name="P4">
Authors: liveuamap (Language: en)</text:p>
      <text:p text:style-name="P4">
Time: 2023-06-01T00:02:00</text:p>
      <text:p text:style-name="P4">
Location: Poltavska Oblast (Latitude:49.47634 Longtitude:33.81864)</text:p>
      <text:p text:style-name="P4">
Videos: []</text:p>
      <text:p text:style-name="P4">
Images: []</text:p>
      <text:p text:style-name="P4">
Tags: ["Europe", "Central and Eastern Europe"]</text:p>
      <text:p text:style-name="P4">
ID: 22566855</text:p>
      <!--METADATA-->
      <text:p text:style-name="P4">
Poltavska Oblast(06:02). Red Alert: aerial threat. Sirens sounding. Take covernow!</text:p>
      <text:p text:style-name="P4">
News Collection Link: <text:a xlink:type="simple" xlink:href="https://liveuamap.com/en/2023/01-june-poltavska-oblast0602-red-alert-aerialg" text:style-name="Internet_20_link" text:visited-style-name="Visited_20_Internet_20_Link">
https://liveuamap.com/en/2023/01-june-poltavska-oblast0602-red-alert-aerialg</text:a>
</text:p>
      <text:p text:style-name="P4">
Source: <text:a xlink:type="simple" xlink:href="https://t.me/air_alert_ua/46955" text:style-name="Internet_20_link" text:visited-style-name="Visited_20_Internet_20_Link">
https://t.me/air_alert_ua/46955</text:a>
</text:p>
      <!--NEWS-->
      <text:h text:style-name="P10" text:outline-level="1">
<text:span text:style-name="T4">
Zaporizka Oblast(06:02). Red Alert: aerial threat. Sirens sounding. Take cover now!</text:span>
</text:h>
      <text:p text:style-name="P4">
Authors: liveuamap (Language: en)</text:p>
      <text:p text:style-name="P4">
Time: 2023-06-01T00:03:00</text:p>
      <text:p text:style-name="P4">
Location: Zaporizka Oblast (Latitude:47.611491 Longtitude:35.765141)</text:p>
      <text:p text:style-name="P4">
Videos: []</text:p>
      <text:p text:style-name="P4">
Images: []</text:p>
      <text:p text:style-name="P4">
Tags: ["Europe", "Central and Eastern Europe"]</text:p>
      <text:p text:style-name="P4">
ID: 22566856</text:p>
      <!--METADATA-->
      <text:p text:style-name="P4">
Zaporizka Oblast(06:02). Red Alert: aerial threat. Sirens sounding. Take covernow!</text:p>
      <text:p text:style-name="P4">
News Collection Link: <text:a xlink:type="simple" xlink:href="https://liveuamap.com/en/2023/01-june-zaporizka-oblast0602-red-alert-aerialg" text:style-name="Internet_20_link" text:visited-style-name="Visited_20_Internet_20_Link">
https://liveuamap.com/en/2023/01-june-zaporizka-oblast0602-red-alert-aerialg</text:a>
</text:p>
      <text:p text:style-name="P4">
Source: <text:a xlink:type="simple" xlink:href="https://t.me/suspilnezaporizhzhya/13228" text:style-name="Internet_20_link" text:visited-style-name="Visited_20_Internet_20_Link">
https://t.me/suspilnezaporizhzhya/13228</text:a>
</text:p>
      <!--NEWS-->
      <text:h text:style-name="P10" text:outline-level="1">
<text:span text:style-name="T4">
Sumska Oblast, Kharkiv, Kharkivska Oblast, Donetsk Oblast(06:04). Red Alert: aerial threat. S...</text:span>
</text:h>
      <text:p text:style-name="P4">
Authors: liveuamap (Language: en)</text:p>
      <text:p text:style-name="P4">
Time: 2023-06-01T00:04:00</text:p>
      <text:p text:style-name="P4">
Location: Sumska Oblast (Latitude:51.00032 Longtitude:33.99931)</text:p>
      <text:p text:style-name="P4">
Videos: []</text:p>
      <text:p text:style-name="P4">
Images: []</text:p>
      <text:p text:style-name="P4">
Tags: ["Europe", "Central and Eastern Europe"]</text:p>
      <text:p text:style-name="P4">
ID: 22566857</text:p>
      <!--METADATA-->
      <text:p text:style-name="P4">
Sumska Oblast, Kharkiv, Kharkivska Oblast, Donetsk Oblast(06:04). Red Alert:aerial threat. Sirens sounding. Take cover now!</text:p>
      <text:p text:style-name="P4">
News Collection Link: <text:a xlink:type="simple" xlink:href="https://liveuamap.com/en/2023/01-june-sumska-oblast-kharkiv-kharkivska-oblag" text:style-name="Internet_20_link" text:visited-style-name="Visited_20_Internet_20_Link">
https://liveuamap.com/en/2023/01-june-sumska-oblast-kharkiv-kharkivska-oblag</text:a>
</text:p>
      <text:p text:style-name="P4">
Source: <text:a xlink:type="simple" xlink:href="https://t.me/air_alert_ua/46959" text:style-name="Internet_20_link" text:visited-style-name="Visited_20_Internet_20_Link">
https://t.me/air_alert_ua/46959</text:a>
</text:p>
      <!--NEWS-->
      <text:h text:style-name="P10" text:outline-level="1">
<text:span text:style-name="T4">
Dnipro, Dnipropetrovska Oblast(06:05). Red Alert: aerial threat. Sirens sounding. Take cover ...</text:span>
</text:h>
      <text:p text:style-name="P4">
Authors: liveuamap (Language: en)</text:p>
      <text:p text:style-name="P4">
Time: 2023-06-01T00:06:00</text:p>
      <text:p text:style-name="P4">
Location: Dnipro (Latitude:48.45930000 Longtitude:35.03865000)</text:p>
      <text:p text:style-name="P4">
Videos: []</text:p>
      <text:p text:style-name="P4">
Images: []</text:p>
      <text:p text:style-name="P4">
Tags: ["Europe", "Central and Eastern Europe"]</text:p>
      <text:p text:style-name="P4">
ID: 22566858</text:p>
      <!--METADATA-->
      <text:p text:style-name="P4">
Dnipro, Dnipropetrovska Oblast(06:05). Red Alert: aerial threat. Sirenssounding. Take cover now!</text:p>
      <text:p text:style-name="P4">
News Collection Link: <text:a xlink:type="simple" xlink:href="https://liveuamap.com/en/2023/01-june-dnipro-dnipropetrovska-oblast0605-redg" text:style-name="Internet_20_link" text:visited-style-name="Visited_20_Internet_20_Link">
https://liveuamap.com/en/2023/01-june-dnipro-dnipropetrovska-oblast0605-redg</text:a>
</text:p>
      <text:p text:style-name="P4">
Source: <text:a xlink:type="simple" xlink:href="https://t.me/suspilnednipro/16125" text:style-name="Internet_20_link" text:visited-style-name="Visited_20_Internet_20_Link">
https://t.me/suspilnednipro/16125</text:a>
</text:p>
      <!--NEWS-->
      <text:h text:style-name="P10" text:outline-level="1">
<text:span text:style-name="T4">
Kyiv(06:29). Red Alert: aerial threat. Sirens sounding. Take cover now!</text:span>
</text:h>
      <text:p text:style-name="P4">
Authors: liveuamap (Language: en)</text:p>
      <text:p text:style-name="P4">
Time: 2023-06-01T00:30:00</text:p>
      <text:p text:style-name="P4">
Location: Kyiv (Latitude:50.44349 Longtitude:30.53029)</text:p>
      <text:p text:style-name="P4">
Videos: []</text:p>
      <text:p text:style-name="P4">
Images: []</text:p>
      <text:p text:style-name="P4">
Tags: ["Europe", "Central and Eastern Europe"]</text:p>
      <text:p text:style-name="P4">
ID: 22566860</text:p>
      <!--METADATA-->
      <text:p text:style-name="P4">
Kyiv(06:29). Red Alert: aerial threat. Sirens sounding. Take cover now!</text:p>
      <text:p text:style-name="P4">
News Collection Link: <text:a xlink:type="simple" xlink:href="https://liveuamap.com/en/2023/01-june-kyiv0629-red-alert-aerial-threat-sireg" text:style-name="Internet_20_link" text:visited-style-name="Visited_20_Internet_20_Link">
https://liveuamap.com/en/2023/01-june-kyiv0629-red-alert-aerial-threat-sireg</text:a>
</text:p>
      <text:p text:style-name="P4">
Source: <text:a xlink:type="simple" xlink:href="https://t.me/KyivCityOfficial/6902" text:style-name="Internet_20_link" text:visited-style-name="Visited_20_Internet_20_Link">
https://t.me/KyivCityOfficial/6902</text:a>
</text:p>
      <!--NEWS-->
      <text:h text:style-name="P10" text:outline-level="1">
<text:span text:style-name="T4">
Kyiv Oblast(06:32). Red Alert: aerial threat. Sirens sounding. Take cover now!</text:span>
</text:h>
      <text:p text:style-name="P4">
Authors: liveuamap (Language: en)</text:p>
      <text:p text:style-name="P4">
Time: 2023-06-01T00:33:00</text:p>
      <text:p text:style-name="P4">
Location: Kyiv Oblast (Latitude:50.2409 Longtitude:30.23119)</text:p>
      <text:p text:style-name="P4">
Videos: []</text:p>
      <text:p text:style-name="P4">
Images: []</text:p>
      <text:p text:style-name="P4">
Tags: ["Europe", "Central and Eastern Europe"]</text:p>
      <text:p text:style-name="P4">
ID: 22566861</text:p>
      <!--METADATA-->
      <text:p text:style-name="P4">
Kyiv Oblast(06:32). Red Alert: aerial threat. Sirens sounding. Take cover now!</text:p>
      <text:p text:style-name="P4">
News Collection Link: <text:a xlink:type="simple" xlink:href="https://liveuamap.com/en/2023/01-june-kyiv-oblast0632-red-alert-aerial-threg" text:style-name="Internet_20_link" text:visited-style-name="Visited_20_Internet_20_Link">
https://liveuamap.com/en/2023/01-june-kyiv-oblast0632-red-alert-aerial-threg</text:a>
</text:p>
      <text:p text:style-name="P4">
Source: <text:a xlink:type="simple" xlink:href="https://t.me/air_alert_ua/46962" text:style-name="Internet_20_link" text:visited-style-name="Visited_20_Internet_20_Link">
https://t.me/air_alert_ua/46962</text:a>
</text:p>
      <!--NEWS-->
      <text:h text:style-name="P10" text:outline-level="1">
<text:span text:style-name="T4">
Volynska Oblast(07:00). Red Alert: aerial threat. Sirens sounding. Take cover now!</text:span>
</text:h>
      <text:p text:style-name="P4">
Authors: liveuamap (Language: en)</text:p>
      <text:p text:style-name="P4">
Time: 2023-06-01T01:02:00</text:p>
      <text:p text:style-name="P4">
Location: Volynska Oblast (Latitude:51.16667000 Longtitude:24.86667000)</text:p>
      <text:p text:style-name="P4">
Videos: []</text:p>
      <text:p text:style-name="P4">
Images: []</text:p>
      <text:p text:style-name="P4">
Tags: ["Europe", "Central and Eastern Europe"]</text:p>
      <text:p text:style-name="P4">
ID: 22566862</text:p>
      <!--METADATA-->
      <text:p text:style-name="P4">
Volynska Oblast(07:00). Red Alert: aerial threat. Sirens sounding. Take covernow!</text:p>
      <text:p text:style-name="P4">
News Collection Link: <text:a xlink:type="simple" xlink:href="https://liveuamap.com/en/2023/01-june-volynska-oblast0700-red-alert-aerial-g" text:style-name="Internet_20_link" text:visited-style-name="Visited_20_Internet_20_Link">
https://liveuamap.com/en/2023/01-june-volynska-oblast0700-red-alert-aerial-g</text:a>
</text:p>
      <text:p text:style-name="P4">
Source: <text:a xlink:type="simple" xlink:href="https://t.me/air_alert_ua/46970" text:style-name="Internet_20_link" text:visited-style-name="Visited_20_Internet_20_Link">
https://t.me/air_alert_ua/46970</text:a>
</text:p>
      <!--NEWS-->
      <text:h text:style-name="P10" text:outline-level="1">
<text:span text:style-name="T4">
Rivne, Rivnenska Oblast(07:02). Red Alert: aerial threat. Sirens sounding. Take cover now!</text:span>
</text:h>
      <text:p text:style-name="P4">
Authors: liveuamap (Language: en)</text:p>
      <text:p text:style-name="P4">
Time: 2023-06-01T01:03:00</text:p>
      <text:p text:style-name="P4">
Location: Rivne (Latitude:50.6034445 Longtitude:26.257603168487)</text:p>
      <text:p text:style-name="P4">
Videos: []</text:p>
      <text:p text:style-name="P4">
Images: []</text:p>
      <text:p text:style-name="P4">
Tags: ["Europe", "Central and Eastern Europe"]</text:p>
      <text:p text:style-name="P4">
ID: 22566863</text:p>
      <!--METADATA-->
      <text:p text:style-name="P4">
Rivne, Rivnenska Oblast(07:02). Red Alert: aerial threat. Sirens sounding.Take cover now!</text:p>
      <text:p text:style-name="P4">
News Collection Link: <text:a xlink:type="simple" xlink:href="https://liveuamap.com/en/2023/01-june-rivne-rivnenska-oblast0702-red-alert-g" text:style-name="Internet_20_link" text:visited-style-name="Visited_20_Internet_20_Link">
https://liveuamap.com/en/2023/01-june-rivne-rivnenska-oblast0702-red-alert-g</text:a>
</text:p>
      <text:p text:style-name="P4">
Source: <text:a xlink:type="simple" xlink:href="https://t.me/air_alert_ua/46971" text:style-name="Internet_20_link" text:visited-style-name="Visited_20_Internet_20_Link">
https://t.me/air_alert_ua/46971</text:a>
</text:p>
      <!--NEWS-->
      <text:h text:style-name="P10" text:outline-level="1">
<text:span text:style-name="T4">
Clashes at the border near Schebekyne. Reportedly Schebekyne border post was attacked by sabo...</text:span>
</text:h>
      <text:p text:style-name="P4">
Authors: liveuamap (Language: en)</text:p>
      <text:p text:style-name="P4">
Time: 2023-06-01T01:07:34</text:p>
      <text:p text:style-name="P4">
Location: Kharkiv Oblast (Latitude:50.34937 Longtitude:36.91507)</text:p>
      <text:p text:style-name="P4">
Videos: []</text:p>
      <text:p text:style-name="P4">
Images: []</text:p>
      <text:p text:style-name="P4">
Tags: ["Russia", "Central and Eastern Europe"]</text:p>
      <text:p text:style-name="P4">
ID: 22566865</text:p>
      <!--METADATA-->
      <text:p text:style-name="P4">
Clashes at the border near Schebekyne. Reportedly Schebekyne border post wasattacked by sabouters. Road between Maslova Prystan and Schebekyne closed</text:p>
      <text:p text:style-name="P4">
News Collection Link: <text:a xlink:type="simple" xlink:href="https://liveuamap.com/en/2023/1-june-clashes-at-the-border-near-schebekyne-reportedly-schebekyne" text:style-name="Internet_20_link" text:visited-style-name="Visited_20_Internet_20_Link">
https://liveuamap.com/en/2023/1-june-clashes-at-the-border-near-schebekyne-reportedly-schebekyne</text:a>
</text:p>
      <text:p text:style-name="P4">
Source: <text:a xlink:type="simple" xlink:href="https://t.me/bazabazon/18165" text:style-name="Internet_20_link" text:visited-style-name="Visited_20_Internet_20_Link">
https://t.me/bazabazon/18165</text:a>
</text:p>
      <!--NEWS-->
      <text:h text:style-name="P10" text:outline-level="1">
<text:span text:style-name="T4">
Preliminary Ukrainian air defense shot down 10 of 10 Iskander missiles, launched at Kyiv and ...</text:span>
</text:h>
      <text:p text:style-name="P4">
Authors: liveuamap (Language: en)</text:p>
      <text:p text:style-name="P4">
Time: 2023-06-01T01:11:39</text:p>
      <text:p text:style-name="P4">
Location: Kyiv,Kyiv city (Latitude:50.48984 Longtitude:30.62525)</text:p>
      <text:p text:style-name="P4">
Videos: []</text:p>
      <text:p text:style-name="P4">
Images: []</text:p>
      <text:p text:style-name="P4">
Tags: ["Europe", "Central and Eastern Europe"]</text:p>
      <text:p text:style-name="P4">
ID: 22566866</text:p>
      <!--METADATA-->
      <text:p text:style-name="P4">
Preliminary Ukrainian air defense shot down 10 of 10 Iskander missiles,launched at Kyiv and region</text:p>
      <text:p text:style-name="P4">
News Collection Link: <text:a xlink:type="simple" xlink:href="https://liveuamap.com/en/2023/1-june-preliminary-ukrainian-air-defense-shot-down-10-of" text:style-name="Internet_20_link" text:visited-style-name="Visited_20_Internet_20_Link">
https://liveuamap.com/en/2023/1-june-preliminary-ukrainian-air-defense-shot-down-10-of</text:a>
</text:p>
      <text:p text:style-name="P4">
Source: <text:a xlink:type="simple" xlink:href="https://t.me/suspilnechernihiv/19109" text:style-name="Internet_20_link" text:visited-style-name="Visited_20_Internet_20_Link">
https://t.me/suspilnechernihiv/19109</text:a>
</text:p>
      <!--NEWS-->
      <text:h text:style-name="P10" text:outline-level="1">
<text:span text:style-name="T4">
Ukrainian air defense shot down 7 Iskander-M SRBMs and 3 Iskander-K GLCMs in Kyiv and region</text:span>
</text:h>
      <text:p text:style-name="P4">
Authors: liveuamap (Language: en)</text:p>
      <text:p text:style-name="P4">
Time: 2023-06-01T01:21:02</text:p>
      <text:p text:style-name="P4">
Location: Kyiv, Kyiv city (Latitude:50.46603 Longtitude:30.53289)</text:p>
      <text:p text:style-name="P4">
Videos: []</text:p>
      <text:p text:style-name="P4">
Images: ["<text:a xlink:type="simple" xlink:href="https://liveuamap.com/pics/2023/06/01/22566868_0.jpg" text:style-name="Internet_20_link" text:visited-style-name="Visited_20_Internet_20_Link">
22566868_0.jpg</text:a>
"]</text:p>
      <text:p text:style-name="P4">
Tags: ["Europe", "Central and Eastern Europe"]</text:p>
      <text:p text:style-name="P4">
ID: 22566868</text:p>
      <!--METADATA-->
      <text:p text:style-name="P4">
Ukrainian air defense shot down 7 Iskander-M SRBMs and 3 Iskander-K GLCMs inKyiv and region</text:p>
      <text:p text:style-name="P4">
<draw:frame draw:style-name="fr1" draw:name="Image87" text:anchor-type="as-char" svg:width="6.9236in" svg:height="6.9236in" draw:z-index="0">
<draw:image xlink:href="../Images/liveuamap/2023-06-01T01-21-02/22566868_0.jpg" xlink:type="simple" xlink:show="embed" xlink:actuate="onLoad" draw:mime-type="image/jpeg"/>
</draw:frame>
</text:p>
      <text:p text:style-name="P4">
News Collection Link: <text:a xlink:type="simple" xlink:href="https://liveuamap.com/en/2023/1-june-ukrainian-air-defense-shot-down-7-iskanderm-srbms" text:style-name="Internet_20_link" text:visited-style-name="Visited_20_Internet_20_Link">
https://liveuamap.com/en/2023/1-june-ukrainian-air-defense-shot-down-7-iskanderm-srbms</text:a>
</text:p>
      <text:p text:style-name="P4">
Source: <text:a xlink:type="simple" xlink:href="https://t.me/kpszsu/2548" text:style-name="Internet_20_link" text:visited-style-name="Visited_20_Internet_20_Link">
https://t.me/kpszsu/2548</text:a>
</text:p>
      <!--NEWS-->
      <text:h text:style-name="P10" text:outline-level="1">
<text:span text:style-name="T4">
At Sivershchyna and Slobozhanschyna directions Russian army shelled Karpovychi, Tymonovychy, ...</text:span>
</text:h>
      <text:p text:style-name="P4">
Authors: liveuamap (Language: en)</text:p>
      <text:p text:style-name="P4">
Time: 2023-06-01T01:45:00</text:p>
      <text:p text:style-name="P4">
Location: Kharkiv Oblast (Latitude:50.33122 Longtitude:36.92162)</text:p>
      <text:p text:style-name="P4">
Videos: []</text:p>
      <text:p text:style-name="P4">
Images: []</text:p>
      <text:p text:style-name="P4">
Tags: ["Russia"]</text:p>
      <text:p text:style-name="P4">
ID: 22566926</text:p>
      <!--METADATA-->
      <text:p text:style-name="P4">
At Sivershchyna and Slobozhanschyna directions Russian army shelledKarpovychi, Tymonovychy, Yanzhulivka, Halahanivka of Chernihiv region,Seredyna-Buda, Prohres, Fotovyzh, Studenok, Hirky, Atynske, Shpyl, Uhroyidy,Velyka Pysarivka of Sumy region, also Udy, Hoptivka, Lyptsi, Strilecha,Zelene, Ternova, Starytsya, Hatysche, Vovchansk, Pletenivka, VovchanskiKhutory, Ohirtseve, Mala Vovcha, Varvarivka, Chuhunivka, Ambarne, Hryhorivkaof Kharkiv region. Russian aviation conducted airstrike at Pletenivka ofKharkiv region, - General Staff of Armed Forces of Ukraine says in the morningreport</text:p>
      <text:p text:style-name="P4">
News Collection Link: <text:a xlink:type="simple" xlink:href="https://liveuamap.com/en/2023/1-june-at-sivershchyna-and-slobozhanschyna-directions-russian" text:style-name="Internet_20_link" text:visited-style-name="Visited_20_Internet_20_Link">
https://liveuamap.com/en/2023/1-june-at-sivershchyna-and-slobozhanschyna-directions-russian</text:a>
</text:p>
      <text:p text:style-name="P4">
Source: <text:a xlink:type="simple" xlink:href="https://t.me/lumsrc/4956" text:style-name="Internet_20_link" text:visited-style-name="Visited_20_Internet_20_Link">
https://t.me/lumsrc/495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1T01:50:22</text:p>
      <text:p text:style-name="P4">
Location: Marinka, Donetsk Oblast (Latitude:47.94176 Longtitude:37.49805)</text:p>
      <text:p text:style-name="P4">
Videos: []</text:p>
      <text:p text:style-name="P4">
Images: []</text:p>
      <text:p text:style-name="P4">
Tags: ["Russia"]</text:p>
      <text:p text:style-name="P4">
ID: 22566875</text:p>
      <!--METADATA-->
      <text:p text:style-name="P4">
Russian forces conducting offensive actions in Donetsk and Luhansk regions.Ukrainian military had 21 combat engagements with Russian forces nearMasutivka of Kharkiv region, Novoselivske and Stelmakhivka of Luhansk region,Bilohorivka, Orikhovo-Vasylivka and Bila Hora, Maryinka, - General Staff ofArmed Forces of Ukraine says in the morning report</text:p>
      <text:p text:style-name="P4">
News Collection Link: <text:a xlink:type="simple" xlink:href="https://liveuamap.com/en/2023/1-june-russian-forces-conducting-offensive-actions-in-donetsk" text:style-name="Internet_20_link" text:visited-style-name="Visited_20_Internet_20_Link">
https://liveuamap.com/en/2023/1-june-russian-forces-conducting-offensive-actions-in-donetsk</text:a>
</text:p>
      <text:p text:style-name="P4">
Source: <text:a xlink:type="simple" xlink:href="https://t.me/lumsrc/4964" text:style-name="Internet_20_link" text:visited-style-name="Visited_20_Internet_20_Link">
https://t.me/lumsrc/4964</text:a>
</text:p>
      <!--NEWS-->
      <text:h text:style-name="P10" text:outline-level="1">
<text:span text:style-name="T4">
"Russian Volunteer Corps" and "Legion Freedom of Russia" published a video in which they say ...</text:span>
</text:h>
      <text:p text:style-name="P4">
Authors: liveuamap (Language: en)</text:p>
      <text:p text:style-name="P4">
Time: 2023-06-01T02:19:30</text:p>
      <text:p text:style-name="P4">
Location: Belgorod, Belgorodskaya oblast' (Latitude:50.32771 Longtitude:36.85295)</text:p>
      <text:p text:style-name="P4">
Videos: []</text:p>
      <text:p text:style-name="P4">
Images: []</text:p>
      <text:p text:style-name="P4">
Tags: ["Russia", "Central and Eastern Europe"]</text:p>
      <text:p text:style-name="P4">
ID: 22566929</text:p>
      <!--METADATA-->
      <text:p text:style-name="P4">
"Russian Volunteer Corps" and "Legion Freedom of Russia" published a video inwhich they say they are at the Russian border</text:p>
      <text:p text:style-name="P4">
News Collection Link: <text:a xlink:type="simple" xlink:href="https://liveuamap.com/en/2023/1-june-russian-volunteer-corps-and-legion-freedom-of-russia" text:style-name="Internet_20_link" text:visited-style-name="Visited_20_Internet_20_Link">
https://liveuamap.com/en/2023/1-june-russian-volunteer-corps-and-legion-freedom-of-russia</text:a>
</text:p>
      <text:p text:style-name="P4">
Source: <text:a xlink:type="simple" xlink:href="https://twitter.com/Sota_Vision/status/1664150810186457088" text:style-name="Internet_20_link" text:visited-style-name="Visited_20_Internet_20_Link">
https://twitter.com/Sota_Vision/status/1664150810186457088</text:a>
</text:p>
      <!--NEWS-->
      <text:h text:style-name="P10" text:outline-level="1">
<text:span text:style-name="T4">
NATO secretary general says all allies agree that Ukraine will become a member of the allianc...</text:span>
</text:h>
      <text:p text:style-name="P4">
Authors: liveuamap (Language: en)</text:p>
      <text:p text:style-name="P4">
Time: 2023-06-01T02:21:38</text:p>
      <text:p text:style-name="P4">
Location: Oslo, Oslo (Latitude:59.91387 Longtitude:10.75225)</text:p>
      <text:p text:style-name="P4">
Videos: []</text:p>
      <text:p text:style-name="P4">
Images: []</text:p>
      <text:p text:style-name="P4">
Tags: ["Russia", "North Europe"]</text:p>
      <text:p text:style-name="P4">
ID: 22566933</text:p>
      <!--METADATA-->
      <text:p text:style-name="P4">
NATO secretary general says all allies agree that Ukraine will become a memberof the alliance, Russia cannot veto it</text:p>
      <text:p text:style-name="P4">
News Collection Link: <text:a xlink:type="simple" xlink:href="https://liveuamap.com/en/2023/1-june-nato-secretary-general-says-all-allies-agree-that" text:style-name="Internet_20_link" text:visited-style-name="Visited_20_Internet_20_Link">
https://liveuamap.com/en/2023/1-june-nato-secretary-general-says-all-allies-agree-that</text:a>
</text:p>
      <text:p text:style-name="P4">
Source: <text:a xlink:type="simple" xlink:href="https://twitter.com/guyelster/status/1664149605557100550" text:style-name="Internet_20_link" text:visited-style-name="Visited_20_Internet_20_Link">
https://twitter.com/guyelster/status/1664149605557100550</text:a>
</text:p>
      <!--NEWS-->
      <text:h text:style-name="P10" text:outline-level="1">
<text:span text:style-name="T4">
Donetsk Oblast(08:59). Red Alert: aerial threat. Sirens sounding. Take cover now!</text:span>
</text:h>
      <text:p text:style-name="P4">
Authors: liveuamap (Language: en)</text:p>
      <text:p text:style-name="P4">
Time: 2023-06-01T03:02:00</text:p>
      <text:p text:style-name="P4">
Location: Donetsk Oblast (Latitude:48.72649 Longtitude:37.57807)</text:p>
      <text:p text:style-name="P4">
Videos: []</text:p>
      <text:p text:style-name="P4">
Images: []</text:p>
      <text:p text:style-name="P4">
Tags: ["Europe", "Central and Eastern Europe"]</text:p>
      <text:p text:style-name="P4">
ID: 22566981</text:p>
      <!--METADATA-->
      <text:p text:style-name="P4">
Donetsk Oblast(08:59). Red Alert: aerial threat. Sirens sounding. Take covernow!</text:p>
      <text:p text:style-name="P4">
News Collection Link: <text:a xlink:type="simple" xlink:href="https://liveuamap.com/en/2023/01-june-donetsk-oblast0859-red-alert-aerial-tg" text:style-name="Internet_20_link" text:visited-style-name="Visited_20_Internet_20_Link">
https://liveuamap.com/en/2023/01-june-donetsk-oblast0859-red-alert-aerial-tg</text:a>
</text:p>
      <text:p text:style-name="P4">
Source: <text:a xlink:type="simple" xlink:href="https://t.me/air_alert_ua/46975" text:style-name="Internet_20_link" text:visited-style-name="Visited_20_Internet_20_Link">
https://t.me/air_alert_ua/46975</text:a>
</text:p>
      <!--NEWS-->
      <text:h text:style-name="P10" text:outline-level="1">
<text:span text:style-name="T4">
Kyiv(09:15). Red Alert: aerial threat. Sirens sounding. Take cover now!</text:span>
</text:h>
      <text:p text:style-name="P4">
Authors: liveuamap (Language: en)</text:p>
      <text:p text:style-name="P4">
Time: 2023-06-01T03:16:00</text:p>
      <text:p text:style-name="P4">
Location: Kyiv (Latitude:50.44272 Longtitude:30.53096)</text:p>
      <text:p text:style-name="P4">
Videos: []</text:p>
      <text:p text:style-name="P4">
Images: []</text:p>
      <text:p text:style-name="P4">
Tags: ["Europe", "Central and Eastern Europe"]</text:p>
      <text:p text:style-name="P4">
ID: 22566982</text:p>
      <!--METADATA-->
      <text:p text:style-name="P4">
Kyiv(09:15). Red Alert: aerial threat. Sirens sounding. Take cover now!</text:p>
      <text:p text:style-name="P4">
News Collection Link: <text:a xlink:type="simple" xlink:href="https://liveuamap.com/en/2023/01-june-kyiv0915-red-alert-aerial-threat-sireg" text:style-name="Internet_20_link" text:visited-style-name="Visited_20_Internet_20_Link">
https://liveuamap.com/en/2023/01-june-kyiv0915-red-alert-aerial-threat-sireg</text:a>
</text:p>
      <text:p text:style-name="P4">
Source: <text:a xlink:type="simple" xlink:href="https://t.me/suspilnenews/21307" text:style-name="Internet_20_link" text:visited-style-name="Visited_20_Internet_20_Link">
https://t.me/suspilnenews/21307</text:a>
</text:p>
      <!--NEWS-->
      <text:h text:style-name="P10" text:outline-level="1">
<text:span text:style-name="T4">
Chernihivska Oblast, Kyiv Oblast(09:16). Red Alert: aerial threat. Sirens sounding. Take cove...</text:span>
</text:h>
      <text:p text:style-name="P4">
Authors: liveuamap (Language: en)</text:p>
      <text:p text:style-name="P4">
Time: 2023-06-01T03:17:00</text:p>
      <text:p text:style-name="P4">
Location: Chernihivska Oblast (Latitude:51.33333000 Longtitude:32.00000000)</text:p>
      <text:p text:style-name="P4">
Videos: []</text:p>
      <text:p text:style-name="P4">
Images: []</text:p>
      <text:p text:style-name="P4">
Tags: ["Europe", "Central and Eastern Europe"]</text:p>
      <text:p text:style-name="P4">
ID: 22566983</text:p>
      <!--METADATA-->
      <text:p text:style-name="P4">
Chernihivska Oblast, Kyiv Oblast(09:16). Red Alert: aerial threat. Sirenssounding. Take cover now!</text:p>
      <text:p text:style-name="P4">
News Collection Link: <text:a xlink:type="simple" xlink:href="https://liveuamap.com/en/2023/01-june-chernihivska-oblast-kyiv-oblast0916-rg" text:style-name="Internet_20_link" text:visited-style-name="Visited_20_Internet_20_Link">
https://liveuamap.com/en/2023/01-june-chernihivska-oblast-kyiv-oblast0916-rg</text:a>
</text:p>
      <text:p text:style-name="P4">
Source: <text:a xlink:type="simple" xlink:href="https://t.me/air_alert_ua/46978" text:style-name="Internet_20_link" text:visited-style-name="Visited_20_Internet_20_Link">
https://t.me/air_alert_ua/46978</text:a>
</text:p>
      <!--NEWS-->
      <text:h text:style-name="P10" text:outline-level="1">
<text:span text:style-name="T4">
Zaporizka Oblast(09:26). Red Alert: aerial threat. Sirens sounding. Take cover now!</text:span>
</text:h>
      <text:p text:style-name="P4">
Authors: liveuamap (Language: en)</text:p>
      <text:p text:style-name="P4">
Time: 2023-06-01T03:28:00</text:p>
      <text:p text:style-name="P4">
Location: Zaporizka Oblast (Latitude:47.612191 Longtitude:35.765241)</text:p>
      <text:p text:style-name="P4">
Videos: []</text:p>
      <text:p text:style-name="P4">
Images: []</text:p>
      <text:p text:style-name="P4">
Tags: ["Europe", "Central and Eastern Europe"]</text:p>
      <text:p text:style-name="P4">
ID: 22566984</text:p>
      <!--METADATA-->
      <text:p text:style-name="P4">
Zaporizka Oblast(09:26). Red Alert: aerial threat. Sirens sounding. Take covernow!</text:p>
      <text:p text:style-name="P4">
News Collection Link: <text:a xlink:type="simple" xlink:href="https://liveuamap.com/en/2023/01-june-zaporizka-oblast0926-red-alert-aerialg" text:style-name="Internet_20_link" text:visited-style-name="Visited_20_Internet_20_Link">
https://liveuamap.com/en/2023/01-june-zaporizka-oblast0926-red-alert-aerialg</text:a>
</text:p>
      <text:p text:style-name="P4">
Source: <text:a xlink:type="simple" xlink:href="https://t.me/air_alert_ua/46979" text:style-name="Internet_20_link" text:visited-style-name="Visited_20_Internet_20_Link">
https://t.me/air_alert_ua/46979</text:a>
</text:p>
      <!--NEWS-->
      <text:h text:style-name="P10" text:outline-level="1">
<text:span text:style-name="T4">
Kherson, Khersonska Oblast(09:52). Red Alert: aerial threat. Sirens sounding. Take cover now!</text:span>
</text:h>
      <text:p text:style-name="P4">
Authors: liveuamap (Language: en)</text:p>
      <text:p text:style-name="P4">
Time: 2023-06-01T03:54:00</text:p>
      <text:p text:style-name="P4">
Location: Kherson (Latitude:46.65581000 Longtitude:32.61780000)</text:p>
      <text:p text:style-name="P4">
Videos: []</text:p>
      <text:p text:style-name="P4">
Images: []</text:p>
      <text:p text:style-name="P4">
Tags: ["Europe", "Central and Eastern Europe"]</text:p>
      <text:p text:style-name="P4">
ID: 22566985</text:p>
      <!--METADATA-->
      <text:p text:style-name="P4">
Kherson, Khersonska Oblast(09:52). Red Alert: aerial threat. Sirens sounding.Take cover now!</text:p>
      <text:p text:style-name="P4">
News Collection Link: <text:a xlink:type="simple" xlink:href="https://liveuamap.com/en/2023/01-june-kherson-khersonska-oblast0952-red-aleg" text:style-name="Internet_20_link" text:visited-style-name="Visited_20_Internet_20_Link">
https://liveuamap.com/en/2023/01-june-kherson-khersonska-oblast0952-red-aleg</text:a>
</text:p>
      <text:p text:style-name="P4">
Source: <text:a xlink:type="simple" xlink:href="https://t.me/air_alert_ua/46983" text:style-name="Internet_20_link" text:visited-style-name="Visited_20_Internet_20_Link">
https://t.me/air_alert_ua/46983</text:a>
</text:p>
      <!--NEWS-->
      <text:h text:style-name="P10" text:outline-level="1">
<text:span text:style-name="T4">
Poltavska Oblast(10:32). Red Alert: aerial threat. Sirens sounding. Take cover now!</text:span>
</text:h>
      <text:p text:style-name="P4">
Authors: liveuamap (Language: en)</text:p>
      <text:p text:style-name="P4">
Time: 2023-06-01T04:32:00</text:p>
      <text:p text:style-name="P4">
Location: Poltavska Oblast (Latitude:49.47604 Longtitude:33.81961)</text:p>
      <text:p text:style-name="P4">
Videos: []</text:p>
      <text:p text:style-name="P4">
Images: []</text:p>
      <text:p text:style-name="P4">
Tags: ["Europe", "Central and Eastern Europe"]</text:p>
      <text:p text:style-name="P4">
ID: 22566986</text:p>
      <!--METADATA-->
      <text:p text:style-name="P4">
Poltavska Oblast(10:32). Red Alert: aerial threat. Sirens sounding. Take covernow!</text:p>
      <text:p text:style-name="P4">
News Collection Link: <text:a xlink:type="simple" xlink:href="https://liveuamap.com/en/2023/01-june-poltavska-oblast1032-red-alert-aerialg" text:style-name="Internet_20_link" text:visited-style-name="Visited_20_Internet_20_Link">
https://liveuamap.com/en/2023/01-june-poltavska-oblast1032-red-alert-aerialg</text:a>
</text:p>
      <text:p text:style-name="P4">
Source: <text:a xlink:type="simple" xlink:href="https://t.me/suspilnepoltava/11363" text:style-name="Internet_20_link" text:visited-style-name="Visited_20_Internet_20_Link">
https://t.me/suspilnepoltava/11363</text:a>
</text:p>
      <!--NEWS-->
      <text:h text:style-name="P10" text:outline-level="1">
<text:span text:style-name="T4">
Sumska Oblast, Zaporizka Oblast, Kharkiv, Kharkivska Oblast, Donetsk Oblast, Dnipro, Dniprope...</text:span>
</text:h>
      <text:p text:style-name="P4">
Authors: liveuamap (Language: en)</text:p>
      <text:p text:style-name="P4">
Time: 2023-06-01T04:33:00</text:p>
      <text:p text:style-name="P4">
Location: Sumska Oblast (Latitude:50.99952 Longtitude:33.99885)</text:p>
      <text:p text:style-name="P4">
Videos: []</text:p>
      <text:p text:style-name="P4">
Images: []</text:p>
      <text:p text:style-name="P4">
Tags: ["Europe", "Central and Eastern Europe"]</text:p>
      <text:p text:style-name="P4">
ID: 22566987</text:p>
      <!--METADATA-->
      <text:p text:style-name="P4">
Sumska Oblast, Zaporizka Oblast, Kharkiv, Kharkivska Oblast, Donetsk Oblast,Dnipro, Dnipropetrovska Oblast(10:33). Red Alert: aerial threat. Sirenssounding. Take cover now!</text:p>
      <text:p text:style-name="P4">
News Collection Link: <text:a xlink:type="simple" xlink:href="https://liveuamap.com/en/2023/01-june-sumska-oblast-zaporizka-oblast-kharkig" text:style-name="Internet_20_link" text:visited-style-name="Visited_20_Internet_20_Link">
https://liveuamap.com/en/2023/01-june-sumska-oblast-zaporizka-oblast-kharkig</text:a>
</text:p>
      <text:p text:style-name="P4">
Source: <text:a xlink:type="simple" xlink:href="https://t.me/air_alert_ua/46993" text:style-name="Internet_20_link" text:visited-style-name="Visited_20_Internet_20_Link">
https://t.me/air_alert_ua/46993</text:a>
</text:p>
      <!--NEWS-->
      <text:h text:style-name="P10" text:outline-level="1">
<text:span text:style-name="T4">
Big fire as result of shelling in Schebekyne, Belgorod region</text:span>
</text:h>
      <text:p text:style-name="P4">
Authors: liveuamap (Language: en)</text:p>
      <text:p text:style-name="P4">
Time: 2023-06-01T04:54:27</text:p>
      <text:p text:style-name="P4">
Location: Belgorod (Latitude:50.4066 Longtitude:36.89145)</text:p>
      <text:p text:style-name="P4">
Videos: []</text:p>
      <text:p text:style-name="P4">
Images: []</text:p>
      <text:p text:style-name="P4">
Tags: ["Russia", "Central and Eastern Europe"]</text:p>
      <text:p text:style-name="P4">
ID: 22566988</text:p>
      <!--METADATA-->
      <text:p text:style-name="P4">
Big fire as result of shelling in Schebekyne, Belgorod region</text:p>
      <text:p text:style-name="P4">
News Collection Link: <text:a xlink:type="simple" xlink:href="https://liveuamap.com/en/2023/1-june-big-fire-as-result-of-shelling-in-schebekyne-belgorod" text:style-name="Internet_20_link" text:visited-style-name="Visited_20_Internet_20_Link">
https://liveuamap.com/en/2023/1-june-big-fire-as-result-of-shelling-in-schebekyne-belgorod</text:a>
</text:p>
      <text:p text:style-name="P4">
Source: <text:a xlink:type="simple" xlink:href="https://t.me/breakingmash/44571" text:style-name="Internet_20_link" text:visited-style-name="Visited_20_Internet_20_Link">
https://t.me/breakingmash/44571</text:a>
</text:p>
      <!--NEWS-->
      <text:h text:style-name="P10" text:outline-level="1">
<text:span text:style-name="T4">
President Zelensky met President Maia Sandu during visit to Moldova</text:span>
</text:h>
      <text:p text:style-name="P4">
Authors: liveuamap (Language: en)</text:p>
      <text:p text:style-name="P4">
Time: 2023-06-01T05:23:26</text:p>
      <text:p text:style-name="P4">
Location: Chișinău, Chișinău (Latitude:47.02707 Longtitude:28.82616)</text:p>
      <text:p text:style-name="P4">
Videos: []</text:p>
      <text:p text:style-name="P4">
Images: ["<text:a xlink:type="simple" xlink:href="https://liveuamap.com/pics/2023/06/01/22566990_0.jpg" text:style-name="Internet_20_link" text:visited-style-name="Visited_20_Internet_20_Link">
22566990_0.jpg</text:a>
"]</text:p>
      <text:p text:style-name="P4">
Tags: ["Moldova", "Balkans"]</text:p>
      <text:p text:style-name="P4">
ID: 22566990</text:p>
      <!--METADATA-->
      <text:p text:style-name="P4">
President Zelensky met President Maia Sandu during visit to Moldova</text:p>
      <text:p text:style-name="P4">
<draw:frame draw:style-name="fr1" draw:name="Image88" text:anchor-type="as-char" svg:width="6.9236in" svg:height="6.9236in" draw:z-index="0">
<draw:image xlink:href="../Images/liveuamap/2023-06-01T05-23-26/22566990_0.jpg" xlink:type="simple" xlink:show="embed" xlink:actuate="onLoad" draw:mime-type="image/jpeg"/>
</draw:frame>
</text:p>
      <text:p text:style-name="P4">
News Collection Link: <text:a xlink:type="simple" xlink:href="https://liveuamap.com/en/2023/1-june-president-zelensky-met-president-maia-sandu-during" text:style-name="Internet_20_link" text:visited-style-name="Visited_20_Internet_20_Link">
https://liveuamap.com/en/2023/1-june-president-zelensky-met-president-maia-sandu-during</text:a>
</text:p>
      <text:p text:style-name="P4">
Source: <text:a xlink:type="simple" xlink:href="https://t.me/V_Zelenskiy_official/6437" text:style-name="Internet_20_link" text:visited-style-name="Visited_20_Internet_20_Link">
https://t.me/V_Zelenskiy_official/6437</text:a>
</text:p>
      <!--NEWS-->
      <text:h text:style-name="P10" text:outline-level="1">
<text:span text:style-name="T4">
Russian Ministry of Defense claims repelling Ukrainian cross-border attack in Belgorod region</text:span>
</text:h>
      <text:p text:style-name="P4">
Authors: liveuamap (Language: en)</text:p>
      <text:p text:style-name="P4">
Time: 2023-06-01T05:42:00</text:p>
      <text:p text:style-name="P4">
Location: Belgorod (Latitude:50.40261 Longtitude:36.91046)</text:p>
      <text:p text:style-name="P4">
Videos: []</text:p>
      <text:p text:style-name="P4">
Images: []</text:p>
      <text:p text:style-name="P4">
Tags: ["Russia", "Central and Eastern Europe"]</text:p>
      <text:p text:style-name="P4">
ID: 22566992</text:p>
      <!--METADATA-->
      <text:p text:style-name="P4">
Russian Ministry of Defense claims repelling Ukrainian cross-border attack inBelgorod region</text:p>
      <text:p text:style-name="P4">
News Collection Link: <text:a xlink:type="simple" xlink:href="https://liveuamap.com/en/2023/1-june-russian-ministry-of-defense-claims-repelling-ukrainian" text:style-name="Internet_20_link" text:visited-style-name="Visited_20_Internet_20_Link">
https://liveuamap.com/en/2023/1-june-russian-ministry-of-defense-claims-repelling-ukrainian</text:a>
</text:p>
      <text:p text:style-name="P4">
Source: <text:a xlink:type="simple" xlink:href="https://t.me/rusbrief/122233" text:style-name="Internet_20_link" text:visited-style-name="Visited_20_Internet_20_Link">
https://t.me/rusbrief/122233</text:a>
</text:p>
      <!--NEWS-->
      <text:h text:style-name="P10" text:outline-level="1">
<text:span text:style-name="T4">
Russian army launched several S-300 missiles at Industrialny district of Kharkiv</text:span>
</text:h>
      <text:p text:style-name="P4">
Authors: liveuamap (Language: en)</text:p>
      <text:p text:style-name="P4">
Time: 2023-06-01T07:26:57</text:p>
      <text:p text:style-name="P4">
Location: Kharkiv (Latitude:49.9399 Longtitude:36.39706)</text:p>
      <text:p text:style-name="P4">
Videos: []</text:p>
      <text:p text:style-name="P4">
Images: []</text:p>
      <text:p text:style-name="P4">
Tags: ["Europe", "Central and Eastern Europe"]</text:p>
      <text:p text:style-name="P4">
ID: 22567020</text:p>
      <!--METADATA-->
      <text:p text:style-name="P4">
Russian army launched several S-300 missiles at Industrialny district ofKharkiv</text:p>
      <text:p text:style-name="P4">
News Collection Link: <text:a xlink:type="simple" xlink:href="https://liveuamap.com/en/2023/1-june-russian-army-launched-several-s300-missiles-at-industrialny" text:style-name="Internet_20_link" text:visited-style-name="Visited_20_Internet_20_Link">
https://liveuamap.com/en/2023/1-june-russian-army-launched-several-s300-missiles-at-industrialny</text:a>
</text:p>
      <text:p text:style-name="P4">
Source: <text:a xlink:type="simple" xlink:href="https://t.me/huyovy_kharkiv/111487" text:style-name="Internet_20_link" text:visited-style-name="Visited_20_Internet_20_Link">
https://t.me/huyovy_kharkiv/111487</text:a>
</text:p>
      <!--NEWS-->
      <text:h text:style-name="P10" text:outline-level="1">
<text:span text:style-name="T4">
Explosions and fire reported in Belgorod</text:span>
</text:h>
      <text:p text:style-name="P4">
Authors: liveuamap (Language: en)</text:p>
      <text:p text:style-name="P4">
Time: 2023-06-01T10:22:46</text:p>
      <text:p text:style-name="P4">
Location: Belgorod, Belgorodskaya oblast' (Latitude:50.60165 Longtitude:36.62224)</text:p>
      <text:p text:style-name="P4">
Videos: []</text:p>
      <text:p text:style-name="P4">
Images: ["<text:a xlink:type="simple" xlink:href="https://liveuamap.com/pics/2023/06/01/22567022_0.jpg" text:style-name="Internet_20_link" text:visited-style-name="Visited_20_Internet_20_Link">
22567022_0.jpg</text:a>
"]</text:p>
      <text:p text:style-name="P4">
Tags: ["Russia"]</text:p>
      <text:p text:style-name="P4">
ID: 22567022</text:p>
      <!--METADATA-->
      <text:p text:style-name="P4">
Explosions and fire reported in Belgorod</text:p>
      <text:p text:style-name="P4">
<draw:frame draw:style-name="fr1" draw:name="Image89" text:anchor-type="as-char" svg:width="6.9236in" svg:height="8.833939in" draw:z-index="0">
<draw:image xlink:href="../Images/liveuamap/2023-06-01T10-22-46/22567022_0.jpg" xlink:type="simple" xlink:show="embed" xlink:actuate="onLoad" draw:mime-type="image/jpeg"/>
</draw:frame>
</text:p>
      <text:p text:style-name="P4">
News Collection Link: <text:a xlink:type="simple" xlink:href="https://liveuamap.com/en/2023/1-june-explosions-and-fire-reported-in-belgorod-" text:style-name="Internet_20_link" text:visited-style-name="Visited_20_Internet_20_Link">
https://liveuamap.com/en/2023/1-june-explosions-and-fire-reported-in-belgorod-</text:a>
</text:p>
      <text:p text:style-name="P4">
Source: <text:a xlink:type="simple" xlink:href="https://t.me/lachentyt/29938" text:style-name="Internet_20_link" text:visited-style-name="Visited_20_Internet_20_Link">
https://t.me/lachentyt/29938</text:a>
</text:p>
      <!--NEWS-->
      <text:h text:style-name="P10" text:outline-level="1">
<text:span text:style-name="T4">
Crashed drone caused explosion in Belgorod</text:span>
</text:h>
      <text:p text:style-name="P4">
Authors: liveuamap (Language: en)</text:p>
      <text:p text:style-name="P4">
Time: 2023-06-01T11:31:50</text:p>
      <text:p text:style-name="P4">
Location: Belgorod, Belgorodskaya oblast' (Latitude:50.57236 Longtitude:36.56898)</text:p>
      <text:p text:style-name="P4">
Videos: []</text:p>
      <text:p text:style-name="P4">
Images: []</text:p>
      <text:p text:style-name="P4">
Tags: ["Russia"]</text:p>
      <text:p text:style-name="P4">
ID: 22567023</text:p>
      <!--METADATA-->
      <text:p text:style-name="P4">
Crashed drone caused explosion in Belgorod</text:p>
      <text:p text:style-name="P4">
News Collection Link: <text:a xlink:type="simple" xlink:href="https://liveuamap.com/en/2023/1-june-crashed-drone-caused-explosion-in-belgorod-" text:style-name="Internet_20_link" text:visited-style-name="Visited_20_Internet_20_Link">
https://liveuamap.com/en/2023/1-june-crashed-drone-caused-explosion-in-belgorod-</text:a>
</text:p>
      <text:p text:style-name="P4">
Source: <text:a xlink:type="simple" xlink:href="https://t.me/bazabazon/18190" text:style-name="Internet_20_link" text:visited-style-name="Visited_20_Internet_20_Link">
https://t.me/bazabazon/18190</text:a>
</text:p>
      <!--NEWS-->
      <text:h text:style-name="P10" text:outline-level="1">
<text:span text:style-name="T4">
3 person wounded as result of Russian drone attacks in Nikopol district of Dnipropetrovsk region</text:span>
</text:h>
      <text:p text:style-name="P4">
Authors: liveuamap (Language: en)</text:p>
      <text:p text:style-name="P4">
Time: 2023-06-01T12:32:00</text:p>
      <text:p text:style-name="P4">
Location: Zaporizhia (Latitude:47.56413 Longtitude:34.41313)</text:p>
      <text:p text:style-name="P4">
Videos: []</text:p>
      <text:p text:style-name="P4">
Images: ["<text:a xlink:type="simple" xlink:href="https://liveuamap.com/pics/2023/06/01/22567068_0.jpg" text:style-name="Internet_20_link" text:visited-style-name="Visited_20_Internet_20_Link">
22567068_0.jpg</text:a>
"]</text:p>
      <text:p text:style-name="P4">
Tags: ["Europe", "Central and Eastern Europe"]</text:p>
      <text:p text:style-name="P4">
ID: 22567068</text:p>
      <!--METADATA-->
      <text:p text:style-name="P4">
3 person wounded as result of Russian drone attacks in Nikopol district ofDnipropetrovsk region</text:p>
      <text:p text:style-name="P4">
<draw:frame draw:style-name="fr1" draw:name="Image90" text:anchor-type="as-char" svg:width="6.9236in" svg:height="5.1927in" draw:z-index="0">
<draw:image xlink:href="../Images/liveuamap/2023-06-01T12-32-00/22567068_0.jpg" xlink:type="simple" xlink:show="embed" xlink:actuate="onLoad" draw:mime-type="image/jpeg"/>
</draw:frame>
</text:p>
      <text:p text:style-name="P4">
News Collection Link: <text:a xlink:type="simple" xlink:href="https://liveuamap.com/en/2023/1-june-3-person-wounded-as-result-of-russian-drone-attacks" text:style-name="Internet_20_link" text:visited-style-name="Visited_20_Internet_20_Link">
https://liveuamap.com/en/2023/1-june-3-person-wounded-as-result-of-russian-drone-attacks</text:a>
</text:p>
      <text:p text:style-name="P4">
Source: <text:a xlink:type="simple" xlink:href="https://t.me/hyevuy_dnepr/53426" text:style-name="Internet_20_link" text:visited-style-name="Visited_20_Internet_20_Link">
https://t.me/hyevuy_dnepr/53426</text:a>
</text:p>
      <!--NEWS-->
      <text:h text:style-name="P10" text:outline-level="1">
<text:span text:style-name="T4">
Elon Musk’s Starlink wins Pentagon contract for satellite services to Ukraine - Reuters</text:span>
</text:h>
      <text:p text:style-name="P4">
Authors: liveuamap (Language: en)</text:p>
      <text:p text:style-name="P4">
Time: 2023-06-01T13:11:00</text:p>
      <text:p text:style-name="P4">
Location: Arlington, Virginia (Latitude:38.86941 Longtitude:-77.05621)</text:p>
      <text:p text:style-name="P4">
Videos: []</text:p>
      <text:p text:style-name="P4">
Images: []</text:p>
      <text:p text:style-name="P4">
Tags: []</text:p>
      <text:p text:style-name="P4">
ID: 22567071</text:p>
      <!--METADATA-->
      <text:p text:style-name="P4">
Elon Musk’s Starlink wins Pentagon contract for satellite services to Ukraine- Reuters</text:p>
      <text:p text:style-name="P4">
News Collection Link: <text:a xlink:type="simple" xlink:href="https://liveuamap.com/en/2023/1-june-elon-musks-starlink-wins-pentagon-contract-for-satellite" text:style-name="Internet_20_link" text:visited-style-name="Visited_20_Internet_20_Link">
https://liveuamap.com/en/2023/1-june-elon-musks-starlink-wins-pentagon-contract-for-satellite</text:a>
</text:p>
      <text:p text:style-name="P4">
Source: <text:a xlink:type="simple" xlink:href="https://twitter.com/Breaking911/status/1664303709755523072" text:style-name="Internet_20_link" text:visited-style-name="Visited_20_Internet_20_Link">
https://twitter.com/Breaking911/status/1664303709755523072</text:a>
</text:p>
      <!--NEWS-->
      <text:h text:style-name="P10" text:outline-level="1">
<text:span text:style-name="T4">
В Україні запустили програму єОздоровлення</text:span>
</text:h>
      <text:p text:style-name="P4">
Authors: Ukrinform (Person)</text:p>
      <text:p text:style-name="P4">
Publisher: Укринформ (Organization)</text:p>
      <text:p text:style-name="P4">
Published Time: 2023-06-01T15:23:36+03:00</text:p>
      <text:p text:style-name="P4">
Modified Time: 2023-06-01T15:23:36+03:00</text:p>
      <text:p text:style-name="P4">
Description: У Міжнародний день захисту дітей, 1 червня, запущено експериментальний проєкт для дітей, які потребують особливої соціальної уваги та підтримки, - «Монетизація дитячого оздоровлення за принципом «гроші ходять за дитиною». — Укрінформ.</text:p>
      <text:p text:style-name="P4">
Images: ['<text:a xlink:type="simple" xlink:href="https://static.ukrinform.com/photos/2023_05/thumb_files/630_360_1683739005-148.jpg" text:style-name="Internet_20_link" text:visited-style-name="Visited_20_Internet_20_Link">
630_360_16837...</text:a>
']</text:p>
      <text:p text:style-name="P4">
Tags: ['Діти', 'Мінсоцполітики', 'Відпочинок']</text:p>
      <text:p text:style-name="P4">
Type: Article</text:p>
      <!--METADATA-->
      <text:p text:style-name="P4">
<draw:frame draw:style-name="fr1" draw:name="Image91" text:anchor-type="as-char" svg:width="6.9236in" svg:height="3.956343in" draw:z-index="0">
<draw:image xlink:href="../Images/yкринформ/2023-06-01T15-23-36-03-00/630_360_1683739005-148.jpg" xlink:type="simple" xlink:show="embed" xlink:actuate="onLoad" draw:mime-type="image/jpeg"/>
</draw:frame>
 УМіжнародний день захисту дітей, 1 червня, запущено експериментальний проєктдля дітей, які потребують особливої соціальної уваги та підтримки, -«Монетизація дитячого оздоровлення за принципом «гроші ходять за дитиною».</text:p>
      <text:p text:style-name="P4">
Про це повідомляє Укрінформ із посиланням на <text:a xlink:type="simple" xlink:href="http://www.msp.gov.ua/news/22860.html" text:style-name="Internet_20_link" text:visited-style-name="Visited_20_Internet_20_Link">
 пресслужбу Міністерствасоціальної політики </text:a>
 .</text:p>
      <text:p text:style-name="P4">
Зазначається, що у межах проєкту запроваджено новий механізм надання послуги зоздоровлення та відпочинку дітей з інвалідністю та <text:a xlink:type="simple" xlink:href="https://www.ukrinform.ua/tag-diti" text:style-name="Internet_20_link" text:visited-style-name="Visited_20_Internet_20_Link">
 дітей</text:a>
 із багатодітних сімей. Кошти на придбанняпутівок будуть виплачувати батькам напряму.</text:p>
      <text:p text:style-name="P4">
"Цьогоріч отримати кошти на придбання путівки має право один з батьків (особа,яка його/її замінює) дитини, що виховується в малозабезпеченій сім’ї таналежить до таких категорій як дитина з інвалідністю (здатна досамообслуговування) або дитина із багатодітної сім’ї. При цьому, місцепроживання такої дитини має бути задекларовано/зареєстровано на територіїДніпропетровської, Донецької, Запорізької, Київської, Луганської,Миколаївської, Сумської, Харківської, Херсонської та Чернігівської областей",- йдеться у повідомленні.</text:p>
      <text:p text:style-name="P4">
Держава напряму перерахує батькам кошти на оздоровлення дітей, які потребуютьпідтримки, знаходяться в зоні активних бойових дій або на кордоні з російськоюфедерацією.</text:p>
      <text:p text:style-name="P4">
"Таким чином батьки матимуть можливість самостійно обрати будь-який заклад,який відповідає умовам безпеки, критеріям оздоровлення, і оздоровити дитину втой проміжок часу, який буде для них комфортним», – підкреслила міністеркасоціальної політики Оксана Жолнович.</text:p>
      <text:p text:style-name="P4">
Вже починаючи з 1 червня батьки дітей почнуть отримувати повідомлення проможливість отримати кошти для придбання путівки в межах проєкту. Самостійноперевірити, чи є ваша родина в переліку отримувачів коштів на оздоровленнядитини, можна за <text:a xlink:type="simple" xlink:href="http://e-ozdorovlennya.ioc.gov.ua/mop/e-health" text:style-name="Internet_20_link" text:visited-style-name="Visited_20_Internet_20_Link">
 посиланням</text:a>
 .</text:p>
      <text:p text:style-name="P4">
Батькам дітей, які є в цьому переліку, необхідно відкрити картку в АТ КБ«ПриватБанк» із спеціальним режимом використання, на яку буде зараховано 14165 грн на кожну дитину. Наступний крок - обрання одного із закладівоздоровлення і відпочинку вищої категорії, які містяться в Державному реєстрімайнових об’єктів оздоровлення та відпочинку дітей. Всі вони розташовані вкарпатському регіоні.</text:p>
      <text:p text:style-name="P4">
За інформацією Мінсоцполітики, перші 8 закладів вже приєдналися до участі векспериментальному проєкті, загалом реєстр містить 19 таких закладів. Обратита забронювати путівку до закладу оздоровлення також можна за <text:a xlink:type="simple" xlink:href="http://e-ozdorovlennya.ioc.gov.ua/mop/e-health" text:style-name="Internet_20_link" text:visited-style-name="Visited_20_Internet_20_Link">
 посиланням</text:a>
 .</text:p>
      <text:p text:style-name="P4">
Детальніша інформація про механізм надання послуги, а також відповіді нанайпоширеніші питання, - на сайті Мінсоцполітики за <text:a xlink:type="simple" xlink:href="http://bit.ly/3otJP3v" text:style-name="Internet_20_link" text:visited-style-name="Visited_20_Internet_20_Link">
 посиланням</text:a>
 .</text:p>
      <text:p text:style-name="P4">
У пресслужбі додали, що всі інші категорії дітей, які потребують особливоїсоціальної уваги та підтримки, можуть отримати путівку на оздоровлення тавідпочинок за чинним механізмом розподілу до державного підприємства«Міжнародний дитячий центр «Артек».</text:p>
      <text:p text:style-name="P4">
<text:span text:style-name="T4">
Читайте також:</text:span>
 <text:a xlink:type="simple" xlink:href="https://www.ukrinform.ua/rubric-society/3712902-socviplati-dla-pereselenciv-u-2023-roci-budut-zberezeni-veresuk.html" text:style-name="Internet_20_link" text:visited-style-name="Visited_20_Internet_20_Link">
 Соцвиплати для переселенців у 2023 році будуть збережені- Верещук </text:a>
</text:p>
      <text:p text:style-name="P4">
Як повідомлялось, на Прикарпатті 18 оздоровчих закладів отримали дозвілприймати влітку дітей. Їх зустрічатимуть із 1 червня.</text:p>
      <text:p text:style-name="P4">
<text:span text:style-name="T5">
Фото з відкритих джерел</text:span>
</text:p>
      <text:p text:style-name="P4">
Source: <text:a xlink:type="simple" xlink:href="https://www.ukrinform.ua/rubric-society/3717039-v-ukraini-zapustili-programu-eozdorovlenna.html" text:style-name="Internet_20_link" text:visited-style-name="Visited_20_Internet_20_Link">
https://www.ukrinform.ua/rubric-society/3717039-v-ukraini-zapustili-programu-eozdorovlenna.html</text:a>
</text:p>
      <!--NEWS-->
      <text:h text:style-name="P10" text:outline-level="1">
<text:span text:style-name="T4">
Російський суд оштрафував Вікіпедію за статтю про війну в Україні</text:span>
</text:h>
      <text:p text:style-name="P4">
Authors: Ukrinform (Person)</text:p>
      <text:p text:style-name="P4">
Publisher: Укринформ (Organization)</text:p>
      <text:p text:style-name="P4">
Published Time: 2023-06-01T15:25:00+03:00</text:p>
      <text:p text:style-name="P4">
Modified Time: 2023-06-01T15:25:00+03:00</text:p>
      <text:p text:style-name="P4">
Description: У Москві мировий суддя присудив штраф у розмірі 3 млн рублів організації Wikimedia Foundation, Inc, яка є власницею Вікіпедії, за невидалення статті з інформацією про війну Росії проти України. — Укрінформ.</text:p>
      <text:p text:style-name="P4">
Images: ['<text:a xlink:type="simple" xlink:href="https://static.ukrinform.com/photos/2017_04/thumb_files/630_360_1493463480-8463.jpg" text:style-name="Internet_20_link" text:visited-style-name="Visited_20_Internet_20_Link">
630_360_14934...</text:a>
']</text:p>
      <text:p text:style-name="P4">
Tags: ['Штраф', 'Україна', 'Вікіпедія', 'Війна з Росією']</text:p>
      <text:p text:style-name="P4">
Type: Article</text:p>
      <!--METADATA-->
      <text:p text:style-name="P4">
<draw:frame draw:style-name="fr1" draw:name="Image92" text:anchor-type="as-char" svg:width="6.9236in" svg:height="3.956343in" draw:z-index="0">
<draw:image xlink:href="../Images/yкринформ/2023-06-01T15-25-00-03-00/630_360_1493463480-8463.jpg" xlink:type="simple" xlink:show="embed" xlink:actuate="onLoad" draw:mime-type="image/jpeg"/>
</draw:frame>
 У Москвімировий суддя присудив штраф у розмірі 3 млн рублів організації WikimediaFoundation, Inc, яка є власницею Вікіпедії, за невидалення статті зінформацією про війну Росії проти України.</text:p>
      <text:p text:style-name="P4">
Про це повідомляє телеканал « <text:a xlink:type="simple" xlink:href="https://t.me/currenttime/24245" text:style-name="Internet_20_link" text:visited-style-name="Visited_20_Internet_20_Link">
 Настоящее время</text:a>
 » з посиланням на пресслужбу суду, передаєУкрінформ.</text:p>
      <text:p text:style-name="P4">
«Wikimedia Foundation, Inc визнано винною у скоєнні адміністративногоправопорушення, передбаченого ч.2 ст.13.41 Кодексу РФ про адміністративніправопорушення, та їй призначено покарання у вигляді адміністративного <text:a xlink:type="simple" xlink:href="https://www.ukrinform.ua/tag-straf" text:style-name="Internet_20_link" text:visited-style-name="Visited_20_Internet_20_Link">
штрафу </text:a>
 у розмірі 3 000 000 рублів», -йдеться у повідомленні пресслужби суду.</text:p>
      <text:p text:style-name="P4">
Штраф накладено за відмову видалити з Вікіпедії статтю «Російська окупаціяХарківської області».</text:p>
      <text:p text:style-name="P4">
<text:span text:style-name="T4">
Читайте також:</text:span>
 <text:a xlink:type="simple" xlink:href="https://www.ukrinform.ua/rubric-technology/3655349-u-vikipedii-vperse-za-10-rokiv-onovili-dizajn.html" text:style-name="Internet_20_link" text:visited-style-name="Visited_20_Internet_20_Link">
 У Вікіпедії вперше за 10 років оновили дизайн</text:a>
</text:p>
      <text:p text:style-name="P4">
Як повідомлялося, раніше Wikimedia Foundation штрафували за аналогічнимистаттями 11 разів. Востаннє – на півтора мільйона рублів за відмова видалитиінформацію про бої за Охтирку на Сумщині.</text:p>
      <text:p text:style-name="P4">
Source: <text:a xlink:type="simple" xlink:href="https://www.ukrinform.ua/rubric-world/3717040-rosijskij-sud-ostrafuvav-vikipediu-za-stattu-pro-vijnu-v-ukraini.html" text:style-name="Internet_20_link" text:visited-style-name="Visited_20_Internet_20_Link">
https://www.ukrinform.ua/rubric-world/3717040-rosijskij-sud-ostrafuvav-vikipediu-za-stattu-pro-vijnu-v-ukraini.html</text:a>
</text:p>
      <!--NEWS-->
      <text:h text:style-name="P10" text:outline-level="1">
<text:span text:style-name="T4">
Свідок трагедії у Деснянському районі назвала брехнею заяви, що частина людей змогли пройти в укриття</text:span>
</text:h>
      <text:p text:style-name="P4">
Authors: Ukrinform (Person)</text:p>
      <text:p text:style-name="P4">
Publisher: Укринформ (Organization)</text:p>
      <text:p text:style-name="P4">
Published Time: 2023-06-01T15:26:00+03:00</text:p>
      <text:p text:style-name="P4">
Modified Time: 2023-06-01T15:26:00+03:00</text:p>
      <text:p text:style-name="P4">
Description: Свідок трагедії у Деснянському районі столиці, жінка на ім'я Тетяна, яка назвалася свекрухою жінки, яка у четвер загинула внаслідок падіння уламків ворожої ракети у Києві, стверджує, що всі входи до укриття в поліклініці у Деснянському районі були зачинені. — Укрінформ.</text:p>
      <text:p text:style-name="P4">
Images: ['<text:a xlink:type="simple" xlink:href="https://static.ukrinform.com/photos/2023_06/thumb_files/630_360_1685602829-7700.jpeg" text:style-name="Internet_20_link" text:visited-style-name="Visited_20_Internet_20_Link">
630_360_16856...</text:a>
']</text:p>
      <text:p text:style-name="P4">
Tags: ['Київ', 'Укриття', 'Війна з Росією', 'Повітряна атака']</text:p>
      <text:p text:style-name="P4">
Type: Article</text:p>
      <!--METADATA-->
      <text:p text:style-name="P4">
<draw:frame draw:style-name="fr1" draw:name="Image93" text:anchor-type="as-char" svg:width="6.9236in" svg:height="3.956343in" draw:z-index="0">
<draw:image xlink:href="../Images/yкринформ/2023-06-01T15-26-00-03-00/630_360_1685602829-7700.jpeg" xlink:type="simple" xlink:show="embed" xlink:actuate="onLoad" draw:mime-type="image/jpeg"/>
</draw:frame>
 Свідоктрагедії у Деснянському районі столиці, жінка на ім'я Тетяна, яка назваласясвекрухою жінки, яка у четвер загинула внаслідок падіння уламків ворожоїракети у Києві, стверджує, що всі входи до укриття в поліклініці уДеснянському районі були зачинені.</text:p>
      <text:p text:style-name="P4">
Як повідомляє кореспондент Укрінформу, про це вона заявила в розмові з меромКиєва Віталієм Кличком.</text:p>
      <text:p text:style-name="P4">
Жінка наголошує, що під час тривоги люди, обійшовши будівлю, виявили, що всізамки в укритті були закриті.</text:p>
      <text:p text:style-name="P4">
"Всі знають, що було закрито. Люди обходили - всі замки були закриті! Людиприбігли, а охоронець сидів всередині", - сказала вона.</text:p>
      <text:p text:style-name="P4">
<text:span text:style-name="T4">
Читайте також:</text:span>
 <text:a xlink:type="simple" xlink:href="https://www.ukrinform.ua/rubric-kyiv/3716896-u-kievi-patrulni-pereviratimut-ci-vidcineni-ukritta-klicko.html" text:style-name="Internet_20_link" text:visited-style-name="Visited_20_Internet_20_Link">
 У Києві патрульні перевірятимуть, чи відчинені<text:span text:style-name="T4">
укриття</text:span>
 – Кличко </text:a>
</text:p>
      <text:p text:style-name="P4">
За її словами, укриття завжди було відчиненим, адже там переховувалися місцевіпід час тривог, але сьогодні воно виявилося недоступним для мешканців. Такожжінка назвала брехнею, що "половина людей зайшла" всередину.</text:p>
      <text:p text:style-name="P4">
Киянка закликала мера шукати винних цьому інциденті.</text:p>
      <text:p text:style-name="P4">
Як повідомляв Укрінформ, унаслідок нічної атаки російської армії на Київ <text:a xlink:type="simple" xlink:href="https://www.ukrinform.ua/rubric-kyiv/3716785-u-kvma-utocnili-vnaslidok-nicnoi-ataki-zaginula-ditina-dvoe-travmovani.html" text:style-name="Internet_20_link" text:visited-style-name="Visited_20_Internet_20_Link">
загинули </text:a>
 троє людей, середних дитина 9 років. Мешканець Деснянського району, чия дружина загинула підчас атаки росіян, розповів <text:a xlink:type="simple" xlink:href="http://t.me/suspilnenews/21302" text:style-name="Internet_20_link" text:visited-style-name="Visited_20_Internet_20_Link">
 Суспільному </text:a>
 ,що люди прибігли вночі до укриття, але їм не ніхто не відкрив.</text:p>
      <text:p text:style-name="P4">
<text:span text:style-name="T4">
Читайте також:</text:span>
 <text:a xlink:type="simple" xlink:href="https://www.ukrinform.ua/rubric-kyiv/3717006-za-tragediu-iz-zagiblimi-cerez-zacinene-ukritta-vidpovidalna-vlada-na-vsih-rivnah-nacalnik-kmva.html" text:style-name="Internet_20_link" text:visited-style-name="Visited_20_Internet_20_Link">
 За трагедію із загиблими через зачинене <text:span text:style-name="T4">
укриття</text:span>
відповідальна влада на всіх рівнях - начальник КМВА</text:a>
</text:p>
      <text:p text:style-name="P4">
Київський міський голова Віталій Кличко <text:a xlink:type="simple" xlink:href="https://www.ukrinform.ua/rubric-kyiv/3716802-zagibel-ludej-u-desnanskomu-rajoni-stolicna-vlada-zasue-comu-ne-bulo-dostupu-do-ukritta.html" text:style-name="Internet_20_link" text:visited-style-name="Visited_20_Internet_20_Link">
 заявив</text:a>
 , що фахівцідепартаменту муніципальної безпеки з’ясовуватимуть, чому не було доступу доукриття в поліклініці Деснянського району, на яку впали уламки збитої ракети.</text:p>
      <text:p text:style-name="P4">
У Києві <text:a xlink:type="simple" xlink:href="https://www.ukrinform.ua/rubric-kyiv/3716818-u-kievi-skasovani-vsi-zahodi-do-dna-zahistu-ditej.html" text:style-name="Internet_20_link" text:visited-style-name="Visited_20_Internet_20_Link">
 скасовані всі заходи </text:a>
 до Днязахисту дітей.</text:p>
      <text:p text:style-name="P4">
Source: <text:a xlink:type="simple" xlink:href="https://www.ukrinform.ua/rubric-kyiv/3717041-svidok-tragedii-u-desnanskomu-rajoni-nazvala-brehneu-zaavi-so-castina-ludej-zmogli-projti-v-ukritta.html" text:style-name="Internet_20_link" text:visited-style-name="Visited_20_Internet_20_Link">
https://www.ukrinform.ua/rubric-kyiv/3717041-svidok-tragedii-u-desnanskomu-rajoni-nazvala-brehneu-zaavi-so-castina-ludej-zmogli-projti-v-ukritta.html</text:a>
</text:p>
      <!--NEWS-->
      <text:h text:style-name="P10" text:outline-level="1">
<text:span text:style-name="T4">
Пентагон закупить для України установки Gepard на майже $120 мільйонів</text:span>
</text:h>
      <text:p text:style-name="P4">
Authors: Ukrinform (Person)</text:p>
      <text:p text:style-name="P4">
Publisher: Укринформ (Organization)</text:p>
      <text:p text:style-name="P4">
Published Time: 2023-06-01T15:27:00+03:00</text:p>
      <text:p text:style-name="P4">
Modified Time: 2023-06-01T15:27:00+03:00</text:p>
      <text:p text:style-name="P4">
Description: Американська компанія Global Military Products Inc. отримала від Міноборони США контракт на суму 118, 3 млн доларів на закупівлю та поставку зенітних самохідних установок Gepard для України. — Укрінформ.</text:p>
      <text:p text:style-name="P4">
Images: ['<text:a xlink:type="simple" xlink:href="https://static.ukrinform.com/photos/2023_03/thumb_files/630_360_1678102633-614.png" text:style-name="Internet_20_link" text:visited-style-name="Visited_20_Internet_20_Link">
630_360_16781...</text:a>
']</text:p>
      <text:p text:style-name="P4">
Tags: None</text:p>
      <text:p text:style-name="P4">
Type: Article</text:p>
      <!--METADATA-->
      <text:p text:style-name="P4">
<draw:frame draw:style-name="fr1" draw:name="Image94" text:anchor-type="as-char" svg:width="6.9236in" svg:height="3.956343in" draw:z-index="0">
<draw:image xlink:href="../Images/yкринформ/2023-06-01T15-27-00-03-00/630_360_1678102633-614.png" xlink:type="simple" xlink:show="embed" xlink:actuate="onLoad" draw:mime-type="image/png"/>
</draw:frame>
Американська компанія Global Military Products Inc. отримала від МіноборониСША контракт на суму 118, 3 млн доларів на закупівлю та поставку зенітнихсамохідних установок Gepard для України.</text:p>
      <text:p text:style-name="P4">
Як передає Укрінформ, про це йдеться у пресрелізі Пентагона.</text:p>
      <text:p text:style-name="P4">
«Компанія Global Military Products Inc зі штату Флорида отримала контракт ізтвердо фіксованою ціною на суму 118 375 740 доларів США на закупівлю тапоставку 35-міліметрових систем протиповітряної оборони Gepard», - йдеться уповідомленні.</text:p>
      <text:p text:style-name="P4">
Контракт виконуватиметься в Аммані (Йорданія), орієнтовна дата завершенняроботи 30 травня 2024 року. Гроші на нього виділені з "коштів на закордоннівійськові продажі (Ініціатива сприяння безпеці України)".</text:p>
      <text:p text:style-name="P4">
<text:span text:style-name="T4">
Читайте також:</text:span>
 <text:a xlink:type="simple" xlink:href="https://www.ukrinform.ua/rubric-ato/3714738-kanada-peredast-ukraini-majze-pat-tisac-avtomativ-ta-miljon-naboiv.html" text:style-name="Internet_20_link" text:visited-style-name="Visited_20_Internet_20_Link">
 <text:span text:style-name="T4">
Канада</text:span>
 <text:span text:style-name="T4">
передасть</text:span>
 <text:span text:style-name="T4">
Україні</text:span>
 <text:span text:style-name="T4">
майже</text:span>
 п' <text:span text:style-name="T4">
ять</text:span>
<text:span text:style-name="T4">
тисяч</text:span>
 <text:span text:style-name="T4">
автоматів</text:span>
 та <text:span text:style-name="T4">
мільйон</text:span>
 <text:span text:style-name="T4">
набоїв</text:span>
</text:a>
</text:p>
      <text:p text:style-name="P4">
Як повідомляв Укрінформ, у Німеччині концерн Rheinmetall вироблятимебоєприпаси для зенітних САУ Gepard, які активно використовуються Збройнимисилами України.</text:p>
      <text:p text:style-name="P4">
<text:span text:style-name="T5">
Фото: ЗСУ</text:span>
</text:p>
      <text:p text:style-name="P4">
Source: <text:a xlink:type="simple" xlink:href="https://www.ukrinform.ua/rubric-ato/3717042-pentagon-zakupit-dla-ukraini-ustanovki-gepard-na-majze-120-miljoniv.html" text:style-name="Internet_20_link" text:visited-style-name="Visited_20_Internet_20_Link">
https://www.ukrinform.ua/rubric-ato/3717042-pentagon-zakupit-dla-ukraini-ustanovki-gepard-na-majze-120-miljoniv.html</text:a>
</text:p>
      <!--NEWS-->
      <text:h text:style-name="P10" text:outline-level="1">
<text:span text:style-name="T4">
У Києві презентували дитячу збірку «Ірпінь – мій дім»</text:span>
</text:h>
      <text:p text:style-name="P4">
Authors: Ukrinform (Person)</text:p>
      <text:p text:style-name="P4">
Publisher: Укринформ (Organization)</text:p>
      <text:p text:style-name="P4">
Published Time: 2023-06-01T15:28:00+03:00</text:p>
      <text:p text:style-name="P4">
Modified Time: 2023-06-01T15:28:00+03:00</text:p>
      <text:p text:style-name="P4">
Description: Збірка «Ірпінь – мій дім», до якої увійшли твори юних жителів цього міста, стане візитівкою переможної України. — Укрінформ.</text:p>
      <text:p text:style-name="P4">
Images: ['<text:a xlink:type="simple" xlink:href="https://static.ukrinform.com/photos/2023_06/thumb_files/630_360_1685628732-3785.jpeg" text:style-name="Internet_20_link" text:visited-style-name="Visited_20_Internet_20_Link">
630_360_16856...</text:a>
']</text:p>
      <text:p text:style-name="P4">
Tags: ['Діти', 'Ірпінь', 'Книги', 'Війна з Росією']</text:p>
      <text:p text:style-name="P4">
Type: Article</text:p>
      <!--METADATA-->
      <text:p text:style-name="P4">
<draw:frame draw:style-name="fr1" draw:name="Image95" text:anchor-type="as-char" svg:width="6.9236in" svg:height="3.956343in" draw:z-index="0">
<draw:image xlink:href="../Images/yкринформ/2023-06-01T15-28-00-03-00/630_360_1685628732-3785.jpeg" xlink:type="simple" xlink:show="embed" xlink:actuate="onLoad" draw:mime-type="image/jpeg"/>
</draw:frame>
 Збірка«Ірпінь – мій дім», до якої увійшли твори юних жителів цього міста, станевізитівкою переможної України.</text:p>
      <text:p text:style-name="P4">
Таке переконання висловлювали учасники презентації книги, що відбулася в <text:a xlink:type="simple" xlink:href="https://www.youtube.com/watch" text:style-name="Internet_20_link" text:visited-style-name="Visited_20_Internet_20_Link">
Укрінформі </text:a>
 .</text:p>
      <text:p text:style-name="P4">
«В античній культурі концепт дому був надзвичайно важливим. Зокрема, дляОдіссея було вкрай важливо повернутися до Ітаки. Сьогодні ми говоримо проукраїнську Ітаку. Ірпінь став своєрідним концептом, який визначає новийландшафт усепереможної України», - зазначив головний редактор літературногожурналу «Всесвіт» Дмитро Дроздовський.</text:p>
      <text:p text:style-name="P4">
</text:p>
      <text:p text:style-name="P4">
Він наголосив, що книжка «Ірпінь – мій дім» – це не просто фіксація першихемоцій ірпінських <text:a xlink:type="simple" xlink:href="https://www.ukrinform.ua/tag-diti" text:style-name="Internet_20_link" text:visited-style-name="Visited_20_Internet_20_Link">
 дітей </text:a>
 від жорстокоїреальності, з якою вони стикнулись на початку війни, а ще й проєкт культурноїдипломатії.</text:p>
      <text:p text:style-name="P4">
«Ця книжка буде візитівкою нової України, переможної України. Вона написанавашим болем, вона написана вашою щирістю, вона написана голосом вашої правди»,- підкреслив Дроздовський.</text:p>
      <text:p text:style-name="P4">
Своєю чергою міський голова Ірпеня Олександр Маркушин розповів, що діти у ційкнизі пишуть про ті події, які відбувалися в Ірпіні, про початок війни. Вінупевнений, що ця збірка віршів і оповідань увійде в новітню історію України.</text:p>
      <text:p text:style-name="P4">
Маркушин розповів, що ідея книги виникла після проведення конкурсу дитячихмалюнків.</text:p>
      <text:p text:style-name="P4">
</text:p>
      <text:p text:style-name="P4">
«Минулого року ми збирали малюнки дітей, потім зробили на футболках фотографіїз малюнками і влаштували флешмоб. А потім ми пішли далі. Була ініціатива нашоїкоманди зробити книгу, в якій діти написали б вірші, а ми б роздрукували їх»,- додав міський голова Ірпеня.</text:p>
      <text:p text:style-name="P4">
Дизайнер Софія Мартинюк розповіла, що ідея книги виникла приблизно рік тому,коли вона повернулася додому після евакуації.</text:p>
      <text:p text:style-name="P4">
<text:span text:style-name="T4">
Читайте також:</text:span>
 <text:a xlink:type="simple" xlink:href="https://www.ukrinform.ua/rubric-regions/3713924-do-irpena-vze-povernulisa-85-naselenna-mista-mer.html" text:style-name="Internet_20_link" text:visited-style-name="Visited_20_Internet_20_Link">
 До <text:span text:style-name="T4">
Ірпеня</text:span>
 вже повернулися 85% населення міста - мер</text:a>
</text:p>
      <text:p text:style-name="P4">
«Мені дуже хотілося підтримати тих мешканців Ірпеня, які, на жаль, не мализмоги повернутися в свої домівки через те, що вони були зруйновані. Тоді миорганізували цей проєкт "Ірпінь - мій дім"», - зауважила дизайнер.</text:p>
      <text:p text:style-name="P4">
</text:p>
      <text:p text:style-name="P4">
<text:a xlink:type="simple" xlink:href="https://static.ukrinform.com/photos/2023_06/1685628733-9862.jpeg" text:style-name="Internet_20_link" text:visited-style-name="Visited_20_Internet_20_Link">
 </text:a>
 <text:a xlink:type="simple" xlink:href="https://static.ukrinform.com/photos/2023_06/1685628732-5184.jpeg" text:style-name="Internet_20_link" text:visited-style-name="Visited_20_Internet_20_Link">
</text:a>
 <text:a xlink:type="simple" xlink:href="https://static.ukrinform.com/photos/2023_06/1685628732-3785.jpeg" text:style-name="Internet_20_link" text:visited-style-name="Visited_20_Internet_20_Link">
<draw:frame draw:style-name="fr1" draw:name="Image101" text:anchor-type="as-char" svg:width="6.9236in" svg:height="3.956343in" draw:z-index="0">
<draw:image xlink:href="../Images/yкринформ/2023-06-01T15-28-00-03-00/630_360_1685628732-3785.jpeg" xlink:type="simple" xlink:show="embed" xlink:actuate="onLoad" draw:mime-type="image/jpeg"/>
</draw:frame>
</text:a>
 <text:a xlink:type="simple" xlink:href="https://static.ukrinform.com/photos/2023_06/1685628732-2791.jpeg" text:style-name="Internet_20_link" text:visited-style-name="Visited_20_Internet_20_Link">
</text:a>
 <text:a xlink:type="simple" xlink:href="https://static.ukrinform.com/photos/2023_06/1685628732-6975.jpeg" text:style-name="Internet_20_link" text:visited-style-name="Visited_20_Internet_20_Link">
</text:a>
 <text:a xlink:type="simple" xlink:href="https://static.ukrinform.com/photos/2023_06/1685628732-9968.jpeg" text:style-name="Internet_20_link" text:visited-style-name="Visited_20_Internet_20_Link">
</text:a>
 <text:a xlink:type="simple" xlink:href="https://static.ukrinform.com/photos/2023_06/1685628732-5360.jpeg" text:style-name="Internet_20_link" text:visited-style-name="Visited_20_Internet_20_Link">
</text:a>
</text:p>
      <text:p text:style-name="P4">
Вона наголосила, що до кожного дитячого малюнка передбачалася історія родини зІрпеня.</text:p>
      <text:p text:style-name="P4">
Організатори заходу вручили подяки дітям, які долучились до створення книги.</text:p>
      <text:p text:style-name="P4">
Source: <text:a xlink:type="simple" xlink:href="https://www.ukrinform.ua/rubric-culture/3717048-u-kievi-prezentuvali-ditacu-zbirku-irpin-mij-dim.html" text:style-name="Internet_20_link" text:visited-style-name="Visited_20_Internet_20_Link">
https://www.ukrinform.ua/rubric-culture/3717048-u-kievi-prezentuvali-ditacu-zbirku-irpin-mij-dim.html</text:a>
</text:p>
      <!--NEWS-->
      <text:h text:style-name="P10" text:outline-level="1">
<text:span text:style-name="T4">
Хокеїсти Канади очолили рейтинг IIHF, збірна України залишається 27-ю</text:span>
</text:h>
      <text:p text:style-name="P4">
Authors: Ukrinform (Person)</text:p>
      <text:p text:style-name="P4">
Publisher: Укринформ (Organization)</text:p>
      <text:p text:style-name="P4">
Published Time: 2023-06-01T15:30:37+03:00</text:p>
      <text:p text:style-name="P4">
Modified Time: 2023-06-01T15:30:37+03:00</text:p>
      <text:p text:style-name="P4">
Description: Міжнародна федерація хокею (IIHF) оновила рейтинг найсильніших чоловічих збірних світу. — Укрінформ.</text:p>
      <text:p text:style-name="P4">
Images: ['<text:a xlink:type="simple" xlink:href="https://static.ukrinform.com/photos/2023_06/thumb_files/630_360_1685622574-731.jpg" text:style-name="Internet_20_link" text:visited-style-name="Visited_20_Internet_20_Link">
630_360_16856...</text:a>
']</text:p>
      <text:p text:style-name="P4">
Tags: ['хокей', 'Рейтинг', 'Збірна України']</text:p>
      <text:p text:style-name="P4">
Type: Article</text:p>
      <!--METADATA-->
      <text:p text:style-name="P4">
<draw:frame draw:style-name="fr1" draw:name="Image106" text:anchor-type="as-char" svg:width="6.9236in" svg:height="3.956343in" draw:z-index="0">
<draw:image xlink:href="../Images/yкринформ/2023-06-01T15-30-37-03-00/630_360_1685622574-731.jpg" xlink:type="simple" xlink:show="embed" xlink:actuate="onLoad" draw:mime-type="image/jpeg"/>
</draw:frame>
 Міжнароднафедерація хокею (IIHF) оновила рейтинг найсильніших чоловічих збірних світу.</text:p>
      <text:p text:style-name="P4">
За підсумками чемпіонату світу-2023 на перше місце вийшла команда Канади, якавипередила Фінляндію, передає Укрінформ.</text:p>
      <text:p text:style-name="P4">
Збірна України, яка у цьому сезоні зупинилася за крок від виходу до дивізіонуIA та не змогла отримати підвищення в класі, залишається на 27-у місці.</text:p>
      <text:p text:style-name="P4">
Загалом у списку 58 збірних.</text:p>
      <text:p text:style-name="P4">
_Топ-10<text:a xlink:type="simple" xlink:href="https://www.iihf.com/en/worldranking" text:style-name="Internet_20_link" text:visited-style-name="Visited_20_Internet_20_Link">
 рейтингу </text:a>
 IIHF: _</text:p>
      <text:p text:style-name="P4">
1. Канада - 4150 очок (+1 позиція)</text:p>
      <text:p text:style-name="P4">
2. Фінляндія - 4080 (-1)</text:p>
      <text:p text:style-name="P4">
3. Росія - 4050</text:p>
      <text:p text:style-name="P4">
4. США - 3940</text:p>
      <text:p text:style-name="P4">
5. Німеччина - 3835 (+4)</text:p>
      <text:p text:style-name="P4">
6. Швеція - 3800 (-1)</text:p>
      <text:p text:style-name="P4">
7. Швейцарія - 3775</text:p>
      <text:p text:style-name="P4">
8. Чехія - 3735 (-2)</text:p>
      <text:p text:style-name="P4">
9. Словаччина - 3690 (-1)</text:p>
      <text:p text:style-name="P4">
10. Латвія - 3610 (+1)</text:p>
      <text:p text:style-name="P4">
...26. Китай - 2535</text:p>
      <text:p text:style-name="P4">
27. Україна - 2470</text:p>
      <text:p text:style-name="P4">
28. Естонія - 2400.</text:p>
      <text:p text:style-name="P4">
Фото: Reuters.</text:p>
      <text:p text:style-name="P4">
Source: <text:a xlink:type="simple" xlink:href="https://www.ukrinform.ua/rubric-sports/3717043-hokeisti-kanadi-ocolili-rejting-iihf-zbirna-ukraini-zalisaetsa-27u.html" text:style-name="Internet_20_link" text:visited-style-name="Visited_20_Internet_20_Link">
https://www.ukrinform.ua/rubric-sports/3717043-hokeisti-kanadi-ocolili-rejting-iihf-zbirna-ukraini-zalisaetsa-27u.html</text:a>
</text:p>
      <!--NEWS-->
      <text:h text:style-name="P10" text:outline-level="1">
<text:span text:style-name="T4">
Україна зараз має достатньо спроможностей, щоб звільнити території — Столтенберг</text:span>
</text:h>
      <text:p text:style-name="P4">
Authors: Ukrinform (Person)</text:p>
      <text:p text:style-name="P4">
Publisher: Укринформ (Organization)</text:p>
      <text:p text:style-name="P4">
Published Time: 2023-06-01T15:34:11+03:00</text:p>
      <text:p text:style-name="P4">
Modified Time: 2023-06-01T15:34:11+03:00</text:p>
      <text:p text:style-name="P4">
Description: Країни Північноатлантичного альянсу надали Україні достатньо військової допомоги для звільнення захоплених Росією територій, але готові робити ще більше для допомоги Києву. — Укрінформ.</text:p>
      <text:p text:style-name="P4">
Images: ['<text:a xlink:type="simple" xlink:href="https://static.ukrinform.com/photos/2023_04/thumb_files/630_360_1682000894-466.jpeg" text:style-name="Internet_20_link" text:visited-style-name="Visited_20_Internet_20_Link">
630_360_16820...</text:a>
']</text:p>
      <text:p text:style-name="P4">
Tags: ['НАТО', 'Столтенберг', 'Україна', 'Війна з Росією']</text:p>
      <text:p text:style-name="P4">
Type: Article</text:p>
      <!--METADATA-->
      <text:p text:style-name="P4">
<draw:frame draw:style-name="fr1" draw:name="Image107" text:anchor-type="as-char" svg:width="6.9236in" svg:height="3.956343in" draw:z-index="0">
<draw:image xlink:href="../Images/yкринформ/2023-06-01T15-34-11-03-00/630_360_1682000894-466.jpeg" xlink:type="simple" xlink:show="embed" xlink:actuate="onLoad" draw:mime-type="image/jpeg"/>
</draw:frame>
 КраїниПівнічноатлантичного альянсу надали Україні достатньо військової допомоги длязвільнення захоплених Росією територій, але готові робити ще більше длядопомоги Києву.</text:p>
      <text:p text:style-name="P4">
Про це під час пресконференції в Осло після завершення неформальної зустрічіглав МЗС країн НАТО заявив генеральний секретар НАТО Єнс Столтенберг, передаєвласний кореспондент Укрінформу.</text:p>
      <text:p text:style-name="P4">
“НАТО надає безпрецедентну допомогу. Я впевнений, що Україна зараз маєдостатньо спроможностей, щоб звільнити окуповані території. Але нам требаробити більше”, - заявив Столтенберг.</text:p>
      <text:p text:style-name="P4">
Він підкреслив, що країни Альянсу працюють над багаторічним пакетом підтримкиКиєва із значним фінансуванням.</text:p>
      <text:p text:style-name="P4">
“Це забезпечить Україні стримування й оборону на довгостроковий період, атакож допоможе відбудувати сектор безпеки та оборони під час переходу віддоктрин, обладнання й навчання радянської ери до повної сумісності з НАТО”, -наголосив Столтенберг.</text:p>
      <text:p text:style-name="P4">
За його словами, під час зустрічі в Осло також було обговорено підвищеннярівня комісії НАТО-Україна до рівня Ради НАТО-Україна.</text:p>
      <text:p text:style-name="P4">
“Це буде значним кроком, який допоможе нам створити спільний консультативнийфорум з Україною. Україна буде рівною за столом перемовин. Це також допоможеобговорювати питання безпеки”, - пояснив генсек НАТО.</text:p>
      <text:p text:style-name="P4">
Очільник Альянсу поінформував, що глави МЗС під час зустрічі розглянули такожпрагнення України вступити до <text:a xlink:type="simple" xlink:href="https://www.ukrinform.ua/tag-nato" text:style-name="Internet_20_link" text:visited-style-name="Visited_20_Internet_20_Link">
 НАТО </text:a>
 .</text:p>
      <text:p text:style-name="P4">
<text:span text:style-name="T4">
Читайте також:</text:span>
 <text:a xlink:type="simple" xlink:href="https://www.ukrinform.ua/rubric-polytics/3716841-stoltenberg-u-norvegii-proviv-paraleli-miz-teraktom-brejvika-ta-vijnou-rf.html" text:style-name="Internet_20_link" text:visited-style-name="Visited_20_Internet_20_Link">
 <text:span text:style-name="T4">
Столтенберг</text:span>
 у Норвегії провів паралелі між терактомБрейвіка та війною РФ </text:a>
</text:p>
      <text:p text:style-name="P4">
“Усі члени Альянсу погодилися, що двері до НАТО залишаються відкритими. ТількиУкраїна й Альянс мають право вирішувати щодо цього, Росія не має права вето”,-підкреслив Столтенберг.</text:p>
      <text:p text:style-name="P4">
Він зауважив, що усі члени Альянсу погоджуються: Україна стане членом НАТО,але зараз найважливішим є те, щоб Україна перемогла як суверенна й незалежнадержава.</text:p>
      <text:p text:style-name="P4">
“Ми не знаємо, коли завершиться війна, але коли вона звершиться, то миматимемо надійні інструменти для того, щоб гарантувати безпеку країни вмайбутньому, а також перервати цикл агресії Росії”, - наголосив генсек НАТО.</text:p>
      <text:p text:style-name="P4">
<text:span text:style-name="T4">
Читайте також:</text:span>
 <text:a xlink:type="simple" xlink:href="https://www.ukrinform.ua/rubric-ato/3716932-ukraina-gotova-do-clenstva-v-nato-zelenskij.html" text:style-name="Internet_20_link" text:visited-style-name="Visited_20_Internet_20_Link">
 Україна готова до членства в НАТО – Зеленський</text:a>
</text:p>
      <text:p text:style-name="P4">
Як повідомлялося, саміт НАТО відбудеться у Вільнюсі 11-12 липня.</text:p>
      <text:p text:style-name="P4">
Source: <text:a xlink:type="simple" xlink:href="https://www.ukrinform.ua/rubric-ato/3717050-ukraina-zaraz-mae-dostatno-spromoznostej-sob-zvilniti-teritorii-stoltenberg.html" text:style-name="Internet_20_link" text:visited-style-name="Visited_20_Internet_20_Link">
https://www.ukrinform.ua/rubric-ato/3717050-ukraina-zaraz-mae-dostatno-spromoznostej-sob-zvilniti-teritorii-stoltenberg.html</text:a>
</text:p>
      <!--NEWS-->
      <text:h text:style-name="P10" text:outline-level="1">
<text:span text:style-name="T4">
У Києві травень виявився найсухішим за весь час спостережень</text:span>
</text:h>
      <text:p text:style-name="P4">
Authors: Ukrinform (Person)</text:p>
      <text:p text:style-name="P4">
Publisher: Укринформ (Organization)</text:p>
      <text:p text:style-name="P4">
Published Time: 2023-06-01T15:40:03+03:00</text:p>
      <text:p text:style-name="P4">
Modified Time: 2023-06-01T15:40:03+03:00</text:p>
      <text:p text:style-name="P4">
Description: У Києві травень 2023 року виявився найсухішим за весь час спостережень. — Укрінформ.</text:p>
      <text:p text:style-name="P4">
Images: ['<text:a xlink:type="simple" xlink:href="https://static.ukrinform.com/photos/2022_05/thumb_files/630_360_1652174813-868.jpeg" text:style-name="Internet_20_link" text:visited-style-name="Visited_20_Internet_20_Link">
630_360_16521...</text:a>
']</text:p>
      <text:p text:style-name="P4">
Tags: ['Київ', 'Весна', 'Метеорологія']</text:p>
      <text:p text:style-name="P4">
Type: Article</text:p>
      <!--METADATA-->
      <text:p text:style-name="P4">
<draw:frame draw:style-name="fr1" draw:name="Image108" text:anchor-type="as-char" svg:width="6.9236in" svg:height="3.956343in" draw:z-index="0">
<draw:image xlink:href="../Images/yкринформ/2023-06-01T15-40-03-03-00/630_360_1652174813-868.jpeg" xlink:type="simple" xlink:show="embed" xlink:actuate="onLoad" draw:mime-type="image/jpeg"/>
</draw:frame>
 У Києвітравень 2023 року виявився найсухішим за весь час спостережень.</text:p>
      <text:p text:style-name="P4">
Як передає Укрінформ, про це Центральна геофізична імені Бориса Срезневськогоповідомляє у <text:a xlink:type="simple" xlink:href="http://t.me/CGOSreznevskogo/787" text:style-name="Internet_20_link" text:visited-style-name="Visited_20_Internet_20_Link">
 Телеграмі </text:a>
 .</text:p>
      <text:p text:style-name="P4">
"За даними спостережень метеостанції Центральної геофізичної обсерваторіїімені Бориса Срезневського середньомісячна температура повітря у травні вКиєві дорівнювала +16,0°С, що на 0,2°С вище за кліматичну норму", - ідеться уповідомленні.</text:p>
      <text:p text:style-name="P4">
Найхолодніше у столиці було 6 травня, коли мінімальна температура під ранокопустилась до +5,2°С, а найтепліше – 18 травня, коли максимальна температурапісля полудня піднялась до +27,3°С. Було зафіксовано один температурний рекорднайтеплішої ночі 19 травня, коли температура повітря не опустилась нижче17,7°С.</text:p>
      <text:p text:style-name="P4">
"Травень виявився найсухішим у <text:a xlink:type="simple" xlink:href="https://www.ukrinform.ua/tag-kiiv" text:style-name="Internet_20_link" text:visited-style-name="Visited_20_Internet_20_Link">
 Києві </text:a>
 завесь час спостережень. Опадів на проспекті Науки, 37 випало лише 1 мм, або 1,5% кліматичної норми", - наголосили в обсерваторії.</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Більш як половина великих озер світу висихають череззміни клімату </text:a>
</text:p>
      <text:p text:style-name="P4">
Як повідомляв Укрінформ, у Києві та області 2 червня без опадів, лише в другійполовині дня ймовірний короткочасний дощ, місцями гроза. Вітер південно-західний, 5-10 м/с. У столиці температура вночі 13-15°, вдень 26-28°; вночі10-15°, вдень 23-28°.</text:p>
      <text:p text:style-name="P4">
Source: <text:a xlink:type="simple" xlink:href="https://www.ukrinform.ua/rubric-kyiv/3717054-u-kievi-traven-viavivsa-najsuhisim-za-ves-cas-sposterezen.html" text:style-name="Internet_20_link" text:visited-style-name="Visited_20_Internet_20_Link">
https://www.ukrinform.ua/rubric-kyiv/3717054-u-kievi-traven-viavivsa-najsuhisim-za-ves-cas-sposterezen.html</text:a>
</text:p>
      <!--NEWS-->
      <text:h text:style-name="P10" text:outline-level="1">
<text:span text:style-name="T4">
У Києві відкрили виставку «Війна голосами дітей»</text:span>
</text:h>
      <text:p text:style-name="P4">
Authors: Ukrinform (Person)</text:p>
      <text:p text:style-name="P4">
Publisher: Укринформ (Organization)</text:p>
      <text:p text:style-name="P4">
Published Time: 2023-06-01T15:44:00+03:00</text:p>
      <text:p text:style-name="P4">
Modified Time: 2023-06-01T15:44:00+03:00</text:p>
      <text:p text:style-name="P4">
Description: До Дня захисту дітей на Південному вокзалі презентували постерну виставку, яка містить вислови дітей про війну, проілюстровані українськими та іноземними митцями. — Укрінформ.</text:p>
      <text:p text:style-name="P4">
Images: ['<text:a xlink:type="simple" xlink:href="https://static.ukrinform.com/photos/2023_06/thumb_files/630_360_1685623029-7000.jpeg" text:style-name="Internet_20_link" text:visited-style-name="Visited_20_Internet_20_Link">
630_360_16856...</text:a>
']</text:p>
      <text:p text:style-name="P4">
Tags: ['Діти', 'Вокзал', 'Київ', 'Війна з Росією']</text:p>
      <text:p text:style-name="P4">
Type: Article</text:p>
      <!--METADATA-->
      <text:p text:style-name="P4">
<draw:frame draw:style-name="fr1" draw:name="Image109" text:anchor-type="as-char" svg:width="6.9236in" svg:height="3.956343in" draw:z-index="0">
<draw:image xlink:href="../Images/yкринформ/2023-06-01T15-44-00-03-00/630_360_1685623029-7000.jpeg" xlink:type="simple" xlink:show="embed" xlink:actuate="onLoad" draw:mime-type="image/jpeg"/>
</draw:frame>
 До Днязахисту дітей на Південному вокзалі презентували постерну виставку, якамістить вислови дітей про війну, проілюстровані українськими та іноземнимимитцями.</text:p>
      <text:p text:style-name="P4">
Про це повідомляє кореспондент Укрінформу.</text:p>
      <text:p text:style-name="P4">
"Представлені сьогодні цитати ми відібрали у межах книжки "Війна голосами <text:a xlink:type="simple" xlink:href="https://www.ukrinform.ua/tag-diti" text:style-name="Internet_20_link" text:visited-style-name="Visited_20_Internet_20_Link">
дітей </text:a>
 ". І ці постери - частина книжки.Вони про те, що діти мають власну рефлексію, емоцію на те, що відбувається. Іїх важливо чути", - розповідає голова правління БФ "Голоси дітей" ОленаРозвадовська.</text:p>
      <text:p text:style-name="P4">
</text:p>
      <text:p text:style-name="P4">
<text:a xlink:type="simple" xlink:href="https://static.ukrinform.com/photos/2023_06/1685623030-2625.jpeg" text:style-name="Internet_20_link" text:visited-style-name="Visited_20_Internet_20_Link">
 </text:a>
 <text:a xlink:type="simple" xlink:href="https://static.ukrinform.com/photos/2023_06/1685623029-9758.jpeg" text:style-name="Internet_20_link" text:visited-style-name="Visited_20_Internet_20_Link">
</text:a>
 <text:a xlink:type="simple" xlink:href="https://static.ukrinform.com/photos/2023_06/1685623029-7525.jpeg" text:style-name="Internet_20_link" text:visited-style-name="Visited_20_Internet_20_Link">
</text:a>
 <text:a xlink:type="simple" xlink:href="https://static.ukrinform.com/photos/2023_06/1685623029-6510.jpeg" text:style-name="Internet_20_link" text:visited-style-name="Visited_20_Internet_20_Link">
</text:a>
 <text:a xlink:type="simple" xlink:href="https://static.ukrinform.com/photos/2023_06/1685623029-7000.jpeg" text:style-name="Internet_20_link" text:visited-style-name="Visited_20_Internet_20_Link">
<draw:frame draw:style-name="fr1" draw:name="Image115" text:anchor-type="as-char" svg:width="6.9236in" svg:height="3.956343in" draw:z-index="0">
<draw:image xlink:href="../Images/yкринформ/2023-06-01T15-44-00-03-00/630_360_1685623029-7000.jpeg" xlink:type="simple" xlink:show="embed" xlink:actuate="onLoad" draw:mime-type="image/jpeg"/>
</draw:frame>
</text:a>
 <text:a xlink:type="simple" xlink:href="https://static.ukrinform.com/photos/2023_06/1685623029-6768.jpeg" text:style-name="Internet_20_link" text:visited-style-name="Visited_20_Internet_20_Link">
</text:a>
 <text:a xlink:type="simple" xlink:href="https://static.ukrinform.com/photos/2023_06/1685623029-7283.jpeg" text:style-name="Internet_20_link" text:visited-style-name="Visited_20_Internet_20_Link">
</text:a>
</text:p>
      <text:p text:style-name="P4">
У просторі Південного вокзалу розміщено близько 20 постерів, де юні українціділяться власними враженнями про війну. За словами Розвадовської, завдякиопен-колам у соцмережах вдалося зібрати понад 80 таких висловлювань. До кожноїцитати українські та іноземні митці розробили ілюстрації або надалифотографії. Зокрема, до створення постерів долучилися митці Данило Мовчан,Нікіта Тітов, Ірина Вале, Хейлі Поттер, Маріам Найєм, Джамала зі своїм сином,також світлини надав Святослав Вакарчук.</text:p>
      <text:p text:style-name="P4">
"У цій виставці ми прагнули обрати цитати, які висловлювали б надію. Щоб усе-таки устами дітей звучала віра, яка давала нам ресурс", - зауважилаРозвадовська.</text:p>
      <text:p text:style-name="P4">
Як підкреслив заступник директора філії Вокзальна компанія АТ "Укрзалізниця"Сергій Олійник, виставка стане в пригоді, аби зрозуміти дітей та надати їмякіснішу психологічну допомогу.</text:p>
      <text:p text:style-name="P4">
Водночас заступниця директора Департаменту моніторингу додержання прав дитинита сім'ї, молоді та спорту Секретаріату Уповноваженого Верховної Ради з правлюдини Алла Тарасюк переконана, що це не останній День захисту дітей, колилунатиме тема війни.</text:p>
      <text:p text:style-name="P4">
</text:p>
      <text:p text:style-name="P4">
"На жаль, ця тема буде актуальною ще довго після завершення війни.Сьогоднішній ранок показав ті реалії, у яких живемо ми та наші діти: однадитина загинула, ще одна - поранена. Ця війна зачепила абсолютно всіх дітей.Тому, як би нам не хотілося, щоб усе закінчилося із завершенням війни, на моєпереконання, проблеми існуватимуть і після. І ми працюватимемо над їхнімусуненням", - сказала вона.</text:p>
      <text:p text:style-name="P4">
<text:span text:style-name="T4">
Читайте також:</text:span>
 <text:a xlink:type="simple" xlink:href="https://www.ukrinform.ua/rubric-culture/3717048-u-kievi-prezentuvali-ditacu-zbirku-irpin-mij-dim.html" text:style-name="Internet_20_link" text:visited-style-name="Visited_20_Internet_20_Link">
 У Києві презентували дитячу збірку « <text:span text:style-name="T4">
Ірпінь</text:span>
 – мійдім» </text:a>
</text:p>
      <text:p text:style-name="P4">
Виставка дитячих цитат відбувається в межах кампанії "Чуєш?" від благодійногофонду "Голоси дітей". Кампанія закликає слухати дітей, коли вони говорять провійну, надавати їм простір для висловлення, аби вони легше могли пережитидосвід війни. Постери експонували у Відні, Брюсселі та Парижі.</text:p>
      <text:p text:style-name="P4">
Як повідомляв Укрінформ, 1 червня відзначається Міжнародний день захистудітей. У цей день у результаті ворожого ракетного обстрілу в Києві одна дитиназагинула, ще одну поранено. Усі заходи в районах столиці, які були запланованідо Дня захисту дітей 1 червня, скасовані.</text:p>
      <text:p text:style-name="P4">
За даними Офісу Генерального прокурора, з початку російської агресії в лютому2022-го по 1 червня 2023-го в Україні 484 дитини загинуло, 992 було поранено.</text:p>
      <text:p text:style-name="P4">
Source: <text:a xlink:type="simple" xlink:href="https://www.ukrinform.ua/rubric-kyiv/3717058-u-kievi-vidkrili-vistavku-vijna-golosami-ditej.html" text:style-name="Internet_20_link" text:visited-style-name="Visited_20_Internet_20_Link">
https://www.ukrinform.ua/rubric-kyiv/3717058-u-kievi-vidkrili-vistavku-vijna-golosami-ditej.html</text:a>
</text:p>
      <!--NEWS-->
      <text:h text:style-name="P10" text:outline-level="1">
<text:span text:style-name="T4">
Іноземні посольства в Україні закликали РФ повернути депортованих дітей</text:span>
</text:h>
      <text:p text:style-name="P4">
Authors: Ukrinform (Person)</text:p>
      <text:p text:style-name="P4">
Publisher: Укринформ (Organization)</text:p>
      <text:p text:style-name="P4">
Published Time: 2023-06-01T15:47:54+03:00</text:p>
      <text:p text:style-name="P4">
Modified Time: 2023-06-01T15:47:54+03:00</text:p>
      <text:p text:style-name="P4">
Description: У Міжнародний день захисту дітей дипломатичні місії в Україні виступили із спільною заявою щодо примусової депортації українських дітей Росією, в якій закликали РФ повернути їх в Україну.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Посольство', 'Росія']</text:p>
      <text:p text:style-name="P4">
Type: Article</text:p>
      <!--METADATA-->
      <text:p text:style-name="P4">
<draw:frame draw:style-name="fr1" draw:name="Image119" text:anchor-type="as-char" svg:width="6.9236in" svg:height="3.956343in" draw:z-index="0">
<draw:image xlink:href="../Images/yкринформ/2023-06-01T15-47-54-03-00/630_360_1685537728-468.jpg" xlink:type="simple" xlink:show="embed" xlink:actuate="onLoad" draw:mime-type="image/jpeg"/>
</draw:frame>
 УМіжнародний день захисту дітей дипломатичні місії в Україні виступили ізспільною заявою щодо примусової депортації українських дітей Росією, в якійзакликали РФ повернути їх в Україну.</text:p>
      <text:p text:style-name="P4">
Документ, який підписали 23 іноземні дипломатичні представництва, оприлюдненона <text:a xlink:type="simple" xlink:href="http://www.gov.uk/government/news/joint-statement-on-deportation-of-ukrainian-children-by-russia.uk" text:style-name="Internet_20_link" text:visited-style-name="Visited_20_Internet_20_Link">
 сайті посольства Великої Британії в Україні</text:a>
 , передає Укрінформ.</text:p>
      <text:p text:style-name="P4">
"Сьогодні, у Міжнародний день захисту дітей, який відзначається в України табагатьох інших країнах, ми, посольства, які підписалися під цією заявою,закликаємо Російську Федерацію повернути українських дітей до України. Миприголомшені масштабною незаконною примусовою депортацією та переселеннямукраїнських дітей до <text:a xlink:type="simple" xlink:href="https://www.ukrinform.ua/tag-rosia" text:style-name="Internet_20_link" text:visited-style-name="Visited_20_Internet_20_Link">
 Росії </text:a>
 або наконтрольовану Росією територію Україні, та у зв’язку з цим звертаємо увагу наордери на арешт, видані Міжнародним кримінальним судом", - зазначається взаяві.</text:p>
      <text:p text:style-name="P4">
Іноземні дипломати нагадали, що українська влада ідентифікувала понад 19 тисячдітей, незаконно депортованих або іншим чином розлучених зі своїми батьками чиопікунами. Вони також констатували, що кількість депортованих дітей продовжуєзростати через останні переселення цивільного населення із Запорізькоїобласті.</text:p>
      <text:p text:style-name="P4">
"Росія викрадає дітей із їхніх шкіл, їхніх домівок, зокрема тих, хто живе вустановах інтернатного типу. Також діти були розлучені зі своїми родинами підчас так званого російського процесу “фільтрації”. Дуже мало дітей повернулося.Травма розлучення з близькими вплине на дітей та їхні родини на все життя. Утой час, як Російська Федерація стверджує, що це “евакуації”, Слідча комісіяООН дійшла висновку, що жоден із розглянутих випадків не був виправданийміркуваннями безпеки чи захисту здоров’я, а також не відповідав вимогамміжнародного гуманітарного права", - зауважили дипломати.</text:p>
      <text:p text:style-name="P4">
Як зазначається в заяві, перешкоди, які Росія створює, щоб не дозволитиукраїнським дітям возз’єднатися зі своїми сім’ями, підривають російськуверсію.</text:p>
      <text:p text:style-name="P4">
"Ми нагадуємо РФ про її зобов’язання за міжнародним правом припинити незаконнуагресивну війну та забезпечити захист життя всіх дітей. Ми закликаємо Росіюзабезпечити право дітей на збереження своєї культурної ідентичності, зупинитипримусове переміщення дітей до РФ та припинити насильницьке перевихованняукраїнських дітей і примус стати росіянами. Ми закликаємо РФ до співпраці зукраїнською владою з повернення українських дітей туди, де їхній дім – доУкраїни", - наголосили автори заяви.</text:p>
      <text:p text:style-name="P4">
Вони запевнили, що міжнародна спільнота підтримує Україну в захисті майбутніхпоколінь, і пообіцяли притягнути РФ до відповідальності за її незаконні таварварські дії в Україні.</text:p>
      <text:p text:style-name="P4">
<text:span text:style-name="T4">
Читайте також:</text:span>
 <text:a xlink:type="simple" xlink:href="https://www.ukrinform.ua/rubric-society/3716974-v-ukraini-vvazautsa-zniklimi-393-ditini.html" text:style-name="Internet_20_link" text:visited-style-name="Visited_20_Internet_20_Link">
 В Україні вважаються зниклими 393 дитини</text:a>
</text:p>
      <text:p text:style-name="P4">
Заяву підписали посольства Великої Британії, Австралії, Австрії, Нідерландів,Канади, Данії, Естонії, Греції, Латвії, Швейцарії, Чехії, Польщі, Словенії,Фінляндії, Франції, Німеччини, Італії, Нової Зеландії, Норвегії, Румунії,Іспанії, Швеції та представництво Європейського Союзу в Україні.</text:p>
      <text:p text:style-name="P4">
Фото: AA</text:p>
      <text:p text:style-name="P4">
Source: <text:a xlink:type="simple" xlink:href="https://www.ukrinform.ua/rubric-polytics/3717060-inozemni-posolstva-v-ukraini-zaklikali-rf-povernuti-deportovanih-ditej.html" text:style-name="Internet_20_link" text:visited-style-name="Visited_20_Internet_20_Link">
https://www.ukrinform.ua/rubric-polytics/3717060-inozemni-posolstva-v-ukraini-zaklikali-rf-povernuti-deportovanih-ditej.html</text:a>
</text:p>
      <!--NEWS-->
      <text:h text:style-name="P10" text:outline-level="1">
<text:span text:style-name="T4">
У Бериславі внаслідок обстрілів поранені троє людей</text:span>
</text:h>
      <text:p text:style-name="P4">
Authors: Ukrinform (Person)</text:p>
      <text:p text:style-name="P4">
Publisher: Укринформ (Organization)</text:p>
      <text:p text:style-name="P4">
Published Time: 2023-06-01T15:49:00+03:00</text:p>
      <text:p text:style-name="P4">
Modified Time: 2023-06-01T15:49:00+03:00</text:p>
      <text:p text:style-name="P4">
Description: Російська армія обстріляла Берислав Херсонської області, поранені троє мирних жителів. — Укрінформ.</text:p>
      <text:p text:style-name="P4">
Images: ['<text:a xlink:type="simple" xlink:href="https://static.ukrinform.com/photos/2023_06/thumb_files/630_360_1685623674-159.jpg" text:style-name="Internet_20_link" text:visited-style-name="Visited_20_Internet_20_Link">
630_360_16856...</text:a>
']</text:p>
      <text:p text:style-name="P4">
Tags: ['Херсонщина', 'Обстріл', 'Поранені', 'Війна з Росією', 'Берислав']</text:p>
      <text:p text:style-name="P4">
Type: Article</text:p>
      <!--METADATA-->
      <text:p text:style-name="P4">
<draw:frame draw:style-name="fr1" draw:name="Image120" text:anchor-type="as-char" svg:width="6.9236in" svg:height="3.956343in" draw:z-index="0">
<draw:image xlink:href="../Images/yкринформ/2023-06-01T15-49-00-03-00/630_360_1685623674-159.jpg" xlink:type="simple" xlink:show="embed" xlink:actuate="onLoad" draw:mime-type="image/jpeg"/>
</draw:frame>
 Російськаармія обстріляла Берислав Херсонської області, поранені троє мирних жителів.</text:p>
      <text:p text:style-name="P4">
Про це голова Херсонської обласної військової адміністрації Олександр Прокудінповідомив у <text:a xlink:type="simple" xlink:href="http://t.me/olexandrprokudin/562" text:style-name="Internet_20_link" text:visited-style-name="Visited_20_Internet_20_Link">
 Телеграмі </text:a>
 , передаєУкрінформ.</text:p>
      <text:p text:style-name="P4">
«Російська авіація атакувала хлібозавод у Бериславі. По місту зафіксовано два«прильоти» керованих авіабомб. Через ворожий удар двоє чоловіків, 57 та 20років, дістали легкі поранення», - поінформував Прокудін.</text:p>
      <text:p text:style-name="P4">
Крім того, за його словами, російська армія обстріляла Берислав і з мінометів,внаслідок чого постраждала місцева жителька.</text:p>
      <text:p text:style-name="P4">
Начальник ОВА повідомив, що російська авіація атакувала й КозацькеНовокаховської громади, скинувши на селище три керовані авіабомби. Внаслідокатаки пошкоджені житлові будинки.</text:p>
      <text:p text:style-name="P4">
<text:span text:style-name="T4">
Читайте також:</text:span>
 <text:a xlink:type="simple" xlink:href="https://www.ukrinform.ua/rubric-ato/3716909-u-nikopoli-vnaslidok-obstriliv-rf-poraneni-dvoe-colovikiv.html" text:style-name="Internet_20_link" text:visited-style-name="Visited_20_Internet_20_Link">
 У Нікополі внаслідок <text:span text:style-name="T4">
обстрілів</text:span>
 РФ поранені двоєчоловіків </text:a>
</text:p>
      <text:p text:style-name="P4">
Як повідомляв Укрінформ, російська армія зранку 1 червня обстрілялаДніпровський район <text:a xlink:type="simple" xlink:href="https://www.ukrinform.ua/tag-herson" text:style-name="Internet_20_link" text:visited-style-name="Visited_20_Internet_20_Link">
 Херсона </text:a>
 , двоєлюдей поранені.</text:p>
      <text:p text:style-name="P4">
Source: <text:a xlink:type="simple" xlink:href="https://www.ukrinform.ua/rubric-ato/3717062-u-berislavi-vnaslidok-obstriliv-poraneni-troe-ludej.html" text:style-name="Internet_20_link" text:visited-style-name="Visited_20_Internet_20_Link">
https://www.ukrinform.ua/rubric-ato/3717062-u-berislavi-vnaslidok-obstriliv-poraneni-troe-ludej.html</text:a>
</text:p>
      <!--NEWS-->
      <text:h text:style-name="P10" text:outline-level="1">
<text:span text:style-name="T4">
Президенти України та Єврокомісії зробили спільну заяву до Дня захисту дітей</text:span>
</text:h>
      <text:p text:style-name="P4">
Authors: Ukrinform (Person)</text:p>
      <text:p text:style-name="P4">
Publisher: Укринформ (Organization)</text:p>
      <text:p text:style-name="P4">
Published Time: 2023-06-01T15:49:05+03:00</text:p>
      <text:p text:style-name="P4">
Modified Time: 2023-06-01T15:49:05+03:00</text:p>
      <text:p text:style-name="P4">
Description: Президент України Володимир Зеленський і Президент Європейської комісії Урсула фон дер Ляєн засудили Росію за позбавлення прав дітей і запевнили у продовженні підтримки та поверненні з російської депортації українських дітей.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іти', 'Євросоюз', 'Зеленський', 'Фон дер Ляєн']</text:p>
      <text:p text:style-name="P4">
Type: Article</text:p>
      <!--METADATA-->
      <text:p text:style-name="P4">
<draw:frame draw:style-name="fr1" draw:name="Image121" text:anchor-type="as-char" svg:width="6.9236in" svg:height="3.956343in" draw:z-index="0">
<draw:image xlink:href="../Images/yкринформ/2023-06-01T15-49-05-03-00/630_360_1655629946-686.jpg" xlink:type="simple" xlink:show="embed" xlink:actuate="onLoad" draw:mime-type="image/jpeg"/>
</draw:frame>
 ПрезидентУкраїни Володимир Зеленський і Президент Європейської комісії Урсула фон дерЛяєн засудили Росію за позбавлення прав дітей і запевнили у продовженніпідтримки та поверненні з російської депортації українських дітей.</text:p>
      <text:p text:style-name="P4">
Текст <text:a xlink:type="simple" xlink:href="https://www.president.gov.ua/news/spilna-zayava-prezidenta-volodimira-zelenskogo-ta-prezidenta-83301" text:style-name="Internet_20_link" text:visited-style-name="Visited_20_Internet_20_Link">
 спільної заяви </text:a>
 опублікований на сайтіглави Української держави, передає Укрінформ.</text:p>
      <text:p text:style-name="P4">
«З нагоди Міжнародного дня захисту дітей 1 червня Президент України ВолодимирЗеленський і Президент Європейської комісії Урсула фон дер Ляєн провелизустріч на полях другого засідання Європейської політичної спільноти таоприлюднили таку спільну заяву», - ідеться в документі.</text:p>
      <text:p text:style-name="P4">
Лідери підкреслили, що кожна дитина має право на свободу, захист і безпеку,однак агресивна війна Росії позбавляє українських <text:a xlink:type="simple" xlink:href="https://www.ukrinform.ua/tag-diti" text:style-name="Internet_20_link" text:visited-style-name="Visited_20_Internet_20_Link">
 дітей</text:a>
 цих прав.</text:p>
      <text:p text:style-name="P4">
Президенти рішуче засудили незаконну депортацію та переміщення українськихдітей, що поповнює список воєнних злочинів Росії, і закликали росіян негайноприпинити ці депортації, покласти край практиці так званого прискореногоусиновлення та повернути дітей.</text:p>
      <text:p text:style-name="P4">
У цьому контексті зазначається, що настане час притягнути до відповідальностівинних у цих воєнних злочинах, за які Міжнародний кримінальний суд (МКС) видавордери на арешт. Лідери привітали створення Міжнародного центру зпереслідування за злочин агресії проти України.</text:p>
      <text:p text:style-name="P4">
<text:span text:style-name="T4">
Читайте також:</text:span>
 <text:a xlink:type="simple" xlink:href="https://www.ukrinform.ua/rubric-society/3717001-diti-e-najbilsimi-zertvami-vijni-zelenska.html" text:style-name="Internet_20_link" text:visited-style-name="Visited_20_Internet_20_Link">
 Діти є найбільшими жертвами війни – Зеленська</text:a>
</text:p>
      <text:p text:style-name="P4">
Президенти зобов’язалися зробити все необхідне для встановленнямісцеперебування депортованих українських дітей, сприяння їх безпечномуповерненню та надання їм необхідної соціальної, медичної та освітньоїпідтримки після повернення.</text:p>
      <text:p text:style-name="P4">
Також у заяві наголошується, що пріоритетом є і забезпечення психічногоздоров'я та ретельний моніторинг самопочуття українських дітей.</text:p>
      <text:p text:style-name="P4">
Лідери зобов'язалися створити спеціалізовану програму дистанційного навчаннядля педіатрів і медичного персоналу первинної ланки.</text:p>
      <text:p text:style-name="P4">
«Завдяки цій ініціативі ми дамо медичним працівникам необхідні навички длязабезпечення допомоги при травмах та покращення стану психічного здоров'ядітей. Ми прагнемо надавати спеціалізовані реабілітаційні послуги дітям, якіперебувають у складних життєвих обставинах, як в Україні, так і вЄвропейському Союзі. Ми також співпрацюватимемо над реалізацією комплексноїВсеукраїнської програми ментального здоров'я та відповідної реформи», -зазначено в заяві.</text:p>
      <text:p text:style-name="P4">
Європейська комісія взяла на себе зобов'язання підтримати реформу охоронидитинства в Україні, виділивши 10 мільйонів євро.</text:p>
      <text:p text:style-name="P4">
Також підписанти зобов'язалися працювати разом, щоб захистити право кожноїукраїнської дитини на доступ до освіти, продовжити відновлювати школи вУкраїні, пошкоджені або зруйновані війною.</text:p>
      <text:p text:style-name="P4">
<text:span text:style-name="T4">
Читайте також:</text:span>
 <text:a xlink:type="simple" xlink:href="https://www.ukrinform.ua/rubric-kyiv/3716939-den-zahistu-ditej-rozpocavsa-tragicno-reakcia-zahodu-na-raketnij-obstril-kieva.html" text:style-name="Internet_20_link" text:visited-style-name="Visited_20_Internet_20_Link">
 День захисту <text:span text:style-name="T4">
дітей</text:span>
 розпочався трагічно: реакціяЗаходу на ракетний обстріл Києва </text:a>
</text:p>
      <text:p text:style-name="P4">
У заяві зазначається, що близько 1,3 мільйона українських дітей ниніпроживають в ЄС, директива про тимчасовий захист відіграла важливу роль унаданні цим переміщеним українським дітям негайного доступу до охорониздоров'я, освіти та інших соціальних систем у межах ЄС. Документ передбачаєзобов'язання продовжувати забезпечувати належне зарахування їх до навчальнихзакладів та працювати над взаємним визнанням результатів їхнього навчання.</text:p>
      <text:p text:style-name="P4">
«Важке становище, в якому опиняються українські діти, постійно непокоїть нас.Ми продовжуватимемо невпинно боротися за справедливий і міцний мир в Україні.Щоб народ України міг обирати свою долю, відбудувати сильну та процвітаючукраїну й дати своїм дітям усі шанси, всі можливості жити здоровим і щасливимжиттям», - наголосили президенти.</text:p>
      <text:p text:style-name="P4">
Як повідомлялося, Володимир Зеленський і Урсула фон дер Ляєн провели зустріч уМолдові на полях саміту Європейського політичного співтовариства.</text:p>
      <text:p text:style-name="P4">
Source: <text:a xlink:type="simple" xlink:href="https://www.ukrinform.ua/rubric-polytics/3717061-prezidenti-ukraini-ta-evrokomisii-zrobili-spilnu-zaavu-do-dna-zahistu-ditej.html" text:style-name="Internet_20_link" text:visited-style-name="Visited_20_Internet_20_Link">
https://www.ukrinform.ua/rubric-polytics/3717061-prezidenti-ukraini-ta-evrokomisii-zrobili-spilnu-zaavu-do-dna-zahistu-ditej.html</text:a>
</text:p>
      <!--NEWS-->
      <text:h text:style-name="P10" text:outline-level="1">
<text:span text:style-name="T4">
Стефанчук обговорив зі спікеркою Сеймасу Литви вступ України до НАТО та ЄС</text:span>
</text:h>
      <text:p text:style-name="P4">
Authors: Ukrinform (Person)</text:p>
      <text:p text:style-name="P4">
Publisher: Укринформ (Organization)</text:p>
      <text:p text:style-name="P4">
Published Time: 2023-06-01T15:52:51+03:00</text:p>
      <text:p text:style-name="P4">
Modified Time: 2023-06-01T15:52:51+03:00</text:p>
      <text:p text:style-name="P4">
Description: Голова Верховної Ради Руслан Стефанчук обговорив зі спікеркою Сеймасу Литовської Республіки Вікторією Чмілітє-Нільсен вступ України до НАТО та Європейського Союзу. — Укрінформ.</text:p>
      <text:p text:style-name="P4">
Images: ['<text:a xlink:type="simple" xlink:href="https://static.ukrinform.com/photos/2023_06/thumb_files/630_360_1685623731-626.jpg" text:style-name="Internet_20_link" text:visited-style-name="Visited_20_Internet_20_Link">
630_360_16856...</text:a>
']</text:p>
      <text:p text:style-name="P4">
Tags: ['Євросоюз', 'Литва', 'НАТО', 'Стефанчук']</text:p>
      <text:p text:style-name="P4">
Type: Article</text:p>
      <!--METADATA-->
      <text:p text:style-name="P4">
<draw:frame draw:style-name="fr1" draw:name="Image122" text:anchor-type="as-char" svg:width="6.9236in" svg:height="3.956343in" draw:z-index="0">
<draw:image xlink:href="../Images/yкринформ/2023-06-01T15-52-51-03-00/630_360_1685623731-626.jpg" xlink:type="simple" xlink:show="embed" xlink:actuate="onLoad" draw:mime-type="image/jpeg"/>
</draw:frame>
 ГоловаВерховної Ради Руслан Стефанчук обговорив зі спікеркою Сеймасу ЛитовськоїРеспубліки Вікторією Чмілітє-Нільсен вступ України до НАТО та ЄвропейськогоСоюзу.</text:p>
      <text:p text:style-name="P4">
Про це Стефанчук повідомив у <text:a xlink:type="simple" xlink:href="http://www.facebook.com/stefanchuk.official/posts/pfbid0hBvVY3JMK3JWAwhvtX6B4qwEwi4NKj71nqPL5Uvk3rUfV5ukaAeMw8ea49Wnbd5kl" text:style-name="Internet_20_link" text:visited-style-name="Visited_20_Internet_20_Link">
 Фейсбуці</text:a>
, передає Укрінформ.</text:p>
      <text:p text:style-name="P4">
Зустріч спікерів відбулася в ході робочого візиту Голови ВР до <text:a xlink:type="simple" xlink:href="https://www.ukrinform.ua/tag-litva" text:style-name="Internet_20_link" text:visited-style-name="Visited_20_Internet_20_Link">
 Литви</text:a>
 для участі в саміті голів парламентівкраїн-членів НАТО. Як зауважив Стефанчук, цей захід є можливістю дати потужнийсигнал щодо важливості приєднання України до Альянсу.</text:p>
      <text:p text:style-name="P4">
"За місяць, на Вільнюському саміті НАТО, ми прагнемо почути чіткий ізрозумілий план подальшого руху України до членства. Ми прагнемо почути, щозаявка України на членство приймається", — зазначив він.</text:p>
      <text:p text:style-name="P4">
Серед іншого, Стефанчук поінформував колегу про виконання Україноюрекомендацій Європейської комісії, Належна оцінка відповідних досягнень від ЄСочікується в червні.</text:p>
      <text:p text:style-name="P4">
Також під час зустрічі сторони порушили питання про подальший санкційний тискна Російську Федерацію та притягнення країни-агресорки до відповідальності,повернення до України всіх незаконно вивезених до РФ дітей, компенсаціюзбитків і відбудови України й імплементацію формули миру Президента ВолодимираЗеленського.</text:p>
      <text:p text:style-name="P4">
Голова ВР подякував Литві за сталу підтримку та допомогу — оборонну,фінансову, гуманітарну й політичну.</text:p>
      <text:p text:style-name="P4">
<text:span text:style-name="T4">
Читайте також:</text:span>
 <text:a xlink:type="simple" xlink:href="https://www.ukrinform.ua/rubric-polytics/3716920-parlament-latvii-uhvaliv-zaavu-na-pidtrimku-evroatlanticnoi-integracii-ukraini-stefancuk.html" text:style-name="Internet_20_link" text:visited-style-name="Visited_20_Internet_20_Link">
 Парламент Латвії ухвалив заяву на підтримкуєвроатлантичної інтеграції України – <text:span text:style-name="T4">
Стефанчук</text:span>
</text:a>
</text:p>
      <text:p text:style-name="P4">
Як повідомляв Укрінформ, Стефанчук <text:a xlink:type="simple" xlink:href="https://www.ukrinform.ua/rubric-polytics/3716879-stefancuk-pribuv-z-vizitom-u-vilnus.html" text:style-name="Internet_20_link" text:visited-style-name="Visited_20_Internet_20_Link">
 прибув із робочим візитом</text:a>
 у столицю Литви — місто Вільнюс, де візьме участь у самітіголів парламентів держав-членів НАТО.</text:p>
      <text:p text:style-name="P4">
Source: <text:a xlink:type="simple" xlink:href="https://www.ukrinform.ua/rubric-polytics/3717063-stefancuk-obgovoriv-zi-spikerkou-sejmasu-litvi-vstup-ukraini-do-nato-ta-es.html" text:style-name="Internet_20_link" text:visited-style-name="Visited_20_Internet_20_Link">
https://www.ukrinform.ua/rubric-polytics/3717063-stefancuk-obgovoriv-zi-spikerkou-sejmasu-litvi-vstup-ukraini-do-nato-ta-es.html</text:a>
</text:p>
      <!--NEWS-->
      <text:h text:style-name="P10" text:outline-level="1">
<text:span text:style-name="T4">
Канада введе санкції проти російських олігархів за спробу втручання у внутрішні справи Молдови</text:span>
</text:h>
      <text:p text:style-name="P4">
Authors: Ukrinform (Person)</text:p>
      <text:p text:style-name="P4">
Publisher: Укринформ (Organization)</text:p>
      <text:p text:style-name="P4">
Published Time: 2023-06-01T15:56:00+03:00</text:p>
      <text:p text:style-name="P4">
Modified Time: 2023-06-01T15:56:00+03:00</text:p>
      <text:p text:style-name="P4">
Description: Канада запровадить санкції проти російських олігархів, які намагаються втручатися у внутрішні справи Молдови. — Укрінформ.</text:p>
      <text:p text:style-name="P4">
Images: ['<text:a xlink:type="simple" xlink:href="https://static.ukrinform.com/photos/2019_03/thumb_files/630_360_1552317427-848.jpg" text:style-name="Internet_20_link" text:visited-style-name="Visited_20_Internet_20_Link">
630_360_15523...</text:a>
']</text:p>
      <text:p text:style-name="P4">
Tags: ['Канада', 'Молдова', 'Олігархи', 'Війна з Росією']</text:p>
      <text:p text:style-name="P4">
Type: Article</text:p>
      <!--METADATA-->
      <text:p text:style-name="P4">
<draw:frame draw:style-name="fr1" draw:name="Image123" text:anchor-type="as-char" svg:width="6.9236in" svg:height="3.956343in" draw:z-index="0">
<draw:image xlink:href="../Images/yкринформ/2023-06-01T15-56-00-03-00/630_360_1552317427-848.jpg" xlink:type="simple" xlink:show="embed" xlink:actuate="onLoad" draw:mime-type="image/jpeg"/>
</draw:frame>
 Канадазапровадить санкції проти російських олігархів, які намагаються втручатися увнутрішні справи Молдови.</text:p>
      <text:p text:style-name="P4">
Про це заявила міністр закордонних справ Канади Мелані Жолі, яка прибула доОсло для участі у неформальній зустрічі НАТО, передає Укрінформ із посиланнямна <text:a xlink:type="simple" xlink:href="https://newsmaker.md/rus/novosti/kanada-vvodit-sanktsii-protiv-oligarhov-iz-rf-vmeshivayuschihsya-v-demokratiyu-moldovy/" text:style-name="Internet_20_link" text:visited-style-name="Visited_20_Internet_20_Link">
 NewsMaker </text:a>
 .</text:p>
      <text:p text:style-name="P4">
«Вперше в історії Канади сьогодні ми оголошуємо про санкції, покликаніпідтримати демократію <text:a xlink:type="simple" xlink:href="https://www.ukrinform.ua/tag-moldova" text:style-name="Internet_20_link" text:visited-style-name="Visited_20_Internet_20_Link">
 Молдови </text:a>
 . Мивживемо заходів проти російських олігархів, які намагаються втручатися вдемократію Молдови», — сказала Жолі, не уточнивши подробиць.</text:p>
      <text:p text:style-name="P4">
<text:span text:style-name="T4">
Читайте також:</text:span>
 <text:a xlink:type="simple" xlink:href="https://www.ukrinform.ua/rubric-world/3716443-moldova-rozglane-zaprovadzenna-sankcij-proti-inozemciv-za-destabilizaciu-situacii-v-kraini.html" text:style-name="Internet_20_link" text:visited-style-name="Visited_20_Internet_20_Link">
 Молдова розгляне запровадження санкцій проти іноземців задестабілізацію ситуації в країні </text:a>
</text:p>
      <text:p text:style-name="P4">
Як повідомлялося, у столиці Норвегії Осло відбувається неформальна зустрічміністрів закордонних справ країн-союзниць, головною метою якої є підготовкадо зустрічі лідерів держав та урядів країн НАТО в липні у Вільнюсі.</text:p>
      <text:p text:style-name="P4">
Source: <text:a xlink:type="simple" xlink:href="https://www.ukrinform.ua/rubric-world/3717064-kanada-vvede-sankcii-proti-rosijskih-oligarhiv-za-sprobu-vtrucanna-u-vnutrisni-spravi-moldovi.html" text:style-name="Internet_20_link" text:visited-style-name="Visited_20_Internet_20_Link">
https://www.ukrinform.ua/rubric-world/3717064-kanada-vvede-sankcii-proti-rosijskih-oligarhiv-za-sprobu-vtrucanna-u-vnutrisni-spravi-moldovi.html</text:a>
</text:p>
      <!--NEWS-->
      <text:h text:style-name="P10" text:outline-level="1">
<text:span text:style-name="T4">
Розгляд апеляції Данилович на рішення кримського «суду» призначили на 15 червня</text:span>
</text:h>
      <text:p text:style-name="P4">
Authors: Ukrinform (Person)</text:p>
      <text:p text:style-name="P4">
Publisher: Укринформ (Organization)</text:p>
      <text:p text:style-name="P4">
Published Time: 2023-06-01T16:02:03+03:00</text:p>
      <text:p text:style-name="P4">
Modified Time: 2023-06-01T16:02:03+03:00</text:p>
      <text:p text:style-name="P4">
Description: "Верховний суд" Криму призначив розгляд апеляції незаконно засудженої громадянської журналістки Ірини Данилович на рішення Феодосійського міського "суду" на 15 червня. — Укрінформ.</text:p>
      <text:p text:style-name="P4">
Images: ['<text:a xlink:type="simple" xlink:href="https://static.ukrinform.com/photos/2022_12/thumb_files/630_360_1672221076-952.jpg" text:style-name="Internet_20_link" text:visited-style-name="Visited_20_Internet_20_Link">
630_360_16722...</text:a>
']</text:p>
      <text:p text:style-name="P4">
Tags: ['Окупація Криму', 'Суд', 'Журналіст', 'Ірина Данилович']</text:p>
      <text:p text:style-name="P4">
Type: Article</text:p>
      <!--METADATA-->
      <text:p text:style-name="P4">
<draw:frame draw:style-name="fr1" draw:name="Image124" text:anchor-type="as-char" svg:width="6.9236in" svg:height="3.956343in" draw:z-index="0">
<draw:image xlink:href="../Images/yкринформ/2023-06-01T16-02-03-03-00/630_360_1672221076-952.jpg" xlink:type="simple" xlink:show="embed" xlink:actuate="onLoad" draw:mime-type="image/jpeg"/>
</draw:frame>
 "Верховнийсуд" Криму призначив розгляд апеляції незаконно засудженої громадянськоїжурналістки Ірини Данилович на рішення Феодосійського міського "суду" на 15червня.</text:p>
      <text:p text:style-name="P4">
Про це повідомляє правозахисний проєкт <text:a xlink:type="simple" xlink:href="https://crimean-process.org/sud-naznachil-novuyu-datu-rassmotreniya-apellyaczii-grazhdanskoj-zhurnalistki-iriny-danilovich/" text:style-name="Internet_20_link" text:visited-style-name="Visited_20_Internet_20_Link">
 «Кримський процес» </text:a>
 , передає Укрінформ.</text:p>
      <text:p text:style-name="P4">
За словами батька засудженої Броніслава Даниловича, раніше "Верховний суд"повернув справу до першої інстанції, оскільки журналістка не ознайомилася зусіма аудіопротоколами «судових засідань», оскільки через ненадання медичноїдопомоги втратила слух.</text:p>
      <text:p text:style-name="P4">
«Після повернення справи до Феодосійського «суду» жодних дій для усуненняпорушень не вжили, суддя Наталія Кулинська знову направила матеріали доапеляційної інстанції», - йдеться в публікації.</text:p>
      <text:p text:style-name="P4">
<text:span text:style-name="T4">
Читайте також:</text:span>
 <text:a xlink:type="simple" xlink:href="https://www.ukrinform.ua/rubric-crimea/3709892-zagarbniki-prihovuut-informaciu-pro-stan-zdorova-gromadanskoi-zurnalistki-danilovic.html" text:style-name="Internet_20_link" text:visited-style-name="Visited_20_Internet_20_Link">
 Загарбники приховують інформацію про стан здоров'ягромадянської журналістки <text:span text:style-name="T4">
Данилович</text:span>
 </text:a>
</text:p>
      <text:p text:style-name="P4">
Як повідомлялося, Ірині Данилович після припинення голодування у СІЗОСімферополя <text:a xlink:type="simple" xlink:href="https://www.ukrinform.ua/rubric-crimea/3701630-rosijski-turemniki-u-krimu-ne-nadaut-meddopomogu-danilovic-pisla-pripinenna-goloduvanna.html" text:style-name="Internet_20_link" text:visited-style-name="Visited_20_Internet_20_Link">
 не надавали належної медичної допомоги.</text:a>
</text:p>
      <text:p text:style-name="P4">
28 грудня 2022 року <text:a xlink:type="simple" xlink:href="https://www.ukrinform.ua/rubric-crimea/3642340-u-krimu-gromadansku-zurnalistku-danilovic-zasudili-do-semi-rokiv-kolonii.html" text:style-name="Internet_20_link" text:visited-style-name="Visited_20_Internet_20_Link">
 Данилович засудили </text:a>
 до 7 років колонії загального режиму та штрафу у сумі 50тис. рублів за нібито носіння вибухового пристрою.</text:p>
      <text:p text:style-name="P4">
Source: <text:a xlink:type="simple" xlink:href="https://www.ukrinform.ua/rubric-crimea/3717068-rozglad-apelacii-danilovic-na-risenna-krimskogo-sudu-priznacili-na-15-cervna.html" text:style-name="Internet_20_link" text:visited-style-name="Visited_20_Internet_20_Link">
https://www.ukrinform.ua/rubric-crimea/3717068-rozglad-apelacii-danilovic-na-risenna-krimskogo-sudu-priznacili-na-15-cervna.html</text:a>
</text:p>
      <!--NEWS-->
      <text:h text:style-name="P10" text:outline-level="1">
<text:span text:style-name="T4">
Мар’їнку штурмують кадирівські підрозділи «Ахмат» - за ніч було чотири бойових зіткнення</text:span>
</text:h>
      <text:p text:style-name="P4">
Authors: Ukrinform (Person)</text:p>
      <text:p text:style-name="P4">
Publisher: Укринформ (Organization)</text:p>
      <text:p text:style-name="P4">
Published Time: 2023-06-01T16:05:46+03:00</text:p>
      <text:p text:style-name="P4">
Modified Time: 2023-06-01T16:05:46+03:00</text:p>
      <text:p text:style-name="P4">
Description: Упродовж минулої доби на Таврійському напрямку ворог 13 разів атакував українські позиції, а в районі Мар’їнки, де штурм здійснюють кадирівські підрозділи «Ахмат», відбулося чотири боєзіткнення. — Укрінформ.</text:p>
      <text:p text:style-name="P4">
Images: ['<text:a xlink:type="simple" xlink:href="https://static.ukrinform.com/photos/2016_12/thumb_files/630_360_1482323943-5311.jpg" text:style-name="Internet_20_link" text:visited-style-name="Visited_20_Internet_20_Link">
630_360_14823...</text:a>
']</text:p>
      <text:p text:style-name="P4">
Tags: ["Мар'їнка", 'ЗСУ', 'Війна з Росією', 'Єдині новини']</text:p>
      <text:p text:style-name="P4">
Type: Article</text:p>
      <!--METADATA-->
      <text:p text:style-name="P4">
<draw:frame draw:style-name="fr1" draw:name="Image125" text:anchor-type="as-char" svg:width="6.9236in" svg:height="3.956343in" draw:z-index="0">
<draw:image xlink:href="../Images/yкринформ/2023-06-01T16-05-46-03-00/630_360_1482323943-5311.jpg" xlink:type="simple" xlink:show="embed" xlink:actuate="onLoad" draw:mime-type="image/jpeg"/>
</draw:frame>
 Упродовжминулої доби на Таврійському напрямку ворог 13 разів атакував українськіпозиції, а в районі Мар’їнки, де штурм здійснюють кадирівські підрозділи«Ахмат», відбулося чотири боєзіткнення.</text:p>
      <text:p text:style-name="P4">
Як передає Укрінформ, про це в ефірі телемарафону «Єдині новини» повідомивречник об'єднаного пресцентру сил оборони Таврійського напрямку ВалерійШершень.</text:p>
      <text:p text:style-name="P4">
«На Таврійському напрямку ситуація за останню добу не зазнала суттєвих змін.Протягом доби ворог 13 разів атакував наші позиції, отримавши відсіч,відійшов. Минулої ночі в Мар’їнці відбулося чотири бойових зіткнення. Тутпроводять штурми на тепер чеченські підрозділи «Ахмат». Також традиційно ворогщодоби завдає авіаудару по місту Авдіївка», - поінформував речник.</text:p>
      <text:p text:style-name="P4">
<text:span text:style-name="T4">
Читайте також:</text:span>
 <text:a xlink:type="simple" xlink:href="https://www.ukrinform.ua/rubric-ato/3716806-kreml-hoce-zaminiti-vagnerivciv-na-kadirivciv-u-vijni-proti-ukraini-isw.html" text:style-name="Internet_20_link" text:visited-style-name="Visited_20_Internet_20_Link">
 Кремль хоче замінити «вагнерівців» на кадирівців у війніпроти України – ISW </text:a>
</text:p>
      <text:p text:style-name="P4">
За його словами, минулої ночі ворог здійснив авіаудар по місту Оріхів, а наЗапоріжжі загалом атакував 20 населених пунктів.</text:p>
      <text:p text:style-name="P4">
«За минулу добу в зоні відповідальності на Запоріжжі було зафіксовано понад 90обстрілів, а на Донеччині – 249 обстрілів. Підрозділи ракетних військ іартилерії оборони Таврійського напрямку протягом доби виконали 832 вогневихзавдання», - зазначив Шершень.</text:p>
      <text:p text:style-name="P4">
Він додав, що за добу Сили оборони на Таврійському напрямку вбили та поранили191 окупанта.</text:p>
      <text:p text:style-name="P4">
<text:span text:style-name="T4">
Читайте також:</text:span>
 <text:a xlink:type="simple" xlink:href="https://www.ukrinform.ua/rubric-ato/3716052-na-limanokupanskij-napramok-vorog-stagnuv-riznosersti-vijska-vid-kazakiv-do-kadirivciv-zsu.html" text:style-name="Internet_20_link" text:visited-style-name="Visited_20_Internet_20_Link">
 На Лимано-Куп’янський напрямок ворог стягнув«різношерсті» війська, від казаків до <text:span text:style-name="T4">
кадирівц</text:span>
 ів - Череватий</text:a>
</text:p>
      <text:p text:style-name="P4">
«Втрати противника на Таврійському напрямку вбитими та пораненими складають191 окупант. Безповоротні – 74. Також знищено та пошкоджено шість одиницьворожого озброєння та військової техніки. Зокрема танк, БМП, міномет 82 мм,протитанкова гармата МТ12 Рапіра, самохідна гаубиця 2С19 Мста-Б та гаубицяД-30. Знищено чотири ворожі склади з боєприпасами», - сказав Шершень.</text:p>
      <text:p text:style-name="P4">
Як повідомляв Укрінформ, Сили оборони України з 24 лютого 2022 року по 1червня 2023 року ліквідували близько 208 тисяч 370 російських загарбників, 460осіб - за минулу добу. Крім того, українські оборонці знищили 3804 ворожітанки (+2), бойових броньованих машин – 7478 (+6), артилерійських систем –3474 (+14), РСЗВ – 575 (+0), засоби ППО – 333 (+1), літаків – 313 (+0),гелікоптерів – 298 (+0), <text:a xlink:type="simple" xlink:href="https://www.ukrinform.ua/tag-bezpilotnik" text:style-name="Internet_20_link" text:visited-style-name="Visited_20_Internet_20_Link">
 БПЛА </text:a>
оперативно-тактичного рівня – 3131 (+7), крилатих ракет – 1107 (+0), кораблів/ катерів – 18 (+0), автомобільної техніки та автоцистерн – 6239 (+9),спеціальної техніки – 458 (+4).</text:p>
      <text:p text:style-name="P4">
Source: <text:a xlink:type="simple" xlink:href="https://www.ukrinform.ua/rubric-ato/3717071-marinku-sturmuut-kadirivski-pidrozdili-ahmat-za-nic-bulo-cotiri-bojovih-zitknenna.html" text:style-name="Internet_20_link" text:visited-style-name="Visited_20_Internet_20_Link">
https://www.ukrinform.ua/rubric-ato/3717071-marinku-sturmuut-kadirivski-pidrozdili-ahmat-za-nic-bulo-cotiri-bojovih-zitknenna.html</text:a>
</text:p>
      <!--NEWS-->
      <text:h text:style-name="P10" text:outline-level="1">
<text:span text:style-name="T4">
У Мережі запустили інформаційну кампанію на захист українських дітей</text:span>
</text:h>
      <text:p text:style-name="P4">
Authors: Ukrinform (Person)</text:p>
      <text:p text:style-name="P4">
Publisher: Укринформ (Organization)</text:p>
      <text:p text:style-name="P4">
Published Time: 2023-06-01T16:06:31+03:00</text:p>
      <text:p text:style-name="P4">
Modified Time: 2023-06-01T16:06:31+03:00</text:p>
      <text:p text:style-name="P4">
Description: Ініціатива War Against War (WAW) запустила міжнародну інформаційну кампанію "Діти – не зброя", покликану привернути увагу до злочинів, які Росія скоює щодо українських дітей. — Укрінформ.</text:p>
      <text:p text:style-name="P4">
Images: ['<text:a xlink:type="simple" xlink:href="https://static.ukrinform.com/photos/2022_03/thumb_files/630_360_1647339319-392.jpg" text:style-name="Internet_20_link" text:visited-style-name="Visited_20_Internet_20_Link">
630_360_16473...</text:a>
']</text:p>
      <text:p text:style-name="P4">
Tags: ['Діти', 'Україна', 'Росія', 'Війна']</text:p>
      <text:p text:style-name="P4">
Type: Article</text:p>
      <!--METADATA-->
      <text:p text:style-name="P4">
<draw:frame draw:style-name="fr1" draw:name="Image126" text:anchor-type="as-char" svg:width="6.9236in" svg:height="3.956343in" draw:z-index="0">
<draw:image xlink:href="../Images/yкринформ/2023-06-01T16-06-31-03-00/630_360_1647339319-392.jpg" xlink:type="simple" xlink:show="embed" xlink:actuate="onLoad" draw:mime-type="image/jpeg"/>
</draw:frame>
 ІніціативаWar Against War (WAW) запустила міжнародну інформаційну кампанію "Діти – незброя", покликану привернути увагу до злочинів, які Росія скоює щодоукраїнських дітей.</text:p>
      <text:p text:style-name="P4">
Про це повідомляється на сторінці ініціативи у <text:a xlink:type="simple" xlink:href="http://www.facebook.com/WAW.WarAgainstWar/posts/pfbid0Gx4TpdKNjMWCTPrR2tjNZrh89hnQb23sHJx1BGRHPgrtzsrWGe1M2XinfKKqHAsrl" text:style-name="Internet_20_link" text:visited-style-name="Visited_20_Internet_20_Link">
 Фейсбуці</text:a>
, передає Укрінформ.</text:p>
      <text:p text:style-name="P4">
"Для <text:a xlink:type="simple" xlink:href="https://www.ukrinform.ua/tag-rosia" text:style-name="Internet_20_link" text:visited-style-name="Visited_20_Internet_20_Link">
 Росії </text:a>
 немає нічого "святого".Діти? Вони для країни-терориста лише ще одна зброя для тиску на світ.Примусова депортація, насильство, вбивства – ось що чинить Росія зукраїнськими дітьми. Всупереч конвенціям, рішенню МКС, здоровому глузду талюдяності. Своїх дітей Росія також позбавляє мирного дитинства, активномілітаризує та зомбує пропагандою, нерідко наражаючи життя власних юнихгромадян небезпеці", - йдеться в дописі.</text:p>
      <text:p text:style-name="P4">
</text:p>
      <text:p text:style-name="P4">
У WAW наголошують, що шантажу дітьми потрібно покласти край.</text:p>
      <text:p text:style-name="P4">
"Тому ми запускаємо глобальну кампанію і закликаємо всіх небайдужихпродовжувати збирати інформацію про злочини РФ проти дітей, звертатись до МКС,ООН та інших міжнародних інстанцій для покарання винних за позбавлення дітейжиття, порушення невід'ємного права на безпечні умови проживання, свободудумки, освіту, сімейне спілкування. Діти – не зброя", - заявили у WAW.</text:p>
      <text:p text:style-name="P4">
</text:p>
      <text:p text:style-name="P4">
У межах кампанії розроблено креативні постери, в основу яких покладено роботибританського художника Бенксі на стінах розбомблених будинків в Україні, зізміненою цитатою з пісні Pink Floyd: “Hey, putin, leave the kids alone” ("Гей,Путіне, дай дітям спокій").</text:p>
      <text:p text:style-name="P4">
Український хор у Стокгольмі приєднався до ініціативи, знявши <text:a xlink:type="simple" xlink:href="https://www.facebook.com/watch/" text:style-name="Internet_20_link" text:visited-style-name="Visited_20_Internet_20_Link">
 відео</text:a>
 , де його учасникивиконують пісню з цієї фразою.</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text:span text:style-name="T4">
посольства</text:span>
 в Україні закликали РФ повернутидепортованих дітей </text:a>
</text:p>
      <text:p text:style-name="P4">
Як повідомляв Укрінформ, раніше міністр культури та інформаційної політикиОлександр Ткаченко повідомив, що МКІП спільно з українськими креативниками тажурналістами об’єднався в інформаційний полк ₩AW: War Against War".Інформаційні війська створюватимуть відео та тексти різними мовами,розраховані на різну аудиторію.</text:p>
      <text:p text:style-name="P4">
Source: <text:a xlink:type="simple" xlink:href="https://www.ukrinform.ua/rubric-society/3717072-u-merezi-zapustili-informacijnu-kampaniu-na-zahist-ukrainskih-ditej.html" text:style-name="Internet_20_link" text:visited-style-name="Visited_20_Internet_20_Link">
https://www.ukrinform.ua/rubric-society/3717072-u-merezi-zapustili-informacijnu-kampaniu-na-zahist-ukrainskih-ditej.html</text:a>
</text:p>
      <!--NEWS-->
      <text:h text:style-name="P10" text:outline-level="1">
<text:span text:style-name="T4">
Волонтери не сплачують податків за товари, які передають ЗСУ - Марченко</text:span>
</text:h>
      <text:p text:style-name="P4">
Authors: Ukrinform (Person)</text:p>
      <text:p text:style-name="P4">
Publisher: Укринформ (Organization)</text:p>
      <text:p text:style-name="P4">
Published Time: 2023-06-01T16:13:56+03:00</text:p>
      <text:p text:style-name="P4">
Modified Time: 2023-06-01T16:13:56+03:00</text:p>
      <text:p text:style-name="P4">
Description: В Україні волонтери, які офіційно допомогають армії, не сплачують жодних податків з тих товарів, що передають Збройним силам України. — Укрінформ.</text:p>
      <text:p text:style-name="P4">
Images: ['<text:a xlink:type="simple" xlink:href="https://static.ukrinform.com/photos/2023_05/thumb_files/630_360_1682960086-137.jpg" text:style-name="Internet_20_link" text:visited-style-name="Visited_20_Internet_20_Link">
630_360_16829...</text:a>
']</text:p>
      <text:p text:style-name="P4">
Tags: ['Податки', 'Волонтери', 'ЗСУ', 'Сергій Марченко']</text:p>
      <text:p text:style-name="P4">
Type: Article</text:p>
      <!--METADATA-->
      <text:p text:style-name="P4">
<draw:frame draw:style-name="fr1" draw:name="Image129" text:anchor-type="as-char" svg:width="6.9236in" svg:height="3.956343in" draw:z-index="0">
<draw:image xlink:href="../Images/yкринформ/2023-06-01T16-13-56-03-00/630_360_1682960086-137.jpg" xlink:type="simple" xlink:show="embed" xlink:actuate="onLoad" draw:mime-type="image/jpeg"/>
</draw:frame>
 В Україніволонтери, які офіційно допомогають армії, не сплачують жодних податків з тихтоварів, що передають Збройним силам України.</text:p>
      <text:p text:style-name="P4">
Як передає Укрінформ, про це повідомив міністр фінансів України СергійМарченко у <text:a xlink:type="simple" xlink:href="http://www.facebook.com/sergey.marchenko.54/posts/pfbid0fEzy9iYVDYDKct8HVeFbffxGSrXuwRGCGqgG84pA4Zez8P87ftXBMADcvnVsjj6Gl" text:style-name="Internet_20_link" text:visited-style-name="Visited_20_Internet_20_Link">
 Фейсбуці.</text:a>
</text:p>
      <text:p text:style-name="P4">
"Хочу запевнити, що жодних податків з тих товарів, які передаються ЗСУ,сплачувати не потрібно. Це діюча норма Податкового кодексу. Тут не може бутижодних інших тлумачень. Наголошую, ті волонтери, хто офіційно ведуть своюдіяльність для допомоги армії - не сплачують ЖОДНИХ податків", - написав він.</text:p>
      <text:p text:style-name="P4">
Міністр зазначив, що <text:a xlink:type="simple" xlink:href="https://www.ukrinform.ua/tag-kabmin" text:style-name="Internet_20_link" text:visited-style-name="Visited_20_Internet_20_Link">
 Кабінет Міністрів </text:a>
 на засіданні 2 червня розгляне питання про включення дронів упостанову №112 "Про затвердження переліку засобів, товарів (робіт, послуг),сума (вартість) благодійної допомоги для закупівлі або у вигляді яких невключається до оподатковуваного доходу платників податку на доходи фізичнихосіб".</text:p>
      <text:p text:style-name="P4">
За словами Марченка, уряд також визначить уповноваженого представника, якийбуде забезпечувати як постійну комунікацію, так і вирішення проблемних питань,які постійно виникають у волонтерському середовищі.</text:p>
      <text:p text:style-name="P4">
<text:span text:style-name="T4">
Читайте також:</text:span>
 <text:a xlink:type="simple" xlink:href="https://www.ukrinform.ua/rubric-society/3690314-volonteri-j-nadali-matimut-dostup-do-likiv-dla-vijskovih-nszu.html" text:style-name="Internet_20_link" text:visited-style-name="Visited_20_Internet_20_Link">
 <text:span text:style-name="T4">
Волонтери</text:span>
 й надалі матимуть доступ до ліків длявійськових – НСЗУ </text:a>
</text:p>
      <text:p text:style-name="P4">
Міністр також заявив, що не говорив жодних фраз, які можуть когось образити чизнецінити, та попросив усі ЗМІ, які поширили таку інформацію, це врахувати таспростувати.</text:p>
      <text:p text:style-name="P4">
Також очільник Мінфіну повідомив, що провів із волонтерами зустріч, на якійобговорили існуючі проблеми та шляхи їх вирішення.</text:p>
      <text:p text:style-name="P4">
Як повідомлялось, деякі українські ЗМІ 31 травня повідомили, що українськіволонтери зобов'язані сплачувати податки з коштів, зібраних на потребиукраїнських військових, якщо вони витрачаються на товари не затвердженіпостановою №112 від 24 лютого 2016 року. Ця постанова визначає товарів (робіт,послуг), сума благодійної допомоги для закупівлі яких не включається дооподатковуваного доходу платників податку на доходи фізичних осіб. За словамиволонтерів, документ не включає низку технологічних товарів, які необхідні длявійська, у тому числі дрони.</text:p>
      <text:p text:style-name="P4">
Верховна Рада 16 листопада 2022 року ухвалила закон “Про внесення змін допункту 165.1.54 статті 165 Податкового кодексу України щодо звільнення відоподаткування певних видів благодійної допомоги, зібраної волонтерами”. Згідноз документом, благодійники - фізичні особи можуть не сплачувати ПДФО зазібрані кошти у разі включення їх до Реєстру волонтерів АТО та/або здійсненнязаходів із забезпечення національної безпеки і оборони, відсічі і стримуваннязбройної агресії Російської Федерації.</text:p>
      <text:p text:style-name="P4">
<text:span text:style-name="T4">
Читайте також:</text:span>
 <text:a xlink:type="simple" xlink:href="https://www.ukrinform.ua/rubric-regions/3715535-u-korosteni-pid-cas-volonterskogo-armarku-zibrali-ponad-110-tisac-dla-zsu.html" text:style-name="Internet_20_link" text:visited-style-name="Visited_20_Internet_20_Link">
 У Коростені під час волонтерського ярмарку зібрали понад₴110 тисяч для ЗСУ </text:a>
</text:p>
      <text:p text:style-name="P4">
Ухвалений документ скасовує, зокрема, положення про обов'язкове поданнядовідки з банку зі збереженням відповідних відомостей про реквізитибанківських рахунків, призначених для здійснення благодійної діяльності, увідповідній заяві, а також надає можливість подавати документи для включеннядо реєстру волонтерів як у письмовій, так і в електронній формі.</text:p>
      <text:p text:style-name="P4">
Source: <text:a xlink:type="simple" xlink:href="https://www.ukrinform.ua/rubric-economy/3717075-volonteri-ne-splacuut-podatkiv-za-tovari-aki-peredaut-zsu-marcenko.html" text:style-name="Internet_20_link" text:visited-style-name="Visited_20_Internet_20_Link">
https://www.ukrinform.ua/rubric-economy/3717075-volonteri-ne-splacuut-podatkiv-za-tovari-aki-peredaut-zsu-marcenko.html</text:a>
</text:p>
      <!--NEWS-->
      <text:h text:style-name="P10" text:outline-level="1">
<text:span text:style-name="T4">
У Мексиці знайшли 45 мішків з людськими рештками</text:span>
</text:h>
      <text:p text:style-name="P4">
Authors: Ukrinform (Person)</text:p>
      <text:p text:style-name="P4">
Publisher: Укринформ (Organization)</text:p>
      <text:p text:style-name="P4">
Published Time: 2023-06-01T16:14:00+03:00</text:p>
      <text:p text:style-name="P4">
Modified Time: 2023-06-01T16:14:00+03:00</text:p>
      <text:p text:style-name="P4">
Description: У мексиканському штаті Халіско, в яру Мірадор-дель-Боске, виявили 45 мішків з людськими рештками. — Укрінформ.</text:p>
      <text:p text:style-name="P4">
Images: ['<text:a xlink:type="simple" xlink:href="https://static.ukrinform.com/photos/2023_06/thumb_files/630_360_1685624430-470.jpg" text:style-name="Internet_20_link" text:visited-style-name="Visited_20_Internet_20_Link">
630_360_16856...</text:a>
']</text:p>
      <text:p text:style-name="P4">
Tags: ['Мексика', 'Поліція', 'Загибель', 'Рештки']</text:p>
      <text:p text:style-name="P4">
Type: Article</text:p>
      <!--METADATA-->
      <text:p text:style-name="P4">
<draw:frame draw:style-name="fr1" draw:name="Image130" text:anchor-type="as-char" svg:width="6.9236in" svg:height="3.956343in" draw:z-index="0">
<draw:image xlink:href="../Images/yкринформ/2023-06-01T16-14-00-03-00/630_360_1685624430-470.jpg" xlink:type="simple" xlink:show="embed" xlink:actuate="onLoad" draw:mime-type="image/jpeg"/>
</draw:frame>
 Умексиканському штаті Халіско, в яру Мірадор-дель-Боске, виявили 45 мішків злюдськими рештками.</text:p>
      <text:p text:style-name="P4">
Як передає Укрінформ, про це повідомляє місцева прокуратура у <text:a xlink:type="simple" xlink:href="https://www.facebook.com/FiscaliaJal/posts/pfbid0hi4kdDFFP2vc1H5VmnE7km13MY8tDJy2AVES6obZ5jxmzyxDC6oZdvGavgnZ1VUbl" text:style-name="Internet_20_link" text:visited-style-name="Visited_20_Internet_20_Link">
 Фейсбуці</text:a>
.</text:p>
      <text:p text:style-name="P4">
Пошукова робота, проведена державною прокуратурою для встановленнямісцезнаходження семи зниклих працівників кол-центру, призвела до виявленнямішків з людськими останками в ущелині Мірадор-дель-Боске, що знаходиться умуніципалітеті Сапопан.</text:p>
      <text:p text:style-name="P4">
Роботи в ущелині розпочалися вдень 30 травня після того, як в цій місцевостібуло знайдено перший пластиковий пакет з людськими <text:a xlink:type="simple" xlink:href="https://www.ukrinform.ua/tag-zagibel" text:style-name="Internet_20_link" text:visited-style-name="Visited_20_Internet_20_Link">
 рештками</text:a>
 .</text:p>
      <text:p text:style-name="P4">
У результаті пошуків, слідчій поліції вдалося отримати інформацію про можливемісцезнаходження речових доказів у важкодоступній зоні, на глибині 40 метрів,де перебували декілька мішків.</text:p>
      <text:p text:style-name="P4">
Згідно з оприлюдненими даними, наразі на місці було вилучено 45 мішків зостанками людей як чоловічої та жіночої статі. Їх було переданосудмедекспертам для встановлення точної кількості загиблих, причин їхньоїсмерті, а також ідентифікації цих осіб.</text:p>
      <text:p text:style-name="P4">
<text:span text:style-name="T4">
Читайте також:</text:span>
 <text:a xlink:type="simple" xlink:href="https://www.ukrinform.ua/rubric-world/3712073-u-meksici-stalasa-strilanina-na-avtosou-zaginuli-sonajmense-desatero-ludej.html" text:style-name="Internet_20_link" text:visited-style-name="Visited_20_Internet_20_Link">
 У <text:span text:style-name="T4">
Мексиці</text:span>
 сталася стрілянина на автошоу, загинулищонайменше десятеро людей </text:a>
</text:p>
      <text:p text:style-name="P4">
Пошукова операція триватиме ще кілька днів, доки не буде знайдено та вилученоусі мішки.</text:p>
      <text:p text:style-name="P4">
<text:span text:style-name="T5">
Фото: Fiscalía del Estado de Jalisco</text:span>
</text:p>
      <text:p text:style-name="P4">
Source: <text:a xlink:type="simple" xlink:href="https://www.ukrinform.ua/rubric-world/3717076-u-meksici-znajsli-45-miskiv-z-ludskimi-restkami.html" text:style-name="Internet_20_link" text:visited-style-name="Visited_20_Internet_20_Link">
https://www.ukrinform.ua/rubric-world/3717076-u-meksici-znajsli-45-miskiv-z-ludskimi-restkami.html</text:a>
</text:p>
      <!--NEWS-->
      <text:h text:style-name="P10" text:outline-level="1">
<text:span text:style-name="T4">
Президент Сербії заявив, що мав «хорошу розмову» із Зеленським у Молдові</text:span>
</text:h>
      <text:p text:style-name="P4">
Authors: Ukrinform (Person)</text:p>
      <text:p text:style-name="P4">
Publisher: Укринформ (Organization)</text:p>
      <text:p text:style-name="P4">
Published Time: 2023-06-01T16:17:23+03:00</text:p>
      <text:p text:style-name="P4">
Modified Time: 2023-06-01T16:17:23+03:00</text:p>
      <text:p text:style-name="P4">
Description: Президент Сербії Александар Вучич повідомив, що провів зустріч із Президентом України Володимиром Зеленським на полях саміту Європейської політичної спільноти в Молдові. — Укрінформ.</text:p>
      <text:p text:style-name="P4">
Images: ['<text:a xlink:type="simple" xlink:href="https://static.ukrinform.com/photos/2018_09/thumb_files/630_360_1536488633-8763.jpg" text:style-name="Internet_20_link" text:visited-style-name="Visited_20_Internet_20_Link">
630_360_15364...</text:a>
']</text:p>
      <text:p text:style-name="P4">
Tags: ['Молдова', 'Сербія', 'Вучич', 'Зеленський']</text:p>
      <text:p text:style-name="P4">
Type: Article</text:p>
      <!--METADATA-->
      <text:p text:style-name="P4">
<draw:frame draw:style-name="fr1" draw:name="Image131" text:anchor-type="as-char" svg:width="6.9236in" svg:height="3.956343in" draw:z-index="0">
<draw:image xlink:href="../Images/yкринформ/2023-06-01T16-17-23-03-00/630_360_1536488633-8763.jpg" xlink:type="simple" xlink:show="embed" xlink:actuate="onLoad" draw:mime-type="image/jpeg"/>
</draw:frame>
 ПрезидентСербії Александар Вучич повідомив, що провів зустріч із Президентом УкраїниВолодимиром Зеленським на полях саміту Європейської політичної спільноти вМолдові.</text:p>
      <text:p text:style-name="P4">
Про це Вучич написав у <text:a xlink:type="simple" xlink:href="https://www.facebook.com/buducnostsrbijeavucic/posts/pfbid021Yq9GFijqsk4oKYQe7QG1GWb5LQPtNxbjPTsrKzqCLrsSQwaUikmUifAVZVXfdzXl" text:style-name="Internet_20_link" text:visited-style-name="Visited_20_Internet_20_Link">
 Фейсбуці</text:a>
, передає Укрінформ.</text:p>
      <text:p text:style-name="P4">
«Коротка і хороша розмова з Президентом України <text:a xlink:type="simple" xlink:href="https://www.ukrinform.ua/tag-zelenskij" text:style-name="Internet_20_link" text:visited-style-name="Visited_20_Internet_20_Link">
 Володимиром Зеленським</text:a>
 і Прем’єр-міністром ЛюксембургуКсав’є Бетелем», - йдеться у дописі.</text:p>
      <text:p text:style-name="P4">
Деталей розмови Вучич не повідомив.</text:p>
      <text:p text:style-name="P4">
<text:span text:style-name="T4">
Читайте також:</text:span>
 <text:a xlink:type="simple" xlink:href="https://www.ukrinform.ua/rubric-world/3715060-na-coli-vladnoi-partii-serbii-prezidenta-vucica-zminiv-ministr-oboroni.html" text:style-name="Internet_20_link" text:visited-style-name="Visited_20_Internet_20_Link">
 На чолі владної партії Сербії президента <text:span text:style-name="T4">
Вучич</text:span>
 азмінив міністр оборони </text:a>
</text:p>
      <text:p text:style-name="P4">
Як повідомляв Укрінформ, саміт Європейського політичного співтовариствапроходить 1-2 червня у Молдові в замку Mimi за 35 кілометрів від Кишинева. Уньому беруть участь 47 президентів та прем'єр-міністрів, а також главиєвропейських структур.</text:p>
      <text:p text:style-name="P4">
Source: <text:a xlink:type="simple" xlink:href="https://www.ukrinform.ua/rubric-polytics/3717077-prezident-serbii-zaaviv-so-mav-horosu-rozmovu-iz-zelenskim-u-moldovi.html" text:style-name="Internet_20_link" text:visited-style-name="Visited_20_Internet_20_Link">
https://www.ukrinform.ua/rubric-polytics/3717077-prezident-serbii-zaaviv-so-mav-horosu-rozmovu-iz-zelenskim-u-moldovi.html</text:a>
</text:p>
      <!--NEWS-->
      <text:h text:style-name="P10" text:outline-level="1">
<text:span text:style-name="T4">
Столтенберг про гарантії безпеки для України: Це питання ще обговорюється</text:span>
</text:h>
      <text:p text:style-name="P4">
Authors: Ukrinform (Person)</text:p>
      <text:p text:style-name="P4">
Publisher: Укринформ (Organization)</text:p>
      <text:p text:style-name="P4">
Published Time: 2023-06-01T16:19:50+03:00</text:p>
      <text:p text:style-name="P4">
Modified Time: 2023-06-01T16:19:50+03:00</text:p>
      <text:p text:style-name="P4">
Description: Питання гарантій безпеки для України ще обговорюються партнерами по НАТО перед самітом організації у Вільнюсі. Головне завдання на даний момент – перемога України у війні з Росією і розірвання циклу російських агресій, які періодично повторюються. — Укрінформ.</text:p>
      <text:p text:style-name="P4">
Images: ['<text:a xlink:type="simple" xlink:href="https://static.ukrinform.com/photos/2020_12/thumb_files/630_360_1606847160-278.jpg" text:style-name="Internet_20_link" text:visited-style-name="Visited_20_Internet_20_Link">
630_360_16068...</text:a>
']</text:p>
      <text:p text:style-name="P4">
Tags: ['Столтенберг', 'Україна', 'Безпека']</text:p>
      <text:p text:style-name="P4">
Type: Article</text:p>
      <!--METADATA-->
      <text:p text:style-name="P4">
<draw:frame draw:style-name="fr1" draw:name="Image132" text:anchor-type="as-char" svg:width="6.9236in" svg:height="3.956343in" draw:z-index="0">
<draw:image xlink:href="../Images/yкринформ/2023-06-01T16-19-50-03-00/630_360_1606847160-278.jpg" xlink:type="simple" xlink:show="embed" xlink:actuate="onLoad" draw:mime-type="image/jpeg"/>
</draw:frame>
 Питаннягарантій безпеки для України ще обговорюються партнерами по НАТО перед самітоморганізації у Вільнюсі. Головне завдання на даний момент – перемога України увійні з Росією і розірвання циклу російських агресій, які періодичноповторюються.</text:p>
      <text:p text:style-name="P4">
На цьому під час пресконференції в Осло після завершення неформальної зустрічіглав МЗС країн НАТО, відповідаючи на запитання про перспективи євроінтеграціїКиєва та гарантії безпеки для України, заявив генеральний секретар НАТО ЄнсСтолтенберг, передає власний кореспондент Укрінформу.</text:p>
      <text:p text:style-name="P4">
Він зауважив, що це була неформальна зустріч, відтак на ній не приймалосяжодних рішень, лише проводилися обговорення.</text:p>
      <text:p text:style-name="P4">
“У першу чергу, усі погодилися, що двері до <text:a xlink:type="simple" xlink:href="https://www.ukrinform.ua/tag-nato" text:style-name="Internet_20_link" text:visited-style-name="Visited_20_Internet_20_Link">
 НАТО</text:a>
 є відкритими, Україна буде членомАльянсу, але коли це відбудеться - залежатиме від України і країн-членів”,-зазначив генсек НАТО.</text:p>
      <text:p text:style-name="P4">
Водночас він підкреслив, що зараз треба концентрувати більшу увагу нанагальних завданнях: військовій підтримці Києва для перемоги над агресором.Відтак, це потребуватиме консультацій для прийняття відповідних рішень.</text:p>
      <text:p text:style-name="P4">
“Війни непередбачувані, ми не знаємо, коли вона завершиться. Але коли цестанеться, то ми повинні зробити все, щоб у нас були готові структури імеханізми, щоб не було паузи (у відносинах з Києвом – ред.)”,- констатувавСтолтенберг.</text:p>
      <text:p text:style-name="P4">
Він підкреслив, що війна розпочалася не в 2022 році, а значно раніше – в 2014році. Відтак, потрібно зупинити цей “цикл агресій проти Україні”.</text:p>
      <text:p text:style-name="P4">
Він зауважив, що коли завершиться нинішня війна, то Росія може перегрупуватисяі знову атакувати через декілька місяців чи років.</text:p>
      <text:p text:style-name="P4">
“Для того щоб зупинити цей цикл ми повинні надавати довгострокову підтримкуУкраїні, реалізовувати різні програми, як ми обговорювали, і подивитися на те,яка у нас буде структура і які механізми аби надати необхідні гарантіїбезпеки, щоб президент Путін знову не почав атакувати Україну”,- наголосивгенсек Альянсу.</text:p>
      <text:p text:style-name="P4">
Він додав: ще потрібно буде вирішити, якими це будуть механізми допомогиУкраїні.</text:p>
      <text:p text:style-name="P4">
“Але необхідно зупинити цей цикл, зупинити президента Путіна, щоб історія неповторювалася, щоб він не підривав європейську безпеку”, - резюмувавСтолтенберг.</text:p>
      <text:p text:style-name="P4">
<text:span text:style-name="T4">
Читайте також:</text:span>
 <text:a xlink:type="simple" xlink:href="https://www.ukrinform.ua/rubric-ato/3717050-ukraina-zaraz-mae-dostatno-spromoznostej-sob-zvilniti-teritorii-stoltenberg.html" text:style-name="Internet_20_link" text:visited-style-name="Visited_20_Internet_20_Link">
 Україна зараз має достатньо спроможностей, щоб звільнититериторії — Столтенберг </text:a>
</text:p>
      <text:p text:style-name="P4">
Як повідомлялося, саміт НАТО відбудеться у Вільнюсі 11-12 липня.</text:p>
      <text:p text:style-name="P4">
<text:span text:style-name="T5">
Фото: НАТО</text:span>
</text:p>
      <text:p text:style-name="P4">
Source: <text:a xlink:type="simple" xlink:href="https://www.ukrinform.ua/rubric-polytics/3717078-stoltenberg-pro-garantii-bezpeki-dla-ukraini-ce-pitanna-se-obgovoruetsa.html" text:style-name="Internet_20_link" text:visited-style-name="Visited_20_Internet_20_Link">
https://www.ukrinform.ua/rubric-polytics/3717078-stoltenberg-pro-garantii-bezpeki-dla-ukraini-ce-pitanna-se-obgovoruetsa.html</text:a>
</text:p>
      <!--NEWS-->
      <text:h text:style-name="P10" text:outline-level="1">
<text:span text:style-name="T4">
В Одесі сталася стрілянина - загинула людина</text:span>
</text:h>
      <text:p text:style-name="P4">
Authors: Ukrinform (Person)</text:p>
      <text:p text:style-name="P4">
Publisher: Укринформ (Organization)</text:p>
      <text:p text:style-name="P4">
Published Time: 2023-06-01T16:23:00+03:00</text:p>
      <text:p text:style-name="P4">
Modified Time: 2023-06-01T16:23:00+03:00</text:p>
      <text:p text:style-name="P4">
Description: В одному з районів Одеси сталася стрілянина, внаслідок чого одна людина загинула, ще дві поранені. — Укрінформ.</text:p>
      <text:p text:style-name="P4">
Images: ['<text:a xlink:type="simple" xlink:href="https://static.ukrinform.com/photos/2023_06/thumb_files/630_360_1685625877-471.jpg" text:style-name="Internet_20_link" text:visited-style-name="Visited_20_Internet_20_Link">
630_360_16856...</text:a>
']</text:p>
      <text:p text:style-name="P4">
Tags: ['Одеса', 'Поліція', 'Стрілянина']</text:p>
      <text:p text:style-name="P4">
Type: Article</text:p>
      <!--METADATA-->
      <text:p text:style-name="P4">
<draw:frame draw:style-name="fr1" draw:name="Image133" text:anchor-type="as-char" svg:width="6.9236in" svg:height="3.956343in" draw:z-index="0">
<draw:image xlink:href="../Images/yкринформ/2023-06-01T16-23-00-03-00/630_360_1685625877-471.jpg" xlink:type="simple" xlink:show="embed" xlink:actuate="onLoad" draw:mime-type="image/jpeg"/>
</draw:frame>
 В одному зрайонів Одеси сталася стрілянина, внаслідок чого одна людина загинула, ще двіпоранені.</text:p>
      <text:p text:style-name="P4">
Про це <text:a xlink:type="simple" xlink:href="https://od.npu.gov.ua/news/politseiski-vstanovliuiut-obstavyny-strilianyny-v-odesi" text:style-name="Internet_20_link" text:visited-style-name="Visited_20_Internet_20_Link">
 повідомила </text:a>
 обласна поліція, передає Укрінформ.</text:p>
      <text:p text:style-name="P4">
«Внаслідок події одна людина загинула. Ще двоє людей з вогнепальнимипораненнями доставлені у лікарню», - йдеться у повідомленні.</text:p>
      <text:p text:style-name="P4">
</text:p>
      <text:p text:style-name="P4">
На місці події працюють поліцейські на чолі з керівництвом слідчого управлінняГУНП в <text:a xlink:type="simple" xlink:href="https://www.ukrinform.ua/tag-odesina" text:style-name="Internet_20_link" text:visited-style-name="Visited_20_Internet_20_Link">
 Одеській області </text:a>
 .</text:p>
      <text:p text:style-name="P4">
Обставини інциденту встановлюються.</text:p>
      <text:p text:style-name="P4">
<text:span text:style-name="T4">
Читайте також:</text:span>
 <text:a xlink:type="simple" xlink:href="https://www.ukrinform.ua/rubric-regions/3709678-u-zaporizzi-na-stoanci-avtotransportu-stalasa-strilanina.html" text:style-name="Internet_20_link" text:visited-style-name="Visited_20_Internet_20_Link">
 У Запоріжжі на стоянці автотранспорту сталася<text:span text:style-name="T4">
стрілянин</text:span>
 а </text:a>
</text:p>
      <text:p text:style-name="P4">
Як повідомлялося, на Полтавщині у місті Лохвиця чоловік <text:a xlink:type="simple" xlink:href="https://www.ukrinform.ua/rubric-regions/3712285-na-poltavsini-colovik-zastreliv-troh-ludej-i-pidirvav-sebe-granatou.html" text:style-name="Internet_20_link" text:visited-style-name="Visited_20_Internet_20_Link">
 застрелив</text:a>
 трьох людей та підірвавсебе гранатою.</text:p>
      <text:p text:style-name="P4">
<text:span text:style-name="T5">
Фото: Поліція Одеської області</text:span>
</text:p>
      <text:p text:style-name="P4">
Source: <text:a xlink:type="simple" xlink:href="https://www.ukrinform.ua/rubric-regions/3717082-v-odesi-stalasa-strilanina-zaginula-ludina.html" text:style-name="Internet_20_link" text:visited-style-name="Visited_20_Internet_20_Link">
https://www.ukrinform.ua/rubric-regions/3717082-v-odesi-stalasa-strilanina-zaginula-ludina.html</text:a>
</text:p>
      <!--NEWS-->
      <text:h text:style-name="P10" text:outline-level="1">
<text:span text:style-name="T4">
Ворог знову застосовує керовані авіабомби на Херсонщині – Гуменюк</text:span>
</text:h>
      <text:p text:style-name="P4">
Authors: Ukrinform (Person)</text:p>
      <text:p text:style-name="P4">
Publisher: Укринформ (Organization)</text:p>
      <text:p text:style-name="P4">
Published Time: 2023-06-01T16:25:00+03:00</text:p>
      <text:p text:style-name="P4">
Modified Time: 2023-06-01T16:25:00+03:00</text:p>
      <text:p text:style-name="P4">
Description: На півдні російські окупаційні війська повернулися до тактики застосування керованих авіабомб. Зокрема, на Херсонщині від обстрілів найбільше потерпають Бериславський та Херсонський райони.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Єдині новини', 'Наталія Гуменюк']</text:p>
      <text:p text:style-name="P4">
Type: Article</text:p>
      <!--METADATA-->
      <text:p text:style-name="P4">
<draw:frame draw:style-name="fr1" draw:name="Image135" text:anchor-type="as-char" svg:width="6.9236in" svg:height="3.956343in" draw:z-index="0">
<draw:image xlink:href="../Images/yкринформ/2023-06-01T16-25-00-03-00/630_360_1683203408-362.jpg" xlink:type="simple" xlink:show="embed" xlink:actuate="onLoad" draw:mime-type="image/jpeg"/>
</draw:frame>
 На півдніросійські окупаційні війська повернулися до тактики застосування керованихавіабомб. Зокрема, на Херсонщині від обстрілів найбільше потерпаютьБериславський та Херсонський райони.</text:p>
      <text:p text:style-name="P4">
Як передає Укрінформ, про це в ефірі телемарафону "Єдині новини" повідомилакерівник об’єднаного пресцентру оперативного командування "Південь" НаталіяГуменюк.</text:p>
      <text:p text:style-name="P4">
"Наразі контрбатарейна боротьба – основний спосіб протидії Сил оборони півдня,оскільки особливість нашої зони відповідальності в тому, що лінія фронтупролягає річкою Дніпро, і, зокрема, ми боремося з ворогом на іншому березі.Водночас ворог знову повернувся до тактики застосування в тому числі ікерованих авіаційних бомб", – повідомила речниця.</text:p>
      <text:p text:style-name="P4">
Вона нагадала, що сьогодні окупанти <text:a xlink:type="simple" xlink:href="https://www.ukrinform.ua/tag-obstril" text:style-name="Internet_20_link" text:visited-style-name="Visited_20_Internet_20_Link">
 атакували</text:a>
 Бериславський район, де ворог скинувКАБ на хлібокомбінат, крамницю та житлові будинки.</text:p>
      <text:p text:style-name="P4">
За словами Гуменюк, робота Сил оборони наразі ускладнена тим, що українськасторона не може дозволити собі килимові бомбардування, адже ворог ховається заспинами мирного населення.</text:p>
      <text:p text:style-name="P4">
"За минулу добу у нашої авіації є потужний результат – вони вдарили поОлешківській громаді, де було виявлено скупчення живої сили та озброєння,техніки ворога. Попередньо відомо про 13 загиблих окупантів, ще наслідкиуточнюються", – розповіла речниця.</text:p>
      <text:p text:style-name="P4">
Відповідаючи на запитання, де зараз найбільше загрожує ворожа авіація такеровані авіабомби, Гуменюк повідомила: "Найчастіше ворог спрямовує їх поБериславському району і по Херсонському району в напрямку Кізомису, там, девони можуть собі дозволити літаку підлетіти настільки близько, щоб не бутиураженим нашою системою ППО, а випустити керовану бомбу, яка сягне цихтериторій. Саме в цьому є підступна практика. У них ще багато є керованихавіабомб".</text:p>
      <text:p text:style-name="P4">
<text:span text:style-name="T4">
Читайте також:</text:span>
 <text:a xlink:type="simple" xlink:href="https://www.ukrinform.ua/rubric-ato/3716807-gumenuk-vorog-postijno-manipulue-raketonosiami-namagaetsa-trimati-napruzenna.html" text:style-name="Internet_20_link" text:visited-style-name="Visited_20_Internet_20_Link">
 <text:span text:style-name="T4">
Гуменюк</text:span>
 : Ворог постійно маніпулює ракетоносіями -намагається тримати напруження </text:a>
</text:p>
      <text:p text:style-name="P4">
Як повідомляв <text:a xlink:type="simple" xlink:href="https://www.ukrinform.ua/rubric-ato/3716813-sili-oboroni-znisili-vze-208-tisac-370-rosian.html" text:style-name="Internet_20_link" text:visited-style-name="Visited_20_Internet_20_Link">
 Укрінформ </text:a>
 , Сили оборони України з 24лютого 2022 року по 1 червня 2023 року ліквідували близько 208 тис. 370російських загарбників, і 460 осіб – за минулу добу.</text:p>
      <text:p text:style-name="P4">
Раніше командувач Об’єднаних сил ЗСУ, генерал-лейтенант Сергій Наєв пояснював,що війська РФ збільшили кількість застосувань на війні з Україною керованихавіаційних бомб – це модернізовані радянські фугасні авіабомби (ФАБ).</text:p>
      <text:p text:style-name="P4">
За <text:a xlink:type="simple" xlink:href="https://www.ukrinform.ua/rubric-ato/3700449-vorog-zbilsiv-zastosuvanna-kerovanih-aviabomb-bo-mae-perevagu-v-aviacii-naev.html" text:style-name="Internet_20_link" text:visited-style-name="Visited_20_Internet_20_Link">
 словами Наєва </text:a>
 ,це яскравий приклад того, як армія РФ використовує перевагу в авіації, аджезастосовує ці бомби без входження в зону дій української ППО. Крім цього, діїбомбардувальної авіації прикривають винищувачі типу Су-30 та Су-35, бортовеозброєння яких дозволяє виявляти та знищувати наші літаки-перехоплювачі ще донаближення на відстань пуску ракет "повітря-повітря".</text:p>
      <text:p text:style-name="P4">
Source: <text:a xlink:type="simple" xlink:href="https://www.ukrinform.ua/rubric-ato/3717081-vorog-znovu-zastosovue-kerovani-aviabombi-na-hersonsini-gumenuk.html" text:style-name="Internet_20_link" text:visited-style-name="Visited_20_Internet_20_Link">
https://www.ukrinform.ua/rubric-ato/3717081-vorog-znovu-zastosovue-kerovani-aviabombi-na-hersonsini-gumenuk.html</text:a>
</text:p>
      <!--NEWS-->
      <text:h text:style-name="P10" text:outline-level="1">
<text:span text:style-name="T4">
Олександр Гвоздик повернувся у рейтинг WBA</text:span>
</text:h>
      <text:p text:style-name="P4">
Authors: Ukrinform (Person)</text:p>
      <text:p text:style-name="P4">
Publisher: Укринформ (Organization)</text:p>
      <text:p text:style-name="P4">
Published Time: 2023-06-01T16:31:36+03:00</text:p>
      <text:p text:style-name="P4">
Modified Time: 2023-06-01T16:31:36+03:00</text:p>
      <text:p text:style-name="P4">
Description: Всесвітня боксерська організація (WBA) оприлюднила новий рейтинг топ-боксерів у напівважкій ваговій категорії. — Укрінформ.</text:p>
      <text:p text:style-name="P4">
Images: ['<text:a xlink:type="simple" xlink:href="https://static.ukrinform.com/photos/2023_06/thumb_files/630_360_1685624937-846.jpg" text:style-name="Internet_20_link" text:visited-style-name="Visited_20_Internet_20_Link">
630_360_16856...</text:a>
']</text:p>
      <text:p text:style-name="P4">
Tags: ['Бокс', 'Рейтинг']</text:p>
      <text:p text:style-name="P4">
Type: Article</text:p>
      <!--METADATA-->
      <text:p text:style-name="P4">
<draw:frame draw:style-name="fr1" draw:name="Image136" text:anchor-type="as-char" svg:width="6.9236in" svg:height="3.956343in" draw:z-index="0">
<draw:image xlink:href="../Images/yкринформ/2023-06-01T16-31-36-03-00/630_360_1685624937-846.jpg" xlink:type="simple" xlink:show="embed" xlink:actuate="onLoad" draw:mime-type="image/jpeg"/>
</draw:frame>
 Всесвітнябоксерська організація (WBA) оприлюднила новий рейтинг топ-боксерів унапівважкій ваговій категорії.</text:p>
      <text:p text:style-name="P4">
Ексчемпіон світу у напівважкій вазі за версією Всесвітнього боксерського союзуWBC Олександр Гвоздик після перемоги над Річардсом Болотніксом із Латвіїповернувся до реєстру, передає Укрінформ.</text:p>
      <text:p text:style-name="P4">
Українець розташувався на 7-й позиції рейтингу <text:a xlink:type="simple" xlink:href="https://www.wbaboxing.com/wba-ranking" text:style-name="Internet_20_link" text:visited-style-name="Visited_20_Internet_20_Link">
 WBA</text:a>
 .</text:p>
      <text:p text:style-name="P4">
Бій із Болотніксом був для Гвоздика другим після повернення у професійнийбокс.</text:p>
      <text:p text:style-name="P4">
<text:span text:style-name="T4">
Читайте також:</text:span>
 <text:a xlink:type="simple" xlink:href="https://www.ukrinform.ua/rubric-sports/3705954-gvozdik-nokautuvav-bolotniksa-u-sostomu-raundi.html" text:style-name="Internet_20_link" text:visited-style-name="Visited_20_Internet_20_Link">
 <text:span text:style-name="T4">
Гвоздик</text:span>
 нокаутував Болотнікса у шостому раунді</text:a>
</text:p>
      <text:p text:style-name="P4">
Раніше харків'янин повернувся у рейтинги за версіями The Ring і WBC.</text:p>
      <text:p text:style-name="P4">
Фото: Getty Images/Global Images Ukraine.</text:p>
      <text:p text:style-name="P4">
Source: <text:a xlink:type="simple" xlink:href="https://www.ukrinform.ua/rubric-sports/3717084-oleksandr-gvozdik-povernuvsa-u-rejting-wba.html" text:style-name="Internet_20_link" text:visited-style-name="Visited_20_Internet_20_Link">
https://www.ukrinform.ua/rubric-sports/3717084-oleksandr-gvozdik-povernuvsa-u-rejting-wba.html</text:a>
</text:p>
      <!--NEWS-->
      <text:h text:style-name="P10" text:outline-level="1">
<text:span text:style-name="T4">
Загарбники вивозять дітей із Запорізької області «на відпочинок» до Росії</text:span>
</text:h>
      <text:p text:style-name="P4">
Authors: Ukrinform (Person)</text:p>
      <text:p text:style-name="P4">
Publisher: Укринформ (Organization)</text:p>
      <text:p text:style-name="P4">
Published Time: 2023-06-01T16:35:00+03:00</text:p>
      <text:p text:style-name="P4">
Modified Time: 2023-06-01T16:35:00+03:00</text:p>
      <text:p text:style-name="P4">
Description: На тимчасово захопленій території Запорізької області загарбники вивозять дітей "на відпочинок" до РФ. — Укрінформ.</text:p>
      <text:p text:style-name="P4">
Images: ['<text:a xlink:type="simple" xlink:href="https://static.ukrinform.com/photos/2022_03/thumb_files/630_360_1646248175-320.jpg" text:style-name="Internet_20_link" text:visited-style-name="Visited_20_Internet_20_Link">
630_360_16462...</text:a>
']</text:p>
      <text:p text:style-name="P4">
Tags: ['Діти', 'Пропаганда', 'Запоріжжя', 'Війна з Росією']</text:p>
      <text:p text:style-name="P4">
Type: Article</text:p>
      <!--METADATA-->
      <text:p text:style-name="P4">
<draw:frame draw:style-name="fr1" draw:name="Image137" text:anchor-type="as-char" svg:width="6.9236in" svg:height="3.956343in" draw:z-index="0">
<draw:image xlink:href="../Images/yкринформ/2023-06-01T16-35-00-03-00/630_360_1646248175-320.jpg" xlink:type="simple" xlink:show="embed" xlink:actuate="onLoad" draw:mime-type="image/jpeg"/>
</draw:frame>
 Натимчасово захопленій території Запорізької області загарбники вивозять дітей"на відпочинок" до РФ.</text:p>
      <text:p text:style-name="P4">
Про це в <text:a xlink:type="simple" xlink:href="https://t.me/ivan_fedorov_melitopol/2135" text:style-name="Internet_20_link" text:visited-style-name="Visited_20_Internet_20_Link">
 Телеграмі </text:a>
 повідомивміський голова Мелітополя Іван Федоров, передає Укрінформ.</text:p>
      <text:p text:style-name="P4">
"До дня захисту дітей окупанти Мелітополя влаштували чергову піар-акцію -вивіз на «відпочинок» до літніх таборів, подалі від батьків", - зазначивФедоров.</text:p>
      <text:p text:style-name="P4">
За його словами, показовим є те, що дітей збирали в автобуси біля захопленої10-ї гімназії, яку гауляйтери огородили парканом і перетворили на«міністерство освіти».</text:p>
      <text:p text:style-name="P4">
За інформацією Федорова, в цих "таборах" <text:a xlink:type="simple" xlink:href="https://www.ukrinform.ua/tag-diti" text:style-name="Internet_20_link" text:visited-style-name="Visited_20_Internet_20_Link">
 дітей</text:a>
 зомбують російською пропагандою іфотографують з портретами радянських пращурів.</text:p>
      <text:p text:style-name="P4">
<text:span text:style-name="T4">
Читайте також:</text:span>
 <text:a xlink:type="simple" xlink:href="https://www.ukrinform.ua/rubric-ato/3716833-v-ukraini-rozsliduut-ponad-29-tisaci-voennih-zlociniv-rf-proti-ditej.html" text:style-name="Internet_20_link" text:visited-style-name="Visited_20_Internet_20_Link">
 В Україні розслідують понад 2,9 тисячі воєнних злочинівРФ проти <text:span text:style-name="T4">
дітей</text:span>
 </text:a>
</text:p>
      <text:p text:style-name="P4">
Більше того, 400 дітей з Якимівки Запорізької області, яка знаходитьсянеподалік Азовського моря, вивезли в Крим і до російського Ярославля.</text:p>
      <text:p text:style-name="P4">
Раніше повідомлялося, що російські загарбники посилили темпи примусовоїпаспортизації та готуються до псевдовиборів.</text:p>
      <text:p text:style-name="P4">
Source: <text:a xlink:type="simple" xlink:href="https://www.ukrinform.ua/rubric-regions/3717087-zagarbniki-vivozat-ditej-iz-zaporizkoi-oblasti-na-vidpocinok-do-rosii.html" text:style-name="Internet_20_link" text:visited-style-name="Visited_20_Internet_20_Link">
https://www.ukrinform.ua/rubric-regions/3717087-zagarbniki-vivozat-ditej-iz-zaporizkoi-oblasti-na-vidpocinok-do-rosii.html</text:a>
</text:p>
      <!--NEWS-->
      <text:h text:style-name="P10" text:outline-level="1">
<text:span text:style-name="T4">
Кримські татари як мусульмани є «козирем» для роботи України з Глобальним півднем – експерт</text:span>
</text:h>
      <text:p text:style-name="P4">
Authors: Ukrinform (Person)</text:p>
      <text:p text:style-name="P4">
Publisher: Укринформ (Organization)</text:p>
      <text:p text:style-name="P4">
Published Time: 2023-06-01T16:36:35+03:00</text:p>
      <text:p text:style-name="P4">
Modified Time: 2023-06-01T16:36:35+03:00</text:p>
      <text:p text:style-name="P4">
Description: При формуванні інформаційної політики для роботи з країнами Глобального півдня треба використовувати той факт, що одним із корінних в Україні є мусульманський народ кримські татари. — Укрінформ.</text:p>
      <text:p text:style-name="P4">
Images: ['<text:a xlink:type="simple" xlink:href="https://static.ukrinform.com/photos/2020_06/thumb_files/630_360_1593171702-584.jpg" text:style-name="Internet_20_link" text:visited-style-name="Visited_20_Internet_20_Link">
630_360_15931...</text:a>
']</text:p>
      <text:p text:style-name="P4">
Tags: ['Кримські татари', 'Мусульмани', 'Переговори']</text:p>
      <text:p text:style-name="P4">
Type: Article</text:p>
      <!--METADATA-->
      <text:p text:style-name="P4">
<draw:frame draw:style-name="fr1" draw:name="Image138" text:anchor-type="as-char" svg:width="6.9236in" svg:height="3.956343in" draw:z-index="0">
<draw:image xlink:href="../Images/yкринформ/2023-06-01T16-36-35-03-00/630_360_1593171702-584.jpg" xlink:type="simple" xlink:show="embed" xlink:actuate="onLoad" draw:mime-type="image/jpeg"/>
</draw:frame>
 Приформуванні інформаційної політики для роботи з країнами Глобального півднятреба використовувати той факт, що одним із корінних в Україні ємусульманський народ кримські татари.</text:p>
      <text:p text:style-name="P4">
Таку думку висловив представник Конгресу мусульман України Дялявер Саідахметовпід час "круглого столу" в Укрінформі на тему: “Україна та Глобальний південь:пошук шляхів співпраці”.</text:p>
      <text:p text:style-name="P4">
"Якщо говорити про певні практичні напрацювання, то дуже важливою єорганізація адвокаційних поїздок до різних країн Глобального півдня, кудимають обов'язково входити представники громадських чи релігійних організаціймусульман України. Насправді в України є один величезний плюс, наша сила, прояку ми самі мало говоримо, - це те, що в Україні одним з корінних народів ємусульманський народ <text:a xlink:type="simple" xlink:href="https://www.ukrinform.ua/tag-krimski-tatari" text:style-name="Internet_20_link" text:visited-style-name="Visited_20_Internet_20_Link">
 кримські татари </text:a>
 ", - сказав Саідахметов.</text:p>
      <text:p text:style-name="P4">
Він додав, що це треба враховувати і при формуванні інформаційної політики,оскільки мусульмани Глобального півдня сприймають Україну насамперед як сутохристиянську державу.</text:p>
      <text:p text:style-name="P4">
"Мінімум, що вони відчувають, коли чують, що в Україні є корінниймусульманський народ, - це здивування, а далі вже можна налагоджувати певнімости, щоб розширювати цей контекст, тому що насправді, окрім політичногорівня, в більшості цих держав - наприклад, у Туреччині, арабських країнах,країнах Азії, Індонезії релігійні спільноти мають величезний вплив, у томучислі на формування політичного порядку денного", - акцентував представникКонгресу мусульман України.</text:p>
      <text:p text:style-name="P4">
<text:span text:style-name="T4">
Читайте також:</text:span>
 <text:a xlink:type="simple" xlink:href="https://www.ukrinform.ua/rubric-crimea/3714974-krimski-tatari-hocut-u-skladi-ukraini-uvijti-v-evropu-zumadilov.html" text:style-name="Internet_20_link" text:visited-style-name="Visited_20_Internet_20_Link">
 Кримські <text:span text:style-name="T4">
татари</text:span>
 хочуть у складі України увійти вЄвропу - Жумаділов </text:a>
</text:p>
      <text:p text:style-name="P4">
Саідахметов зауважив, що така робота не дає миттєвого результату, тож ніхто неможе гарантувати, що одна-дві чи більше адвокаційних поїздок за участюпредставників мусульманської спільноти України відразу приведуть до зміниполітичних позицій держав Глобального півдня. Водночас, на його думку, якщотака робота вестиметься в розрахунку на перспективу, то вона дасть результатза п'ять-десять років.</text:p>
      <text:p text:style-name="P4">
Source: <text:a xlink:type="simple" xlink:href="https://www.ukrinform.ua/rubric-polytics/3717088-krimski-tatari-ak-musulmani-e-kozirem-dla-roboti-ukraini-z-globalnim-pivdnem-ekspert.html" text:style-name="Internet_20_link" text:visited-style-name="Visited_20_Internet_20_Link">
https://www.ukrinform.ua/rubric-polytics/3717088-krimski-tatari-ak-musulmani-e-kozirem-dla-roboti-ukraini-z-globalnim-pivdnem-ekspert.html</text:a>
</text:p>
      <!--NEWS-->
      <text:h text:style-name="P10" text:outline-level="1">
<text:span text:style-name="T4">
Кияни можуть долучитися до перевірки доступу до укриттів – Кличко</text:span>
</text:h>
      <text:p text:style-name="P4">
Authors: Ukrinform (Person)</text:p>
      <text:p text:style-name="P4">
Publisher: Укринформ (Organization)</text:p>
      <text:p text:style-name="P4">
Published Time: 2023-06-01T16:39:25+03:00</text:p>
      <text:p text:style-name="P4">
Modified Time: 2023-06-01T16:39:25+03:00</text:p>
      <text:p text:style-name="P4">
Description: Міська влада закликала киян в якості громадських уповноважених долучатися до перевірок вільного доступу до укриттів. — Укрінформ.</text:p>
      <text:p text:style-name="P4">
Images: ['<text:a xlink:type="simple" xlink:href="https://static.ukrinform.com/photos/2022_12/thumb_files/630_360_1669972185-472.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139" text:anchor-type="as-char" svg:width="6.9236in" svg:height="3.956343in" draw:z-index="0">
<draw:image xlink:href="../Images/yкринформ/2023-06-01T16-39-25-03-00/630_360_1669972185-472.jpg" xlink:type="simple" xlink:show="embed" xlink:actuate="onLoad" draw:mime-type="image/jpeg"/>
</draw:frame>
 Міськавлада закликала киян в якості громадських уповноважених долучатися доперевірок вільного доступу до укриттів.</text:p>
      <text:p text:style-name="P4">
Про це у <text:a xlink:type="simple" xlink:href="https://t.me/vitaliy_klitschko/2058" text:style-name="Internet_20_link" text:visited-style-name="Visited_20_Internet_20_Link">
 Телеграмі </text:a>
 повідомивкиївський міський голова Віталій Кличко, передає Укрінформ.</text:p>
      <text:p text:style-name="P4">
“Міська влада залучає громадськість до перевірки доступу до укриттів”, -зазначив він.</text:p>
      <text:p text:style-name="P4">
Він нагадав, що півтора місяці тому Департаментом муніципальної безпеки <text:a xlink:type="simple" xlink:href="https://www.ukrinform.ua/tag-kmda" text:style-name="Internet_20_link" text:visited-style-name="Visited_20_Internet_20_Link">
 КМДА</text:a>
 був укладений Меморандум про співпрацющодо контролю за роботою укриттів з групою громадського моніторингу "Озон".Група збирає і надає департаменту адреси укриттів, на які скаржаться мешканці.Вже провели низку спільних інспекцій.</text:p>
      <text:p text:style-name="P4">
<text:span text:style-name="T4">
Читайте також:</text:span>
 <text:a xlink:type="simple" xlink:href="https://www.ukrinform.ua/rubric-kyiv/3716896-u-kievi-patrulni-pereviratimut-ci-vidcineni-ukritta-klicko.html" text:style-name="Internet_20_link" text:visited-style-name="Visited_20_Internet_20_Link">
 У Києві патрульні перевірятимуть, чи відчинені <text:span text:style-name="T4">
укритт</text:span>
я – Кличко </text:a>
</text:p>
      <text:p text:style-name="P4">
Тим, хто бажає долучитися до цієї ініціативи, пропонують звертатися наофіційну електронну пошту Департаменту муніципальної безпеки - <text:a xlink:type="simple" xlink:href="mailto:security@kyivcity.gov.ua" text:style-name="Internet_20_link" text:visited-style-name="Visited_20_Internet_20_Link">
security@kyivcity.gov.ua </text:a>
 .</text:p>
      <text:p text:style-name="P4">
Як <text:a xlink:type="simple" xlink:href="https://www.ukrinform.ua/rubric-kyiv/3716810-policia-utocnila-informaciu-pro-zagiblih-u-kievi-dvoe-zinok-i-devatiricna-ditina.html" text:style-name="Internet_20_link" text:visited-style-name="Visited_20_Internet_20_Link">
 повідомлялося </text:a>
, під час останнього ракетного обстрілу балістичними ракетами в Києві відуламків загинули 3 людей, ще 14 отримали поранення різного ступеню тяжкості.Смерть дитини і двох жінок сталася внаслідок падіння уламків приблизно о 3:00у Деснянському районі Києва. У той момент всі вони намагалися зайти у зачиненеукриття.</text:p>
      <text:p text:style-name="P4">
Source: <text:a xlink:type="simple" xlink:href="https://www.ukrinform.ua/rubric-kyiv/3717089-kiani-mozut-dolucitisa-do-perevirki-dostupu-do-ukrittiv-klicko.html" text:style-name="Internet_20_link" text:visited-style-name="Visited_20_Internet_20_Link">
https://www.ukrinform.ua/rubric-kyiv/3717089-kiani-mozut-dolucitisa-do-perevirki-dostupu-do-ukrittiv-klicko.html</text:a>
</text:p>
      <!--NEWS-->
      <text:h text:style-name="P10" text:outline-level="1">
<text:span text:style-name="T4">
Маасікас привітав призначення нового складу ВККС</text:span>
</text:h>
      <text:p text:style-name="P4">
Authors: Ukrinform (Person)</text:p>
      <text:p text:style-name="P4">
Publisher: Укринформ (Organization)</text:p>
      <text:p text:style-name="P4">
Published Time: 2023-06-01T16:41:00+03:00</text:p>
      <text:p text:style-name="P4">
Modified Time: 2023-06-01T16:41:00+03:00</text:p>
      <text:p text:style-name="P4">
Description: Глава Представництва Європейського Союзу в Україні Матті Маасікас привітав призначення нового складу Вищої кваліфікаційної комісії суддів. — Укрінформ.</text:p>
      <text:p text:style-name="P4">
Images: ['<text:a xlink:type="simple" xlink:href="https://static.ukrinform.com/photos/2021_12/thumb_files/630_360_1639397473-458.jpg" text:style-name="Internet_20_link" text:visited-style-name="Visited_20_Internet_20_Link">
630_360_16393...</text:a>
']</text:p>
      <text:p text:style-name="P4">
Tags: ['Євросоюз', 'Судді', 'ВККС', 'Маасікас']</text:p>
      <text:p text:style-name="P4">
Type: Article</text:p>
      <!--METADATA-->
      <text:p text:style-name="P4">
<draw:frame draw:style-name="fr1" draw:name="Image140" text:anchor-type="as-char" svg:width="6.9236in" svg:height="3.956343in" draw:z-index="0">
<draw:image xlink:href="../Images/yкринформ/2023-06-01T16-41-00-03-00/630_360_1639397473-458.jpg" xlink:type="simple" xlink:show="embed" xlink:actuate="onLoad" draw:mime-type="image/jpeg"/>
</draw:frame>
 ГлаваПредставництва Європейського Союзу в Україні Матті Маасікас привітавпризначення нового складу Вищої кваліфікаційної комісії суддів.</text:p>
      <text:p text:style-name="P4">
Про це він написав у <text:a xlink:type="simple" xlink:href="https://twitter.com/MattiMaasikas/status/1664252386108481536" text:style-name="Internet_20_link" text:visited-style-name="Visited_20_Internet_20_Link">
 Твіттері</text:a>
 , передаєУкрінформ.</text:p>
      <text:p text:style-name="P4">
«Вітаю Вищу раду правосуддя з прозорим призначенням нового складу Вищоїкваліфікаційної комісії <text:a xlink:type="simple" xlink:href="https://www.ukrinform.ua/tag-suddi" text:style-name="Internet_20_link" text:visited-style-name="Visited_20_Internet_20_Link">
 суддів </text:a>
 .Вагомим досягненням масштабної судової реформи є перезавантаження органівсудової влади», - зазначив дипломат.</text:p>
      <text:p text:style-name="P4">
Маасікас зауважив, що перед ВККС стоїть складне завдання дібрати майже 2500нових суддів та оцінити кваліфікацію чинних. На його переконання, чесне,професійне та прозоре проведення цих двох процесів зміцнить верховенство правата підвищить довіру до України.</text:p>
      <text:p text:style-name="P4">
Посол ЄС нагадав, що реформа у сфері юстиції триває в Україні з 2019 року, іміжнародні партнери допомагали українській владі на цьому шляху "порадами,грошима та експертами".</text:p>
      <text:p text:style-name="P4">
<text:span text:style-name="T4">
Читайте також:</text:span>
 <text:a xlink:type="simple" xlink:href="https://www.ukrinform.ua/rubric-society/3709918-vikriti-na-korupcii-suddi-verhovnogo-sudu-namagalisa-vplinuti-na-obranna-cleniv-vkks-krivonos.html" text:style-name="Internet_20_link" text:visited-style-name="Visited_20_Internet_20_Link">
 Викриті на корупції судді Верховного Суду намагалисявплинути на обрання членів <text:span text:style-name="T4">
ВККС</text:span>
 — Кривонос</text:a>
</text:p>
      <text:p text:style-name="P4">
..."Формування ВРП та ВККС також було однією з рекомендацій Єврокомісії,пов’язаних з отриманням Україною статусу кандидата в ЄС. Це реформа, якій яприсвятив найбільше сил у тісній співпраці з багатьма українськими колегами.Дякую за цю можливість, задоволений результатами!» - зазначив посол ЄС.</text:p>
      <text:p text:style-name="P4">
Як повідомляв <text:a xlink:type="simple" xlink:href="https://www.ukrinform.ua/rubric-society/3716958-visa-rada-pravosudda-priznacila-16-novih-cleniv-vkks.html" text:style-name="Internet_20_link" text:visited-style-name="Visited_20_Internet_20_Link">
 Укрінформ </text:a>
 ,Вища рада правосуддя 1 червня призначила 16 нових членів Вищої кваліфікаційноїкомісії суддів. Їх призначення розблоковує роботу ВККС, який не працював вУкраїні з 2019 року.</text:p>
      <text:p text:style-name="P4">
Source: <text:a xlink:type="simple" xlink:href="https://www.ukrinform.ua/rubric-polytics/3717091-maasikas-privitav-priznacenna-novogo-skladu-vkks.html" text:style-name="Internet_20_link" text:visited-style-name="Visited_20_Internet_20_Link">
https://www.ukrinform.ua/rubric-polytics/3717091-maasikas-privitav-priznacenna-novogo-skladu-vkks.html</text:a>
</text:p>
      <!--NEWS-->
      <text:h text:style-name="P10" text:outline-level="1">
<text:span text:style-name="T4">
Нічні атаки на Київ: соціолог порівняв стратегію росіян з нацистськими бомбардуваннями Лондона</text:span>
</text:h>
      <text:p text:style-name="P4">
Authors: Ukrinform (Person)</text:p>
      <text:p text:style-name="P4">
Publisher: Укринформ (Organization)</text:p>
      <text:p text:style-name="P4">
Published Time: 2023-06-01T16:41:17+03:00</text:p>
      <text:p text:style-name="P4">
Modified Time: 2023-06-01T16:41:17+03:00</text:p>
      <text:p text:style-name="P4">
Description: Регулярні нічні атаки на Київ є, зокрема, формою тиску, щоб досягти психологічного виснаження і готовності до миру на будь-яких умовах. — Укрінформ.</text:p>
      <text:p text:style-name="P4">
Images: ['<text:a xlink:type="simple" xlink:href="https://static.ukrinform.com/photos/2023_05/thumb_files/630_360_1685431889-268.jpg" text:style-name="Internet_20_link" text:visited-style-name="Visited_20_Internet_20_Link">
630_360_16854...</text:a>
']</text:p>
      <text:p text:style-name="P4">
Tags: ['Київ', 'Війна з Росією', 'Повітряна атака']</text:p>
      <text:p text:style-name="P4">
Type: Article</text:p>
      <!--METADATA-->
      <text:p text:style-name="P4">
<draw:frame draw:style-name="fr1" draw:name="Image141" text:anchor-type="as-char" svg:width="6.9236in" svg:height="3.956343in" draw:z-index="0">
<draw:image xlink:href="../Images/yкринформ/2023-06-01T16-41-17-03-00/630_360_1685431889-268.jpg" xlink:type="simple" xlink:show="embed" xlink:actuate="onLoad" draw:mime-type="image/jpeg"/>
</draw:frame>
 Регулярнінічні атаки на Київ є, зокрема, формою тиску, щоб досягти психологічноговиснаження і готовності до миру на будь-яких умовах.</text:p>
      <text:p text:style-name="P4">
Однак розрахунок росіян, що такими діями вони зможуть цього досягти, виходитьз невігластва, і якби вони вчили історію, то розуміли б, що тільки посилюютьспротив і ненависть до них та консолідують українців. Таку думку висловив у <text:a xlink:type="simple" xlink:href="https://www.ukrinform.ua/rubric-society/3716686-bilse-20-nicnih-atak-voroga-u-travni-aki-nastroi-sered-ukrainciv-fiksuut-psihologi-i-sociologi.html" text:style-name="Internet_20_link" text:visited-style-name="Visited_20_Internet_20_Link">
коментарі Укрінформу </text:a>
 доктор філософських наук,професор, директор Інституту соціології НАН України Євген Головаха.</text:p>
      <text:p text:style-name="P4">
«Принаймні в 1939-му році, коли почалася Друга світова війна, саме такустратегію сформулювали німецькі нацисти щодо Великої Британії. І, власне,сподівалися, що постійні нічні бомбардування Лондона змусять британців бутибільш сприйнятними до німецьких умов припинення війни», – розповів експерт.</text:p>
      <text:p text:style-name="P4">
На його переконання, такими своїми діями росіяни досягають зворотної мети, бо,по-перше, консолідують українців, а по-друге, укріплюють наше розуміння, щочим більше вони будуть використовувати такі методи агресії зі спробамизнищувати інфраструктуру і мирних людей, тим більше українці будуть прагнутиза будь-яку ціну їх зупинити, оскільки мир неможливий, поки вони існують якагресивна і божевільна країна.</text:p>
      <text:p text:style-name="P4">
Водночас, на думку Головахи, у психологічному аспекті це все має наслідки дляукраїнців. За соціологічними даними, які навів науковець, повномасштабневторгнення показало суттєві психологічні наслідки вже торік – якщо до «великоївійни» тільки 4% людей постійно бачили жахи та кошмари уві сні, то восени2022-го таке відбувалося вже майже з третиною українців. Постійний стантривоги до війни був 10%, а вже восени 2022-го цей показник зріс до 40%.</text:p>
      <text:p text:style-name="P4">
<text:span text:style-name="T4">
Читайте також:</text:span>
 <text:a xlink:type="simple" xlink:href="https://www.ukrinform.ua/rubric-kyiv/3715983-vorog-be-po-kievu-sob-pomstitisa-za-svoi-nevdaci-na-fronti-povitrani-sili.html" text:style-name="Internet_20_link" text:visited-style-name="Visited_20_Internet_20_Link">
 Ворог б'є по Києву, щоб помститися за свої невдачі нафронті - Повітряні сили </text:a>
</text:p>
      <text:p text:style-name="P4">
Як повідомлялося, війська РФ у травні здійснили понад 20 ракетних і дроновихатак на Київ, більшість з яких відбувалися вночі.</text:p>
      <text:p text:style-name="P4">
Зокрема, внаслідок останньої ракетної атаки Російської Федерації на столицюУкраїни у ніч на 1 червня <text:a xlink:type="simple" xlink:href="https://www.ukrinform.ua/rubric-kyiv/3716810-policia-utocnila-informaciu-pro-zagiblih-u-kievi-dvoe-zinok-i-devatiricna-ditina.html" text:style-name="Internet_20_link" text:visited-style-name="Visited_20_Internet_20_Link">
 загинули 9-річна дівчинка, її мама та ще однажінка. </text:a>
 <text:a xlink:type="simple" xlink:href="https://www.ukrinform.ua/rubric-kyiv/3716818-u-kievi-skasovani-vsi-zahodi-do-dna-zahistu-ditej.html" text:style-name="Internet_20_link" text:visited-style-name="Visited_20_Internet_20_Link">
 УКиєві скасували усі заходи </text:a>
 , якібули заплановані до Дня захисту дітей 1 червня.</text:p>
      <text:p text:style-name="P4">
Source: <text:a xlink:type="simple" xlink:href="https://www.ukrinform.ua/rubric-ato/3717090-nicni-ataki-na-kiiv-sociolog-porivnav-strategiu-rosian-z-nacistskimi-bombarduvannami-londona.html" text:style-name="Internet_20_link" text:visited-style-name="Visited_20_Internet_20_Link">
https://www.ukrinform.ua/rubric-ato/3717090-nicni-ataki-na-kiiv-sociolog-porivnav-strategiu-rosian-z-nacistskimi-bombarduvannami-londona.html</text:a>
</text:p>
      <!--NEWS-->
      <text:h text:style-name="P10" text:outline-level="1">
<text:span text:style-name="T4">
Increased activity of Russian strategic aviation, at least 4 Tu-95 bombers airborne</text:span>
</text:h>
      <text:p text:style-name="P4">
Authors: liveuamap (Language: en)</text:p>
      <text:p text:style-name="P4">
Time: 2023-06-01T16:46:31</text:p>
      <text:p text:style-name="P4">
Location: Saratov (Latitude:51.35656 Longtitude:46.43567)</text:p>
      <text:p text:style-name="P4">
Videos: []</text:p>
      <text:p text:style-name="P4">
Images: []</text:p>
      <text:p text:style-name="P4">
Tags: ["Russia"]</text:p>
      <text:p text:style-name="P4">
ID: 22567066</text:p>
      <!--METADATA-->
      <text:p text:style-name="P4">
Increased activity of Russian strategic aviation, at least 4 Tu-95 bombersairborne</text:p>
      <text:p text:style-name="P4">
News Collection Link: <text:a xlink:type="simple" xlink:href="https://liveuamap.com/en/2023/1-june-increased-activity-of-russian-strategic-aviation-at" text:style-name="Internet_20_link" text:visited-style-name="Visited_20_Internet_20_Link">
https://liveuamap.com/en/2023/1-june-increased-activity-of-russian-strategic-aviation-at</text:a>
</text:p>
      <text:p text:style-name="P4">
Source: <text:a xlink:type="simple" xlink:href="https://twitter.com/war_monitor_ua/status/1664367650808512515" text:style-name="Internet_20_link" text:visited-style-name="Visited_20_Internet_20_Link">
https://twitter.com/war_monitor_ua/status/1664367650808512515</text:a>
</text:p>
      <!--NEWS-->
      <text:h text:style-name="P10" text:outline-level="1">
<text:span text:style-name="T4">
Стефанчук під час виступу в парламенті Литви згадав про нічний обстріл Києва</text:span>
</text:h>
      <text:p text:style-name="P4">
Authors: Ukrinform (Person)</text:p>
      <text:p text:style-name="P4">
Publisher: Укринформ (Organization)</text:p>
      <text:p text:style-name="P4">
Published Time: 2023-06-01T16:49:28+03:00</text:p>
      <text:p text:style-name="P4">
Modified Time: 2023-06-01T16:49:28+03:00</text:p>
      <text:p text:style-name="P4">
Description: Голова Верховної Ради України Руслан Стефанчук під час виступу в парламенті Литовської Республіки згадав про сьогоднішній обстріл Києва. — Укрінформ.</text:p>
      <text:p text:style-name="P4">
Images: ['<text:a xlink:type="simple" xlink:href="https://static.ukrinform.com/photos/2023_06/thumb_files/630_360_1685627251-827.jpg" text:style-name="Internet_20_link" text:visited-style-name="Visited_20_Internet_20_Link">
630_360_16856...</text:a>
']</text:p>
      <text:p text:style-name="P4">
Tags: ['Литва', 'Обстріл', 'Київ', 'Стефанчук']</text:p>
      <text:p text:style-name="P4">
Type: Article</text:p>
      <!--METADATA-->
      <text:p text:style-name="P4">
<draw:frame draw:style-name="fr1" draw:name="Image142" text:anchor-type="as-char" svg:width="6.9236in" svg:height="3.956343in" draw:z-index="0">
<draw:image xlink:href="../Images/yкринформ/2023-06-01T16-49-28-03-00/630_360_1685627251-827.jpg" xlink:type="simple" xlink:show="embed" xlink:actuate="onLoad" draw:mime-type="image/jpeg"/>
</draw:frame>
 ГоловаВерховної Ради України Руслан Стефанчук під час виступу в парламентіЛитовської Республіки згадав про сьогоднішній обстріл Києва.</text:p>
      <text:p text:style-name="P4">
Про це повідомляє кореспондент Укрінформу. <text:a xlink:type="simple" xlink:href="http://www.rada.gov.ua/news/Top-novyna/237252.html" text:style-name="Internet_20_link" text:visited-style-name="Visited_20_Internet_20_Link">
 Текст виступу</text:a>
 Стефанчука оприлюднивсайт Верховної Ради.</text:p>
      <text:p text:style-name="P4">
«Сьогодні на світанку, у Міжнародний день захисту дитини, Росія вбила таскалічила у Києві дітей, загинули наші люди, рідні і близькі, батьки», -зазначив спікер українського парламенту.</text:p>
      <text:p text:style-name="P4">
Він нагадав литовським колегам, що у Києві та в усій Україні не стихаютьсигнали повітряної тривоги.</text:p>
      <text:p text:style-name="P4">
Окрім того, Стефанчук звернувся до литовського парламенту і особисто до йогоспікерки Вікторії Чмілітє-Нільсен з проханням допомогти повернути додомудесятки тисяч українських дітей, яких Російська Федерація викрала і вивезла зУкраїни.</text:p>
      <text:p text:style-name="P4">
«Дорога Вікторіє, ми щиро розраховуємо на ваше залучення до системноїдопомоги, яку вже надають жінки-спікерки парламентів країн Євросоюзу. Прошувас як матір», - звернувся він до спікерки парламенту <text:a xlink:type="simple" xlink:href="https://www.ukrinform.ua/tag-litva" text:style-name="Internet_20_link" text:visited-style-name="Visited_20_Internet_20_Link">
 Литви</text:a>
 .</text:p>
      <text:p text:style-name="P4">
<text:span text:style-name="T4">
Читайте також:</text:span>
 <text:a xlink:type="simple" xlink:href="https://www.ukrinform.ua/rubric-polytics/3717063-stefancuk-obgovoriv-zi-spikerkou-sejmasu-litvi-vstup-ukraini-do-nato-ta-es.html" text:style-name="Internet_20_link" text:visited-style-name="Visited_20_Internet_20_Link">
 <text:span text:style-name="T4">
Стефанчук</text:span>
 обговорив зі спікеркою Сеймасу Литви вступУкраїни до НАТО та ЄС </text:a>
</text:p>
      <text:p text:style-name="P4">
Як повідомляв <text:a xlink:type="simple" xlink:href="https://www.ukrinform.ua/rubric-polytics/3716879-stefancuk-pribuv-z-vizitom-u-vilnus.html" text:style-name="Internet_20_link" text:visited-style-name="Visited_20_Internet_20_Link">
 Укрінформ </text:a>
 , Голова ВерховноїРади Руслан Стефанчук перебуває з робочим візитом у столицю Литви, Вільнюс, девізьме участь у саміті голів парламентів держав-членів НАТО.</text:p>
      <text:p text:style-name="P4">
Фото: rada.gov.ua</text:p>
      <text:p text:style-name="P4">
Source: <text:a xlink:type="simple" xlink:href="https://www.ukrinform.ua/rubric-polytics/3717095-stefancuk-pid-cas-vistupu-v-parlamenti-litvi-zgadav-pro-nicnij-obstril-kieva.html" text:style-name="Internet_20_link" text:visited-style-name="Visited_20_Internet_20_Link">
https://www.ukrinform.ua/rubric-polytics/3717095-stefancuk-pid-cas-vistupu-v-parlamenti-litvi-zgadav-pro-nicnij-obstril-kieva.html</text:a>
</text:p>
      <!--NEWS-->
      <text:h text:style-name="P10" text:outline-level="1">
<text:span text:style-name="T4">
Кіченок з Остапенко упевнено стартували на «Ролан Гаррос»</text:span>
</text:h>
      <text:p text:style-name="P4">
Authors: Ukrinform (Person)</text:p>
      <text:p text:style-name="P4">
Publisher: Укринформ (Organization)</text:p>
      <text:p text:style-name="P4">
Published Time: 2023-06-01T16:50:00+03:00</text:p>
      <text:p text:style-name="P4">
Modified Time: 2023-06-01T16:50:00+03:00</text:p>
      <text:p text:style-name="P4">
Description: Українсько-латвійський дует Людмила Кіченок - Олена Остапенко пробився до другого кола турніру серії Grand Slam Відкритого чемпіонату Франції з тенісу («Ролан Гаррос»). — Укрінформ.</text:p>
      <text:p text:style-name="P4">
Images: ['<text:a xlink:type="simple" xlink:href="https://static.ukrinform.com/photos/2023_06/thumb_files/630_360_1685627424-895.jpg" text:style-name="Internet_20_link" text:visited-style-name="Visited_20_Internet_20_Link">
630_360_16856...</text:a>
']</text:p>
      <text:p text:style-name="P4">
Tags: ['Теніс']</text:p>
      <text:p text:style-name="P4">
Type: Article</text:p>
      <!--METADATA-->
      <text:p text:style-name="P4">
<draw:frame draw:style-name="fr1" draw:name="Image143" text:anchor-type="as-char" svg:width="6.9236in" svg:height="3.956343in" draw:z-index="0">
<draw:image xlink:href="../Images/yкринформ/2023-06-01T16-50-00-03-00/630_360_1685627424-895.jpg" xlink:type="simple" xlink:show="embed" xlink:actuate="onLoad" draw:mime-type="image/jpeg"/>
</draw:frame>
Українсько-латвійський дует Людмила Кіченок - Олена Остапенко пробився додругого кола турніру серії Grand Slam Відкритого чемпіонату Франції з тенісу(«Ролан Гаррос»).</text:p>
      <text:p text:style-name="P4">
У своєму стартовому матчі парного розряду посіяні під 4-м номером Кіченок таОстапенко упевнено переграли француженок Ельзу Жакемо та Леолью Жанжан - 6:3,6:1, передає Укрінформ.</text:p>
      <text:p text:style-name="P4">
Тенісистки провели на корті 1 годину 5 хвилин.</text:p>
      <text:p text:style-name="P4">
За вихід до третього кола (1/8 фіналу) змагань Кіченок та Остапенкозустрінуться з іншим французьким тандемом Алізе Корне - Діан Паррі, який за 3години взяв гору на співвітчизницями Еліксан Лешемья та Джессікою Понше - 6:4,6:7 (6:8), 6:3.</text:p>
      <text:p text:style-name="P4">
<text:span text:style-name="T4">
Читайте також:</text:span>
 <text:a xlink:type="simple" xlink:href="https://www.ukrinform.ua/rubric-sports/3716532-nadia-kicenok-postupilasa-na-starti-parnoi-sitki-rolan-garros.html" text:style-name="Internet_20_link" text:visited-style-name="Visited_20_Internet_20_Link">
 Надія Кіченок поступилася на старті парної сітки «РоланГаррос» </text:a>
</text:p>
      <text:p text:style-name="P4">
«Ролан Гаррос» у Парижі триватиме до 11 червня.</text:p>
      <text:p text:style-name="P4">
Фото: Getty Images.</text:p>
      <text:p text:style-name="P4">
Source: <text:a xlink:type="simple" xlink:href="https://www.ukrinform.ua/rubric-sports/3717096-kicenok-z-ostapenko-upevneno-startuvali-na-rolan-garros.html" text:style-name="Internet_20_link" text:visited-style-name="Visited_20_Internet_20_Link">
https://www.ukrinform.ua/rubric-sports/3717096-kicenok-z-ostapenko-upevneno-startuvali-na-rolan-garros.html</text:a>
</text:p>
      <!--NEWS-->
      <text:h text:style-name="P10" text:outline-level="1">
<text:span text:style-name="T4">
Вагу Кім Чен Ина визначили за допомогою штучного інтелекту</text:span>
</text:h>
      <text:p text:style-name="P4">
Authors: Ukrinform (Person)</text:p>
      <text:p text:style-name="P4">
Publisher: Укринформ (Organization)</text:p>
      <text:p text:style-name="P4">
Published Time: 2023-06-01T16:52:00+03:00</text:p>
      <text:p text:style-name="P4">
Modified Time: 2023-06-01T16:52:00+03:00</text:p>
      <text:p text:style-name="P4">
Description: У Південній Кореї використали програмне забезпечення на основі штучного інтелекту, щоби визначити вагу північнокорейського лідера Кім Чен Ина. — Укрінформ.</text:p>
      <text:p text:style-name="P4">
Images: ['<text:a xlink:type="simple" xlink:href="https://static.ukrinform.com/photos/2018_06/thumb_files/630_360_1529391617-1251.jpg" text:style-name="Internet_20_link" text:visited-style-name="Visited_20_Internet_20_Link">
630_360_15293...</text:a>
']</text:p>
      <text:p text:style-name="P4">
Tags: ['КНДР', 'Корея', 'Кім Чен Ин', 'Штучний інтелект']</text:p>
      <text:p text:style-name="P4">
Type: Article</text:p>
      <!--METADATA-->
      <text:p text:style-name="P4">
<draw:frame draw:style-name="fr1" draw:name="Image144" text:anchor-type="as-char" svg:width="6.9236in" svg:height="3.956343in" draw:z-index="0">
<draw:image xlink:href="../Images/yкринформ/2023-06-01T16-52-00-03-00/630_360_1529391617-1251.jpg" xlink:type="simple" xlink:show="embed" xlink:actuate="onLoad" draw:mime-type="image/jpeg"/>
</draw:frame>
 УПівденній Кореї використали програмне забезпечення на основі штучногоінтелекту, щоби визначити вагу північнокорейського лідера Кім Чен Ина.</text:p>
      <text:p text:style-name="P4">
Про це повідомляє <text:a xlink:type="simple" xlink:href="https://news.sky.com/story/south-korea-uses-ai-to-weigh-north-korean-leader-kim-jong-un-12894262" text:style-name="Internet_20_link" text:visited-style-name="Visited_20_Internet_20_Link">
 Sky News </text:a>
 , передає Укрінформ.</text:p>
      <text:p text:style-name="P4">
«Він (Кім Чен – ред.) мав утомлений вигляд, явні темні кола навколо очей підчас свого публічного виступу 16 травня, і згідно з аналізом <text:a xlink:type="simple" xlink:href="https://www.ukrinform.ua/tag-stucnij-intelekt" text:style-name="Internet_20_link" text:visited-style-name="Visited_20_Internet_20_Link">
 штучногоінтелекту </text:a>
 , він важив понад140 кг», — сказав член парламентського Комітету з питань розвідки Ю Сан Бомжурналістам після брифінгу Національної служби розвідки.</text:p>
      <text:p text:style-name="P4">
Депутат додав, що за даними розвідки, лідер Північної Кореї, ймовірно, маєсерйозний розлад сну. Розвідники у своїх висновках посилаються на те, ПівнічнаКорея інтенсивно збирала медичну інформацію про лікування безсоння для своїхнайвищих керівників.</text:p>
      <text:p text:style-name="P4">
<text:span text:style-name="T4">
Читайте також:</text:span>
 <text:a xlink:type="simple" xlink:href="https://www.ukrinform.ua/rubric-economy/3713303-ssa-vveli-sankcii-proti-pivnicnoi-korei-cerez-nezakonnu-kiberdialnist.html" text:style-name="Internet_20_link" text:visited-style-name="Visited_20_Internet_20_Link">
 Штати ввели санкції проти Північної Кореї через незаконнукібердіяльність </text:a>
</text:p>
      <text:p text:style-name="P4">
За словами Юна, розвідувальне агентство Південної Кореї відслідковуєймовірність того, що Кім має підвищену залежність від алкоголю та нікотину, щоспричиняє безсоння.</text:p>
      <text:p text:style-name="P4">
Як повідомляв <text:a xlink:type="simple" xlink:href="https://www.ukrinform.ua/rubric-world/3706726-kim-cen-in-privitav-putina-z-9-travna-pobazav-peremogi-u-borotbi-proti-svavilla-imperialistiv.html" text:style-name="Internet_20_link" text:visited-style-name="Visited_20_Internet_20_Link">
 Укрінформ </text:a>
 , лідер Північної Кореї Кім Чен Ин у привітанні ВолодимируПутіну 9 травня написав, що росія «веде священну боротьбу проти свавілляімперіалістів», і побажав «знищити всі загрози з боку ворожих сил».</text:p>
      <text:p text:style-name="P4">
Source: <text:a xlink:type="simple" xlink:href="https://www.ukrinform.ua/rubric-technology/3717097-vagu-kim-cen-ina-viznacili-za-dopomogou-stucnogo-intelektu.html" text:style-name="Internet_20_link" text:visited-style-name="Visited_20_Internet_20_Link">
https://www.ukrinform.ua/rubric-technology/3717097-vagu-kim-cen-ina-viznacili-za-dopomogou-stucnogo-intelektu.html</text:a>
</text:p>
      <!--NEWS-->
      <text:h text:style-name="P10" text:outline-level="1">
<text:span text:style-name="T4">
Україна може розраховувати на саміті НАТО на потужний пакет допомоги – Блінкен</text:span>
</text:h>
      <text:p text:style-name="P4">
Authors: Ukrinform (Person)</text:p>
      <text:p text:style-name="P4">
Publisher: Укринформ (Organization)</text:p>
      <text:p text:style-name="P4">
Published Time: 2023-06-01T16:55:38+03:00</text:p>
      <text:p text:style-name="P4">
Modified Time: 2023-06-01T16:55:38+03:00</text:p>
      <text:p text:style-name="P4">
Description: Україна може розраховувати на потужний пакет політичної та практичної допомоги на саміті НАТО в липні поточного року у Вільнюсі. — Укрінформ.</text:p>
      <text:p text:style-name="P4">
Images: ['<text:a xlink:type="simple" xlink:href="https://static.ukrinform.com/photos/2022_02/thumb_files/630_360_1645570165-812.jpg" text:style-name="Internet_20_link" text:visited-style-name="Visited_20_Internet_20_Link">
630_360_16455...</text:a>
']</text:p>
      <text:p text:style-name="P4">
Tags: ['НАТО', 'Саміт НАТО', 'Блінкен', 'Війна з Росією']</text:p>
      <text:p text:style-name="P4">
Type: Article</text:p>
      <!--METADATA-->
      <text:p text:style-name="P4">
<draw:frame draw:style-name="fr1" draw:name="Image145" text:anchor-type="as-char" svg:width="6.9236in" svg:height="3.956343in" draw:z-index="0">
<draw:image xlink:href="../Images/yкринформ/2023-06-01T16-55-38-03-00/630_360_1645570165-812.jpg" xlink:type="simple" xlink:show="embed" xlink:actuate="onLoad" draw:mime-type="image/jpeg"/>
</draw:frame>
 Українаможе розраховувати на потужний пакет політичної та практичної допомоги насаміті НАТО в липні поточного року у Вільнюсі.</text:p>
      <text:p text:style-name="P4">
Як передає Укрінформ, про це 1 червня в столиці Норвегії Осло під часнеформальної зустрічі міністрів закордонних справ країн-союзниць <text:a xlink:type="simple" xlink:href="http://www.youtube.com/watch" text:style-name="Internet_20_link" text:visited-style-name="Visited_20_Internet_20_Link">
 заявив</text:a>
 держсекретар США Ентоні Блінкен.</text:p>
      <text:p text:style-name="P4">
«Щодо України. З огляду на дискусії, які тривають сьогодні, перше, що хочусказати, - що у Вільнюсі, коли лідери зустрінуться на саміті (НАТО – ред.),наші друзі з України можуть очікувати на потужний пакет як політичної, так іпрактичної допомоги», - сказав він.</text:p>
      <text:p text:style-name="P4">
<text:span text:style-name="T4">
Читайте також:</text:span>
 <text:a xlink:type="simple" xlink:href="https://www.ukrinform.ua/rubric-polytics/3716998-zelenskij-ocikue-vid-samitu-u-vilnusi-zaprosenna-ukraini-do-nato.html" text:style-name="Internet_20_link" text:visited-style-name="Visited_20_Internet_20_Link">
 Зеленський очікує від саміту у Вільнюсі запрошенняУкраїни до <text:span text:style-name="T4">
НАТО</text:span>
 </text:a>
</text:p>
      <text:p text:style-name="P4">
За словами Блінкена, нині в Альянсі зосереджені на посиленні відносин зУкраїною, продовженні наближення України до стандартів НАТО та посиленніполітичних відносин між НАТО й Україною.</text:p>
      <text:p text:style-name="P4">
Держсекретар також зазначив, що союзники по <text:a xlink:type="simple" xlink:href="https://www.ukrinform.ua/tag-nato" text:style-name="Internet_20_link" text:visited-style-name="Visited_20_Internet_20_Link">
 НАТО</text:a>
 підтримують зобов'язання, які вони взялина себе під час Бухарестського саміту щодо майбутнього членства в НАТОУкраїни.</text:p>
      <text:p text:style-name="P4">
<text:span text:style-name="T4">
Читайте також:</text:span>
 <text:a xlink:type="simple" xlink:href="https://www.ukrinform.ua/rubric-polytics/3717078-stoltenberg-pro-garantii-bezpeki-dla-ukraini-ce-pitanna-se-obgovoruetsa.html" text:style-name="Internet_20_link" text:visited-style-name="Visited_20_Internet_20_Link">
 Столтенберг про гарантії безпеки для України: Це питанняще обговорюється </text:a>
</text:p>
      <text:p text:style-name="P4">
Як повідомлялося, 1 червня в столиці Норвегії Осло відбувається неформальназустріч міністрів закордонних справ країн-союзниць, головною метою якої єпідготовка до зустрічі лідерів держав та урядів країн НАТО в липні поточногороку у Вільнюсі.</text:p>
      <text:p text:style-name="P4">
Source: <text:a xlink:type="simple" xlink:href="https://www.ukrinform.ua/rubric-polytics/3717098-ukraina-moze-rozrahovuvati-na-samiti-nato-na-potuznij-paket-dopomogi-blinken.html" text:style-name="Internet_20_link" text:visited-style-name="Visited_20_Internet_20_Link">
https://www.ukrinform.ua/rubric-polytics/3717098-ukraina-moze-rozrahovuvati-na-samiti-nato-na-potuznij-paket-dopomogi-blinken.html</text:a>
</text:p>
      <!--NEWS-->
      <text:h text:style-name="P10" text:outline-level="1">
<text:span text:style-name="T4">
Тайвань виділить $5 мільйонів на проєкти відбудови України, започатковані Литвою</text:span>
</text:h>
      <text:p text:style-name="P4">
Authors: Ukrinform (Person)</text:p>
      <text:p text:style-name="P4">
Publisher: Укринформ (Organization)</text:p>
      <text:p text:style-name="P4">
Published Time: 2023-06-01T16:58:00+03:00</text:p>
      <text:p text:style-name="P4">
Modified Time: 2023-06-01T16:58:00+03:00</text:p>
      <text:p text:style-name="P4">
Description: Тайвань виділить 5 млн доларів на ініційований Литвою проєкт відновлення зруйнованої російськими військами школи в Бородянці та постраждалого від обстрілу дитсадка в Ірпені Київської області. — Укрінформ.</text:p>
      <text:p text:style-name="P4">
Images: ['<text:a xlink:type="simple" xlink:href="https://static.ukrinform.com/photos/2019_05/thumb_files/630_360_1558134259-930.jpg" text:style-name="Internet_20_link" text:visited-style-name="Visited_20_Internet_20_Link">
630_360_15581...</text:a>
']</text:p>
      <text:p text:style-name="P4">
Tags: ['Литва', 'Тайвань', 'Україна', 'Відбудова']</text:p>
      <text:p text:style-name="P4">
Type: Article</text:p>
      <!--METADATA-->
      <text:p text:style-name="P4">
<draw:frame draw:style-name="fr1" draw:name="Image146" text:anchor-type="as-char" svg:width="6.9236in" svg:height="3.956343in" draw:z-index="0">
<draw:image xlink:href="../Images/yкринформ/2023-06-01T16-58-00-03-00/630_360_1558134259-930.jpg" xlink:type="simple" xlink:show="embed" xlink:actuate="onLoad" draw:mime-type="image/jpeg"/>
</draw:frame>
 Тайваньвиділить 5 млн доларів на ініційований Литвою проєкт відновлення зруйнованоїросійськими військами школи в Бородянці та постраждалого від обстрілу дитсадкав Ірпені Київської області.</text:p>
      <text:p text:style-name="P4">
Про це повідомляє <text:a xlink:type="simple" xlink:href="https://www.lrt.lt/ru/novosti/17/2003205/na-initsiirovannye-litvoi-proekty-vosstanovleniia-ukrainy-taivan-vydelil-5-mln-dollarov" text:style-name="Internet_20_link" text:visited-style-name="Visited_20_Internet_20_Link">
 LRT </text:a>
 , передає Укрінформ.</text:p>
      <text:p text:style-name="P4">
Голова представництва Тайваню в Литві Ерік Хуанг заявив, що для <text:a xlink:type="simple" xlink:href="https://www.ukrinform.ua/tag-tajvan" text:style-name="Internet_20_link" text:visited-style-name="Visited_20_Internet_20_Link">
 Тайваню</text:a>
 «велика честь прийняти запрошення Литвиприєднатися до кількох проєктів, ініційованих Литвою для відновлення України».</text:p>
      <text:p text:style-name="P4">
Зазначається, що цільовий внесок буде спрямовано на покращення середовища шкілта дитячих садків, а також на озеленення та будівництво дитячих майданчиків.</text:p>
      <text:p text:style-name="P4">
Віцеміністр економіки та інновацій Литви Еріка Курочкіна висловила сподівання,що інвестиції Тайваню прискорять процес відновлення.</text:p>
      <text:p text:style-name="P4">
За фінансової підтримки Литви та Тайваню буде відновлено сучасну школуєвропейського зразка, розраховану на 700 дітей. Дитячий садок в Ірпенімодернізують за рахунок надбудови третього поверху, що дозволить збільшитикількість груп з 12 до 13. Садочок зможуть відвідувати до 450 дітей.</text:p>
      <text:p text:style-name="P4">
На відновлення шкіл і дитсадків уряд Литви вже виділив понад 9,8 млн євро.</text:p>
      <text:p text:style-name="P4">
<text:span text:style-name="T4">
Читайте також:</text:span>
 <text:a xlink:type="simple" xlink:href="https://www.ukrinform.ua/rubric-vidbudova/3714428-ukraina-ta-svitovij-bank-obgovorili-pidgotovku-novih-proektiv-vidbudovi.html" text:style-name="Internet_20_link" text:visited-style-name="Visited_20_Internet_20_Link">
 Україна та Світовий банк обговорили підготовку новихпроєктів <text:span text:style-name="T4">
відбудови</text:span>
 </text:a>
</text:p>
      <text:p text:style-name="P4">
Заступник міністра закордонних справ Тайваню Рой Чун Лі на конференції, щовідбулася в Сеймі, також зазначив, що Тайвань виділить понад 56 мільйонів єврона проєкти відновлення України та співпрацюватиме з самою Україною, Польщею,Словаччиною та іншими державами.</text:p>
      <text:p text:style-name="P4">
Як повідомляв <text:a xlink:type="simple" xlink:href="https://www.ukrinform.ua/rubric-vidbudova/3695323-litva-vidilit-cerez-svitovij-bank-10-miljoniv-na-vidnovlenna-ukraini.html" text:style-name="Internet_20_link" text:visited-style-name="Visited_20_Internet_20_Link">
 Укрінформ </text:a>
 , у середині квітня Литва зобов’язалася виділити 10мільйонів євро для відновлення України через спеціальний механізм, створенийСвітовим банком для фінансування процесу відбудови української держави тапідвищення стійкості та розвитку Молдови.</text:p>
      <text:p text:style-name="P4">
Source: <text:a xlink:type="simple" xlink:href="https://www.ukrinform.ua/rubric-vidbudova/3717099-tajvan-vidilit-5-miljoniv-na-proekti-vidbudovi-ukraini-zapocatkovani-litvou.html" text:style-name="Internet_20_link" text:visited-style-name="Visited_20_Internet_20_Link">
https://www.ukrinform.ua/rubric-vidbudova/3717099-tajvan-vidilit-5-miljoniv-na-proekti-vidbudovi-ukraini-zapocatkovani-litvou.html</text:a>
</text:p>
      <!--NEWS-->
      <text:h text:style-name="P10" text:outline-level="1">
<text:span text:style-name="T4">
На захоплених територіях росіяни змушують таксистів доносити на своїх пасажирів — Маляр</text:span>
</text:h>
      <text:p text:style-name="P4">
Authors: Ukrinform (Person)</text:p>
      <text:p text:style-name="P4">
Publisher: Укринформ (Organization)</text:p>
      <text:p text:style-name="P4">
Published Time: 2023-06-01T17:05:21+03:00</text:p>
      <text:p text:style-name="P4">
Modified Time: 2023-06-01T17:05:21+03:00</text:p>
      <text:p text:style-name="P4">
Description: На тимчасово захоплених територіях України російські загарбники розширюють агентурну мережу, змушуючи співпрацювати з ними, зокрема, місцевих перевізників. — Укрінформ.</text:p>
      <text:p text:style-name="P4">
Images: ['<text:a xlink:type="simple" xlink:href="https://static.ukrinform.com/photos/2023_02/thumb_files/630_360_1677152977-380.jpg" text:style-name="Internet_20_link" text:visited-style-name="Visited_20_Internet_20_Link">
630_360_16771...</text:a>
']</text:p>
      <text:p text:style-name="P4">
Tags: ['Окупація', 'Малярія', 'Війна з Росією']</text:p>
      <text:p text:style-name="P4">
Type: Article</text:p>
      <!--METADATA-->
      <text:p text:style-name="P4">
<draw:frame draw:style-name="fr1" draw:name="Image147" text:anchor-type="as-char" svg:width="6.9236in" svg:height="3.956343in" draw:z-index="0">
<draw:image xlink:href="../Images/yкринформ/2023-06-01T17-05-21-03-00/630_360_1677152977-380.jpg" xlink:type="simple" xlink:show="embed" xlink:actuate="onLoad" draw:mime-type="image/jpeg"/>
</draw:frame>
 Натимчасово захоплених територіях України російські загарбники розширюютьагентурну мережу, змушуючи співпрацювати з ними, зокрема, місцевихперевізників.</text:p>
      <text:p text:style-name="P4">
Як передає Укрінформ, про це заступниця міністра оборони Ганна Малярповідомила в <text:a xlink:type="simple" xlink:href="http://t.me/annamaliar/807" text:style-name="Internet_20_link" text:visited-style-name="Visited_20_Internet_20_Link">
 Телеграмі </text:a>
 .</text:p>
      <text:p text:style-name="P4">
За її даними, створені росіянами так звані правоохоронні органи примушуютьмісцевих підприємців, пов’язаних з наданням транспортних послуг, зокремапростих перевізників і таксистів, невідкладно звітувати про виявлення осіб ізпроукраїнськими настроями та про будь-які порушення загарбницького режиму.</text:p>
      <text:p text:style-name="P4">
У разі ухилення від виконання згаданих зобов’язань діяльність місцевихтранспортників негайно забороняють. Так, минулого тижня, за інформацією Маляр,низка місцевих підприємств й окремих перевізників отримала попередження проприпинення дії договорів на здійснення транспортних перевезень.</text:p>
      <text:p text:style-name="P4">
Водночас на ринок таких послуг загарбники все більше залучають винятковоросійські підприємства.</text:p>
      <text:p text:style-name="P4">
Встановлено, що особливу активність з розгортання агентурної мережі ворогздійснює в тимчасово захоплених населених пунктах Херсонської, Донецької таЛуганської областей.</text:p>
      <text:p text:style-name="P4">
<text:span text:style-name="T4">
Читайте також:</text:span>
 <text:a xlink:type="simple" xlink:href="https://www.ukrinform.ua/rubric-regions/3716041-u-melitopoli-ukrainci-ne-zmozut-zvernutisa-do-likara-bez-pasporta-rf-fedorov.html" text:style-name="Internet_20_link" text:visited-style-name="Visited_20_Internet_20_Link">
 У Мелітополі українці не зможуть звернутися до лікаря без<text:span text:style-name="T4">
паспорта</text:span>
 РФ - Федоров </text:a>
</text:p>
      <text:p text:style-name="P4">
Як повідомляв Укрінформ, на тимчасово захопленій Запорізькій АЕС працівники <text:a xlink:type="simple" xlink:href="https://www.ukrinform.ua/rubric-ato/3716243-rosiani-vibivaut-zi-spivrobitnikiv-zaes-zgodu-na-spivpracu-energoatom.html" text:style-name="Internet_20_link" text:visited-style-name="Visited_20_Internet_20_Link">
зазнають від загарбників посиленого тиску </text:a>
 . Атомників змушують під тортурами підписувати контракт зросіянами.</text:p>
      <text:p text:style-name="P4">
Source: <text:a xlink:type="simple" xlink:href="https://www.ukrinform.ua/rubric-regions/3717102-na-zahoplenih-teritoriah-rosiani-zmusuut-taksistiv-donositi-na-svoih-pasaziriv-malar.html" text:style-name="Internet_20_link" text:visited-style-name="Visited_20_Internet_20_Link">
https://www.ukrinform.ua/rubric-regions/3717102-na-zahoplenih-teritoriah-rosiani-zmusuut-taksistiv-donositi-na-svoih-pasaziriv-malar.html</text:a>
</text:p>
      <!--NEWS-->
      <text:h text:style-name="P10" text:outline-level="1">
<text:span text:style-name="T4">
Німеччина зробить внесок у гарантії безпеки для України – Шольц</text:span>
</text:h>
      <text:p text:style-name="P4">
Authors: Ukrinform (Person)</text:p>
      <text:p text:style-name="P4">
Publisher: Укринформ (Organization)</text:p>
      <text:p text:style-name="P4">
Published Time: 2023-06-01T17:13:53+03:00</text:p>
      <text:p text:style-name="P4">
Modified Time: 2023-06-01T17:13:53+03:00</text:p>
      <text:p text:style-name="P4">
Description: Німеччина, яка вже надає вагому підтримку Україні, зробить свій внесок і у забезпечення мирного порядку після війни. — Укрінформ.</text:p>
      <text:p text:style-name="P4">
Images: ['<text:a xlink:type="simple" xlink:href="https://static.ukrinform.com/photos/2023_02/thumb_files/630_360_1675929893-693.jpg" text:style-name="Internet_20_link" text:visited-style-name="Visited_20_Internet_20_Link">
630_360_16759...</text:a>
']</text:p>
      <text:p text:style-name="P4">
Tags: ['Німеччина', 'Україна', 'Безпека', 'Шольц']</text:p>
      <text:p text:style-name="P4">
Type: Article</text:p>
      <!--METADATA-->
      <text:p text:style-name="P4">
<draw:frame draw:style-name="fr1" draw:name="Image148" text:anchor-type="as-char" svg:width="6.9236in" svg:height="3.956343in" draw:z-index="0">
<draw:image xlink:href="../Images/yкринформ/2023-06-01T17-13-53-03-00/630_360_1675929893-693.jpg" xlink:type="simple" xlink:show="embed" xlink:actuate="onLoad" draw:mime-type="image/jpeg"/>
</draw:frame>
 Німеччина,яка вже надає вагому підтримку Україні, зробить свій внесок і у забезпеченнямирного порядку після війни.</text:p>
      <text:p text:style-name="P4">
Про це заявив журналістам федеральний канцлер Німеччини Олаф Шольц передпочатком саміту Європейської політичної спільноти у Кишиневі, передаєкореспондент Укрінформу.</text:p>
      <text:p text:style-name="P4">
"Зараз ми робимо свій внесок у підтримку України. Ми завжди говорили, що маютьбути гарантії мирного порядку після війни. <text:a xlink:type="simple" xlink:href="https://www.ukrinform.ua/tag-nimeccina" text:style-name="Internet_20_link" text:visited-style-name="Visited_20_Internet_20_Link">
 Німеччина</text:a>
 зробить свій внесок у це. Як це будевиглядати в конкретних термінах, ми маємо обговорити. Ми вже давно про цеговоримо", - сказав Шольц, відповідаючи на запитання про надання Українігарантій безпеки.</text:p>
      <text:p text:style-name="P4">
Він додав, що Європа об'єднана у підтримці України, і "Німеччина робить у цедуже вагомий внесок".</text:p>
      <text:p text:style-name="P4">
"Наша фінансова та гуманітарна допомога, а також військова підтримка дужеважливі. Після США це - найбільший внесок, зроблений однією країною", - заявивканцлер.</text:p>
      <text:p text:style-name="P4">
<text:span text:style-name="T4">
Читайте також:</text:span>
 <text:a xlink:type="simple" xlink:href="https://www.ukrinform.ua/rubric-ato/3716284-zelenskij-budakij-napad-rosijskih-teroristiv-mae-zaversuvatisa-dla-nih-provalom.html" text:style-name="Internet_20_link" text:visited-style-name="Visited_20_Internet_20_Link">
 Зеленський: Будь-який напад російських терористів маєзавершуватися для них провалом </text:a>
</text:p>
      <text:p text:style-name="P4">
Як повідомлялося, генеральний секретар НАТО Єнс Столтенберг <text:a xlink:type="simple" xlink:href="https://www.ukrinform.ua/rubric-polytics/3717078-stoltenberg-pro-garantii-bezpeki-dla-ukraini-ce-pitanna-se-obgovoruetsa.html" text:style-name="Internet_20_link" text:visited-style-name="Visited_20_Internet_20_Link">
 заявив</text:a>
 1 червня, що питаннягарантій безпеки для України обговорюються партнерами по НАТО перед самітоморганізації у Вільнюсі.</text:p>
      <text:p text:style-name="P4">
Source: <text:a xlink:type="simple" xlink:href="https://www.ukrinform.ua/rubric-polytics/3717104-nimeccina-zrobit-vnesok-u-garantii-bezpeki-dla-ukraini-solc.html" text:style-name="Internet_20_link" text:visited-style-name="Visited_20_Internet_20_Link">
https://www.ukrinform.ua/rubric-polytics/3717104-nimeccina-zrobit-vnesok-u-garantii-bezpeki-dla-ukraini-solc.html</text:a>
</text:p>
      <!--NEWS-->
      <text:h text:style-name="P10" text:outline-level="1">
<text:span text:style-name="T4">
Завтра відбудеться засідання Ради оборони Києва, де обговорять стан та використання укриттів</text:span>
</text:h>
      <text:p text:style-name="P4">
Authors: Ukrinform (Person)</text:p>
      <text:p text:style-name="P4">
Publisher: Укринформ (Organization)</text:p>
      <text:p text:style-name="P4">
Published Time: 2023-06-01T17:18:37+03:00</text:p>
      <text:p text:style-name="P4">
Modified Time: 2023-06-01T17:18:37+03:00</text:p>
      <text:p text:style-name="P4">
Description: КМВА ініціювала скликання у п’ятницю, 2 червня, Ради оборони міста, де обговорять стан та використання споруд цивільного захисту.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Оборона', 'Київ', 'Укриття', 'Війна з Росією']</text:p>
      <text:p text:style-name="P4">
Type: Article</text:p>
      <!--METADATA-->
      <text:p text:style-name="P4">
<draw:frame draw:style-name="fr1" draw:name="Image149" text:anchor-type="as-char" svg:width="6.9236in" svg:height="3.956343in" draw:z-index="0">
<draw:image xlink:href="../Images/yкринформ/2023-06-01T17-18-37-03-00/630_360_1543929001-282.jpg" xlink:type="simple" xlink:show="embed" xlink:actuate="onLoad" draw:mime-type="image/jpeg"/>
</draw:frame>
 КМВАініціювала скликання у п’ятницю, 2 червня, Ради оборони міста, де обговорятьстан та використання споруд цивільного захисту.</text:p>
      <text:p text:style-name="P4">
Про це у <text:a xlink:type="simple" xlink:href="http://t.me/VA_Kyiv/1973" text:style-name="Internet_20_link" text:visited-style-name="Visited_20_Internet_20_Link">
 Телеграмі </text:a>
 повідомила пресслужбаКиївської міської військової адміністрації, передає Укрінформ.</text:p>
      <text:p text:style-name="P4">
«Ініціюємо скликання у п’ятницю, 2 червня, Ради оборони міста. За участюкерівників фракцій Київради та представників громадськості. Головна темазібрання – обговорення стану та використання споруд цивільного захисту в містіКиєві», – зазначив начальник КМВА Сергій Попко.</text:p>
      <text:p text:style-name="P4">
<text:span text:style-name="T4">
Читайте також:</text:span>
 <text:a xlink:type="simple" xlink:href="https://www.ukrinform.ua/rubric-kyiv/3717089-kiani-mozut-dolucitisa-do-perevirki-dostupu-do-ukrittiv-klicko.html" text:style-name="Internet_20_link" text:visited-style-name="Visited_20_Internet_20_Link">
 Кияни можуть долучитися до перевірки доступу до<text:span text:style-name="T4">
укриттів</text:span>
 – Кличко </text:a>
</text:p>
      <text:p text:style-name="P4">
Як повідомлялося, під час останнього ракетного обстрілу балістичними ракетамив Києві загинули троє людей, серед них – 9-річна дівчинка. Смерть дитини ідвох жінок сталася внаслідок падіння уламків приблизно о 3:00 у Деснянськомурайоні <text:a xlink:type="simple" xlink:href="https://www.ukrinform.ua/tag-kiiv" text:style-name="Internet_20_link" text:visited-style-name="Visited_20_Internet_20_Link">
 Києва </text:a>
 . Усі вони перебувалиперед укриттям.</text:p>
      <text:p text:style-name="P4">
Source: <text:a xlink:type="simple" xlink:href="https://www.ukrinform.ua/rubric-kyiv/3717107-zavtra-vidbudetsa-zasidanna-radi-oboroni-kieva-de-obgovorat-stan-ta-vikoristanna-ukrittiv.html" text:style-name="Internet_20_link" text:visited-style-name="Visited_20_Internet_20_Link">
https://www.ukrinform.ua/rubric-kyiv/3717107-zavtra-vidbudetsa-zasidanna-radi-oboroni-kieva-de-obgovorat-stan-ta-vikoristanna-ukrittiv.html</text:a>
</text:p>
      <!--NEWS-->
      <text:h text:style-name="P10" text:outline-level="1">
<text:span text:style-name="T4">
В Одесі зросла кількість жертв стрілянини - один із поранених помер у «швидкій»</text:span>
</text:h>
      <text:p text:style-name="P4">
Authors: Ukrinform (Person)</text:p>
      <text:p text:style-name="P4">
Publisher: Укринформ (Organization)</text:p>
      <text:p text:style-name="P4">
Published Time: 2023-06-01T17:21:00+03:00</text:p>
      <text:p text:style-name="P4">
Modified Time: 2023-06-01T17:21:00+03:00</text:p>
      <text:p text:style-name="P4">
Description: Кількість загиблих унаслідок стрілянини в Одесі зросла до двох - один з поранених помер у "швидкій". — Укрінформ.</text:p>
      <text:p text:style-name="P4">
Images: ['<text:a xlink:type="simple" xlink:href="https://static.ukrinform.com/photos/2022_05/thumb_files/630_360_1653576338-700.jpg" text:style-name="Internet_20_link" text:visited-style-name="Visited_20_Internet_20_Link">
630_360_16535...</text:a>
']</text:p>
      <text:p text:style-name="P4">
Tags: ['Одеса', 'Стрілянина', 'Загибель', 'Швидка']</text:p>
      <text:p text:style-name="P4">
Type: Article</text:p>
      <!--METADATA-->
      <text:p text:style-name="P4">
<draw:frame draw:style-name="fr1" draw:name="Image150" text:anchor-type="as-char" svg:width="6.9236in" svg:height="3.956343in" draw:z-index="0">
<draw:image xlink:href="../Images/yкринформ/2023-06-01T17-21-00-03-00/630_360_1653576338-700.jpg" xlink:type="simple" xlink:show="embed" xlink:actuate="onLoad" draw:mime-type="image/jpeg"/>
</draw:frame>
 Кількістьзагиблих унаслідок стрілянини в Одесі зросла до двох - один з поранених померу "швидкій".</text:p>
      <text:p text:style-name="P4">
Про це повідомила Одеська міськрада у <text:a xlink:type="simple" xlink:href="https://t.me/odesacityofficial/17728" text:style-name="Internet_20_link" text:visited-style-name="Visited_20_Internet_20_Link">
 Телеграмі</text:a>
 , передає Укрінформ.</text:p>
      <text:p text:style-name="P4">
"Внаслідок перестрілки загинула жінка. В кареті швидкої допомоги помер30-річний водій автомобіля BMW", - йдеться у повідомленні.</text:p>
      <text:p text:style-name="P4">
Як зазначається, попередньо встановлено, що причиною <text:a xlink:type="simple" xlink:href="https://www.ukrinform.ua/tag-strilanina" text:style-name="Internet_20_link" text:visited-style-name="Visited_20_Internet_20_Link">
 стрілянини</text:a>
 став конфлікт між родичами, якіперебували у двох автомобілях.</text:p>
      <text:p text:style-name="P4">
<text:span text:style-name="T4">
Читайте також:</text:span>
 <text:a xlink:type="simple" xlink:href="https://www.ukrinform.ua/rubric-regions/3717082-v-odesi-stalasa-strilanina-zaginula-ludina.html" text:style-name="Internet_20_link" text:visited-style-name="Visited_20_Internet_20_Link">
 В <text:span text:style-name="T4">
Одес</text:span>
 і сталася стрілянина - загинула людина</text:a>
</text:p>
      <text:p text:style-name="P4">
"Триває огляд місця події. Повні обставини встановлюються", - додали уміськраді.</text:p>
      <text:p text:style-name="P4">
Як повідомлялося, в одному з районів Одеси сталася стрілянина. Булаінформація, що одна людина загинула і дві зазнали поранень.</text:p>
      <text:p text:style-name="P4">
Source: <text:a xlink:type="simple" xlink:href="https://www.ukrinform.ua/rubric-regions/3717110-v-odesi-zrosla-kilkist-zertv-strilanini-odin-iz-poranenih-pomer-u-svidkij.html" text:style-name="Internet_20_link" text:visited-style-name="Visited_20_Internet_20_Link">
https://www.ukrinform.ua/rubric-regions/3717110-v-odesi-zrosla-kilkist-zertv-strilanini-odin-iz-poranenih-pomer-u-svidkij.html</text:a>
</text:p>
      <!--NEWS-->
      <text:h text:style-name="P10" text:outline-level="1">
<text:span text:style-name="T4">
Румунія підтримує Україну на шляху в Євросоюз і НАТО - президенти підписали декларацію</text:span>
</text:h>
      <text:p text:style-name="P4">
Authors: Ukrinform (Person)</text:p>
      <text:p text:style-name="P4">
Publisher: Укринформ (Organization)</text:p>
      <text:p text:style-name="P4">
Published Time: 2023-06-01T17:26:00+03:00</text:p>
      <text:p text:style-name="P4">
Modified Time: 2023-06-01T17:26:00+03:00</text:p>
      <text:p text:style-name="P4">
Description: Президент Володимир Зеленський у Молдові обговорив з Президентом Румунії Клаусом Йоханнісом необхідність посилення санкційного тиску на Росію, притягнення агресора до відповідальності та підтримку України на шляху до ЄС і НАТО. — Укрінформ.</text:p>
      <text:p text:style-name="P4">
Images: ['<text:a xlink:type="simple" xlink:href="https://static.ukrinform.com/photos/2023_06/thumb_files/630_360_1685629960-271.jpeg" text:style-name="Internet_20_link" text:visited-style-name="Visited_20_Internet_20_Link">
630_360_16856...</text:a>
']</text:p>
      <text:p text:style-name="P4">
Tags: ['Євросоюз', 'Молдова', 'НАТО', 'Румунія', 'Зеленський']</text:p>
      <text:p text:style-name="P4">
Type: Article</text:p>
      <!--METADATA-->
      <text:p text:style-name="P4">
<draw:frame draw:style-name="fr1" draw:name="Image151" text:anchor-type="as-char" svg:width="6.9236in" svg:height="3.956343in" draw:z-index="0">
<draw:image xlink:href="../Images/yкринформ/2023-06-01T17-26-00-03-00/630_360_1685629960-271.jpeg" xlink:type="simple" xlink:show="embed" xlink:actuate="onLoad" draw:mime-type="image/jpeg"/>
</draw:frame>
 ПрезидентВолодимир Зеленський у Молдові обговорив з Президентом Румунії КлаусомЙоханнісом необхідність посилення санкційного тиску на Росію, притягненняагресора до відповідальності та підтримку України на шляху до ЄС і НАТО.</text:p>
      <text:p text:style-name="P4">
Лідери підписали також спільну декларацію, повідомляє Укрінформ із посиланнямна <text:a xlink:type="simple" xlink:href="https://www.president.gov.ua/news/prezident-ukrayini-zustrivsya-z-prezidentom-rumuniyi-83321" text:style-name="Internet_20_link" text:visited-style-name="Visited_20_Internet_20_Link">
 пресслужбу глави держави </text:a>
 .</text:p>
      <text:p text:style-name="P4">
Зеленський, зокрема, подякував румунському народові за солідарність з Україноюта окремо висловив подяку Йоханнісу за його особистий внесок у підтримку нашоїкраїни та посилення її обороноздатності.</text:p>
      <text:p text:style-name="P4">
Він відзначив важливість надання <text:a xlink:type="simple" xlink:href="https://www.ukrinform.ua/tag-rumunia" text:style-name="Internet_20_link" text:visited-style-name="Visited_20_Internet_20_Link">
 Румунією </text:a>
 тимчасового притулку українським громадянам, які були вимушенізалишити свої домівки внаслідок розв’язаної Росією агресивної війни.</text:p>
      <text:p text:style-name="P4">
<text:span text:style-name="T4">
Читайте також:</text:span>
 <text:a xlink:type="simple" xlink:href="https://www.ukrinform.ua/rubric-polytics/3717061-prezidenti-ukraini-ta-evrokomisii-zrobili-spilnu-zaavu-do-dna-zahistu-ditej.html" text:style-name="Internet_20_link" text:visited-style-name="Visited_20_Internet_20_Link">
 Президенти України та Єврокомісії зробили спільну заявудо Дня захисту дітей </text:a>
</text:p>
      <text:p text:style-name="P4">
Лідери обговорили подальші кроки в допомозі Україні з боку Румунії з метоюпротистояння російському вторгненню, зокрема посилення міжнародної санкційноїполітики та притягнення Росії до відповідальності за воєнні злочини, скоєні натериторії нашої країни.</text:p>
      <text:p text:style-name="P4">
Під час переговорів було наголошено на важливості нарощування підтримкиУкраїни на шляху до ЄС і НАТО. За даними ОП, свідченням такої чіткої позиції збоку Румунії стало підписання главами держав декларації про підтримкуєвроатлантичної інтеграції України.</text:p>
      <text:p text:style-name="P4">
«Підписання цього документа є важливим кроком напередодні липневого самітуНАТО у Вільнюсі», – наголосив Зеленський.</text:p>
      <text:p text:style-name="P4">
Окрему увагу було приділено питанню реалізації формули миру як основи длязабезпечення сталого справедливого миру на континенті й відновлення світовогопорядку.</text:p>
      <text:p text:style-name="P4">
<text:span text:style-name="T4">
Читайте також:</text:span>
 <text:a xlink:type="simple" xlink:href="https://www.ukrinform.ua/rubric-polytics/3716956-moldova-pidtrimue-formulu-miru-zelenskogo-ta-stvorenna-tribunalu-dla-rf-sandu.html" text:style-name="Internet_20_link" text:visited-style-name="Visited_20_Internet_20_Link">
 <text:span text:style-name="T4">
Молдов</text:span>
 а підтримує формулу миру Зеленського тастворення трибуналу для РФ — Санду </text:a>
</text:p>
      <text:p text:style-name="P4">
Під час зустрічі лідери обмінялися думками щодо актуальних питаньдвосторонньої взаємодії, зокрема у сферах торгівлі й логістики, а такожспівпраці на гуманітарному напрямі.</text:p>
      <text:p text:style-name="P4">
Повний <text:a xlink:type="simple" xlink:href="https://www.president.gov.ua/news/spilna-deklaraciya-prezidenta-ukrayini-volodimira-zelenskogo-83317" text:style-name="Internet_20_link" text:visited-style-name="Visited_20_Internet_20_Link">
 текст декларації </text:a>
 президентівопубліковано на сайті глави Української держави.</text:p>
      <text:p text:style-name="P4">
У документі зазначається, зокрема, що Україна і Румунія висловили готовністьпровести двосторонні консультації щодо міжнародних гарантій безпеки України наперіод до набуття членства в НАТО на основі Київського безпекового договорувід 13 вересня 2022 року.</text:p>
      <text:p text:style-name="P4">
Також Румунія підтримує Україну в тому, щоб "стати членом НАТО, щойнодозволять умови".</text:p>
      <text:p text:style-name="P4">
Як повідомлялося, Президент Володимир Зеленський у четвер перебуває з візитому Молдові, де взяв участь у відкритті саміту Європейської політичноїспільноти.</text:p>
      <text:p text:style-name="P4">
<text:span text:style-name="T5">
Фото: ОП</text:span>
</text:p>
      <text:p text:style-name="P4">
Source: <text:a xlink:type="simple" xlink:href="https://www.ukrinform.ua/rubric-polytics/3717118-rumunia-pidtrimue-ukrainu-na-slahu-v-evrosouz-i-nato-prezidenti-pidpisali-deklaraciu.html" text:style-name="Internet_20_link" text:visited-style-name="Visited_20_Internet_20_Link">
https://www.ukrinform.ua/rubric-polytics/3717118-rumunia-pidtrimue-ukrainu-na-slahu-v-evrosouz-i-nato-prezidenti-pidpisali-deklaraciu.html</text:a>
</text:p>
      <!--NEWS-->
      <text:h text:style-name="P10" text:outline-level="1">
<text:span text:style-name="T4">
Explosions reported in Kursk</text:span>
</text:h>
      <text:p text:style-name="P4">
Authors: liveuamap (Language: en)</text:p>
      <text:p text:style-name="P4">
Time: 2023-06-01T17:28:53</text:p>
      <text:p text:style-name="P4">
Location: Kurskaya oblast' (Latitude:51.75126 Longtitude:36.29677)</text:p>
      <text:p text:style-name="P4">
Videos: []</text:p>
      <text:p text:style-name="P4">
Images: []</text:p>
      <text:p text:style-name="P4">
Tags: ["Central and Eastern Europe", "Russia"]</text:p>
      <text:p text:style-name="P4">
ID: 22567069</text:p>
      <!--METADATA-->
      <text:p text:style-name="P4">
Explosions reported in Kursk</text:p>
      <text:p text:style-name="P4">
News Collection Link: <text:a xlink:type="simple" xlink:href="https://liveuamap.com/en/2023/1-june-explosions-reported-in-kursk" text:style-name="Internet_20_link" text:visited-style-name="Visited_20_Internet_20_Link">
https://liveuamap.com/en/2023/1-june-explosions-reported-in-kursk</text:a>
</text:p>
      <text:p text:style-name="P4">
Source: <text:a xlink:type="simple" xlink:href="https://t.me/lachentyt/29952" text:style-name="Internet_20_link" text:visited-style-name="Visited_20_Internet_20_Link">
https://t.me/lachentyt/29952</text:a>
</text:p>
      <!--NEWS-->
      <text:h text:style-name="P10" text:outline-level="1">
<text:span text:style-name="T4">
Розв’язана Росією війна порушує права мільйонів українських дітей - Шмигаль</text:span>
</text:h>
      <text:p text:style-name="P4">
Authors: Ukrinform (Person)</text:p>
      <text:p text:style-name="P4">
Publisher: Укринформ (Organization)</text:p>
      <text:p text:style-name="P4">
Published Time: 2023-06-01T17:31:28+03:00</text:p>
      <text:p text:style-name="P4">
Modified Time: 2023-06-01T17:31:28+03:00</text:p>
      <text:p text:style-name="P4">
Description: Від початку повномасштабної війни Росія скоїла понад 4200 кримінальних злочинів проти українських дітей.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Діти', 'Уряд', 'Шмигаль', 'Війна з Росією']</text:p>
      <text:p text:style-name="P4">
Type: Article</text:p>
      <!--METADATA-->
      <text:p text:style-name="P4">
<draw:frame draw:style-name="fr1" draw:name="Image152" text:anchor-type="as-char" svg:width="6.9236in" svg:height="3.956343in" draw:z-index="0">
<draw:image xlink:href="../Images/yкринформ/2023-06-01T17-31-28-03-00/630_360_1676995305-131.jpg" xlink:type="simple" xlink:show="embed" xlink:actuate="onLoad" draw:mime-type="image/jpeg"/>
</draw:frame>
 Відпочатку повномасштабної війни Росія скоїла понад 4200 кримінальних злочинівпроти українських дітей.</text:p>
      <text:p text:style-name="P4">
Про це сказав Прем’єр-міністр Денис Шмигаль на <text:a xlink:type="simple" xlink:href="https://t.me/Denys_Smyhal/5304" text:style-name="Internet_20_link" text:visited-style-name="Visited_20_Internet_20_Link">
 засіданні уряду</text:a>
 в четвер, повідомляє кореспондентУкрінформу.</text:p>
      <text:p text:style-name="P4">
_Джерело: телеграм-канал<text:a xlink:type="simple" xlink:href="https://t.me/Denys_Smyhal/5304" text:style-name="Internet_20_link" text:visited-style-name="Visited_20_Internet_20_Link">
 Премʼєр-міністра України Дениса Шмигаля</text:a>
 _</text:p>
      <text:p text:style-name="P4">
“Понад 4200 кримінальних злочинів вчинила Росія проти дітей після початкуповномасштабної війни в Україні. Чи не щотижня від російських обстрілівзазнають поранень або гинуть діти. На сьогодні відомо про майже 500 загиблихукраїнських дітей, близько тисячі – поранених, майже 400 вважаються зниклими,тисячі – депортовані до росії або на ТОТ”, - сказав Шмигаль.</text:p>
      <text:p text:style-name="P4">
Він зауважив, що точну кількість постраждалих наразі встановити неможливо.</text:p>
      <text:p text:style-name="P4">
<text:span text:style-name="T4">
Читайте також:</text:span>
 <text:a xlink:type="simple" xlink:href="https://www.ukrinform.ua/rubric-society/3717072-u-merezi-zapustili-informacijnu-kampaniu-na-zahist-ukrainskih-ditej.html" text:style-name="Internet_20_link" text:visited-style-name="Visited_20_Internet_20_Link">
 У Мережі запустили інформаційну кампанію на захистукраїнських <text:span text:style-name="T4">
дітей</text:span>
 </text:a>
</text:p>
      <text:p text:style-name="P4">
“Розв’язана Росією війна порушує права мільйонів українських дітей”, -наголосив Прем’єр-міністр.</text:p>
      <text:p text:style-name="P4">
Він нагадав, що у ніч проти 1 червня росіяни в Києві вбили 9-річну дівчинку таще двох дорослих. Глава уряду висловив співчуття рідним і близьким загиблих.</text:p>
      <text:p text:style-name="P4">
Члени уряду вшанували пам’ять усіх загиблих дітей внаслідок агресії росіїхвилиною мовчання.</text:p>
      <text:p text:style-name="P4">
<text:span text:style-name="T4">
Читайте також:</text:span>
 <text:a xlink:type="simple" xlink:href="https://www.ukrinform.ua/rubric-society/3717001-diti-e-najbilsimi-zertvami-vijni-zelenska.html" text:style-name="Internet_20_link" text:visited-style-name="Visited_20_Internet_20_Link">
 Діти є найбільшими жертвами війни – Зеленська</text:a>
</text:p>
      <text:p text:style-name="P4">
Як повідомлялося, внаслідок нічної російської ракетної атаки у Києві загинулитри людини, серед яких 9-річна дитина.</text:p>
      <text:p text:style-name="P4">
Source: <text:a xlink:type="simple" xlink:href="https://www.ukrinform.ua/rubric-society/3717115-rozvazana-rosieu-vijna-porusue-prava-miljoniv-ukrainskih-ditej-smigal.html" text:style-name="Internet_20_link" text:visited-style-name="Visited_20_Internet_20_Link">
https://www.ukrinform.ua/rubric-society/3717115-rozvazana-rosieu-vijna-porusue-prava-miljoniv-ukrainskih-ditej-smigal.html</text:a>
</text:p>
      <!--NEWS-->
      <text:h text:style-name="P10" text:outline-level="1">
<text:span text:style-name="T4">
Explosions reported in Kherson</text:span>
</text:h>
      <text:p text:style-name="P4">
Authors: liveuamap (Language: en)</text:p>
      <text:p text:style-name="P4">
Time: 2023-06-01T17:32:14</text:p>
      <text:p text:style-name="P4">
Location: Kherson (Latitude:46.6307 Longtitude:32.62991)</text:p>
      <text:p text:style-name="P4">
Videos: []</text:p>
      <text:p text:style-name="P4">
Images: []</text:p>
      <text:p text:style-name="P4">
Tags: ["Europe", "Central and Eastern Europe"]</text:p>
      <text:p text:style-name="P4">
ID: 22567070</text:p>
      <!--METADATA-->
      <text:p text:style-name="P4">
Explosions reported in Kherson</text:p>
      <text:p text:style-name="P4">
News Collection Link: <text:a xlink:type="simple" xlink:href="https://liveuamap.com/en/2023/1-june-explosions-reported-in-kherson" text:style-name="Internet_20_link" text:visited-style-name="Visited_20_Internet_20_Link">
https://liveuamap.com/en/2023/1-june-explosions-reported-in-kherson</text:a>
</text:p>
      <text:p text:style-name="P4">
Source: <text:a xlink:type="simple" xlink:href="https://t.me/suspilnekherson/26999" text:style-name="Internet_20_link" text:visited-style-name="Visited_20_Internet_20_Link">
https://t.me/suspilnekherson/26999</text:a>
</text:p>
      <!--NEWS-->
      <text:h text:style-name="P10" text:outline-level="1">
<text:span text:style-name="T4">
Банкіри та страховики заявляють про високу стійкість фінансового сектору – НБУ</text:span>
</text:h>
      <text:p text:style-name="P4">
Authors: Ukrinform (Person)</text:p>
      <text:p text:style-name="P4">
Publisher: Укринформ (Organization)</text:p>
      <text:p text:style-name="P4">
Published Time: 2023-06-01T17:32:41+03:00</text:p>
      <text:p text:style-name="P4">
Modified Time: 2023-06-01T17:32:41+03:00</text:p>
      <text:p text:style-name="P4">
Description: За даними НБУ, 57% керівників банків та нефінансових установ заявляють про поліпшення стану фінансового сектору в Україні за останні пів року; погіршення у наступні шість місяців очікують лише 3% опитаних. — Укрінформ.</text:p>
      <text:p text:style-name="P4">
Images: ['<text:a xlink:type="simple" xlink:href="https://static.ukrinform.com/photos/2020_04/thumb_files/630_360_1588017785-633.jpg" text:style-name="Internet_20_link" text:visited-style-name="Visited_20_Internet_20_Link">
630_360_15880...</text:a>
']</text:p>
      <text:p text:style-name="P4">
Tags: ['Економіка', 'Нацбанк', 'Опитування']</text:p>
      <text:p text:style-name="P4">
Type: Article</text:p>
      <!--METADATA-->
      <text:p text:style-name="P4">
<draw:frame draw:style-name="fr1" draw:name="Image153" text:anchor-type="as-char" svg:width="6.9236in" svg:height="3.956343in" draw:z-index="0">
<draw:image xlink:href="../Images/yкринформ/2023-06-01T17-32-41-03-00/630_360_1588017785-633.jpg" xlink:type="simple" xlink:show="embed" xlink:actuate="onLoad" draw:mime-type="image/jpeg"/>
</draw:frame>
 За данимиНБУ, 57% керівників банків та нефінансових установ заявляють про поліпшеннястану фінансового сектору в Україні за останні пів року; погіршення у наступнішість місяців очікують лише 3% опитаних.</text:p>
      <text:p text:style-name="P4">
Як передає Укрінформ, про це повідомила пресслужба Національного банку ізпосиланням на результати “Опитування про системні ризики фінансового сектору”за травень 2023 року.</text:p>
      <text:p text:style-name="P4">
"Більшість опитаних <text:a xlink:type="simple" xlink:href="https://www.ukrinform.ua/tag-nacbank" text:style-name="Internet_20_link" text:visited-style-name="Visited_20_Internet_20_Link">
 Національним банком </text:a>
 керівників банків та небанківських фінансових компаній повідомили прополіпшення стану фінансового сектору за останні шість місяців (57% замість 3%у листопаді 2022 року), а частка респондентів, що очікують погіршення внаступні пів року, скоротилася з 51% до 3%", - йдеться у повідомленні.</text:p>
      <text:p text:style-name="P4">
Друге опитування поспіль респонденти поліпшують власні оцінки стійкостіфінансового сектору до значних негативних подій. При цьому частка опитаних,які оцінили стійкість фінсектору як високу чи дуже високу, знову підвищилася.Загальний баланс відповідей досяг рекордного значення з початку опитування утравні 2018 року.</text:p>
      <text:p text:style-name="P4">
Водночас помітно змінилися на краще оцінки загального рівня ризику уфінансовому секторі; частка респондентів, які вважали його рівень високим чидуже високим, знизилася з 83% до 58%.</text:p>
      <text:p text:style-name="P4">
Учасники опитування продовжують поліпшувати власні оцінки поточного стануфінансового сектору: баланс відповідей (+11%) набув позитивного значеннявперше з початку повномасштабного вторгнення.</text:p>
      <text:p text:style-name="P4">
За результатами опитування, ключовим для фінансового сектору залишився ризиквійни з росією, проте перелік головних ризиків зазнав істотних змін.</text:p>
      <text:p text:style-name="P4">
Так, на друге місце повернувся фактор корупції, діяльності правоохороннихорганів та судової системи. Досі з початку повномасштабної війни цей ризикледве потрапляв до чільної десятки.</text:p>
      <text:p text:style-name="P4">
До п’ятірки ключових також потрапили ризики шахрайства та кіберзагроз, ризикирівня економічної активності й вартості активів та якості застави. Факторирівня інфляції, обмінного курсу змістилися з лідерів до кінця двадцяткинайбільших ризиків.</text:p>
      <text:p text:style-name="P4">
<text:span text:style-name="T4">
Читайте також:</text:span>
 <text:a xlink:type="simple" xlink:href="https://www.ukrinform.ua/rubric-economy/3715972-nacbank-prognozue-postupove-skorocenna-rivna-bezrobitta.html" text:style-name="Internet_20_link" text:visited-style-name="Visited_20_Internet_20_Link">
 <text:span text:style-name="T4">
Нацбанк</text:span>
 прогнозує поступове скорочення рівнябезробіття </text:a>
</text:p>
      <text:p text:style-name="P4">
Опитування про системні ризики фінансового сектору проводиться Національнимбанком України двічі на рік. Його результати відбивають оцінку топменеджерамифінустанов стану фінансового сектору за минулі шість місяців та очікування нанаступні пів року.</text:p>
      <text:p text:style-name="P4">
Опитування проводилось з 11 до 24 травня 2023 року за участю керівників 22банків, десяти страховиків та трьох інвестиційних компаній. До вибірки непотрапили фінансові установи, до яких застосовано спеціальні економічні таінші обмежувальні заходи (санкції).</text:p>
      <text:p text:style-name="P4">
Як повідомлялось, за травневими даними НБУ, підприємці два місяці поспільпозитивно оцінюють результати своєї поточної діяльності, попри повномасштабнувійну.</text:p>
      <text:p text:style-name="P4">
Source: <text:a xlink:type="simple" xlink:href="https://www.ukrinform.ua/rubric-economy/3717117-bankiri-ta-strahoviki-zaavlaut-pro-visoku-stijkist-finansovogo-sektoru-nbu.html" text:style-name="Internet_20_link" text:visited-style-name="Visited_20_Internet_20_Link">
https://www.ukrinform.ua/rubric-economy/3717117-bankiri-ta-strahoviki-zaavlaut-pro-visoku-stijkist-finansovogo-sektoru-nbu.html</text:a>
</text:p>
      <!--NEWS-->
      <text:h text:style-name="P10" text:outline-level="1">
<text:span text:style-name="T4">
Уряд ініціює перевірку роботи всіх укриттів у країні і, зокрема, в Києві – Шмигаль</text:span>
</text:h>
      <text:p text:style-name="P4">
Authors: Ukrinform (Person)</text:p>
      <text:p text:style-name="P4">
Publisher: Укринформ (Organization)</text:p>
      <text:p text:style-name="P4">
Published Time: 2023-06-01T17:37:44+03:00</text:p>
      <text:p text:style-name="P4">
Modified Time: 2023-06-01T17:37:44+03:00</text:p>
      <text:p text:style-name="P4">
Description: Кабінет Міністрів України ухвалить протокольне рішення про перевірку роботи всіх укриттів у країні і, зокрема, в місті Києві. — Укрінформ.</text:p>
      <text:p text:style-name="P4">
Images: ['<text:a xlink:type="simple" xlink:href="https://static.ukrinform.com/photos/2023_04/thumb_files/630_360_1682514702-644.jpg" text:style-name="Internet_20_link" text:visited-style-name="Visited_20_Internet_20_Link">
630_360_16825...</text:a>
']</text:p>
      <text:p text:style-name="P4">
Tags: ['Кабмін', 'Шмигаль', 'Укриття']</text:p>
      <text:p text:style-name="P4">
Type: Article</text:p>
      <!--METADATA-->
      <text:p text:style-name="P4">
<draw:frame draw:style-name="fr1" draw:name="Image154" text:anchor-type="as-char" svg:width="6.9236in" svg:height="3.956343in" draw:z-index="0">
<draw:image xlink:href="../Images/yкринформ/2023-06-01T17-37-44-03-00/630_360_1682514702-644.jpg" xlink:type="simple" xlink:show="embed" xlink:actuate="onLoad" draw:mime-type="image/jpeg"/>
</draw:frame>
 КабінетМіністрів України ухвалить протокольне рішення про перевірку роботи всіхукриттів у країні і, зокрема, в місті Києві.</text:p>
      <text:p text:style-name="P4">
Про це сказав Прем’єр-міністр України Денис Шмигаль <text:a xlink:type="simple" xlink:href="http://t.me/Denys_Smyhal/5304" text:style-name="Internet_20_link" text:visited-style-name="Visited_20_Internet_20_Link">
 на засіданні уряду</text:a>
 в четвер, повідомляє кореспондент Укрінформу.</text:p>
      <text:p text:style-name="P4">
“Сьогодні вночі Росія випустила по Києву 10 балістичних та крилатих ракет. Підчас цієї атаки мала місце неприпустима ситуація, коли люди не змогли потрапитидо укриття. Тому перш за все на сьогоднішньому засіданні уряду ухвалюємопротокольне рішення про перевірку роботи всіх укриттів у країні і, зокрема, вмісті Києві”, - сказав <text:a xlink:type="simple" xlink:href="https://www.ukrinform.ua/tag-smigal" text:style-name="Internet_20_link" text:visited-style-name="Visited_20_Internet_20_Link">
 Шмигаль </text:a>
 .</text:p>
      <text:p text:style-name="P4">
Він наголосив, що в будь-який час доби під час повітряної тривоги вони маютьбути доступними для всіх людей.</text:p>
      <text:p text:style-name="P4">
“Напрацюємо зміни до законодавства для посилення кримінальної відповідальностітих, хто своєю недбалістю наражає дітей та дорослих на смертельну небезпеку.Покарання буде суворим, щоб такі кричущі випадки більше не повторювалися”, -зазначив Прем’єр-міністр.</text:p>
      <text:p text:style-name="P4">
<text:span text:style-name="T4">
Читайте також:</text:span>
 <text:a xlink:type="simple" xlink:href="https://www.ukrinform.ua/rubric-kyiv/3717107-zavtra-vidbudetsa-zasidanna-radi-oboroni-kieva-de-obgovorat-stan-ta-vikoristanna-ukrittiv.html" text:style-name="Internet_20_link" text:visited-style-name="Visited_20_Internet_20_Link">
 Завтра відбудеться засідання Ради оборони Києва, деобговорять стан та використання укриттів </text:a>
</text:p>
      <text:p text:style-name="P4">
Як повідомляв Укрінформ, у ніч на 1 червня російська армія випустила внапрямку Києва <text:a xlink:type="simple" xlink:href="https://www.ukrinform.ua/rubric-ato/3716780-ppo-zbila-vsi-desat-iskanderiv-vipusenih-rosianami-ciei-noci.html" text:style-name="Internet_20_link" text:visited-style-name="Visited_20_Internet_20_Link">
 десять ракет "Іскандер" </text:a>
- всі були знищені силами протиповітряної оборони. Унаслідок нічної атакизагинули троє людей, серед них дитина.</text:p>
      <text:p text:style-name="P4">
<text:span text:style-name="T5">
Фото: Денис Шмигаль/Телеграм</text:span>
</text:p>
      <text:p text:style-name="P4">
Source: <text:a xlink:type="simple" xlink:href="https://www.ukrinform.ua/rubric-society/3717120-urad-iniciue-perevirku-roboti-vsih-ukrittiv-u-kraini-i-zokrema-v-kievi-smigal.html" text:style-name="Internet_20_link" text:visited-style-name="Visited_20_Internet_20_Link">
https://www.ukrinform.ua/rubric-society/3717120-urad-iniciue-perevirku-roboti-vsih-ukrittiv-u-kraini-i-zokrema-v-kievi-smigal.html</text:a>
</text:p>
      <!--NEWS-->
      <text:h text:style-name="P10" text:outline-level="1">
<text:span text:style-name="T4">
Північна Македонія назвала склад на матчі відбору футбольного Євро-2024 проти України та Англії</text:span>
</text:h>
      <text:p text:style-name="P4">
Authors: Ukrinform (Person)</text:p>
      <text:p text:style-name="P4">
Publisher: Укринформ (Organization)</text:p>
      <text:p text:style-name="P4">
Published Time: 2023-06-01T17:38:04+03:00</text:p>
      <text:p text:style-name="P4">
Modified Time: 2023-06-01T17:38:04+03:00</text:p>
      <text:p text:style-name="P4">
Description: Північна Македонія оголосила склад на червневі матчі кваліфікації чемпіонату Європи з футболу проти збірних України та Англії. — Укрінформ.</text:p>
      <text:p text:style-name="P4">
Images: ['<text:a xlink:type="simple" xlink:href="https://static.ukrinform.com/photos/2023_06/thumb_files/630_360_1685630221-503.jpg" text:style-name="Internet_20_link" text:visited-style-name="Visited_20_Internet_20_Link">
630_360_16856...</text:a>
']</text:p>
      <text:p text:style-name="P4">
Tags: ['Футбол', 'Збірна України', 'Північна Македонія', 'Євро-2024']</text:p>
      <text:p text:style-name="P4">
Type: Article</text:p>
      <!--METADATA-->
      <text:p text:style-name="P4">
<draw:frame draw:style-name="fr1" draw:name="Image155" text:anchor-type="as-char" svg:width="6.9236in" svg:height="3.956343in" draw:z-index="0">
<draw:image xlink:href="../Images/yкринформ/2023-06-01T17-38-04-03-00/630_360_1685630221-503.jpg" xlink:type="simple" xlink:show="embed" xlink:actuate="onLoad" draw:mime-type="image/jpeg"/>
</draw:frame>
 ПівнічнаМакедонія оголосила склад на червневі матчі кваліфікації чемпіонату Європи зфутболу проти збірних України та Англії.</text:p>
      <text:p text:style-name="P4">
Головний тренер команди Благоя Мілевський викликав 29 виконавців, передаєУкрінформ.</text:p>
      <text:p text:style-name="P4">
<text:span text:style-name="T5">
Склад збірної Північної Македонії:</text:span>
</text:p>
      <text:p text:style-name="P4">
воротарі - Столе Димітрієвський («Райо Вальєкано», Іспанія), Дені Ілієв (ХІК,Фінляндія), Даміан Шишковський («Докса», Кіпр), Ігор Алексовський(«Работнічкі»);</text:p>
      <text:p text:style-name="P4">
захисники - Вісар Мусліу («Інгольштадт», Німеччина), Джеко Зайков(«Університатя», Румунія), Дарко Велковський («Аль-Еттіфак», СаудівськаАравія), Стефан Рістовський («Динамо», Загреб, Хорватія), Езджан Аліоскі(«Фенербахче», Туреччина), Нікола Серафімов («Фехервар», Угорщина), ЙованМанєв («Адана Демірспор», Туреччина), Егзон Бейтулай («Шкендія»), ВладіцаБрдаревський («Шкупі»), Боян Дімоскі («Академія», Пандєва);</text:p>
      <text:p text:style-name="P4">
півзахисники - Еніс Барді («Трабзонспор», Туреччина), Еліф Ельмас («Наполі»,Італія), Аріан Адемі («Бейцзін», Гоань, Китай), Яні Атанасов («Краковія»,Польща), Агон Елезі («Вараждин», Хорватія), Давід Бабунський («Мезйокйовешд»,Угорщина), Давор Здравковський (АЕЛ Лімассол, Кіпр), Сефер Еміні(«Сеннерйюске», Данія);</text:p>
      <text:p text:style-name="P4">
нападники - Александар Трайковський («Аль-Фейха», Саудівська Аравія), МіланРістовський («Спартак», Трнава, Чехія), Доріан Бабунський («Дебрецен»,Угорщина), Вальйон Етемі («Істанбулспор», Туреччина), Ілля Несторовський(«Удінезе», Італія), Любче Дорієв («Шкендія»), Стефан Ашковський («Ламія»,Греція).</text:p>
      <text:p text:style-name="P4">
<text:span text:style-name="T4">
Читайте також:</text:span>
 <text:a xlink:type="simple" xlink:href="https://www.ukrinform.ua/rubric-sports/3717007-startue-prodaz-kvitkiv-na-matc-vidboru-evro-pivnicna-makedonia-ukraina.html" text:style-name="Internet_20_link" text:visited-style-name="Visited_20_Internet_20_Link">
 Стартує продаж квитків на матч відбору Євро Північна<text:span text:style-name="T4">
Македонія</text:span>
 - Україна </text:a>
</text:p>
      <text:p text:style-name="P4">
Нагадаємо, що поєдинок між збірними Північної Македонії та України відбудеться16 червня на Національній арені «Тоше Проескі». Початок зустрічі - о 21.45 закиївським часом. Через дні дня команда Мілевського зіграє з Англією.</text:p>
      <text:p text:style-name="P4">
Фото: ffm.mk.</text:p>
      <text:p text:style-name="P4">
Source: <text:a xlink:type="simple" xlink:href="https://www.ukrinform.ua/rubric-sports/3717121-pivnicna-makedonia-nazvala-sklad-na-matci-vidboru-futbolnogo-evro2024-proti-ukraini-ta-anglii.html" text:style-name="Internet_20_link" text:visited-style-name="Visited_20_Internet_20_Link">
https://www.ukrinform.ua/rubric-sports/3717121-pivnicna-makedonia-nazvala-sklad-na-matci-vidboru-futbolnogo-evro2024-proti-ukraini-ta-anglii.html</text:a>
</text:p>
      <!--NEWS-->
      <text:h text:style-name="P10" text:outline-level="1">
<text:span text:style-name="T4">
Німеччина передала Україні черговий пакет військової допомоги</text:span>
</text:h>
      <text:p text:style-name="P4">
Authors: Ukrinform (Person)</text:p>
      <text:p text:style-name="P4">
Publisher: Укринформ (Organization)</text:p>
      <text:p text:style-name="P4">
Published Time: 2023-06-01T17:43:00+03:00</text:p>
      <text:p text:style-name="P4">
Modified Time: 2023-06-01T17:43:00+03:00</text:p>
      <text:p text:style-name="P4">
Description: Уряд Німеччини повідомив про чергову партію воєнної техніки, переданої Україні. — Укрінформ.</text:p>
      <text:p text:style-name="P4">
Images: ['<text:a xlink:type="simple" xlink:href="https://static.ukrinform.com/photos/2022_12/thumb_files/630_360_1670417330-791.jpg" text:style-name="Internet_20_link" text:visited-style-name="Visited_20_Internet_20_Link">
630_360_16704...</text:a>
']</text:p>
      <text:p text:style-name="P4">
Tags: ['Німеччина', 'Оборона', 'Україна', 'Війна з Росією']</text:p>
      <text:p text:style-name="P4">
Type: Article</text:p>
      <!--METADATA-->
      <text:p text:style-name="P4">
<draw:frame draw:style-name="fr1" draw:name="Image156" text:anchor-type="as-char" svg:width="6.9236in" svg:height="3.956343in" draw:z-index="0">
<draw:image xlink:href="../Images/yкринформ/2023-06-01T17-43-00-03-00/630_360_1670417330-791.jpg" xlink:type="simple" xlink:show="embed" xlink:actuate="onLoad" draw:mime-type="image/jpeg"/>
</draw:frame>
 УрядНімеччини повідомив про чергову партію воєнної техніки, переданої Україні.</text:p>
      <text:p text:style-name="P4">
Список оновлено на сайті Федерального уряду, передає Укрінформ.</text:p>
      <text:p text:style-name="P4">
Вже доставлені: боєприпаси для танків Leopard 1 та дві вантажівки 8x8 HX81.</text:p>
      <text:p text:style-name="P4">
Також влада <text:a xlink:type="simple" xlink:href="https://www.ukrinform.ua/tag-nimeccina" text:style-name="Internet_20_link" text:visited-style-name="Visited_20_Internet_20_Link">
 Німеччини </text:a>
 передалаУкраїні сім гусеничних й дистанційно керованих машин піхоти THEMIS.</text:p>
      <text:p text:style-name="P4">
Зазначається, що згодом уряд ФРН планує передати Україні 64 гусеничнихвсюдиходи Bandvagn 206 та 66 бронетранспортерів.</text:p>
      <text:p text:style-name="P4">
<text:span text:style-name="T4">
Читайте також:</text:span>
 <text:a xlink:type="simple" xlink:href="https://www.ukrinform.ua/rubric-ato/3717042-pentagon-zakupit-dla-ukraini-ustanovki-gepard-na-majze-120-miljoniv.html" text:style-name="Internet_20_link" text:visited-style-name="Visited_20_Internet_20_Link">
 <text:span text:style-name="T4">
Пентагон</text:span>
 закупить для України установки Gepard намайже $120 мільйонів </text:a>
</text:p>
      <text:p text:style-name="P4">
Як повідомляв Укрінформ, уряд Німеччини у вівторок, 23 травня, повідомив прочергову партію воєнної техніки, переданої Україні.</text:p>
      <text:p text:style-name="P4">
Source: <text:a xlink:type="simple" xlink:href="https://www.ukrinform.ua/rubric-ato/3717124-nimeccina-peredala-ukraini-cergovij-paket-vijskovoi-dopomogi.html" text:style-name="Internet_20_link" text:visited-style-name="Visited_20_Internet_20_Link">
https://www.ukrinform.ua/rubric-ato/3717124-nimeccina-peredala-ukraini-cergovij-paket-vijskovoi-dopomogi.html</text:a>
</text:p>
      <!--NEWS-->
      <text:h text:style-name="P10" text:outline-level="1">
<text:span text:style-name="T4">
У Херсоні та області внаслідок російського обстрілу поранені 15 людей</text:span>
</text:h>
      <text:p text:style-name="P4">
Authors: Ukrinform (Person)</text:p>
      <text:p text:style-name="P4">
Publisher: Укринформ (Organization)</text:p>
      <text:p text:style-name="P4">
Published Time: 2023-06-01T17:45:43+03:00</text:p>
      <text:p text:style-name="P4">
Modified Time: 2023-06-01T17:45:43+03:00</text:p>
      <text:p text:style-name="P4">
Description: У Херсоні та області внаслідок ворожого обстрілу 1 червня поранення отримали 15 людей – розпочато досудове розслідування. — Укрінформ.</text:p>
      <text:p text:style-name="P4">
Images: ['<text:a xlink:type="simple" xlink:href="https://static.ukrinform.com/photos/2023_06/thumb_files/630_360_1685630513-579.png" text:style-name="Internet_20_link" text:visited-style-name="Visited_20_Internet_20_Link">
630_360_16856...</text:a>
']</text:p>
      <text:p text:style-name="P4">
Tags: ['Херсонщина', 'Обстріл', 'Поранені', 'Війна з Росією']</text:p>
      <text:p text:style-name="P4">
Type: Article</text:p>
      <!--METADATA-->
      <text:p text:style-name="P4">
<draw:frame draw:style-name="fr1" draw:name="Image157" text:anchor-type="as-char" svg:width="6.9236in" svg:height="3.956343in" draw:z-index="0">
<draw:image xlink:href="../Images/yкринформ/2023-06-01T17-45-43-03-00/630_360_1685630513-579.png" xlink:type="simple" xlink:show="embed" xlink:actuate="onLoad" draw:mime-type="image/png"/>
</draw:frame>
 У Херсоніта області внаслідок ворожого обстрілу 1 червня поранення отримали 15 людей –розпочато досудове розслідування.</text:p>
      <text:p text:style-name="P4">
Як повідомляв Укрінформ, про це повідомляє <text:a xlink:type="simple" xlink:href="http://www.gp.gov.ua/ua/posts/cergovii-vorozii-obstril-xersonshhini-rozpocato-rozsliduvannya" text:style-name="Internet_20_link" text:visited-style-name="Visited_20_Internet_20_Link">
 Офіс генерального прокурора.</text:a>
</text:p>
      <text:p text:style-name="P4">
</text:p>
      <text:p text:style-name="P4">
</text:p>
      <text:p text:style-name="P4">
За процесуального керівництва Херсонської та Бериславської окружних прокуратуррозпочато досудове розслідування у кримінальних провадженнях за фактомпорушення законів та звичаїв війни (ч. 1 ст. 438 Кримінального кодексуУкраїни).</text:p>
      <text:p text:style-name="P4">
За даними слідства, 1 червня російські військові вчергове атакували Херсон танаселені пункти області.</text:p>
      <text:p text:style-name="P4">
Внаслідок обстрілів у Херсонському та Бериславському районах постраждалоблизько 15 осіб. Дані уточнюються.</text:p>
      <text:p text:style-name="P4">
Пошкоджені житлові будинки, господарські споруди, магазин.</text:p>
      <text:p text:style-name="P4">
<text:span text:style-name="T4">
Читайте також:</text:span>
 <text:a xlink:type="simple" xlink:href="https://www.ukrinform.ua/rubric-ato/3716284-zelenskij-budakij-napad-rosijskih-teroristiv-mae-zaversuvatisa-dla-nih-provalom.html" text:style-name="Internet_20_link" text:visited-style-name="Visited_20_Internet_20_Link">
 Зеленський: Будь-який напад російських терористів маєзавершуватися для них провалом </text:a>
</text:p>
      <text:p text:style-name="P4">
Як повідомляв <text:a xlink:type="simple" xlink:href="https://www.ukrinform.ua/rubric-ato/3717081-vorog-znovu-zastosovue-kerovani-aviabombi-na-hersonsini-gumenuk.html" text:style-name="Internet_20_link" text:visited-style-name="Visited_20_Internet_20_Link">
 Укрінформ </text:a>
 , в ефірітелемарафону "Єдині новини" керівник об’єднаного пресцентру оперативногокомандування "Південь" Наталія Гуменюк поінформувала, що на півдні російськівійська повернулися до тактики застосування керованих авіабомб. Зокрема наХерсонщині від обстрілів найбільше потерпають Бериславський та Херсонськийрайони.</text:p>
      <text:p text:style-name="P4">
Source: <text:a xlink:type="simple" xlink:href="https://www.ukrinform.ua/rubric-ato/3717125-u-hersoni-ta-oblasti-vnaslidok-rosijskogo-obstrilu-poraneni-15-ludej.html" text:style-name="Internet_20_link" text:visited-style-name="Visited_20_Internet_20_Link">
https://www.ukrinform.ua/rubric-ato/3717125-u-hersoni-ta-oblasti-vnaslidok-rosijskogo-obstrilu-poraneni-15-ludej.html</text:a>
</text:p>
      <!--NEWS-->
      <text:h text:style-name="P10" text:outline-level="1">
<text:span text:style-name="T4">
More explosions reported in Kursk</text:span>
</text:h>
      <text:p text:style-name="P4">
Authors: liveuamap (Language: en)</text:p>
      <text:p text:style-name="P4">
Time: 2023-06-01T17:48:00</text:p>
      <text:p text:style-name="P4">
Location: Kursk,Kurskaya oblast' (Latitude:51.74789 Longtitude:36.22913)</text:p>
      <text:p text:style-name="P4">
Videos: []</text:p>
      <text:p text:style-name="P4">
Images: []</text:p>
      <text:p text:style-name="P4">
Tags: ["Russia"]</text:p>
      <text:p text:style-name="P4">
ID: 22567072</text:p>
      <!--METADATA-->
      <text:p text:style-name="P4">
More explosions reported in Kursk</text:p>
      <text:p text:style-name="P4">
News Collection Link: <text:a xlink:type="simple" xlink:href="https://liveuamap.com/en/2023/1-june-more-explosions-reported-in-kursk-" text:style-name="Internet_20_link" text:visited-style-name="Visited_20_Internet_20_Link">
https://liveuamap.com/en/2023/1-june-more-explosions-reported-in-kursk-</text:a>
</text:p>
      <text:p text:style-name="P4">
Source: <text:a xlink:type="simple" xlink:href="https://t.me/itsdonetsk/78203" text:style-name="Internet_20_link" text:visited-style-name="Visited_20_Internet_20_Link">
https://t.me/itsdonetsk/78203</text:a>
</text:p>
      <!--NEWS-->
      <text:h text:style-name="P10" text:outline-level="1">
<text:span text:style-name="T4">
Діаспора організовує курси з вивчення української мови поліцейськими Лісабона</text:span>
</text:h>
      <text:p text:style-name="P4">
Authors: Ukrinform (Person)</text:p>
      <text:p text:style-name="P4">
Publisher: Укринформ (Organization)</text:p>
      <text:p text:style-name="P4">
Published Time: 2023-06-01T17:54:00+03:00</text:p>
      <text:p text:style-name="P4">
Modified Time: 2023-06-01T17:54:00+03:00</text:p>
      <text:p text:style-name="P4">
Description: Перший секретар посольства України в Португалії Денис Бугера та віцепрезидент Спілки українців у Португалії Наталія Варга під час візиту до туристичного відділку поліції центрального району Лісабона обговорили можливість вивчення української мови поліцейськими цього відділку. — Укрінформ.</text:p>
      <text:p text:style-name="P4">
Images: ['<text:a xlink:type="simple" xlink:href="https://static.ukrinform.com/photos/2023_06/thumb_files/630_360_1685631444-971.jpg" text:style-name="Internet_20_link" text:visited-style-name="Visited_20_Internet_20_Link">
630_360_16856...</text:a>
']</text:p>
      <text:p text:style-name="P4">
Tags: ['Діаспора', 'Поліція', 'Португалія', 'Українська мова']</text:p>
      <text:p text:style-name="P4">
Type: Article</text:p>
      <!--METADATA-->
      <text:p text:style-name="P4">
<draw:frame draw:style-name="fr1" draw:name="Image161" text:anchor-type="as-char" svg:width="6.9236in" svg:height="3.956343in" draw:z-index="0">
<draw:image xlink:href="../Images/yкринформ/2023-06-01T17-54-00-03-00/630_360_1685631444-971.jpg" xlink:type="simple" xlink:show="embed" xlink:actuate="onLoad" draw:mime-type="image/jpeg"/>
</draw:frame>
 Першийсекретар посольства України в Португалії Денис Бугера та віцепрезидент Спілкиукраїнців у Португалії Наталія Варга під час візиту до туристичного відділкуполіції центрального району Лісабона обговорили можливість вивченняукраїнської мови поліцейськими цього відділку.</text:p>
      <text:p text:style-name="P4">
Як передає Укрінформ, про це у <text:a xlink:type="simple" xlink:href="https://www.facebook.com/story.php" text:style-name="Internet_20_link" text:visited-style-name="Visited_20_Internet_20_Link">
 Фейсбуці</text:a>
повідомив голова Спілки українців у Португалії Павло Садоха.</text:p>
      <text:p text:style-name="P4">
За його словами, курси з вивчення української будуть організовані Спілкою.</text:p>
      <text:p text:style-name="P4">
«Тепер, на жаль, через великі страждання, але наша тисячолітня мова набираєсуб’єктності у країнах ЄС. Це важливий крок до євроінтеграції і запровадженняукраїнської мови, як офіційної мови країн ЄС», – написав пан Садоха.</text:p>
      <text:p text:style-name="P4">
Голова Спілки українців у Португалії зауважив, що завдяки тісній співпраціСпілки українців у Португалії з Львівським національним університетом іменіІвана Франка в рамках освітньої інноваційної діяльності Управління освіти інауки Львівської обласної держадміністрації «Впровадження структурно-функціональної моделі забезпечення комплексної підтримки україномовної освітиза кордоном» (науковий керівник доктор психологічних наук, професор факультетупедагогічної освіти ЛНУ ім.Івана Франка) у 2021 році були організовані курсиукраїнської мови, як іноземної з відповідною державною сертифікацією вУкраїні.</text:p>
      <text:p text:style-name="P4">
«Отже, ми маємо підготовлених, кваліфікованих вчителів у Португалії, які вженайближчим часом розпочнуть викладати українську мову для португальськихполіцейських», – додав він.</text:p>
      <text:p text:style-name="P4">
На уточнююче запитання кореспондента Укрінформу пан Садоха повідомив, щоСпілка вже повністю готова проводити уроки для поліцейських. Своєю чергоюполіцейські зараз визначаться з годинами, у які зможуть відвідувати мовнікурси.</text:p>
      <text:p text:style-name="P4">
Нагадаємо, українська громада в Португалії <text:a xlink:type="simple" xlink:href="https://www.ukrinform.ua/rubric-diaspora/3705592-diaspora-zaklikala-portugaliu-zasuditi-ideologiu-rasizmu.html" text:style-name="Internet_20_link" text:visited-style-name="Visited_20_Internet_20_Link">
 звернулася</text:a>
 до Парламенту Республіки зпроханням підтримати постанову Верховної Ради України від 2 травня, якоюрашизм засуджується як базова ідеологія державної політики російськоїфедерації.</text:p>
      <text:p text:style-name="P4">
<text:span text:style-name="T5">
Фото: Pavlo Sadokha / Фейсбук</text:span>
</text:p>
      <text:p text:style-name="P4">
Source: <text:a xlink:type="simple" xlink:href="https://www.ukrinform.ua/rubric-diaspora/3717127-diaspora-organizovue-kursi-z-vivcenna-ukrainskoi-movi-policejskimi-lisabona.html" text:style-name="Internet_20_link" text:visited-style-name="Visited_20_Internet_20_Link">
https://www.ukrinform.ua/rubric-diaspora/3717127-diaspora-organizovue-kursi-z-vivcenna-ukrainskoi-movi-policejskimi-lisabona.html</text:a>
</text:p>
      <!--NEWS-->
      <text:h text:style-name="P10" text:outline-level="1">
<text:span text:style-name="T4">
У семи населених пунктах Донеччини оголосили примусову евакуацію дітей</text:span>
</text:h>
      <text:p text:style-name="P4">
Authors: Ukrinform (Person)</text:p>
      <text:p text:style-name="P4">
Publisher: Укринформ (Organization)</text:p>
      <text:p text:style-name="P4">
Published Time: 2023-06-01T17:54:38+03:00</text:p>
      <text:p text:style-name="P4">
Modified Time: 2023-06-01T17:54:38+03:00</text:p>
      <text:p text:style-name="P4">
Description: У семи населених пунктах Донецької області оголошено примусову евакуацію дітей. — Укрінформ.</text:p>
      <text:p text:style-name="P4">
Images: ['<text:a xlink:type="simple" xlink:href="https://static.ukrinform.com/photos/2022_05/thumb_files/630_360_1653289692-302.jpg" text:style-name="Internet_20_link" text:visited-style-name="Visited_20_Internet_20_Link">
630_360_16532...</text:a>
']</text:p>
      <text:p text:style-name="P4">
Tags: ['Діти', 'Донеччина', 'Евакуація', 'Війна з Росією']</text:p>
      <text:p text:style-name="P4">
Type: Article</text:p>
      <!--METADATA-->
      <text:p text:style-name="P4">
<draw:frame draw:style-name="fr1" draw:name="Image162" text:anchor-type="as-char" svg:width="6.9236in" svg:height="3.956343in" draw:z-index="0">
<draw:image xlink:href="../Images/yкринформ/2023-06-01T17-54-38-03-00/630_360_1653289692-302.jpg" xlink:type="simple" xlink:show="embed" xlink:actuate="onLoad" draw:mime-type="image/jpeg"/>
</draw:frame>
 У семинаселених пунктах Донецької області оголошено примусову евакуацію дітей.</text:p>
      <text:p text:style-name="P4">
Як передає Укрінформ, про це Міністерство з питань реінтеграції тимчасовоокупованих територій України повідомляє у <text:a xlink:type="simple" xlink:href="http://t.me/minre_ua/3459" text:style-name="Internet_20_link" text:visited-style-name="Visited_20_Internet_20_Link">
 Телеграмі</text:a>
 .</text:p>
      <text:p text:style-name="P4">
“Сьогодні під головуванням віцепрем’єр-міністра Ірини Верещук відбулосязасідання Координаційного штабу з питань проведення обов’язкової евакуаціїнаселення в умовах воєнного стану. Члени коордштабу одностайно підтрималирішення Донецької ОВА про оголошення обов’язкової евакуації 239 дітей із 7населених пунктів Донеччини, де безпекова ситуація залишається критичною”, -ідеться в повідомленні.</text:p>
      <text:p text:style-name="P4">
Примусова евакуація дітей буде проведена в місті Залізне, селищах Нью-Йорк іПівнічне, селах Костянтинівка, Іванопілля, Миколаївка, Подільське.</text:p>
      <text:p text:style-name="P4">
Евакуйовані діти в супроводі одного з батьків або ж законного представникабудуть забезпечені безкоштовним прихистком, соціальними гарантіями,гуманітарною допомогою і психологічною підтримкою.</text:p>
      <text:p text:style-name="P4">
<text:span text:style-name="T4">
Читайте також:</text:span>
 <text:a xlink:type="simple" xlink:href="https://www.ukrinform.ua/rubric-regions/3713893-bili-angoli-vze-evakuuvali-z-nebezpecnih-rajoniv-ponad-400-ditej.html" text:style-name="Internet_20_link" text:visited-style-name="Visited_20_Internet_20_Link">
 «Білі янголи» вже евакуювали з небезпечних районів понад400 дітей </text:a>
</text:p>
      <text:p text:style-name="P4">
Мінреінтеграції закликає не нехтувати своєю та безпекою дітей і негайноевакуюватися до більш безпечних регіонів.</text:p>
      <text:p text:style-name="P4">
З питань евакуації з Донецької області слід звертатися до представниківмісцевої влади або ж за номером: (098) 890-33-18.</text:p>
      <text:p text:style-name="P4">
Також про бажання евакуюватися можна повідомити на гарячу лініюМінреінтеграції 15-48 або ж написати у месенджери на номер: (096) 078-84-33.</text:p>
      <text:p text:style-name="P4">
<text:span text:style-name="T4">
Читайте також:</text:span>
 <text:a xlink:type="simple" xlink:href="https://www.ukrinform.ua/rubric-regions/3714621-v-avdiivci-ta-bahmuti-zalisautsa-patero-ditej-ih-ne-daut-evakuuvati-batki.html" text:style-name="Internet_20_link" text:visited-style-name="Visited_20_Internet_20_Link">
 В Авдіївці та Бахмуті залишаються п'ятеро дітей - їх недають евакуювати батьки </text:a>
</text:p>
      <text:p text:style-name="P4">
Як повідомляв Укрінформ, на <text:a xlink:type="simple" xlink:href="https://www.ukrinform.ua/rubric-regions/3716704-na-doneccini-potribno-evakuuvati-ditej-iz-ponad-10-naselenih-punktiv-veresuk.html" text:style-name="Internet_20_link" text:visited-style-name="Visited_20_Internet_20_Link">
 Донеччині </text:a>
 з більш як десяти населених пунктів потрібно евакуюватидітей.</text:p>
      <text:p text:style-name="P4">
Source: <text:a xlink:type="simple" xlink:href="https://www.ukrinform.ua/rubric-regions/3717129-u-semi-naselenih-punktah-doneccini-ogolosili-primusovu-evakuaciu-ditej.html" text:style-name="Internet_20_link" text:visited-style-name="Visited_20_Internet_20_Link">
https://www.ukrinform.ua/rubric-regions/3717129-u-semi-naselenih-punktah-doneccini-ogolosili-primusovu-evakuaciu-ditej.html</text:a>
</text:p>
      <!--NEWS-->
      <text:h text:style-name="P10" text:outline-level="1">
<text:span text:style-name="T4">
Російські авіабомби зруйнували музичну школу на Херсонщині</text:span>
</text:h>
      <text:p text:style-name="P4">
Authors: Ukrinform (Person)</text:p>
      <text:p text:style-name="P4">
Publisher: Укринформ (Organization)</text:p>
      <text:p text:style-name="P4">
Published Time: 2023-06-01T18:00:30+03:00</text:p>
      <text:p text:style-name="P4">
Modified Time: 2023-06-01T18:00:30+03:00</text:p>
      <text:p text:style-name="P4">
Description: На Херсонщині російські війська скинули авіабомби на село Одрадокамʼянка Тягинської громади, внаслідок чого зруйнована музична школа. — Укрінформ.</text:p>
      <text:p text:style-name="P4">
Images: ['<text:a xlink:type="simple" xlink:href="https://static.ukrinform.com/photos/2023_06/thumb_files/630_360_1685631482-9267.jpeg" text:style-name="Internet_20_link" text:visited-style-name="Visited_20_Internet_20_Link">
630_360_16856...</text:a>
']</text:p>
      <text:p text:style-name="P4">
Tags: ['Херсонщина', 'Обстріл', 'Школа', 'Війна з Росією']</text:p>
      <text:p text:style-name="P4">
Type: Article</text:p>
      <!--METADATA-->
      <text:p text:style-name="P4">
<draw:frame draw:style-name="fr1" draw:name="Image163" text:anchor-type="as-char" svg:width="6.9236in" svg:height="3.956343in" draw:z-index="0">
<draw:image xlink:href="../Images/yкринформ/2023-06-01T18-00-30-03-00/630_360_1685631482-9267.jpeg" xlink:type="simple" xlink:show="embed" xlink:actuate="onLoad" draw:mime-type="image/jpeg"/>
</draw:frame>
 НаХерсонщині російські війська скинули авіабомби на село ОдрадокамʼянкаТягинської громади, внаслідок чого зруйнована музична школа.</text:p>
      <text:p text:style-name="P4">
Як передає Укрінформ, про це повідомляє <text:a xlink:type="simple" xlink:href="https://t.me/khersonskaODA/6318" text:style-name="Internet_20_link" text:visited-style-name="Visited_20_Internet_20_Link">
 Херсонська ОВА</text:a>
 .</text:p>
      <text:p text:style-name="P4">
«Вчергове під вогнем сьогодні Бериславський район. Після 16 години окупантискинули авіабомби на село Одрадокамʼянка Тягинської громади», - йдеться уповідомленні.</text:p>
      <text:p text:style-name="P4">
Як зазначається, внаслідок <text:a xlink:type="simple" xlink:href="https://www.ukrinform.ua/tag-obstril" text:style-name="Internet_20_link" text:visited-style-name="Visited_20_Internet_20_Link">
 обстрілу </text:a>
зруйнована музична школа, люди не постраждали.</text:p>
      <text:p text:style-name="P4">
</text:p>
      <text:p text:style-name="P4">
<text:a xlink:type="simple" xlink:href="https://static.ukrinform.com/photos/2023_06/1685631482-6763.jpeg" text:style-name="Internet_20_link" text:visited-style-name="Visited_20_Internet_20_Link">
 </text:a>
 <text:a xlink:type="simple" xlink:href="https://static.ukrinform.com/photos/2023_06/1685631482-5401.jpeg" text:style-name="Internet_20_link" text:visited-style-name="Visited_20_Internet_20_Link">
</text:a>
 <text:a xlink:type="simple" xlink:href="https://static.ukrinform.com/photos/2023_06/1685631482-8820.jpeg" text:style-name="Internet_20_link" text:visited-style-name="Visited_20_Internet_20_Link">
</text:a>
 <text:a xlink:type="simple" xlink:href="https://static.ukrinform.com/photos/2023_06/1685631482-9267.jpeg" text:style-name="Internet_20_link" text:visited-style-name="Visited_20_Internet_20_Link">
<draw:frame draw:style-name="fr1" draw:name="Image168" text:anchor-type="as-char" svg:width="6.9236in" svg:height="3.956343in" draw:z-index="0">
<draw:image xlink:href="../Images/yкринформ/2023-06-01T18-00-30-03-00/630_360_1685631482-9267.jpeg" xlink:type="simple" xlink:show="embed" xlink:actuate="onLoad" draw:mime-type="image/jpeg"/>
</draw:frame>
</text:a>
 <text:a xlink:type="simple" xlink:href="https://static.ukrinform.com/photos/2023_06/1685631482-9071.jpeg" text:style-name="Internet_20_link" text:visited-style-name="Visited_20_Internet_20_Link">
</text:a>
 <text:a xlink:type="simple" xlink:href="https://static.ukrinform.com/photos/2023_06/1685631482-4386.jpeg" text:style-name="Internet_20_link" text:visited-style-name="Visited_20_Internet_20_Link">
</text:a>
 <text:a xlink:type="simple" xlink:href="https://static.ukrinform.com/photos/2023_06/1685631483-4951.jpeg" text:style-name="Internet_20_link" text:visited-style-name="Visited_20_Internet_20_Link">
</text:a>
</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обстрілупоранені 15 людей </text:a>
</text:p>
      <text:p text:style-name="P4">
Як повідомляв Укрінформ, російська армія обстріляла Берислав Херсонськоїобласті, поранені троє мирних жителів.</text:p>
      <text:p text:style-name="P4">
Source: <text:a xlink:type="simple" xlink:href="https://www.ukrinform.ua/rubric-regions/3717131-rosijski-aviabombi-zrujnuvali-muzicnu-skolu-na-hersonsini.html" text:style-name="Internet_20_link" text:visited-style-name="Visited_20_Internet_20_Link">
https://www.ukrinform.ua/rubric-regions/3717131-rosijski-aviabombi-zrujnuvali-muzicnu-skolu-na-hersonsini.html</text:a>
</text:p>
      <!--NEWS-->
      <text:h text:style-name="P10" text:outline-level="1">
<text:span text:style-name="T4">
Засідання Ради оборони Києва переноситься – КМДА</text:span>
</text:h>
      <text:p text:style-name="P4">
Authors: Ukrinform (Person)</text:p>
      <text:p text:style-name="P4">
Publisher: Укринформ (Organization)</text:p>
      <text:p text:style-name="P4">
Published Time: 2023-06-01T18:02:01+03:00</text:p>
      <text:p text:style-name="P4">
Modified Time: 2023-06-01T18:02:01+03:00</text:p>
      <text:p text:style-name="P4">
Description: Засідання Ради оборони Києва, на якому збиралися обговорити стан та використання укриттів, переноситься. — Укрінформ.</text:p>
      <text:p text:style-name="P4">
Images: ['<text:a xlink:type="simple" xlink:href="https://static.ukrinform.com/photos/2021_08/thumb_files/630_360_1629187472-487.jpg" text:style-name="Internet_20_link" text:visited-style-name="Visited_20_Internet_20_Link">
630_360_16291...</text:a>
']</text:p>
      <text:p text:style-name="P4">
Tags: ['Київ', 'Безпека', 'Укриття', 'Війна з Росією']</text:p>
      <text:p text:style-name="P4">
Type: Article</text:p>
      <!--METADATA-->
      <text:p text:style-name="P4">
<draw:frame draw:style-name="fr1" draw:name="Image172" text:anchor-type="as-char" svg:width="6.9236in" svg:height="3.956343in" draw:z-index="0">
<draw:image xlink:href="../Images/yкринформ/2023-06-01T18-02-01-03-00/630_360_1629187472-487.jpg" xlink:type="simple" xlink:show="embed" xlink:actuate="onLoad" draw:mime-type="image/jpeg"/>
</draw:frame>
 ЗасіданняРади оборони Києва, на якому збиралися обговорити стан та використанняукриттів, переноситься.</text:p>
      <text:p text:style-name="P4">
Про це у <text:a xlink:type="simple" xlink:href="http://t.me/VA_Kyiv/1974" text:style-name="Internet_20_link" text:visited-style-name="Visited_20_Internet_20_Link">
 Телеграмі </text:a>
 повідомила Київська міськавійськова адміністрація, передає Укрінформ.</text:p>
      <text:p text:style-name="P4">
"Засідання Ради оборони <text:a xlink:type="simple" xlink:href="https://www.ukrinform.ua/tag-kiiv" text:style-name="Internet_20_link" text:visited-style-name="Visited_20_Internet_20_Link">
 Києва </text:a>
переноситься", – йдеться у повідомленні.</text:p>
      <text:p text:style-name="P4">
Про дату і час засідання повідомлять заздалегідь.</text:p>
      <text:p text:style-name="P4">
<text:span text:style-name="T4">
Читайте також:</text:span>
 <text:a xlink:type="simple" xlink:href="https://www.ukrinform.ua/rubric-kyiv/3717089-kiani-mozut-dolucitisa-do-perevirki-dostupu-do-ukrittiv-klicko.html" text:style-name="Internet_20_link" text:visited-style-name="Visited_20_Internet_20_Link">
 Кияни можуть долучитися до перевірки доступу до укриттів– Кличко </text:a>
</text:p>
      <text:p text:style-name="P4">
Як повідомлялося, раніше КМВА <text:a xlink:type="simple" xlink:href="https://www.ukrinform.ua/rubric-kyiv/3717107-zavtra-vidbudetsa-zasidanna-radi-oboroni-kieva-de-obgovorat-stan-ta-vikoristanna-ukrittiv.html" text:style-name="Internet_20_link" text:visited-style-name="Visited_20_Internet_20_Link">
 ініціювала скликання</text:a>
 уп’ятницю, 2 червня, Ради оборони міста, де повинні були обговорити стан тавикористання споруд цивільного захисту.</text:p>
      <text:p text:style-name="P4">
Source: <text:a xlink:type="simple" xlink:href="https://www.ukrinform.ua/rubric-kyiv/3717132-zasidanna-radi-oboroni-kieva-perenositsa-kmda.html" text:style-name="Internet_20_link" text:visited-style-name="Visited_20_Internet_20_Link">
https://www.ukrinform.ua/rubric-kyiv/3717132-zasidanna-radi-oboroni-kieva-perenositsa-kmda.html</text:a>
</text:p>
      <!--NEWS-->
      <text:h text:style-name="P10" text:outline-level="1">
<text:span text:style-name="T4">
Росія відкидає спроби інших країн стати посередником щодо повернення дітей — Микола Кулеба</text:span>
</text:h>
      <text:p text:style-name="P4">
Authors: Ukrinform (Person)</text:p>
      <text:p text:style-name="P4">
Publisher: Укринформ (Organization)</text:p>
      <text:p text:style-name="P4">
Published Time: 2023-06-01T18:05:01+03:00</text:p>
      <text:p text:style-name="P4">
Modified Time: 2023-06-01T18:05:01+03:00</text:p>
      <text:p text:style-name="P4">
Description: Відповідно до міжнародних норм, країна-агресор мала би передати інформацію щодо незаконно переміщених дітей третій стороні. Швейцарія могла би бути посередником, але РФ відкидає будь-які спроби інших країн постати у цій ролі. — Укрінформ.</text:p>
      <text:p text:style-name="P4">
Images: ['<text:a xlink:type="simple" xlink:href="https://static.ukrinform.com/photos/2023_04/thumb_files/630_360_1681305675-764.jpg" text:style-name="Internet_20_link" text:visited-style-name="Visited_20_Internet_20_Link">
630_360_16813...</text:a>
']</text:p>
      <text:p text:style-name="P4">
Tags: ['Депортація', 'Діти', 'Росія']</text:p>
      <text:p text:style-name="P4">
Type: Article</text:p>
      <!--METADATA-->
      <text:p text:style-name="P4">
<draw:frame draw:style-name="fr1" draw:name="Image173" text:anchor-type="as-char" svg:width="6.9236in" svg:height="3.956343in" draw:z-index="0">
<draw:image xlink:href="../Images/yкринформ/2023-06-01T18-05-01-03-00/630_360_1681305675-764.jpg" xlink:type="simple" xlink:show="embed" xlink:actuate="onLoad" draw:mime-type="image/jpeg"/>
</draw:frame>
 Відповіднодо міжнародних норм, країна-агресор мала би передати інформацію щодо незаконнопереміщених дітей третій стороні. Швейцарія могла би бути посередником, але РФвідкидає будь-які спроби інших країн постати у цій ролі.</text:p>
      <text:p text:style-name="P4">
Про це заявив засновник мережі порятунку «Save Ukraine», колишнійУповноважений Президента України з прав дитини Микола Кулеба, інформує <text:a xlink:type="simple" xlink:href="http://ukr.radio/news.html" text:style-name="Internet_20_link" text:visited-style-name="Visited_20_Internet_20_Link">
Українське радіо</text:a>
 , передає Укрінформ.</text:p>
      <text:p text:style-name="P4">
За його словами, Офіс Уповноваженого з прав людини намагається знаходити будь-якої можливості, щоб комунікувати з офісом уповноваженого з прав людини РФ,щоб повернути українських дітей. Кулеба уточнив, що це те, що йому відомо, алевін вважає, що цих спроб недостатньо.</text:p>
      <text:p text:style-name="P4">
«Тому я розумію, наскільки важко сьогодні офіційній українській стороні,державним органам намагатися якось комунікувати, тому що вони комунікують зворогом, який вдерся, вбиває дітей, викладає їх, депортує. Як можна взагалі зними домовлятися? Але відповідно до міжнародних норм, якраз у таких ситуаціяхсторона агресора мала б передати інформацію щодо дітей третій стороні.Наскільки мені відомо, Швейцарія мала бути посередником, але Росія відкидаєбудь-які спроби інших країн стати посередником», - заявив він.</text:p>
      <text:p text:style-name="P4">
Колишній дитячий омбудсман поінформував, що наразі ФСБ протидіє фонду «SaveUkraine» і поверненню українських дітей.</text:p>
      <text:p text:style-name="P4">
«І ми бачимо, що <text:a xlink:type="simple" xlink:href="https://www.ukrinform.ua/tag-rosia" text:style-name="Internet_20_link" text:visited-style-name="Visited_20_Internet_20_Link">
 Росія </text:a>
 продовжуєчинити геноцид, воєнні злочини. За це всі, хто це робить, – Путін, Бєлова тавсі інші, хто ухвалює рішення, і ті, хто їх виконує – відповідатимуть передМіжнародним трибуналом і будуть засуджені», - переконаний Кулеба.</text:p>
      <text:p text:style-name="P4">
За його словами, фонд Save Ukraine повернув близько 120 дітей. Але він вважає,що у порівнянні з тим, скільки дітей було викрадено росіянами, це практичнонічого.</text:p>
      <text:p text:style-name="P4">
«Тому, звісно, міжнародні організації працюють для того, щоб сьогоднізвинуватити Росію в геноциді... Ці докази, кейси (масової депортації дітей зУкраїни до Росії — ред.) мають бути представлені в трибуналі і далі має бутиухвалене рішення. Так, як було рішення про арешт Бєлової і Путіна. Але цестосовно арешту. Тобто, це рішення не було ще винесене про геноцид, тому щоспершу мають з’явитися Путін та Бєлова у суді», - зазначив колишній дитячийомбудсман.</text:p>
      <text:p text:style-name="P4">
<text:span text:style-name="T4">
Читайте також:</text:span>
 <text:a xlink:type="simple" xlink:href="https://www.ukrinform.ua/rubric-ato/3716833-v-ukraini-rozsliduut-ponad-29-tisaci-voennih-zlociniv-rf-proti-ditej.html" text:style-name="Internet_20_link" text:visited-style-name="Visited_20_Internet_20_Link">
 В Україні розслідують понад 2,9 тисячі воєнних злочинівРФ проти дітей </text:a>
</text:p>
      <text:p text:style-name="P4">
Як повідомлялося, 31 травня Лубінець заявив, що РФ, вбиваючи українськихдітей, намагається вбити майбутнє України.</text:p>
      <text:p text:style-name="P4">
Source: <text:a xlink:type="simple" xlink:href="https://www.ukrinform.ua/rubric-society/3717135-rosia-vidkidae-sprobi-insih-krain-stati-poserednikom-sodo-povernenna-ditej-mikola-kuleba.html" text:style-name="Internet_20_link" text:visited-style-name="Visited_20_Internet_20_Link">
https://www.ukrinform.ua/rubric-society/3717135-rosia-vidkidae-sprobi-insih-krain-stati-poserednikom-sodo-povernenna-ditej-mikola-kuleba.html</text:a>
</text:p>
      <!--NEWS-->
      <text:h text:style-name="P10" text:outline-level="1">
<text:span text:style-name="T4">
Поліція прийшла з обшуками в КМДА через закриті укриття під час обстрілу</text:span>
</text:h>
      <text:p text:style-name="P4">
Authors: Ukrinform (Person)</text:p>
      <text:p text:style-name="P4">
Publisher: Укринформ (Organization)</text:p>
      <text:p text:style-name="P4">
Published Time: 2023-06-01T18:07:00+03:00</text:p>
      <text:p text:style-name="P4">
Modified Time: 2023-06-01T18:07:00+03:00</text:p>
      <text:p text:style-name="P4">
Description: Столичні поліцейські проводять у Київській міській державній адміністрації обшуки через закриті укриття під час російської атаки, що призвело до загибелі кількох людей. — Укрінформ.</text:p>
      <text:p text:style-name="P4">
Images: ['<text:a xlink:type="simple" xlink:href="https://static.ukrinform.com/photos/2021_08/thumb_files/630_360_1629187472-487.jpg" text:style-name="Internet_20_link" text:visited-style-name="Visited_20_Internet_20_Link">
630_360_16291...</text:a>
']</text:p>
      <text:p text:style-name="P4">
Tags: ['КМДА', 'Обшук', 'Поліція', 'Київ']</text:p>
      <text:p text:style-name="P4">
Type: Article</text:p>
      <!--METADATA-->
      <text:p text:style-name="P4">
<draw:frame draw:style-name="fr1" draw:name="Image174" text:anchor-type="as-char" svg:width="6.9236in" svg:height="3.956343in" draw:z-index="0">
<draw:image xlink:href="../Images/yкринформ/2023-06-01T18-07-00-03-00/630_360_1629187472-487.jpg" xlink:type="simple" xlink:show="embed" xlink:actuate="onLoad" draw:mime-type="image/jpeg"/>
</draw:frame>
 Столичніполіцейські проводять у Київській міській державній адміністрації обшуки череззакриті укриття під час російської атаки, що призвело до загибелі кількохлюдей.</text:p>
      <text:p text:style-name="P4">
Цю інформацію у коментарі Укрінформу підтвердила речниця столичної поліціїЮлія Гірдвіліс.</text:p>
      <text:p text:style-name="P4">
"Обшуки (у КМДА — ред.) проводять поліцейські <text:a xlink:type="simple" xlink:href="https://www.ukrinform.ua/tag-kiiv" text:style-name="Internet_20_link" text:visited-style-name="Visited_20_Internet_20_Link">
 Києва</text:a>
 спільно із прокуратурою", — заявила вона.</text:p>
      <text:p text:style-name="P4">
Інших деталей щодо цього речниця столичної поліції не розповіла.</text:p>
      <text:p text:style-name="P4">
<text:span text:style-name="T4">
Читайте також:</text:span>
 <text:a xlink:type="simple" xlink:href="https://www.ukrinform.ua/rubric-society/3717120-urad-iniciue-perevirku-roboti-vsih-ukrittiv-u-kraini-i-zokrema-v-kievi-smigal.html" text:style-name="Internet_20_link" text:visited-style-name="Visited_20_Internet_20_Link">
 Уряд ініціює перевірку роботи всіх <text:span text:style-name="T4">
укритт</text:span>
 ів у країніі, зокрема, в Києві – Шмигаль </text:a>
</text:p>
      <text:p text:style-name="P4">
Як повідомляв Укрінформ, у Києві загинули троє людей, зокрема дитина, які підчас повітряної тривоги намагалися потрапити у закрите бомбосховище. ПоліціяКиєва розпочала за цим фактом провадження щодо службової недбалості.</text:p>
      <text:p text:style-name="P4">
Source: <text:a xlink:type="simple" xlink:href="https://www.ukrinform.ua/rubric-kyiv/3717139-policia-prijsla-z-obsukami-v-kmda-cerez-zakriti-ukritta-pid-cas-obstrilu.html" text:style-name="Internet_20_link" text:visited-style-name="Visited_20_Internet_20_Link">
https://www.ukrinform.ua/rubric-kyiv/3717139-policia-prijsla-z-obsukami-v-kmda-cerez-zakriti-ukritta-pid-cas-obstrilu.html</text:a>
</text:p>
      <!--NEWS-->
      <text:h text:style-name="P10" text:outline-level="1">
<text:span text:style-name="T4">
Китай та Індія у травні отримали рекордні обсяги російської нафти</text:span>
</text:h>
      <text:p text:style-name="P4">
Authors: Ukrinform (Person)</text:p>
      <text:p text:style-name="P4">
Publisher: Укринформ (Organization)</text:p>
      <text:p text:style-name="P4">
Published Time: 2023-06-01T18:09:00+03:00</text:p>
      <text:p text:style-name="P4">
Modified Time: 2023-06-01T18:09:00+03:00</text:p>
      <text:p text:style-name="P4">
Description: Імпорт російської сирої нафти Китаєм та Індією в травні досяг історичного максимуму, оскільки все більше покупців із цих країн віддають перевагу російській сировині, яка продається з великими знижками, перед дорожчою з Близького Сходу та Африки. — Укрінформ.</text:p>
      <text:p text:style-name="P4">
Images: ['<text:a xlink:type="simple" xlink:href="https://static.ukrinform.com/photos/2019_08/thumb_files/630_360_1567260994-694.jpg" text:style-name="Internet_20_link" text:visited-style-name="Visited_20_Internet_20_Link">
630_360_15672...</text:a>
']</text:p>
      <text:p text:style-name="P4">
Tags: ['Індія', 'Китай', 'нафта']</text:p>
      <text:p text:style-name="P4">
Type: Article</text:p>
      <!--METADATA-->
      <text:p text:style-name="P4">
<draw:frame draw:style-name="fr1" draw:name="Image175" text:anchor-type="as-char" svg:width="6.9236in" svg:height="3.956343in" draw:z-index="0">
<draw:image xlink:href="../Images/yкринформ/2023-06-01T18-09-00-03-00/630_360_1567260994-694.jpg" xlink:type="simple" xlink:show="embed" xlink:actuate="onLoad" draw:mime-type="image/jpeg"/>
</draw:frame>
 Імпортросійської сирої нафти Китаєм та Індією в травні досяг історичного максимуму,оскільки все більше покупців із цих країн віддають перевагу російськійсировині, яка продається з великими знижками, перед дорожчою з Близького Сходута Африки.</text:p>
      <text:p text:style-name="P4">
Про це з посиланням на дані провідних світових суднотрекерів Kpler і Vortexaповідомляє <text:a xlink:type="simple" xlink:href="http://www.reuters.com/markets/commodities/china-india-receive-record-russian-crude-oil-may-data-2023-06-01/" text:style-name="Internet_20_link" text:visited-style-name="Visited_20_Internet_20_Link">
 Reuters </text:a>
 , передає Укрінформ.</text:p>
      <text:p text:style-name="P4">
Стрибок поставок з Росії стався напередодні зустрічі 4 червня Організаціїкраїн-експортерів нафти із їхніми партнерами (ОПЕК+), включаючи Росію.</text:p>
      <text:p text:style-name="P4">
Країни-видобувники «чорного золота» намагаються шляхом зменшення видобуткупідтримати вартість ф’ючерсів Brent, які цього тижня впали на 5%, до приблизно73 дол. за барель, попри квітневу обіцянку ОПЕК+ із травня скоротитивидобуток.</text:p>
      <text:p text:style-name="P4">
<text:span text:style-name="T4">
Читайте також:</text:span>
 <text:a xlink:type="simple" xlink:href="https://www.ukrinform.ua/rubric-economy/3704857-kazahstan-zaboronit-eksport-naftoproduktiv-do-rosijskogo-portu-taman.html" text:style-name="Internet_20_link" text:visited-style-name="Visited_20_Internet_20_Link">
 Казахстан заборонить експорт нафтопродуктів доросійського порту Тамань </text:a>
</text:p>
      <text:p text:style-name="P4">
Однак під час недільної зустрічі їм навряд чи вдасться домовитися ще більшескоротити поставки нафти на ринок попри зниження цін, повідомили Reutersанонімно чотири співрозмовники в альянсі.</text:p>
      <text:p text:style-name="P4">
За даними Vortexa та Kpler, Китай та Індія, найбільші імпортери сирої нафти усвіті та найбільші покупці російської нафти, у травні імпортували близько 110млн барелів, що майже на 10% більше, ніж у квітні, попри встановлені обмеженняціни на неї.</text:p>
      <text:p text:style-name="P4">
За даними Vortexa, російські поставки в Індію досягли рекордного рівня в 8,6млн т (62,8 млн барелів), тоді як Китай придбав 6 млн т, стільки ж, скільки ів квітні.</text:p>
      <text:p text:style-name="P4">
Дані Kpler показали схожу тенденцію: імпорт Індії досяг рекорду в 66,7 млнбарелів, а Китаю зріс до 49,2 млн барелів.</text:p>
      <text:p text:style-name="P4">
У <text:a xlink:type="simple" xlink:href="https://www.ukrinform.ua/tag-kitaj" text:style-name="Internet_20_link" text:visited-style-name="Visited_20_Internet_20_Link">
 Китаї </text:a>
 нафтопереробники намагаютьсяскоротити витрати на сировину та підвищити маржу переробки на тліповільнішого, ніж очікувалося, відновлення економіки. Великі приватнінафтопереробні компанії почали купувати російську нафту на початку цього рокуі збільшили обсяги в останні місяці.</text:p>
      <text:p text:style-name="P4">
<text:span text:style-name="T4">
Читайте також:</text:span>
 <text:a xlink:type="simple" xlink:href="https://www.ukrinform.ua/rubric-economy/3707866-import-rosijskoi-nafti-v-indiu-torik-zris-majze-udesatero-bbc.html" text:style-name="Internet_20_link" text:visited-style-name="Visited_20_Internet_20_Link">
 Імпорт російської нафти в Індію торік зріс майжеудесятеро – BBC </text:a>
</text:p>
      <text:p text:style-name="P4">
Як повідомляв Укрінформ, через запровадження ембарго на нафту та зниженняпрайс-кепів Росія цьогоріч <text:a xlink:type="simple" xlink:href="https://www.ukrinform.ua/rubric-economy/3714463-ukraina-hoce-zniziti-stelu-cin-dla-rosijskoi-nafti-do-45-za-barel.html" text:style-name="Internet_20_link" text:visited-style-name="Visited_20_Internet_20_Link">
 отримає вдвічі менше доходів</text:a>
 від експорту нафтопродуктів.Україна пропонує ще більше знизити «стелю» цін.</text:p>
      <text:p text:style-name="P4">
Source: <text:a xlink:type="simple" xlink:href="https://www.ukrinform.ua/rubric-economy/3717138-kitaj-ta-india-u-travni-otrimali-rekordni-obsagi-rosijskoi-nafti.html" text:style-name="Internet_20_link" text:visited-style-name="Visited_20_Internet_20_Link">
https://www.ukrinform.ua/rubric-economy/3717138-kitaj-ta-india-u-travni-otrimali-rekordni-obsagi-rosijskoi-nafti.html</text:a>
</text:p>
      <!--NEWS-->
      <text:h text:style-name="P10" text:outline-level="1">
<text:span text:style-name="T4">
Україна наполягає на необхідності вільного руху агропродукції країнами ЄС</text:span>
</text:h>
      <text:p text:style-name="P4">
Authors: Ukrinform (Person)</text:p>
      <text:p text:style-name="P4">
Publisher: Укринформ (Organization)</text:p>
      <text:p text:style-name="P4">
Published Time: 2023-06-01T18:12:23+03:00</text:p>
      <text:p text:style-name="P4">
Modified Time: 2023-06-01T18:12:23+03:00</text:p>
      <text:p text:style-name="P4">
Description: Україна наполягає на необхідності забезпечення вільного руху агропродукції країнами ЄС - це створить рівні умови для всіх аграріїв, що у свою чергу призведе до збільшення обсягів торгівлі, зниження витрат на логістику та підвищить прибутковість фермерів. — Укрінформ.</text:p>
      <text:p text:style-name="P4">
Images: ['<text:a xlink:type="simple" xlink:href="https://static.ukrinform.com/photos/2022_05/thumb_files/630_360_1651657694-321.jpg" text:style-name="Internet_20_link" text:visited-style-name="Visited_20_Internet_20_Link">
630_360_16516...</text:a>
']</text:p>
      <text:p text:style-name="P4">
Tags: ['Євросоюз', 'Мінагро', 'Зерно']</text:p>
      <text:p text:style-name="P4">
Type: Article</text:p>
      <!--METADATA-->
      <text:p text:style-name="P4">
<draw:frame draw:style-name="fr1" draw:name="Image176" text:anchor-type="as-char" svg:width="6.9236in" svg:height="3.956343in" draw:z-index="0">
<draw:image xlink:href="../Images/yкринформ/2023-06-01T18-12-23-03-00/630_360_1651657694-321.jpg" xlink:type="simple" xlink:show="embed" xlink:actuate="onLoad" draw:mime-type="image/jpeg"/>
</draw:frame>
 Українанаполягає на необхідності забезпечення вільного руху агропродукції країнами ЄС- це створить рівні умови для всіх аграріїв, що у свою чергу призведе дозбільшення обсягів торгівлі, зниження витрат на логістику та підвищитьприбутковість фермерів.</text:p>
      <text:p text:style-name="P4">
Про це наголосив перший заступник міністра аграрної політики та продовольстваУкраїни Тарас Висоцький під час панельної дискусії на Міжнародній зерновійконференції Grain Ukraine, передає Укрінформ з посиланням на <text:a xlink:type="simple" xlink:href="http://minagro.gov.ua/news/taras-visockij-cogo-roku-ukrayina-matime-5-mln-tonn-perehidnih-zalishkiv-agroprodukciyi" text:style-name="Internet_20_link" text:visited-style-name="Visited_20_Internet_20_Link">
 пресслужбуміністерства. </text:a>
</text:p>
      <text:p text:style-name="P4">
Він зазначив, що український аграрний сектор є висококонкурентоспроможним зточки зору собівартості виробництва, і доступ до ринку <text:a xlink:type="simple" xlink:href="https://www.ukrinform.ua/tag-evrosouz" text:style-name="Internet_20_link" text:visited-style-name="Visited_20_Internet_20_Link">
 Європейського Союзу</text:a>
 є важливим для зростання галузі.</text:p>
      <text:p text:style-name="P4">
“Завдяки пролонгованій угоді про вільну торгівлю ми маємо можливість розширитинашу торгівлю та підняти економіку. Однак проблема налагодження експорту длятаких с/г культур, як соняшник, пшениця, кукурудза та ріпак у деяких країнахЄвропейського Союзу може обмежити наш доступ до цього ринку. Це вплине не лишена український аграрний сектор, а й на економіку цих конкретних країн, яківтрачають можливість торгувати з нами”, – сказав Висоцький.</text:p>
      <text:p text:style-name="P4">
Крім того, доступ до глобальних ринків через "зерновий коридор" диверсифікуєможливості збуту для українських аграріїв, обмежуючи нашу залежність відодного ринку та забезпечуючи подальше економічне зростання.</text:p>
      <text:p text:style-name="P4">
“Нам потрібно працювати разом із нашими іноземними партнерами та знаходитиспільну мову, щоб забезпечити розвиток аграрного сектору”, – додав заступникміністра.</text:p>
      <text:p text:style-name="P4">
Він також зауважив, що цього року Україна не матиме таких великих кінцевихзапасів зернових та олійних культур, як торік. За його словами, минулого рокуна 1 липня в Україні залишалось близько 22 млн т запасів. Цього року їх буде 5млн т.</text:p>
      <text:p text:style-name="P4">
“Це наш середньостатистичний довоєнний показник, але ми маємо бути впевнені,що зможемо експортувати обсяги нового врожаю, збір якого розпочнеться задекілька тижнів”, – наголосив Висоцький.</text:p>
      <text:p text:style-name="P4">
<text:span text:style-name="T4">
Читайте також:</text:span>
 <text:a xlink:type="simple" xlink:href="https://www.ukrinform.ua/rubric-polytics/3716782-ukrainske-zerno-e-kriticno-vazlivim-dla-poratunku-miljoniv-ditej-vid-golodu-kislica.html" text:style-name="Internet_20_link" text:visited-style-name="Visited_20_Internet_20_Link">
 Українське <text:span text:style-name="T4">
зерно</text:span>
 є критично важливим для порятункумільйонів дітей від голоду – Кислиця </text:a>
</text:p>
      <text:p text:style-name="P4">
Як повідомлялося, Європейська комісія 2 травня оголосила про запровадження"виключних та тимчасових" запобіжних заходів проти імпорту з України, якіобмежують надходження сільськогосподарських товарів українського виробництвадо Болгарії, Угорщини, Польщі, Румунії та Словаччини. Обмеженнястосуватимуться чотирьох сільськогосподарських продуктів: пшениці, кукурудзи,ріпаку та насіння соняшнику, що походять з України, і будуть чинними до 5червня 2023 року.</text:p>
      <text:p text:style-name="P4">
Source: <text:a xlink:type="simple" xlink:href="https://www.ukrinform.ua/rubric-economy/3717140-ukraina-napolagae-na-neobhidnosti-vilnogo-ruhu-agroprodukcii-krainami-es.html" text:style-name="Internet_20_link" text:visited-style-name="Visited_20_Internet_20_Link">
https://www.ukrinform.ua/rubric-economy/3717140-ukraina-napolagae-na-neobhidnosti-vilnogo-ruhu-agroprodukcii-krainami-es.html</text:a>
</text:p>
      <!--NEWS-->
      <text:h text:style-name="P10" text:outline-level="1">
<text:span text:style-name="T4">
Уряд вніс зміни до Порядку надання статусу дитині, яка постраждала внаслідок воєнних дій</text:span>
</text:h>
      <text:p text:style-name="P4">
Authors: Ukrinform (Person)</text:p>
      <text:p text:style-name="P4">
Publisher: Укринформ (Organization)</text:p>
      <text:p text:style-name="P4">
Published Time: 2023-06-01T18:17:00+03:00</text:p>
      <text:p text:style-name="P4">
Modified Time: 2023-06-01T18:17:00+03:00</text:p>
      <text:p text:style-name="P4">
Description: Кабінет Міністрів України вніс зміни до Порядку надання статусу дитини, яка постраждала внаслідок воєнних дій та збройних конфліктів.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Діти', 'Уряд', 'Війна']</text:p>
      <text:p text:style-name="P4">
Type: Article</text:p>
      <!--METADATA-->
      <text:p text:style-name="P4">
<draw:frame draw:style-name="fr1" draw:name="Image177" text:anchor-type="as-char" svg:width="6.9236in" svg:height="3.956343in" draw:z-index="0">
<draw:image xlink:href="../Images/yкринформ/2023-06-01T18-17-00-03-00/630_360_1678738628-217.jpg" xlink:type="simple" xlink:show="embed" xlink:actuate="onLoad" draw:mime-type="image/jpeg"/>
</draw:frame>
 КабінетМіністрів України вніс зміни до Порядку надання статусу дитини, якапостраждала внаслідок воєнних дій та збройних конфліктів.</text:p>
      <text:p text:style-name="P4">
Як передає Укрінформ, про це повідомив постійний представник КабінетуМіністрів у Верховній Раді Тарас Мельничук у <text:a xlink:type="simple" xlink:href="https://t.me/tmelnychuk/2399" text:style-name="Internet_20_link" text:visited-style-name="Visited_20_Internet_20_Link">
 Телеграмі</text:a>
 .</text:p>
      <text:p text:style-name="P4">
“Внесено зміни до Порядку надання статусу <text:a xlink:type="simple" xlink:href="https://www.ukrinform.ua/tag-diti" text:style-name="Internet_20_link" text:visited-style-name="Visited_20_Internet_20_Link">
 дитини</text:a>
 , яка постраждала внаслідок воєнних дійта збройних конфліктів. Розширено права на отримання статусу дитини,постраждалої внаслідок воєнних дій та збройних конфліктів, з територіїДонецької та Луганської областей до території всієї України для отриманнябезкоштовного харчування, а також у майбутньому для можливості отриматикомпенсації від РФ”, - зазначив Мельничук.</text:p>
      <text:p text:style-name="P4">
<text:span text:style-name="T4">
Читайте також:</text:span>
 <text:a xlink:type="simple" xlink:href="https://www.ukrinform.ua/rubric-ato/3716833-v-ukraini-rozsliduut-ponad-29-tisaci-voennih-zlociniv-rf-proti-ditej.html" text:style-name="Internet_20_link" text:visited-style-name="Visited_20_Internet_20_Link">
 В Україні розслідують понад 2,9 тисячі воєнних злочинівРФ проти дітей </text:a>
</text:p>
      <text:p text:style-name="P4">
Як повідомлялося, станом на 1 червня в Україні внаслідок збройної агресіїРосії 484 дитини загинули, 992 поранені.</text:p>
      <text:p text:style-name="P4">
Source: <text:a xlink:type="simple" xlink:href="https://www.ukrinform.ua/rubric-society/3717144-urad-vnis-zmini-do-poradku-nadanna-statusu-ditini-aka-postrazdala-vnaslidok-voennih-dij.html" text:style-name="Internet_20_link" text:visited-style-name="Visited_20_Internet_20_Link">
https://www.ukrinform.ua/rubric-society/3717144-urad-vnis-zmini-do-poradku-nadanna-statusu-ditini-aka-postrazdala-vnaslidok-voennih-dij.html</text:a>
</text:p>
      <!--NEWS-->
      <text:h text:style-name="P10" text:outline-level="1">
<text:span text:style-name="T4">
Завацька вийшла до 1/4 фіналу турніру ITF в Італії</text:span>
</text:h>
      <text:p text:style-name="P4">
Authors: Ukrinform (Person)</text:p>
      <text:p text:style-name="P4">
Publisher: Укринформ (Organization)</text:p>
      <text:p text:style-name="P4">
Published Time: 2023-06-01T18:20:00+03:00</text:p>
      <text:p text:style-name="P4">
Modified Time: 2023-06-01T18:20:00+03:00</text:p>
      <text:p text:style-name="P4">
Description: У Брешії (Італія) триває турнір Міжнародної федерації тенісу (ITF) із призовим фондом $60 тис. — Укрінформ.</text:p>
      <text:p text:style-name="P4">
Images: ['<text:a xlink:type="simple" xlink:href="https://static.ukrinform.com/photos/2023_06/thumb_files/630_360_1685632737-756.jpg" text:style-name="Internet_20_link" text:visited-style-name="Visited_20_Internet_20_Link">
630_360_16856...</text:a>
']</text:p>
      <text:p text:style-name="P4">
Tags: ['Теніс']</text:p>
      <text:p text:style-name="P4">
Type: Article</text:p>
      <!--METADATA-->
      <text:p text:style-name="P4">
<draw:frame draw:style-name="fr1" draw:name="Image178" text:anchor-type="as-char" svg:width="6.9236in" svg:height="3.956343in" draw:z-index="0">
<draw:image xlink:href="../Images/yкринформ/2023-06-01T18-20-00-03-00/630_360_1685632737-756.jpg" xlink:type="simple" xlink:show="embed" xlink:actuate="onLoad" draw:mime-type="image/jpeg"/>
</draw:frame>
 У Брешії(Італія) триває турнір Міжнародної федерації тенісу (ITF) із призовим фондом$60 тис.</text:p>
      <text:p text:style-name="P4">
Українка Катаріна Завацька (№218 світового рейтингу) вийшла до 1/4 фіналузмагань, менш ніж за 1 годину впевнено обігравши у другому колі італійкуТатьяну П'єрі (№771) - 6:2, 6:0, передає Укрінформ.</text:p>
      <text:p text:style-name="P4">
За вихід до півфіналу Завацька зустрінеться з посіяною під 6-м номером японкоюМаї Хонтама (№191 WTA), яка у свою чергу розгромила італійку Джорджію Педоне(№619) - 6:1, 6:1.</text:p>
      <text:p text:style-name="P4">
<text:span text:style-name="T4">
Читайте також:</text:span>
 <text:a xlink:type="simple" xlink:href="https://www.ukrinform.ua/rubric-sports/3716823-katarina-zavacka-virvala-peremogu-u-startovij-gri-turniru-itf-v-italii.html" text:style-name="Internet_20_link" text:visited-style-name="Visited_20_Internet_20_Link">
 Катаріна Завацька вирвала перемогу у стартовій грітурніру ITF в Італії </text:a>
</text:p>
      <text:p text:style-name="P4">
Турнір у Брешії пройде до 4 червня.</text:p>
      <text:p text:style-name="P4">
Фото: Getty Images/Global Images Ukraine.</text:p>
      <text:p text:style-name="P4">
Source: <text:a xlink:type="simple" xlink:href="https://www.ukrinform.ua/rubric-sports/3717146-zavacka-vijsla-do-14-finalu-turniru-itf-v-italii.html" text:style-name="Internet_20_link" text:visited-style-name="Visited_20_Internet_20_Link">
https://www.ukrinform.ua/rubric-sports/3717146-zavacka-vijsla-do-14-finalu-turniru-itf-v-italii.html</text:a>
</text:p>
      <!--NEWS-->
      <text:h text:style-name="P10" text:outline-level="1">
<text:span text:style-name="T4">
Службу інспекторів ВРП можуть сформувати через 2,5-3 місяці від початку конкурсу</text:span>
</text:h>
      <text:p text:style-name="P4">
Authors: Ukrinform (Person)</text:p>
      <text:p text:style-name="P4">
Publisher: Укринформ (Organization)</text:p>
      <text:p text:style-name="P4">
Published Time: 2023-06-01T18:20:09+03:00</text:p>
      <text:p text:style-name="P4">
Modified Time: 2023-06-01T18:20:09+03:00</text:p>
      <text:p text:style-name="P4">
Description: Формування Служби дисциплінарних інспекторів Вищої ради правосуддя (ВРП) після законодавчого забезпечення її діяльності може тривати 2,5-3 місяці від початку конкурсу на посади інспекторів. — Укрінформ.</text:p>
      <text:p text:style-name="P4">
Images: ['<text:a xlink:type="simple" xlink:href="https://static.ukrinform.com/photos/2019_02/thumb_files/630_360_1551098926-716.jpg" text:style-name="Internet_20_link" text:visited-style-name="Visited_20_Internet_20_Link">
630_360_15510...</text:a>
']</text:p>
      <text:p text:style-name="P4">
Tags: ['Законопроєкт', 'Судді', 'Вища рада правосуддя']</text:p>
      <text:p text:style-name="P4">
Type: Article</text:p>
      <!--METADATA-->
      <text:p text:style-name="P4">
<draw:frame draw:style-name="fr1" draw:name="Image179" text:anchor-type="as-char" svg:width="6.9236in" svg:height="3.956343in" draw:z-index="0">
<draw:image xlink:href="../Images/yкринформ/2023-06-01T18-20-09-03-00/630_360_1551098926-716.jpg" xlink:type="simple" xlink:show="embed" xlink:actuate="onLoad" draw:mime-type="image/jpeg"/>
</draw:frame>
 ФормуванняСлужби дисциплінарних інспекторів Вищої ради правосуддя (ВРП) післязаконодавчого забезпечення її діяльності може тривати 2,5-3 місяці від початкуконкурсу на посади інспекторів.</text:p>
      <text:p text:style-name="P4">
Про це голова ВРП Григорій Усик сказав під час брифінгу в Києві, відповідаючина запитання кореспондента Укрінформу.</text:p>
      <text:p text:style-name="P4">
Він наголосив на важливості початку роботи Служби дисциплінарних інспекторівВРП, адже понад 9 тисяч скарг щодо суддів потребують оперативного розгляду.</text:p>
      <text:p text:style-name="P4">
Усик зазначив, що на розгляді у Верховній Раді нині перебуває законопроєкт,який передбачає забезпечення формування Служби, у тому числі положення щодопроведення конкурсу на посади інспекторів. Окрім того, за його словами, упроєкті закону зазначається, що на період проведення конкурсу повноваженнярозгляду дисциплінарних скарг передадуть <text:a xlink:type="simple" xlink:href="https://www.ukrinform.ua/tag-visa-rada-pravosudda" text:style-name="Internet_20_link" text:visited-style-name="Visited_20_Internet_20_Link">
 Вищій раді правосуддя</text:a>
 .</text:p>
      <text:p text:style-name="P4">
"Скільки займе часу формування Служби дисциплінарних інспекторів? З моментуоголошення конкурсу як мінімум треба місяць. Ще треба час для проведенняконкурсу. Це теж займе десь місяць. Мені здається, що 2,5-3 місяці –оптимальний термін", – сказав голова ВРП.</text:p>
      <text:p text:style-name="P4">
<text:span text:style-name="T4">
Читайте також:</text:span>
 <text:a xlink:type="simple" xlink:href="https://www.ukrinform.ua/rubric-society/3716958-visa-rada-pravosudda-priznacila-16-novih-cleniv-vkks.html" text:style-name="Internet_20_link" text:visited-style-name="Visited_20_Internet_20_Link">
 Вища рада правосуддя призначила 16 нових членів ВККС</text:a>
</text:p>
      <text:p text:style-name="P4">
Як повідомляв Укрінформ, Верховна Рада 30 травня ухвалила в першому читаннізаконопроєкт <text:a xlink:type="simple" xlink:href="https://itd.rada.gov.ua/billInfo/Bills/Card/41837" text:style-name="Internet_20_link" text:visited-style-name="Visited_20_Internet_20_Link">
 №9261 </text:a>
 провідновлення розгляду справ щодо дисциплінарної відповідальності суддів тазабезпечення роботи Служби дисциплінарних інспекторів Вищої ради правосуддя.</text:p>
      <text:p text:style-name="P4">
Служба дисциплінарних інспекторів діє у секретаріаті Вищої ради правосуддя яксамостійний структурний підрозділ, який утворюється для реалізації повноваженьВРП щодо здійснення дисциплінарного провадження стосовно суддів.</text:p>
      <text:p text:style-name="P4">
<text:span text:style-name="T4">
Читайте також:</text:span>
 <text:a xlink:type="simple" xlink:href="https://www.ukrinform.ua/rubric-polytics/3717091-maasikas-privitav-priznacenna-novogo-skladu-vkks.html" text:style-name="Internet_20_link" text:visited-style-name="Visited_20_Internet_20_Link">
 Маасікас привітав призначення нового складу ВККС</text:a>
</text:p>
      <text:p text:style-name="P4">
Повноваження дисциплінарного інспектора ВРП: проводить попередню перевіркудисциплінарної скарги, переданої йому за результатами автоматизованогорозподілу справ; аналізує матеріали дисциплінарних справ; збирає у разінеобхідності інформацію, документи, інші матеріали; готує проєкти ухвал ірішень дисциплінарної палати та ВРП у межах дисциплінарного провадженнястосовно судді; аналізує матеріали за скаргами на рішення у дисциплінарнихсправах стосовно суддів і прокурорів, готує проєкти висновків та рішень ВРП;аналізує та узагальнює практику здійснення дисциплінарних проваджень таухвалені рішення про притягнення або відмову у притягненні судді додисциплінарної відповідальності.</text:p>
      <text:p text:style-name="P4">
Служба дисциплінарних інспекторів ВРП формується з числа осіб, які мають вищуюридичну освіту, стаж професійної діяльності у сфері права не меншеп'ятнадцяти років, з яких не менше восьми років сукупного стажу роботи напосадах судді, прокурора, адвоката.</text:p>
      <text:p text:style-name="P4">
Source: <text:a xlink:type="simple" xlink:href="https://www.ukrinform.ua/rubric-society/3717145-sluzbu-inspektoriv-vrp-mozut-sformuvati-cerez-253-misaci-vid-pocatku-konkursu.html" text:style-name="Internet_20_link" text:visited-style-name="Visited_20_Internet_20_Link">
https://www.ukrinform.ua/rubric-society/3717145-sluzbu-inspektoriv-vrp-mozut-sformuvati-cerez-253-misaci-vid-pocatku-konkursu.html</text:a>
</text:p>
      <!--NEWS-->
      <text:h text:style-name="P10" text:outline-level="1">
<text:span text:style-name="T4">
Польща завершила будівництво електронного загородження на кордоні з Білоруссю</text:span>
</text:h>
      <text:p text:style-name="P4">
Authors: Ukrinform (Person)</text:p>
      <text:p text:style-name="P4">
Publisher: Укринформ (Organization)</text:p>
      <text:p text:style-name="P4">
Published Time: 2023-06-01T18:27:20+03:00</text:p>
      <text:p text:style-name="P4">
Modified Time: 2023-06-01T18:27:20+03:00</text:p>
      <text:p text:style-name="P4">
Description: Польща завершила спорудження електронного бар’єра на кордоні з Білоруссю. — Укрінформ.</text:p>
      <text:p text:style-name="P4">
Images: ['<text:a xlink:type="simple" xlink:href="https://static.ukrinform.com/photos/2023_06/thumb_files/630_360_1685633015-125.png" text:style-name="Internet_20_link" text:visited-style-name="Visited_20_Internet_20_Link">
630_360_16856...</text:a>
']</text:p>
      <text:p text:style-name="P4">
Tags: ['Білорусь', 'Польща', 'Війна з Росією']</text:p>
      <text:p text:style-name="P4">
Type: Article</text:p>
      <!--METADATA-->
      <text:p text:style-name="P4">
<draw:frame draw:style-name="fr1" draw:name="Image180" text:anchor-type="as-char" svg:width="6.9236in" svg:height="3.956343in" draw:z-index="0">
<draw:image xlink:href="../Images/yкринформ/2023-06-01T18-27-20-03-00/630_360_1685633015-125.png" xlink:type="simple" xlink:show="embed" xlink:actuate="onLoad" draw:mime-type="image/png"/>
</draw:frame>
 Польщазавершила спорудження електронного бар’єра на кордоні з Білоруссю.</text:p>
      <text:p text:style-name="P4">
Про це в коментарі <text:a xlink:type="simple" xlink:href="http://www.pap.pl/aktualnosci/news%2C1579800%2Czapora-elektroniczna-na-granicy-z-bialorusia-ukonczona.html" text:style-name="Internet_20_link" text:visited-style-name="Visited_20_Internet_20_Link">
 PAP</text:a>
 повідомила речниця Прикордонної служби РПАнна Міхальська, передає Укрінформ.</text:p>
      <text:p text:style-name="P4">
“Система вже працює, але все ще необхідно підключити окремі датчики в Центріуправління в Білостоку (північний схід РП), щоб вони злагоджено працювали”, -повідомила Міхальська.</text:p>
      <text:p text:style-name="P4">
За її словами, електронне загородження у вигляді системи камер спостереження ідатчиків руху змонтовано на усій 206-кілометовій ділянці. Загалом на кордоні зРБ встановлено 3 тис. камер, використано 400 км кабелів. Загальна вартістьінвестиції – 343 млн злотих (понад 80 млн дол.).</text:p>
      <text:p text:style-name="P4">
<text:span text:style-name="T4">
Читайте також:</text:span>
 <text:a xlink:type="simple" xlink:href="https://www.ukrinform.ua/rubric-ato/3705285-u-pivnicnij-operacijnij-zoni-oborona-zmicnuetsa-sodna-naev.html" text:style-name="Internet_20_link" text:visited-style-name="Visited_20_Internet_20_Link">
 У Північній операційній зоні оборона зміцнюється щодня -Наєв </text:a>
</text:p>
      <text:p text:style-name="P4">
Як відомо, торік влітку <text:a xlink:type="simple" xlink:href="https://www.ukrinform.ua/tag-polsa" text:style-name="Internet_20_link" text:visited-style-name="Visited_20_Internet_20_Link">
 Польща </text:a>
збудувала фізичне загородження на кордоні з Білоруссю заввишки 5,5 метрів.</text:p>
      <text:p text:style-name="P4">
Польща також збудувала тимчасове фізичне загородження з Калінінградськоюобластю Росії. Воно складається з трьох рядів колючого дроту на металевихстовпах і має 2,5 м заввишки та 3 м завширшки. Перед ним є сітка для дикихзвірів. Натомість у квітні цього року Польща почала будувати таке ж, як зБілоруссю, електронне загородження на кордоні з РФ.</text:p>
      <text:p text:style-name="P4">
<text:span text:style-name="T4">
Читайте також:</text:span>
 <text:a xlink:type="simple" xlink:href="https://www.ukrinform.ua/rubric-world/3712768-na-polskobiloruskomu-kordoni-zrosla-kilkist-agresivnih-dij-nelegaliv.html" text:style-name="Internet_20_link" text:visited-style-name="Visited_20_Internet_20_Link">
 На польсько-білоруському кордоні зросла кількістьагресивних дій нелегалів </text:a>
</text:p>
      <text:p text:style-name="P4">
Між тим наприкінці лютого Польща також розпочала превентивне спорудженняфортифікаційних протитанкових загороджень на кордоні з Росією і Білоруссю якзасіб відлякування і стримування.</text:p>
      <text:p text:style-name="P4">
<text:span text:style-name="T5">
Фото: РАР</text:span>
</text:p>
      <text:p text:style-name="P4">
Source: <text:a xlink:type="simple" xlink:href="https://www.ukrinform.ua/rubric-world/3717148-polsa-zaversila-budivnictvo-elektronnogo-zagorodzenna-na-kordoni-z-bilorussu.html" text:style-name="Internet_20_link" text:visited-style-name="Visited_20_Internet_20_Link">
https://www.ukrinform.ua/rubric-world/3717148-polsa-zaversila-budivnictvo-elektronnogo-zagorodzenna-na-kordoni-z-bilorussu.html</text:a>
</text:p>
      <!--NEWS-->
      <text:h text:style-name="P10" text:outline-level="1">
<text:span text:style-name="T4">
Європарламент схвалив збільшення виробництва боєприпасів</text:span>
</text:h>
      <text:p text:style-name="P4">
Authors: Ukrinform (Person)</text:p>
      <text:p text:style-name="P4">
Publisher: Укринформ (Organization)</text:p>
      <text:p text:style-name="P4">
Published Time: 2023-06-01T18:29:00+03:00</text:p>
      <text:p text:style-name="P4">
Modified Time: 2023-06-01T18:29:00+03:00</text:p>
      <text:p text:style-name="P4">
Description: Депутати Європейського парламенту схвалили Акт із підтримки виробництва боєприпасів (ASAP), який допоможе наростити спроможності оборонної промисловості, зокрема для постачання Україні боєприпасів. — Укрінформ.</text:p>
      <text:p text:style-name="P4">
Images: ['<text:a xlink:type="simple" xlink:href="https://static.ukrinform.com/photos/2023_01/thumb_files/630_360_1674605069-886.jpg" text:style-name="Internet_20_link" text:visited-style-name="Visited_20_Internet_20_Link">
630_360_16746...</text:a>
']</text:p>
      <text:p text:style-name="P4">
Tags: ['Європарламент', 'Євросоюз', 'Боєприпаси', 'Війна з Росією']</text:p>
      <text:p text:style-name="P4">
Type: Article</text:p>
      <!--METADATA-->
      <text:p text:style-name="P4">
<draw:frame draw:style-name="fr1" draw:name="Image181" text:anchor-type="as-char" svg:width="6.9236in" svg:height="3.956343in" draw:z-index="0">
<draw:image xlink:href="../Images/yкринформ/2023-06-01T18-29-00-03-00/630_360_1674605069-886.jpg" xlink:type="simple" xlink:show="embed" xlink:actuate="onLoad" draw:mime-type="image/jpeg"/>
</draw:frame>
 ДепутатиЄвропейського парламенту схвалили Акт із підтримки виробництва боєприпасів(ASAP), який допоможе наростити спроможності оборонної промисловості, зокремадля постачання Україні боєприпасів.</text:p>
      <text:p text:style-name="P4">
Як повідомляє <text:a xlink:type="simple" xlink:href="https://www.europarl.europa.eu/news/en/press-room/20230524IPR91909/meps-endorse-plan-to-provide-more-ammunition-for-ukraine" text:style-name="Internet_20_link" text:visited-style-name="Visited_20_Internet_20_Link">
 пресслужба </text:a>
 ЄП, документ підтримали 446 депутатів, проти були 67, ще 112утрималися, передає Укрінформ.</text:p>
      <text:p text:style-name="P4">
Тепер депутати розпочнуть переговори з Радою ЄС з метою досягнення політичноїдомовленості, після чого <text:a xlink:type="simple" xlink:href="https://www.ukrinform.ua/tag-evroparlament" text:style-name="Internet_20_link" text:visited-style-name="Visited_20_Internet_20_Link">
 Європарламент </text:a>
 проведе голосування в липні.</text:p>
      <text:p text:style-name="P4">
«Сьогоднішнє рішення знаменує собою значний крок уперед для безпеки та оборонинашого Союзу, і особливо в непохитній підтримці України перед лицем російськоїагресії. Цей документ зміцнить нашу здатність реагувати на безпекові виклики.Це перемога Європи та нашої колективної безпеки. Зараз парламент готовий вестипереговори з Радою, і ми сподіваємося досягти угоди якнайшвидше», - заявивкерівник переговорної групи ЄП Крістіан Бушой.</text:p>
      <text:p text:style-name="P4">
<text:span text:style-name="T4">
Читайте також:</text:span>
 <text:a xlink:type="simple" xlink:href="https://www.ukrinform.ua/rubric-ato/3717023-svejcarskij-koncern-prosit-dozvolu-na-eksport-leopard-1.html" text:style-name="Internet_20_link" text:visited-style-name="Visited_20_Internet_20_Link">
 Швейцарський концерн просить дозволу на експорт Leopard 1</text:a>
</text:p>
      <text:p text:style-name="P4">
Як повідомляв Укрінформ, 3 травня Європейська комісія ухвалила Акт ізпідтримки виробництва боєприпасів (ASAP) на виконання рішення Європейськоїради щодо нарощування спроможностей оборонної промисловості, зокрема длятермінового постачання Україні боєприпасів.</text:p>
      <text:p text:style-name="P4">
<text:span text:style-name="T4">
Читайте також:</text:span>
 <text:a xlink:type="simple" xlink:href="https://www.ukrinform.ua/rubric-polytics/3714739-evropa-radikalno-zminila-filosofiu-sodo-vijskovoi-pidtrimki-ukraini-posol-francii.html" text:style-name="Internet_20_link" text:visited-style-name="Visited_20_Internet_20_Link">
 Європа радикально змінила філософію військової підтримкиУкраїни – посол Франції </text:a>
</text:p>
      <text:p text:style-name="P4">
На першому етапі Єврокомісія пропонує для реалізації програми виділити 500мільйонів євро за рахунок перерозподілу бюджетного фінансування інших програм,зокрема, в межах Європейського фонду миру та EDIRPA – програми посиленняоборонної індустрії шляхом спільного замовлення.</text:p>
      <text:p text:style-name="P4">
Source: <text:a xlink:type="simple" xlink:href="https://www.ukrinform.ua/rubric-world/3717149-evroparlament-shvaliv-zbilsenna-virobnictva-boepripasiv.html" text:style-name="Internet_20_link" text:visited-style-name="Visited_20_Internet_20_Link">
https://www.ukrinform.ua/rubric-world/3717149-evroparlament-shvaliv-zbilsenna-virobnictva-boepripasiv.html</text:a>
</text:p>
      <!--NEWS-->
      <text:h text:style-name="P10" text:outline-level="1">
<text:span text:style-name="T4">
Захист дітей під час війни є одним з пріоритетів України в ООН – Кислиця</text:span>
</text:h>
      <text:p text:style-name="P4">
Authors: Ukrinform (Person)</text:p>
      <text:p text:style-name="P4">
Publisher: Укринформ (Organization)</text:p>
      <text:p text:style-name="P4">
Published Time: 2023-06-01T18:29:06+03:00</text:p>
      <text:p text:style-name="P4">
Modified Time: 2023-06-01T18:29:06+03:00</text:p>
      <text:p text:style-name="P4">
Description: Захист дітей в умовах збройних конфліктів є одним із провідних питань у діяльності ООН, зокрема Ради Безпеки, і пріоритетним для постійного представництва України. — Укрінформ.</text:p>
      <text:p text:style-name="P4">
Images: ['<text:a xlink:type="simple" xlink:href="https://static.ukrinform.com/photos/2021_04/thumb_files/630_360_1619604801-614.jpg" text:style-name="Internet_20_link" text:visited-style-name="Visited_20_Internet_20_Link">
630_360_16196...</text:a>
']</text:p>
      <text:p text:style-name="P4">
Tags: ['Діти', 'ООН', 'Кислиця']</text:p>
      <text:p text:style-name="P4">
Type: Article</text:p>
      <!--METADATA-->
      <text:p text:style-name="P4">
<draw:frame draw:style-name="fr1" draw:name="Image182" text:anchor-type="as-char" svg:width="6.9236in" svg:height="3.956343in" draw:z-index="0">
<draw:image xlink:href="../Images/yкринформ/2023-06-01T18-29-06-03-00/630_360_1619604801-614.jpg" xlink:type="simple" xlink:show="embed" xlink:actuate="onLoad" draw:mime-type="image/jpeg"/>
</draw:frame>
 Захистдітей в умовах збройних конфліктів є одним із провідних питань у діяльностіООН, зокрема Ради Безпеки, і пріоритетним для постійного представництваУкраїни.</text:p>
      <text:p text:style-name="P4">
Про це сказав у коментарі Укрінформу постійний представник України при ООНСергій Кислиця.</text:p>
      <text:p text:style-name="P4">
Він розповів, що 1996 року в ООН запроваджено посаду спеціального представникаГенерального секретаря з питань дітей і збройних конфліктів.</text:p>
      <text:p text:style-name="P4">
У 13 резолюціях Радбезу міститься вимога до системи ООН, зокремаспецпредставника Генерального секретаря, збирати та перевіряти інформацію пропостраждалих дітей, використовувати її у щорічній доповіді Генсека, називатисторони конфлікту, які вчиняють грубі порушення щодо дітей, вести з цимисторонами діалог з метою розробки планів дій для припинення порушень тазапобігання їм.</text:p>
      <text:p text:style-name="P4">
За словами Кислиці, Рада Безпеки визначила шість грубих порушень щодо дітейпід час збройного конфлікту, які є підставою для включення до доповідіспецпредставника. Це, зокрема, вербування й використання дітей, убивство такаліцтво, сексуальне насильство, напади на школи й лікарні, викрадення дітей,відмова в гуманітарному доступі.</text:p>
      <text:p text:style-name="P4">
Кислиця наголосив, що Україна очікує конкретних результатів діяльностіспецпредставниці Генсека <text:a xlink:type="simple" xlink:href="https://www.ukrinform.ua/tag-oon" text:style-name="Internet_20_link" text:visited-style-name="Visited_20_Internet_20_Link">
 ООН </text:a>
 ВірджиніїГамби, зокрема від її поїздки в Росію, де вона зустрічалася з уповноваженою зправ дітей Марією Львовою-Бєловою.</text:p>
      <text:p text:style-name="P4">
«Ми очікуємо побачити конкретні результати турне спецпредставниці, а саме що <text:a xlink:type="simple" xlink:href="https://www.ukrinform.ua/tag-rosia" text:style-name="Internet_20_link" text:visited-style-name="Visited_20_Internet_20_Link">
РФ </text:a>
 припинить злочини проти українськихдітей та конструктивно сприятиме поверненню депортованих дітей в Україну», –зазначив він.</text:p>
      <text:p text:style-name="P4">
Постпред нагадав, що Гамба відвідала Україну на початку травня, де мала низкузустрічей з українськими високопосадовцями. У середині травня вона такожпобувала в Росії, де «мала вельми контроверсійну зустріч» із Львовою-Бєловою,що «очікувано спричинило хвилю обурення, зокрема, серед правозахисноїспільноти, і не тільки», додав він.</text:p>
      <text:p text:style-name="P4">
Кислиця підкреслив, що найефективнішим способом запобігання злочинам щододітей є притягнення до відповідальності всіх порушників та забезпеченнясправедливості для постраждалих.</text:p>
      <text:p text:style-name="P4">
Постпред наголосив, що це обов’язок міжнародної спільноти, тому необхідно«консолідувати зусилля та спільно боротися з цими найбільш огидними воєннимизлочинами й злочинами проти людяності».</text:p>
      <text:p text:style-name="P4">
Він також зазначив, що Україна докладає великих зусиль для порятунку мільйонівдітей у світі, які потерпають від голоду. Українське зерно протягом багатьохроків використовується Продовольчою програмою ООН для порятунку від голодунаселення найбільш вразливих країн.</text:p>
      <text:p text:style-name="P4">
«Водночас, ми бачимо, що Росія цинічно продовжує використовувати голод якзброю, блокуючи українські морські порти, знищуючи аграрну інфраструктуру,забруднюючи мінами сільськогосподарські угіддя», – зауважив постпред.</text:p>
      <text:p text:style-name="P4">
За його словами, у країнах, де вже багато років тривають конфлікти – Ємені,Сомалі, Афганістані й Сирії, - «головним для захисту дітей є розв’язанняпроблеми голоду».</text:p>
      <text:p text:style-name="P4">
Зокрема, у Сомалі за минулий рік унаслідок посухи від голоду померло 43 тис.осіб, половина з яких діти. Ще 18 тис. можуть загинути протягом пів року, якщоне буде надана відповідна міжнародна допомога. Загалом у цій країні віднедоїдання потерпають близько 1,8 млн дітей віком до п’яти років.</text:p>
      <text:p text:style-name="P4">
У Ємені 2,2 млн дітей суттєво недоїдають, а понад 540 тис. голодують. Загаломза час конфлікту, який триває з 2015 року, там убито чи покалічено понад 11тис. дітей.</text:p>
      <text:p text:style-name="P4">
В Афганістані за час конфлікту, який триває з 2001 року, убито й покаліченопонад 35 тис. дітей. Після того, як у серпні 2021-го владу захопив Талібан,становище дітей значно погіршилося. На сьогодні, за оцінками ЮНІСЕФ, 100%дітей у країні, яких налічується майже 13 млн, потребують гуманітарноїдопомоги. При цьому голод є причиною 45% дитячих смертей. Через недоступністьелементарної медичної допомоги там щодня помирають 212 дітей.</text:p>
      <text:p text:style-name="P4">
«Я навів ці жахливі цифри для того, щоб показати, наскільки критично важливоює зернова ініціатива, яку всіляко блокує Росія», – наголосив Кислиця.</text:p>
      <text:p text:style-name="P4">
<text:span text:style-name="T4">
Читайте також:</text:span>
 <text:a xlink:type="simple" xlink:href="https://www.ukrinform.ua/rubric-society/3717115-rozvazana-rosieu-vijna-porusue-prava-miljoniv-ukrainskih-ditej-smigal.html" text:style-name="Internet_20_link" text:visited-style-name="Visited_20_Internet_20_Link">
 Розв’язана Росією війна порушує права мільйонівукраїнських дітей - Шмигаль </text:a>
</text:p>
      <text:p text:style-name="P4">
Як повідомляв Укрінформ, 17 травня дію «зернової угоди» було продовжено на двамісяці – до 18 липня. Проте Росія минулого тижня заявила, що якщо її вимогизбільшення експорту зерна й добрив не будуть виконані, вона не продовжитьугоду після цієї дати. З такою самою погрозою Москва виступала у березні.</text:p>
      <text:p text:style-name="P4">
17 березня цього року Міжнародний кримінальний суд у Гаазі <text:a xlink:type="simple" xlink:href="https://www.ukrinform.ua/rubric-world/3683849-miznarodnij-kriminalnij-sud-vidav-order-na-arest-putina.html" text:style-name="Internet_20_link" text:visited-style-name="Visited_20_Internet_20_Link">
 видав ордери наарешт </text:a>
 Марії Львови-Бєлової і Володимира Путінау зв’язку з воєнними злочинами - депортацією та незаконним переміщеннямнаселення, зокрема дітей, з окупованої території України.</text:p>
      <text:p text:style-name="P4">
Source: <text:a xlink:type="simple" xlink:href="https://www.ukrinform.ua/rubric-polytics/3717150-zahist-ditej-pid-cas-vijni-e-odnim-z-prioritetiv-ukraini-v-oon-kislica.html" text:style-name="Internet_20_link" text:visited-style-name="Visited_20_Internet_20_Link">
https://www.ukrinform.ua/rubric-polytics/3717150-zahist-ditej-pid-cas-vijni-e-odnim-z-prioritetiv-ukraini-v-oon-kislica.html</text:a>
</text:p>
      <!--NEWS-->
      <text:h text:style-name="P10" text:outline-level="1">
<text:span text:style-name="T4">
Україна отримала цьогоріч $19,8 мільярда міжнародної допомоги</text:span>
</text:h>
      <text:p text:style-name="P4">
Authors: Ukrinform (Person)</text:p>
      <text:p text:style-name="P4">
Publisher: Укринформ (Organization)</text:p>
      <text:p text:style-name="P4">
Published Time: 2023-06-01T18:35:51+03:00</text:p>
      <text:p text:style-name="P4">
Modified Time: 2023-06-01T18:35:51+03:00</text:p>
      <text:p text:style-name="P4">
Description: Україна у поточному році отримала від міжнародних партнерів 19,79 млрд доларів США фінансової допомоги. — Укрінформ.</text:p>
      <text:p text:style-name="P4">
Images: ['<text:a xlink:type="simple" xlink:href="https://static.ukrinform.com/photos/2019_09/thumb_files/630_360_1568557980-551.jpg" text:style-name="Internet_20_link" text:visited-style-name="Visited_20_Internet_20_Link">
630_360_15685...</text:a>
']</text:p>
      <text:p text:style-name="P4">
Tags: ['Україна', 'Гроші', 'допомога', 'Війна з Росією']</text:p>
      <text:p text:style-name="P4">
Type: Article</text:p>
      <!--METADATA-->
      <text:p text:style-name="P4">
<draw:frame draw:style-name="fr1" draw:name="Image183" text:anchor-type="as-char" svg:width="6.9236in" svg:height="3.956343in" draw:z-index="0">
<draw:image xlink:href="../Images/yкринформ/2023-06-01T18-35-51-03-00/630_360_1568557980-551.jpg" xlink:type="simple" xlink:show="embed" xlink:actuate="onLoad" draw:mime-type="image/jpeg"/>
</draw:frame>
 Україна употочному році отримала від міжнародних партнерів 19,79 млрд доларів СШАфінансової допомоги.</text:p>
      <text:p text:style-name="P4">
Про це повідомляє <text:a xlink:type="simple" xlink:href="http://www.mof.gov.ua/uk/news/ukraines_state_budget_financing_since_the_beginning_of_the_full-scale_war-3435" text:style-name="Internet_20_link" text:visited-style-name="Visited_20_Internet_20_Link">
 пресслужба Міністерства фінансів</text:a>
 , передає Укрінформ.</text:p>
      <text:p text:style-name="P4">
Зокрема, станом на 1 червня Україна отримала від США (6 млрд дол. США), ЄС(8,12 млрд дол.), МВФ (2,7 млрд дол.), Канади (1,76 млрд дол.), Світовогобанку (547 млн дол.).</text:p>
      <text:p text:style-name="P4">
Від початку повн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Окрім зовнішньої міжнародної допомоги до цієї суми входять кошти, залучені відрозміщення облігацій внутрішньої державної позики (ОВДП) у розмірі 6,74 млрддол. або 246 547 млн грн.</text:p>
      <text:p text:style-name="P4">
<text:span text:style-name="T4">
Читайте також:</text:span>
 <text:a xlink:type="simple" xlink:href="https://www.ukrinform.ua/rubric-economy/3716176-programa-rozsirenogo-finansuvanna-ukraina-ta-mvf-dosagli-ugodi-na-rivni-personalu.html" text:style-name="Internet_20_link" text:visited-style-name="Visited_20_Internet_20_Link">
 Програма розширеного фінансування: Україна та <text:span text:style-name="T4">
МВФ</text:span>
досягли угоди на рівні персоналу </text:a>
</text:p>
      <text:p text:style-name="P4">
Як повідомлялось, у 2023 році очікується 42 млрд доларів фінансової допомоги,включно з 4,6 млрд дол. від <text:a xlink:type="simple" xlink:href="https://www.ukrinform.ua/tag-mvf" text:style-name="Internet_20_link" text:visited-style-name="Visited_20_Internet_20_Link">
 Міжнародного валютного фонду</text:a>
 .</text:p>
      <text:p text:style-name="P4">
Source: <text:a xlink:type="simple" xlink:href="https://www.ukrinform.ua/rubric-economy/3717155-ukraina-otrimala-cogoric-198-milarda-miznarodnoi-dopomogi.html" text:style-name="Internet_20_link" text:visited-style-name="Visited_20_Internet_20_Link">
https://www.ukrinform.ua/rubric-economy/3717155-ukraina-otrimala-cogoric-198-milarda-miznarodnoi-dopomogi.html</text:a>
</text:p>
      <!--NEWS-->
      <text:h text:style-name="P10" text:outline-level="1">
<text:span text:style-name="T4">
Стартував пілотний проєкт із забезпечення прозорих іспитів у сервісних центрах МВС</text:span>
</text:h>
      <text:p text:style-name="P4">
Authors: Ukrinform (Person)</text:p>
      <text:p text:style-name="P4">
Publisher: Укринформ (Organization)</text:p>
      <text:p text:style-name="P4">
Published Time: 2023-06-01T18:40:00+03:00</text:p>
      <text:p text:style-name="P4">
Modified Time: 2023-06-01T18:40:00+03:00</text:p>
      <text:p text:style-name="P4">
Description: Відсьогодні стартує пілотний проєкт із забезпечення прозорих іспитів у сервісних центрах Міністерства внутрішніх справ. — Укрінформ.</text:p>
      <text:p text:style-name="P4">
Images: ['<text:a xlink:type="simple" xlink:href="https://static.ukrinform.com/photos/2023_06/thumb_files/630_360_1685633703-851.jpg" text:style-name="Internet_20_link" text:visited-style-name="Visited_20_Internet_20_Link">
630_360_16856...</text:a>
']</text:p>
      <text:p text:style-name="P4">
Tags: ['Іспит', 'МВС', 'Водійські права', 'Сервісні центри']</text:p>
      <text:p text:style-name="P4">
Type: Article</text:p>
      <!--METADATA-->
      <text:p text:style-name="P4">
<draw:frame draw:style-name="fr1" draw:name="Image184" text:anchor-type="as-char" svg:width="6.9236in" svg:height="3.951164in" draw:z-index="0">
<draw:image xlink:href="../Images/yкринформ/2023-06-01T18-40-00-03-00/630_360_1685633703-851.jpg" xlink:type="simple" xlink:show="embed" xlink:actuate="onLoad" draw:mime-type="image/jpeg"/>
</draw:frame>
Відсьогодні стартує пілотний проєкт із забезпечення прозорих іспитів усервісних центрах Міністерства внутрішніх справ.</text:p>
      <text:p text:style-name="P4">
Про це повідомив начальник Головного сервісного центру МВС Микола Рудик укоментарі <text:a xlink:type="simple" xlink:href="https://ukr.radio/news.html" text:style-name="Internet_20_link" text:visited-style-name="Visited_20_Internet_20_Link">
 Українському радіо</text:a>
, передає Укрінформ.</text:p>
      <text:p text:style-name="P4">
За словами Рудика, у чотирьох областях і приміщення зі складання теоретичного<text:a xlink:type="simple" xlink:href="https://www.ukrinform.ua/tag-ispit" text:style-name="Internet_20_link" text:visited-style-name="Visited_20_Internet_20_Link">
 іспиту </text:a>
 з отримання водійських прав, іавтомобілі практичного екзамену обладнають відеокамерами.</text:p>
      <text:p text:style-name="P4">
Глава ГСЦ МВС заявив, що експеримент розпочнуть у Київській, Вінницькій,Львівській та Одеській областях. У центрах теоретичні класи та класи дляскладання іспитів будуть облаштовані сучасними відеокамерами.</text:p>
      <text:p text:style-name="P4">
“Тобто, контролюватиметься кожен сантиметр, кожен куточок кожногоекзаменаційного класу... за допомогою відео і за допомогою аудіо. Не будежодної можливості, щоб хтось комусь допомагав”, - запевнив він.</text:p>
      <text:p text:style-name="P4">
За його словами, відеокамери встановлюються і в автомобілях, на яких утериторіальних сервісних центрах МВС приймають практичний іспит.</text:p>
      <text:p text:style-name="P4">
“Ці камери контролюватимуть напрям руху транспортного засобу попереду тапозаду авто, а також внутрішній простір салону машини. Салон такожконтролюватиметься як за допомогою відео, так і аудіо”, – пояснив Рудик.</text:p>
      <text:p text:style-name="P4">
При цьому йдеться про можливість записатися на складання практичного іспиту вцих регіонах онлайн. "Ми мінімізуємо кількість часу для попереднього запису.Якщо людина після вивчення теорії хоче скласти іспит, то може зайти через сайтГоловного сервісного центру, обрати будь-який зручний в цих регіонах сервіснийцентр і час складання практичного іспиту", – розповів Рудик.</text:p>
      <text:p text:style-name="P4">
За його даними, експеримент розпочинається з 1 червня і триватиме два місяці.За цей період працівники ГСЦ МВС узагальнять інформацію, врахують пропозиції,недопрацювання і після узагальнення приймуть зміни.</text:p>
      <text:p text:style-name="P4">
“До кінця року ми запровадимо цю стратегію в інших регіонах України”, - додаввін.</text:p>
      <text:p text:style-name="P4">
За словами керівника ГСЦ, відео з теоретичного екзамену зберігатиметься доскладання практичного іспиту, під час іспиту на дорогах.</text:p>
      <text:p text:style-name="P4">
“Стосовно застережень, що відео з іспитів можуть зникнути, то правилапрописані так, щоб унеможливити людське втручання у фіксацію цих процесів. Всебуде автоматизовано, щоб не було можливості щось приховати або прибрати певніаспекти. Автівки будуть укомплектовані камерами з кутом на 360 градусів, щоунеможливить “сліпі” зони", - зауважив він.</text:p>
      <text:p text:style-name="P4">
<text:span text:style-name="T4">
Читайте також:</text:span>
 <text:a xlink:type="simple" xlink:href="https://www.ukrinform.ua/rubric-society/3714279-ispit-na-vodijski-prava-fiksuvatimut-minimum-cotiri-videokameri.html" text:style-name="Internet_20_link" text:visited-style-name="Visited_20_Internet_20_Link">
 <text:span text:style-name="T4">
Іспит</text:span>
 на <text:span text:style-name="T4">
водійські</text:span>
 <text:span text:style-name="T4">
права</text:span>
 <text:span text:style-name="T4">
фіксуватимуть</text:span>
<text:span text:style-name="T4">
мінімум</text:span>
 <text:span text:style-name="T4">
чотири</text:span>
 <text:span text:style-name="T4">
відеокамери</text:span>
 </text:a>
</text:p>
      <text:p text:style-name="P4">
Рудик зазначив, що також в автомобілях буде аудіоконтроль – будь-які проханнякандидатів, пропозиції від їхніх екзаменаторів фіксуватимуться.</text:p>
      <text:p text:style-name="P4">
“Тож кандидати, які пройшли навчання, почуватимуться більш впевнено, аджепісля виконання завдань екзаменатора кандидат зможе оскаржити його рішення,якщо воно його не влаштує. Оскаржити рішення можна буде протягом 30 днів”, –додав голова Головного сервісного центру МВС.</text:p>
      <text:p text:style-name="P4">
За його словами, процедура оскарження проводитиметься через регіональнісервісні центри.</text:p>
      <text:p text:style-name="P4">
Як <text:a xlink:type="simple" xlink:href="https://www.ukrinform.ua/rubric-ato/3703905-mvs-majze-vtrici-zmensit-kilkist-servisnih-centriv-zadla-minimizacii-korupcii.html" text:style-name="Internet_20_link" text:visited-style-name="Visited_20_Internet_20_Link">
 повідомлялося </text:a>
 ,раніше міністр внутрішніх справ Ігор Клименко анонсував зменшення кількостісервісних центрів зі 148 до 55 з метою мінімізації корупції під час складанняіспитів на водійські посвідчення.</text:p>
      <text:p text:style-name="P4">
Source: <text:a xlink:type="simple" xlink:href="https://www.ukrinform.ua/rubric-society/3717157-startuvav-pilotnij-proekt-iz-zabezpecenna-prozorih-ispitiv-u-servisnih-centrah-mvs.html" text:style-name="Internet_20_link" text:visited-style-name="Visited_20_Internet_20_Link">
https://www.ukrinform.ua/rubric-society/3717157-startuvav-pilotnij-proekt-iz-zabezpecenna-prozorih-ispitiv-u-servisnih-centrah-mvs.html</text:a>
</text:p>
      <!--NEWS-->
      <text:h text:style-name="P10" text:outline-level="1">
<text:span text:style-name="T4">
У Молдові Зеленський зустрівся з Сунаком - говорили про Storm Shadow та війну</text:span>
</text:h>
      <text:p text:style-name="P4">
Authors: Ukrinform (Person)</text:p>
      <text:p text:style-name="P4">
Publisher: Укринформ (Organization)</text:p>
      <text:p text:style-name="P4">
Published Time: 2023-06-01T18:42:00+03:00</text:p>
      <text:p text:style-name="P4">
Modified Time: 2023-06-01T18:42:00+03:00</text:p>
      <text:p text:style-name="P4">
Description: У межах візиту до Молдови Президент України Володимир Зеленський провів зустріч із Прем’єр-міністром Великої Британії Ріші Сунаком та поінформував його про ситуацію на фронті. — Укрінформ.</text:p>
      <text:p text:style-name="P4">
Images: ['<text:a xlink:type="simple" xlink:href="https://static.ukrinform.com/photos/2023_06/thumb_files/630_360_1685634601-871.jpeg" text:style-name="Internet_20_link" text:visited-style-name="Visited_20_Internet_20_Link">
630_360_16856...</text:a>
']</text:p>
      <text:p text:style-name="P4">
Tags: ['Молдова', 'Зеленський', 'Війна з Росією', 'Ріші Сунак']</text:p>
      <text:p text:style-name="P4">
Type: Article</text:p>
      <!--METADATA-->
      <text:p text:style-name="P4">
<draw:frame draw:style-name="fr1" draw:name="Image185" text:anchor-type="as-char" svg:width="6.9236in" svg:height="3.956343in" draw:z-index="0">
<draw:image xlink:href="../Images/yкринформ/2023-06-01T18-42-00-03-00/630_360_1685634601-871.jpeg" xlink:type="simple" xlink:show="embed" xlink:actuate="onLoad" draw:mime-type="image/jpeg"/>
</draw:frame>
 У межахвізиту до Молдови Президент України Володимир Зеленський провів зустріч ізПрем’єр-міністром Великої Британії Ріші Сунаком та поінформував його проситуацію на фронті.</text:p>
      <text:p text:style-name="P4">
Як передає Укрінформ, про це повідомляє <text:a xlink:type="simple" xlink:href="https://www.president.gov.ua/news/u-moldovi-volodimir-zelenskij-zustrivsya-z-rishi-sunakom-83325" text:style-name="Internet_20_link" text:visited-style-name="Visited_20_Internet_20_Link">
 пресслужба глави держави</text:a>
 .</text:p>
      <text:p text:style-name="P4">
Глава держави відзначив, що це вже третя зустріч лідерів за останній місяць.Він подякував Сполученому Королівству за потужну підтримку України в боротьбіз російською агресією.</text:p>
      <text:p text:style-name="P4">
“Я вдячний Великій Британії й особисто пану Прем’єр-міністру за допомогу, яканадається Україні. За лідерство у створенні танкової та авіаційної коаліцій,зокрема в готовності почати підготовку українських пілотів”, – наголосивПрезидент.</text:p>
      <text:p text:style-name="P4">
 <text:span text:style-name="T4">
Читайтетакож:</text:span>
 <text:a xlink:type="simple" xlink:href="https://www.ukrinform.ua/rubric-polytics/3717019-bezpekovi-garantii-ta-eksport-zerna-zelenskij-zustrivsa-z-prezidentkou-evrokomisii.html" text:style-name="Internet_20_link" text:visited-style-name="Visited_20_Internet_20_Link">
 Безпекові гарантії та експорт зерна: Зеленський зустрівся зпрезиденткою Єврокомісії </text:a>
</text:p>
      <text:p text:style-name="P4">
<text:a xlink:type="simple" xlink:href="https://www.ukrinform.ua/tag-zelenskij" text:style-name="Internet_20_link" text:visited-style-name="Visited_20_Internet_20_Link">
 Зеленський </text:a>
 високо оцінив нещодавнюпередачу Україні далекобійних ракет Storm Shadow.</text:p>
      <text:p text:style-name="P4">
“Це саме та зброя, якої ми потребуємо сьогодні. Вона допомагає нам перемогти”,– акцентував він.</text:p>
      <text:p text:style-name="P4">
Глава держави під час переговорів поінформував Прем'єр-міністра про ситуаціюна фронті. Президент наголосив на тому, що протягом останніх днів російськийагресор значно активізував ракетний терор та атаки безпілотниками, що свідчитьпро необхідність посилення протиповітряної оборони України.</text:p>
      <text:p text:style-name="P4">
“Для захисту нашого населення та цивільної інфраструктури необхідно створитиповітряний щит над українськими містами”, – зазначив Зеленський.</text:p>
      <text:p text:style-name="P4">
</text:p>
      <text:p text:style-name="P4">
На зустрічі також порушувалося питання щодо очікувань України від Вільнюськогосаміту НАТО. Глава держави акцентував, що для України важливо отримати чіткийсигнал про перспективи членства в Альянсі, що буде ще одним мотиваційнимчинником для Збройних сил України та всього українського народу.</text:p>
      <text:p text:style-name="P4">
<text:span text:style-name="T4">
Читайте також:</text:span>
 <text:a xlink:type="simple" xlink:href="https://www.ukrinform.ua/rubric-polytics/3716989-sandu-samit-bila-kordoniv-ukraini-e-svidcennam-solidarnosti.html" text:style-name="Internet_20_link" text:visited-style-name="Visited_20_Internet_20_Link">
 <text:span text:style-name="T4">
Санду</text:span>
 : Саміт біля кордонів України є свідченнямсолідарності </text:a>
</text:p>
      <text:p text:style-name="P4">
Окрему увагу співрозмовники приділили реалізації української формули миру йорганізації Глобального саміту миру, необхідності подальшого посилення тискуна державу-агресора та підготовці до проведення Лондонської міжнародноїконференції з відбудови України.</text:p>
      <text:p text:style-name="P4">
Як повідомлялося, Президент Володимир Зеленський у четвер перебуває з візитому Молдові, де взяв участь у відкритті саміту Європейської політичноїспільноти.</text:p>
      <text:p text:style-name="P4">
<text:span text:style-name="T5">
Фото: ОП</text:span>
</text:p>
      <text:p text:style-name="P4">
Source: <text:a xlink:type="simple" xlink:href="https://www.ukrinform.ua/rubric-polytics/3717163-u-moldovi-zelenskij-zustrivsa-z-sunakom-govorili-pro-storm-shadow-ta-vijnu.html" text:style-name="Internet_20_link" text:visited-style-name="Visited_20_Internet_20_Link">
https://www.ukrinform.ua/rubric-polytics/3717163-u-moldovi-zelenskij-zustrivsa-z-sunakom-govorili-pro-storm-shadow-ta-vijnu.html</text:a>
</text:p>
      <!--NEWS-->
      <text:h text:style-name="P10" text:outline-level="1">
<text:span text:style-name="T4">
Китай заявив, що стежить за підготовкою нових санкцій ЄС проти Росії і захищатиме свої компанії</text:span>
</text:h>
      <text:p text:style-name="P4">
Authors: Ukrinform (Person)</text:p>
      <text:p text:style-name="P4">
Publisher: Укринформ (Organization)</text:p>
      <text:p text:style-name="P4">
Published Time: 2023-06-01T18:44:00+03:00</text:p>
      <text:p text:style-name="P4">
Modified Time: 2023-06-01T18:44:00+03:00</text:p>
      <text:p text:style-name="P4">
Description: Пекін уважно стежить за перебігом обговорень країнами Європейського Союзу 11-го пакета санкцій проти Росії, запровадження яких може привести до обмежень у торгівлі Китаю з РФ. — Укрінформ.</text:p>
      <text:p text:style-name="P4">
Images: ['<text:a xlink:type="simple" xlink:href="https://static.ukrinform.com/photos/2023_05/thumb_files/630_360_1683814858-971.jpg" text:style-name="Internet_20_link" text:visited-style-name="Visited_20_Internet_20_Link">
630_360_16838...</text:a>
']</text:p>
      <text:p text:style-name="P4">
Tags: ['Антиросійські санкції', 'Євросоюз', 'Китай', 'Торгівля']</text:p>
      <text:p text:style-name="P4">
Type: Article</text:p>
      <!--METADATA-->
      <text:p text:style-name="P4">
<draw:frame draw:style-name="fr1" draw:name="Image188" text:anchor-type="as-char" svg:width="6.9236in" svg:height="3.956343in" draw:z-index="0">
<draw:image xlink:href="../Images/yкринформ/2023-06-01T18-44-00-03-00/630_360_1683814858-971.jpg" xlink:type="simple" xlink:show="embed" xlink:actuate="onLoad" draw:mime-type="image/jpeg"/>
</draw:frame>
 Пекінуважно стежить за перебігом обговорень країнами Європейського Союзу 11-гопакета санкцій проти Росії, запровадження яких може привести до обмежень уторгівлі Китаю з РФ.</text:p>
      <text:p text:style-name="P4">
Про це на брифінгу заявив речник Міністерства торгівлі КНР Шу Цзютін,коментуючи дискусії в ЄС навколо 11-го пакета, до якого включено й 7китайських компаній, передає власний кореспондент Укрінформу.</text:p>
      <text:p text:style-name="P4">
«Китай завжди рішуче виступає проти односторонніх санкцій і «довгоїюрисдикції», які не мають підґрунтя в міжнародному праві та не санкціонованіРадою Безпеки ООН», - сказав Шу.</text:p>
      <text:p text:style-name="P4">
<text:span text:style-name="T4">
Читайте також:</text:span>
 <text:a xlink:type="simple" xlink:href="https://www.ukrinform.ua/rubric-economy/3717138-kitaj-ta-india-u-travni-otrimali-rekordni-obsagi-rosijskoi-nafti.html" text:style-name="Internet_20_link" text:visited-style-name="Visited_20_Internet_20_Link">
 <text:span text:style-name="T4">
Китай</text:span>
 та Індія у травні отримали рекордні обсягиросійської нафти </text:a>
</text:p>
      <text:p text:style-name="P4">
За його словами, в Пекіні сподіваються, що європейська сторона «цінуєзагальний стан взаємної довіри та співпраці між Китаєм і ЄС, діятиме виваженота не створюватиме поганого прецеденту».</text:p>
      <text:p text:style-name="P4">
« <text:a xlink:type="simple" xlink:href="https://www.ukrinform.ua/tag-kitaj" text:style-name="Internet_20_link" text:visited-style-name="Visited_20_Internet_20_Link">
 Китай </text:a>
 приділяє увагу відповіднимподіям і твердо захищатиме права китайських компаній на ведення нормальноїторгівлі», - зазначив речник.</text:p>
      <text:p text:style-name="P4">
<text:span text:style-name="T4">
Читайте також:</text:span>
 <text:a xlink:type="simple" xlink:href="https://www.ukrinform.ua/rubric-polytics/3715712-kitaj-poslavsa-na-zaavu-kulebi-sob-vidpovisti-na-poavu-v-zmi-propozicij-viddati-rf-teritorii-ukraini.html" text:style-name="Internet_20_link" text:visited-style-name="Visited_20_Internet_20_Link">
 <text:span text:style-name="T4">
Китай</text:span>
 нагадав заяву Кулеби, щоб відповісти на появу вЗМІ «пропозицій» віддати РФ частину України </text:a>
</text:p>
      <text:p text:style-name="P4">
Європейська комісія в 11-му пакеті вперше запропонувала інструмент дляобмеження торгівлі з третіми країнами, які допомагають Росії обходитивстановлені обмеження. Деякі з китайських компаній із запропонованого ЄСсписку, зокрема, виробники електроніки, вже потрапили під санкції СполученихШтатів за постачання продукції організаціям і підприємствам військово-промислового комплексу РФ.</text:p>
      <text:p text:style-name="P4">
Як повідомляв Укрінформ, наразі країни ЄС обговорюють 11-й пакет <text:a xlink:type="simple" xlink:href="https://www.ukrinform.ua/tag-antirossijskie-sankcii" text:style-name="Internet_20_link" text:visited-style-name="Visited_20_Internet_20_Link">
 санкційпроти Росії </text:a>
 післяпочатку повномасштабного вторгнення Москви в Україну понад рік тому.</text:p>
      <text:p text:style-name="P4">
У той час, як 10 попередніх санкційних пакетів були зосереджені на заходах,спрямованих на зменшення фінансових можливостей Кремля продовжувати війну,тепер Брюссель хоче унеможливити обхід Росією раніше запровадженоготорговельного ембарго за допомогою третіх країн.</text:p>
      <text:p text:style-name="P4">
Source: <text:a xlink:type="simple" xlink:href="https://www.ukrinform.ua/rubric-world/3717159-kitaj-zaaviv-so-stezit-za-pidgotovkou-novih-sankcij-es-proti-rosii-i-zahisatime-svoi-kompanii.html" text:style-name="Internet_20_link" text:visited-style-name="Visited_20_Internet_20_Link">
https://www.ukrinform.ua/rubric-world/3717159-kitaj-zaaviv-so-stezit-za-pidgotovkou-novih-sankcij-es-proti-rosii-i-zahisatime-svoi-kompanii.html</text:a>
</text:p>
      <!--NEWS-->
      <text:h text:style-name="P10" text:outline-level="1">
<text:span text:style-name="T4">
Зеленський: Ми збиваємо будь-який тип російських ракет</text:span>
</text:h>
      <text:p text:style-name="P4">
Authors: Ukrinform (Person)</text:p>
      <text:p text:style-name="P4">
Publisher: Укринформ (Organization)</text:p>
      <text:p text:style-name="P4">
Published Time: 2023-06-01T18:49:00+03:00</text:p>
      <text:p text:style-name="P4">
Modified Time: 2023-06-01T18:49:00+03:00</text:p>
      <text:p text:style-name="P4">
Description: Українська протиповітряна оборона завдяки допомозі партнерів здатна збивати всі типи російських ракет, проте Київ потребує більше систем “Петріот”, поки не має винищувачів F-16.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Молдова', 'Зеленський', 'Patriot ', 'Європейська політична спільнота']</text:p>
      <text:p text:style-name="P4">
Type: Article</text:p>
      <!--METADATA-->
      <text:p text:style-name="P4">
<draw:frame draw:style-name="fr1" draw:name="Image189" text:anchor-type="as-char" svg:width="6.9236in" svg:height="3.956343in" draw:z-index="0">
<draw:image xlink:href="../Images/yкринформ/2023-06-01T18-49-00-03-00/630_360_1668631319-314.jpg" xlink:type="simple" xlink:show="embed" xlink:actuate="onLoad" draw:mime-type="image/jpeg"/>
</draw:frame>
 Українськапротиповітряна оборона завдяки допомозі партнерів здатна збивати всі типиросійських ракет, проте Київ потребує більше систем “Петріот”, поки не маєвинищувачів F-16.</text:p>
      <text:p text:style-name="P4">
Про це Президент Володимир Зеленський сказав у <text:a xlink:type="simple" xlink:href="http://www.facebook.com/watch/live/" text:style-name="Internet_20_link" text:visited-style-name="Visited_20_Internet_20_Link">
 спілкуванні зі ЗМІ</text:a>
під час другої зустрічі Європейської політичної спільноти, передаєкореспондент Укрінформу.</text:p>
      <text:p text:style-name="P4">
“Нам потрібні сучасні винищувачі. І це частина не просто нашого контрнаступу,це - питання захисту нашого неба, логістики і перш за все - народу України…Сьогодні нам складно, у нас немає сучасних винищувачів, і тому перевага в небіу Російської Федерації. Але мотивація все одно сильніша, тому я впевнений унашій перемозі”, - підкреслив <text:a xlink:type="simple" xlink:href="https://www.ukrinform.ua/tag-zelenskij" text:style-name="Internet_20_link" text:visited-style-name="Visited_20_Internet_20_Link">
 Зеленський </text:a>
 .</text:p>
      <text:p text:style-name="P4">
Він також подякував партнерам, які "почули Україну".</text:p>
      <text:p text:style-name="P4">
<text:span text:style-name="T5">
Відео: ОП</text:span>
</text:p>
      <text:p text:style-name="P4">
Відповідаючи на запитання щодо коаліції “Петріотів”, глава держави зазначив:“До винищувачів ще треба дожити - і ми це зробимо обов’язково, - не втратитибагато людей, тому дуже важливо мати захист. Чому “Петріоти”? Тому що“Петріоти” показали всьому світу, як це працює. Ми збиваємо будь-які видиракет Російської Федерації”.</text:p>
      <text:p text:style-name="P4">
Президент підкреслив, що це дуже важливий висновок щодо захисту світу.</text:p>
      <text:p text:style-name="P4">
“Поки в нас не буде літаків, нам потрібно більше “Петріотів”... І тому нампотрібна коаліція “Петріотів”. І якщо були б якісь іще системи, які спроможнізахистити від будь-якого виду сучасного російського зла, ми б говорили проних. У нас багато різних систем, я вдячний усім партнерам, але “Петріоти” - це“Петріоти”, - наголосив Зеленський.</text:p>
      <text:p text:style-name="P4">
Він також прокоментував "коаліцію літаків", зауваживши, що головну роль маютьвідіграти Сполучені Штати Америки, адже F- 16 - це їхні літаки.</text:p>
      <text:p text:style-name="P4">
"І незважаючи на те, що наші колеги, союзники готові нам допомогти, все ж такице Сполучених Штатів літаки. Але сьогодні я почув потужну підтримку, великукількість країн, і що важливо - велику кількість літаків-винищувачів, які, явпевнений, в найближчий час під лідерством Сполучених Штатів ми об’єднаємо ізробимо цю коаліцію”, - сказав Зеленський.</text:p>
      <text:p text:style-name="P4">
<text:span text:style-name="T4">
Читайте також:</text:span>
 <text:a xlink:type="simple" xlink:href="https://www.ukrinform.ua/rubric-polytics/3717163-u-moldovi-zelenskij-zustrivsa-z-sunakom-govorili-pro-storm-shadow-ta-vijnu.html" text:style-name="Internet_20_link" text:visited-style-name="Visited_20_Internet_20_Link">
 У Молдові <text:span text:style-name="T4">
Зеленський</text:span>
 зустрівся з Сунаком - говорилипро Storm Shadow та війну </text:a>
</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контексті війни в Україні та пов'язаних із неюкриз, захист демократії, зміцнення енергетичної безпеки та стійкостієвропейських держав.</text:p>
      <text:p text:style-name="P4">
Source: <text:a xlink:type="simple" xlink:href="https://www.ukrinform.ua/rubric-ato/3717162-zelenskij-mi-zbivaemo-budakij-tip-rosijskih-raket.html" text:style-name="Internet_20_link" text:visited-style-name="Visited_20_Internet_20_Link">
https://www.ukrinform.ua/rubric-ato/3717162-zelenskij-mi-zbivaemo-budakij-tip-rosijskih-raket.html</text:a>
</text:p>
      <!--NEWS-->
      <text:h text:style-name="P10" text:outline-level="1">
<text:span text:style-name="T4">
Наступний Європейський саміт пройде у жовтні в Іспанії</text:span>
</text:h>
      <text:p text:style-name="P4">
Authors: Ukrinform (Person)</text:p>
      <text:p text:style-name="P4">
Publisher: Укринформ (Organization)</text:p>
      <text:p text:style-name="P4">
Published Time: 2023-06-01T18:52:00+03:00</text:p>
      <text:p text:style-name="P4">
Modified Time: 2023-06-01T18:52:00+03:00</text:p>
      <text:p text:style-name="P4">
Description: Наступний саміт Європейської політичної спільноти пройде в іспанській Гранаді 5 жовтня. — Укрінформ.</text:p>
      <text:p text:style-name="P4">
Images: ['<text:a xlink:type="simple" xlink:href="https://static.ukrinform.com/photos/2018_08/thumb_files/630_360_1533201079-1134.jpg" text:style-name="Internet_20_link" text:visited-style-name="Visited_20_Internet_20_Link">
630_360_15332...</text:a>
']</text:p>
      <text:p text:style-name="P4">
Tags: ['Європа', 'Іспанія', 'Саміт', 'Політика']</text:p>
      <text:p text:style-name="P4">
Type: Article</text:p>
      <!--METADATA-->
      <text:p text:style-name="P4">
<draw:frame draw:style-name="fr1" draw:name="Image190" text:anchor-type="as-char" svg:width="6.9236in" svg:height="3.956343in" draw:z-index="0">
<draw:image xlink:href="../Images/yкринформ/2023-06-01T18-52-00-03-00/630_360_1533201079-1134.jpg" xlink:type="simple" xlink:show="embed" xlink:actuate="onLoad" draw:mime-type="image/jpeg"/>
</draw:frame>
 Наступнийсаміт Європейської політичної спільноти пройде в іспанській Гранаді 5 жовтня.</text:p>
      <text:p text:style-name="P4">
Про це заявив премʼєр-міністр Іспанії Педро Санчес на пресконференції зарезультатами другого саміту Спільноти у Кишиневі, передає кореспондентУкрінформу.</text:p>
      <text:p text:style-name="P4">
"Моя країна прийматиме наступне засідання цього форуму. <text:a xlink:type="simple" xlink:href="https://www.ukrinform.ua/tag-ispania" text:style-name="Internet_20_link" text:visited-style-name="Visited_20_Internet_20_Link">
 Іспанія</text:a>
 чекає на вас у стародавньому містіГранада 5 жовтня для продовження нашого обговорення з метою досягнення нашихідеалів, передусім для зміцнення наших зв’язків та єдності", - сказав Санчес.</text:p>
      <text:p text:style-name="P4">
На його переконання, сьогоднішня зустріч стала чітким "посланням єдностієвропейської сім’ї проти путінської агресивної війни проти України". За йогословами, демократичні свободи, принципи та цінності, які лежать в основі ЄС таміжнародного порядку денного, також опинилися під загрозою через цю війну, тожєвропейські країни мають на них спільно реагувати.</text:p>
      <text:p text:style-name="P4">
Санчес додав, що учасники саміту Європейської політичної спільноти у Кишиневітакож особисто запевнили Президента Володимира Зеленського "у підтримці зусильз досягнення стійкого та справедливого миру в Україні".</text:p>
      <text:p text:style-name="P4">
<text:span text:style-name="T4">
Читайте також:</text:span>
 <text:a xlink:type="simple" xlink:href="https://www.ukrinform.ua/rubric-polytics/3716989-sandu-samit-bila-kordoniv-ukraini-e-svidcennam-solidarnosti.html" text:style-name="Internet_20_link" text:visited-style-name="Visited_20_Internet_20_Link">
 Санду: <text:span text:style-name="T4">
Саміт</text:span>
 біля кордонів України є свідченнямсолідарності </text:a>
</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контексті війни в Україні та пов'язаних із неюкриз, захист демократії, зміцнення енергетичної безпеки та стійкостієвропейських держав.</text:p>
      <text:p text:style-name="P4">
Європейська політична спільнота об'єднує 27 членів Євросоюзу і 20 їхніхпартнерів, включаючи Україну.</text:p>
      <text:p text:style-name="P4">
Source: <text:a xlink:type="simple" xlink:href="https://www.ukrinform.ua/rubric-world/3717164-nastupnij-samit-evropejskoi-politicnoi-spilnoti-projde-u-zovtni-v-ispanii.html" text:style-name="Internet_20_link" text:visited-style-name="Visited_20_Internet_20_Link">
https://www.ukrinform.ua/rubric-world/3717164-nastupnij-samit-evropejskoi-politicnoi-spilnoti-projde-u-zovtni-v-ispanii.html</text:a>
</text:p>
      <!--NEWS-->
      <text:h text:style-name="P10" text:outline-level="1">
<text:span text:style-name="T4">
Норвезькі інструктори вчать українських новобранців виживанню</text:span>
</text:h>
      <text:p text:style-name="P4">
Authors: Ukrinform (Person)</text:p>
      <text:p text:style-name="P4">
Publisher: Укринформ (Organization)</text:p>
      <text:p text:style-name="P4">
Published Time: 2023-06-01T18:53:54+03:00</text:p>
      <text:p text:style-name="P4">
Modified Time: 2023-06-01T18:53:54+03:00</text:p>
      <text:p text:style-name="P4">
Description: У Великій Британії інструктори Норвезької національної гвардії вчать українських новобранців використанню переносної протитанкової керованої ракети NLAW, протизасадним діям і виживанню. — Укрінформ.</text:p>
      <text:p text:style-name="P4">
Images: ['<text:a xlink:type="simple" xlink:href="https://static.ukrinform.com/photos/2023_06/thumb_files/630_360_1685634346-5340.jpeg" text:style-name="Internet_20_link" text:visited-style-name="Visited_20_Internet_20_Link">
630_360_16856...</text:a>
']</text:p>
      <text:p text:style-name="P4">
Tags: ['Армія', 'Британія', 'Норвегія']</text:p>
      <text:p text:style-name="P4">
Type: Article</text:p>
      <!--METADATA-->
      <text:p text:style-name="P4">
<draw:frame draw:style-name="fr1" draw:name="Image191" text:anchor-type="as-char" svg:width="6.9236in" svg:height="3.956343in" draw:z-index="0">
<draw:image xlink:href="../Images/yкринформ/2023-06-01T18-53-54-03-00/630_360_1685634346-5340.jpeg" xlink:type="simple" xlink:show="embed" xlink:actuate="onLoad" draw:mime-type="image/jpeg"/>
</draw:frame>
 УВеликій Британії інструктори Норвезької національної гвардії вчать українськихновобранців використанню переносної протитанкової керованої ракети NLAW,протизасадним діям і виживанню.</text:p>
      <text:p text:style-name="P4">
Як передає Укрінформ, про це Генеральний штаб Збройних сил України повідомив у<text:a xlink:type="simple" xlink:href="https://www.facebook.com/GeneralStaff.ua/posts/pfbid02iSf2T2hC1gSm7wjSgn2KKrW4WTdESMZefEeU5aTiiYuJ8dPH9B6ax5ci87FX5Kt4l" text:style-name="Internet_20_link" text:visited-style-name="Visited_20_Internet_20_Link">
 Фейсбуці</text:a>
.</text:p>
      <text:p text:style-name="P4">
</text:p>
      <text:p text:style-name="P4">
<text:a xlink:type="simple" xlink:href="https://static.ukrinform.com/photos/2023_06/1685634345-4807.jpeg" text:style-name="Internet_20_link" text:visited-style-name="Visited_20_Internet_20_Link">
 </text:a>
 <text:a xlink:type="simple" xlink:href="https://static.ukrinform.com/photos/2023_06/1685634345-2435.jpeg" text:style-name="Internet_20_link" text:visited-style-name="Visited_20_Internet_20_Link">
</text:a>
 <text:a xlink:type="simple" xlink:href="https://static.ukrinform.com/photos/2023_06/1685634345-7621.jpeg" text:style-name="Internet_20_link" text:visited-style-name="Visited_20_Internet_20_Link">
</text:a>
 <text:a xlink:type="simple" xlink:href="https://static.ukrinform.com/photos/2023_06/1685634345-3309.jpeg" text:style-name="Internet_20_link" text:visited-style-name="Visited_20_Internet_20_Link">
</text:a>
 <text:a xlink:type="simple" xlink:href="https://static.ukrinform.com/photos/2023_06/1685634345-2097.jpeg" text:style-name="Internet_20_link" text:visited-style-name="Visited_20_Internet_20_Link">
</text:a>
 <text:a xlink:type="simple" xlink:href="https://static.ukrinform.com/photos/2023_06/1685634345-9374.jpeg" text:style-name="Internet_20_link" text:visited-style-name="Visited_20_Internet_20_Link">
</text:a>
 <text:a xlink:type="simple" xlink:href="https://static.ukrinform.com/photos/2023_06/1685634346-9819.jpeg" text:style-name="Internet_20_link" text:visited-style-name="Visited_20_Internet_20_Link">
</text:a>
 <text:a xlink:type="simple" xlink:href="https://static.ukrinform.com/photos/2023_06/1685634346-5340.jpeg" text:style-name="Internet_20_link" text:visited-style-name="Visited_20_Internet_20_Link">
<draw:frame draw:style-name="fr1" draw:name="Image200" text:anchor-type="as-char" svg:width="6.9236in" svg:height="3.956343in" draw:z-index="0">
<draw:image xlink:href="../Images/yкринформ/2023-06-01T18-53-54-03-00/630_360_1685634346-5340.jpeg" xlink:type="simple" xlink:show="embed" xlink:actuate="onLoad" draw:mime-type="image/jpeg"/>
</draw:frame>
</text:a>
 <text:a xlink:type="simple" xlink:href="https://static.ukrinform.com/photos/2023_06/1685634346-1466.jpeg" text:style-name="Internet_20_link" text:visited-style-name="Visited_20_Internet_20_Link">
</text:a>
</text:p>
      <text:p text:style-name="P4">
Серед іншого, норвезькі нацгвардійці допомагають українським військовимздобути медичну підготовку й навички патрулювання, а також навчають діяти влісистій місцевості.</text:p>
      <text:p text:style-name="P4">
Заняття проходять у межах багатонаціональної навчальної операції "Інтерфлекс"за програмою базової загальновійськової підготовки під керівництвомСполученого Королівства Великої Британії та Північної Ірландії.</text:p>
      <text:p text:style-name="P4">
<text:span text:style-name="T4">
Читайте також:</text:span>
 <text:a xlink:type="simple" xlink:href="https://www.ukrinform.ua/rubric-ato/3714137-genstab-pokazav-ak-avstralijski-instruktori-u-britanii-trenuut-bijciv-zsu.html" text:style-name="Internet_20_link" text:visited-style-name="Visited_20_Internet_20_Link">
 Генштаб показав, як австралійські <text:span text:style-name="T4">
інструктори</text:span>
 уБританії тренують бійців ЗСУ </text:a>
</text:p>
      <text:p text:style-name="P4">
Зазначається, що така підготовка дозволяє вдосконалити набуті бойові навичкидля підвищення особистої безпеки та безпеки підрозділу під час різнихсценаріїв дій ЗСУ, щоб військові могли вправно використовувати тактичні знаннядля захисту України.</text:p>
      <text:p text:style-name="P4">
"Під експертним керівництвом інструкторів Збройних сил Королівства Норвегіїновобранці Збройних сил України стали підготовленішими до бойових умов", —зазначили в Генштабі.</text:p>
      <text:p text:style-name="P4">
<text:span text:style-name="T4">
Читайте також:</text:span>
 <text:a xlink:type="simple" xlink:href="https://www.ukrinform.ua/rubric-ato/3715260-u-polsi-kanadski-instruktori-vcat-ukrainskih-vijskovih-minnij-bezpeci.html" text:style-name="Internet_20_link" text:visited-style-name="Visited_20_Internet_20_Link">
 У Польщі канадські <text:span text:style-name="T4">
інструктори</text:span>
 вчать українськихвійськових мінній безпеці </text:a>
</text:p>
      <text:p text:style-name="P4">
Як повідомляв Укрінформ, понад 10 тисяч українських військовослужбовців уже <text:a xlink:type="simple" xlink:href="https://www.ukrinform.ua/rubric-ato/3672756-u-britanii-projsli-navcanna-ponad-10-tisac-ukrainskih-vijskovih.html" text:style-name="Internet_20_link" text:visited-style-name="Visited_20_Internet_20_Link">
пройшли навчання </text:a>
 у СполученомуКоролівстві під керівництвом Сухопутних військ Великої Британії та Збройнихсил міжнародних партнерів.</text:p>
      <text:p text:style-name="P4">
Source: <text:a xlink:type="simple" xlink:href="https://www.ukrinform.ua/rubric-ato/3717165-norvezki-instruktori-vcat-ukrainskih-novobranciv-vizivannu.html" text:style-name="Internet_20_link" text:visited-style-name="Visited_20_Internet_20_Link">
https://www.ukrinform.ua/rubric-ato/3717165-norvezki-instruktori-vcat-ukrainskih-novobranciv-vizivannu.html</text:a>
</text:p>
      <!--NEWS-->
      <text:h text:style-name="P10" text:outline-level="1">
<text:span text:style-name="T4">
Росія збільшила до чотирьох кількість ракетоносіїв у Чорному морі</text:span>
</text:h>
      <text:p text:style-name="P4">
Authors: Ukrinform (Person)</text:p>
      <text:p text:style-name="P4">
Publisher: Укринформ (Organization)</text:p>
      <text:p text:style-name="P4">
Published Time: 2023-06-01T18:57:19+03:00</text:p>
      <text:p text:style-name="P4">
Modified Time: 2023-06-01T18:57:19+03:00</text:p>
      <text:p text:style-name="P4">
Description: Російська Федерація збільшила до чотирьох кількість ракетоносіїв у Чорному морі, вивівши на бойове чергування фрегат "Адмірал Ессен".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Росія', 'Корабель']</text:p>
      <text:p text:style-name="P4">
Type: Article</text:p>
      <!--METADATA-->
      <text:p text:style-name="P4">
<draw:frame draw:style-name="fr1" draw:name="Image202" text:anchor-type="as-char" svg:width="6.9236in" svg:height="3.956343in" draw:z-index="0">
<draw:image xlink:href="../Images/yкринформ/2023-06-01T18-57-19-03-00/630_360_1678431987-587.jpg" xlink:type="simple" xlink:show="embed" xlink:actuate="onLoad" draw:mime-type="image/jpeg"/>
</draw:frame>
 РосійськаФедерація збільшила до чотирьох кількість ракетоносіїв у Чорному морі, вивівшина бойове чергування фрегат "Адмірал Ессен".</text:p>
      <text:p text:style-name="P4">
Як передає Укрінформ, про це оперативне командування "Південь" повідомило у <text:a xlink:type="simple" xlink:href="http://www.facebook.com/OperationalCommandSouth/posts/pfbid0XtKJXto25Qf48PExnG4uhp5C16KkrxLuNpoquCahBp9DNoYgX4bQycVKbwupXokAl" text:style-name="Internet_20_link" text:visited-style-name="Visited_20_Internet_20_Link">
Фейсбуці</text:a>
.</text:p>
      <text:p text:style-name="P4">
"Станом на 18.00 в морі 2 надводних та 2 підводних ракетоносії. Загальний залпможе сягати 24 ракет типу "Калібр", — ідеться в повідомленні.</text:p>
      <text:p text:style-name="P4">
Командування попереджає: рівень ракетної загрози залишається надзвичайновисоким.</text:p>
      <text:p text:style-name="P4">
<text:span text:style-name="T4">
Читайте також:</text:span>
 <text:a xlink:type="simple" xlink:href="https://www.ukrinform.ua/rubric-ato/3716929-ukraina-ne-zavdavatime-udariv-po-punktah-dislokacii-iskanderiv-u-rf-ignat.html" text:style-name="Internet_20_link" text:visited-style-name="Visited_20_Internet_20_Link">
 Україна не атакуватиме пункти дислокації «Іскандерів» уРФ західною зброєю - <text:span text:style-name="T4">
Ігнат</text:span>
 </text:a>
</text:p>
      <text:p text:style-name="P4">
Як повідомляв Укрінформ, станом на ранок 1 червня в Чорному морі фіксувалиприсутність <text:a xlink:type="simple" xlink:href="https://www.ukrinform.ua/rubric-ato/3716915-u-cornomu-mori-tri-raketonosii-rf-iz-16-kalibrami.html" text:style-name="Internet_20_link" text:visited-style-name="Visited_20_Internet_20_Link">
 трьох ракетоносіїв </text:a>
 ворога,загальний залп яких становив до 16 "Калібрів".</text:p>
      <text:p text:style-name="P4">
Source: <text:a xlink:type="simple" xlink:href="https://www.ukrinform.ua/rubric-ato/3717166-rosia-zbilsila-do-cotiroh-kilkist-raketonosiiv-u-cornomu-mori.html" text:style-name="Internet_20_link" text:visited-style-name="Visited_20_Internet_20_Link">
https://www.ukrinform.ua/rubric-ato/3717166-rosia-zbilsila-do-cotiroh-kilkist-raketonosiiv-u-cornomu-mori.html</text:a>
</text:p>
      <!--NEWS-->
      <text:h text:style-name="P10" text:outline-level="1">
<text:span text:style-name="T4">
«Ролан Гаррос»: Костюк зіграє в 1/8 фіналу змішаного розряду</text:span>
</text:h>
      <text:p text:style-name="P4">
Authors: Ukrinform (Person)</text:p>
      <text:p text:style-name="P4">
Publisher: Укринформ (Organization)</text:p>
      <text:p text:style-name="P4">
Published Time: 2023-06-01T18:57:49+03:00</text:p>
      <text:p text:style-name="P4">
Modified Time: 2023-06-01T18:57:49+03:00</text:p>
      <text:p text:style-name="P4">
Description: Українсько-савальдорський дует Марта Костюк - Марсело Аревало упевнено стартував у змішаному розряді на другому у сезоні турнірі серії Grand Slam Відкритому чемпіонаті Франції з тенісу («Ролан Гаррос»). — Укрінформ.</text:p>
      <text:p text:style-name="P4">
Images: ['<text:a xlink:type="simple" xlink:href="https://static.ukrinform.com/photos/2023_06/thumb_files/630_360_1685634792-678.jpeg" text:style-name="Internet_20_link" text:visited-style-name="Visited_20_Internet_20_Link">
630_360_16856...</text:a>
']</text:p>
      <text:p text:style-name="P4">
Tags: ['Теніс', 'Марта Костюк']</text:p>
      <text:p text:style-name="P4">
Type: Article</text:p>
      <!--METADATA-->
      <text:p text:style-name="P4">
<draw:frame draw:style-name="fr1" draw:name="Image203" text:anchor-type="as-char" svg:width="6.9236in" svg:height="3.956343in" draw:z-index="0">
<draw:image xlink:href="../Images/yкринформ/2023-06-01T18-57-49-03-00/630_360_1685634792-678.jpeg" xlink:type="simple" xlink:show="embed" xlink:actuate="onLoad" draw:mime-type="image/jpeg"/>
</draw:frame>
Українсько-савальдорський дует Марта Костюк - Марсело Аревало упевненостартував у змішаному розряді на другому у сезоні турнірі серії Grand SlamВідкритому чемпіонаті Франції з тенісу («Ролан Гаррос»).</text:p>
      <text:p text:style-name="P4">
За вихід до другого раунду змагань (1/8 фіналу) посіяні під 7-м номером Костюкта Аревало завдали поразки росіянці Вєрі Звонарьовій та аргентинцю АндресуМолтені - 6:2, 6:4, передає Укрінформ.</text:p>
      <text:p text:style-name="P4">
Поєдинок тривав 1 годину 10 хвилин.</text:p>
      <text:p text:style-name="P4">
Путівку до чвертьфіналу Костюк та Аревало розіграють із переможцямипротистояння між французьким мікстом Леолья Жанжан - Жонатан Ессерік таавстралійським тандемом Сторм Сандерс - Джон Пірс.</text:p>
      <text:p text:style-name="P4">
<text:span text:style-name="T4">
Читайте також:</text:span>
 <text:a xlink:type="simple" xlink:href="https://www.ukrinform.ua/rubric-sports/3717065-marta-kostuk-vijsla-do-drugogo-kola-rolan-garros-u-parnomu-rozradi.html" text:style-name="Internet_20_link" text:visited-style-name="Visited_20_Internet_20_Link">
 Марта <text:span text:style-name="T4">
Костюк</text:span>
 вийшла до другого кола «Ролан Гаррос» упарному розряді </text:a>
</text:p>
      <text:p text:style-name="P4">
«Ролан Гаррос» триватиме до 11 червня.</text:p>
      <text:p text:style-name="P4">
Фото: wtatennis.com.</text:p>
      <text:p text:style-name="P4">
Source: <text:a xlink:type="simple" xlink:href="https://www.ukrinform.ua/rubric-sports/3717167-rolan-garros-kostuk-zigrae-v-18-finalu-zmisanogo-rozradu.html" text:style-name="Internet_20_link" text:visited-style-name="Visited_20_Internet_20_Link">
https://www.ukrinform.ua/rubric-sports/3717167-rolan-garros-kostuk-zigrae-v-18-finalu-zmisanogo-rozradu.html</text:a>
</text:p>
      <!--NEWS-->
      <text:h text:style-name="P10" text:outline-level="1">
<text:span text:style-name="T4">
SpaceX отримала контракт від Пентагону на постачання Україні терміналів Starlink</text:span>
</text:h>
      <text:p text:style-name="P4">
Authors: Ukrinform (Person)</text:p>
      <text:p text:style-name="P4">
Publisher: Укринформ (Organization)</text:p>
      <text:p text:style-name="P4">
Published Time: 2023-06-01T19:01:00+03:00</text:p>
      <text:p text:style-name="P4">
Modified Time: 2023-06-01T19:01:00+03:00</text:p>
      <text:p text:style-name="P4">
Description: Міноборони США заявило про закупівлю терміналів та послуг супутникового зв’язку Starlink у компанії SpaceX Ілона Маска для українських військових. — Укрінформ.</text:p>
      <text:p text:style-name="P4">
Images: ['<text:a xlink:type="simple" xlink:href="https://static.ukrinform.com/photos/2023_02/thumb_files/630_360_1675966225-290.jpg" text:style-name="Internet_20_link" text:visited-style-name="Visited_20_Internet_20_Link">
630_360_16759...</text:a>
']</text:p>
      <text:p text:style-name="P4">
Tags: ['Пентагон', 'SpaceX', 'Україна', 'Starlink']</text:p>
      <text:p text:style-name="P4">
Type: Article</text:p>
      <!--METADATA-->
      <text:p text:style-name="P4">
<draw:frame draw:style-name="fr1" draw:name="Image204" text:anchor-type="as-char" svg:width="6.9236in" svg:height="3.956343in" draw:z-index="0">
<draw:image xlink:href="../Images/yкринформ/2023-06-01T19-01-00-03-00/630_360_1675966225-290.jpg" xlink:type="simple" xlink:show="embed" xlink:actuate="onLoad" draw:mime-type="image/jpeg"/>
</draw:frame>
 МіноборониСША заявило про закупівлю терміналів та послуг супутникового зв’язку Starlinkу компанії SpaceX Ілона Маска для українських військових.</text:p>
      <text:p text:style-name="P4">
Як передає Укрінформ, про це повідомляє <text:a xlink:type="simple" xlink:href="https://www.bloomberg.com/news/articles/2023-06-01/musk-s-spacex-wins-pentagon-deal-for-its-starlink-in-ukraine" text:style-name="Internet_20_link" text:visited-style-name="Visited_20_Internet_20_Link">
 Bloomberg</text:a>
 .</text:p>
      <text:p text:style-name="P4">
«Ми продовжуємо працювати з низкою глобальних партнерів, щоб забезпечитиУкраїні стійкі супутникові та комунікаційні можливості, які їй потрібні.Супутниковий зв’язок становить життєво важливий рівень у загальнійкомунікаційній мережі України, і <text:a xlink:type="simple" xlink:href="https://www.ukrinform.ua/tag-pentagon" text:style-name="Internet_20_link" text:visited-style-name="Visited_20_Internet_20_Link">
 Пентагон </text:a>
 уклав контракт із Starlink на послуги такого типу», - йдеться узаяві Міноборони США.</text:p>
      <text:p text:style-name="P4">
Пентагон міркувань операційної безпеки не буде розголошувати вартістьконтракту або загальну їхню кількість, а також додаткову інформацію щодоконкретних можливостей, контрактів або партнерів на даний момент.</text:p>
      <text:p text:style-name="P4">
Термінали, ймовірно, будуть придбані в рамках Ініціативи сприяння безпеціУкраїни, яка забезпечує довгострокові потреби безпеки країни.</text:p>
      <text:p text:style-name="P4">
<text:span text:style-name="T4">
Читайте також:</text:span>
 <text:a xlink:type="simple" xlink:href="https://www.ukrinform.ua/rubric-technology/3716376-spacex-zapustila-na-orbitu-se-piv-sotni-suputnikiv-starlink.html" text:style-name="Internet_20_link" text:visited-style-name="Visited_20_Internet_20_Link">
 SpaceX запустила на орбіту ще пів сотні супутників<text:span text:style-name="T4">
Starlink</text:span>
 </text:a>
</text:p>
      <text:p text:style-name="P4">
У грудні Міністерство оборони США, оголошуючи про пакет допомоги, повідомило,що надаватиме Україні термінали та послуги супутникового зв’язку, але непідтвердило, що саме компанія Маска отримає контракт.</text:p>
      <text:p text:style-name="P4">
Як повідомляв <text:a xlink:type="simple" xlink:href="https://www.ukrinform.ua/rubric-technology/3701435-ukraina-otrimala-vze-42-tisaci-terminaliv-starlink.html" text:style-name="Internet_20_link" text:visited-style-name="Visited_20_Internet_20_Link">
 Укрінформ </text:a>
 ,із початку повномасштабного вторгнення Україна вже отримала 42 тисячітерміналів Starlink, які забезпечують зв’язком критичну інфраструктуру.</text:p>
      <text:p text:style-name="P4">
<text:span text:style-name="T5">
Фото: Getty Images</text:span>
</text:p>
      <text:p text:style-name="P4">
Source: <text:a xlink:type="simple" xlink:href="https://www.ukrinform.ua/rubric-technology/3717168-spacex-otrimala-kontrakt-vid-pentagonu-sodo-postacanna-ukraini-terminaliv-starlink.html" text:style-name="Internet_20_link" text:visited-style-name="Visited_20_Internet_20_Link">
https://www.ukrinform.ua/rubric-technology/3717168-spacex-otrimala-kontrakt-vid-pentagonu-sodo-postacanna-ukraini-terminaliv-starlink.html</text:a>
</text:p>
      <!--NEWS-->
      <text:h text:style-name="P10" text:outline-level="1">
<text:span text:style-name="T4">
До зведеного бюджету цьогоріч уже надійшло ₴480 мільярдів податків</text:span>
</text:h>
      <text:p text:style-name="P4">
Authors: Ukrinform (Person)</text:p>
      <text:p text:style-name="P4">
Publisher: Укринформ (Organization)</text:p>
      <text:p text:style-name="P4">
Published Time: 2023-06-01T19:03:00+03:00</text:p>
      <text:p text:style-name="P4">
Modified Time: 2023-06-01T19:03:00+03:00</text:p>
      <text:p text:style-name="P4">
Description: За оперативними даними, надходження (сальдо) до зведеного бюджету у січні – травні 2023 року по платежах, що контролюються ДПС, становлять 479,7 млрд грн. — Укрінформ.</text:p>
      <text:p text:style-name="P4">
Images: ['<text:a xlink:type="simple" xlink:href="https://static.ukrinform.com/photos/2020_03/thumb_files/630_360_1584009375-893.jpg" text:style-name="Internet_20_link" text:visited-style-name="Visited_20_Internet_20_Link">
630_360_15840...</text:a>
']</text:p>
      <text:p text:style-name="P4">
Tags: ['Бюджет', 'Податки', 'Україна']</text:p>
      <text:p text:style-name="P4">
Type: Article</text:p>
      <!--METADATA-->
      <text:p text:style-name="P4">
<draw:frame draw:style-name="fr1" draw:name="Image205" text:anchor-type="as-char" svg:width="6.9236in" svg:height="3.956343in" draw:z-index="0">
<draw:image xlink:href="../Images/yкринформ/2023-06-01T19-03-00-03-00/630_360_1584009375-893.jpg" xlink:type="simple" xlink:show="embed" xlink:actuate="onLoad" draw:mime-type="image/jpeg"/>
</draw:frame>
 Заоперативними даними, надходження (сальдо) до зведеного бюджету у січні –травні 2023 року по платежах, що контролюються ДПС, становлять 479,7 млрд грн.</text:p>
      <text:p text:style-name="P4">
Як передає Укрінформ, про це повідомили у <text:a xlink:type="simple" xlink:href="http://tax.gov.ua/media-tsentr/novini/681210.html" text:style-name="Internet_20_link" text:visited-style-name="Visited_20_Internet_20_Link">
 Державній податковій службі</text:a>
 .</text:p>
      <text:p text:style-name="P4">
У ДПС уточнили, що до державного бюджету за 5 місяців надійшло 303,1 млрд грн,до місцевих бюджетів – 176,6 млрд грн.</text:p>
      <text:p text:style-name="P4">
При цьому надходження (сальдо) до загального фонду <text:a xlink:type="simple" xlink:href="https://www.ukrinform.ua/tag-budzet" text:style-name="Internet_20_link" text:visited-style-name="Visited_20_Internet_20_Link">
 державного бюджету</text:a>
 у січні – травні 2023 року становили299,3 млрд грн. Показники розпису Міністерства фінансів за доходами загальногофонду держбюджету виконано на 103,4% (+9,9 млрд грн до плану).</text:p>
      <text:p text:style-name="P4">
У відомстві додали, що на рахунки платників відшкодовано 61,7 млрд грн ПДВ.</text:p>
      <text:p text:style-name="P4">
У розрізі податків показники розпису Міністерства фінансів перевиконано зподатку на прибуток підприємств на 22,1% (+11,9 млрд грн), акцизного податку звироблених та ввезених товарів (продукції) - на 25,7% (+8,4 млрд грн), податкута збору на доходи фізичних осіб - на 12,7% (+7,3 млрд грн).</text:p>
      <text:p text:style-name="P4">
У січні – травні 2023 року приріст основних платежів порівняно з відповіднимперіодом минулого року становить: з акцизного податку з вироблених та ввезенихтоварів (продукції) – в 1,7 раза (+17,4 млрд грн), з податку та збору надоходи фізичних осіб – 24% (+12,6 млрд грн), податку на прибуток підприємств –6,6% (+4,1 млрд грн).</text:p>
      <text:p text:style-name="P4">
За даними ДПС, місцеві бюджети за 5 місяців року 2023 року отримали 176,6 млрдгрн, що на 33,3 млрд грн, або на 23,2% більше, ніж у січні – травні торік.</text:p>
      <text:p text:style-name="P4">
<text:span text:style-name="T4">
Читайте також:</text:span>
 <text:a xlink:type="simple" xlink:href="https://www.ukrinform.ua/rubric-economy/3717155-ukraina-otrimala-cogoric-198-milarda-miznarodnoi-dopomogi.html" text:style-name="Internet_20_link" text:visited-style-name="Visited_20_Internet_20_Link">
 <text:span text:style-name="T4">
Україна</text:span>
 <text:span text:style-name="T4">
отримала</text:span>
 <text:span text:style-name="T4">
цьогоріч</text:span>
 $19,8 <text:span text:style-name="T4">
мільярда</text:span>
<text:span text:style-name="T4">
міжнародної</text:span>
 <text:span text:style-name="T4">
допомоги</text:span>
 </text:a>
</text:p>
      <text:p text:style-name="P4">
Як повідомляв Укрінформ, у квітні 2023 року виконання місячного розписудоходів Державною податковою службою становило 107,3% (+3,2 млрд грн).</text:p>
      <text:p text:style-name="P4">
<text:span text:style-name="T5">
Фото: НБУ</text:span>
</text:p>
      <text:p text:style-name="P4">
Source: <text:a xlink:type="simple" xlink:href="https://www.ukrinform.ua/rubric-economy/3717170-do-zvedenogo-budzetu-cogoric-uze-nadijslo-480-milardiv-podatkiv.html" text:style-name="Internet_20_link" text:visited-style-name="Visited_20_Internet_20_Link">
https://www.ukrinform.ua/rubric-economy/3717170-do-zvedenogo-budzetu-cogoric-uze-nadijslo-480-milardiv-podatkiv.html</text:a>
</text:p>
      <!--NEWS-->
      <text:h text:style-name="P10" text:outline-level="1">
<text:span text:style-name="T4">
НСЖУ до Дня журналіста організує виставку у метро</text:span>
</text:h>
      <text:p text:style-name="P4">
Authors: Ukrinform (Person)</text:p>
      <text:p text:style-name="P4">
Publisher: Укринформ (Organization)</text:p>
      <text:p text:style-name="P4">
Published Time: 2023-06-01T19:07:00+03:00</text:p>
      <text:p text:style-name="P4">
Modified Time: 2023-06-01T19:07:00+03:00</text:p>
      <text:p text:style-name="P4">
Description: Національна спілка журналістів до професійного свята організує фотовиставку «Україна: журналісти на передовій». — Укрінформ.</text:p>
      <text:p text:style-name="P4">
Images: ['<text:a xlink:type="simple" xlink:href="https://static.ukrinform.com/photos/2021_04/thumb_files/630_360_1619529497-744.jpg" text:style-name="Internet_20_link" text:visited-style-name="Visited_20_Internet_20_Link">
630_360_16195...</text:a>
']</text:p>
      <text:p text:style-name="P4">
Tags: ['День журналіста', 'Метро', 'НСЖУ', 'Виставка']</text:p>
      <text:p text:style-name="P4">
Type: Article</text:p>
      <!--METADATA-->
      <text:p text:style-name="P4">
<draw:frame draw:style-name="fr1" draw:name="Image206" text:anchor-type="as-char" svg:width="6.9236in" svg:height="3.956343in" draw:z-index="0">
<draw:image xlink:href="../Images/yкринформ/2023-06-01T19-07-00-03-00/630_360_1619529497-744.jpg" xlink:type="simple" xlink:show="embed" xlink:actuate="onLoad" draw:mime-type="image/jpeg"/>
</draw:frame>
Національна спілка журналістів до професійного свята організує фотовиставку«Україна: журналісти на передовій».</text:p>
      <text:p text:style-name="P4">
Вона відкриється у вестибюлі станції київського метро «Золоті ворота» 2червня, повідомляє Укрінформ із посиланням на <text:a xlink:type="simple" xlink:href="https://nsju.org/anonsy/ukrayina-zhurnalisty-na-peredovij-do-dnya-zhurnalista-nszhu-vidkryvaye-vystavku-v-kyyivskomu-metro-anons/" text:style-name="Internet_20_link" text:visited-style-name="Visited_20_Internet_20_Link">
 пресслужбу НСЖУ</text:a>
 .</text:p>
      <text:p text:style-name="P4">
Як зауважили у Спілці, виставка приурочена до <text:a xlink:type="simple" xlink:href="https://www.ukrinform.ua/tag-den-zurnalista" text:style-name="Internet_20_link" text:visited-style-name="Visited_20_Internet_20_Link">
 Дня журналіста</text:a>
 , а місцем її проведеннясимволічно стала станція метрополітену, яка слугує укриттям під час повітряноїтривоги.</text:p>
      <text:p text:style-name="P4">
</text:p>
      <text:p text:style-name="P4">
«Головний лейтмотив фотовиставки – солідарність із нашими колегами, якіроблять свою нелегку роботу в зоні бойових дій, із журналістами, котріпотрапили у ворожий полон, із медійниками, яким удалося вирватися з окупованихі прифронтових територій та відновити діяльність своїх ЗМІ, з усіма тимиколегами, які потребують допомоги», – зазначив голова НСЖУ Сергій Томіленко.</text:p>
      <text:p text:style-name="P4">
Зокрема, в експозиції будуть представлені, 40 робіт відомих фотографівСтаніслава Юрченка, Єфрема Лукацького, Яна Доброносова, Євгена Завгороднього,Ігоря Гур’єва, Романа Потапенка, Бориса Корпусенка, Сергія Клименка, МаріїКовальової, Такаші Озакі та інших авторів, які ілюструють роботу українськихвоєнних журналістів. Також міститиметься інформація про працівників медіа, якізагинули внаслідок російської агресії.</text:p>
      <text:p text:style-name="P4">
Крім того, експонуватимуться фото медійників, які зазнають переслідуваньокупаційної "влади" у Криму, а також полоненого журналіста Дмитра Хилюка.</text:p>
      <text:p text:style-name="P4">
Будуть представлені і видання, відновлені на деокупованих і прифронтовихтериторіях за сприяння НСЖУ та її міжнародних партнерів.</text:p>
      <text:p text:style-name="P4">
<text:span text:style-name="T4">
Читайте також:</text:span>
 <text:a xlink:type="simple" xlink:href="https://www.ukrinform.ua/rubric-society/3704335-nszu-prezentuvala-buklet-rozstrilana-svoboda-slova.html" text:style-name="Internet_20_link" text:visited-style-name="Visited_20_Internet_20_Link">
 <text:span text:style-name="T4">
НСЖУ</text:span>
 презентувала буклет «Розстріляна свобода слова»</text:a>
</text:p>
      <text:p text:style-name="P4">
На захід запрошені відомі українські воєнні журналісти, визволені з полону,журналісти з Криму, члени сімей загиблих медійників.</text:p>
      <text:p text:style-name="P4">
Організаторами виставки є Національна спілка журналістів України і мережаЦентрів журналістської солідарності, КП «Київінформ», партнер – КП «Київськийметрополітен».</text:p>
      <text:p text:style-name="P4">
День журналіста відзначається в Україні 6 червня.</text:p>
      <text:p text:style-name="P4">
Source: <text:a xlink:type="simple" xlink:href="https://www.ukrinform.ua/rubric-society/3717173-nszu-do-dna-zurnalista-organizue-vistavku-u-metro.html" text:style-name="Internet_20_link" text:visited-style-name="Visited_20_Internet_20_Link">
https://www.ukrinform.ua/rubric-society/3717173-nszu-do-dna-zurnalista-organizue-vistavku-u-metro.html</text:a>
</text:p>
      <!--NEWS-->
      <text:h text:style-name="P10" text:outline-level="1">
<text:span text:style-name="T4">
Авіація ЗСУ за добу завдала 11 ударів по живій силі та військовій техніці ворога</text:span>
</text:h>
      <text:p text:style-name="P4">
Authors: Ukrinform (Person)</text:p>
      <text:p text:style-name="P4">
Publisher: Укринформ (Organization)</text:p>
      <text:p text:style-name="P4">
Published Time: 2023-06-01T19:13:00+03:00</text:p>
      <text:p text:style-name="P4">
Modified Time: 2023-06-01T19:13:00+03:00</text:p>
      <text:p text:style-name="P4">
Description: Упродовж доби авіація Сил оборони завдала дев'ять ударів по районах зосередження особового складу та військової техніки противника, а також два - по зенітно-ракетних комплексах. — Укрінформ.</text:p>
      <text:p text:style-name="P4">
Images: ['<text:a xlink:type="simple" xlink:href="https://static.ukrinform.com/photos/2023_02/thumb_files/630_360_1676998492-715.jpg" text:style-name="Internet_20_link" text:visited-style-name="Visited_20_Internet_20_Link">
630_360_16769...</text:a>
']</text:p>
      <text:p text:style-name="P4">
Tags: ['Генштаб', 'ЗСУ', 'Війна з Росією']</text:p>
      <text:p text:style-name="P4">
Type: Article</text:p>
      <!--METADATA-->
      <text:p text:style-name="P4">
<draw:frame draw:style-name="fr1" draw:name="Image208" text:anchor-type="as-char" svg:width="6.9236in" svg:height="3.956343in" draw:z-index="0">
<draw:image xlink:href="../Images/yкринформ/2023-06-01T19-13-00-03-00/630_360_1676998492-715.jpg" xlink:type="simple" xlink:show="embed" xlink:actuate="onLoad" draw:mime-type="image/jpeg"/>
</draw:frame>
 Упродовждоби авіація Сил оборони завдала дев'ять ударів по районах зосередженняособового складу та військової техніки противника, а також два - по зенітно-ракетних комплексах.</text:p>
      <text:p text:style-name="P4">
Про це йдеться у <text:a xlink:type="simple" xlink:href="https://www.facebook.com/GeneralStaff.ua/posts/pfbid0g2Kdab7rekpwT46H3FHZrQPPnyE89vapCFaXFrSM7bMuk87cQHkLgYuqFpDrtSX4l" text:style-name="Internet_20_link" text:visited-style-name="Visited_20_Internet_20_Link">
 зведенні</text:a>
Генштабу ЗСУ, передає Укрінформ.</text:p>
      <text:p text:style-name="P4">
"Авіація сил оборони за добу завдала 9 ударів по районах зосередженняособового складу та військової техніки, а також 2 по зенітно-ракетнихкомплексах противника. Підрозділи ракетних військ і артилерії протягом добиуразили 1 пункт управління, 1 зенітно-ракетний комплекс, 5 артилерійськихпідрозділів на вогневій позиції, 9 районів зосередження озброєння тавійськової техніки противника", - йдеться у повідомленні.</text:p>
      <text:p text:style-name="P4">
Як зазначається, протягом доби противник завдав 12 ракетних ударів іззастосуванням 10 балістичних та крилатих ракет типу “Іскандер” по Києву тадвох зенітних керованих ракет С-300 по Харкову. Крім того, завдав 36авіаційних ударів та здійснив близько 10 обстрілів з реактивних системзалпового вогню позицій наших військ та населених пунктів.</text:p>
      <text:p text:style-name="P4">
Імовірність завдання ракетних та авіаційних ударів по всій території України інадалі залишається високою.</text:p>
      <text:p text:style-name="P4">
<text:span text:style-name="T4">
Читайте також:</text:span>
 <text:a xlink:type="simple" xlink:href="https://www.ukrinform.ua/rubric-ato/3717071-marinku-sturmuut-kadirivski-pidrozdili-ahmat-za-nic-bulo-cotiri-bojovih-zitknenna.html" text:style-name="Internet_20_link" text:visited-style-name="Visited_20_Internet_20_Link">
 Мар’їнку штурмують кадирівські підрозділи «Ахмат» - заніч було чотири бойових зіткнення </text:a>
</text:p>
      <text:p text:style-name="P4">
Противник продовжує зосереджувати основні зусилля на спробах повної окупаціїЛуганської та Донецької областей. Протягом доби підрозділи сил оборони відбили19 ворожих атак.</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продовжує зберігативійськову присутність у прикордонних з Україною районах. Здійснив мінометні таартилерійські <text:a xlink:type="simple" xlink:href="https://www.ukrinform.ua/tag-obstril" text:style-name="Internet_20_link" text:visited-style-name="Visited_20_Internet_20_Link">
 обстріли </text:a>
 населенихпунктів Берилівка, Містки та Тимоновичі Чернігівської області, Атинське,Павлівка, Писарівка, Угроїди, Краснопілля, Славгород Сумської області, а такожУди, Козача Лопань, Гоптівка, Огірцеве, Гатище, Бугруватка, Вовчанськ, МалаВовча, Варварівка, Бударки, Чугунівка на Харківщині.</text:p>
      <text:p text:style-name="P4">
<text:span text:style-name="T4">
На Куп’янському напрямку</text:span>
 противник протягом доби вів безуспішнінаступальні дії західніше Масютівки Харківської області. Завдав авіаційнихударів у районах Вільшана, Котлярівка, Крохмальне Харківської області таСергіївка Луганської області. Артилерійських і мінометних обстрілів противниказазнали Фиголівка, Новомлинськ, Дворічна, Масютівка, Лиман Перший, Кислівка,Берестове Харківської області та Новоселівське Луганської області.</text:p>
      <text:p text:style-name="P4">
<text:span text:style-name="T4">
На Лиманському напрямку</text:span>
 противник вів безуспішні наступальні дії в районіБілогорівки Луганської області та Спірного Донецької області. Завдававіаційних ударів у районах Білогорівки Луганської області та Ямполівки,Сіверська, Спірного на Донеччині. Артилерійських обстрілів зазнали населеніпункти Невське, Білогорівка Луганської області та Новосадове, Торське, Спірне,Миколаївка Донецької області.</text:p>
      <text:p text:style-name="P4">
<text:span text:style-name="T4">
На Бахмутському напрямку</text:span>
 впродовж доби противник завдав авіаційних ударіву районах Хромового та Білої Гори Донецької області. Від ворожихартилерійських обстрілів постраждали Краматорськ, Васюківка, Оріхово-Василівка, Новомаркове, Григорівка, Часів Яр, Іванівське, Предтечине, БілаГора, Диліївка, Залізне та Нью-Йорк Донецької області.</text:p>
      <text:p text:style-name="P4">
<text:span text:style-name="T4">
Читайте також:</text:span>
 <text:a xlink:type="simple" xlink:href="https://www.ukrinform.ua/rubric-technology/3717168-spacex-otrimala-kontrakt-vid-pentagonu-sodo-postacanna-ukraini-terminaliv-starlink.html" text:style-name="Internet_20_link" text:visited-style-name="Visited_20_Internet_20_Link">
 SpaceX отримала контракт від Пентагону на постачанняУкраїні терміналів Starlink </text:a>
</text:p>
      <text:p text:style-name="P4">
<text:span text:style-name="T4">
На Авдіївському напрямку</text:span>
 противник наступальних дій не проводив. Завдававіаційних ударів у районах Авдіївки та Водяного Донецької області. Здійснивартилерійські обстріли населених пунктів Авдіївка, Водяне, Первомайське,Карлівка Донецької області.</text:p>
      <text:p text:style-name="P4">
<text:span text:style-name="T4">
На Мар’їнському напрямку</text:span>
 наші захисники відбили усі атаки противника врайоні міста Мар’їнка. Там же ворог завдав авіаційного удару, артилерійськихобстрілів зазнали Георгіївка, Мар’їнка, Побєда та Новомихайлівка Донецькоїобласті.</text:p>
      <text:p text:style-name="P4">
<text:span text:style-name="T4">
На Шахтарському напрямку</text:span>
 ворог завдав авіаційних ударів у районіВугледара, Пречистівки та Великої Новосілки Донецької області. Здійснивобстріли населених пунктів Вугледар, Пречистівка та Новоукраїнка.</text:p>
      <text:p text:style-name="P4">
<text:span text:style-name="T4">
На Запорізькому та Херсонському напрямках</text:span>
 противник продовжує вестиоборонні дії. Завдав авіаційних ударів у районах Роботине Запорізької областіта Берислав, Козацьке, Одрадокам’янка Херсонської області. Здійснив обстрілинаселених пунктів Іллінка, Велика Новосілка, Времівка, Зелене Поле Донецькоїобласті; Малинівка, Гуляйполе, Залізничне, Гуляйпільське, Білогір’я, МалаТокмачка та Новоандріївка Запорізької області; Зміївка, Веселе, Іванівка,Інгулець, Антонівка, Зеленівка, Дніпровське, Кізомис Херсонської області тамісто Херсон.</text:p>
      <text:p text:style-name="P4">
У Генштабі зазначають, що російські війська продовжують зазнавати великихвтрат на полі бою, внаслідок чого противник продовжує обладнувати цивільнізаклади тимчасово захоплених територій під медичні установи.</text:p>
      <text:p text:style-name="P4">
<text:span text:style-name="T4">
Читайте також:</text:span>
 <text:a xlink:type="simple" xlink:href="https://www.ukrinform.ua/rubric-ato/3717081-vorog-znovu-zastosovue-kerovani-aviabombi-na-hersonsini-gumenuk.html" text:style-name="Internet_20_link" text:visited-style-name="Visited_20_Internet_20_Link">
 Ворог знову застосовує керовані авіабомби на Херсонщині –Гуменюк </text:a>
</text:p>
      <text:p text:style-name="P4">
Так, у населеному пункті Мелітополь Запорізької області окупанти облаштувалидитячий санаторій під військовий шпиталь, де на лікуванні перебувають понад200 загарбників з пораненнями різного ступеню важкості. Також російськітерористи, нехтуючи законами міжнародного гуманітарного права, на територіїМелітопольського Олександро-Невського собору розмістили базу російськихвійськовослужбовців з військовою технікою.</text:p>
      <text:p text:style-name="P4">
Як повідомлялося, Сили оборони України з 24 лютого 2022 року по 1 червня 2023року ліквідували близько 208 тисяч 370 російських загарбників, 460 осіб - заминулу добу.</text:p>
      <text:p text:style-name="P4">
Source: <text:a xlink:type="simple" xlink:href="https://www.ukrinform.ua/rubric-ato/3717175-aviacia-zsu-za-dobu-zavdala-11-udariv-po-zivij-sili-ta-vijskovij-tehnici-voroga.html" text:style-name="Internet_20_link" text:visited-style-name="Visited_20_Internet_20_Link">
https://www.ukrinform.ua/rubric-ato/3717175-aviacia-zsu-za-dobu-zavdala-11-udariv-po-zivij-sili-ta-vijskovij-tehnici-voroga.html</text:a>
</text:p>
      <!--NEWS-->
      <text:h text:style-name="P10" text:outline-level="1">
<text:span text:style-name="T4">
Укриття у Києві мають бути відчинені постійно - КМДА</text:span>
</text:h>
      <text:p text:style-name="P4">
Authors: Ukrinform (Person)</text:p>
      <text:p text:style-name="P4">
Publisher: Укринформ (Organization)</text:p>
      <text:p text:style-name="P4">
Published Time: 2023-06-01T19:16:00+03:00</text:p>
      <text:p text:style-name="P4">
Modified Time: 2023-06-01T19:16:00+03:00</text:p>
      <text:p text:style-name="P4">
Description: Усі укриття у Києві мають бути відкриті постійно. — Укрінформ.</text:p>
      <text:p text:style-name="P4">
Images: ['<text:a xlink:type="simple" xlink:href="https://static.ukrinform.com/photos/2023_05/thumb_files/630_360_1684524477-301.jpeg" text:style-name="Internet_20_link" text:visited-style-name="Visited_20_Internet_20_Link">
630_360_16845...</text:a>
']</text:p>
      <text:p text:style-name="P4">
Tags: ['КМДА', 'Київ', 'Укриття', 'Повітряна тривога']</text:p>
      <text:p text:style-name="P4">
Type: Article</text:p>
      <!--METADATA-->
      <text:p text:style-name="P4">
<draw:frame draw:style-name="fr1" draw:name="Image209" text:anchor-type="as-char" svg:width="6.9236in" svg:height="3.956343in" draw:z-index="0">
<draw:image xlink:href="../Images/yкринформ/2023-06-01T19-16-00-03-00/630_360_1684524477-301.jpeg" xlink:type="simple" xlink:show="embed" xlink:actuate="onLoad" draw:mime-type="image/jpeg"/>
</draw:frame>
 Усіукриття у Києві мають бути відкриті постійно.</text:p>
      <text:p text:style-name="P4">
Про це на пресбрифінгу заявив директор Департаменту муніципальної безпеки КМДАРоман Ткачук, передає кореспондент Укрінформу.</text:p>
      <text:p text:style-name="P4">
«До цього були розмови про те, що ми не можемо тримати їх постійновідчиненими, тому що там зроблені ремонтні роботи і безхатченки будутьорганізовувати собі там притулки. Але ж ми не маємо іншого виходу, як триматиїх постійно у відкритому стані, тому що останні дні ми почали отримуватипостійні <text:a xlink:type="simple" xlink:href="https://www.ukrinform.ua/tag-obstril" text:style-name="Internet_20_link" text:visited-style-name="Visited_20_Internet_20_Link">
 удари </text:a>
 балістичнимиракетами», - сказав Ткачук.</text:p>
      <text:p text:style-name="P4">
За його словами, якщо людина приходить до сховища і воно закрите, слід набрати101 або звернутися в кол-центр 1551, тоді аварійно-рятувальні служби приїдутьі зріжуть замок, «навіть, якщо це приватна форма власності».</text:p>
      <text:p text:style-name="P4">
Ткачук нагадав, що з 24 лютого 2022 року всі укриття у Києві введені впостійну готовність, відповідальність за них несе безпосередньобалансоутримувач.</text:p>
      <text:p text:style-name="P4">
«Балансоутримувач визначає комендантів чи відповідальних осіб цих укриттів,які повинні були відчиняти їх у режимі 24/7 під час повітряної тривоги інадавати вільний доступ. Контролює це наш департамент, і я безпосередньо несувідповідальність за систему цивільного захисту і відповідаю в місті за фондзахисних споруд у тому числі», - сказав він.</text:p>
      <text:p text:style-name="P4">
За даними Ткачука, за 2022 рік введено в дію додатково майже 400 укриттів, ацьогоріч додалося ще 127 таких об’єктів. Тобто робота зі збільшення фондузахисних споруд ведеться, але питання їх відкритості залежить від людськогофактору, наголосив директор департаменту.</text:p>
      <text:p text:style-name="P4">
Коментуючи ситуацію з укриттям в Деснянському районі, біля якого сьогоднівночі загинули люди, він зауважив, що інформація про проблеми з цим сховищемдо департаменту не надходила.</text:p>
      <text:p text:style-name="P4">
«Я перевіряв - до нашого департаменту інформація про це сховище, що вонозакрите чи проблемне, не надходила. На даний час ми перевіряємо інформацію і вкол-центрі на 1551, чи були туди звернення за цією адресою», - сказав Ткачук.</text:p>
      <text:p text:style-name="P4">
<text:span text:style-name="T4">
Читайте також:</text:span>
 <text:a xlink:type="simple" xlink:href="https://www.ukrinform.ua/rubric-kyiv/3717006-za-tragediu-iz-zagiblimi-cerez-zacinene-ukritta-vidpovidalna-vlada-na-vsih-rivnah-nacalnik-kmva.html" text:style-name="Internet_20_link" text:visited-style-name="Visited_20_Internet_20_Link">
 За трагедію із загиблими через зачинене <text:span text:style-name="T4">
укриття</text:span>
відповідальна влада на всіх рівнях - начальник КМВА</text:a>
</text:p>
      <text:p text:style-name="P4">
Він також заявив, що готовий нести особисту відповідальність за цей випадок,«якщо правоохоронні органи приймуть таке рішення». «Прокуратура вже працює внашому департаменті, вилучаються документи. Ми надаємо всю інформацію прозвернення громадян, як ми на них реагували. Зараз наші дії оцінює прокуратураі правоохоронні органи. Ми з ними плідно працюємо», - заявив Ткачук.</text:p>
      <text:p text:style-name="P4">
Як повідомляв <text:a xlink:type="simple" xlink:href="https://www.ukrinform.ua/rubric-kyiv/3716810-policia-utocnila-informaciu-pro-zagiblih-u-kievi-dvoe-zinok-i-devatiricna-ditina.html" text:style-name="Internet_20_link" text:visited-style-name="Visited_20_Internet_20_Link">
 Укрінформ </text:a>
 , у Києві в ніч проти 1 червня загинули троє людей,зокрема дитина, які під час повітряної тривоги намагалися потрапити у закритебомбосховище. Поліція Києва розпочала за цим фактом провадження щодо службовоїнедбалості.</text:p>
      <text:p text:style-name="P4">
<text:a xlink:type="simple" xlink:href="https://www.ukrinform.ua/rubric-kyiv/3717139-policia-prijsla-z-obsukami-v-kmda-cerez-zakriti-ukritta-pid-cas-obstrilu.html" text:style-name="Internet_20_link" text:visited-style-name="Visited_20_Internet_20_Link">
 Поліцейські проводять у Київській міській державній адміністрації обшуки</text:a>
 через закриті укриття підчас російської атаки, що призвело до загибелі кількох людей.</text:p>
      <text:p text:style-name="P4">
Source: <text:a xlink:type="simple" xlink:href="https://www.ukrinform.ua/rubric-kyiv/3717177-ukritta-u-kievi-maut-buti-vidcineni-postijno-kmda.html" text:style-name="Internet_20_link" text:visited-style-name="Visited_20_Internet_20_Link">
https://www.ukrinform.ua/rubric-kyiv/3717177-ukritta-u-kievi-maut-buti-vidcineni-postijno-kmda.html</text:a>
</text:p>
      <!--NEWS-->
      <text:h text:style-name="P10" text:outline-level="1">
<text:span text:style-name="T4">
Моравецький: Визначений графік підготовки українських пілотів на F-16</text:span>
</text:h>
      <text:p text:style-name="P4">
Authors: Ukrinform (Person)</text:p>
      <text:p text:style-name="P4">
Publisher: Укринформ (Organization)</text:p>
      <text:p text:style-name="P4">
Published Time: 2023-06-01T19:19:41+03:00</text:p>
      <text:p text:style-name="P4">
Modified Time: 2023-06-01T19:19:41+03:00</text:p>
      <text:p text:style-name="P4">
Description: Польща візьме участь у підготовці українських пілотів на літаках F-16, вже визначено графік такого навчання. Водночас Варшава не передаватиме свої F-16 Києву, оскільки має їх замало.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Україна', 'Моравецький', 'Винищувач', 'Пілот']</text:p>
      <text:p text:style-name="P4">
Type: Article</text:p>
      <!--METADATA-->
      <text:p text:style-name="P4">
<draw:frame draw:style-name="fr1" draw:name="Image210" text:anchor-type="as-char" svg:width="6.9236in" svg:height="3.956343in" draw:z-index="0">
<draw:image xlink:href="../Images/yкринформ/2023-06-01T19-19-41-03-00/630_360_1632404103-972.jpg" xlink:type="simple" xlink:show="embed" xlink:actuate="onLoad" draw:mime-type="image/jpeg"/>
</draw:frame>
 Польщавізьме участь у підготовці українських пілотів на літаках F-16, вже визначенографік такого навчання. Водночас Варшава не передаватиме свої F-16 Києву,оскільки має їх замало.</text:p>
      <text:p text:style-name="P4">
По це в четвер під час пресконференції у Кишиневі в межах саміту Європейськоїполітичної спільноти заявив прем’єр-міністр Польщі Матеуш Моравецький, передаєкореспондент Укрінформу.</text:p>
      <text:p text:style-name="P4">
“У нас занадто мало літаків F-16. Тому на сьогодні, від нас таких очікуваньнемає. Ми передали наші МіГи – хороші літаки, хороші винищувачі - і це високоцінується”,- підкреслив Моравецький.</text:p>
      <text:p text:style-name="P4">
Він додав, що Президент України Володимир Зеленський подякував йому за участьПольщі в організації такої коаліції.</text:p>
      <text:p text:style-name="P4">
Глава польського уряду також повідомив, що разом з кількома іншими прем’єрамиі Президентом України взяв у Кишиневі участь в обговоренні підготовкиукраїнських пілотів на F-16.</text:p>
      <text:p text:style-name="P4">
“Ми визначили графік таких навчань. Польща допомагатиме Україні у навчанніпілотів на F-16”,- наголосив Моравецький.</text:p>
      <text:p text:style-name="P4">
Голова Ради міністрів Польщі також повідомив, що під час зустрічі у Кишиневівін закликав країни, які мають значну кількість ЗРК Patriot передавати їхУкраїні.</text:p>
      <text:p text:style-name="P4">
“Під час цієї зустрічі я зазначив, наскільки важливо, щоб інші країни, якімають системи Patriot, якомога швидше поділилися ними з Україною, і я можусказати, що ця зустріч була надзвичайно конструктивною, позитивною”,-підкреслив глава польського уряду.</text:p>
      <text:p text:style-name="P4">
Він додав, що Польща не може передати Україні ці комплекси, бо має їх дужемало.</text:p>
      <text:p text:style-name="P4">
“Декілька прем'єрів (країн – ред.), які мають системи Patriot, пообіцяли їхшвидку доставку в Україну”, - наголосив Моравецький.</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контексті війни в Україні та пов'язаних із неюкриз, захист демократії, зміцнення енергетичної безпеки та стійкостієвропейських держав.</text:p>
      <text:p text:style-name="P4">
Президент Зеленський повідомляв, що на саміті <text:a xlink:type="simple" xlink:href="https://www.ukrinform.ua/rubric-ato/3716843-zelenskij-u-moldovi-proponuvatime-koaliciu-patriot.html" text:style-name="Internet_20_link" text:visited-style-name="Visited_20_Internet_20_Link">
 обговорюватиме коаліціювинищувачів та пропонуватиме коаліцію Patriot</text:a>
 .</text:p>
      <text:p text:style-name="P4">
<text:span text:style-name="T5">
Фото: PAP</text:span>
</text:p>
      <text:p text:style-name="P4">
Source: <text:a xlink:type="simple" xlink:href="https://www.ukrinform.ua/rubric-ato/3717179-moraveckij-viznacenij-grafik-pidgotovki-ukrainskih-pilotiv-na-f16.html" text:style-name="Internet_20_link" text:visited-style-name="Visited_20_Internet_20_Link">
https://www.ukrinform.ua/rubric-ato/3717179-moraveckij-viznacenij-grafik-pidgotovki-ukrainskih-pilotiv-na-f16.html</text:a>
</text:p>
      <!--NEWS-->
      <text:h text:style-name="P10" text:outline-level="1">
<text:span text:style-name="T4">
Росіяни фабрикують справи, щоб не звільняти політв'язнів – Представництво президента в АРК</text:span>
</text:h>
      <text:p text:style-name="P4">
Authors: Ukrinform (Person)</text:p>
      <text:p text:style-name="P4">
Publisher: Укринформ (Organization)</text:p>
      <text:p text:style-name="P4">
Published Time: 2023-06-01T19:22:00+03:00</text:p>
      <text:p text:style-name="P4">
Modified Time: 2023-06-01T19:22:00+03:00</text:p>
      <text:p text:style-name="P4">
Description: Загарбники фабрикують справи, аби не допустити звільнення з місць несвободи осіб, які раніше зазнали незаконних переслідувань.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Окупація Криму', "Політв'язні Кремля", 'Переслідування ', 'Війна з Росією']</text:p>
      <text:p text:style-name="P4">
Type: Article</text:p>
      <!--METADATA-->
      <text:p text:style-name="P4">
<draw:frame draw:style-name="fr1" draw:name="Image211" text:anchor-type="as-char" svg:width="6.9236in" svg:height="3.956343in" draw:z-index="0">
<draw:image xlink:href="../Images/yкринформ/2023-06-01T19-22-00-03-00/630_360_1494432026-9526.jpg" xlink:type="simple" xlink:show="embed" xlink:actuate="onLoad" draw:mime-type="image/jpeg"/>
</draw:frame>
Загарбники фабрикують справи, аби не допустити звільнення з місць несвободиосіб, які раніше зазнали незаконних переслідувань.</text:p>
      <text:p text:style-name="P4">
Про це повідомило <text:a xlink:type="simple" xlink:href="https://ppu.gov.ua/press-center/tendentsiia-nezakonnykh-politychno-motyvovanykh-zasudzhen-ta-peresliduvan/" text:style-name="Internet_20_link" text:visited-style-name="Visited_20_Internet_20_Link">
 Представництво Президента України в АР Крим</text:a>
 , передає Укрінформ.</text:p>
      <text:p text:style-name="P4">
«Окупанти настільки одноманітні у власних злочинах, що їхні тенденціїпростежуються неозброєним оком. Якщо раніше ми говорили про масову тенденціюнезаконних, політично-мотивованих засуджень та переслідувань, то зараз бачимотенденцію до того, аби фабрикувати справи з метою не допустити звільнення змісць несвободи осіб, які раніше вже зазнали переслідувань», - йдеться вдописі.</text:p>
      <text:p text:style-name="P4">
У Представництві зазначили, що загарбники намагаються сфабрикувати новукримінальну справу стосовно політв'язня Олега Приходька, термін ув'язненняякого добігає кінця. Аналогічна ситуація спостерігалася із незаконноув'язненим Дмитром Штибліковим, стосовно якого майже наприкінці термінуув’язнення сфальсифікували нову кримінальну справу та незаконно засудили до 19років у колонії суворого режиму.</text:p>
      <text:p text:style-name="P4">
<text:span text:style-name="T4">
Читайте також:</text:span>
 <text:a xlink:type="simple" xlink:href="https://www.ukrinform.ua/rubric-crimea/3716672-ukraina-vislovila-protest-cerez-turemni-viroki-u-rf-cotirom-krimskim-tataram.html" text:style-name="Internet_20_link" text:visited-style-name="Visited_20_Internet_20_Link">
 Україна висловила протест через тюремні вироки у РФчотирьом кримським <text:span text:style-name="T4">
татар</text:span>
 ам </text:a>
</text:p>
      <text:p text:style-name="P4">
Також зазначається, що у подібній “каруселі” сфальшованих справ уже понад 5місяців перебуває Леніє Умерова, яка стала об’єктом незаконнихадміністративних переслідувань, що дали країні-окупанту час, щоб інкримінуватиїй підозру у нібито “шпигунстві” й ув’язнити на 2 місяці.</text:p>
      <text:p text:style-name="P4">
«Закликаємо міжнародне співтовариство відреагувати на випадки унеможливленнязвільнення з місць несвободи осіб, які раніше були незаконно засуджені втимчасово <text:a xlink:type="simple" xlink:href="https://www.ukrinform.ua/tag-okupacia-krimu" text:style-name="Internet_20_link" text:visited-style-name="Visited_20_Internet_20_Link">
 окупованому Криму </text:a>
 зполітичних мотивів. Безстрокове утримання у місцях несвободи створює серйознізагрози для життя і здоров’я наших громадян», - наголосили у відомстві.</text:p>
      <text:p text:style-name="P4">
Як <text:a xlink:type="simple" xlink:href="https://www.ukrinform.ua/rubric-crimea/3710952-rosiani-zasekretili-materiali-spravi-stosovno-nezakonno-zatrimanoi-lenie-umerovoi.html" text:style-name="Internet_20_link" text:visited-style-name="Visited_20_Internet_20_Link">
 повідомлялося </text:a>
 , росіяни засекретили матеріали кримінальної справи стосовнонезаконно затриманої кримської татарки Леніє Умерової, яку утримують у СІЗОЛефортово.</text:p>
      <text:p text:style-name="P4">
Source: <text:a xlink:type="simple" xlink:href="https://www.ukrinform.ua/rubric-crimea/3717180-rosiani-fabrikuut-spravi-sob-ne-zvilnati-politvazniv-predstavnictvo-prezidenta-v-ark.html" text:style-name="Internet_20_link" text:visited-style-name="Visited_20_Internet_20_Link">
https://www.ukrinform.ua/rubric-crimea/3717180-rosiani-fabrikuut-spravi-sob-ne-zvilnati-politvazniv-predstavnictvo-prezidenta-v-ark.html</text:a>
</text:p>
      <!--NEWS-->
      <text:h text:style-name="P10" text:outline-level="1">
<text:span text:style-name="T4">
Штати продовжили безмитний режим для української сталі ще на рік</text:span>
</text:h>
      <text:p text:style-name="P4">
Authors: Ukrinform (Person)</text:p>
      <text:p text:style-name="P4">
Publisher: Укринформ (Organization)</text:p>
      <text:p text:style-name="P4">
Published Time: 2023-06-01T19:25:29+03:00</text:p>
      <text:p text:style-name="P4">
Modified Time: 2023-06-01T19:25:29+03:00</text:p>
      <text:p text:style-name="P4">
Description: Сполучені Штати Америки звільнили українську сталь від 25% мита ще на один рік, крім того, президент США Джозеф Байден підтримав ініціативу міністра торгівлі Джини Раймондо і звільнив від мит також сталь з Європейського Союзу, яка виготовлена з української сировини. — Укрінформ.</text:p>
      <text:p text:style-name="P4">
Images: ['<text:a xlink:type="simple" xlink:href="https://static.ukrinform.com/photos/2019_12/thumb_files/630_360_1576525289-573.jpg" text:style-name="Internet_20_link" text:visited-style-name="Visited_20_Internet_20_Link">
630_360_15765...</text:a>
']</text:p>
      <text:p text:style-name="P4">
Tags: ['Мито', 'США', 'Сталь', 'Україна']</text:p>
      <text:p text:style-name="P4">
Type: Article</text:p>
      <!--METADATA-->
      <text:p text:style-name="P4">
<draw:frame draw:style-name="fr1" draw:name="Image212" text:anchor-type="as-char" svg:width="6.9236in" svg:height="3.956343in" draw:z-index="0">
<draw:image xlink:href="../Images/yкринформ/2023-06-01T19-25-29-03-00/630_360_1576525289-573.jpg" xlink:type="simple" xlink:show="embed" xlink:actuate="onLoad" draw:mime-type="image/jpeg"/>
</draw:frame>
 СполученіШтати Америки звільнили українську сталь від 25% мита ще на один рік, крімтого, президент США Джозеф Байден підтримав ініціативу міністра торгівлі ДжиниРаймондо і звільнив від мит також сталь з Європейського Союзу, яка виготовленаз української сировини.</text:p>
      <text:p text:style-name="P4">
Як передає Укрінформ, про це повідомляє <text:a xlink:type="simple" xlink:href="http://www.me.gov.ua/News/Detail" text:style-name="Internet_20_link" text:visited-style-name="Visited_20_Internet_20_Link">
 пресслужба Мінекономіки</text:a>
 .</text:p>
      <text:p text:style-name="P4">
«Впродовж цього року ми пояснювали партнерам, що головний спосіб відновитиукраїнську металургію – це інтегрувати її у виробничі ланцюги в ЄС і США.Прокламація президента США – один з найбільш практичних способів посилити такуінтеграцію», - прокоментувала перший віцепрем’єр-міністр – міністр економікиУкраїни Юлія Свириденко.</text:p>
      <text:p text:style-name="P4">
Україна також працює з ЄС над інтеграцією ринків сталі. Автономні торговізаходи ЄС, продовжені на рік 25 травня, передбачають звільнення українськоїсталі від сплати антидемпінгових та захисних мит. Крім того, в межахпромислового діалогу Україна-ЄС започатковано окремий діалог щодо сталі, якийвключає виробників сталі.</text:p>
      <text:p text:style-name="P4">
Президент США Джозеф Байден у «Прокламації про регулювання імпорту сталі доСполучених Штатів» зазначив, що значний збій у виробництві сталі в Українізменшив загальний обсяг виробництва сталі в Україні. Водночас сталеливарнапромисловість була історично важливою для України, і як Сполучені Штати, так іУкраїна зацікавлені у збереженні цієї галузі як економічної рятувальної ланки,поки країна відновлюється.</text:p>
      <text:p text:style-name="P4">
Так, виробництво сталі в Україні у першому кварталі 2023 року було на 66,22%меншим, ніж у першому кварталі 2022-го – 1,23 млн тонн проти 3,6 млн твідповідно.</text:p>
      <text:p text:style-name="P4">
<text:span text:style-name="T4">
Читайте також:</text:span>
 <text:a xlink:type="simple" xlink:href="https://www.ukrinform.ua/rubric-economy/3713985-es-prodovziv-na-rik-rezim-bezmitnoi-torgivli-z-ukrainou.html" text:style-name="Internet_20_link" text:visited-style-name="Visited_20_Internet_20_Link">
 ЄС продовжив на рік режим <text:span text:style-name="T4">
безмитно</text:span>
 ї торгівлі зУкраїною </text:a>
</text:p>
      <text:p text:style-name="P4">
Як повідомлялося, 9 травня 2022 року <text:a xlink:type="simple" xlink:href="https://www.ukrinform.ua/tag-ssa" text:style-name="Internet_20_link" text:visited-style-name="Visited_20_Internet_20_Link">
 США </text:a>
встановили річний безмитний режим для української сталі, що підтвердилоготовність американського уряду підтримати економічну стабільність України,включивши українську металургійну продукцію у свої виробничі процеси.</text:p>
      <text:p text:style-name="P4">
Source: <text:a xlink:type="simple" xlink:href="https://www.ukrinform.ua/rubric-economy/3717181-stati-prodovzili-bezmitnij-rezim-dla-ukrainskoi-stali-se-na-rik.html" text:style-name="Internet_20_link" text:visited-style-name="Visited_20_Internet_20_Link">
https://www.ukrinform.ua/rubric-economy/3717181-stati-prodovzili-bezmitnij-rezim-dla-ukrainskoi-stali-se-na-rik.html</text:a>
</text:p>
      <!--NEWS-->
      <text:h text:style-name="P10" text:outline-level="1">
<text:span text:style-name="T4">
На Харківщині розслідують загибель двох курсантів-рятувальників</text:span>
</text:h>
      <text:p text:style-name="P4">
Authors: Ukrinform (Person)</text:p>
      <text:p text:style-name="P4">
Publisher: Укринформ (Organization)</text:p>
      <text:p text:style-name="P4">
Published Time: 2023-06-01T19:26:00+03:00</text:p>
      <text:p text:style-name="P4">
Modified Time: 2023-06-01T19:26:00+03:00</text:p>
      <text:p text:style-name="P4">
Description: У Харківській області 31 травня загинули два курсанти Національного університету цивільного захисту, комісія Державної служби з надзвичайних вже проводить службове розслідування. — Укрінформ.</text:p>
      <text:p text:style-name="P4">
Images: ['<text:a xlink:type="simple" xlink:href="https://static.ukrinform.com/photos/2017_11/thumb_files/630_360_1511519698-3409.jpg" text:style-name="Internet_20_link" text:visited-style-name="Visited_20_Internet_20_Link">
630_360_15115...</text:a>
']</text:p>
      <text:p text:style-name="P4">
Tags: ['ДСНС', 'Загибель', 'Харківщина', 'Курсант']</text:p>
      <text:p text:style-name="P4">
Type: Article</text:p>
      <!--METADATA-->
      <text:p text:style-name="P4">
<draw:frame draw:style-name="fr1" draw:name="Image213" text:anchor-type="as-char" svg:width="6.9236in" svg:height="3.956343in" draw:z-index="0">
<draw:image xlink:href="../Images/yкринформ/2023-06-01T19-26-00-03-00/630_360_1511519698-3409.jpg" xlink:type="simple" xlink:show="embed" xlink:actuate="onLoad" draw:mime-type="image/jpeg"/>
</draw:frame>
 УХарківській області 31 травня загинули два курсанти Національного університетуцивільного захисту, комісія Державної служби з надзвичайних вже проводитьслужбове розслідування.</text:p>
      <text:p text:style-name="P4">
Як передає Укрінформ, про це ДСНС повідомляє у <text:a xlink:type="simple" xlink:href="https://www.facebook.com/MNS.GOV.UA/posts/pfbid0Z3vAVLyWjgQUbU56su4abjsM9HUfrXsrfrnj1ioiZzti7vFv2ohLzZKTF4GUGKoDl" text:style-name="Internet_20_link" text:visited-style-name="Visited_20_Internet_20_Link">
 Фейсбуці</text:a>
.</text:p>
      <text:p text:style-name="P4">
“Щодо ситуації, яка трапилася з курсантами Національного університетуцивільного захисту України. Вчора на Харківщині сталася трагедія, яка забралажиття двох молодих хлопців. Комісія апарату <text:a xlink:type="simple" xlink:href="https://www.ukrinform.ua/tag-dsns" text:style-name="Internet_20_link" text:visited-style-name="Visited_20_Internet_20_Link">
 ДСНС</text:a>
 вже проводить службове розслідування.Наразі 4 особи, відповідальні за навчальний процес, відсторонені”, - ідеться вповідомленні.</text:p>
      <text:p text:style-name="P4">
В ДСНС підкреслили, що відомство зацікавлене у тому, щоб винні отрималисправедливе покарання. Більше інформації буде оприлюднено після закінченнярозслідування.</text:p>
      <text:p text:style-name="P4">
<text:span text:style-name="T4">
Читайте також:</text:span>
 <text:a xlink:type="simple" xlink:href="https://www.ukrinform.ua/rubric-regions/3711827-na-hersonsini-traktorist-pidirvavsa-na-vibuhivci.html" text:style-name="Internet_20_link" text:visited-style-name="Visited_20_Internet_20_Link">
 На Херсонщині тракторист підірвався на вибухівці</text:a>
</text:p>
      <text:p text:style-name="P4">
Як повідомляв Укрінформ, в Ізюмському районі <text:a xlink:type="simple" xlink:href="https://www.ukrinform.ua/rubric-regions/3713475-vibuhivka-zdetonuvala-u-rukah-na-harkivsini-pidirvavsa-traktorist.html" text:style-name="Internet_20_link" text:visited-style-name="Visited_20_Internet_20_Link">
 Харківської області</text:a>
 у тракториста здетонувала вруках вибухівка.</text:p>
      <text:p text:style-name="P4">
Source: <text:a xlink:type="simple" xlink:href="https://www.ukrinform.ua/rubric-regions/3717182-na-harkivsini-rozsliduut-zagibel-dvoh-kursantivratuvalnikiv.html" text:style-name="Internet_20_link" text:visited-style-name="Visited_20_Internet_20_Link">
https://www.ukrinform.ua/rubric-regions/3717182-na-harkivsini-rozsliduut-zagibel-dvoh-kursantivratuvalnikiv.html</text:a>
</text:p>
      <!--NEWS-->
      <text:h text:style-name="P10" text:outline-level="1">
<text:span text:style-name="T4">
«Може бути нокаут» - Зеленський обіцяє жорстку реакцію на закрите бомбосховище</text:span>
</text:h>
      <text:p text:style-name="P4">
Authors: Ukrinform (Person)</text:p>
      <text:p text:style-name="P4">
Publisher: Укринформ (Organization)</text:p>
      <text:p text:style-name="P4">
Published Time: 2023-06-01T19:27:00+03:00</text:p>
      <text:p text:style-name="P4">
Modified Time: 2023-06-01T19:27:00+03:00</text:p>
      <text:p text:style-name="P4">
Description: Президент України Володимир Зеленський обіцяє жорстку реакцію на трагічний інцидент із загибеллю людей у Києві біля закритого бомбосховища. — Укрінформ.</text:p>
      <text:p text:style-name="P4">
Images: ['<text:a xlink:type="simple" xlink:href="https://static.ukrinform.com/photos/2023_06/thumb_files/630_360_1685635488-355.jpg" text:style-name="Internet_20_link" text:visited-style-name="Visited_20_Internet_20_Link">
630_360_16856...</text:a>
']</text:p>
      <text:p text:style-name="P4">
Tags: ['Київ', 'Зеленський', 'Укриття', 'Війна з Росією', 'Ракетний удар']</text:p>
      <text:p text:style-name="P4">
Type: Article</text:p>
      <!--METADATA-->
      <text:p text:style-name="P4">
<draw:frame draw:style-name="fr1" draw:name="Image214" text:anchor-type="as-char" svg:width="6.9236in" svg:height="3.956343in" draw:z-index="0">
<draw:image xlink:href="../Images/yкринформ/2023-06-01T19-27-00-03-00/630_360_1685635488-355.jpg" xlink:type="simple" xlink:show="embed" xlink:actuate="onLoad" draw:mime-type="image/jpeg"/>
</draw:frame>
 ПрезидентУкраїни Володимир Зеленський обіцяє жорстку реакцію на трагічний інцидент іззагибеллю людей у Києві біля закритого бомбосховища.</text:p>
      <text:p text:style-name="P4">
Як передає кореспондент Укрінформу, про це Зеленський заявив під часпресконференції за результатами саміту Європейської політичної спільноти уКишиневі.</text:p>
      <text:p text:style-name="P4">
"Відповідатимуть усі. Реакція буде тверда", - сказав він, коментуючи питанняпро те, якою буде його реакція після повернення до Києва на трагічний випадокіз закритим бомбосховищем у Києві.</text:p>
      <text:p text:style-name="P4">
На уточнююче запитання, чи може є конкретні відповідальні люди, <text:a xlink:type="simple" xlink:href="https://www.ukrinform.ua/tag-zelenskij" text:style-name="Internet_20_link" text:visited-style-name="Visited_20_Internet_20_Link">
 Зеленський</text:a>
 сказав: "Дуже конкретні люди".</text:p>
      <text:p text:style-name="P4">
<text:span text:style-name="T4">
Читайте також:</text:span>
 <text:a xlink:type="simple" xlink:href="https://www.ukrinform.ua/rubric-kyiv/3717177-ukritta-u-kievi-maut-buti-vidcineni-postijno-kmda.html" text:style-name="Internet_20_link" text:visited-style-name="Visited_20_Internet_20_Link">
 <text:span text:style-name="T4">
Укритт</text:span>
 я у Києві мають бути відчинені постійно - КМДА</text:a>
</text:p>
      <text:p text:style-name="P4">
За словами Президента, "треба, щоб ще й місцева влада вмикала голову". "У нассьогодні була трагедія. Люди не попали в укриття. Але ми зараз повернемося іпоставимо голову на місце, обов’язково", - додав він.</text:p>
      <text:p text:style-name="P4">
Зеленський зазначив, що після повернення до України треба розібратися здеталями. "Розберемося, обов’язково люди будуть відповідати за те, що людивтратили можливість потрапити у бомбосховище і, на жаль, загинули. У нас вРосії цих ворогів мало, у нас є, бачите, ще й внутрішні", - сказав він.</text:p>
      <text:p text:style-name="P4">
Вже після відповіді та оголошення пресконференції закритою, Президент додав щеодну фразу: "Сказав би так: може бути нокаут".</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text:span>
 я під час обстрілу </text:a>
</text:p>
      <text:p text:style-name="P4">
Як повідомляв Укрінформ, <text:a xlink:type="simple" xlink:href="https://www.ukrinform.ua/rubric-kyiv/3716810-policia-utocnila-informaciu-pro-zagiblih-u-kievi-dvoe-zinok-i-devatiricna-ditina.html" text:style-name="Internet_20_link" text:visited-style-name="Visited_20_Internet_20_Link">
 у Києві загинули троє людей, зокрема дитина,</text:a>
 які під часповітряної тривоги намагалися потрапити у закрите бомбосховище. Поліція Києварозпочала за цим фактом провадження щодо службової недбалості.</text:p>
      <text:p text:style-name="P4">
Source: <text:a xlink:type="simple" xlink:href="https://www.ukrinform.ua/rubric-polytics/3717185-moze-buti-nokaut-zelenskij-obicae-zorstku-reakciu-na-zakrite-bomboshovise.html" text:style-name="Internet_20_link" text:visited-style-name="Visited_20_Internet_20_Link">
https://www.ukrinform.ua/rubric-polytics/3717185-moze-buti-nokaut-zelenskij-obicae-zorstku-reakciu-na-zakrite-bomboshovise.html</text:a>
</text:p>
      <!--NEWS-->
      <text:h text:style-name="P10" text:outline-level="1">
<text:span text:style-name="T4">
США ввели санкції проти Ірану за вбивства журналістів та активістів</text:span>
</text:h>
      <text:p text:style-name="P4">
Authors: Ukrinform (Person)</text:p>
      <text:p text:style-name="P4">
Publisher: Укринформ (Organization)</text:p>
      <text:p text:style-name="P4">
Published Time: 2023-06-01T19:32:00+03:00</text:p>
      <text:p text:style-name="P4">
Modified Time: 2023-06-01T19:32:00+03:00</text:p>
      <text:p text:style-name="P4">
Description: Сполучені Штати оголосили в четвер санкції проти членів Корпусу вартових ісламської революції Ірану, а також пов’язаних із ними осіб та організацій, причетних до операцій із вбивства мирних громадян, у тому числі журналістів і активістів. — Укрінформ.</text:p>
      <text:p text:style-name="P4">
Images: ['<text:a xlink:type="simple" xlink:href="https://static.ukrinform.com/photos/2018_08/thumb_files/630_360_1533655881-2549.jpg" text:style-name="Internet_20_link" text:visited-style-name="Visited_20_Internet_20_Link">
630_360_15336...</text:a>
']</text:p>
      <text:p text:style-name="P4">
Tags: ['Іран', 'Санкції', 'США', 'Вбивство']</text:p>
      <text:p text:style-name="P4">
Type: Article</text:p>
      <!--METADATA-->
      <text:p text:style-name="P4">
<draw:frame draw:style-name="fr1" draw:name="Image215" text:anchor-type="as-char" svg:width="6.9236in" svg:height="3.956343in" draw:z-index="0">
<draw:image xlink:href="../Images/yкринформ/2023-06-01T19-32-00-03-00/630_360_1533655881-2549.jpg" xlink:type="simple" xlink:show="embed" xlink:actuate="onLoad" draw:mime-type="image/jpeg"/>
</draw:frame>
 СполученіШтати оголосили в четвер санкції проти членів Корпусу вартових ісламськоїреволюції Ірану, а також пов’язаних із ними осіб та організацій, причетних дооперацій із вбивства мирних громадян, у тому числі журналістів і активістів.</text:p>
      <text:p text:style-name="P4">
Про це йдеться в повідомленні Офісу контролю за іноземними активами ( <text:a xlink:type="simple" xlink:href="https://home.treasury.gov/news/press-releases/jy1513" text:style-name="Internet_20_link" text:visited-style-name="Visited_20_Internet_20_Link">
 OFAC</text:a>
 ) Міністерствафінансів США, передає Укрінформ.</text:p>
      <text:p text:style-name="P4">
«Сьогодні OFAC вводить <text:a xlink:type="simple" xlink:href="https://www.ukrinform.ua/tag-sankcii" text:style-name="Internet_20_link" text:visited-style-name="Visited_20_Internet_20_Link">
 санкції </text:a>
 протипредставників, а також філії Корпусу вартових ісламської революції (IRGC)Ірану та його підрозділу зовнішніх операцій, Сил IRGC-QF, які брали участь усерії терористичних змов, у тому числі з убивством колишніх урядовців США,людей з подвійним громадянством США й Ірану, а також іранських дисидентів», -зазначається в повідомленні.</text:p>
      <text:p text:style-name="P4">
Під обмеження потрапили, в тому числі, двоє керівників розвідки IRGC, триособи, які проживають в Ірані й Туреччині, а також компанія, пов’язана з IRGC-QF. Всі вони були причетні до планування та реалізації летальних операційпроти цивільних, у тому числі журналістів і активістів.</text:p>
      <text:p text:style-name="P4">
<text:span text:style-name="T4">
Читайте також:</text:span>
 <text:a xlink:type="simple" xlink:href="https://www.ukrinform.ua/rubric-polytics/3715676-ukraina-zastosue-sankcii-proti-iranu-na-50-rokiv-rada-zatverdila-risenna-rnbo.html" text:style-name="Internet_20_link" text:visited-style-name="Visited_20_Internet_20_Link">
 Україна застосує <text:span text:style-name="T4">
санкції</text:span>
 проти Ірану на 50 років -Рада затвердила рішення РНБО </text:a>
</text:p>
      <text:p text:style-name="P4">
Як повідомляв <text:a xlink:type="simple" xlink:href="https://www.ukrinform.ua/rubric-world/3716303-ssa-gotuut-novi-sankcii-sobi-pozbaviti-rosiu-dostupu-do-tehnologij-blinken.html" text:style-name="Internet_20_link" text:visited-style-name="Visited_20_Internet_20_Link">
 Укрінформ </text:a>
 ,уряд США паралельно готує санкції та інші заходи експортного контролю з метоюпозбавлення Росії можливості отримувати технології, зокрема, такі, що буливиявлені в іранських дронах.</text:p>
      <text:p text:style-name="P4">
Source: <text:a xlink:type="simple" xlink:href="https://www.ukrinform.ua/rubric-world/3717183-ssa-vveli-sankcii-proti-iranu-za-vbivstva-zurnalistiv-ta-aktivistiv.html" text:style-name="Internet_20_link" text:visited-style-name="Visited_20_Internet_20_Link">
https://www.ukrinform.ua/rubric-world/3717183-ssa-vveli-sankcii-proti-iranu-za-vbivstva-zurnalistiv-ta-aktivistiv.html</text:a>
</text:p>
      <!--NEWS-->
      <text:h text:style-name="P10" text:outline-level="1">
<text:span text:style-name="T4">
Країни Трансатлантичної четвірки в Осло обговорили питання України – Держдеп</text:span>
</text:h>
      <text:p text:style-name="P4">
Authors: Ukrinform (Person)</text:p>
      <text:p text:style-name="P4">
Publisher: Укринформ (Organization)</text:p>
      <text:p text:style-name="P4">
Published Time: 2023-06-01T19:35:34+03:00</text:p>
      <text:p text:style-name="P4">
Modified Time: 2023-06-01T19:35:34+03:00</text:p>
      <text:p text:style-name="P4">
Description: Державний секретар США Ентоні Блінкен обговорив підтримку України та протидію РФ із главами зовнішньополітичних відомств інших країн Трансатлантичної четвірки - Франції, Німеччини й Великої Британії.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Норвегія', 'США', 'Україна', 'Держдеп']</text:p>
      <text:p text:style-name="P4">
Type: Article</text:p>
      <!--METADATA-->
      <text:p text:style-name="P4">
<draw:frame draw:style-name="fr1" draw:name="Image216" text:anchor-type="as-char" svg:width="6.9236in" svg:height="3.956343in" draw:z-index="0">
<draw:image xlink:href="../Images/yкринформ/2023-06-01T19-35-34-03-00/630_360_1521097272-9495.jpg" xlink:type="simple" xlink:show="embed" xlink:actuate="onLoad" draw:mime-type="image/jpeg"/>
</draw:frame>
 Державнийсекретар США Ентоні Блінкен обговорив підтримку України та протидію РФ ізглавами зовнішньополітичних відомств інших країн Трансатлантичної четвірки -Франції, Німеччини й Великої Британії.</text:p>
      <text:p text:style-name="P4">
Зустріч відбулась у четвер в Осло на полях міністерської зустрічі НАТО,передає Укрінформ із посиланням на Держдепартамент США.</text:p>
      <text:p text:style-name="P4">
«Лідери обговорили міцну підтримку України в умовах, коли вона продовжуєоборонятися від жорстокої агресивної війни <text:a xlink:type="simple" xlink:href="https://www.ukrinform.ua/tag-rosia" text:style-name="Internet_20_link" text:visited-style-name="Visited_20_Internet_20_Link">
 РФ</text:a>
 », - зауважили у Держдепі.</text:p>
      <text:p text:style-name="P4">
Зазначається, що глава американської дипломатії підкреслив важливістьподальшої тісної співпраці для просування спільних цілей миру, стабільності тапроцвітання в Європі, а також в Індо-Тихоокеанському регіоні та за їхнімимежами. Головна мета – посилити міжнародний порядок, заснований на правилах.</text:p>
      <text:p text:style-name="P4">
Глави зовнішньополітичних відомств також висловили стурбованість у зв’язку з«ядерною ескалацією» з боку Ірану.</text:p>
      <text:p text:style-name="P4">
<text:span text:style-name="T4">
Читайте також:</text:span>
 <text:a xlink:type="simple" xlink:href="https://www.ukrinform.ua/rubric-polytics/3717098-ukraina-moze-rozrahovuvati-na-samiti-nato-na-potuznij-paket-dopomogi-blinken.html" text:style-name="Internet_20_link" text:visited-style-name="Visited_20_Internet_20_Link">
 Україна може розраховувати на саміті НАТО на потужнийпакет допомоги – <text:span text:style-name="T4">
Блінкен</text:span>
 </text:a>
</text:p>
      <text:p text:style-name="P4">
Як повідомляв Укрінформ, у четвер в Осло відбулася неформальна зустрічміністрів закордонних справ країн НАТО з метою підготовки до зустрічі лідерівдержав та урядів країн НАТО в Вільнюсі.</text:p>
      <text:p text:style-name="P4">
Source: <text:a xlink:type="simple" xlink:href="https://www.ukrinform.ua/rubric-world/3717186-kraini-transatlanticnoi-cetvirki-v-oslo-obgovorili-pitanna-ukraini-derzdep.html" text:style-name="Internet_20_link" text:visited-style-name="Visited_20_Internet_20_Link">
https://www.ukrinform.ua/rubric-world/3717186-kraini-transatlanticnoi-cetvirki-v-oslo-obgovorili-pitanna-ukraini-derzdep.html</text:a>
</text:p>
      <!--NEWS-->
      <text:h text:style-name="P10" text:outline-level="1">
<text:span text:style-name="T4">
«Люксембург, Люксембург» покажуть у Японії в межах Тижня європейського кіно</text:span>
</text:h>
      <text:p text:style-name="P4">
Authors: Ukrinform (Person)</text:p>
      <text:p text:style-name="P4">
Publisher: Укринформ (Organization)</text:p>
      <text:p text:style-name="P4">
Published Time: 2023-06-01T19:44:00+03:00</text:p>
      <text:p text:style-name="P4">
Modified Time: 2023-06-01T19:44:00+03:00</text:p>
      <text:p text:style-name="P4">
Description: У межах Тижня європейського кіно (EU FILM DAYS 2023) протягом червня - серпня відбудеться спецпоказ фільму режисера Антоніо Лукіча «Люксембург, Люксембург» у містах Токіо, Кіото та Фукуока. — Укрінформ.</text:p>
      <text:p text:style-name="P4">
Images: ['<text:a xlink:type="simple" xlink:href="https://static.ukrinform.com/photos/2023_06/thumb_files/630_360_1685637939-160.jpg" text:style-name="Internet_20_link" text:visited-style-name="Visited_20_Internet_20_Link">
630_360_16856...</text:a>
']</text:p>
      <text:p text:style-name="P4">
Tags: ['Японія', 'Кіно', 'Люксембург', 'фільм']</text:p>
      <text:p text:style-name="P4">
Type: Article</text:p>
      <!--METADATA-->
      <text:p text:style-name="P4">
<draw:frame draw:style-name="fr1" draw:name="Image217" text:anchor-type="as-char" svg:width="6.9236in" svg:height="3.956343in" draw:z-index="0">
<draw:image xlink:href="../Images/yкринформ/2023-06-01T19-44-00-03-00/630_360_1685637939-160.jpg" xlink:type="simple" xlink:show="embed" xlink:actuate="onLoad" draw:mime-type="image/jpeg"/>
</draw:frame>
 У межахТижня європейського кіно (EU FILM DAYS 2023) протягом червня - серпнявідбудеться спецпоказ фільму режисера Антоніо Лукіча «Люксембург, Люксембург»у містах Токіо, Кіото та Фукуока.</text:p>
      <text:p text:style-name="P4">
Про це повідомила пресслужба Державного агентства з питань кіно у <text:a xlink:type="simple" xlink:href="https://www.facebook.com/ukrainefilmagency/posts/pfbid02YWFAa7ZcEtZ33FJFer7kCENabEngtepUGiWzgJZvc472ZFgjxmgYB8c4hoM6Ugy8l" text:style-name="Internet_20_link" text:visited-style-name="Visited_20_Internet_20_Link">
 Фейсбуці</text:a>
, передає Укрінформ.</text:p>
      <text:p text:style-name="P4">
"EU FILM DAYS 2023 цьогоріч святкують своє 20-річчя, тож покажуть фільми 24країн-членів ЄС у чотирьох містах Японії: Токіо, Кіото, Хіросіма та Фукуока. Вмежах Тижня європейського кіно пройде спецпоказ <text:a xlink:type="simple" xlink:href="https://www.ukrinform.ua/tag-kino" text:style-name="Internet_20_link" text:visited-style-name="Visited_20_Internet_20_Link">
 фільму</text:a>
 «Люксембург, Люксембург» Антоніо Лукіча»,- йдеться у повідомленні.</text:p>
      <text:p text:style-name="P4">
У Держкіно зазначили, що в Токіо показ української стрічки відбудеться 2 та 11червня у Національному кіноархіві Японії. Також кіно демонструватимуть 20червня та 12 липня у Музеї Кіото, а 12 та 27 серпня фільм покажуть у Публічнійбібліотеці міста Фукуока.</text:p>
      <text:p text:style-name="P4">
Демонстрація фільмів відбуватиметься з японськими субтитрами та частково занглійськими.</text:p>
      <text:p text:style-name="P4">
<text:span text:style-name="T4">
Читайте також:</text:span>
 <text:a xlink:type="simple" xlink:href="https://www.ukrinform.ua/rubric-culture/3706865-film-luksemburg-luksemburg-otrimav-nagorodi-na-dvoh-miznarodnih-festivalah.html" text:style-name="Internet_20_link" text:visited-style-name="Visited_20_Internet_20_Link">
 Фільм « <text:span text:style-name="T4">
Люксембург</text:span>
 , <text:span text:style-name="T4">
Люксембург</text:span>
 » отримавнагороди на двох міжнародних фестивалях </text:a>
</text:p>
      <text:p text:style-name="P4">
Як повідомлялося, фільм «Люксембург, Люксембург» розповідає історію пробратів-близнюків, які дізнаються, що їхній давно зниклий батько захворів уЛюксембурзі, після чого вони вирушають у подорож, аби побачити його востаннє.Головні ролі у стрічці «Люксембург, Люксембург» зіграли учасники реп-гурту«Курган і Agregat» — брати Раміл та Аміл Насірови. Стрічку створено запідтримки Держкіно.</text:p>
      <text:p text:style-name="P4">
Організували проведення показів: представництво ЄС, Посольство України вЯпонії, культурні інститути держав-членів ЄС у Японії, Національний кіноархівЯпонії, Музей Кіото, Кінематографічна та аудіовізуальна бібліотека Хіросіми,Публічна бібліотека міста Фукуока.</text:p>
      <text:p text:style-name="P4">
Source: <text:a xlink:type="simple" xlink:href="https://www.ukrinform.ua/rubric-culture/3717188-luksemburg-luksemburg-pokazut-u-aponii-v-mezah-tizna-evropejskogo-kino.html" text:style-name="Internet_20_link" text:visited-style-name="Visited_20_Internet_20_Link">
https://www.ukrinform.ua/rubric-culture/3717188-luksemburg-luksemburg-pokazut-u-aponii-v-mezah-tizna-evropejskogo-kino.html</text:a>
</text:p>
      <!--NEWS-->
      <text:h text:style-name="P10" text:outline-level="1">
<text:span text:style-name="T4">
Україна може допомагати Молдові, якщо на це є запит – Зеленський</text:span>
</text:h>
      <text:p text:style-name="P4">
Authors: Ukrinform (Person)</text:p>
      <text:p text:style-name="P4">
Publisher: Укринформ (Organization)</text:p>
      <text:p text:style-name="P4">
Published Time: 2023-06-01T19:55:49+03:00</text:p>
      <text:p text:style-name="P4">
Modified Time: 2023-06-01T19:55:49+03:00</text:p>
      <text:p text:style-name="P4">
Description: Україна може реагувати та допомагати Молдові тільки, якщо від її керівництва буде запит на це. — Укрінформ.</text:p>
      <text:p text:style-name="P4">
Images: ['<text:a xlink:type="simple" xlink:href="https://static.ukrinform.com/photos/2023_06/thumb_files/630_360_1685616882-658.jpg" text:style-name="Internet_20_link" text:visited-style-name="Visited_20_Internet_20_Link">
630_360_16856...</text:a>
']</text:p>
      <text:p text:style-name="P4">
Tags: ['Молдова', "Придністров'я", 'Зеленський']</text:p>
      <text:p text:style-name="P4">
Type: Article</text:p>
      <!--METADATA-->
      <text:p text:style-name="P4">
<draw:frame draw:style-name="fr1" draw:name="Image218" text:anchor-type="as-char" svg:width="6.9236in" svg:height="3.956343in" draw:z-index="0">
<draw:image xlink:href="../Images/yкринформ/2023-06-01T19-55-49-03-00/630_360_1685616882-658.jpg" xlink:type="simple" xlink:show="embed" xlink:actuate="onLoad" draw:mime-type="image/jpeg"/>
</draw:frame>
 Українаможе реагувати та допомагати Молдові тільки, якщо від її керівництва будезапит на це.</text:p>
      <text:p text:style-name="P4">
Про це Президент Володимир Зеленський сказав під час <text:a xlink:type="simple" xlink:href="http://www.youtube.com/watch" text:style-name="Internet_20_link" text:visited-style-name="Visited_20_Internet_20_Link">
 спілкування</text:a>
 зі ЗМІ на другій зустрічіЄвропейської політичної спільноти, передає Укрінформ.</text:p>
      <text:p text:style-name="P4">
"Україна може реагувати та допомагати Молдові, тільки якщо є запит. Нанайвищому рівні військово-політичного керівництва, офіційного керівництваМолдови. І тоді обов'язково Україна буде реагувати", - сказав <text:a xlink:type="simple" xlink:href="https://www.ukrinform.ua/tag-zelenskij" text:style-name="Internet_20_link" text:visited-style-name="Visited_20_Internet_20_Link">
 Зеленський</text:a>
 .</text:p>
      <text:p text:style-name="P4">
Він зазначив, що офіційного запиту від Молдови щодо надання допомоги урозв'язанні проблеми з Придністров'ям Україні не надходило.</text:p>
      <text:p text:style-name="P4">
<text:span text:style-name="T4">
Читайте також:</text:span>
 <text:a xlink:type="simple" xlink:href="https://www.ukrinform.ua/rubric-polytics/3716956-moldova-pidtrimue-formulu-miru-zelenskogo-ta-stvorenna-tribunalu-dla-rf-sandu.html" text:style-name="Internet_20_link" text:visited-style-name="Visited_20_Internet_20_Link">
 <text:span text:style-name="T4">
Молдова</text:span>
 підтримує формулу миру Зеленського тастворення трибуналу для РФ — Санду </text:a>
</text:p>
      <text:p text:style-name="P4">
Як повідомляв Укрінформ, під час засідання Спільної контрольної комісії (СКК)Молдови представники Кишенева повідомили про порушення режиму безпеки з бокуросійських військових у невизнаному Придністров’ї.</text:p>
      <text:p text:style-name="P4">
Source: <text:a xlink:type="simple" xlink:href="https://www.ukrinform.ua/rubric-polytics/3717190-ukraina-moze-dopomagati-moldovi-akso-na-ce-e-zapit-zelenskij.html" text:style-name="Internet_20_link" text:visited-style-name="Visited_20_Internet_20_Link">
https://www.ukrinform.ua/rubric-polytics/3717190-ukraina-moze-dopomagati-moldovi-akso-na-ce-e-zapit-zelenskij.html</text:a>
</text:p>
      <!--NEWS-->
      <text:h text:style-name="P10" text:outline-level="1">
<text:span text:style-name="T4">
Суд узяв під варту двох підозрюваних у справі про махінації в Укрспирті</text:span>
</text:h>
      <text:p text:style-name="P4">
Authors: Ukrinform (Person)</text:p>
      <text:p text:style-name="P4">
Publisher: Укринформ (Organization)</text:p>
      <text:p text:style-name="P4">
Published Time: 2023-06-01T19:57:00+03:00</text:p>
      <text:p text:style-name="P4">
Modified Time: 2023-06-01T19:57:00+03:00</text:p>
      <text:p text:style-name="P4">
Description: Вищий антикорупційний суд обрав запобіжні заходи у вигляді тримання під вартою двом учасникам злочинної схеми закупівель палива за завищеними цінами, викритої на державному підприємстві «Укрспирт». — Укрінформ.</text:p>
      <text:p text:style-name="P4">
Images: ['<text:a xlink:type="simple" xlink:href="https://static.ukrinform.com/photos/2019_10/thumb_files/630_360_1570694588-525.jpg" text:style-name="Internet_20_link" text:visited-style-name="Visited_20_Internet_20_Link">
630_360_15706...</text:a>
']</text:p>
      <text:p text:style-name="P4">
Tags: ['Арешт', 'Махінації', 'Суд', 'Укрспирт']</text:p>
      <text:p text:style-name="P4">
Type: Article</text:p>
      <!--METADATA-->
      <text:p text:style-name="P4">
<draw:frame draw:style-name="fr1" draw:name="Image219" text:anchor-type="as-char" svg:width="6.9236in" svg:height="3.956343in" draw:z-index="0">
<draw:image xlink:href="../Images/yкринформ/2023-06-01T19-57-00-03-00/630_360_1570694588-525.jpg" xlink:type="simple" xlink:show="embed" xlink:actuate="onLoad" draw:mime-type="image/jpeg"/>
</draw:frame>
 Вищийантикорупційний суд обрав запобіжні заходи у вигляді тримання під вартою двомучасникам злочинної схеми закупівель палива за завищеними цінами, викритої надержавному підприємстві «Укрспирт».</text:p>
      <text:p text:style-name="P4">
Як передає Укрінформ, про це Спеціалізована антикорупційна прокуратураповідомила в <text:a xlink:type="simple" xlink:href="https://t.me/sap_gov_ua/1432" text:style-name="Internet_20_link" text:visited-style-name="Visited_20_Internet_20_Link">
 Телеграмі </text:a>
 .</text:p>
      <text:p text:style-name="P4">
Так, ідеться про колишнього начальника управління закупівель держпідприємствата керівника групи компаній.</text:p>
      <text:p text:style-name="P4">
Згідно з рішенням суду, фігурантам визначені також альтернативні запобіжнізаходи у вигляді застави: експосадовцю <text:a xlink:type="simple" xlink:href="https://www.ukrinform.ua/tag-ukrspirt" text:style-name="Internet_20_link" text:visited-style-name="Visited_20_Internet_20_Link">
 Укрспирту</text:a>
 — розміром 6 млн гривень, керівникугрупи компаній — 25 млн гривень.</text:p>
      <text:p text:style-name="P4">
У разі внесення визначених сум підозрювані будуть зобов’язані носитиелектронний засіб контролю, утримуватися від спілкування з іншими фігурантамисправи та свідками, здати на зберігання до відповідних держорганів своїпаспорти для виїзду за кордон.</text:p>
      <text:p text:style-name="P4">
Також вони повинні будуть прибувати до детектива, прокурора чи суду за кожнимвикликом, повідомляти їх про зміну місця проживання та роботи, а також брати вних дозвіл за потреби відлучитися з міста проживання.</text:p>
      <text:p text:style-name="P4">
<text:span text:style-name="T4">
Читайте також:</text:span>
 <text:a xlink:type="simple" xlink:href="https://www.ukrinform.ua/rubric-regions/3716779-kolisnogo-mera-cornomorska-suditimut-za-mahinacii-iz-zemleu-v-portu.html" text:style-name="Internet_20_link" text:visited-style-name="Visited_20_Internet_20_Link">
 Колишнього мера Чорноморська судитимуть за <text:span text:style-name="T4">
махінації</text:span>
із землею в порту </text:a>
</text:p>
      <text:p text:style-name="P4">
Як повідомляв Укрінформ, на державному підприємстві «Укрспирт» днями викрилизлочинну схему реалізації палива, що завдала понад 55 млн гривень збитків.Підозрюваними у справі проходять троє службовців держпідприємства, двоєпідприємців та двоє бухгалтерів приватних товариств.</text:p>
      <text:p text:style-name="P4">
Встановлено, що службовці Укрспирту вступили у змову з представникамиприватних суб’єктів господарювання та за винагороду здійснювали закупівлюкотельного коксохімічного палива за завищеними цінами.</text:p>
      <text:p text:style-name="P4">
Source: <text:a xlink:type="simple" xlink:href="https://www.ukrinform.ua/rubric-economy/3717192-sud-uzav-pid-vartu-dvoh-pidozruvanih-u-spravi-pro-mahinacii-v-ukrspirti.html" text:style-name="Internet_20_link" text:visited-style-name="Visited_20_Internet_20_Link">
https://www.ukrinform.ua/rubric-economy/3717192-sud-uzav-pid-vartu-dvoh-pidozruvanih-u-spravi-pro-mahinacii-v-ukrspirti.html</text:a>
</text:p>
      <!--NEWS-->
      <text:h text:style-name="P10" text:outline-level="1">
<text:span text:style-name="T4">
Коаліція літаків: Зеленський та європейські лідери домовилися продовжити роботу на «Рамштайні»</text:span>
</text:h>
      <text:p text:style-name="P4">
Authors: Ukrinform (Person)</text:p>
      <text:p text:style-name="P4">
Publisher: Укринформ (Organization)</text:p>
      <text:p text:style-name="P4">
Published Time: 2023-06-01T19:58:00+03:00</text:p>
      <text:p text:style-name="P4">
Modified Time: 2023-06-01T19:58:00+03:00</text:p>
      <text:p text:style-name="P4">
Description: Президент України Володимир Зеленський та європейські лідери домовилися продовжити після майбутніх консультацій з американською стороною роботу над офіційним рішенням про створення коаліції бойових літаків на наступній зустрічі у форматі “Рамштайн”. — Укрінформ.</text:p>
      <text:p text:style-name="P4">
Images: ['<text:a xlink:type="simple" xlink:href="https://static.ukrinform.com/photos/2023_06/thumb_files/630_360_1685638946-434.jpeg" text:style-name="Internet_20_link" text:visited-style-name="Visited_20_Internet_20_Link">
630_360_16856...</text:a>
']</text:p>
      <text:p text:style-name="P4">
Tags: ['Авіація', 'Європа', 'Зеленський', 'Зустріч Рамштайн']</text:p>
      <text:p text:style-name="P4">
Type: Article</text:p>
      <!--METADATA-->
      <text:p text:style-name="P4">
<draw:frame draw:style-name="fr1" draw:name="Image220" text:anchor-type="as-char" svg:width="6.9236in" svg:height="3.956343in" draw:z-index="0">
<draw:image xlink:href="../Images/yкринформ/2023-06-01T19-58-00-03-00/630_360_1685638946-434.jpeg" xlink:type="simple" xlink:show="embed" xlink:actuate="onLoad" draw:mime-type="image/jpeg"/>
</draw:frame>
 ПрезидентУкраїни Володимир Зеленський та європейські лідери домовилися продовжити післямайбутніх консультацій з американською стороною роботу над офіційним рішеннямпро створення коаліції бойових літаків на наступній зустрічі у форматі“Рамштайн”.</text:p>
      <text:p text:style-name="P4">
Як передає Укрінформ, про це повідомляє <text:a xlink:type="simple" xlink:href="https://www.president.gov.ua/news/prezident-ukrayini-proviv-u-moldovi-bagatostoronnyu-zustrich-83329" text:style-name="Internet_20_link" text:visited-style-name="Visited_20_Internet_20_Link">
 пресслужба глави держави</text:a>
 .</text:p>
      <text:p text:style-name="P4">
“Під час візиту до Молдови для участі в саміті Європейської політичноїспільноти Президент України Володимир Зеленський провів неформальну зустріч ізлідерами європейських країн у межах коаліції <text:a xlink:type="simple" xlink:href="https://www.ukrinform.ua/tag-litak" text:style-name="Internet_20_link" text:visited-style-name="Visited_20_Internet_20_Link">
 винищувачів</text:a>
 ”, - ідеться в повідомленні.</text:p>
      <text:p text:style-name="P4">
</text:p>
      <text:p text:style-name="P4">
Зокрема, у переговорах взяли участь прем’єр-міністри Великої Британії РішіСунак, Нідерландів Марк Рютте, Польщі Матеуш Моравецький, Данії МеттеФредеріксен, Швеції Ульф Крістерссон, Бельгії Александр де Кроо.</text:p>
      <text:p text:style-name="P4">
_Відео:<text:a xlink:type="simple" xlink:href="https://t.me/V_Zelenskiy_official/6445" text:style-name="Internet_20_link" text:visited-style-name="Visited_20_Internet_20_Link">
 телеграм-канал Президента України Володимира Зеленського</text:a>
 _</text:p>
      <text:p text:style-name="P4">
Лідери обговорили практичні питання, пов’язані з початком тренуванняукраїнських пілотів на винищувачах F-16 та літаках інших типів. Сторонидомовилися почати цей процес найближчим часом.</text:p>
      <text:p text:style-name="P4">
Учасники зустрічі також торкнулися питань майбутнього постачання літаків істворення необхідної для них інфраструктури.</text:p>
      <text:p text:style-name="P4">
“Президент України та європейські лідери домовилися продовжити після майбутніхконсультацій з американською стороною роботу над офіційним рішенням простворення коаліції бойових літаків (“Небесного щита України”) на наступнійзустрічі у форматі “Рамштайн”, - ідеться в повідомленні.</text:p>
      <text:p text:style-name="P4">
<text:span text:style-name="T4">
Читайте також:</text:span>
 <text:a xlink:type="simple" xlink:href="https://www.ukrinform.ua/rubric-ato/3709443-prezident-anonsuvav-vazlivi-risenna-u-pitanni-aviacijnoi-koalicii-dla-ukraini.html" text:style-name="Internet_20_link" text:visited-style-name="Visited_20_Internet_20_Link">
 Президент анонсував важливі рішення у питанні авіаційноїкоаліції для України </text:a>
</text:p>
      <text:p text:style-name="P4">
Зеленський під час зустрічі також порушив питання щодо необхідності формуваннякоаліції “Петріотів” на тлі посилення ракетних обстрілів українських міст ізбоку Росії.</text:p>
      <text:p text:style-name="P4">
"Що стосується коаліції літаків, то для нас дуже важливо, щоби головну рользіграли Сполучені Штати Америки. Якщо ми говоримо про F-16, то все ж це - їхлітаки. І незважаючи на те, що наші колеги та союзники готові нам допомагати,але все ж таки – це літаки Сполучних Штатів", - прокоментував Президентпитання створення так званої "коаліції винищувачів".</text:p>
      <text:p text:style-name="P4">
Він висловив впевненість, що найближчим часом під лідерством Сполучених Штатіввдасться створити таку коаліцію.</text:p>
      <text:p text:style-name="P4">
"Сьогодні я почув потужну підтримку, велика кількість країн, і що важливо –велика кількість літаків-винищувачів. І я впевнений, що у найближчий час підлідерством Сполучених Штатів ми об’єднаємо і зробимо цю коаліцію", - зазначивЗеленський.</text:p>
      <text:p text:style-name="P4">
Він додав, що під час зустрічей у Кишиневі з партнерами питання винищувачівдовго обговорювалося. "З кимось говорили, на когось тиснули", - додав він.</text:p>
      <text:p text:style-name="P4">
За його словами, Україні потрібні сучасні винищувачі, оскільки вони передусімстануть частиною протиповітряного щиту країни та рятуватимуть життя.</text:p>
      <text:p text:style-name="P4">
<text:span text:style-name="T4">
Читайте також:</text:span>
 <text:a xlink:type="simple" xlink:href="https://www.ukrinform.ua/rubric-ato/3716978-koalicii-patriot-ta-vinisuvaciv-priskorat-mir-zelenskij.html" text:style-name="Internet_20_link" text:visited-style-name="Visited_20_Internet_20_Link">
 Коаліції Patriot та <text:span text:style-name="T4">
винищувачів</text:span>
 прискорять мир –Зеленський </text:a>
</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контексті війни в Україні та пов'язаних із неюкриз, захист демократії, зміцнення енергетичної безпеки та стійкостієвропейських держав.</text:p>
      <text:p text:style-name="P4">
Source: <text:a xlink:type="simple" xlink:href="https://www.ukrinform.ua/rubric-polytics/3717197-koalicia-litakiv-zelenskij-ta-evropejski-lideri-domovilisa-prodovziti-robotu-na-ramstajni.html" text:style-name="Internet_20_link" text:visited-style-name="Visited_20_Internet_20_Link">
https://www.ukrinform.ua/rubric-polytics/3717197-koalicia-litakiv-zelenskij-ta-evropejski-lideri-domovilisa-prodovziti-robotu-na-ramstajni.html</text:a>
</text:p>
      <!--NEWS-->
      <text:h text:style-name="P10" text:outline-level="1">
<text:span text:style-name="T4">
Івано-Франківська лікарня отримала з Німеччини десять функціональних ліжок</text:span>
</text:h>
      <text:p text:style-name="P4">
Authors: Ukrinform (Person)</text:p>
      <text:p text:style-name="P4">
Publisher: Укринформ (Organization)</text:p>
      <text:p text:style-name="P4">
Published Time: 2023-06-01T20:00:25+03:00</text:p>
      <text:p text:style-name="P4">
Modified Time: 2023-06-01T20:00:25+03:00</text:p>
      <text:p text:style-name="P4">
Description: Івано-Франківська обласна клінічна лікарня (ОКЛ) отримала гуманітарну допомогу з Німеччини – 10 функціональних медичних ліжок. — Укрінформ.</text:p>
      <text:p text:style-name="P4">
Images: ['<text:a xlink:type="simple" xlink:href="https://static.ukrinform.com/photos/2023_06/thumb_files/630_360_1685638317-738.jpg" text:style-name="Internet_20_link" text:visited-style-name="Visited_20_Internet_20_Link">
630_360_16856...</text:a>
']</text:p>
      <text:p text:style-name="P4">
Tags: ['Івано-Франківськ', 'Лікарня', 'Благодійність']</text:p>
      <text:p text:style-name="P4">
Type: Article</text:p>
      <!--METADATA-->
      <text:p text:style-name="P4">
<draw:frame draw:style-name="fr1" draw:name="Image222" text:anchor-type="as-char" svg:width="6.9236in" svg:height="3.956343in" draw:z-index="0">
<draw:image xlink:href="../Images/yкринформ/2023-06-01T20-00-25-03-00/630_360_1685638317-738.jpg" xlink:type="simple" xlink:show="embed" xlink:actuate="onLoad" draw:mime-type="image/jpeg"/>
</draw:frame>
 Івано-Франківська обласна клінічна лікарня (ОКЛ) отримала гуманітарну допомогу зНімеччини – 10 функціональних медичних ліжок.</text:p>
      <text:p text:style-name="P4">
Про це Укрінформу повідомили в БО «Благодійний фонд Help For Ukraine».</text:p>
      <text:p text:style-name="P4">
«КНП «Обласна клінічна лікарня Івано-Франківської обласної ради» отрималачергову гуманітарну допомогу – 10 медичних функціональних ліжок.Травматологічні функціональні медичні електричні ліжка з матрацами закладотримав від Благодійної організації «Благодійний фонд Help For Ukraine» якому,в свою чергу, гуманітарний вантаж надійшов від німецьких колег Medical e.V.»,- йдеться у повідомленні.</text:p>
      <text:p text:style-name="P4">
Подібних ліжок у медзакладах України дуже мало. Вони дозволяють лікарямнадавати медичну допомогу на більш якісному рівні.</text:p>
      <text:p text:style-name="P4">
«Ці ліжка – з електроприводом, вони суттєво полегшують роботу медичногоперсоналу, дуже зручні для пацієнта. Це вкрай важливо для тих, хто перебуваєна реабілітації після операцій, травм або під час лікування важких хвороб», -зазначив віцепрезидент благодійної організації «Благодійний фонд Help ForUkraine» Вілен Фаталов.</text:p>
      <text:p text:style-name="P4">
В Івано-Франківській ОКЛ наголосили, що ця допомога <text:a xlink:type="simple" xlink:href="https://www.ukrinform.ua/tag-bolnica" text:style-name="Internet_20_link" text:visited-style-name="Visited_20_Internet_20_Link">
 лікарні</text:a>
 є вкрай необхідною та своєчасною.</text:p>
      <text:p text:style-name="P4">
«Такі медичні меблі - комфорт і швидке одужання пацієнтів, тож питання їхпоповнення як ніколи на часі», - сказав генеральний директор КНП «Обласнаклінічна лікарня Івано-Франківської обласної ради» Остап Грищук.</text:p>
      <text:p text:style-name="P4">
<text:span text:style-name="T4">
Читайте також:</text:span>
 <text:a xlink:type="simple" xlink:href="https://www.ukrinform.ua/rubric-regions/3696136-zahidnoukrainskomu-ditacomu-medcentru-peredali-obladnanna-na-45-miljoniv.html" text:style-name="Internet_20_link" text:visited-style-name="Visited_20_Internet_20_Link">
 <text:span text:style-name="T4">
Західноукраїнському</text:span>
 <text:span text:style-name="T4">
дитячому</text:span>
 <text:span text:style-name="T4">
медцентру</text:span>
<text:span text:style-name="T4">
передали</text:span>
 <text:span text:style-name="T4">
обладнання</text:span>
 на ₴45 <text:span text:style-name="T4">
мільйонів</text:span>
</text:a>
</text:p>
      <text:p text:style-name="P4">
У «Благодійному фонді Help For Ukraine» запевнили, що на українських медиківчекають ще апарати ШВЛ та апарати гемодіалізу, вони після профілактики будутьпередані в регіональні лікарні, які їх найбільше потребують.</text:p>
      <text:p text:style-name="P4">
Source: <text:a xlink:type="simple" xlink:href="https://www.ukrinform.ua/rubric-regions/3717194-ivanofrankivska-likarna-otrimala-z-nimeccini-desat-funkcionalnih-lizok.html" text:style-name="Internet_20_link" text:visited-style-name="Visited_20_Internet_20_Link">
https://www.ukrinform.ua/rubric-regions/3717194-ivanofrankivska-likarna-otrimala-z-nimeccini-desat-funkcionalnih-lizok.html</text:a>
</text:p>
      <!--NEWS-->
      <text:h text:style-name="P10" text:outline-level="1">
<text:span text:style-name="T4">
«Зізнання» під диктовку ФСБ: засновник Save Ukraine розповів деталі про затримання українки в Москві</text:span>
</text:h>
      <text:p text:style-name="P4">
Authors: Ukrinform (Person)</text:p>
      <text:p text:style-name="P4">
Publisher: Укринформ (Organization)</text:p>
      <text:p text:style-name="P4">
Published Time: 2023-06-01T20:02:00+03:00</text:p>
      <text:p text:style-name="P4">
Modified Time: 2023-06-01T20:02:00+03:00</text:p>
      <text:p text:style-name="P4">
Description: Жінка, яку ФСБ затримала у Москві, приїхала до Росії забрати похресника, а російські силовики під тиском змусили її озвучити на камеру "зізнання" у тому, що вона нібито хотіла забрати з РФ кількох сиріт. — Укрінформ.</text:p>
      <text:p text:style-name="P4">
Images: ['<text:a xlink:type="simple" xlink:href="https://static.ukrinform.com/photos/2023_04/thumb_files/630_360_1681305670-851.jpg" text:style-name="Internet_20_link" text:visited-style-name="Visited_20_Internet_20_Link">
630_360_16813...</text:a>
']</text:p>
      <text:p text:style-name="P4">
Tags: ['Депортація', 'Діти', 'фсб рф', 'Росія']</text:p>
      <text:p text:style-name="P4">
Type: Article</text:p>
      <!--METADATA-->
      <text:p text:style-name="P4">
<draw:frame draw:style-name="fr1" draw:name="Image223" text:anchor-type="as-char" svg:width="6.9236in" svg:height="3.956343in" draw:z-index="0">
<draw:image xlink:href="../Images/yкринформ/2023-06-01T20-02-00-03-00/630_360_1681305670-851.jpg" xlink:type="simple" xlink:show="embed" xlink:actuate="onLoad" draw:mime-type="image/jpeg"/>
</draw:frame>
 Жінка, якуФСБ затримала у Москві, приїхала до Росії забрати похресника, а російськісиловики під тиском змусили її озвучити на камеру "зізнання" у тому, що вонанібито хотіла забрати з РФ кількох сиріт.</text:p>
      <text:p text:style-name="P4">
Про це заявив засновник мережі порятунку Save Ukraine, колишній уповноваженийПрезидента України з прав дитини Микола Кулеба у коментарі <text:a xlink:type="simple" xlink:href="https://ukr.radio/news.html" text:style-name="Internet_20_link" text:visited-style-name="Visited_20_Internet_20_Link">
 Українськомурадіо</text:a>
 , передає Укрінформ.</text:p>
      <text:p text:style-name="P4">
“Я скажу вам, хто це є, – жінка, яка їхала забирати похресника. Дитину-сироту,в якої є старший брат 26 років, котрий перебуває у Німеччині. У нього єбабуся, яка приїхала із Німеччини, бо вони тікали від війни під час окупації,а дитина залишилася заручником. Ця дитина опинилася там (у Росії – ред.), ісаме ця жінка їхала за похресником, але ФСБ її затримало в аеропорту"Домодєдово", заарештувало на дві доби, чинило психологічний тиск черезпогрози, численні допити”, - заявив Кулеба.</text:p>
      <text:p text:style-name="P4">
<text:span text:style-name="T4">
Читайте також:</text:span>
 <text:a xlink:type="simple" xlink:href="https://www.ukrinform.ua/rubric-society/3716254-u-save-ukraine-zaavili-so-v-nih-ne-pracue-zatrimana-v-moskvi-zinka.html" text:style-name="Internet_20_link" text:visited-style-name="Visited_20_Internet_20_Link">
 У <text:span text:style-name="T4">
Save</text:span>
 <text:span text:style-name="T4">
Ukraine</text:span>
 заявили, що в них не працюєзатримана в Москві жінка </text:a>
</text:p>
      <text:p text:style-name="P4">
За його словами, представники російських спецслужб пригрозили жінці, що дитинуне віддадуть, а сама вона має на камеру проговорити певний текст, або їїпосадять у в’язницю на 15 років.</text:p>
      <text:p text:style-name="P4">
“Вручили цей текст жінці,.. що так, вона приїхала і хотіла забрати декількохдітей-сиріт, що вона не знає про них. Насправді все було написано і її змусилизавчити ці слова і сказати їх. Вона просиділа там у в’язниці і її депортувалив Мінськ, де сказали: “Забирайся звідси, їдь в Україну, ти депортована”. Вонателефонувала в Міжнародний Червоний Хрест, просила завезти її до кордону, алевони їй відмовили”, - стверджує Кулеба.</text:p>
      <text:p text:style-name="P4">
За інформацією засновника Save Ukraine, жінка самотужки дісталася кордону, деїї зустріли представники фонду.</text:p>
      <text:p text:style-name="P4">
“Тиждень жінка вже перебувала в Україні, де свідчила про це все. ПрацівникиСлужби безпеки також із нею працювали, але сьогодні, через 10 днів після їїув’язнення у Москві, з’являється ця публікація, де під диктовку ФСБ вона всеговорила. Принаймні вона не казала, що є працівницею фонду Save Ukraine, нацьому відео. Проте під диктовку вони змусили її говорити, і вона визнала, щоце було саме під диктовку ФСБ”, - сказав він, заперечивши, що ця жінка єпрацівницею фонду.</text:p>
      <text:p text:style-name="P4">
<text:span text:style-name="T4">
Читайте також:</text:span>
 <text:a xlink:type="simple" xlink:href="https://www.ukrinform.ua/rubric-society/3716226-z-rosii-deportuvali-ukrainku-aka-hotila-vivezti-ditejsirit-z-okupovanih-teritorij.html" text:style-name="Internet_20_link" text:visited-style-name="Visited_20_Internet_20_Link">
 З Росії депортували українку, яка хотіла вивезти дітей-сиріт з окупованих територій </text:a>
</text:p>
      <text:p text:style-name="P4">
Як повідомлялося, російське державне інформаційне агентство "РИА Новости"заявило, що в Москві затримали нібито працівницю фонду Save Ukraine –організації, яка допомагає вивозити дітей з окупованих <text:a xlink:type="simple" xlink:href="https://www.ukrinform.ua/tag-rosia" text:style-name="Internet_20_link" text:visited-style-name="Visited_20_Internet_20_Link">
 Росією</text:a>
 територій в Україну.</text:p>
      <text:p text:style-name="P4">
Проте у Save Ukraine <text:a xlink:type="simple" xlink:href="https://www.ukrinform.ua/rubric-society/3716254-u-save-ukraine-zaavili-so-v-nih-ne-pracue-zatrimana-v-moskvi-zinka.html" text:style-name="Internet_20_link" text:visited-style-name="Visited_20_Internet_20_Link">
 заявили </text:a>
 , що ці інформація не відповідає дійсності, а на території РФзатримали жінку, яку фонд відряджав, щоб забрати похресника.</text:p>
      <text:p text:style-name="P4">
Source: <text:a xlink:type="simple" xlink:href="https://www.ukrinform.ua/rubric-society/3717196-ziznanna-pid-diktovku-fsb-zasnovnik-save-ukraine-rozpoviv-detali-pro-zatrimanna-ukrainki-v-moskvi.html" text:style-name="Internet_20_link" text:visited-style-name="Visited_20_Internet_20_Link">
https://www.ukrinform.ua/rubric-society/3717196-ziznanna-pid-diktovku-fsb-zasnovnik-save-ukraine-rozpoviv-detali-pro-zatrimanna-ukrainki-v-moskvi.html</text:a>
</text:p>
      <!--NEWS-->
      <text:h text:style-name="P10" text:outline-level="1">
<text:span text:style-name="T4">
Учнівська збірна України здобула 216 нагород на перших Євроіграх з єдиноборств</text:span>
</text:h>
      <text:p text:style-name="P4">
Authors: Ukrinform (Person)</text:p>
      <text:p text:style-name="P4">
Publisher: Укринформ (Organization)</text:p>
      <text:p text:style-name="P4">
Published Time: 2023-06-01T20:06:44+03:00</text:p>
      <text:p text:style-name="P4">
Modified Time: 2023-06-01T20:06:44+03:00</text:p>
      <text:p text:style-name="P4">
Description: Учнівська збірна України виступила на перших Європейських іграх з єдиноборств European Open School Combat Games, які відбулися в сербському Белграді. — Укрінформ.</text:p>
      <text:p text:style-name="P4">
Images: ['<text:a xlink:type="simple" xlink:href="https://static.ukrinform.com/photos/2023_06/thumb_files/630_360_1685639071-590.jpg" text:style-name="Internet_20_link" text:visited-style-name="Visited_20_Internet_20_Link">
630_360_16856...</text:a>
']</text:p>
      <text:p text:style-name="P4">
Tags: None</text:p>
      <text:p text:style-name="P4">
Type: Article</text:p>
      <!--METADATA-->
      <text:p text:style-name="P4">
<draw:frame draw:style-name="fr1" draw:name="Image224" text:anchor-type="as-char" svg:width="6.9236in" svg:height="3.956343in" draw:z-index="0">
<draw:image xlink:href="../Images/yкринформ/2023-06-01T20-06-44-03-00/630_360_1685639071-590.jpg" xlink:type="simple" xlink:show="embed" xlink:actuate="onLoad" draw:mime-type="image/jpeg"/>
</draw:frame>
 Учнівськазбірна України виступила на перших Європейських іграх з єдиноборств EuropeanOpen School Combat Games, які відбулися в сербському Белграді.</text:p>
      <text:p text:style-name="P4">
За підсумками двох змагальних днів українці здобули 216 нагород, передаєУкрінформ.</text:p>
      <text:p text:style-name="P4">
Україна була представлена у 5 видах спорту: вільна боротьба, греко-римськаборотьба, самбо, тхеквондо ВТФ і дзюдо.</text:p>
      <text:p text:style-name="P4">
<text:span text:style-name="T4">
Читайте також:</text:span>
 <text:a xlink:type="simple" xlink:href="https://www.ukrinform.ua/rubric-sports/3707549-mok-dosagae-svogo-ukrainskij-sportivnij-protest-zanadto-tihij.html" text:style-name="Internet_20_link" text:visited-style-name="Visited_20_Internet_20_Link">
 МОК досягає свого: український спортивний протест занадтотихий </text:a>
</text:p>
      <text:p text:style-name="P4">
«Поки в Україні ракетопад, українські юні спортсмени та спортсменки влаштувалив Сербії справжній зорепад - маємо 216 медалей за підсумками Європейських ігорєдиноборств серед учнів. Вони найкращі, по-справжньому прославляють нашукраїну. І в День захисту дітей надзвичайно важливо показати, що українськідіти мають надію на щасливе майбутнє», - сказав віцепрезидент Європейськоїфедерації учнівського спорту Роман Греба.</text:p>
      <text:p text:style-name="P4">
Фото: Міністерство освіти і науки України</text:p>
      <text:p text:style-name="P4">
Source: <text:a xlink:type="simple" xlink:href="https://www.ukrinform.ua/rubric-sports/3717198-ucnivska-zbirna-ukraini-zdobula-216-nagorod-na-persih-evroigrah-z-edinoborstv.html" text:style-name="Internet_20_link" text:visited-style-name="Visited_20_Internet_20_Link">
https://www.ukrinform.ua/rubric-sports/3717198-ucnivska-zbirna-ukraini-zdobula-216-nagorod-na-persih-evroigrah-z-edinoborstv.html</text:a>
</text:p>
      <!--NEWS-->
      <text:h text:style-name="P10" text:outline-level="1">
<text:span text:style-name="T4">
Принц Вільям з дружиною відвідали королівське весілля у Йорданії</text:span>
</text:h>
      <text:p text:style-name="P4">
Authors: Ukrinform (Person)</text:p>
      <text:p text:style-name="P4">
Publisher: Укринформ (Organization)</text:p>
      <text:p text:style-name="P4">
Published Time: 2023-06-01T20:11:00+03:00</text:p>
      <text:p text:style-name="P4">
Modified Time: 2023-06-01T20:11:00+03:00</text:p>
      <text:p text:style-name="P4">
Description: Британський принц Вільям і його дружина Кетрін стали почесними гостями на весіллі принца Йорданії Хусейна та Раджви Аль Саїф із Саудівської Аравії. — Укрінформ.</text:p>
      <text:p text:style-name="P4">
Images: ['<text:a xlink:type="simple" xlink:href="https://static.ukrinform.com/photos/2016_04/thumb_files/630_360_1460300979-5548.jpg" text:style-name="Internet_20_link" text:visited-style-name="Visited_20_Internet_20_Link">
630_360_14603...</text:a>
']</text:p>
      <text:p text:style-name="P4">
Tags: ['Британія', 'Йорданія', 'Принц Вільям', 'Весілля']</text:p>
      <text:p text:style-name="P4">
Type: Article</text:p>
      <!--METADATA-->
      <text:p text:style-name="P4">
<draw:frame draw:style-name="fr1" draw:name="Image225" text:anchor-type="as-char" svg:width="6.9236in" svg:height="3.956343in" draw:z-index="0">
<draw:image xlink:href="../Images/yкринформ/2023-06-01T20-11-00-03-00/630_360_1460300979-5548.jpg" xlink:type="simple" xlink:show="embed" xlink:actuate="onLoad" draw:mime-type="image/jpeg"/>
</draw:frame>
Британський принц Вільям і його дружина Кетрін стали почесними гостями навесіллі принца Йорданії Хусейна та Раджви Аль Саїф із Саудівської Аравії.</text:p>
      <text:p text:style-name="P4">
Про це повідомляє <text:a xlink:type="simple" xlink:href="https://www.timesofisrael.com/jordans-royal-wedding-kicks-off-as-britains-william-and-kate-make-surprise-arrival/" text:style-name="Internet_20_link" text:visited-style-name="Visited_20_Internet_20_Link">
 The Times of Israel</text:a>
 , передає Укрінформ.</text:p>
      <text:p text:style-name="P4">
Це перший великий міжнародний королівський захід, який відвідують принц Вільяміз дружиною. Присутність членів <text:a xlink:type="simple" xlink:href="https://www.ukrinform.ua/tag-britania" text:style-name="Internet_20_link" text:visited-style-name="Visited_20_Internet_20_Link">
 британської </text:a>
 королівської сім’ї трималася в таємниці, державні ЗМІ Йорданіїпідтвердили їх прибуття лише за кілька годин до початку церемонії.</text:p>
      <text:p text:style-name="Quotations">

<text:p text:style-name="P4">
Watch: Britain’s Prince William and his wife Kate arrive in <text:a xlink:type="simple" xlink:href="https://twitter.com/hashtag/Jordan" text:style-name="Internet_20_link" text:visited-style-name="Visited_20_Internet_20_Link">
 #Jordan&gt;
 </text:a>
 to attend&gt;
 the highly anticipated wedding of Jordan’s Crown Prince Al Hussein and Saudi&gt;
 national Rajwa Al Saif. <text:a xlink:type="simple" xlink:href="https://twitter.com/hashtag/RoyalWedding" text:style-name="Internet_20_link" text:visited-style-name="Visited_20_Internet_20_Link">
 #RoyalWedding&gt;
 </text:a>
 <text:a xlink:type="simple" xlink:href="https://t.co/6iQV8qZuP5" text:style-name="Internet_20_link" text:visited-style-name="Visited_20_Internet_20_Link">
&gt;
 https://t.co/6iQV8qZuP5 </text:a>
 <text:a xlink:type="simple" xlink:href="https://t.co/2sl5PryxiF" text:style-name="Internet_20_link" text:visited-style-name="Visited_20_Internet_20_Link">
&gt;
 pic.twitter.com/2sl5PryxiF </text:a>
&gt;
&gt;
 — Al Arabiya English (@AlArabiya_Eng) <text:a xlink:type="simple" xlink:href="https://twitter.com/AlArabiya_Eng/status/1664176693777399812" text:style-name="Internet_20_link" text:visited-style-name="Visited_20_Internet_20_Link">
 June 1, 2023&gt;
 </text:a>
</text:p>

</text:p>
      <text:p text:style-name="P4">
Зазначається, що весілля принца Хусейна та Раджви Аль Саїф має вплинути нанизку важливих політичних традицій, які надалі позитивно сприятимутьекономічним та культурним зв'язкам між країнами наречених.</text:p>
      <text:p text:style-name="P4">
<text:span text:style-name="T4">
Читайте також:</text:span>
 <text:a xlink:type="simple" xlink:href="https://www.ukrinform.ua/rubric-world/3686420-princ-vilam-vidvidav-ukrainskih-bizenciv-u-varsavi.html" text:style-name="Internet_20_link" text:visited-style-name="Visited_20_Internet_20_Link">
 <text:span text:style-name="T4">
Принц</text:span>
 <text:span text:style-name="T4">
Вільям</text:span>
 відвідав українських біженців уВаршаві </text:a>
</text:p>
      <text:p text:style-name="P4">
Серед запрошених були іноземні аристократи та високопосадовці, зокрема членикоролівських сімей Європи та Азії, а також перша леді США Джилл Байден таспецпредставник президента Сполучених Штатів з питань клімату Джон Керрі.</text:p>
      <text:p text:style-name="P4">
Як повідомляв <text:a xlink:type="simple" xlink:href="https://www.ukrinform.ua/rubric-culture/3708861-kejt-middlton-znalasa-u-klipi-kalush-orchestra-dla-evrobacenna-2023.html" text:style-name="Internet_20_link" text:visited-style-name="Visited_20_Internet_20_Link">
 Укрінфрм </text:a>
 , принцеса Вельська Кейт Міддлтон знялася у кліпіKalush Orchestra для Євробачення 2023.</text:p>
      <text:p text:style-name="P4">
<text:span text:style-name="T5">
Фото: telegraf.com.ua</text:span>
</text:p>
      <text:p text:style-name="P4">
Source: <text:a xlink:type="simple" xlink:href="https://www.ukrinform.ua/rubric-world/3717199-princ-vilam-z-druzinou-vidvidali-korolivske-vesilla-u-jordanii.html" text:style-name="Internet_20_link" text:visited-style-name="Visited_20_Internet_20_Link">
https://www.ukrinform.ua/rubric-world/3717199-princ-vilam-z-druzinou-vidvidali-korolivske-vesilla-u-jordanii.html</text:a>
</text:p>
      <!--NEWS-->
      <text:h text:style-name="P10" text:outline-level="1">
<text:span text:style-name="T4">
Єврокомісія працює над планом фінансування для України на чотири роки – FT</text:span>
</text:h>
      <text:p text:style-name="P4">
Authors: Ukrinform (Person)</text:p>
      <text:p text:style-name="P4">
Publisher: Укринформ (Organization)</text:p>
      <text:p text:style-name="P4">
Published Time: 2023-06-01T20:14:52+03:00</text:p>
      <text:p text:style-name="P4">
Modified Time: 2023-06-01T20:14:52+03:00</text:p>
      <text:p text:style-name="P4">
Description: Європейська комісія працює над чотирирічним планом фінансування для України вартістю в десятки мільярдів євро. — Укрінформ.</text:p>
      <text:p text:style-name="P4">
Images: ['<text:a xlink:type="simple" xlink:href="https://static.ukrinform.com/photos/2019_05/thumb_files/630_360_1557589895-240.jpg" text:style-name="Internet_20_link" text:visited-style-name="Visited_20_Internet_20_Link">
630_360_15575...</text:a>
']</text:p>
      <text:p text:style-name="P4">
Tags: ['Єврокомісія', 'Україна', 'фінансування', 'допомога']</text:p>
      <text:p text:style-name="P4">
Type: Article</text:p>
      <!--METADATA-->
      <text:p text:style-name="P4">
<draw:frame draw:style-name="fr1" draw:name="Image226" text:anchor-type="as-char" svg:width="6.9236in" svg:height="3.961567in" draw:z-index="0">
<draw:image xlink:href="../Images/yкринформ/2023-06-01T20-14-52-03-00/630_360_1557589895-240.jpg" xlink:type="simple" xlink:show="embed" xlink:actuate="onLoad" draw:mime-type="image/jpeg"/>
</draw:frame>
Європейська комісія працює над чотирирічним планом фінансування для Українивартістю в десятки мільярдів євро.</text:p>
      <text:p text:style-name="P4">
Про це повідомляє <text:a xlink:type="simple" xlink:href="http://www.ft.com/content/1cf8b9ed-6320-47c2-b87c-5508e9a7255f" text:style-name="Internet_20_link" text:visited-style-name="Visited_20_Internet_20_Link">
 Financial Times</text:a>
 , передаєУкрінформ.</text:p>
      <text:p text:style-name="P4">
За словами співрозмовників видання, ЄК почала працювати над пропозицією, якадопоможе покрити фінансові потреби України до 2027 року.</text:p>
      <text:p text:style-name="P4">
Фінплан також спрямований на заохочення інших союзників, таких як США таВелика Британія, надавати подібні довгострокові зобов’язання Україні.</text:p>
      <text:p text:style-name="P4">
Зазначається, що пропозиції <text:a xlink:type="simple" xlink:href="https://www.ukrinform.ua/tag-evrokomisia" text:style-name="Internet_20_link" text:visited-style-name="Visited_20_Internet_20_Link">
 ЄК </text:a>
все ще розробляються і можуть бути готові вже цього місяця, можливонапередодні Конференції з відновлення України, запланованої на 21-22 червня вЛондоні.</text:p>
      <text:p text:style-name="P4">
<text:span text:style-name="T4">
Читайте також:</text:span>
 <text:a xlink:type="simple" xlink:href="https://www.ukrinform.ua/rubric-ato/3716885-na-samiti-u-vilnusi-lideri-nato-pogodat-bagatoricnij-paket-dopomogi-dla-ukraini-stoltenberg.html" text:style-name="Internet_20_link" text:visited-style-name="Visited_20_Internet_20_Link">
 На саміті у Вільнюсі лідери НАТО погодять<text:span text:style-name="T4">
багаторічний</text:span>
 пакет допомоги для України – Столтенберг</text:a>
</text:p>
      <text:p text:style-name="P4">
Як повідомляв Укрінформ, місія МВФ підтвердила очікування більш потужногоекономічного відновлення в Україні й <text:a xlink:type="simple" xlink:href="https://www.ukrinform.ua/rubric-economy/3716193-mvf-pokrasiv-prognoz-dla-vvp-ukraini-do-plus-13.html" text:style-name="Internet_20_link" text:visited-style-name="Visited_20_Internet_20_Link">
 покращила прогноз зростання ВВП України</text:a>
 до «плюс» 1-3% в умовах невизначеності,пов’язаної з війною.</text:p>
      <text:p text:style-name="P4">
Source: <text:a xlink:type="simple" xlink:href="https://www.ukrinform.ua/rubric-economy/3717202-evrokomisia-pracue-nad-planom-finansuvanna-dla-ukraini-na-cotiri-roki-ft.html" text:style-name="Internet_20_link" text:visited-style-name="Visited_20_Internet_20_Link">
https://www.ukrinform.ua/rubric-economy/3717202-evrokomisia-pracue-nad-planom-finansuvanna-dla-ukraini-na-cotiri-roki-ft.html</text:a>
</text:p>
      <!--NEWS-->
      <text:h text:style-name="P10" text:outline-level="1">
<text:span text:style-name="T4">
Рятувальники разом із поліцією перевірятимуть доступність укриттів</text:span>
</text:h>
      <text:p text:style-name="P4">
Authors: Ukrinform (Person)</text:p>
      <text:p text:style-name="P4">
Publisher: Укринформ (Organization)</text:p>
      <text:p text:style-name="P4">
Published Time: 2023-06-01T20:18:00+03:00</text:p>
      <text:p text:style-name="P4">
Modified Time: 2023-06-01T20:18:00+03:00</text:p>
      <text:p text:style-name="P4">
Description: Державна служба з надзвичайних ситуацій спільно із Національною поліцією будуть інспектувати готовність захисних споруд до надзвичайних ситуацій. — Укрінформ.</text:p>
      <text:p text:style-name="P4">
Images: ['<text:a xlink:type="simple" xlink:href="https://static.ukrinform.com/photos/2019_03/thumb_files/630_360_1552398758-267.jpg" text:style-name="Internet_20_link" text:visited-style-name="Visited_20_Internet_20_Link">
630_360_15523...</text:a>
']</text:p>
      <text:p text:style-name="P4">
Tags: ['ДСНС', 'Поліція', 'Укриття']</text:p>
      <text:p text:style-name="P4">
Type: Article</text:p>
      <!--METADATA-->
      <text:p text:style-name="P4">
<draw:frame draw:style-name="fr1" draw:name="Image227" text:anchor-type="as-char" svg:width="6.9236in" svg:height="3.956343in" draw:z-index="0">
<draw:image xlink:href="../Images/yкринформ/2023-06-01T20-18-00-03-00/630_360_1552398758-267.jpg" xlink:type="simple" xlink:show="embed" xlink:actuate="onLoad" draw:mime-type="image/jpeg"/>
</draw:frame>
 Державнаслужба з надзвичайних ситуацій спільно із Національною поліцією будутьінспектувати готовність захисних споруд до надзвичайних ситуацій.</text:p>
      <text:p text:style-name="P4">
Як передає Укрінформ, про це ДСНС повідомляє у <text:a xlink:type="simple" xlink:href="https://t.me/dsns_telegram/17211" text:style-name="Internet_20_link" text:visited-style-name="Visited_20_Internet_20_Link">
 Телеграмі</text:a>
 .</text:p>
      <text:p text:style-name="P4">
"Укриття у містах та населених пунктах мають бути доступними. Цевідповідальність конкретних посадовців на конкретній території. ДСНС вкотренаголошує! Під час оголошення повітряної тривоги укриття повинні бути готовідо прийому людей", - ідеться у повідомленні.</text:p>
      <text:p text:style-name="P4">
У ДСНС підкреслили, що заздалегідь підіймали питання щодо доступності табезпечності захисних споруд.</text:p>
      <text:p text:style-name="P4">
<text:span text:style-name="T4">
Читайте також:</text:span>
 <text:a xlink:type="simple" xlink:href="https://www.ukrinform.ua/rubric-kyiv/3716896-u-kievi-patrulni-pereviratimut-ci-vidcineni-ukritta-klicko.html" text:style-name="Internet_20_link" text:visited-style-name="Visited_20_Internet_20_Link">
 У Києві патрульні перевірятимуть, чи відчинені укриття –Кличко </text:a>
</text:p>
      <text:p text:style-name="P4">
У службі зазначили, що відповідно до діючого законодавства, відповідальністьза організацію укриття населення в захисних спорудах покладається на місцевіоргани виконавчої влади та органи місцевого самоврядування. Утримання вготовності укриттів також покладається на їх балансоутримувачів.</text:p>
      <text:p text:style-name="P4">
"Нагадуємо! За невиконання цих норм передбачена адміністративна та кримінальнавідповідальність! Спеціалісти <text:a xlink:type="simple" xlink:href="https://www.ukrinform.ua/tag-dsns" text:style-name="Internet_20_link" text:visited-style-name="Visited_20_Internet_20_Link">
 ДСНС </text:a>
разом із фахівцями з Нацполіції будуть інспектувати готовність захисних споруддо надзвичайних ситуацій", - наголосили в ДСНС.</text:p>
      <text:p text:style-name="P4">
Як повідомляв Укрінформ, у <text:a xlink:type="simple" xlink:href="https://www.ukrinform.ua/rubric-kyiv/3716810-policia-utocnila-informaciu-pro-zagiblih-u-kievi-dvoe-zinok-i-devatiricna-ditina.html" text:style-name="Internet_20_link" text:visited-style-name="Visited_20_Internet_20_Link">
 Києві загинуло троє людей,</text:a>
 які під часповітряної тривоги намагалися потрапити у закрите бомбосховище. Поліція Києвавже розпочала за цим фактом провадження щодо службової недбалості.</text:p>
      <text:p text:style-name="P4">
Source: <text:a xlink:type="simple" xlink:href="https://www.ukrinform.ua/rubric-society/3717044-ratuvalniki-razom-iz-policieu-pereviratimut-dostupnist-ukrittiv.html" text:style-name="Internet_20_link" text:visited-style-name="Visited_20_Internet_20_Link">
https://www.ukrinform.ua/rubric-society/3717044-ratuvalniki-razom-iz-policieu-pereviratimut-dostupnist-ukrittiv.html</text:a>
</text:p>
      <!--NEWS-->
      <text:h text:style-name="P10" text:outline-level="1">
<text:span text:style-name="T4">
Сунак: Законне місце України – в НАТО</text:span>
</text:h>
      <text:p text:style-name="P4">
Authors: Ukrinform (Person)</text:p>
      <text:p text:style-name="P4">
Publisher: Укринформ (Organization)</text:p>
      <text:p text:style-name="P4">
Published Time: 2023-06-01T20:27:00+03:00</text:p>
      <text:p text:style-name="P4">
Modified Time: 2023-06-01T20:27:00+03:00</text:p>
      <text:p text:style-name="P4">
Description: Прем’єр-міністр Великої Британії Ріші Сунак заявив, що законне місце України — у Північноатлантичному альянсі. — Укрінформ.</text:p>
      <text:p text:style-name="P4">
Images: ['<text:a xlink:type="simple" xlink:href="https://static.ukrinform.com/photos/2023_05/thumb_files/630_360_1684488694-948.jpg" text:style-name="Internet_20_link" text:visited-style-name="Visited_20_Internet_20_Link">
630_360_16844...</text:a>
']</text:p>
      <text:p text:style-name="P4">
Tags: ['НАТО', 'Україна', 'Ріші Сунак']</text:p>
      <text:p text:style-name="P4">
Type: Article</text:p>
      <!--METADATA-->
      <text:p text:style-name="P4">
<draw:frame draw:style-name="fr1" draw:name="Image228" text:anchor-type="as-char" svg:width="6.9236in" svg:height="3.956343in" draw:z-index="0">
<draw:image xlink:href="../Images/yкринформ/2023-06-01T20-27-00-03-00/630_360_1684488694-948.jpg" xlink:type="simple" xlink:show="embed" xlink:actuate="onLoad" draw:mime-type="image/jpeg"/>
</draw:frame>
 Прем’єр-міністр Великої Британії Ріші Сунак заявив, що законне місце України — уПівнічноатлантичному альянсі.</text:p>
      <text:p text:style-name="P4">
Як передає Укрінформ, про це він сказав у коментарі <text:a xlink:type="simple" xlink:href="http://www.cnbc.com/2023/06/01/british-pm-rishi-sunak-says-ukraines-rightful-place-is-in-nato.html" text:style-name="Internet_20_link" text:visited-style-name="Visited_20_Internet_20_Link">
 CNBC</text:a>
 у Кишиневі, де проходить друга зустрічЄвропейської політичної спільноти.</text:p>
      <text:p text:style-name="P4">
«Я згоден з генеральним секретарем НАТО: Україні законне місце в НАТО», -заявив Сунак.</text:p>
      <text:p text:style-name="P4">
Прем’єр-міністр <text:a xlink:type="simple" xlink:href="https://www.ukrinform.ua/tag-britania" text:style-name="Internet_20_link" text:visited-style-name="Visited_20_Internet_20_Link">
 Великої Британії </text:a>
зазначив, що країни-союзники надсилають сильний сигнал президенту РосіїВолодимиру Путіну про те, що вони захищатимуть безпеку України вдовгостроковій перспективі.</text:p>
      <text:p text:style-name="P4">
«Ми хочемо переконатися, що запровадили заходи безпеки для України надовгострокову перспективу і що надіслали дуже сильний сигнал ВолодимируПутіну, що ми нікуди не йдемо. Ми тут залишаємося і продовжуватимемопідтримувати Україну не тільки зараз, а й у майбутньому», - зазначив Сунак.</text:p>
      <text:p text:style-name="P4">
<text:span text:style-name="T4">
Читайте також:</text:span>
 <text:a xlink:type="simple" xlink:href="https://www.ukrinform.ua/rubric-polytics/3717118-rumunia-pidtrimue-ukrainu-na-slahu-v-evrosouz-i-nato-prezidenti-pidpisali-deklaraciu.html" text:style-name="Internet_20_link" text:visited-style-name="Visited_20_Internet_20_Link">
 Румунія підтримує Україну на шляху в Євросоюз і <text:span text:style-name="T4">
НАТО</text:span>
- президенти підписали декларацію </text:a>
</text:p>
      <text:p text:style-name="P4">
Як повідомляв Укрінформ, 1 червня у Кишиневі проходила друга зустрічЄвропейської політичної спільноти, на якій 47 глав держав та урядів обговорилиспільні зусилля заради миру в Україні, захист демократії, зміцненняенергетичної безпеки та стійкості європейських держав.</text:p>
      <text:p text:style-name="P4">
Фото: Getty Images</text:p>
      <text:p text:style-name="P4">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Росія використовує для депортації українських дітей територію Білорусі - Верещук</text:span>
</text:h>
      <text:p text:style-name="P4">
Authors: Ukrinform (Person)</text:p>
      <text:p text:style-name="P4">
Publisher: Укринформ (Organization)</text:p>
      <text:p text:style-name="P4">
Published Time: 2023-06-01T20:28:00+03:00</text:p>
      <text:p text:style-name="P4">
Modified Time: 2023-06-01T20:28:00+03:00</text:p>
      <text:p text:style-name="P4">
Description: Росіяни використовують територію Білорусі для вивезення дітей з України. — Укрінформ.</text:p>
      <text:p text:style-name="P4">
Images: ['<text:a xlink:type="simple" xlink:href="https://static.ukrinform.com/photos/2022_11/thumb_files/630_360_1667700021-358.jpg" text:style-name="Internet_20_link" text:visited-style-name="Visited_20_Internet_20_Link">
630_360_16677...</text:a>
']</text:p>
      <text:p text:style-name="P4">
Tags: ['Депортація', 'Діти', 'Росія', 'Верещук', 'Війна з Росією', 'Єдині новини']</text:p>
      <text:p text:style-name="P4">
Type: Article</text:p>
      <!--METADATA-->
      <text:p text:style-name="P4">
<draw:frame draw:style-name="fr1" draw:name="Image229" text:anchor-type="as-char" svg:width="6.9236in" svg:height="3.956343in" draw:z-index="0">
<draw:image xlink:href="../Images/yкринформ/2023-06-01T20-28-00-03-00/630_360_1667700021-358.jpg" xlink:type="simple" xlink:show="embed" xlink:actuate="onLoad" draw:mime-type="image/jpeg"/>
</draw:frame>
 Росіянивикористовують територію Білорусі для вивезення дітей з України.</text:p>
      <text:p text:style-name="P4">
Про це віцепрем'єр - міністр з питань реінтеграції тимчасово окупованихтериторій Ірина Верещук сказала в ефірі телемарафону “Єдині новини”,повідомляє Укрінформ.</text:p>
      <text:p text:style-name="P4">
“Дійсно, Білорусь використовується як територія для вивезення наших дітей. І внас є факти, які це підтверджують”, - сказала Верещук.</text:p>
      <text:p text:style-name="P4">
За її словами, в <text:a xlink:type="simple" xlink:href="https://www.ukrinform.ua/tag-rosia" text:style-name="Internet_20_link" text:visited-style-name="Visited_20_Internet_20_Link">
 Росії </text:a>
 “є так званийдержавний банк дітей, і там зараз наші українські діти”.</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text:span text:style-name="T4">
депорт</text:span>
 ованих дітей </text:a>
</text:p>
      <text:p text:style-name="P4">
“Журналісти-розслідувачі вже нарахували більше 2, 5 тисяч таких дітей. І цеабсолютний злочин, який свідомо, публічно вчиняє Росія. Тепер ми говоримо проте, куди їх вивозять: по всіх територіях, по всій території Росії. В томучислі це Кавказ і Сибір. В тому числі, це всі решта регіонів. І на сьогоднінам дуже важко знайти інформацію про них, однак це можливо і ми дякуємо тим,хто таку інформацію нам дає”, - підкреслила Верещук.</text:p>
      <text:p text:style-name="P4">
За її словами, Україні вже вдалося повернути 371 дитину.</text:p>
      <text:p text:style-name="P4">
“І цей процес триває, він дійсно дуже важкий, бо, власне, на повернення дітейміжнародна спільнота вплинути не може. Ви чули, напевно, про волонтерів, вичули, напевно, про громадські організації, про те, як держава це робить, алеміжнародні організації безсилі. І тут питання саме до цивілізованого світу -як зробити так, щоб ті організації, які покликані й мають мандат захищатидітей не тільки українських - всіх у світі у зонах конфлікту, зробили все відних залежне і були долучені до механізму повернення дітей. Поки що цьогомеханізму як дієвого формату немає”, - зазначила Верещук.</text:p>
      <text:p text:style-name="P4">
<text:span text:style-name="T4">
Читайте також:</text:span>
 <text:a xlink:type="simple" xlink:href="https://www.ukrinform.ua/rubric-society/3716771-rosia-deportuvala-ponad-45-tisaci-sirit-i-ditej-bez-batkivskogo-pikluvanna-veresuk.html" text:style-name="Internet_20_link" text:visited-style-name="Visited_20_Internet_20_Link">
 Росія депортувала понад 4,5 тисячі сиріт і дітей безбатьківського піклування - <text:span text:style-name="T4">
Верещук</text:span>
 </text:a>
</text:p>
      <text:p text:style-name="P4">
Як повідомлялося, раніше Ірина Верещук зазначила, що наразі ідентифікованощонайменше 20 тис. дітей, депортованих Росією, понад 4,5 тис. з яких маютьстатус сироти або позбавлені батьківського піклування.</text:p>
      <text:p text:style-name="P4">
<text:span text:style-name="T5">
Фото: Мінрегіон</text:span>
</text:p>
      <text:p text:style-name="P4">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Канада вперше запровадила санкції проти проросійських діячів Молдови</text:span>
</text:h>
      <text:p text:style-name="P4">
Authors: Ukrinform (Person)</text:p>
      <text:p text:style-name="P4">
Publisher: Укринформ (Organization)</text:p>
      <text:p text:style-name="P4">
Published Time: 2023-06-01T20:45:00+03:00</text:p>
      <text:p text:style-name="P4">
Modified Time: 2023-06-01T20:45:00+03:00</text:p>
      <text:p text:style-name="P4">
Description: Канада вперше наклала санкції на ряд проросійських діячів Молдови. — Укрінформ.</text:p>
      <text:p text:style-name="P4">
Images: ['<text:a xlink:type="simple" xlink:href="https://static.ukrinform.com/photos/2023_06/thumb_files/630_360_1685641438-221.jpg" text:style-name="Internet_20_link" text:visited-style-name="Visited_20_Internet_20_Link">
630_360_16856...</text:a>
']</text:p>
      <text:p text:style-name="P4">
Tags: ['Канада', 'Молдова', 'Санкції', 'Росія']</text:p>
      <text:p text:style-name="P4">
Type: Article</text:p>
      <!--METADATA-->
      <text:p text:style-name="P4">
<draw:frame draw:style-name="fr1" draw:name="Image230" text:anchor-type="as-char" svg:width="6.9236in" svg:height="3.956343in" draw:z-index="0">
<draw:image xlink:href="../Images/yкринформ/2023-06-01T20-45-00-03-00/630_360_1685641438-221.jpg" xlink:type="simple" xlink:show="embed" xlink:actuate="onLoad" draw:mime-type="image/jpeg"/>
</draw:frame>
 Канадавперше наклала санкції на ряд проросійських діячів Молдови.</text:p>
      <text:p text:style-name="P4">
Про це заявили у <text:a xlink:type="simple" xlink:href="https://www.canada.ca/fr/affaires-mondiales/nouvelles/2023/06/le-canada-annonce-des-sanctions-contre-des-collaborateurs-russes-en-moldova.html" text:style-name="Internet_20_link" text:visited-style-name="Visited_20_Internet_20_Link">
 Міністерстві закордонних справ Канади</text:a>
 ,передає Укрінформ.</text:p>
      <text:p text:style-name="P4">
“Цілеспрямовані санкції мають на меті підірвати спроможність Росіїпродовжувати своє невиправдане вторгнення в Україну через Молдову, протидіятидестабілізаційним діям РФ у регіоні та підтримати демократично обраний урядМолдови”, - йдеться у заяві.</text:p>
      <text:p text:style-name="P4">
У МЗС наголосили, що “оскільки Росія погрожує скористатися своєю присутністюна території Молдови проти України", ці <text:a xlink:type="simple" xlink:href="https://www.ukrinform.ua/tag-sankcii" text:style-name="Internet_20_link" text:visited-style-name="Visited_20_Internet_20_Link">
 санкції</text:a>
 перешкодять її зусиллям обмежитизастосування національним урядом Молдови суверенітету над всією територієюкраїни.</text:p>
      <text:p text:style-name="P4">
Зазначається, що під дію санкцій потрапили сім осіб, а також партія "Шор", яка“намагається дестабілізувати демократично обраний уряд Молдови на користьРосії”.</text:p>
      <text:p text:style-name="P4">
Зокрема, Канада запровадила санкції проти олігархів Володимира Плахотнюка таВ'ячеслава Платона, колишнього депутата Володимира Андронакі, лідера партії“Шор” Ілана Шора, політика Константина Ботнарі, колишнього заступника головиГоловного поліцейського інспекторату Георге Кавчаліу, а також депутата МариниТаубер.</text:p>
      <text:p text:style-name="P4">
Усе майно та кошти підсанкційних осіб на території Канади заморожується, а їмсамим забороняється в’їзд у країну.</text:p>
      <text:p text:style-name="P4">
<text:span text:style-name="T4">
Читайте також:</text:span>
 <text:a xlink:type="simple" xlink:href="https://www.ukrinform.ua/rubric-world/3717064-kanada-vvede-sankcii-proti-rosijskih-oligarhiv-za-sprobu-vtrucanna-u-vnutrisni-spravi-moldovi.html" text:style-name="Internet_20_link" text:visited-style-name="Visited_20_Internet_20_Link">
 Канада введе <text:span text:style-name="T4">
санкції</text:span>
 проти російських олігархів заспробу втручання у внутрішні справи Молдови </text:a>
</text:p>
      <text:p text:style-name="P4">
Санкції проти проросійських діячів у Молдові Канада запроваджує вперше. Цейкрок було анонсовано минулого місяця прем’єр-міністром Джастіном Трюдо післязустрічі з президентом Молдови Маєю Санду в Оттаві.</text:p>
      <text:p text:style-name="P4">
Як повідомляв <text:a xlink:type="simple" xlink:href="https://www.ukrinform.ua/rubric-world/3695626-u-moldovi-zasudili-do-15-rokiv-vaznici-lidera-prorosijskoi-partii-sor.html" text:style-name="Internet_20_link" text:visited-style-name="Visited_20_Internet_20_Link">
 Укрінформ </text:a>
 , 13 квітня Апеляційна палата Кишинева засудила депутата-втікача, лідера партії «Шор» Ілана Шора до 15 років ув’язнення з конфіскацієюмайна на 5 мільярдів леїв (понад 270 мільйонів доларів). Також суд заборонивШору обіймати посади в банківській системі впродовж п'яти років та конфіскувавйого активи на користь держави.</text:p>
      <text:p text:style-name="P4">
Представники проросійської партії «Шор» неодноразово організовувалиантиурядові акції у Молдові з метою дестабілізувати ситуацію у країні.</text:p>
      <text:p text:style-name="P4">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На Донеччині росіяни вбили цивільну, ще сімох поранили</text:span>
</text:h>
      <text:p text:style-name="P4">
Authors: Ukrinform (Person)</text:p>
      <text:p text:style-name="P4">
Publisher: Укринформ (Organization)</text:p>
      <text:p text:style-name="P4">
Published Time: 2023-06-01T20:54:00+03:00</text:p>
      <text:p text:style-name="P4">
Modified Time: 2023-06-01T20:54:00+03:00</text:p>
      <text:p text:style-name="P4">
Description: Російські війська в четвер, 1 червня, завдали чергових ударів по Донецькій області, унаслідок чого загинула мирна жителька, ще семеро цивільних зазнали поранень. — Укрінформ.</text:p>
      <text:p text:style-name="P4">
Images: ['<text:a xlink:type="simple" xlink:href="https://static.ukrinform.com/photos/2023_06/thumb_files/630_360_1685641798-178.jpg" text:style-name="Internet_20_link" text:visited-style-name="Visited_20_Internet_20_Link">
630_360_16856...</text:a>
']</text:p>
      <text:p text:style-name="P4">
Tags: ['Донеччина', 'Поранені', 'Загибель', 'Війна з Росією']</text:p>
      <text:p text:style-name="P4">
Type: Article</text:p>
      <!--METADATA-->
      <text:p text:style-name="P4">
<draw:frame draw:style-name="fr1" draw:name="Image231" text:anchor-type="as-char" svg:width="6.9236in" svg:height="3.956343in" draw:z-index="0">
<draw:image xlink:href="../Images/yкринформ/2023-06-01T20-54-00-03-00/630_360_1685641798-178.jpg" xlink:type="simple" xlink:show="embed" xlink:actuate="onLoad" draw:mime-type="image/jpeg"/>
</draw:frame>
 Російськівійська в четвер, 1 червня, завдали чергових ударів по Донецькій області,унаслідок чого загинула мирна жителька, ще семеро цивільних зазнали поранень.</text:p>
      <text:p text:style-name="P4">
Як передає Укрінформ, про це Офіс генерального прокурора повідомив у <text:a xlink:type="simple" xlink:href="https://t.me/pgo_gov_ua/12787" text:style-name="Internet_20_link" text:visited-style-name="Visited_20_Internet_20_Link">
Телеграмі </text:a>
 .</text:p>
      <text:p text:style-name="P4">
За фактами порушення законів і звичаїв війни (ч. ч. 1, 2 ст. 438 Кримінальногокодексу України) відкриті кримінальні провадження.</text:p>
      <text:p text:style-name="P4">
</text:p>
      <text:p text:style-name="P4">
Слідством встановлено, що 1 червня російські загарбники вкотре <text:a xlink:type="simple" xlink:href="https://www.ukrinform.ua/tag-obstril" text:style-name="Internet_20_link" text:visited-style-name="Visited_20_Internet_20_Link">
 вдарили</text:a>
 по населених пунктах області,використавши, зокрема, авіаційні бомби ФАБ-250 й артилерію.</text:p>
      <text:p text:style-name="P4">
</text:p>
      <text:p text:style-name="P4">
Ворожих обстрілів зазнали, зокрема, Красногорівка, Нью Йорк, Торецьк,Ласточкине й Антонівка. Поранення різного ступеня тяжкості дістали семероцивільних.</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text:p>
      <text:p text:style-name="P4">
В Авдіївці внаслідок скоєного росіянами танкового обстрілу загинула 47-річнажінка.</text:p>
      <text:p text:style-name="P4">
Як повідомляв <text:a xlink:type="simple" xlink:href="https://www.ukrinform.ua/rubric-regions/3716793-armia-rf-za-dobu-vbila-dvoh-mirnih-ziteliv-doneccini.html" text:style-name="Internet_20_link" text:visited-style-name="Visited_20_Internet_20_Link">
 Укрінформ </text:a>
 ,минулої доби в Донецькій області російські війська вбили двох мирних жителів,ще п’ятьом завдали поранень.</text:p>
      <text:p text:style-name="P4">
<text:span text:style-name="T5">
Фото: Офіс Генерального прокурора</text:span>
</text:p>
      <text:p text:style-name="P4">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Зеленський зустрівся з Макроном на саміті в Кишиневі</text:span>
</text:h>
      <text:p text:style-name="P4">
Authors: Ukrinform (Person)</text:p>
      <text:p text:style-name="P4">
Publisher: Укринформ (Organization)</text:p>
      <text:p text:style-name="P4">
Published Time: 2023-06-01T21:17:00+03:00</text:p>
      <text:p text:style-name="P4">
Modified Time: 2023-06-01T21:17:00+03:00</text:p>
      <text:p text:style-name="P4">
Description: Президенти України та Франції на зустрічі у столиці Молдови підтвердили готовність розробити рамкові умови для початку підготовки пілотів ЗСУ, коли це буде доцільно. — Укрінформ.</text:p>
      <text:p text:style-name="P4">
Images: ['<text:a xlink:type="simple" xlink:href="https://static.ukrinform.com/photos/2023_05/thumb_files/630_360_1684099861-3760.jpeg" text:style-name="Internet_20_link" text:visited-style-name="Visited_20_Internet_20_Link">
630_360_16840...</text:a>
']</text:p>
      <text:p text:style-name="P4">
Tags: ['Авіація', 'Макрон', 'Молдова', 'Саміт', 'Зеленський', 'Війна з Росією']</text:p>
      <text:p text:style-name="P4">
Type: Article</text:p>
      <!--METADATA-->
      <text:p text:style-name="P4">
<draw:frame draw:style-name="fr1" draw:name="Image234" text:anchor-type="as-char" svg:width="6.9236in" svg:height="3.956343in" draw:z-index="0">
<draw:image xlink:href="../Images/yкринформ/2023-06-01T21-17-00-03-00/630_360_1684099861-3760.jpeg" xlink:type="simple" xlink:show="embed" xlink:actuate="onLoad" draw:mime-type="image/jpeg"/>
</draw:frame>
Президенти України та Франції на зустрічі у столиці Молдови підтвердилиготовність розробити рамкові умови для початку підготовки пілотів ЗСУ, коли цебуде доцільно.</text:p>
      <text:p text:style-name="P4">
Як передає Укрінформ, про це йдеться у спільній заяві Володимира Зеленськогота Еммануеля Макрона, оприлюдненої на <text:a xlink:type="simple" xlink:href="http://www.president.gov.ua/news/spilna-zayava-prezidenta-ukrayini-volodimira-zelenskogo-ta-p-83333" text:style-name="Internet_20_link" text:visited-style-name="Visited_20_Internet_20_Link">
 сайті глави держави.</text:a>
</text:p>
      <text:p text:style-name="P4">
“Ми, президенти України та Франції, зустрілися сьогодні в Кишиневі, РеспублікаМолдова, на полях другого саміту Європейської політичної спільноти. ПрезидентиУкраїни та Франції підтвердили свою домовленість, досягнуту під часдвосторонньої зустрічі в Парижі 14 травня 2023 року допомогти захиститинаселення України від російських ударів шляхом підтримки Францієюспроможностей протиповітряної оборони України”, - зазначається в заяві.</text:p>
      <text:p text:style-name="P4">
<text:span text:style-name="T5">
Відео: Zelenskiy / Official</text:span>
</text:p>
      <text:p text:style-name="P4">
Відповідно до домовленостей на 12-й зустрічі у форматі Рамштайн 25 травня 2023року, президенти “підтвердили готовність розробити рамкові умови для початкупідготовки українських пілотів бойових <text:a xlink:type="simple" xlink:href="https://www.ukrinform.ua/tag-litak" text:style-name="Internet_20_link" text:visited-style-name="Visited_20_Internet_20_Link">
 літаків</text:a>
 , коли це буде доцільно для Повітрянихсил Збройних Сил України”.</text:p>
      <text:p text:style-name="P4">
<text:span text:style-name="T4">
Читайте також:</text:span>
 <text:a xlink:type="simple" xlink:href="https://www.ukrinform.ua/rubric-world/3716693-kraini-nato-maut-nadati-ukraini-nadijni-garantii-bezpeki-makron.html" text:style-name="Internet_20_link" text:visited-style-name="Visited_20_Internet_20_Link">
 Країни НАТО мають надати Україні надійні гарантії безпеки- <text:span text:style-name="T4">
Макрон</text:span>
 </text:a>
</text:p>
      <text:p text:style-name="P4">
“З урахуванням паралельних консультацій зі США та іншими зацікавленимикраїнами ми доручили нашим міністрам оборони спільно працювати з метоюрозробки офіційного рішення щодо конкретних обсягів і механізму підготовкипілотів та технічного персоналу на основі запиту української сторони, яке будеухвалене на наступній зустрічі у форматі Рамштайн усіма країнами – учасницямиініціативи з підготовки пілотів винищувальної авіації”, - заявили лідери двохдержав.</text:p>
      <text:p text:style-name="P4">
Як повідомлялося, <text:a xlink:type="simple" xlink:href="http://www.ukrinform.ua/rubric-ato/3709682-francia-gotova-navcati-ukrainskih-lotcikiv-makron.html" text:style-name="Internet_20_link" text:visited-style-name="Visited_20_Internet_20_Link">
 Еммануель Макрон заявив </text:a>
 , щоФранція та кілька інших європейських країн готові вже незабаром розпочатинавчання українських військових пілотів.</text:p>
      <text:p text:style-name="P4">
<text:span text:style-name="T5">
Фото: ОП</text:span>
</text:p>
      <text:p text:style-name="P4">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Meta представила новий шолом із віртуальною реальністю</text:span>
</text:h>
      <text:p text:style-name="P4">
Authors: Ukrinform (Person)</text:p>
      <text:p text:style-name="P4">
Publisher: Укринформ (Organization)</text:p>
      <text:p text:style-name="P4">
Published Time: 2023-06-01T21:21:00+03:00</text:p>
      <text:p text:style-name="P4">
Modified Time: 2023-06-01T21:21:00+03:00</text:p>
      <text:p text:style-name="P4">
Description: Компанія Meta Platforms Inc американського мільярдера Марка Цукерберга 1 червня презентувала новий шолом із віртуальною реальністю Quest 3. — Укрінформ.</text:p>
      <text:p text:style-name="P4">
Images: ['<text:a xlink:type="simple" xlink:href="https://static.ukrinform.com/photos/2023_06/thumb_files/630_360_1685643349-453.jpg" text:style-name="Internet_20_link" text:visited-style-name="Visited_20_Internet_20_Link">
630_360_16856...</text:a>
']</text:p>
      <text:p text:style-name="P4">
Tags: ['Технології', 'Віртуальна реальність', 'Гаджети', 'Meta']</text:p>
      <text:p text:style-name="P4">
Type: Article</text:p>
      <!--METADATA-->
      <text:p text:style-name="P4">
<draw:frame draw:style-name="fr1" draw:name="Image235" text:anchor-type="as-char" svg:width="6.9236in" svg:height="3.956343in" draw:z-index="0">
<draw:image xlink:href="../Images/yкринформ/2023-06-01T21-21-00-03-00/630_360_1685643349-453.jpg" xlink:type="simple" xlink:show="embed" xlink:actuate="onLoad" draw:mime-type="image/jpeg"/>
</draw:frame>
 КомпаніяMeta Platforms Inc американського мільярдера Марка Цукерберга 1 червняпрезентувала новий шолом із віртуальною реальністю Quest 3.</text:p>
      <text:p text:style-name="P4">
Як передає Укрінформ, про це повідомляє <text:a xlink:type="simple" xlink:href="https://www.cnbc.com/2023/06/01/meta-quest-3-unveiled-ahead-of-apples-planned-vr-headset-debut.html" text:style-name="Internet_20_link" text:visited-style-name="Visited_20_Internet_20_Link">
 CNBC</text:a>
 .</text:p>
      <text:p text:style-name="P4">
Ціна на Quest 3 буде починатися від 499 доларів США. Шолом є наступником MetaQuest 2, який був випущений восени 2020 року з початковою ціною у 299 доларів.</text:p>
      <text:p text:style-name="P4">
Зазначається, що Quest 3 на 40% тонший за свого попередника Quest 2. Крімтого, в новому хедсеті встановлений чип Qualcomm нового покоління.</text:p>
      <text:p text:style-name="P4">
Він має принаймні три камери на передній панелі, які можуть покращити деяківраження, коли користувач може бачити реальний світ навколо себе, одягаючигарнітуру та взаємодіючи з додатками.</text:p>
      <text:p text:style-name="P4">
«Високоточний колір, інноваційне машинне навчання та просторове розуміннядозволяють вам взаємодіяти з віртуальним вмістом і фізичним світом одночасно,створюючи безмежні можливості для дослідження», - заявили у компанії.</text:p>
      <text:p text:style-name="P4">
<text:span text:style-name="T4">
Читайте також:</text:span>
 <text:a xlink:type="simple" xlink:href="https://www.ukrinform.ua/rubric-technology/3675760-xiaomi-predstavila-bezdrotovi-arokulari.html" text:style-name="Internet_20_link" text:visited-style-name="Visited_20_Internet_20_Link">
 Xiaomi представила бездротові AR-окуляри</text:a>
</text:p>
      <text:p text:style-name="P4">
Очікується, що Apple представить свою конкурентну гарнітуру наступного тижня.</text:p>
      <text:p text:style-name="P4">
Як повідомляв <text:a xlink:type="simple" xlink:href="https://www.ukrinform.ua/rubric-technology/3708226-u-meta-pocali-testuvati-reklamni-instrumenti-na-osnovi-stucnogo-intelektu.html" text:style-name="Internet_20_link" text:visited-style-name="Visited_20_Internet_20_Link">
 Укрінформ </text:a>
 , у компанії Meta Platforms Inc заявили про початоктестування рекламних інструментів на основі штучного інтелекту (ШІ), якіможуть створювати такий контент, як фонові зображення і варіації написаноготексту.</text:p>
      <text:p text:style-name="P4">
<text:span text:style-name="T5">
Фото: Meta</text:span>
</text:p>
      <text:p text:style-name="P4">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У справі про закрите укриття у Києві затримали чотирьох осіб</text:span>
</text:h>
      <text:p text:style-name="P4">
Authors: Ukrinform (Person)</text:p>
      <text:p text:style-name="P4">
Publisher: Укринформ (Organization)</text:p>
      <text:p text:style-name="P4">
Published Time: 2023-06-01T21:29:00+03:00</text:p>
      <text:p text:style-name="P4">
Modified Time: 2023-06-01T21:29:00+03:00</text:p>
      <text:p text:style-name="P4">
Description: У зв’язку із загибеллю людей через закрите укриття у Києві затримано трьох посадовців, у тому числі першого заступника голови райдержадміністрації, та охоронця медзакладу. — Укрінформ.</text:p>
      <text:p text:style-name="P4">
Images: ['<text:a xlink:type="simple" xlink:href="https://static.ukrinform.com/photos/2023_06/thumb_files/630_360_1685644488-212.jpeg" text:style-name="Internet_20_link" text:visited-style-name="Visited_20_Internet_20_Link">
630_360_16856...</text:a>
']</text:p>
      <text:p text:style-name="P4">
Tags: ['Загибель', 'Лікарня', 'Затримання', 'Київ', 'Укриття']</text:p>
      <text:p text:style-name="P4">
Type: Article</text:p>
      <!--METADATA-->
      <text:p text:style-name="P4">
<draw:frame draw:style-name="fr1" draw:name="Image236" text:anchor-type="as-char" svg:width="6.9236in" svg:height="3.956343in" draw:z-index="0">
<draw:image xlink:href="../Images/yкринформ/2023-06-01T21-29-00-03-00/630_360_1685644488-212.jpeg" xlink:type="simple" xlink:show="embed" xlink:actuate="onLoad" draw:mime-type="image/jpeg"/>
</draw:frame>
 У зв’язкуіз загибеллю людей через закрите укриття у Києві затримано трьох посадовців, утому числі першого заступника голови райдержадміністрації, та охоронцямедзакладу.</text:p>
      <text:p text:style-name="P4">
Про це повідомляє Офіс генерального прокурора в <text:a xlink:type="simple" xlink:href="https://t.me/pgo_gov_ua/12790" text:style-name="Internet_20_link" text:visited-style-name="Visited_20_Internet_20_Link">
 Телеграмі</text:a>
 , передає Укрінформ.</text:p>
      <text:p text:style-name="P4">
"У межах розслідування трагічних наслідків через недопуск громадян до укриттяправоохоронцями у порядку ст. 208 КПК України затримано чотирьох осіб -першого заступника Деснянської РДА, директора медзакладу та його заступника, атакож охоронця. Наразі за процесуального керівництва Деснянської окружноїпрокуратури міста Києва трьом затриманим службовим особам готуєтьсяповідомлення про підозру за фактом службової недбалості, що спричинила тяжкінаслідки (ч. 2 ст. 367 КК України), а охоронцю - за фактом залишення внебезпеці, що призвело до смерті (ч. 3 ст. 135 КК України)", - йдеться уповідомленні.</text:p>
      <text:p text:style-name="P4">
Зазначається, що в межах слідства прокурори спільно з поліцією провели обшукиу двох Департаментах КМДА, приміщенні Деснянської РДА та у <text:a xlink:type="simple" xlink:href="https://www.ukrinform.ua/tag-bolnica" text:style-name="Internet_20_link" text:visited-style-name="Visited_20_Internet_20_Link">
 медзакладі</text:a>
 , де під час повітряної тривогигромадянам не надали доступ до укриття.</text:p>
      <text:p text:style-name="P4">
<text:span text:style-name="T4">
Читайте також:</text:span>
 <text:a xlink:type="simple" xlink:href="https://www.ukrinform.ua/rubric-kyiv/3717177-ukritta-u-kievi-maut-buti-vidcineni-postijno-kmda.html" text:style-name="Internet_20_link" text:visited-style-name="Visited_20_Internet_20_Link">
 <text:span text:style-name="T4">
Укриття</text:span>
 у Києві мають бути відчинені постійно - КМДА</text:a>
</text:p>
      <text:p text:style-name="P4">
Слідчі дії у кримінальному провадженні тривають.</text:p>
      <text:p text:style-name="P4">
Як повідомляв Укрінформ, у Києві загинули троє людей, зокрема дитина, які підчас повітряної тривоги намагалися потрапити у закрите бомбосховище. ПоліціяКиєва розпочала за цим фактом провадження щодо службової недбалості.</text:p>
      <text:p text:style-name="P4">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Президент Бразилії пояснив, чому намагається залишатися «нейтральним» щодо війни</text:span>
</text:h>
      <text:p text:style-name="P4">
Authors: Ukrinform (Person)</text:p>
      <text:p text:style-name="P4">
Publisher: Укринформ (Organization)</text:p>
      <text:p text:style-name="P4">
Published Time: 2023-06-01T21:31:00+03:00</text:p>
      <text:p text:style-name="P4">
Modified Time: 2023-06-01T21:31:00+03:00</text:p>
      <text:p text:style-name="P4">
Description: Президент Бразилії Луїс Інасіу Лула да Сілва розкритикував вторгнення Росії в Україну, але сказав, що намагається залишатися «нейтральним», щоб мати можливість виступити посередником у потенційних мирних переговорах. — Укрінформ.</text:p>
      <text:p text:style-name="P4">
Images: ['<text:a xlink:type="simple" xlink:href="https://static.ukrinform.com/photos/2023_06/thumb_files/630_360_1685644841-342.jpg" text:style-name="Internet_20_link" text:visited-style-name="Visited_20_Internet_20_Link">
630_360_16856...</text:a>
']</text:p>
      <text:p text:style-name="P4">
Tags: ['Бразилія', 'Президент', 'Україна', 'Війна з Росією']</text:p>
      <text:p text:style-name="P4">
Type: Article</text:p>
      <!--METADATA-->
      <text:p text:style-name="P4">
<draw:frame draw:style-name="fr1" draw:name="Image237" text:anchor-type="as-char" svg:width="6.9236in" svg:height="3.956343in" draw:z-index="0">
<draw:image xlink:href="../Images/yкринформ/2023-06-01T21-31-00-03-00/630_360_1685644841-342.jpg" xlink:type="simple" xlink:show="embed" xlink:actuate="onLoad" draw:mime-type="image/jpeg"/>
</draw:frame>
 ПрезидентБразилії Луїс Інасіу Лула да Сілва розкритикував вторгнення Росії в Україну,але сказав, що намагається залишатися «нейтральним», щоб мати можливістьвиступити посередником у потенційних мирних переговорах.</text:p>
      <text:p text:style-name="P4">
Як передає Укрінформ, про це повідомляє <text:a xlink:type="simple" xlink:href="https://www.devdiscourse.com/article/politics/2473213-brazils-lula-neutral-in-ukraine-war-in-order-to-broker-peace" text:style-name="Internet_20_link" text:visited-style-name="Visited_20_Internet_20_Link">
 Devdiscourse</text:a>
 .</text:p>
      <text:p text:style-name="P4">
У четвер, 1 червня, Лула розповів журналістам після зустрічі з президентомФінляндії Саулі Нііністо в столиці Бразиліа, що прагне створити умови дляучасті обох країн у мирних переговорах, щоб «зупинити війну, коли сторонибудуть готові».</text:p>
      <text:p text:style-name="P4">
« <text:a xlink:type="simple" xlink:href="https://www.ukrinform.ua/tag-brazilia" text:style-name="Internet_20_link" text:visited-style-name="Visited_20_Internet_20_Link">
 Бразилія </text:a>
 працює з іншимикраїнами, щоб досягти миру, але нічого не станеться, поки Україна і Росія незахочуть», — сказав Лула, додавши, що нещодавно обговорював цю тему з іншимилідерами, зокрема лідером Китаю Сі Цзіньпіном.</text:p>
      <text:p text:style-name="P4">
Натомість президент Фінляндії, чия країна приєдналася до НАТО в березні,сказав, що кожна спроба досягти миру є цінною, але «на даний момент цього(миру – ред.) не видно».</text:p>
      <text:p text:style-name="P4">
<text:span text:style-name="T4">
Читайте також:</text:span>
 <text:a xlink:type="simple" xlink:href="https://www.ukrinform.ua/rubric-world/3714722-prezident-brazilii-vidmoviv-putinu-akij-zaprosiv-jogo-v-rosiu.html" text:style-name="Internet_20_link" text:visited-style-name="Visited_20_Internet_20_Link">
 <text:span text:style-name="T4">
Президент</text:span>
 <text:span text:style-name="T4">
Бразилії</text:span>
 <text:span text:style-name="T4">
відмовив</text:span>
 <text:span text:style-name="T4">
Путіну</text:span>
 ,<text:span text:style-name="T4">
який</text:span>
 <text:span text:style-name="T4">
запросив</text:span>
 <text:span text:style-name="T4">
його</text:span>
 в <text:span text:style-name="T4">
Росію</text:span>
 </text:a>
</text:p>
      <text:p text:style-name="P4">
Лула називає себе «мирним посередником», але на початку цього року заявляв, щоЗахід «заохочував війну, озброюючи Україну».</text:p>
      <text:p text:style-name="P4">
Як <text:a xlink:type="simple" xlink:href="https://www.ukrinform.ua/rubric-world/3707135-prezident-brazilii-hoce-zaproponuvati-poserednictvo-dla-miru-v-ukraini.html" text:style-name="Internet_20_link" text:visited-style-name="Visited_20_Internet_20_Link">
 повідомлялося </text:a>
 , президентБразилії Луїс Інасіу Лула да Сілва вкотре заявив про своє бажання виступитипосередником у мирних переговорах між Україною та Росією.</text:p>
      <text:p text:style-name="P4">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Кияни несуть квіти, іграшки й солодощі на місце загибелі людей від російської ракети</text:span>
</text:h>
      <text:p text:style-name="P4">
Authors: Ukrinform (Person)</text:p>
      <text:p text:style-name="P4">
Publisher: Укринформ (Organization)</text:p>
      <text:p text:style-name="P4">
Published Time: 2023-06-01T21:36:00+03:00</text:p>
      <text:p text:style-name="P4">
Modified Time: 2023-06-01T21:36:00+03:00</text:p>
      <text:p text:style-name="P4">
Description: Кияни облаштували імпровізований майданчик пам'яті на місці загибелі внаслідок падіння уламків російської ракети трьох людей, серед яких 9-річна дівчинка. — Укрінформ.</text:p>
      <text:p text:style-name="P4">
Images: ['<text:a xlink:type="simple" xlink:href="https://static.ukrinform.com/photos/2023_06/thumb_files/630_360_1685644278-764.jpg" text:style-name="Internet_20_link" text:visited-style-name="Visited_20_Internet_20_Link">
630_360_16856...</text:a>
']</text:p>
      <text:p text:style-name="P4">
Tags: ['Загибель', 'Київ', 'Війна з Росією', 'Ракетний удар']</text:p>
      <text:p text:style-name="P4">
Type: Article</text:p>
      <!--METADATA-->
      <text:p text:style-name="P4">
<draw:frame draw:style-name="fr1" draw:name="Image238" text:anchor-type="as-char" svg:width="6.9236in" svg:height="3.956343in" draw:z-index="0">
<draw:image xlink:href="../Images/yкринформ/2023-06-01T21-36-00-03-00/630_360_1685644278-764.jpg" xlink:type="simple" xlink:show="embed" xlink:actuate="onLoad" draw:mime-type="image/jpeg"/>
</draw:frame>
 Кияниоблаштували імпровізований майданчик пам'яті на місці загибелі внаслідокпадіння уламків російської ракети трьох людей, серед яких 9-річна дівчинка.</text:p>
      <text:p text:style-name="P4">
Як повідомляє кореспондент Укрінформу, дорослі і <text:a xlink:type="simple" xlink:href="https://www.ukrinform.ua/tag-diti" text:style-name="Internet_20_link" text:visited-style-name="Visited_20_Internet_20_Link">
 діти</text:a>
 несуть до фото вбитих Росією мами здонькою на території зруйнованої поліклініки квіти, солодощі, м'які іграшки іляльки.</text:p>
      <text:p text:style-name="P4">
</text:p>
      <text:p text:style-name="P4">
На дереві також хтось розвісив білих янголиків.</text:p>
      <text:p text:style-name="P4">
</text:p>
      <text:p text:style-name="P4">
Є також дитячі листи для загиблої 9-річної Віки, люди кладуть цукерки ізапалюють лампадки.</text:p>
      <text:p text:style-name="P4">
</text:p>
      <text:p text:style-name="P4">
Навколо у пошкоджених будинках рятувальники завершили розбір небезпечнихконструкцій, люди продовжують прибирати територію і забивати вікна фанерою таплівкою.</text:p>
      <text:p text:style-name="P4">
 <text:span text:style-name="T4">
Читайте також:</text:span>
<text:a xlink:type="simple" xlink:href="https://www.ukrinform.ua/rubric-kyiv/3717178-epicentr-vibuhu-v-darnici-koncentracia-bolu-vsa-ukraina-aka-peremoze.html" text:style-name="Internet_20_link" text:visited-style-name="Visited_20_Internet_20_Link">
 Епіцентр вибуху в <text:span text:style-name="T4">
Дарниці</text:span>
 : концентрація болю, вся Україна, яка переможе</text:a>
</text:p>
      <text:p text:style-name="P4">
Плівку безкоштовно привезли волонтери і роздають тим, хто потребує.</text:p>
      <text:p text:style-name="P4">
</text:p>
      <text:p text:style-name="P4">
Як повідомляв Укрінформ, <text:a xlink:type="simple" xlink:href="https://www.ukrinform.ua/rubric-kyiv/3716810-policia-utocnila-informaciu-pro-zagiblih-u-kievi-dvoe-zinok-i-devatiricna-ditina.html" text:style-name="Internet_20_link" text:visited-style-name="Visited_20_Internet_20_Link">
 у Києві загинули троє людей,</text:a>
 які під часповітряної тривоги намагалися потрапити в укриття на місці, де впали уламкизбитої російської ракети. Ще 16 людей травмовані.</text:p>
      <text:p text:style-name="P4">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Зеленський: Обовʼязок місцевої влади - забезпечити доступність укриттів цілодобово</text:span>
</text:h>
      <text:p text:style-name="P4">
Authors: Ukrinform (Person)</text:p>
      <text:p text:style-name="P4">
Publisher: Укринформ (Organization)</text:p>
      <text:p text:style-name="P4">
Published Time: 2023-06-01T21:45:00+03:00</text:p>
      <text:p text:style-name="P4">
Modified Time: 2023-06-01T21:45:00+03:00</text:p>
      <text:p text:style-name="P4">
Description: Ситуація, коли через зачинене укриття загинули люди, ніколи більше не має повторитися. Місцева влада зобов'язана забезпечити наявність і цілодобову доступність укриттів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Обстріл', 'Зеленський', 'Укриття', 'Війна з Росією']</text:p>
      <text:p text:style-name="P4">
Type: Article</text:p>
      <!--METADATA-->
      <text:p text:style-name="P4">
<draw:frame draw:style-name="fr1" draw:name="Image245" text:anchor-type="as-char" svg:width="6.9236in" svg:height="3.956343in" draw:z-index="0">
<draw:image xlink:href="../Images/yкринформ/2023-06-01T21-45-00-03-00/630_360_1652263772-452.jpeg" xlink:type="simple" xlink:show="embed" xlink:actuate="onLoad" draw:mime-type="image/jpeg"/>
</draw:frame>
 Ситуація,коли через зачинене укриття загинули люди, ніколи більше не має повторитися.Місцева влада зобов'язана забезпечити наявність і цілодобову доступністьукриттів</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text:span>
</text:p>
      <text:p text:style-name="P4">
Завершується цей довгий і важкий день.</text:p>
      <text:p text:style-name="P4">
Передусім мої співчуття рідним і близьким тих, чиї життя забрала Росія,забрали російські удари.</text:p>
      <text:p text:style-name="P4">
Ми робимо максимум, щоб захистити людей. Не було такої міжнародної зустрічі,не було таких міжнародних переговорів, на яких не порушувалося б питання ППОдля України.</text:p>
      <text:p text:style-name="P4">
Але захист людей – це захист на всіх рівнях. Укриття мають бути доступними.Ніколи більше не має повторитися ситуація, як цієї ночі в Києві, коли людиприйшли в укриття, а укриття – зачинене. Це обов’язок представників місцевоївлади, дуже конкретний обов’язок – забезпечити наявність і доступністьукриттів цілодобово. Боляче бачити недбале ставлення до цього обов’язку.Боляче бачити втрати. І якщо обов’язок на місцях не виконується, це прямийобов’язок правоохоронців – притягати до відповідальності.</text:p>
      <text:p text:style-name="P4">
Сьогодні в нашій державі, як і в багатьох інших країнах, відзначається Деньзахисту дітей. Але й у цей день держава-терорист забрала життя українськоїдитини. Але й у цей день Росія обстрілювала наші міста – від Харкова доХерсона, від Києва до Донбасу. Але й цей день ми використали по максимуму, щобнаблизити поразку терористів. І цей день став часом, коли ми наближаємовідповідальність Росії – кожного вбивці, кожного терориста.</text:p>
      <text:p text:style-name="P4">
Сьогодні від ранку наша українська делегація – у Молдові на самітіЄвропейської політичної спільноти. Зараз тут – центр політичних дискусій нанашому континенті. Були дуже важливі переговори. Президентка Молдови таПрезидент Франції, Премʼєр Великої Британії та Президентка Єврокомісії,Президент Румунії та Премʼєр Португалії, Премʼєр Албанії та Премʼєр ПівнічноїМакедонії, Премʼєр Італії, Премʼєр Іспанії, Президент Швейцарії, ПремʼєрЧехії, Президент Азербайджану, канцлер Німеччини.</text:p>
      <text:p text:style-name="P4">
Був і розширений формат із представниками Нідерландів, Данії, Швеції,Британії, Польщі, Бельгії. І, звичайно, – зустрічі на полях саміту та спільнезасідання всіх учасників та учасниць саміту…</text:p>
      <text:p text:style-name="P4">
Готуємо нові оборонні рішення для України – це стосується й ППО, і авіації, інашого просування на землі. Готуємо реальний політичний зміст для саміту НАТОу Вільнюсі. Готуємо пакет гарантій безпеки для нашої держави на шляху вАльянс. Робимо все, щоб наблизити політичне рішення Євросоюзу щодо членствадля України. Готуємо саміт миру на основі української формули миру.</text:p>
      <text:p text:style-name="P4">
І я дякую всім лідерам, усім країнам, які нас підтримують за цими пунктами. Цене лише підтримка України – це підтримка реальної безпеки для всієї Європи.</text:p>
      <text:p text:style-name="P4">
Окремо я хочу подякувати пані Урсулі фон дер Ляєн, Президентці Єврокомісії, запідтримку наших ініціатив щодо захисту наших дітей, щодо пошуку й поверненнятих маленьких українців і українок, які були депортовані в Росію. Маємо їхусіх повернути, маємо зробити все можливе й неможливе, щоб дати захист усімнашим людям – по максимуму – від будь-яких російських загроз. Впевнений, що цеможливо.</text:p>
      <text:p text:style-name="P4">
Окремо хочу подякувати Президенту Мішелю, Президенту Європейської ради, якийсьогодні провів спеціальну безпекову сесію в межах 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Дякую!</text:p>
      <text:p text:style-name="P4">
Дякую всім нашим воїнам! Дякую всім, хто тренує наших воїнів! Хто допомагаєнам зброєю! Хто лікує наших героїв після поранень! Дякую всім рятувальникам,усім нашим працівникам ДСНС та інших служб, які ліквідовують наслідкиросійських ударів! Дякую всім волонтерам, які допомагають нашим воїнам, нашимлюдям, нашій державі!</text:p>
      <text:p text:style-name="P4">
Дякую всім, із ким ми йдемо пліч-о-пліч до нашої перемоги, до нашого миру й допокарання російських терористів.</text:p>
      <text:p text:style-name="P4">
<text:span text:style-name="T4">
Слава Україні!</text:span>
</text:p>
      <text:p text:style-name="P4">
<text:span text:style-name="T5">
Фото: ОП</text:span>
</text:p>
      <text:p text:style-name="P4">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Українка Цуренко вийшла до третього кола «Ролан Гаррос» на відмові суперниці</text:span>
</text:h>
      <text:p text:style-name="P4">
Authors: Ukrinform (Person)</text:p>
      <text:p text:style-name="P4">
Publisher: Укринформ (Organization)</text:p>
      <text:p text:style-name="P4">
Published Time: 2023-06-01T21:49:00+03:00</text:p>
      <text:p text:style-name="P4">
Modified Time: 2023-06-01T21:49:00+03:00</text:p>
      <text:p text:style-name="P4">
Description: Українська тенісистка Леся Цуренко (№66 WTA) вийшла до третього кола на «Ролан Гаррос» на відмові суперниці. — Укрінформ.</text:p>
      <text:p text:style-name="P4">
Images: ['<text:a xlink:type="simple" xlink:href="https://static.ukrinform.com/photos/2023_06/thumb_files/630_360_1685645319-885.jpg" text:style-name="Internet_20_link" text:visited-style-name="Visited_20_Internet_20_Link">
630_360_16856...</text:a>
']</text:p>
      <text:p text:style-name="P4">
Tags: ['Цуренко', 'Теніс']</text:p>
      <text:p text:style-name="P4">
Type: Article</text:p>
      <!--METADATA-->
      <text:p text:style-name="P4">
<draw:frame draw:style-name="fr1" draw:name="Image246" text:anchor-type="as-char" svg:width="6.9236in" svg:height="3.956343in" draw:z-index="0">
<draw:image xlink:href="../Images/yкринформ/2023-06-01T21-49-00-03-00/630_360_1685645319-885.jpg" xlink:type="simple" xlink:show="embed" xlink:actuate="onLoad" draw:mime-type="image/jpeg"/>
</draw:frame>
 Українськатенісистка Леся Цуренко (№66 WTA) вийшла до третього кола на «Ролан Гаррос» навідмові суперниці.</text:p>
      <text:p text:style-name="P4">
Американка Лорен Девіс (№52 WTA) знялася з матчу з Цуренко під час другогосету, передає Укрінформ.</text:p>
      <text:p text:style-name="P4">
На момент зупинки матчу українка виграла перший сет та повела в другому - 6:3,1:0.</text:p>
      <text:p text:style-name="P4">
Цуренко веде в особистих зустрічах з рахунком 2-0.</text:p>
      <text:p text:style-name="P4">
<text:span text:style-name="T4">
Читайте також:</text:span>
 <text:a xlink:type="simple" xlink:href="https://www.ukrinform.ua/rubric-sports/3717167-rolan-garros-kostuk-zigrae-v-18-finalu-zmisanogo-rozradu.html" text:style-name="Internet_20_link" text:visited-style-name="Visited_20_Internet_20_Link">
 «Ролан Гаррос»: Костюк зіграє в 1/8 фіналу змішаногорозряду </text:a>
</text:p>
      <text:p text:style-name="P4">
У наступному колі Леся зустрінеться з переможницею матчу між Б’янкою Андреєскута Еммою Наварро.</text:p>
      <text:p text:style-name="P4">
Фото: Getty Images</text:p>
      <text:p text:style-name="P4">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Мирон Маркевич став новим головним тренером «Карпат»</text:span>
</text:h>
      <text:p text:style-name="P4">
Authors: Ukrinform (Person)</text:p>
      <text:p text:style-name="P4">
Publisher: Укринформ (Organization)</text:p>
      <text:p text:style-name="P4">
Published Time: 2023-06-01T21:54:00+03:00</text:p>
      <text:p text:style-name="P4">
Modified Time: 2023-06-01T21:54:00+03:00</text:p>
      <text:p text:style-name="P4">
Description: Новим головним тренером «Карпат» став Мирон Маркевич. — Укрінформ.</text:p>
      <text:p text:style-name="P4">
Images: ['<text:a xlink:type="simple" xlink:href="https://static.ukrinform.com/photos/2023_06/thumb_files/630_360_1685645587-784.jpeg" text:style-name="Internet_20_link" text:visited-style-name="Visited_20_Internet_20_Link">
630_360_16856...</text:a>
']</text:p>
      <text:p text:style-name="P4">
Tags: ['Футбол', 'Карпати', 'Маркевич']</text:p>
      <text:p text:style-name="P4">
Type: Article</text:p>
      <!--METADATA-->
      <text:p text:style-name="P4">
<draw:frame draw:style-name="fr1" draw:name="Image247" text:anchor-type="as-char" svg:width="6.9236in" svg:height="3.956343in" draw:z-index="0">
<draw:image xlink:href="../Images/yкринформ/2023-06-01T21-54-00-03-00/630_360_1685645587-784.jpeg" xlink:type="simple" xlink:show="embed" xlink:actuate="onLoad" draw:mime-type="image/jpeg"/>
</draw:frame>
 Новимголовним тренером «Карпат» став Мирон Маркевич.</text:p>
      <text:p text:style-name="P4">
Про це повідомила <text:a xlink:type="simple" xlink:href="https://fckarpaty.org.ua/news/miron-markevich-golovnii-trener-karpat/" text:style-name="Internet_20_link" text:visited-style-name="Visited_20_Internet_20_Link">
 пресслужба </text:a>
 львів'ян, передає Укрінформ.</text:p>
      <text:p text:style-name="P4">
Спеціаліст вже працював з командою. Він вивів «Карпати» до фіналу КубкаУкраїни та виграв бронзові нагороди чемпіонату України 1998 року. З«Карпатами» він працював у 1992-1995, 1996-1998 та 2001–2004 роках.</text:p>
      <text:p text:style-name="P4">
Також він тренував «Волинь», «Поділля», «Кривбас», запорізький «Металург»,«Анжі», «Металіст», «Дніпро» та збірну України.</text:p>
      <text:p text:style-name="P4">
«Дніпро» був останньою командою 72-річного Мирона Маркевича. Він працював знею до 2016 року. Після цього тренерської практики він не мав.</text:p>
      <text:p text:style-name="P4">
<text:span text:style-name="T4">
Читайте також:</text:span>
 <text:a xlink:type="simple" xlink:href="https://www.ukrinform.ua/rubric-sports/3716887-ukrainskij-futbolist-makarenko-zalisae-ugorskij-fehervar.html" text:style-name="Internet_20_link" text:visited-style-name="Visited_20_Internet_20_Link">
 Український <text:span text:style-name="T4">
футбол</text:span>
 іст Макаренко залишає угорський«Фехервар» </text:a>
</text:p>
      <text:p text:style-name="P4">
Як повідомлялося, у сезоні-2022/23 з «Карпатами» працював Андрій Тлумак. Підйого керівництвом команда зайняла 5-те місце у чемпіонській групі першої лігита не змогла вийти в УПЛ.</text:p>
      <text:p text:style-name="P4">
Фото: Getty Images</text:p>
      <text:p text:style-name="P4">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Південна Корея цьогоріч проведе перший за 10 років військовий парад</text:span>
</text:h>
      <text:p text:style-name="P4">
Authors: Ukrinform (Person)</text:p>
      <text:p text:style-name="P4">
Publisher: Укринформ (Organization)</text:p>
      <text:p text:style-name="P4">
Published Time: 2023-06-01T22:01:00+03:00</text:p>
      <text:p text:style-name="P4">
Modified Time: 2023-06-01T22:01:00+03:00</text:p>
      <text:p text:style-name="P4">
Description: Південна Корея проведе 26 вересня перший за 10 років військовий парад у центрі Сеула. — Укрінформ.</text:p>
      <text:p text:style-name="P4">
Images: ['<text:a xlink:type="simple" xlink:href="https://static.ukrinform.com/photos/2023_06/thumb_files/630_360_1685616524-769.jpg" text:style-name="Internet_20_link" text:visited-style-name="Visited_20_Internet_20_Link">
630_360_16856...</text:a>
']</text:p>
      <text:p text:style-name="P4">
Tags: ['Корея', 'Парад', 'США', 'Військові']</text:p>
      <text:p text:style-name="P4">
Type: Article</text:p>
      <!--METADATA-->
      <text:p text:style-name="P4">
<draw:frame draw:style-name="fr1" draw:name="Image248" text:anchor-type="as-char" svg:width="6.9236in" svg:height="3.956343in" draw:z-index="0">
<draw:image xlink:href="../Images/yкринформ/2023-06-01T22-01-00-03-00/630_360_1685616524-769.jpg" xlink:type="simple" xlink:show="embed" xlink:actuate="onLoad" draw:mime-type="image/jpeg"/>
</draw:frame>
 ПівденнаКорея проведе 26 вересня перший за 10 років військовий парад у центрі Сеула.</text:p>
      <text:p text:style-name="P4">
Про це повідомляє <text:a xlink:type="simple" xlink:href="https://www.nknews.org/2023/06/south-korea-to-hold-first-military-parade-in-downtown-seoul-in-10-years/" text:style-name="Internet_20_link" text:visited-style-name="Visited_20_Internet_20_Link">
 NK News </text:a>
 , передаєУкрінформ.</text:p>
      <text:p text:style-name="P4">
Зазначається, що військовий <text:a xlink:type="simple" xlink:href="https://www.ukrinform.ua/tag-parad" text:style-name="Internet_20_link" text:visited-style-name="Visited_20_Internet_20_Link">
 парад </text:a>
складатиметься з вуличної ходи до визначних пам’яток Сеула, зокрема площіКванхвамун, а також меморіального заходу на авіабазі.</text:p>
      <text:p text:style-name="P4">
Заходи будуть приурочені до 75-го Дня збройних сил та 70-ї річницівстановлення дипломатичних відносин між США та Південною Кореєю, заявив речникМіністерства оборони Чон Ха Гю. Міністерство не розкриває, скільки військовихбратимуть участь у заході та яке озброєння буде представлено.</text:p>
      <text:p text:style-name="P4">
<text:span text:style-name="T4">
Читайте також:</text:span>
 <text:a xlink:type="simple" xlink:href="https://www.ukrinform.ua/rubric-technology/3716103-korea-ta-francia-pidpisali-ugodu-pro-vijskovokosmicne-partnerstvo.html" text:style-name="Internet_20_link" text:visited-style-name="Visited_20_Internet_20_Link">
 <text:span text:style-name="T4">
Корея</text:span>
 та Франція підписали угоду про військово-космічне партнерство </text:a>
</text:p>
      <text:p text:style-name="P4">
Востаннє військовий парад у центрі Сеула відбувся 1 жовтня 2013 року, до 65-гоДня Збройних сил.</text:p>
      <text:p text:style-name="P4">
Тим часом Північна Корея продовжує підготовку до власного військового параду,який, імовірно, запланований на кінець липня.</text:p>
      <text:p text:style-name="P4">
<text:span text:style-name="T5">
Фото: Jeon Han, ROK Ministry of Culture, Sports and Tourism</text:span>
</text:p>
      <text:p text:style-name="P4">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Президент заявив про підготовку нових оборонних рішень для України</text:span>
</text:h>
      <text:p text:style-name="P4">
Authors: Ukrinform (Person)</text:p>
      <text:p text:style-name="P4">
Publisher: Укринформ (Organization)</text:p>
      <text:p text:style-name="P4">
Published Time: 2023-06-01T22:06:00+03:00</text:p>
      <text:p text:style-name="P4">
Modified Time: 2023-06-01T22:06:00+03:00</text:p>
      <text:p text:style-name="P4">
Description: Президент Володимир Зеленський заявив про підготовку нових оборонних рішень для України, які стосуються ППО, авіації, просування української армії на землі.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Оборона', 'Україна', 'Зеленський', 'Війна з Росією']</text:p>
      <text:p text:style-name="P4">
Type: Article</text:p>
      <!--METADATA-->
      <text:p text:style-name="P4">
<draw:frame draw:style-name="fr1" draw:name="Image249" text:anchor-type="as-char" svg:width="6.9236in" svg:height="3.956343in" draw:z-index="0">
<draw:image xlink:href="../Images/yкринформ/2023-06-01T22-06-00-03-00/630_360_1665719857-744.png" xlink:type="simple" xlink:show="embed" xlink:actuate="onLoad" draw:mime-type="image/png"/>
</draw:frame>
 ПрезидентВолодимир Зеленський заявив про підготовку нових оборонних рішень для України,які стосуються ППО, авіації, просування української армії на землі.</text:p>
      <text:p text:style-name="P4">
Про це він сказав у вечірньому <text:a xlink:type="simple" xlink:href="https://t.me/V_Zelenskiy_official/6447" text:style-name="Internet_20_link" text:visited-style-name="Visited_20_Internet_20_Link">
 відеозверненні</text:a>
 , передає Укрінформ.</text:p>
      <text:p text:style-name="P4">
Зокрема, він поінформував, що сьогодні від ранку українська делегаціяперебуває у Молдові на саміті Європейської політичної спільноти.</text:p>
      <text:p text:style-name="P4">
_Відео:<text:a xlink:type="simple" xlink:href="https://www.youtube.com/watch" text:style-name="Internet_20_link" text:visited-style-name="Visited_20_Internet_20_Link">
 ОП </text:a>
 _</text:p>
      <text:p text:style-name="P4">
“Зараз тут – центр політичних дискусій на нашому континенті. Були дуже важливіпереговори. Президентка Молдови та Президент Франції, Премʼєр Великої Британіїта Президентка Єврокомісії, Президент Румунії та Премʼєр Португалії, ПремʼєрАлбанії та Премʼєр Північної Македонії, Премʼєр Італії, Премʼєр Іспанії,Президент Швейцарії, Премʼєр Чехії, Президент Азербайджану, канцлерНімеччини”, - розповів Зеленський.</text:p>
      <text:p text:style-name="P4">
Також, за його словами, був і розширений формат із представниками Нідерландів,Данії, Швеції, Британії, Польщі, Бельгії. І, звичайно, – зустрічі на поляхсаміту та спільне засідання всіх учасників та учасниць саміту.</text:p>
      <text:p text:style-name="P4">
“Готуємо нові <text:a xlink:type="simple" xlink:href="https://www.ukrinform.ua/tag-oborona" text:style-name="Internet_20_link" text:visited-style-name="Visited_20_Internet_20_Link">
 оборонні </text:a>
 рішення дляУкраїни – це стосується й ППО, і авіації, і нашого просування на землі.Готуємо реальний політичний зміст для саміту НАТО у Вільнюсі. Готуємо пакетгарантій безпеки для нашої держави на шляху в Альянс. Робимо все, щобнаблизити політичне рішення Євросоюзу щодо членства для України. Готуємо самітмиру на основі української формули миру”, - сказав Президент і подякував всімлідерам, усім країнам, які підтримують Україну за цими пунктами.</text:p>
      <text:p text:style-name="P4">
Він наголосив, що “це не лише підтримка України – це підтримка реальноїбезпеки для всієї Європи”.</text:p>
      <text:p text:style-name="P4">
“Окремо я хочу подякувати пані Урсулі фон дер Ляєн, Президентці Єврокомісії,за підтримку наших ініціатив щодо захисту наших дітей, щодо пошуку йповернення тих маленьких українців і українок, які були депортовані в Росію.Маємо їх усіх повернути, маємо зробити все можливе й неможливе, щоб датизахист усім нашим людям – по максимуму – від будь-яких російських загроз.Впевнений, що це можливо”, - наголосив Зеленський.</text:p>
      <text:p text:style-name="P4">
<text:span text:style-name="T4">
Читайте також:</text:span>
 <text:a xlink:type="simple" xlink:href="https://www.ukrinform.ua/rubric-polytics/3717197-koalicia-litakiv-zelenskij-ta-evropejski-lideri-domovilisa-prodovziti-robotu-na-ramstajni.html" text:style-name="Internet_20_link" text:visited-style-name="Visited_20_Internet_20_Link">
 Коаліція літаків: <text:span text:style-name="T4">
Зеленський</text:span>
 та європейські лідеридомовилися продовжити роботу на «Рамштайні» </text:a>
</text:p>
      <text:p text:style-name="P4">
Також глава Української держави окремо висловив подяку Президенту Європейськоїради Шарлю Мішелю, “який сьогодні провів спеціальну безпекову сесію в межах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 додав Президент.</text:p>
      <text:p text:style-name="P4">
Як повідомлялося, Президент Володимир Зеленський у четвер перебуває з візитому Молдові, де взяв участь у відкритті саміту Європейської політичноїспільноти.</text:p>
      <text:p text:style-name="P4">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У Деснянському районі Києва розібрали аварійні конструкції у пошкоджених багатоповерхівках</text:span>
</text:h>
      <text:p text:style-name="P4">
Authors: Ukrinform (Person)</text:p>
      <text:p text:style-name="P4">
Publisher: Укринформ (Organization)</text:p>
      <text:p text:style-name="P4">
Published Time: 2023-06-01T22:15:00+03:00</text:p>
      <text:p text:style-name="P4">
Modified Time: 2023-06-01T22:15:00+03:00</text:p>
      <text:p text:style-name="P4">
Description: У Деснянському районі Києва працівники комунальної аварійно-рятувальної служби розібрали аварійні конструкції у двох дев’ятиповерхівках, що постраждали вночі від уламків російської ракети. — Укрінформ.</text:p>
      <text:p text:style-name="P4">
Images: ['<text:a xlink:type="simple" xlink:href="https://static.ukrinform.com/photos/2023_06/thumb_files/630_360_1685646827-6536.jpeg" text:style-name="Internet_20_link" text:visited-style-name="Visited_20_Internet_20_Link">
630_360_16856...</text:a>
']</text:p>
      <text:p text:style-name="P4">
Tags: ['Обстріл', 'Київ', 'Рятувальники']</text:p>
      <text:p text:style-name="P4">
Type: Article</text:p>
      <!--METADATA-->
      <text:p text:style-name="P4">
<draw:frame draw:style-name="fr1" draw:name="Image250" text:anchor-type="as-char" svg:width="6.9236in" svg:height="3.956343in" draw:z-index="0">
<draw:image xlink:href="../Images/yкринформ/2023-06-01T22-15-00-03-00/630_360_1685646827-6536.jpeg" xlink:type="simple" xlink:show="embed" xlink:actuate="onLoad" draw:mime-type="image/jpeg"/>
</draw:frame>
 УДеснянському районі Києва працівники комунальної аварійно-рятувальної службирозібрали аварійні конструкції у двох дев’ятиповерхівках, що постраждали вночівід уламків російської ракети.</text:p>
      <text:p text:style-name="P4">
Як передає Укрінформ, про це <text:a xlink:type="simple" xlink:href="https://kyivcity.gov.ua/news/ryatuvalniki_kars_rozibrali_avariyni_konstruktsi_u_dvokh_bagatopoverkhivkakh_u_desnyanskomu_rayoni_scho_postrazhdali_cherez_vorozhi_raketni_ataki/" text:style-name="Internet_20_link" text:visited-style-name="Visited_20_Internet_20_Link">
 Київська міська державна адміністрація</text:a>
повідомила з посиланням на Департамент муніципальної безпеки.</text:p>
      <text:p text:style-name="P4">
Зокрема, рятувальники демонтували аварійні віконні та балконні блоки і відливидвох багатоповерхівок.</text:p>
      <text:p text:style-name="P4">
</text:p>
      <text:p text:style-name="P4">
<text:a xlink:type="simple" xlink:href="https://static.ukrinform.com/photos/2023_06/1685646827-7430.jpeg" text:style-name="Internet_20_link" text:visited-style-name="Visited_20_Internet_20_Link">
 </text:a>
 <text:a xlink:type="simple" xlink:href="https://static.ukrinform.com/photos/2023_06/1685646826-9113.jpeg" text:style-name="Internet_20_link" text:visited-style-name="Visited_20_Internet_20_Link">
</text:a>
 <text:a xlink:type="simple" xlink:href="https://static.ukrinform.com/photos/2023_06/1685646826-8445.jpeg" text:style-name="Internet_20_link" text:visited-style-name="Visited_20_Internet_20_Link">
</text:a>
 <text:a xlink:type="simple" xlink:href="https://static.ukrinform.com/photos/2023_06/1685646826-4384.jpeg" text:style-name="Internet_20_link" text:visited-style-name="Visited_20_Internet_20_Link">
</text:a>
 <text:a xlink:type="simple" xlink:href="https://static.ukrinform.com/photos/2023_06/1685646826-6066.jpeg" text:style-name="Internet_20_link" text:visited-style-name="Visited_20_Internet_20_Link">
</text:a>
 <text:a xlink:type="simple" xlink:href="https://static.ukrinform.com/photos/2023_06/1685646826-3972.jpeg" text:style-name="Internet_20_link" text:visited-style-name="Visited_20_Internet_20_Link">
</text:a>
 <text:a xlink:type="simple" xlink:href="https://static.ukrinform.com/photos/2023_06/1685646827-6454.jpeg" text:style-name="Internet_20_link" text:visited-style-name="Visited_20_Internet_20_Link">
</text:a>
 <text:a xlink:type="simple" xlink:href="https://static.ukrinform.com/photos/2023_06/1685646827-6837.jpeg" text:style-name="Internet_20_link" text:visited-style-name="Visited_20_Internet_20_Link">
</text:a>
 <text:a xlink:type="simple" xlink:href="https://static.ukrinform.com/photos/2023_06/1685646827-6536.jpeg" text:style-name="Internet_20_link" text:visited-style-name="Visited_20_Internet_20_Link">
<draw:frame draw:style-name="fr1" draw:name="Image260" text:anchor-type="as-char" svg:width="6.9236in" svg:height="3.956343in" draw:z-index="0">
<draw:image xlink:href="../Images/yкринформ/2023-06-01T22-15-00-03-00/630_360_1685646827-6536.jpeg" xlink:type="simple" xlink:show="embed" xlink:actuate="onLoad" draw:mime-type="image/jpeg"/>
</draw:frame>
</text:a>
 <text:a xlink:type="simple" xlink:href="https://static.ukrinform.com/photos/2023_06/1685646826-1879.png" text:style-name="Internet_20_link" text:visited-style-name="Visited_20_Internet_20_Link">
</text:a>
 <text:a xlink:type="simple" xlink:href="https://static.ukrinform.com/photos/2023_06/1685646826-4188.png" text:style-name="Internet_20_link" text:visited-style-name="Visited_20_Internet_20_Link">
</text:a>
 <text:a xlink:type="simple" xlink:href="https://static.ukrinform.com/photos/2023_06/1685646826-6557.png" text:style-name="Internet_20_link" text:visited-style-name="Visited_20_Internet_20_Link">
</text:a>
 <text:a xlink:type="simple" xlink:href="https://static.ukrinform.com/photos/2023_06/1685646826-9738.png" text:style-name="Internet_20_link" text:visited-style-name="Visited_20_Internet_20_Link">
</text:a>
 <text:a xlink:type="simple" xlink:href="https://static.ukrinform.com/photos/2023_06/1685646828-4602.png" text:style-name="Internet_20_link" text:visited-style-name="Visited_20_Internet_20_Link">
</text:a>
</text:p>
      <text:p text:style-name="P4">
Роботи тривали протягом чотирьох годин. Залучені до них були семеропрацівників КАРС « <text:a xlink:type="simple" xlink:href="https://www.ukrinform.ua/tag-kiiv" text:style-name="Internet_20_link" text:visited-style-name="Visited_20_Internet_20_Link">
 Київська </text:a>
 службапорятунку» й одна одиниця техніки.</text:p>
      <text:p text:style-name="P4">
Як повідомляв Укрінформ, уночі 1 червня російські війська вкотре <text:a xlink:type="simple" xlink:href="https://www.ukrinform.ua/rubric-ato/3716780-ppo-zbila-vsi-desat-iskanderiv-vipusenih-rosianami-ciei-noci.html" text:style-name="Internet_20_link" text:visited-style-name="Visited_20_Internet_20_Link">
 атакувалиракетами Київ </text:a>
 . Ворог випустив унапрямку столиці десять «Іскандерів». Усі їх знищили сили протиповітряноїоборони.</text:p>
      <text:p text:style-name="P4">
<text:span text:style-name="T4">
Читайте також:</text:span>
 <text:a xlink:type="simple" xlink:href="https://www.ukrinform.ua/rubric-kyiv/3716763-pisla-padinna-ulamkiv-u-kievi-zagorivsa-avtomobil-kmva.html" text:style-name="Internet_20_link" text:visited-style-name="Visited_20_Internet_20_Link">
 У <text:span text:style-name="T4">
Деснянському</text:span>
 районі Києва уламки впали наполіклініку - КМВА </text:a>
</text:p>
      <text:p text:style-name="P4">
Унаслідок ракетного удару по Києву вночі 1 червня <text:a xlink:type="simple" xlink:href="https://www.ukrinform.ua/rubric-kyiv/3716899-klicko-unaslidok-nicnoi-ataki-na-kiiv-16-ludej-poraneni-z-nih-semero-u-likarni.html" text:style-name="Internet_20_link" text:visited-style-name="Visited_20_Internet_20_Link">
 постраждали</text:a>
 19 людей, троє з нихзагинули, зокрема дитина. Одна людина перебуває в лікарні у відділенніінтенсивної терапії.</text:p>
      <text:p text:style-name="P4">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Зеленський зустрівся з прем’єром Португалії: говорили про навчання пілотів і саміт НАТО</text:span>
</text:h>
      <text:p text:style-name="P4">
Authors: Ukrinform (Person)</text:p>
      <text:p text:style-name="P4">
Publisher: Укринформ (Organization)</text:p>
      <text:p text:style-name="P4">
Published Time: 2023-06-01T22:21:00+03:00</text:p>
      <text:p text:style-name="P4">
Modified Time: 2023-06-01T22:21:00+03:00</text:p>
      <text:p text:style-name="P4">
Description: Президент України Володимир Зеленський на зустрічі з главою уряду Португальської Республіки Антоніу Коштою відзначив готовність цієї країни брати участь у навчанні українських пілотів. — Укрінформ.</text:p>
      <text:p text:style-name="P4">
Images: ['<text:a xlink:type="simple" xlink:href="https://static.ukrinform.com/photos/2023_06/thumb_files/630_360_1685646628-910.jpeg" text:style-name="Internet_20_link" text:visited-style-name="Visited_20_Internet_20_Link">
630_360_16856...</text:a>
']</text:p>
      <text:p text:style-name="P4">
Tags: ['Переговори', 'Португалія', 'Саміт НАТО', 'Зеленський', 'Формула миру', 'Авіаційна коаліція']</text:p>
      <text:p text:style-name="P4">
Type: Article</text:p>
      <!--METADATA-->
      <text:p text:style-name="P4">
<draw:frame draw:style-name="fr1" draw:name="Image266" text:anchor-type="as-char" svg:width="6.9236in" svg:height="3.956343in" draw:z-index="0">
<draw:image xlink:href="../Images/yкринформ/2023-06-01T22-21-00-03-00/630_360_1685646628-910.jpeg" xlink:type="simple" xlink:show="embed" xlink:actuate="onLoad" draw:mime-type="image/jpeg"/>
</draw:frame>
 ПрезидентУкраїни Володимир Зеленський на зустрічі з главою уряду ПортугальськоїРеспубліки Антоніу Коштою відзначив готовність цієї країни брати участь унавчанні українських пілотів.</text:p>
      <text:p text:style-name="P4">
Про це повідомляє <text:a xlink:type="simple" xlink:href="http://www.president.gov.ua/news/prezident-ukrayini-zustrivsya-v-moldovi-z-premyer-ministrom-83341" text:style-name="Internet_20_link" text:visited-style-name="Visited_20_Internet_20_Link">
 Офіс Президента</text:a>
 , передає Укрінформ.</text:p>
      <text:p text:style-name="P4">
"У межах участі в саміті Європейської політичної спільноти Президент УкраїниВолодимир Зеленський зустрівся з прем’єр-міністром Португальської РеспублікиАнтоніу Коштою. Глава держави подякував Антоніу Кошті за всебічну й послідовнувійськову, політичну та гуманітарну підтримку України з боку португальськогоуряду", - йдеться у повідомленні.</text:p>
      <text:p text:style-name="P4">
Зокрема, Президент відзначив готовність Португалії брати участь у навчанніукраїнських пілотів.</text:p>
      <text:p text:style-name="P4">
Також Зеленський поінформував Кошту про ситуацію на передовій і наслідкинещодавніх масованих ракетних ударів з боку Росії.</text:p>
      <text:p text:style-name="P4">
Сторони обговорили майбутній саміт НАТО у Вільнюсі. Президент наголосив, щомаксимально сильні й конкретні рішення Альянсу важливі для зміцнення безпекиЄвропи та наближення завершення війни.</text:p>
      <text:p text:style-name="P4">
<text:span text:style-name="T4">
Читайте також:</text:span>
 <text:a xlink:type="simple" xlink:href="https://www.ukrinform.ua/rubric-ato/3713040-portugalia-proponue-navcanna-ukrainskih-pilotiv-na-vinisuvacah-f16.html" text:style-name="Internet_20_link" text:visited-style-name="Visited_20_Internet_20_Link">
 <text:span text:style-name="T4">
Португал</text:span>
 ія пропонує навчання українських пілотів навинищувачах F-16 </text:a>
</text:p>
      <text:p text:style-name="P4">
Глава держави висловив сподівання, що <text:a xlink:type="simple" xlink:href="https://www.ukrinform.ua/tag-portugalia" text:style-name="Internet_20_link" text:visited-style-name="Visited_20_Internet_20_Link">
 Португалія</text:a>
 разом з іншими партнерами підтримаєузгодження чіткого алгоритму щодо руху України до членства в НАТО.</text:p>
      <text:p text:style-name="P4">
Окрім того, співрозмовники обговорили прогрес України на шляху євроінтеграції.А також обмінялися думками щодо подальших кроків з метою реалізаціїукраїнської формули миру та залучення до цього процесу Португалії, зокрема вконтексті підготовки Глобального саміту миру.</text:p>
      <text:p text:style-name="P4">
Як повідомлялося, Володимир Зеленський та Еммануель Макрон під час зустрічі вКишиневі <text:a xlink:type="simple" xlink:href="https://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1T22:30:00+03:00</text:p>
      <text:p text:style-name="P4">
Modified Time: 2023-06-01T22:3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67" text:anchor-type="as-char" svg:width="6.9236in" svg:height="3.956343in" draw:z-index="0">
<draw:image xlink:href="../Images/yкринформ/2023-06-01T22-30-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Подоляк: 1 червня остаточно зафіксувало, що ніякого відношення до сучасної цивілізації РФ не має</text:span>
</text:h>
      <text:p text:style-name="P4">
Authors: Ukrinform (Person)</text:p>
      <text:p text:style-name="P4">
Publisher: Укринформ (Organization)</text:p>
      <text:p text:style-name="P4">
Published Time: 2023-06-01T22:35:00+03:00</text:p>
      <text:p text:style-name="P4">
Modified Time: 2023-06-01T22:35:00+03:00</text:p>
      <text:p text:style-name="P4">
Description: Радник керівника Офісу Президента Михайло Подоляк заявив, що події 1 червня цього року в Україні остаточно зафіксували, що Росія не має жодного відношення до сучасної цивілізації. — Укрінформ.</text:p>
      <text:p text:style-name="P4">
Images: ['<text:a xlink:type="simple" xlink:href="https://static.ukrinform.com/photos/2023_01/thumb_files/630_360_1674754520-912.jpg" text:style-name="Internet_20_link" text:visited-style-name="Visited_20_Internet_20_Link">
630_360_16747...</text:a>
']</text:p>
      <text:p text:style-name="P4">
Tags: ['Діти', 'Обстріл', 'Подоляк', 'Війна з Росією']</text:p>
      <text:p text:style-name="P4">
Type: Article</text:p>
      <!--METADATA-->
      <text:p text:style-name="P4">
<draw:frame draw:style-name="fr1" draw:name="Image268" text:anchor-type="as-char" svg:width="6.9236in" svg:height="3.956343in" draw:z-index="0">
<draw:image xlink:href="../Images/yкринформ/2023-06-01T22-35-00-03-00/630_360_1674754520-912.jpg" xlink:type="simple" xlink:show="embed" xlink:actuate="onLoad" draw:mime-type="image/jpeg"/>
</draw:frame>
 Радниккерівника Офісу Президента Михайло Подоляк заявив, що події 1 червня цьогороку в Україні остаточно зафіксували, що Росія не має жодного відношення досучасної цивілізації.</text:p>
      <text:p text:style-name="P4">
Таку думку він висловив у інтерв’ю “ <text:a xlink:type="simple" xlink:href="https://24tv.ua/gromadyanska-viyna-rozval-shho-chekaye-rosiyu-mihaylo-podolyak_n2326010" text:style-name="Internet_20_link" text:visited-style-name="Visited_20_Internet_20_Link">
 24 каналу</text:a>
”, передає Укрінформ.</text:p>
      <text:p text:style-name="P4">
Коментуючи обстріл Росією України у День захисту дітей, Подоляк зауважив, що <text:a xlink:type="simple" xlink:href="https://www.ukrinform.ua/tag-rosia" text:style-name="Internet_20_link" text:visited-style-name="Visited_20_Internet_20_Link">
РФ </text:a>
 показує своє справжнє обличчя.</text:p>
      <text:p text:style-name="P4">
“Вони такі. Вони такі були. Вони маскувались довгий час, вони завждивикористовували пропаганду, щоби замаскувати своє ненависне щире ставлення довсіх довкола. І перш за все, до нас. Але вони використовують оцей час, якийзалишився їм, останнього літа для того, щоби вбити якомога більше простолюдей, яких вони ненавидять. Тобто, вони вже не маскують нічого, вони відвертоговорять у своїх пропагандистських наративах, ви бачите на майданчиках, вониговорять: "Давайте вбивати, нещадно вбивати українців, скільки можемо тощо”, -сказав Подоляк.</text:p>
      <text:p text:style-name="P4">
Він вважає, що “Росія в такому вигляді – це абсолютне зло”.</text:p>
      <text:p text:style-name="P4">
“Мається на увазі не просто держава російська, а саме російська спільнота.Вона щиро демонструє, якою є внутрішньо. І тому ми абсолютно не можемоочікувати від них нормальної поведінки. Такої, яка притаманна сучасному світу.Ні, ми маємо перемогти у війні для того, щоби вони були у страху на багатороків уперед. І коли вони будуть бачити слово "Україна", щоби вони були вже умокрих, перепрошую, штанцях сиділи тощо”, - вважає радник керівника ОП.</text:p>
      <text:p text:style-name="P4">
За його словами, росіяни мають боятися, що будуть безжально покарані.</text:p>
      <text:p text:style-name="P4">
“І тому, для мене, наприклад, особисто не існує жодних інших способів дійти докінця цієї війни, окрім програшу Росії, фіксація юридично цього програшу,достатньо жорстка”, - сказав Подоляк.</text:p>
      <text:p text:style-name="P4">
Він вважає, що “не треба чекати, що вони будуть поводитися якось по-іншому”.</text:p>
      <text:p text:style-name="P4">
“І, безумовно, 1 червня зафіксувало остаточно, що ніякого відношення досучасної цивілізації Росія точно не має. Це все фікція. Оці всі: "Ми там 1червня, День захисту дітей святкуємо". Ні, всього цього немає. Вони святкуютьне День захисту дітей, а "день убивства дітей". Це офіційне свято, я кажупрямо, офіційне свято Росії – "день убивства дітей" 1 червня”, - підкресливрадник керівника ОП.</text:p>
      <text:p text:style-name="P4">
<text:span text:style-name="T4">
Читайте також:</text:span>
 <text:a xlink:type="simple" xlink:href="https://www.ukrinform.ua/rubric-ato/3716293-u-op-prokomentuvali-mozlivist-peregovoriv-iz-rf.html" text:style-name="Internet_20_link" text:visited-style-name="Visited_20_Internet_20_Link">
 У ОП прокоментували можливість переговорів із рф</text:a>
</text:p>
      <text:p text:style-name="P4">
Як повідомляв <text:a xlink:type="simple" xlink:href="https://www.ukrinform.ua/rubric-kyiv/3716810-policia-utocnila-informaciu-pro-zagiblih-u-kievi-dvoe-zinok-i-devatiricna-ditina.html" text:style-name="Internet_20_link" text:visited-style-name="Visited_20_Internet_20_Link">
 Укрінформ </text:a>
 , у Києві внаслідок атаки РФ загинули троє людей,зокрема дитина, які під час повітряної тривоги намагалися потрапити у закритебомбосховище. Поліція Києва розпочала за цим фактом провадження щодо службовоїнедбалості.</text:p>
      <text:p text:style-name="P4">
У межах розслідування трагічних наслідків через закрите укриття у Києвізатримано трьох посадовців райдержадміністрації та охоронця медзакладу.</text:p>
      <text:p text:style-name="P4">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Зеленський обговорив з Алієвим питання відбудови України</text:span>
</text:h>
      <text:p text:style-name="P4">
Authors: Ukrinform (Person)</text:p>
      <text:p text:style-name="P4">
Publisher: Укринформ (Organization)</text:p>
      <text:p text:style-name="P4">
Published Time: 2023-06-01T22:41:00+03:00</text:p>
      <text:p text:style-name="P4">
Modified Time: 2023-06-01T22:41:00+03:00</text:p>
      <text:p text:style-name="P4">
Description: У межах саміту Європейської політичної спільноти у Молдові Володимир Зеленський зустрівся з президентом Азербайджанської Республіки Ільхамом Алієвим. — Укрінформ.</text:p>
      <text:p text:style-name="P4">
Images: ['<text:a xlink:type="simple" xlink:href="https://static.ukrinform.com/photos/2023_06/thumb_files/630_360_1685647869-966.jpeg" text:style-name="Internet_20_link" text:visited-style-name="Visited_20_Internet_20_Link">
630_360_16856...</text:a>
']</text:p>
      <text:p text:style-name="P4">
Tags: ['Алієв', 'Азербайджан', 'Переговори', 'Зеленський', 'Відбудова']</text:p>
      <text:p text:style-name="P4">
Type: Article</text:p>
      <!--METADATA-->
      <text:p text:style-name="P4">
<draw:frame draw:style-name="fr1" draw:name="Image269" text:anchor-type="as-char" svg:width="6.9236in" svg:height="3.956343in" draw:z-index="0">
<draw:image xlink:href="../Images/yкринформ/2023-06-01T22-41-00-03-00/630_360_1685647869-966.jpeg" xlink:type="simple" xlink:show="embed" xlink:actuate="onLoad" draw:mime-type="image/jpeg"/>
</draw:frame>
 У межахсаміту Європейської політичної спільноти у Молдові Володимир Зеленськийзустрівся з президентом Азербайджанської Республіки Ільхамом Алієвим.</text:p>
      <text:p text:style-name="P4">
Як передає Укрінформ, про це повідомляє <text:a xlink:type="simple" xlink:href="https://www.president.gov.ua/news/prezident-ukrayini-proviv-zustrich-iz-prezidentom-azerbajdzh-83349" text:style-name="Internet_20_link" text:visited-style-name="Visited_20_Internet_20_Link">
 Офіс Президента</text:a>
 .</text:p>
      <text:p text:style-name="P4">
Глава держави подякував Азербайджану за послідовну підтримку територіальноїцілісності й суверенітету України, підтримку в межах міжнародних організацій,зокрема під час голосувань за резолюції Генеральної Асамблеї ООН.</text:p>
      <text:p text:style-name="P4">
_Відео:<text:a xlink:type="simple" xlink:href="https://www.facebook.com/president.gov.ua" text:style-name="Internet_20_link" text:visited-style-name="Visited_20_Internet_20_Link">
 Офіс Президента </text:a>
 _</text:p>
      <text:p text:style-name="P4">
Також Зеленський відзначив усебічну гуманітарну допомогу, надануАзербайджаном.</text:p>
      <text:p text:style-name="P4">
«Ми високо цінуємо участь Азербайджану у відновленні інфраструктурних об'єктіву Київській області. Сподіваємося на допомогу в подальшій відбудові України. Уповоєнний період розраховуємо на активну участь Азербайджану в інвестиційнихпроєктах в Україні», – сказав глава Української держави.</text:p>
      <text:p text:style-name="P4">
</text:p>
      <text:p text:style-name="P4">
Окрім того, співрозмовники приділили окрему увагу досвіду <text:a xlink:type="simple" xlink:href="https://www.ukrinform.ua/tag-azerbajdzan" text:style-name="Internet_20_link" text:visited-style-name="Visited_20_Internet_20_Link">
 Азербайджану</text:a>
 в питанні гуманітарногорозмінування деокупованих територій.</text:p>
      <text:p text:style-name="P4">
<text:span text:style-name="T4">
Читайте також:</text:span>
 <text:a xlink:type="simple" xlink:href="https://www.ukrinform.ua/rubric-economy/3714119-azerbajdzan-nadast-ukrainskim-avtopereviznikam-3000-dozvoliv-dla-tranzitu.html" text:style-name="Internet_20_link" text:visited-style-name="Visited_20_Internet_20_Link">
 <text:span text:style-name="T4">
Азербайджан</text:span>
 надасть українським автоперевізникам 3000дозволів для транзиту </text:a>
</text:p>
      <text:p text:style-name="P4">
«Президент України висловив сподівання на активне залучення Азербайджану допідтримки ініціатив нашої країни стосовно досягнення сталого й справедливогомиру на основі української формули миру», - зазначили в ОП.</text:p>
      <text:p text:style-name="P4">
Як повідомлялося, Володимир Зеленський та Еммануель Макрон під час зустрічі вКишиневі <text:a xlink:type="simple" xlink:href="http://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Росіяни протягом дня 15 разів обстріляли прикордоння Сумщини - пролунали сто вибухів</text:span>
</text:h>
      <text:p text:style-name="P4">
Authors: Ukrinform (Person)</text:p>
      <text:p text:style-name="P4">
Publisher: Укринформ (Organization)</text:p>
      <text:p text:style-name="P4">
Published Time: 2023-06-01T22:43:00+03:00</text:p>
      <text:p text:style-name="P4">
Modified Time: 2023-06-01T22:43:00+03:00</text:p>
      <text:p text:style-name="P4">
Description: Російська армія за день 15 разів атакувала з артилерії і мінометів прикордонні території Сумської області, унаслідок чого пролунали сто вибухів, є пошкодж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ибух', 'Війна з Росією']</text:p>
      <text:p text:style-name="P4">
Type: Article</text:p>
      <!--METADATA-->
      <text:p text:style-name="P4">
<draw:frame draw:style-name="fr1" draw:name="Image271" text:anchor-type="as-char" svg:width="6.9236in" svg:height="3.956343in" draw:z-index="0">
<draw:image xlink:href="../Images/yкринформ/2023-06-01T22-43-00-03-00/630_360_1667124180-530.jpg" xlink:type="simple" xlink:show="embed" xlink:actuate="onLoad" draw:mime-type="image/jpeg"/>
</draw:frame>
 Російськаармія за день 15 разів атакувала з артилерії і мінометів прикордонні територіїСумської області, унаслідок чого пролунали сто вибухів, є пошкодження.</text:p>
      <text:p text:style-name="P4">
Як передає Укрінформ, про це Сумська обласна військова адміністраціяповідомила в <text:a xlink:type="simple" xlink:href="https://t.me/Sumy_news_ODA/16632" text:style-name="Internet_20_link" text:visited-style-name="Visited_20_Internet_20_Link">
 Телеграмі </text:a>
 .</text:p>
      <text:p text:style-name="P4">
Зокрема, Великописарівську громаду загарбники <text:a xlink:type="simple" xlink:href="https://www.ukrinform.ua/tag-obstril" text:style-name="Internet_20_link" text:visited-style-name="Visited_20_Internet_20_Link">
 обстріляли</text:a>
 із самохідних артилерійськихустановок, спричинивши 28 вибухів.</text:p>
      <text:p text:style-name="P4">
Краснопільська громада зазнала від росіян артилерійських обстрілів, щопризвели до 40 вибухів. Ворожим вогнем пошкоджені будівлі підприємства, якестаном на сьогодні не працює, а також п'ять приватних і два двоповерховіжитлові будинки (вибиті вікна, посічені стіни та паркани, пошкодженапокрівля).</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text:p>
      <text:p text:style-name="P4">
По Білопільській громаді загарбники били із самохідних артустановок імінометів, унаслідок чого пролунали п'ять і 21 вибух відповідно.</text:p>
      <text:p text:style-name="P4">
Як повідомляв <text:a xlink:type="simple" xlink:href="https://www.ukrinform.ua/rubric-ato/3716731-protagom-dna-rosiani-10-raziv-obstrili-prikordonni-gromadi-sumsini.html" text:style-name="Internet_20_link" text:visited-style-name="Visited_20_Internet_20_Link">
 Укрінформ </text:a>
 , 31 травня російські війська десять разів обстрілялиприкордонні громади Сумської області, спричинивши 42 вибухи.</text:p>
      <text:p text:style-name="P4">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Кадри знищення ударного безпілотника «Ланцет» стрілецькою зброєю</text:span>
</text:h>
      <text:p text:style-name="P4">
Author: ['АРМІЯINFORM']</text:p>
      <text:p text:style-name="P4">
Time: 2023-06-01T23:00:00-04:00</text:p>
      <text:p text:style-name="P4">
Description: Воїни радіотехнічної бригади імені Богдана Хмельницького знищили російський удар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272" text:anchor-type="as-char" svg:width="6.9236in" svg:height="5.1927in" draw:z-index="0">
<draw:image xlink:href="../Images/AРМІЯINFORM/2023-06-01T23-00-00-04-00/295753817_423815196453101_6772296602840666713_n.jpg" xlink:type="simple" xlink:show="embed" xlink:actuate="onLoad" draw:mime-type="image/jpeg"/>
</draw:frame>
</text:p>
      <text:p text:style-name="P4">
Воїни радіотехнічної бригади імені Богдана Хмельницького знищили російськийударний безпілотник «Ланцет».</text:p>
      <text:p text:style-name="P4">
Відповідне відео<text:a xlink:type="simple" xlink:href="https://www.facebook.com/PvKPivden/videos/149887144668248/" text:style-name="Internet_20_link" text:visited-style-name="Visited_20_Internet_20_Link">
оприлюднено</text:a>
 нафейсбук-сторінці повітряного командування «Південь».</text:p>
      <text:p text:style-name="P4">
«Влучна робота воїнів радіотехнічної бригади імені Богдана Хмельницькогоповітряного командування «Південь»! Знищений російський ударний безпілотник«Ланцет», — йдеться в анотації до відео.</text:p>
      <text:p text:style-name="P4">
Також<text:a xlink:type="simple" xlink:href="https://www.facebook.com/PvKPivden/posts/pfbid0BR6KCDnr6K23DBvDhFAFnB2wBbh7FXfHS8q2ba9RMp8bFVjPe4zGKjt4yQw269hBl" text:style-name="Internet_20_link" text:visited-style-name="Visited_20_Internet_20_Link">
зазначається</text:a>
,що 31 травня 2023 року, на Миколаївщині, силами та засобами протиповітряноїоборони повітряного командування «Південь» знищено 5 російських безпілотників:два БПЛА «Мерлін-ВР», два ударних БПЛА «Ланцет» та БПЛА «Орлан-10».</text:p>
      <text:p text:style-name="P4">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Посилення ППО та нові санкції проти Росії: Зеленський провів зустріч із Шольцом</text:span>
</text:h>
      <text:p text:style-name="P4">
Authors: Ukrinform (Person)</text:p>
      <text:p text:style-name="P4">
Publisher: Укринформ (Organization)</text:p>
      <text:p text:style-name="P4">
Published Time: 2023-06-01T23:02:00+03:00</text:p>
      <text:p text:style-name="P4">
Modified Time: 2023-06-01T23:02:00+03:00</text:p>
      <text:p text:style-name="P4">
Description: На полях саміту Європейської політичної спільноти у Молдові Президент України Володимир Зеленський провів зустріч із федеральним канцлером Німеччини Олафом Шольцом. — Укрінформ.</text:p>
      <text:p text:style-name="P4">
Images: ['<text:a xlink:type="simple" xlink:href="https://static.ukrinform.com/photos/2023_06/thumb_files/630_360_1685649885-336.jpeg" text:style-name="Internet_20_link" text:visited-style-name="Visited_20_Internet_20_Link">
630_360_16856...</text:a>
']</text:p>
      <text:p text:style-name="P4">
Tags: ['Антиросійські санкції', 'Переговори', 'Зеленський', 'Шольц', 'Війна з Росією', 'ППО']</text:p>
      <text:p text:style-name="P4">
Type: Article</text:p>
      <!--METADATA-->
      <text:p text:style-name="P4">
<draw:frame draw:style-name="fr1" draw:name="Image273" text:anchor-type="as-char" svg:width="6.9236in" svg:height="3.956343in" draw:z-index="0">
<draw:image xlink:href="../Images/yкринформ/2023-06-01T23-02-00-03-00/630_360_1685649885-336.jpeg" xlink:type="simple" xlink:show="embed" xlink:actuate="onLoad" draw:mime-type="image/jpeg"/>
</draw:frame>
 На поляхсаміту Європейської політичної спільноти у Молдові Президент України ВолодимирЗеленський провів зустріч із федеральним канцлером Німеччини Олафом Шольцом.</text:p>
      <text:p text:style-name="P4">
Про це повідомляє <text:a xlink:type="simple" xlink:href="https://www.president.gov.ua/news/u-mezhah-samitu-yevropejskoyi-politichnoyi-spilnoti-volodimi-83353" text:style-name="Internet_20_link" text:visited-style-name="Visited_20_Internet_20_Link">
 Офіс Президента</text:a>
 , передає Укрінформ.</text:p>
      <text:p text:style-name="P4">
Зеленський поінформував Шольца про ескалацію російського ракетного терорупроти України.</text:p>
      <text:p text:style-name="P4">
У цьому контексті було наголошено на необхідності продовження оборонноїпідтримки нашої країни, насамперед посилення спроможності української ППО.</text:p>
      <text:p text:style-name="P4">
_Відео:<text:a xlink:type="simple" xlink:href="https://t.me/V_Zelenskiy_official/6452" text:style-name="Internet_20_link" text:visited-style-name="Visited_20_Internet_20_Link">
 Офіс Президента </text:a>
 _</text:p>
      <text:p text:style-name="P4">
Президент висловив вдячність канцлеру ФРН за підтримку української формулимиру й готовність долучитися до її реалізації. Сторони обговорили спільнупідготовку до Глобального саміту миру та залучення до нього максимальноширокого кола учасників.</text:p>
      <text:p text:style-name="P4">
<text:span text:style-name="T4">
Читайте також:</text:span>
 <text:a xlink:type="simple" xlink:href="https://www.ukrinform.ua/rubric-polytics/3717228-zelenskij-zustrivsa-z-premerom-portugalii-govorili-pro-navcanna-pilotiv-i-samit-nato.html" text:style-name="Internet_20_link" text:visited-style-name="Visited_20_Internet_20_Link">
 Зеленський зустрівся з прем’єром <text:span text:style-name="T4">
Португал</text:span>
 ії:говорили про навчання пілотів і саміт НАТО </text:a>
</text:p>
      <text:p text:style-name="P4">
Зазначається, що лідери погодилися, що важливим чинником тиску на РФ єпосилення <text:a xlink:type="simple" xlink:href="https://www.ukrinform.ua/tag-sankcii" text:style-name="Internet_20_link" text:visited-style-name="Visited_20_Internet_20_Link">
 санкцій </text:a>
 проти агресора,зокрема шляхом включення до нового санкційного пакета ЄС максимально дієвихобмежень проти російської економіки.</text:p>
      <text:p text:style-name="P4">
Як повідомлялося, Володимир Зеленський та Еммануель Макрон під час зустрічі вКишиневі <text:a xlink:type="simple" xlink:href="http://www.ukrinform.ua/rubric-polytics/3717214-zelenskij-zustrivsa-z-makronom-na-samiti-v-kisinevi.html" text:style-name="Internet_20_link" text:visited-style-name="Visited_20_Internet_20_Link">
 підтвердили готовність розробити рамкові умови</text:a>
 для початку підготовки пілотів ЗСУ, колице буде доцільно.</text:p>
      <text:p text:style-name="P4">
<text:span text:style-name="T5">
Фото: ОП</text:span>
</text:p>
      <text:p text:style-name="P4">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Україна отримає від ЄС €50 мільйонів на відновлення критичної інфраструктури</text:span>
</text:h>
      <text:p text:style-name="P4">
Authors: Ukrinform (Person)</text:p>
      <text:p text:style-name="P4">
Publisher: Укринформ (Organization)</text:p>
      <text:p text:style-name="P4">
Published Time: 2023-06-01T23:15:00+03:00</text:p>
      <text:p text:style-name="P4">
Modified Time: 2023-06-01T23:15:00+03:00</text:p>
      <text:p text:style-name="P4">
Description: Державне агентство відновлення та розвитку інфраструктури, Європейський інвестиційний банк і банк ЄС підписали грантову угоду про виділення понад 50 млн євро для підтримки критичної інфраструктури та зведення тимчасових мостів у постраждалих регіонах. — Укрінформ.</text:p>
      <text:p text:style-name="P4">
Images: ['<text:a xlink:type="simple" xlink:href="https://static.ukrinform.com/photos/2023_06/thumb_files/630_360_1685650276-207.jpg" text:style-name="Internet_20_link" text:visited-style-name="Visited_20_Internet_20_Link">
630_360_16856...</text:a>
']</text:p>
      <text:p text:style-name="P4">
Tags: ['Євросоюз', 'Найєм', 'Критична інфраструктура', 'Відбудова']</text:p>
      <text:p text:style-name="P4">
Type: Article</text:p>
      <!--METADATA-->
      <text:p text:style-name="P4">
<draw:frame draw:style-name="fr1" draw:name="Image274" text:anchor-type="as-char" svg:width="6.9236in" svg:height="3.956343in" draw:z-index="0">
<draw:image xlink:href="../Images/yкринформ/2023-06-01T23-15-00-03-00/630_360_1685650276-207.jpg" xlink:type="simple" xlink:show="embed" xlink:actuate="onLoad" draw:mime-type="image/jpeg"/>
</draw:frame>
 Державнеагентство відновлення та розвитку інфраструктури, Європейський інвестиційнийбанк і банк ЄС підписали грантову угоду про виділення понад 50 млн євро дляпідтримки критичної інфраструктури та зведення тимчасових мостів упостраждалих регіонах.</text:p>
      <text:p text:style-name="P4">
Про це повідомив очільник Агентства відновлення Мустафа Найєм у <text:a xlink:type="simple" xlink:href="https://www.facebook.com/Mustafanayyem/posts/pfbid0TwCBQhMrMiCHNKPRUCNa3mBEhAJHWUfXUFDcEUxcj8SWdBLgPNrJ4Vt7Fgej6UWsl" text:style-name="Internet_20_link" text:visited-style-name="Visited_20_Internet_20_Link">
 Фейсбуці</text:a>
, передає Укрінформ.</text:p>
      <text:p text:style-name="P4">
«Це величезний вклад у відновлення логістики у найбільш уражених війноюрегіонах <text:a xlink:type="simple" xlink:href="https://www.ukrinform.ua/tag-ukraina" text:style-name="Internet_20_link" text:visited-style-name="Visited_20_Internet_20_Link">
 України </text:a>
 , і я щиро вдячнийпартнерам за таку підтримку. Руйнація переправ на дорогах призводить дочасткової або повної ізоляції громад. Для нашої команди відновлення такихспоруд під час війни – одне з першочергових завдань для швидкого забезпеченнятранспортного сполучення з постраждалими населеними пунктами», - зазначив він.</text:p>
      <text:p text:style-name="P4">
Найєм нагадав, що з початку повномасштабного вторгнення побудовано 85тимчасових переправ для налагодження транспортних маршрутів до постраждалихнаселених пунктів. Всього – 78 переправ минулого року, 7 – в цьому році, ще 3– наразі в роботі.</text:p>
      <text:p text:style-name="P4">
«Тимчасові споруди допоможуть подолати проблеми, які виникли внаслідокросійських атак, у тому числі відновити доступ наших громадян до життєвоважливої гуманітарної, медичної допомоги та базових державних послуг», - додавочільник Агентства відновлення.</text:p>
      <text:p text:style-name="P4">
<text:span text:style-name="T4">
Читайте також:</text:span>
 <text:a xlink:type="simple" xlink:href="https://www.ukrinform.ua/rubric-vidbudova/3717099-tajvan-vidilit-5-miljoniv-na-proekti-vidbudovi-ukraini-zapocatkovani-litvou.html" text:style-name="Internet_20_link" text:visited-style-name="Visited_20_Internet_20_Link">
 Тайвань виділить $5 мільйонів на проєкти <text:span text:style-name="T4">
відбудови</text:span>
України, започатковані Литвою </text:a>
</text:p>
      <text:p text:style-name="P4">
Як повідомлялось, з початку повномасштабного вторгнення по всій територіїУкраїни зруйновано 346 мостів.</text:p>
      <text:p text:style-name="P4">
<text:span text:style-name="T5">
Фото: Мустафа Найєм / Фейсбук</text:span>
</text:p>
      <text:p text:style-name="P4">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ВАКС зменшив заставу Насірову вдвічі, до ₴261 мільйона - Центр протидії корупції</text:span>
</text:h>
      <text:p text:style-name="P4">
Authors: Ukrinform (Person)</text:p>
      <text:p text:style-name="P4">
Publisher: Укринформ (Organization)</text:p>
      <text:p text:style-name="P4">
Published Time: 2023-06-01T23:34:00+03:00</text:p>
      <text:p text:style-name="P4">
Modified Time: 2023-06-01T23:34:00+03:00</text:p>
      <text:p text:style-name="P4">
Description: Вищий антикорупційний суд ухвалив знизити розмір застави для колишнього голови Державної фіскальної служби Романа Насірова з 523 млн грн до 261 млн. — Укрінформ.</text:p>
      <text:p text:style-name="P4">
Images: ['<text:a xlink:type="simple" xlink:href="https://static.ukrinform.com/photos/2018_08/thumb_files/630_360_1535466553-4392.jpg" text:style-name="Internet_20_link" text:visited-style-name="Visited_20_Internet_20_Link">
630_360_15354...</text:a>
']</text:p>
      <text:p text:style-name="P4">
Tags: ['Насіров', 'Центр протидії корупції', 'Застава', 'Вищий антикорупційний суд']</text:p>
      <text:p text:style-name="P4">
Type: Article</text:p>
      <!--METADATA-->
      <text:p text:style-name="P4">
<draw:frame draw:style-name="fr1" draw:name="Image275" text:anchor-type="as-char" svg:width="6.9236in" svg:height="3.956343in" draw:z-index="0">
<draw:image xlink:href="../Images/yкринформ/2023-06-01T23-34-00-03-00/630_360_1535466553-4392.jpg" xlink:type="simple" xlink:show="embed" xlink:actuate="onLoad" draw:mime-type="image/jpeg"/>
</draw:frame>
 Вищийантикорупційний суд ухвалив знизити розмір застави для колишнього головиДержавної фіскальної служби Романа Насірова з 523 млн грн до 261 млн.</text:p>
      <text:p text:style-name="P4">
Про це повідомляє <text:a xlink:type="simple" xlink:href="https://t.me/fuckcorruption/2332" text:style-name="Internet_20_link" text:visited-style-name="Visited_20_Internet_20_Link">
 Центр протидії корупції</text:a>
 передає Укрінформ.</text:p>
      <text:p text:style-name="P4">
«Судді ВАКС частково задовольнили клопотання прокурора про продовження строкутримання під вартою ексголови ДФС Романа Насірова, якого обвинувачують уймовірному отриманні хабаря в розмірі 722 млн грн», - ідеться в повідомленні.</text:p>
      <text:p text:style-name="P4">
При цьому, як зазначається, замість установлених раніше 523 млн грн заставитепер Насіров має внести 261 млн грн. Інакше він перебуватиме під вартоющонайменше до 30 липня 2023 року.</text:p>
      <text:p text:style-name="P4">
За інформацією ЦПК, <text:a xlink:type="simple" xlink:href="https://www.ukrinform.ua/tag-nasirov" text:style-name="Internet_20_link" text:visited-style-name="Visited_20_Internet_20_Link">
 Насіров </text:a>
стверджував, що не має можливості внести заставу в 523 млн грн, оскільки їїрозмір не відповідає його майновому стану. Крім цього він нібито має проблемизі здоровʼям, а в СІЗО йому не можуть забезпечити належну медичну допомогу.</text:p>
      <text:p text:style-name="P4">
<text:span text:style-name="T4">
Читайте також:</text:span>
 <text:a xlink:type="simple" xlink:href="https://www.ukrinform.ua/rubric-economy/3616770-apelacijnij-sud-lisiv-bez-zmin-arest-ta-zastavu-u-piv-milarda-nasirovu.html" text:style-name="Internet_20_link" text:visited-style-name="Visited_20_Internet_20_Link">
 Апеляційний суд лишив без змін арешт та заставу у півмільярда <text:span text:style-name="T4">
Насіров</text:span>
 у </text:a>
</text:p>
      <text:p text:style-name="P4">
«Насіров також повідомив, що, на його думку, запобіжний захід є шантажем збоку прокурорів, який направлений на те, щоб він здав вище керівництво», -йдеться в дописі ЦПК.</text:p>
      <text:p text:style-name="P4">
Як повідомлялося, за версією слідства колишній очільник ДФС за пособництвасвого радника протягом 2015-2016 років забезпечив юридичним особам,підконтрольним власнику агрохолдингу, відшкодування ПДВ у розмірі понад 3,2млрд грн. За це він неправомірно одержав на свою користь та на користь третіхосіб понад 722 млн грн.</text:p>
      <text:p text:style-name="P4">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Головування в Радбезі ООН перейшло від Швейцарії до ОАЕ</text:span>
</text:h>
      <text:p text:style-name="P4">
Authors: Ukrinform (Person)</text:p>
      <text:p text:style-name="P4">
Publisher: Укринформ (Organization)</text:p>
      <text:p text:style-name="P4">
Published Time: 2023-06-01T23:56:00+03:00</text:p>
      <text:p text:style-name="P4">
Modified Time: 2023-06-01T23:56:00+03:00</text:p>
      <text:p text:style-name="P4">
Description: З початком червня головування в Раді Безпеки ООН перейшло від Швейцарії до Об‘єднаних Арабських Еміратів. — Укрінформ.</text:p>
      <text:p text:style-name="P4">
Images: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Tags: ['ОАЕ', 'Швейцарія', 'Радбез ООН', 'Війна з Росією']</text:p>
      <text:p text:style-name="P4">
Type: Article</text:p>
      <!--METADATA-->
      <text:p text:style-name="P4">
<draw:frame draw:style-name="fr1" draw:name="Image276" text:anchor-type="as-char" svg:width="6.9236in" svg:height="3.956343in" draw:z-index="0">
<draw:image xlink:href="../Images/yкринформ/2023-06-01T23-56-00-03-00/630_360_1445002358-2357.jpg" xlink:type="simple" xlink:show="embed" xlink:actuate="onLoad" draw:mime-type="image/jpeg"/>
</draw:frame>
 Зпочатком червня головування в Раді Безпеки ООН перейшло від Швейцарії доОб‘єднаних Арабських Еміратів.</text:p>
      <text:p text:style-name="P4">
Про це повідомляє власний кореспондент Укрінформу в Нью-Йорку.</text:p>
      <text:p text:style-name="P4">
Постійна представниця ОАЕ при ООН Лана Нуссейбе, представляючи журналістампрограму роботи Радбезу в цьому місяці, не згадала про російську агресію протиУкраїни.</text:p>
      <text:p text:style-name="P4">
«Питань щодо України в графіку на цей місяць не передбачено, але, гадаю, членуРадбезу ініціюватимуть їх», - сказала вона, відповідаючи на запитанняжурналістів.</text:p>
      <text:p text:style-name="P4">
<draw:frame draw:style-name="fr1" draw:name="Image277" text:anchor-type="as-char" svg:width="6.9236in" svg:height="3.89132in" draw:z-index="0">
<draw:image xlink:href="../Images/yкринформ/2023-06-01T23-56-00-03-00/1685649191-651.jpeg" xlink:type="simple" xlink:show="embed" xlink:actuate="onLoad" draw:mime-type="image/jpeg"/>
</draw:frame>
</text:p>
      <text:p text:style-name="P4">
Кореспондент Укрінформу поцікавився у Нуссейбе, чому вона не згадала провійну, розв’язану РФ, розповідаючи про пріоритети свого головування.</text:p>
      <text:p text:style-name="P4">
«Я не згадала про жодну війну, не лише про цю, - сказала вона. - Але думаю,питання і щодо України, і щодо Росії розглядатимуться в Радбезі».</text:p>
      <text:p text:style-name="P4">
Постпред ОАЕ зазначила, що до порядку денного Ради Безпеки в червні внесенопитання щодо ситуації в ЦАР, Лівії, Демократичній Республіці Конго, Судані,Афганістані, Сомалі, Сирії. Серед важливих напрямків роботи РБ в цьому місяцівона назвала проблема впливу зміни клімату на мир і безпеку у світі, а такожборотьбу з мовою ненависті.</text:p>
      <text:p text:style-name="P4">
<text:span text:style-name="T4">
Читайте також:</text:span>
 <text:a xlink:type="simple" xlink:href="https://www.ukrinform.ua/rubric-polytics/3712371-v-op-zreaguvali-na-zaavu-guterresa-pro-neobhidnist-reformuvati-radbez-oon.html" text:style-name="Internet_20_link" text:visited-style-name="Visited_20_Internet_20_Link">
 В ОП прокоментували заяву Гутерреша про необхідністьреформувати <text:span text:style-name="T4">
Радбез</text:span>
 <text:span text:style-name="T4">
ООН</text:span>
 </text:a>
</text:p>
      <text:p text:style-name="P4">
Водночас у секретаріаті Ради Безпеки повідомили, що в червні вона можепровести «одне або кілька засідань, присвячених ситуації в Україні, залежновід розвитку подій на місцях».</text:p>
      <text:p text:style-name="P4">
Головування в Раді Безпеки <text:a xlink:type="simple" xlink:href="https://www.ukrinform.ua/tag-oon" text:style-name="Internet_20_link" text:visited-style-name="Visited_20_Internet_20_Link">
 ООН </text:a>
змінюється щомісяця - почергово між її членами. У травні головувала Швейцарія,у липні, за графіком, - Велика Британія.</text:p>
      <text:p text:style-name="P4">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Центр протидії дезінформації повідомив про виявлення ворожих маніпуляцій за добу</text:span>
</text:h>
      <text:p text:style-name="P4">
Author: ['АРМІЯINFORM']</text:p>
      <text:p text:style-name="P4">
Time: 2023-06-01T24:00:00-04:00</text:p>
      <text:p text:style-name="P4">
Description: Центр протидії дезінформації на своїй сторінці у Facebook повідомив про фейки, поши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Tags: ['STOPRUSSIA', 'ВТОРГНЕННЯ РФ', 'ЦЕНТР ПРОТИДІЇ ДЕЗІНФОРМАЦІ']</text:p>
      <text:p text:style-name="P4">
Category: News</text:p>
      <!--METADATA-->
      <text:p text:style-name="P4">
<draw:frame draw:style-name="fr1" draw:name="Image278" text:anchor-type="as-char" svg:width="6.9236in" svg:height="6.9236in" draw:z-index="0">
<draw:image xlink:href="../Images/AРМІЯINFORM/2023-06-01T24-00-00-04-00/347235378_656134939663209_6192021801067456049_n.jpg" xlink:type="simple" xlink:show="embed" xlink:actuate="onLoad" draw:mime-type="image/jpeg"/>
</draw:frame>
</text:p>
      <text:p text:style-name="P4">
Центр протидії дезінформації на своїй сторінці у<text:a xlink:type="simple" xlink:href="https://www.facebook.com/protydiyadezinformatsiyi.cpd/posts/pfbid02sJpKpihw6ay8qcJy2oGraBk112Tb3cosQyvgDusqGWJ3LcCqQZTNMWAFPaheqt8vl" text:style-name="Internet_20_link" text:visited-style-name="Visited_20_Internet_20_Link">
Facebook</text:a>
повідомив про фейки, поширені ворожими пропагандистами.</text:p>
      <text:p text:style-name="P4">
<text:span text:style-name="T4">
Дезінформація:</text:span>
</text:p>
      <text:p text:style-name="P4">
«США використовували Зеленського як інструмент для ведення нескінченногоопосередкованого конфлікту з росією», — заявив оглядач SCMP Йонден Лхату. Найого думку, Вашингтон робить помилку, відкидаючи будь-які мирні ініціативи.</text:p>
      <text:p text:style-name="P4">
<text:span text:style-name="T4">
Фейк:</text:span>
</text:p>
      <text:p text:style-name="P4">
«США „прибрали до рук“ Молдову та зруйнували її суверенітет», — заявив головадерждуми рф в. володін. Також він додав, що США не дивляться на народ таксамо, як не дивляться на українців, вважаючи їх витратним матеріалом.</text:p>
      <text:p text:style-name="P4">
<text:span text:style-name="T4">
Фейк:</text:span>
</text:p>
      <text:p text:style-name="P4">
«Лондон перетворить Україну на радіоактивний цвинтар через збіднений уран», —пише Myśl Polska. За словами журналіста польської газети Яцека Меджицького,після прильоту по Хмельницькому зʼявилися «всі ознаки радіоактивного зараженнямісцевості».</text:p>
      <text:p text:style-name="P4">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Заяви на єВідновлення тепер можна подавати у ЦНАПах, через нотаріусів та органи соцзахисту</text:span>
</text:h>
      <text:p text:style-name="P4">
Author: ['АРМІЯINFORM']</text:p>
      <text:p text:style-name="P4">
Time: 2023-06-01T25:00:00-04:00</text:p>
      <text:p text:style-name="P4">
Description: Кабінет Міністрів України затвердив порядок подачі документів за державною грошо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nail-tw-20230510144921-3128.jpg" text:style-name="Internet_20_link" text:visited-style-name="Visited_20_Internet_20_Link">
thumbnail-tw-20230510144921-3128.jpg</text:a>
']</text:p>
      <text:p text:style-name="P4">
Tags: ['ЄВІДНОВЛЕННЯ', 'КАБІНЕТ МІНІСТРІВ УКРАЇНИ', 'СОЦЗАХИСТ']</text:p>
      <text:p text:style-name="P4">
Category: News</text:p>
      <!--METADATA-->
      <text:p text:style-name="P4">
<draw:frame draw:style-name="fr1" draw:name="Image279" text:anchor-type="as-char" svg:width="6.9236in" svg:height="3.356897in" draw:z-index="0">
<draw:image xlink:href="../Images/AРМІЯINFORM/2023-06-01T25-00-00-04-00/thumbnail-tw-20230510144921-3128.jpg" xlink:type="simple" xlink:show="embed" xlink:actuate="onLoad" draw:mime-type="image/jpeg"/>
</draw:frame>
</text:p>
      <text:p text:style-name="P4">
Кабінет Міністрів України затвердив порядок подачі документів за державноюгрошовою допомогою на здійснення поточних ремонтів. Для її отримання відтеперможна не тільки використовувати Портал Дія, але й звертатися до Центрівнадання адміністративних послуг (ЦНАП), до органів соціального захисту танотаріусів. Паперова форма надання документів буде діяти паралельно із подачеюзаяв на Порталі Дія, <text:a xlink:type="simple" xlink:href="https://www.kmu.gov.ua/news/zaiavy-na-ievidnovlennia-teper-mozhna-podavaty-u-tsnapakh-cherez-notariusiv-ta-orhany-sotszakhystu" text:style-name="Internet_20_link" text:visited-style-name="Visited_20_Internet_20_Link">
інформує</text:a>
 Урядовий портал.</text:p>
      <text:p text:style-name="P4">
Адміністратори ЦНАП, соцпрацівники та нотаріуси повинні:</text:p>
      <text:p text:style-name="P4">
встановити особу заявника або повноваження його представника;</text:p>
      <text:p text:style-name="P4">
заповнити заяву та подати її через Портал Дія;</text:p>
      <text:p text:style-name="P4">
роздрукувати заяву та підписати її у заявника;</text:p>
      <text:p text:style-name="P4">
видати примірник зареєстрованої заяви тому, хто звернувся за допомогою.</text:p>
      <text:p text:style-name="P4">
Черговість прийнятих до розгляду заяв визначається автоматично програмнимизасобами Реєстру пошкодженого та знищеного майна (РПЗМ) у порядку надходженняповідомлень, незалежно від форми подачі документів.</text:p>
      <text:p text:style-name="P4">
єВідновлення — це державна програма грошової допомоги для відбудови житла,пошкодженого через бойові дії.</text:p>
      <text:p text:style-name="P4">
Допомога надається, якщо житло:</text:p>
      <text:p text:style-name="P4">
розміщене на неокупованій території, де не ведуться активні бойові дії;</text:p>
      <text:p text:style-name="P4">
підлягає відновленню;</text:p>
      <text:p text:style-name="P4">
не було відремонтоване самостійно.</text:p>
      <text:p text:style-name="P4">
Сума допомоги не може бути більшою, ніж 200 тисяч гривень.</text:p>
      <text:p text:style-name="P4">
На сьогодні до Реєстру пошкодженого та знищеного майна вже подано понад 15тисяч заяв.</text:p>
      <text:p text:style-name="P4">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Норвегія надасть Україні військову, гуманітарну та цивільну допомогу на 7 мільярдів євро</text:span>
</text:h>
      <text:p text:style-name="P4">
Author: ['АРМІЯINFORM']</text:p>
      <text:p text:style-name="P4">
Time: 2023-06-01T26:00:00-04:00</text:p>
      <text:p text:style-name="P4">
Description: Прем’єр-міністр Норвегії Йонас Гар Стере зазначив, що його країна та інші члени НАТО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5545193-898.jpg" text:style-name="Internet_20_link" text:visited-style-name="Visited_20_Internet_20_Link">
630_360_1685545193-898.jpg</text:a>
']</text:p>
      <text:p text:style-name="P4">
Tags: ['ВІЙСЬКОВА ДОПОМОГА', 'НОРВЕГІЯ']</text:p>
      <text:p text:style-name="P4">
Category: News</text:p>
      <!--METADATA-->
      <text:p text:style-name="P4">
<draw:frame draw:style-name="fr1" draw:name="Image280" text:anchor-type="as-char" svg:width="6.9236in" svg:height="3.956343in" draw:z-index="0">
<draw:image xlink:href="../Images/AРМІЯINFORM/2023-06-01T26-00-00-04-00/630_360_1685545193-898.jpg" xlink:type="simple" xlink:show="embed" xlink:actuate="onLoad" draw:mime-type="image/jpeg"/>
</draw:frame>
</text:p>
      <text:p text:style-name="P4">
Прем’єр-міністр Норвегії Йонас Гар Стере зазначив, що його країна та іншічлени НАТО від самого початку підтримували Україну в її боротьбі занезалежність і свободу. Про це<text:a xlink:type="simple" xlink:href="https://www.regjeringen.no/en/aktuelt/joint-long-term-support-to-ukraine/id2980491/" text:style-name="Internet_20_link" text:visited-style-name="Visited_20_Internet_20_Link">
повідомляє</text:a>
 Міністерство закордонних справ Норвегії.</text:p>
      <text:p text:style-name="P4">
«Ми будемо підтримувати Україну стільки, скільки буде необхідно. В межахПрограми підтримки України Норвегія надасть військову, гуманітарну та цивільнудопомогу на загальну суму 75 мільярдів норвезьких крон (€7 млрд — ред.)протягом п’яти років», — сказав прем’єр-міністр.</text:p>
      <text:p text:style-name="P4">
Водночас наголошувалося, що сприяння довгостроковій співпраці між НАТО іУкраїною є важливою метою.</text:p>
      <text:p text:style-name="P4">
«Членство в НАТО було наріжним каменем норвезької політики безпеки з моментузаснування Альянсу в 1949 році і має вирішальне значення зараз, коли в Європізнову точиться війна», — підкреслив прем’єр-міністр.</text:p>
      <text:p text:style-name="P4">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Якщо ми воюємо далі, а ми воюємо далі, вже зараз треба оголошувати мобілізацію» — ватажок пвк «вагнер»</text:span>
</text:h>
      <text:p text:style-name="P4">
Author: ['АРМІЯINFORM']</text:p>
      <text:p text:style-name="P4">
Time: 2023-06-01T27:00:00-04:00</text:p>
      <text:p text:style-name="P4">
Description: Центр протидії дезіфнормації оприлюднив основні наративи рф минулої доби.    Очіль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Tags: ['НАРАТИВИ РФ', 'ЦПД']</text:p>
      <text:p text:style-name="P4">
Category: News</text:p>
      <!--METADATA-->
      <text:p text:style-name="P4">
<draw:frame draw:style-name="fr1" draw:name="Image281" text:anchor-type="as-char" svg:width="6.9236in" svg:height="6.9236in" draw:z-index="0">
<draw:image xlink:href="../Images/AРМІЯINFORM/2023-06-01T27-00-00-04-00/350938980_6094841367252000_205599640110255300_n.jpg" xlink:type="simple" xlink:show="embed" xlink:actuate="onLoad" draw:mime-type="image/jpeg"/>
</draw:frame>
</text:p>
      <text:p text:style-name="P4">
Центр протидії дезіфнормації<text:a xlink:type="simple" xlink:href="https://www.facebook.com/protydiyadezinformatsiyi.cpd/posts/pfbid02Kkg4DeVqKaXtHywq8SBREck2BEfsLEjAe3foavV3J3RoNafaYaoqrtBa4PebmJeel" text:style-name="Internet_20_link" text:visited-style-name="Visited_20_Internet_20_Link">
оприлюднив</text:a>
основні наративи рф минулої доби.</text:p>
      <text:p text:style-name="P4">
Очільник терористичної організації прогнозує «важку війну проти України», але«не знає», скільки вона триватиме.</text:p>
      <text:p text:style-name="P4">
є. пригожин вже неодноразово робив заяви, які йдуть у розріз офіційній позиціївлади рф щодо загальної мобілізації.</text:p>
      <text:p text:style-name="P4">
Такими повідомленнями ватажок кишенькової ПВК намагається дискредитувативійськово-політичне керівництво росії через його безпорадність і страхвикликати невдоволення серед громадян, що може призвести до масових протестів.</text:p>
      <text:p text:style-name="P4">
Через більш ніж рік від початку повномасштабного вторгнення в Україну кремльіз кожним днем все менше і менше контролює силовий блок у своїй країні, атакож окремих публічних діячів</text:p>
      <text:p text:style-name="P4">
Водночас подібні заяви свідчать про очевидний розкол між російською владою таприватними військовими компаніями.</text:p>
      <text:p text:style-name="P4">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рашист скаржиться на втрати через безглузді рішення командування біля Кремінної — перехоплення ГУР</text:span>
</text:h>
      <text:p text:style-name="P4">
Author: ['АРМІЯINFORM']</text:p>
      <text:p text:style-name="P4">
Time: 2023-06-01T28:00:00-04:00</text:p>
      <text:p text:style-name="P4">
Description: https://www.youtube.com/watch?v=ww2eeGM6O5g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ПЕРЕХОПЛЕННЯ']</text:p>
      <text:p text:style-name="P4">
Category: News</text:p>
      <!--METADATA-->
      <text:p text:style-name="P4">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Чотирьом блогеркам, які «засвітили» роботу ППО, тепер «світить» по 8 років в’язниці</text:span>
</text:h>
      <text:p text:style-name="P4">
Author: ['АРМІЯINFORM']</text:p>
      <text:p text:style-name="P4">
Time: 2023-06-01T29:00:00-04:00</text:p>
      <text:p text:style-name="P4">
Description: СБУ повідомила про підозру чотирьом блогеркам, які «засвітили» роботу ППО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Tags: ['БЛОГЕРИ', 'ППО', 'СБУ']</text:p>
      <text:p text:style-name="P4">
Category: News</text:p>
      <!--METADATA-->
      <text:p text:style-name="P4">
<draw:frame draw:style-name="fr1" draw:name="Image282" text:anchor-type="as-char" svg:width="6.9236in" svg:height="4.615733in" draw:z-index="0">
<draw:image xlink:href="../Images/AРМІЯINFORM/2023-06-01T29-00-00-04-00/350137648_172190465804940_7298340042504507933_n.jpg" xlink:type="simple" xlink:show="embed" xlink:actuate="onLoad" draw:mime-type="image/jpeg"/>
</draw:frame>
</text:p>
      <text:p text:style-name="P4">
СБУ повідомила про підозру чотирьом блогеркам, які «засвітили» роботу ППО підчас російського удару по Києву 16 травня,<text:a xlink:type="simple" xlink:href="https://www.facebook.com/SecurSerUkraine/posts/pfbid02NCKUHGkRaKtorrucWLY64hdLweZFnsDmUGGFGxUonf4pkifqjbKUCpYQyy8qJ1Z3l" text:style-name="Internet_20_link" text:visited-style-name="Visited_20_Internet_20_Link">
інформує</text:a>
пресслужба відомства.</text:p>
      <text:p text:style-name="P4">
«Служба безпеки зібрала доказову базу і отримала висновки експертиз, якіпідтвердили незаконну діяльність чотирьох мешканок столиці, що поширювалиінформацію про роботу української ППО під час масованої атаки рф на Київ 16травня. Одна з них — 32-річна киянка — виклала заборонений контент у своїхсоцмережах та надіслала його адміністратору одного із популярних Телеграм-каналів. А вже за кілька годин її відеозапис був поширений на проросійськихмайданчиках», — йдеться у повідомленні.</text:p>
      <text:p text:style-name="P4">
<text:a xlink:type="simple" xlink:href="https://armyinform.com.ua/wp-content/uploads/2023/05/350340086_165178466324330_8150119977798199228_n.jpg" text:style-name="Internet_20_link" text:visited-style-name="Visited_20_Internet_20_Link">
<draw:frame draw:style-name="fr1" draw:name="Image283" text:anchor-type="as-char" svg:width="6.9236in" svg:height="6.9236in" draw:z-index="0">
<draw:image xlink:href="../Images/AРМІЯINFORM/2023-06-01T29-00-00-04-00/350340086_165178466324330_8150119977798199228_n-150x150.jpg" xlink:type="simple" xlink:show="embed" xlink:actuate="onLoad" draw:mime-type="image/jpeg"/>
</draw:frame>
</text:a>
</text:p>
      <text:p text:style-name="P4">
<text:a xlink:type="simple" xlink:href="https://armyinform.com.ua/wp-content/uploads/2023/05/350803327_910946400001316_7253083255071997549_n.jpg" text:style-name="Internet_20_link" text:visited-style-name="Visited_20_Internet_20_Link">
<draw:frame draw:style-name="fr1" draw:name="Image284" text:anchor-type="as-char" svg:width="6.9236in" svg:height="6.9236in" draw:z-index="0">
<draw:image xlink:href="../Images/AРМІЯINFORM/2023-06-01T29-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285" text:anchor-type="as-char" svg:width="6.9236in" svg:height="6.9236in" draw:z-index="0">
<draw:image xlink:href="../Images/AРМІЯINFORM/2023-06-01T29-00-00-04-00/350946044_6367155323341139_7816245882066585949_n-150x150.jpg" xlink:type="simple" xlink:show="embed" xlink:actuate="onLoad" draw:mime-type="image/jpeg"/>
</draw:frame>
</text:a>
</text:p>
      <text:p text:style-name="P4">
Зазначається, що інша — 36-річна киянка — опублікувала відео з роботою ППО тарезультати ураження ворожих цілей у власному Інстаграм-акаунті. Третяфігурантка також поділилася своєю відеозйомкою у соцмережах.</text:p>
      <text:p text:style-name="P4">
«Четверта підозрювана — уродженка Сумщини, яка проживає у Києві. Спочатку вонавідзняла результати збиття ворожих ракет, а потім розіслала файли своїмзнайомим у різні месенджери. Для уникнення кримінальної відповідальностізловмисниця намагалася видалити заборонені повідомлення», — поінформували успецслужбі.</text:p>
      <text:p text:style-name="P4">
Усім чотирьом слідчі СБУ повідомили про підозру за ч. 2 ст. 114-2Кримінального кодексу України (поширення інформації про переміщення, рух аборозташування ЗСУ чи інших утворених відповідно до законів України військовихформувань, за можливості їх ідентифікації на місцевості, якщо така інформаціяне розміщувалася у відкритому доступі Генеральним штабом ЗСУ, Міністерствомоборони України або іншими уповноваженими державними органами, вчинене вумовах воєнного стану).</text:p>
      <text:p text:style-name="P4">
Блогеркам загрожує до 8 років тюрми. Під час невідкладних слідчих дій замісцями проживання виявлено мобільні телефони і комп’ютери, які вонивикористовували для поширення своїх відео. Стосовно ще двох фігурантів, які втой день також оприлюднили заборонений контент і яких одразу викрила СБУ,слідчі дії тривають.</text:p>
      <text:p text:style-name="P4">
У Службі безпеки також наголошують на забороні знімати та оприлюднювати відео-і фотоматеріали про діяльність Сил оборони і наслідки ворожих обстрілів, аджеїхнє поширення розцінюється як коригування ворожого вогню і є злочином, щокарається відповідно до закону.</text:p>
      <text:p text:style-name="P4">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Ворог за день вісім разів обстріляв прикордоння Сумщини та Чернігівщини - 65 влучань</text:span>
</text:h>
      <text:p text:style-name="P4">
Authors: Ukrinform (Person)</text:p>
      <text:p text:style-name="P4">
Publisher: Укринформ (Organization)</text:p>
      <text:p text:style-name="P4">
Published Time: 2023-06-01T2:49:00+03:00</text:p>
      <text:p text:style-name="P4">
Modified Time: 2023-06-01T21:49:00+03:00</text:p>
      <text:p text:style-name="P4">
Description: Російські війська протягом дня вісім разів обстріляли прикордонні території Чернігівської та Сумської областей, здійснивши загалом 65 влучань з артилерії, мінометів й авіації.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Чернігівщина', 'Війна з Росією']</text:p>
      <text:p text:style-name="P4">
Type: Article</text:p>
      <!--METADATA-->
      <text:p text:style-name="P4">
<draw:frame draw:style-name="fr1" draw:name="Image286" text:anchor-type="as-char" svg:width="6.9236in" svg:height="3.956343in" draw:z-index="0">
<draw:image xlink:href="../Images/yкринформ/2023-06-01T2-49-00-03-00/630_360_1640330796-210.jpeg" xlink:type="simple" xlink:show="embed" xlink:actuate="onLoad" draw:mime-type="image/jpeg"/>
</draw:frame>
 Російськівійська протягом дня вісім разів обстріляли прикордонні територіїЧернігівської та Сумської областей, здійснивши загалом 65 влучань з артилерії,мінометів й авіації.</text:p>
      <text:p text:style-name="P4">
Як передає Укрінформ, про це оперативне командування "Північ" повідомило у <text:a xlink:type="simple" xlink:href="https://www.facebook.com/kommander.nord/posts/pfbid02aAZwe6svu8iU7zsiR3nxtXKTpt8wRv8pHcD2ApZVU8Hi9sRahyhUTRHEd7K33PeKl" text:style-name="Internet_20_link" text:visited-style-name="Visited_20_Internet_20_Link">
Фейсбуці</text:a>
.</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спричинені пожежі.</text:p>
      <text:p text:style-name="P4">
Так, з 11:47 до 12:20 у районі села Янжулівка відбулися чотири влучання,імовірно, з міномета 120-міліметрового калібру.</text:p>
      <text:p text:style-name="P4">
З 11:50 до 12:35 у районі Єліного зафіксовані 12 влучань, імовірно, з міномета82-міліметрового калібру. Унаслідок ворожого обстрілу загорілася господарськаспоруда. З 14:25 до 15:30 у районі цього ж села відбулися ще 29 влучань,імовірно, з мінометів 120-міліметрового калібру. Уточнення наслідків триває.</text:p>
      <text:p text:style-name="P4">
З 12:37 до 13:25 загарбники здійснили вісім влучань, імовірно, зі ствольноїартилерії в районі Хотіївки.</text:p>
      <text:p text:style-name="P4">
Близько 14:50 у місті Середина-Буда сталося одне влучання, імовірно, зміномета. Унаслідок вибуху загорілися будинки й господарські споруди.</text:p>
      <text:p text:style-name="P4">
<text:span text:style-name="T4">
Читайте також:</text:span>
 <text:a xlink:type="simple" xlink:href="https://www.ukrinform.ua/rubric-ato/3716990-u-harkovi-lunaut-vibuhi.html" text:style-name="Internet_20_link" text:visited-style-name="Visited_20_Internet_20_Link">
 Росіяни <text:span text:style-name="T4">
обстріл</text:span>
 яли Харків і область ракетами С-300 -є влучання </text:a>
</text:p>
      <text:p text:style-name="P4">
З 18:35 до 18:55 зафіксовані п'ять влучань, імовірно, з міномета120-міліметрового калібру в районі Янжулівки.</text:p>
      <text:p text:style-name="P4">
Згодом ворог випустив з гелікоптерів по прикордонню Чернігівської областінекеровані авіаційні ракети: близько 19:01 два влучання відбулися в районіКрасного Хутора, з 19:26 до 19:27 — чотири влучання в районі Галаганівки.</text:p>
      <text:p text:style-name="P4">
Як повідомляв <text:a xlink:type="simple" xlink:href="https://www.ukrinform.ua/rubric-ato/3716935-rosiani-zranku-trici-obstrilali-prikordonna-cernigivsini-i-sumsini.html" text:style-name="Internet_20_link" text:visited-style-name="Visited_20_Internet_20_Link">
 Укрінформ </text:a>
 , з 06:05 до 11:20 1 червня російські війська тричі обстрілялиприкордонні території Чернігівської області. Під ворожим вогнем опинилисяТимоновичі, Берилівка й Миколаївка.</text:p>
      <text:p text:style-name="P4">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Нічна атака на Київ: серед постраждалих є діти</text:span>
</text:h>
      <text:p text:style-name="P4">
Author: ['АРМІЯINFORM']</text:p>
      <text:p text:style-name="P4">
Time: 2023-06-01T30:00:00-04:00</text:p>
      <text:p text:style-name="P4">
Description: Внаслідок нічної ракетної атаки на Київ зс рф 10 людей отримали травми і поранення, тро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_03-46-34.jpg" text:style-name="Internet_20_link" text:visited-style-name="Visited_20_Internet_20_Link">
photo_2023-06-01_03-46-34.jpg</text:a>
']</text:p>
      <text:p text:style-name="P4">
Tags: ['STOPRUSSIA', 'ВОЄННІ ЗЛОЧИНИ ЗС РФ', 'ВТОРГНЕННЯ РФ']</text:p>
      <text:p text:style-name="P4">
Category: News</text:p>
      <!--METADATA-->
      <text:p text:style-name="P4">
<draw:frame draw:style-name="fr1" draw:name="Image287" text:anchor-type="as-char" svg:width="6.9236in" svg:height="5.183824in" draw:z-index="0">
<draw:image xlink:href="../Images/AРМІЯINFORM/2023-06-01T30-00-00-04-00/photo_2023-06-01_03-46-34.jpg" xlink:type="simple" xlink:show="embed" xlink:actuate="onLoad" draw:mime-type="image/jpeg"/>
</draw:frame>
</text:p>
      <text:p text:style-name="P4">
Внаслідок нічної ракетної атаки на Київ зс рф 10 людей отримали травми іпоранення, троє загинуло.</text:p>
      <text:p text:style-name="P4">
За уточненою<text:a xlink:type="simple" xlink:href="https://t.me/VA_Kyiv/1965" text:style-name="Internet_20_link" text:visited-style-name="Visited_20_Internet_20_Link">
 інформацією</text:a>
 КМВА станом на 7:00 1червня внаслідок нічної атаки в столиці постраждало:</text:p>
      <text:p text:style-name="P4">
«У Деснянському районі: 3 загиблих особи, з них 1 дитина (2012 р.н.) та 10осіб травмовано, з них 1 дитина.</text:p>
      <text:p text:style-name="P4">
У Дніпровському районі: 2 особи травмовано.</text:p>
      <text:p text:style-name="P4">
Всього: 3 загиблих особи, з них 1 дитина та 10 осіб травмовано, з них 1дитина».</text:p>
      <text:p text:style-name="P4">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кремль визнає вірогідним успіх українського контрнаступу — ЦПД</text:span>
</text:h>
      <text:p text:style-name="P4">
Author: ['АРМІЯINFORM']</text:p>
      <text:p text:style-name="P4">
Time: 2023-06-01T31:00:00-04:00</text:p>
      <text:p text:style-name="P4">
Description: Майбутній український контрнаступ наразі у фокусі уваги «бойової російської пропаган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Tags: ['STOPRUSSIA', 'ВТОРГНЕННЯ РФ', 'ЦЕНТР ПРОТИДІЇ ДЕЗІНФОРМАЦІЇ']</text:p>
      <text:p text:style-name="P4">
Category: News</text:p>
      <!--METADATA-->
      <text:p text:style-name="P4">
<draw:frame draw:style-name="fr1" draw:name="Image288" text:anchor-type="as-char" svg:width="6.9236in" svg:height="6.9236in" draw:z-index="0">
<draw:image xlink:href="../Images/AРМІЯINFORM/2023-06-01T31-00-00-04-00/350765139_1344443416483802_4686250871214843165_n.jpg" xlink:type="simple" xlink:show="embed" xlink:actuate="onLoad" draw:mime-type="image/jpeg"/>
</draw:frame>
</text:p>
      <text:p text:style-name="P4">
Майбутній український контрнаступ наразі у фокусі уваги «бойової російськоїпропаганди». Вона намагається подати російському обивателю «затримку» з йогопочатком як свідчення слабкості супротивника та незламності позицій власноїармії,<text:a xlink:type="simple" xlink:href="https://www.facebook.com/protydiyadezinformatsiyi.cpd/posts/pfbid0yNaoJjcAon1yTXCZDZ9JBFkvx2VFWED9nA5xAo1CtNQ1oTTjdAijTotcg9ukMJ74l" text:style-name="Internet_20_link" text:visited-style-name="Visited_20_Internet_20_Link">
повідомляє</text:a>
Центр протидії дезінформації на фейсбук-сторінці.</text:p>
      <text:p text:style-name="P4">
Пропагандисти розпочали справжню інформаційну атаку, прагнучи довестиросійській аудиторії гіпертрофовану інформацію про остаточне «знекровлення»українців і такі ж голослівні твердження про ефективне знищення західноїтехніки.</text:p>
      <text:p text:style-name="P4">
Інформаційна підготовка росіян до майбутнього наступу ЗСУ передбачаєпросування у їхню свідомість наступних тез.</text:p>
      <text:p text:style-name="P4">
<text:span text:style-name="T4">
По-перше,</text:span>
 українська армія нібито не має сил для контрнаступу, а заяви пронього — не більше ніж «прийом» для «випрошування» нових поставок західноїзброї. Для придання «авторитетності» пропаганда активно маніпулює оцінкамиситуації «колишнього офіцера ВМС США, професора Школи громадських таміжнародних відносин Університету Джорджії полковника Джеймса». В публікаціяхпропагандистських ЗМІ (lenta.ru) з посилання на цього «експерта»стверджується, що «українські лідери використовують майбутній наступ якважіль, щоб підтримувати постачання західних озброєнь». Насправді експерта зтаким прізвищем не існує, а лінки виводять на блог доктора Джеймса Холмса(дійсно колишнього офіцера ВМС США), який не містить оцінок стану ЗСУ, а лишезагальні міркування про те, чи почався вже український контрнаступ.</text:p>
      <text:p text:style-name="P4">
<text:span text:style-name="T4">
По-друге,</text:span>
 стверджується, що бої в Бахмуті остаточно «знекровили»українську армію, вона потребує нового мобілізаційного набору для утриманняпозицій, а про контрнаступ не може бути й мови. Ці заяви також намагаються«підтверджувати» матеріалами із західних ЗМІ. Проте такі спроби слабоузгоджуються з фактичним визнанням керівництва ПВК «вагнер» величезнихросійських втрат під час штурму міста. За словами є. пригожина, під час війнив Афганістані загинуло менше людей, ніж у Бахмуті на Донеччині (за йоговерсією, у Бахмуті ліквідовано 10 тисяч «вагнерівців» із числа ув’язнених та10 тисяч кадрових бійців ПВК). Водночас колишній очільник російських бойовиківна Донбасі і. гіркін вважає, що фактичні втрати «вагнерівців» у Бахмуті єзначно більшими, ніж наведені пригожиним. Саме тому, як вважає ватажок«вагнера», «з погляду бойового духу російська армія деградувала». Цьомусприяли удари дронів по кремлю, прорив кордону в бєлгородській області таатака на корабель «Іван Хурс».</text:p>
      <text:p text:style-name="P4">
<text:span text:style-name="T4">
По-третє,</text:span>
 просувається як беззаперечна теза, що росія нібито успішнознищує техніку ЗСУ як на бойових позиціях, так і на шляху її поставок,унаслідок чого українська армія просто не має достатньої кількості важкогоозброєння для наступальних дій. Однак об’єктивних підтверджень цим словамнема, а дані порталу Oryx, що веде підрахунки лише фотофіксації втрат техніки,свідчать — у щоденному режимі більше важкого озброєння втрачають саме зс рф. Убританській розвідці вважають, що російське командування намагаєтьсясформувати резервні сили та розташувати їх там, де, на їхню думку, можерозпочатися український контрнаступ. Але цьому заважає необхідністьперекидання резервів на лінію фронту в Бахмуті та прикордонні районибєлгородської та брянської областей після українських операцій у «сірій зоні».Розосередження російської оборони вздовж лінії зіткнення перед українськимконтрнаступом вже призвело до втрати росією ініціативи у війні, а успішніудари по тиловій інфраструктурі російського угруповання — до падіннядисципліни в її лавах.</text:p>
      <text:p text:style-name="P4">
Все свідчить про те, що кремль визнає вірогідним успіх українськогоконтрнаступу та намагається пом’якшити деморалізацію російського суспільства іне допустити падіння рейтингу влади, як це було після військових провалів рфна Херсонщині та Харківщині.</text:p>
      <text:p text:style-name="P4">
Проте, незважаючи на маніпулятивні «хитрощі», тема дискредитації українськогоконтрнаступу залишається слабкою ланкою російської пропаганди. Незалежніджерела інформації в інтернеті, якім все більше довіряють росіяни, доводятьвисновки, протилежні офіційним кремлівським наративам. А саме — порядок деннийі правила гри на фронті насправді диктує Україна, а зс рф лише пасивносподіваються на те, що противник не відважиться на контратаку. Навітьнайагресивніші пропагандисти не ризикують доводити здатність російської арміїне тільки до нових проривів, а і до утримання вже окупованих українськихтериторій. Погрози російського генералітету й окремих так воєнкорів розгромитиукраїнський контрнаступ виглядають як глузування над самими собою на тліпоразок минулого року під Києвом, Харковом та Херсоном. Навіть ватажок«вагнерівців» є. пригожин, коментуючи прагнення російської пропагандиперебільшити успіхи армії рф і принизити бойові якості ЗСУ, назвав подібнісамовихваляння рецептом для поразки, а також визнав, що «українська арміяготується і показує досить непогані результати».</text:p>
      <text:p text:style-name="P4">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Противник знову застосував «Іскандери» по об’єктах цивільної та критичної інфраструктури Київщини</text:span>
</text:h>
      <text:p text:style-name="P4">
Author: ['АРМІЯINFORM']</text:p>
      <text:p text:style-name="P4">
Time: 2023-06-01T32:00:00-04:00</text:p>
      <text:p text:style-name="P4">
Description: Про це повідомляє ГШ ЗС України.    «російська федерація, зазнаючи великих втр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ukrayinska-systema-ppo.jpg" text:style-name="Internet_20_link" text:visited-style-name="Visited_20_Internet_20_Link">
foto-1-ukrayinska-systema-ppo.jpg</text:a>
']</text:p>
      <text:p text:style-name="P4">
Tags: ['STOPRUSSIA', 'ВТОРГНЕННЯ РФ', 'ГШ ЗС УКРАЇНИ']</text:p>
      <text:p text:style-name="P4">
Category: News</text:p>
      <!--METADATA-->
      <text:p text:style-name="P4">
<draw:frame draw:style-name="fr1" draw:name="Image289" text:anchor-type="as-char" svg:width="6.9236in" svg:height="4.61393in" draw:z-index="0">
<draw:image xlink:href="../Images/AРМІЯINFORM/2023-06-01T32-00-00-04-00/foto-1-ukrayinska-systema-ppo.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російська федерація, зазнаючи великих втрат, продовжує вести загарбницькувійну. Застосовує тактику терору, намагаючись залякати населення України,завдає ударів, здійснює обстріли не лише військових, а й цивільних об’єктів.</text:p>
      <text:p text:style-name="P4">
Сьогодні вночі противник знову застосував ракети оперативно-тактичногоракетного комплексу „Іскандер“ по об’єктах цивільної та критичноїінфраструктури Київської області. Силами та засобами Повітряних Сил ЗбройнихСил України 10 з 10 ракет були знищені», — йдеться у повідомленні.</text:p>
      <text:p text:style-name="P4">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На Донбасі Сили оборони відбили 21 атаку росіян</text:span>
</text:h>
      <text:p text:style-name="P4">
Author: ['АРМІЯINFORM']</text:p>
      <text:p text:style-name="P4">
Time: 2023-06-01T33:00:00-04:00</text:p>
      <text:p text:style-name="P4">
Description: Про це повідомляє ГШ ЗС України.    «Противник продовжує зосереджувати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Tags: ['STOPRUSSIA', 'ВТОРГНЕННЯ РФ', 'ГШ ЗС УКРАЇНИ']</text:p>
      <text:p text:style-name="P4">
Category: News</text:p>
      <!--METADATA-->
      <text:p text:style-name="P4">
<draw:frame draw:style-name="fr1" draw:name="Image290" text:anchor-type="as-char" svg:width="6.9236in" svg:height="5.466759in" draw:z-index="0">
<draw:image xlink:href="../Images/AРМІЯINFORM/2023-06-01T33-00-00-04-00/350810020_581771617413424_6996664269986478614_n.jpg" xlink:type="simple" xlink:show="embed" xlink:actuate="onLoad" draw:mime-type="image/jpeg"/>
</draw:frame>
</text:p>
      <text:p text:style-name="P4">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ротивник продовжує зосереджувати основні зусилля на спробах повної окупаціїЛуганської та Донецької областей. Протягом минулої доби підрозділи сил оборонивідбили 21 ворожу атаку», — йдеться у повідомленні.</text:p>
      <text:p text:style-name="P4">
Зокрема, на Лиманському напрямку противник вів наступальні дії південнішеБілогорівки, успіху не мав. На Бахмутському напрямку протягом минулої добипротивник вів безуспішні наступальні дії у напрямках Оріхово-Василівки таБілої Гори. На Мар’їнському напрямку наші захисники також відбили усі атакипротивника в районі міста Мар’їнка.</text:p>
      <text:p text:style-name="P4">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Протягом доби ворог завдав 3 ракетних та 29 авіаційних ударів</text:span>
</text:h>
      <text:p text:style-name="P4">
Author: ['АРМІЯINFORM']</text:p>
      <text:p text:style-name="P4">
Time: 2023-06-01T34:00:00-04:00</text:p>
      <text:p text:style-name="P4">
Description: Про це повідомляє ГШ ЗС України.    «Протягом минулої доби противник завдав 3 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klibr-raketa-rf.jpg" text:style-name="Internet_20_link" text:visited-style-name="Visited_20_Internet_20_Link">
klibr-raketa-rf.jpg</text:a>
']</text:p>
      <text:p text:style-name="P4">
Tags: []</text:p>
      <text:p text:style-name="P4">
Category: News</text:p>
      <!--METADATA-->
      <text:p text:style-name="P4">
<draw:frame draw:style-name="fr1" draw:name="Image291" text:anchor-type="as-char" svg:width="6.9236in" svg:height="4.448227in" draw:z-index="0">
<draw:image xlink:href="../Images/AРМІЯINFORM/2023-06-01T34-00-00-04-00/klibr-raketa-rf.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ротягом минулої доби противник завдав 3 ракетних та 29 авіаційних ударів,здійснив 49 обстрілів із реактивних систем залпового вогню по позиціях нашихвійськ та населених пунктах. На жаль, є постраждалі серед цивільногонаселення, пошкоджено приватні житлові будинки, інша інфраструктура», —йдеться в повідомленні.</text:p>
      <text:p text:style-name="P4">
У ГШ ЗС України застерігають, що ймовірність завдавання ракетних та авіаційнихударів по всій території України і надалі залишається дуже високою.</text:p>
      <text:p text:style-name="P4">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Наша авіація завдала 15 ударів по районах зосередження противника</text:span>
</text:h>
      <text:p text:style-name="P4">
Author: ['АРМІЯINFORM']</text:p>
      <text:p text:style-name="P4">
Time: 2023-06-01T35:00:00-04:00</text:p>
      <text:p text:style-name="P4">
Description: Про це повідомляє ГШ ЗС України.    «Авіація Сил оборони за минулу добу завдала 1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1-1.jpg" text:style-name="Internet_20_link" text:visited-style-name="Visited_20_Internet_20_Link">
avicziya_udar-1-1.jpg</text:a>
']</text:p>
      <text:p text:style-name="P4">
Tags: ['STOPRUSSIA', 'ВТОРГНЕННЯ РФ', 'ГШ ЗС УКРАЇНИ']</text:p>
      <text:p text:style-name="P4">
Category: News</text:p>
      <!--METADATA-->
      <text:p text:style-name="P4">
<draw:frame draw:style-name="fr1" draw:name="Image292" text:anchor-type="as-char" svg:width="6.9236in" svg:height="4.834981in" draw:z-index="0">
<draw:image xlink:href="../Images/AРМІЯINFORM/2023-06-01T35-00-00-04-00/avicziya_udar-1-1.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Авіація Сил оборони за минулу добу завдала 15 ударів по районах зосередженняособового складу та військової техніки противника, з них 2 — по зенітно-ракетних комплексах», — йдеться в повідомленні.</text:p>
      <text:p text:style-name="P4">
Також зазначається, що нашими захисниками було знищено 5 ворожихрозвідувальних БПЛА.</text:p>
      <text:p text:style-name="P4">
Крім того, підрозділи ракетних військ і артилерії протягом доби уразили 1пункт управління, 1 артилерійський підрозділ на вогневій позиції, 2 складибоєприпасів та 2 станції радіоелектронної боротьби.</text:p>
      <text:p text:style-name="P4">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Окупанти перетворили Енергодар на військово-логістичну базу</text:span>
</text:h>
      <text:p text:style-name="P4">
Author: ['АРМІЯINFORM']</text:p>
      <text:p text:style-name="P4">
Time: 2023-06-01T36:00:00-04:00</text:p>
      <text:p text:style-name="P4">
Description: Про це повідомляє ГШ ЗС України.    «Попри численні заклики з боку МАГАТЕ і світ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nergodar.jpg" text:style-name="Internet_20_link" text:visited-style-name="Visited_20_Internet_20_Link">
energodar.jpg</text:a>
']</text:p>
      <text:p text:style-name="P4">
Tags: ['STOPRUSSIA', 'ВТОРГНЕННЯ РФ', 'ГШ ЗС УКРАЇНИ', 'ЕНЕРГОДАР']</text:p>
      <text:p text:style-name="P4">
Category: News</text:p>
      <!--METADATA-->
      <text:p text:style-name="P4">
<draw:frame draw:style-name="fr1" draw:name="Image293" text:anchor-type="as-char" svg:width="6.9236in" svg:height="3.499428in" draw:z-index="0">
<draw:image xlink:href="../Images/AРМІЯINFORM/2023-06-01T36-00-00-04-00/energodar.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eAkTWxhrCu1hAzRR3B2VsUHCxiwwnTuVAzCXvStQjqwY5GDyD884b29ALSBsVW2Zl" text:style-name="Internet_20_link" text:visited-style-name="Visited_20_Internet_20_Link">
повідомляє</text:a>
ГШ ЗС України.</text:p>
      <text:p text:style-name="P4">
«Попри численні заклики з боку МАГАТЕ і світових лідерів, окупанти продовжуютьперетворювати тимчасово захоплений Енергодар Запорізької області на військово-логістичну базу. Так, завод „Нестандартного обладнання і трубопроводів“використовується загарбниками для ремонту військової техніки, а завод„Спеціальних конструкцій“ і „Домобудівний комбінат“ окупанти перетворили насклад військової техніки, зброї та боєприпасів», — йдеться у повідомленні.</text:p>
      <text:p text:style-name="P4">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Сили ППО збили всі десять «Іскандерів», випущених росіянами цієї ночі по Києву</text:span>
</text:h>
      <text:p text:style-name="P4">
Author: ['АРМІЯINFORM']</text:p>
      <text:p text:style-name="P4">
Time: 2023-06-01T37:00:00-04:00</text:p>
      <text:p text:style-name="P4">
Description: Сили та засоби протиповітряної оборони Повітряних Сил ЗС України знищили усі 1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48647623-7090.jpg" text:style-name="Internet_20_link" text:visited-style-name="Visited_20_Internet_20_Link">
1648647623-7090.jpg</text:a>
']</text:p>
      <text:p text:style-name="P4">
Tags: ['АТАКА ВОРОГА', 'ІСКАНДЕРИ', 'ППО']</text:p>
      <text:p text:style-name="P4">
Category: News</text:p>
      <!--METADATA-->
      <text:p text:style-name="P4">
<draw:frame draw:style-name="fr1" draw:name="Image294" text:anchor-type="as-char" svg:width="6.9236in" svg:height="4.615733in" draw:z-index="0">
<draw:image xlink:href="../Images/AРМІЯINFORM/2023-06-01T37-00-00-04-00/1648647623-7090.jpg" xlink:type="simple" xlink:show="embed" xlink:actuate="onLoad" draw:mime-type="image/jpeg"/>
</draw:frame>
</text:p>
      <text:p text:style-name="P4">
Сили та засоби протиповітряної оборони Повітряних Сил ЗС України знищили усі10 ракет: сім балістичних ракет «Іскандер-М» та три крилаті ракети«Іскандер-К», які росія вночі випустила по Києву.</text:p>
      <text:p text:style-name="P4">
Про це <text:a xlink:type="simple" xlink:href="https://t.me/kpszsu/2548" text:style-name="Internet_20_link" text:visited-style-name="Visited_20_Internet_20_Link">
повідомляє</text:a>
 Командування Повітряних Сил ЗСУ.</text:p>
      <text:p text:style-name="P4">
Зазначається, що ракети випущено з брянської області рф.</text:p>
      <text:p text:style-name="P4">
«Близько 02:45 год 1 червня російські окупанти продовжили серію атак настолицю України — місто Київ. Знову противник підступно атакує балістичними такрилатими ракетами наземного базування з ОТРК «Іскандер». Тож часу на те, щобсховатися в укриття, не так багато», — йдеться у повідомленні.</text:p>
      <text:p text:style-name="P4">
У Повітряних Силах ЗСУ додали, що внаслідок протиповітряного бою середцивільних є загиблі та поранені, серед них — діти.</text:p>
      <text:p text:style-name="P4">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Наскільки ефективними є нині засоби російських РЕБ та РЕР?</text:span>
</text:h>
      <text:p text:style-name="P4">
Author: ['АРМІЯINFORM']</text:p>
      <text:p text:style-name="P4">
Time: 2023-06-01T38:00:00-04:00</text:p>
      <text:p text:style-name="P4">
Description: Скільки комплексів РЕБ є на озброєнні в росармії? Чи виправдали себе комплек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08/REB-Krasuha-4.jpg" text:style-name="Internet_20_link" text:visited-style-name="Visited_20_Internet_20_Link">
REB-Krasuha-4.jpg</text:a>
']</text:p>
      <text:p text:style-name="P4">
Tags: ['ОВТ', 'ОЗБРОЄННЯ', 'ПЕТРО ЧЕРНИК', 'РЕБ', 'РЕР']</text:p>
      <text:p text:style-name="P4">
Category: News</text:p>
      <!--METADATA-->
      <text:p text:style-name="P4">
<draw:frame draw:style-name="fr1" draw:name="Image295" text:anchor-type="as-char" svg:width="6.9236in" svg:height="4.61393in" draw:z-index="0">
<draw:image xlink:href="../Images/AРМІЯINFORM/2023-06-01T38-00-00-04-00/REB-Krasuha-4.jpg" xlink:type="simple" xlink:show="embed" xlink:actuate="onLoad" draw:mime-type="image/jpeg"/>
</draw:frame>
</text:p>
      <text:p text:style-name="P4">
Скільки комплексів РЕБ є на озброєнні в росармії? Чи виправдали себе комплекси«Москва-1», «Красуха-2О»? Та чи поповнюються молодими фахівцями підрозділиросійського РЕБ?</text:p>
      <text:p text:style-name="P4">
Про це спеціально для АрміяInform розповів військовий аналітик Петро Черник.</text:p>
      <text:p text:style-name="P4">
<text:span text:style-name="T5">
Підготував Євген Проворний</text:span>
</text:p>
      <text:p text:style-name="P4">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Втрати ворога за добу: ліквідовано майже 500 окупантів, знищено 2 танки і 14 артсистем</text:span>
</text:h>
      <text:p text:style-name="P4">
Author: ['АРМІЯINFORM']</text:p>
      <text:p text:style-name="P4">
Time: 2023-06-01T39:00:00-04:00</text:p>
      <text:p text:style-name="P4">
Description: Загальні бойові втрати противника з 24.02.22 по 0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b928447-ae59-4f57-bec1-1d20a44541a4-scaled.jpg" text:style-name="Internet_20_link" text:visited-style-name="Visited_20_Internet_20_Link">
0b928447-ae59-4f57-bec1-1d20a44541a4-scaled.jpg</text:a>
']</text:p>
      <text:p text:style-name="P4">
Tags: ['STOPRUSSIA', 'АГРЕСІЯ РФ', 'ВТОРГНЕННЯ РФ', 'ВТРАТИ ВОРОГА']</text:p>
      <text:p text:style-name="P4">
Category: News</text:p>
      <!--METADATA-->
      <text:p text:style-name="P4">
<draw:frame draw:style-name="fr1" draw:name="Image296" text:anchor-type="as-char" svg:width="6.9236in" svg:height="6.987066in" draw:z-index="0">
<draw:image xlink:href="../Images/AРМІЯINFORM/2023-06-01T39-00-00-04-00/0b928447-ae59-4f57-bec1-1d20a44541a4-scaled.jpg" xlink:type="simple" xlink:show="embed" xlink:actuate="onLoad" draw:mime-type="image/jpeg"/>
</draw:frame>
</text:p>
      <text:p text:style-name="P4">
Загальні бойові втрати противника з 24.02.22 по 01.06.23 орієнтовностановлять:</text:p>
      <ul>
        <li>
<text:span text:style-name="T4">
особового складу ‒</text:span>
 208370 (+460) осіб ліквідовано  * <text:span text:style-name="T4">
танків ‒</text:span>
 3804 (+2)  * <text:span text:style-name="T4">
бойових броньованих машин ‒</text:span>
 7478 (+6)  * <text:span text:style-name="T4">
артилерійських систем ‒</text:span>
 3474 (+14)  * <text:span text:style-name="T4">
РСЗВ ‒</text:span>
 575 (0)  * <text:span text:style-name="T4">
засоби ППО ‒</text:span>
 333 (0)  * <text:span text:style-name="T4">
літаків ‒</text:span>
 313 (0)  * <text:span text:style-name="T4">
гелікоптерів ‒</text:span>
 298 (0)  * <text:span text:style-name="T4">
БПЛА оперативно-тактичного рівня ‒</text:span>
 3131 (+7)  * <text:span text:style-name="T4">
крилаті ракети ‒</text:span>
 1107 (0)  * <text:span text:style-name="T4">
кораблі / катери ‒</text:span>
 18 (0)  * <text:span text:style-name="T4">
автомобільної техніки та автоцистерн ‒</text:span>
 6239 (+9)  * <text:span text:style-name="T4">
спеціальна техніка ‒</text:span>
 458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1.06.23.</text:p>
      <text:p text:style-name="P4">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В Україні хвилина мовчання</text:span>
</text:h>
      <text:p text:style-name="P4">
Author: ['АРМІЯINFORM']</text:p>
      <text:p text:style-name="P4">
Time: 2023-06-01T4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7" text:anchor-type="as-char" svg:width="6.9236in" svg:height="3.895992in" draw:z-index="0">
<draw:image xlink:href="../Images/AРМІЯINFORM/2023-06-01T4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1/v-ukrayini-hvylyna-movchannya/" text:style-name="Internet_20_link" text:visited-style-name="Visited_20_Internet_20_Link">
https://armyinform.com.ua/2023/06/01/v-ukrayini-hvylyna-movchannya/</text:a>
</text:p>
      <!--NEWS-->
      <text:h text:style-name="P10" text:outline-level="1">
<text:span text:style-name="T4">
Прапори від Залужного та героїв Бахмута — українські артисти Юлік та Заліско в Іспанії не лише співатимуть, а й розігруватимуть патріотичні лоти</text:span>
</text:h>
      <text:p text:style-name="P4">
Author: ['Володимир Поліщук']</text:p>
      <text:p text:style-name="P4">
Time: 2023-06-01T41:00:00-04:00</text:p>
      <text:p text:style-name="P4">
Description: Українські виконавці Юлік і Заліско в червні розпочинають великий Переможний ту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00997345342452.jpg" text:style-name="Internet_20_link" text:visited-style-name="Visited_20_Internet_20_Link">
000997345342452.jpg</text:a>
']</text:p>
      <text:p text:style-name="P4">
Tags: ['ВТОРГНЕННЯ РФ']</text:p>
      <text:p text:style-name="P4">
Category: News</text:p>
      <!--METADATA-->
      <text:p text:style-name="P4">
<draw:frame draw:style-name="fr1" draw:name="Image298" text:anchor-type="as-char" svg:width="6.9236in" svg:height="3.894525in" draw:z-index="0">
<draw:image xlink:href="../Images/AРМІЯINFORM/2023-06-01T41-00-00-04-00/000997345342452.jpg" xlink:type="simple" xlink:show="embed" xlink:actuate="onLoad" draw:mime-type="image/jpeg"/>
</draw:frame>
</text:p>
      <text:p text:style-name="P4">
Українські виконавці Юлік і Заліско в червні розпочинають великий Переможнийтур Іспанією. Концерти триватимуть у вісьмох містах: Малазі, Міхасі,Барселоні, Аліканте, Мадриді,Торрев’єсі, Мурсії, Картахені. Перший концертвідбудеться 10 червня у Міхасі.</text:p>
      <text:p text:style-name="P4">
Свій тур Іспанією назвали «Переможним», адже під час своїх благодійнихвиступів артисти закликатимуть Перемогу, співаючи патріотичних пісень, а ще —розігруватимуть чимало унікальних лотів, реалізація яких піде на допомогуЗбройним Силам України.</text:p>
      <text:p text:style-name="P4">
Серед лотів: Прапор від Головнокомандувача ЗСУ Валерія Залужного, боксерськірукавички та футболка від Олександра Усика, іменна футболка від гравцялондонського «Челсі» Михайла Мудрика з автографом, футболки відДПСУ(лімітовані версії), сіль із Соледара з підписами військовослужбовців ЗСУ,авторські кепки ЗСУ, прапор із Бахмута із підписами героїв.</text:p>
      <text:p text:style-name="P4">
«Ми готові вкотре підняти бойовий дух українців. З жовтня 2022 року ми їздимоі об‘єднуємо українців у всьому світ, та найголовніше — збираємо кошти дляпідтримки України. Наша нація вже більше ніж півтора року гордо доводитьвсьому світу свою незламність та непереможність.</text:p>
      <text:p text:style-name="P4">
Ми веземо унікальні лоти від наших знаних українців, кошти вилучені з якихпередамо на потреби наших захисників. Боремось кожен на своєму фронті. Разом —до Перемоги!», — розповіли Юлік та Заліско кореспонденту АрміяInform.</text:p>
      <text:p text:style-name="P4">
<text:span text:style-name="T4">
Довідково:</text:span>
 Юлік — український шоумен, саундпродюсер, ведучий івентів,автор та композитор. Андрій Заліско — заслужений артист України. З початкуширокомасштабної війни дають спільні концерти в Україні й за кордоном. ЗПереможним туром побували в Італії, Іспанії, Польщі, Чехії та Греції. Співаютьпоодинці й дуетом.</text:p>
      <text:p text:style-name="P4">
З попереднього туру артисти привезли понад 800 тис. грн. Для потреб ЗСУ вонипридбали карету швидкої допомоги, пікап Ніссан, дрони, медичні аптечки…</text:p>
      <text:p text:style-name="P4">
Source: <text:a xlink:type="simple" xlink:href="https://armyinform.com.ua/2023/06/01/prapory-vid-zaluzhnogo-ta-geroyiv-bahmuta-ukrayinski-artysty-yulik-ta-zalisko-v-ispaniyi-ne-lyshe-spivatymut-a-j-rozigruvatymut-patriotychni-loty/" text:style-name="Internet_20_link" text:visited-style-name="Visited_20_Internet_20_Link">
https://armyinform.com.ua/2023/06/01/prapory-vid-zaluzhnogo-ta-geroyiv-bahmuta-ukrayinski-artysty-yulik-ta-zalisko-v-ispaniyi-ne-lyshe-spivatymut-a-j-rozigruvatymut-patriotychni-loty/</text:a>
</text:p>
      <!--NEWS-->
      <text:h text:style-name="P10" text:outline-level="1">
<text:span text:style-name="T4">
В Україні відкрили Центр захисту прав дитини, який протидіятиме російським злочинам</text:span>
</text:h>
      <text:p text:style-name="P4">
Author: ['АРМІЯINFORM']</text:p>
      <text:p text:style-name="P4">
Time: 2023-06-01T42:00:00-04:00</text:p>
      <text:p text:style-name="P4">
Description: В Україні відкрили Центр захисту прав дитини, котрий працюватиме з дітьми, які ст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44444.png" text:style-name="Internet_20_link" text:visited-style-name="Visited_20_Internet_20_Link">
444444.png</text:a>
']</text:p>
      <text:p text:style-name="P4">
Tags: ['АГРЕСІЯ РФ', 'ВТОРГНЕННЯ РФ', 'ДЕНЬ ЗАХИСТУ ДІТЕЙ', 'РОСІЙСЬКІ ЗЛОЧИНИ', 'ЦЕНТР ЗАХИСТУ ПРАВ ДИТИНИ']</text:p>
      <text:p text:style-name="P4">
Category: News</text:p>
      <!--METADATA-->
      <text:p text:style-name="P4">
<draw:frame draw:style-name="fr1" draw:name="Image299" text:anchor-type="as-char" svg:width="6.9236in" svg:height="4.617948in" draw:z-index="0">
<draw:image xlink:href="../Images/AРМІЯINFORM/2023-06-01T42-00-00-04-00/444444.png" xlink:type="simple" xlink:show="embed" xlink:actuate="onLoad" draw:mime-type="image/png"/>
</draw:frame>
</text:p>
      <text:p text:style-name="P4">
В Україні відкрили Центр захисту прав дитини, котрий працюватиме з дітьми, якістали жертвами злочинів чи були їх свідками.</text:p>
      <text:p text:style-name="P4">
Про це <text:a xlink:type="simple" xlink:href="https://www.kmu.gov.ua/news/minreintehratsii-v-ukraini-vidkryly-tsentr-zakhystu-prav-dytyny-iakyi-protydiiatyme-rosiiskym-zlochynam" text:style-name="Internet_20_link" text:visited-style-name="Visited_20_Internet_20_Link">
інформує</text:a>
Урядовий портал.</text:p>
      <text:p text:style-name="P4">
У закладі відповідні фахівці отримуватимуть інформацію від дітей та їхніхродин, проводитимуть медичне обстеження, надаватимуть необхідну допомогу тощо.</text:p>
      <text:p text:style-name="P4">
У Центрі також було презентовано план дій Bring Kids Back UA — це комплексзаходів української влади, іноземних урядів та міжнародних організацій узахисті прав маленьких українців. Багато іноземних партнерів уже заявили просвою підтримку й готовність до його реалізації.</text:p>
      <text:p text:style-name="P4">
Під час церемонії відкриття Центру захисту прав дитини Президент УкраїниВолодимир Зеленський подякував за його створення та розробку плану дій.</text:p>
      <text:p text:style-name="P4">
«Перший крок зроблено, 371 дитина вдома, в Україні. Зробимо усе, щоб повернутивсіх», — сказав Володимир Зеленський.</text:p>
      <text:p text:style-name="P4">
Source: <text:a xlink:type="simple" xlink:href="https://armyinform.com.ua/2023/06/01/v-ukrayini-vidkryly-czentr-zahystu-prav-dytyny-yakyj-protydiyatyme-rosijskym-zlochynam/" text:style-name="Internet_20_link" text:visited-style-name="Visited_20_Internet_20_Link">
https://armyinform.com.ua/2023/06/01/v-ukrayini-vidkryly-czentr-zahystu-prav-dytyny-yakyj-protydiyatyme-rosijskym-zlochynam/</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6-01T43:00:00-04:00</text:p>
      <text:p text:style-name="P4">
Description: Протягом минулої доби, 31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0" text:anchor-type="as-char" svg:width="6.9236in" svg:height="4.351977in" draw:z-index="0">
<draw:image xlink:href="../Images/AРМІЯINFORM/2023-06-01T43-00-00-04-00/fire_37885.jpg" xlink:type="simple" xlink:show="embed" xlink:actuate="onLoad" draw:mime-type="image/jpeg"/>
</draw:frame>
Ілюстративне фото</text:p>
      <text:p text:style-name="P4">
Протягом минулої доби, <text:span text:style-name="T4">
31 травня,</text:span>
 підрозділи Державної служби України знадзвичайних ситуацій <text:span text:style-name="T4">
здійснили 191 виїзд</text:span>
 на ліквідацію наслідківобстрілів окупантами населених пунктів та об’єктів інфраструктури. Ліквідовано13 пожеж. Надано психологічну допомогу 103 особам.</text:p>
      <text:p text:style-name="P4">
Про це йдеться у <text:a xlink:type="simple" xlink:href="https://dsns.gov.ua/uk/news/nadzvicaini-podiyi/operativna-informaciia-dsns-shhodo-naslidkiv-vedennia-boiovix-dii-rosiiskoiu-federacijeiu-174"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7 231 виїзд на ліквідацію наслідків обстрілів, ліквідовано 14 744 пожежі,врятовано 4074 особи, надано психологічну допомогу 215 904 особам.</text:p>
      <text:p text:style-name="P4">
Source: <text:a xlink:type="simple" xlink:href="https://armyinform.com.ua/2023/06/01/za-dobu-ryatuvalnyky-majzhe-200-raziv-vyyizhdzhaly-na-likvidacziyu-naslidkiv-vorozhyh-obstriliv-9/" text:style-name="Internet_20_link" text:visited-style-name="Visited_20_Internet_20_Link">
https://armyinform.com.ua/2023/06/01/za-dobu-ryatuvalnyky-majzhe-200-raziv-vyyizhdzhaly-na-likvidacziyu-naslidkiv-vorozhyh-obstriliv-9/</text:a>
</text:p>
      <!--NEWS-->
      <text:h text:style-name="P10" text:outline-level="1">
<text:span text:style-name="T4">
У Координаційному штабі обговорили трагічні випадки загибелі українських полонених у рф</text:span>
</text:h>
      <text:p text:style-name="P4">
Author: ['АРМІЯINFORM']</text:p>
      <text:p text:style-name="P4">
Time: 2023-06-01T44:00:00-04:00</text:p>
      <text:p text:style-name="P4">
Description: За ініціативи громадської організації «Полігон 56» у Координаційному штабі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362242e-96b7-49c1-ad38-db6248a80b14.jpg" text:style-name="Internet_20_link" text:visited-style-name="Visited_20_Internet_20_Link">
e362242e-96b7-49c1-ad38-db6248a80b14.jpg</text:a>
']</text:p>
      <text:p text:style-name="P4">
Tags: ['ВІЙСЬКОВОПОЛОНЕНІ', 'КООРДИНАЦІЙНИЙ ШТАБ З ПИТАНЬ ПОВОДЖЕННЯ З ВІЙСЬКОВОПОЛОНЕНИМИ', 'ПОРУШЕННЯ ЗАКОНІВ ТА ЗВИЧАЇВ ВІЙНИ']</text:p>
      <text:p text:style-name="P4">
Category: News</text:p>
      <!--METADATA-->
      <text:p text:style-name="P4">
<draw:frame draw:style-name="fr1" draw:name="Image301" text:anchor-type="as-char" svg:width="6.9236in" svg:height="3.894525in" draw:z-index="0">
<draw:image xlink:href="../Images/AРМІЯINFORM/2023-06-01T44-00-00-04-00/e362242e-96b7-49c1-ad38-db6248a80b14.jpg" xlink:type="simple" xlink:show="embed" xlink:actuate="onLoad" draw:mime-type="image/jpeg"/>
</draw:frame>
</text:p>
      <text:p text:style-name="P4">
За ініціативи громадської організації «Полігон 56» у Координаційному штабівідбулася зустріч з родинами полонених і зниклих безвісти військовослужбовців.У заході також взяли участь представники громадських організацій «Родиниполонених ЧАЕС», «Військові медики України», «Дружини полонених у Тошківці»,об’єднань Житомирської бригади ДШВ та полонених строковиків.</text:p>
      <text:p text:style-name="P4">
Про це <text:a xlink:type="simple" xlink:href="https://t.me/Koord_shtab/1153" text:style-name="Internet_20_link" text:visited-style-name="Visited_20_Internet_20_Link">
повідомляє</text:a>
 Координаційний штаб зпитань поводження з військовополоненими.</text:p>
      <text:p text:style-name="P4">
Багато уваги на зустрічі приділили трагічним випадкам загибелі нашихзахисників у полоні. Про них стає відомо переважно після обміну тілами. Підчас ідентифікації з’ясовується, що повернули тіло людини, яка була в полоні.</text:p>
      <text:p text:style-name="P4">
«Також про деякі випадки загибелі стає відомо від тих, хто повернувся зполону. росія про такі випадки не повідомляє», — сказав представник штабу.</text:p>
      <text:p text:style-name="P4">
«Коли виявляємо такі факти, реєструємо кримінальні провадження, проводимодосудове розслідування, наскільки це можливо під час бойових дій, — зазначивпредставник Національної поліції. — Після звільнення окупованих земельрозслідування будуть продовжені. Випадки загибелі в полоні кваліфікуються якпорушення законів і звичаїв війни».</text:p>
      <text:p text:style-name="P4">
Згідно з нормами міжнародного права факти смерті полонених мають фіксуватисямедичною експертизою країни, яка їх утримує. Якщо ж подібні формальності недотримуються, є підстави вважати, що країна порушує міжнародні норми.</text:p>
      <text:p text:style-name="P4">
«Влада держави, яка утримує полонених, має подбати про гідне поховання, щобпотім можна була забрати тіло, — зазначив представник МКЧХ. — Інформацію прозагиблих у полоні ми передали російській стороні й чекаємо відповіді. Засмерть у полоні відповідає влада країни, яка утримує. Коли злочин уже скоєний,не МКЧХ засуджує, а міжнародні суди. Ми готові надавати більше допомоги, тацьому не повинна перешкоджати жодна сторона конфлікту. Ми не заспокоємося покине досягнемо бажаного».</text:p>
      <text:p text:style-name="P4">
За словами представниці МЗС, під час кожної міжнародної зустрічі як у рамкахміждержавних організацій, так і двосторонніх контактів Україна порушує дваголовних питання — повернення вивезених росією дітей і полонених.</text:p>
      <text:p text:style-name="P4">
Source: <text:a xlink:type="simple" xlink:href="https://armyinform.com.ua/2023/06/01/u-koordynaczijnomu-shtabi-obgovoryly-tragichni-vypadky-zagybeli-ukrayinskyh-polonenyh-u-rf/" text:style-name="Internet_20_link" text:visited-style-name="Visited_20_Internet_20_Link">
https://armyinform.com.ua/2023/06/01/u-koordynaczijnomu-shtabi-obgovoryly-tragichni-vypadky-zagybeli-ukrayinskyh-polonenyh-u-rf/</text:a>
</text:p>
      <!--NEWS-->
      <text:h text:style-name="P10" text:outline-level="1">
<text:span text:style-name="T4">
Олексій Резніков подякував США за новий пакет військової допомоги</text:span>
</text:h>
      <text:p text:style-name="P4">
Author: ['АРМІЯINFORM']</text:p>
      <text:p text:style-name="P4">
Time: 2023-06-01T45:00:00-04:00</text:p>
      <text:p text:style-name="P4">
Description: Міністр оборони України Олексій Резніков подякував Міністрові оборони США Ллойду Ості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eznikov.jpg" text:style-name="Internet_20_link" text:visited-style-name="Visited_20_Internet_20_Link">
reznikov.jpg</text:a>
', '<text:a xlink:type="simple" xlink:href="https://armyinform.com.ua/wp-content/uploads/2023/06/fxha0euwyam645l.jpg" text:style-name="Internet_20_link" text:visited-style-name="Visited_20_Internet_20_Link">
fxha0euwyam645l.jpg</text:a>
']</text:p>
      <text:p text:style-name="P4">
Tags: ['ОЛЕКСІЙ РЕЗНІКОВ', 'ОФІЦІЙНО', 'ПАКЕТ ДОПОМОГИ УКРАЇНІ', 'США']</text:p>
      <text:p text:style-name="P4">
Category: News</text:p>
      <!--METADATA-->
      <text:p text:style-name="P4">
<draw:frame draw:style-name="fr1" draw:name="Image302" text:anchor-type="as-char" svg:width="6.9236in" svg:height="4.214777in" draw:z-index="0">
<draw:image xlink:href="../Images/AРМІЯINFORM/2023-06-01T45-00-00-04-00/reznikov.jpg" xlink:type="simple" xlink:show="embed" xlink:actuate="onLoad" draw:mime-type="image/jpeg"/>
</draw:frame>
</text:p>
      <text:p text:style-name="P4">
Міністр оборони України Олексій Резніков подякував Міністрові оборони СШАЛлойду Остіну та американському народу за черговий пакет допомоги у сферібезпеки для України.</text:p>
      <text:p text:style-name="P4">
Про це глава оборонного відомства України написав у<text:a xlink:type="simple" xlink:href="https://twitter.com/oleksiireznikov/status/1664151330804359168" text:style-name="Internet_20_link" text:visited-style-name="Visited_20_Internet_20_Link">
Тwitter</text:a>
.</text:p>
      <text:p text:style-name="P4">
Водночас Міністр оборони України наголосив: «Нам потрібна потужнапротиповітряна оборона, щоб захистити наших людей. Нам потрібні боєприпаси,щоб звільнити нашу землю».</text:p>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та довгострокових потреб у допомозі у сферібезпеки», — наголосили в<text:a xlink:type="simple" xlink:href="https://www.defense.gov/News/Releases/Release/Article/3411804/biden-administration-announces-additional-security-assistance-for-ukraine/" text:style-name="Internet_20_link" text:visited-style-name="Visited_20_Internet_20_Link">
пресслужбі</text:a>
Пентагону.</text:p>
      <text:p text:style-name="P4">
У <text:a xlink:type="simple" xlink:href="https://www.state.gov/additional-u-s-security-assistance-for-ukraine-3/" text:style-name="Internet_20_link" text:visited-style-name="Visited_20_Internet_20_Link">
Державному департаменті</text:a>
 США зазначили, що вартість нового пакета військовоїдопомоги сягає $300 мільйонів.</text:p>
      <text:p text:style-name="P4">
<draw:frame draw:style-name="fr1" draw:name="Image303" text:anchor-type="as-char" svg:width="6.9236in" svg:height="6.9236in" draw:z-index="0">
<draw:image xlink:href="../Images/AРМІЯINFORM/2023-06-01T45-00-00-04-00/fxha0euwyam645l.jpg" xlink:type="simple" xlink:show="embed" xlink:actuate="onLoad" draw:mime-type="image/jpeg"/>
</draw:frame>
</text:p>
      <text:p text:style-name="P4">
Source: <text:a xlink:type="simple" xlink:href="https://armyinform.com.ua/2023/06/01/oleksij-reznikov-podyakuvav-ssha-za-novyj-paket-vijskovoyi-dopomogy-3/" text:style-name="Internet_20_link" text:visited-style-name="Visited_20_Internet_20_Link">
https://armyinform.com.ua/2023/06/01/oleksij-reznikov-podyakuvav-ssha-za-novyj-paket-vijskovoyi-dopomogy-3/</text:a>
</text:p>
      <!--NEWS-->
      <text:h text:style-name="P10" text:outline-level="1">
<text:span text:style-name="T4">
ДСНС разом із Нацполіцією проводитимуть перевірки доступності та стану бомбосховищ по всій країні</text:span>
</text:h>
      <text:p text:style-name="P4">
Author: ['АРМІЯINFORM']</text:p>
      <text:p text:style-name="P4">
Time: 2023-06-01T46:00:00-04:00</text:p>
      <text:p text:style-name="P4">
Description: ДСНС України спільно з Національною поліцією регулярно проводитимуть перевір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yttya.jpg" text:style-name="Internet_20_link" text:visited-style-name="Visited_20_Internet_20_Link">
ukryttya.jpg</text:a>
']</text:p>
      <text:p text:style-name="P4">
Tags: ['БОМБОСХОВИЩЕ', 'ДСНС УКРАЇНИ', 'НАЦПОЛІЦІЯ', 'РОСІЙСЬКА РАКЕТНА АТАКА', 'УКРИТТЯ']</text:p>
      <text:p text:style-name="P4">
Category: News</text:p>
      <!--METADATA-->
      <text:p text:style-name="P4">
<draw:frame draw:style-name="fr1" draw:name="Image304" text:anchor-type="as-char" svg:width="6.9236in" svg:height="3.894525in" draw:z-index="0">
<draw:image xlink:href="../Images/AРМІЯINFORM/2023-06-01T46-00-00-04-00/ukryttya.jpg" xlink:type="simple" xlink:show="embed" xlink:actuate="onLoad" draw:mime-type="image/jpeg"/>
</draw:frame>
</text:p>
      <text:p text:style-name="P4">
ДСНС України спільно з Національною поліцією регулярно проводитимуть перевіркидоступності та стану бомбосховищ в усіх населених пунктах країни.</text:p>
      <text:p text:style-name="P4">
Про це <text:a xlink:type="simple" xlink:href="https://mvs.gov.ua/uk/news/igor-klimenko-zakriti-bombosxovishha-pid-cas-viini-ce-zlocin" text:style-name="Internet_20_link" text:visited-style-name="Visited_20_Internet_20_Link">
повідомив</text:a>
 міністр внутрішніх справ України ІгорКлименко.</text:p>
      <text:p text:style-name="P4">
«16-й місяць широкомасштабної війни. Здавалося б, за цей час відповідальнимипосадовцями мали би бути виявлені та виправлені всі недопрацювання у питаннібезпеки людей. Ворог продовжує масштабні обстріли міст. Але досі деякі укриттяпродовжують залишатися закритими під час повітряної тривоги», — наголосив ІгорКлименко.</text:p>
      <text:p text:style-name="P4">
Він підкреслив, що <text:span text:style-name="T4">
закриті бомбосховища під час війни — це не простобайдужість, а злочин.</text:span>
 І за фактом закритого бомбосховища у Деснянськомурайоні столиці розпочато кримінальне провадження за статтею Кримінальногокодексу України «Службова недбалість, що спричинила тяжкі наслідки».</text:p>
      <text:p text:style-name="P4">
Нагадаємо, у ніч на 1 червня 2023 року внаслідок <text:a xlink:type="simple" xlink:href="https://armyinform.com.ua/2023/06/01/nichna-ataka-na-kyyiv-sered-zagyblyh-ye-dity/" text:style-name="Internet_20_link" text:visited-style-name="Visited_20_Internet_20_Link">
ракетної атакирф</text:a>
 11 людей отримали травми і поранення, троє загинуло.</text:p>
      <text:p text:style-name="P4">
Source: <text:a xlink:type="simple" xlink:href="https://armyinform.com.ua/2023/06/01/dsns-razom-iz-naczpolicziyeyu-provodytymut-perevirky-dostupnosti-ta-stanu-bomboshovyshh-po-vsij-krayini/" text:style-name="Internet_20_link" text:visited-style-name="Visited_20_Internet_20_Link">
https://armyinform.com.ua/2023/06/01/dsns-razom-iz-naczpolicziyeyu-provodytymut-perevirky-dostupnosti-ta-stanu-bomboshovyshh-po-vsij-krayini/</text:a>
</text:p>
      <!--NEWS-->
      <text:h text:style-name="P10" text:outline-level="1">
<text:span text:style-name="T4">
У День захисту дітей рф скоїла нові злочини проти малечі — Олена Зеленська</text:span>
</text:h>
      <text:p text:style-name="P4">
Author: ['АРМІЯINFORM']</text:p>
      <text:p text:style-name="P4">
Time: 2023-06-01T47:00:00-04:00</text:p>
      <text:p text:style-name="P4">
Description: Перша леді України Олена Зеленська висловила жаль щодо смерті дитини внаслідок черг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a.jpg" text:style-name="Internet_20_link" text:visited-style-name="Visited_20_Internet_20_Link">
zelenska.jpg</text:a>
']</text:p>
      <text:p text:style-name="P4">
Tags: ['STOPRUSSIA', 'АГРЕСІЯ РФ', 'ВТОРГНЕННЯ РФ', 'ДЕНЬ ЗАХИСТУ ДІТЕЙ', 'ОЛЕНА ЗЕЛЕНСЬКА']</text:p>
      <text:p text:style-name="P4">
Category: News</text:p>
      <!--METADATA-->
      <text:p text:style-name="P4">
<draw:frame draw:style-name="fr1" draw:name="Image305" text:anchor-type="as-char" svg:width="6.9236in" svg:height="3.894525in" draw:z-index="0">
<draw:image xlink:href="../Images/AРМІЯINFORM/2023-06-01T47-00-00-04-00/zelenska.jpg" xlink:type="simple" xlink:show="embed" xlink:actuate="onLoad" draw:mime-type="image/jpeg"/>
</draw:frame>
</text:p>
      <text:p text:style-name="P4">
Перша леді України Олена Зеленська висловила жаль щодо смерті дитини внаслідокчергового обстрілу росією території України.</text:p>
      <text:p text:style-name="P4">
«День захисту дітей завжди був про безпечне дитинство, початок літа, життя…Сьогодні ж він — про нові злочини рф проти українських дітей. Внаслідокобстрілу Києва загинула 9-річна дівчинка, ще одна — в лікарні», —<text:a xlink:type="simple" xlink:href="https://twitter.com/ZelenskaUA/status/1664155000375746562" text:style-name="Internet_20_link" text:visited-style-name="Visited_20_Internet_20_Link">
написала</text:a>
 ОленаЗеленська в Twitter.</text:p>
      <text:p text:style-name="P4">
Вона підкреслила, що кожна постраждала дитина — біль для всієї країни.</text:p>
      <text:p text:style-name="P4">
Нагадаємо, раніше Олена Зеленська<text:a xlink:type="simple" xlink:href="https://armyinform.com.ua/2023/04/27/19-390-ukrayinskyh-ditej-dosi-perebuvayut-v-rosijskomu-poloni-olena-zelenska/" text:style-name="Internet_20_link" text:visited-style-name="Visited_20_Internet_20_Link">
повідомляла</text:a>
, що в російському полонінаразі перебувають майже 20 тисяч українських дітей, примусово вивезенихокупантами на територію рф.</text:p>
      <text:p text:style-name="P4">
Як відомо, вночі росія вдарила «Іскандерами» по об’єктах цивільної такритичної інфраструктури Києва. Сили та засоби ППО<text:a xlink:type="simple" xlink:href="https://armyinform.com.ua/2023/06/01/syly-ppo-zbyly-vsi-desyat-iskanderiv-vypushhenyh-rosiyanamy-cziyeyi-nochi-po-kyyevu/" text:style-name="Internet_20_link" text:visited-style-name="Visited_20_Internet_20_Link">
знищили</text:a>
 усі 10 російськихракет. Внаслідок падіння уламків загинуло троє осіб, серед яких дитина, ще 11осіб поранено.</text:p>
      <text:p text:style-name="P4">
Source: <text:a xlink:type="simple" xlink:href="https://armyinform.com.ua/2023/06/01/u-den-zahystu-ditej-rf-skoyila-novi-zlochyny-proty-malechi-olena-zelenska/" text:style-name="Internet_20_link" text:visited-style-name="Visited_20_Internet_20_Link">
https://armyinform.com.ua/2023/06/01/u-den-zahystu-ditej-rf-skoyila-novi-zlochyny-proty-malechi-olena-zelenska/</text:a>
</text:p>
      <!--NEWS-->
      <text:h text:style-name="P10" text:outline-level="1">
<text:span text:style-name="T4">
Відповідальність буде —  Генсек Ради Європи відреагувала на ранкову атаку «Іскандерами» по Києву</text:span>
</text:h>
      <text:p text:style-name="P4">
Author: ['АРМІЯINFORM']</text:p>
      <text:p text:style-name="P4">
Time: 2023-06-01T48:00:00-04:00</text:p>
      <text:p text:style-name="P4">
Description: Генеральний секретар Ради Європи Марія Пейчинович Бурич відреагувала на ранк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g_marija_pejcinovic_buric.jpg" text:style-name="Internet_20_link" text:visited-style-name="Visited_20_Internet_20_Link">
sg_marija_pejcinovic_buric.jpg</text:a>
']</text:p>
      <text:p text:style-name="P4">
Tags: ['ГЕНСЕК РАДИ ЄВРОПИ', 'КРАЇНА-ТЕРОРИСТ РФ', 'РАДА ЄВРОПИ', 'РАКЕТНА АТАКА']</text:p>
      <text:p text:style-name="P4">
Category: News</text:p>
      <!--METADATA-->
      <text:p text:style-name="P4">
<draw:frame draw:style-name="fr1" draw:name="Image306" text:anchor-type="as-char" svg:width="6.9236in" svg:height="3.891541in" draw:z-index="0">
<draw:image xlink:href="../Images/AРМІЯINFORM/2023-06-01T48-00-00-04-00/sg_marija_pejcinovic_buric.jpg" xlink:type="simple" xlink:show="embed" xlink:actuate="onLoad" draw:mime-type="image/jpeg"/>
</draw:frame>
</text:p>
      <text:p text:style-name="P4">
Генеральний секретар Ради Європи Марія Пейчинович Бурич відреагувала наранковий російський удар «Іскандерами» по столиці України і зазначила, щоросія понесе відповідальність за втрати і збитки, які завдає Україні.</text:p>
      <text:p text:style-name="P4">
Про це<text:a xlink:type="simple" xlink:href="https://twitter.com/MarijaPBuric/status/1664147148852568064" text:style-name="Internet_20_link" text:visited-style-name="Visited_20_Internet_20_Link">
йдеться</text:a>
у її Twitter.</text:p>
      <text:p text:style-name="P4">
«Я ніколи не припиню засуджувати росію за невибіркові атаки проти Україні, відяких сьогодні загинули цивільні, включно з дітьми. Відповідальність буде:<text:a xlink:type="simple" xlink:href="https://armyinform.com.ua/2023/05/17/uchasnyky-samitu-rady-yevropy-pidtrymaly-stvorennya-reyestru-zbytkiv-zavdanyh-agresiyeyu-rosiyi-proty-ukrayiny/" text:style-name="Internet_20_link" text:visited-style-name="Visited_20_Internet_20_Link">
реєстр завданих збитків</text:a>
 є першим конкретним кроком для цього», —написала Генсек Ради Європи.</text:p>
      <text:p text:style-name="P4">
Як відомо, вночі росія вдарила «Іскандерами» по об’єктах цивільної такритичної інфраструктури Києва. Сили та засоби ППО<text:a xlink:type="simple" xlink:href="https://armyinform.com.ua/2023/06/01/syly-ppo-zbyly-vsi-desyat-iskanderiv-vypushhenyh-rosiyanamy-cziyeyi-nochi-po-kyyevu/" text:style-name="Internet_20_link" text:visited-style-name="Visited_20_Internet_20_Link">
знищили</text:a>
 усі 10 російськихракет. Внаслідок падіння уламків загинуло троє осіб, серед яких дитина, ще 11осіб поранено.</text:p>
      <text:p text:style-name="P4">
Source: <text:a xlink:type="simple" xlink:href="https://armyinform.com.ua/2023/06/01/vidpovidalnist-bude-gensek-rady-yevropy-vidreaguvala-na-rankovu-ataku-iskanderamy-po-kyyevu/" text:style-name="Internet_20_link" text:visited-style-name="Visited_20_Internet_20_Link">
https://armyinform.com.ua/2023/06/01/vidpovidalnist-bude-gensek-rady-yevropy-vidreaguvala-na-rankovu-ataku-iskanderamy-po-kyyevu/</text:a>
</text:p>
      <!--NEWS-->
      <text:h text:style-name="P10" text:outline-level="1">
<text:span text:style-name="T4">
У Military Media Center відбувся брифінг представників Нацгвардії</text:span>
</text:h>
      <text:p text:style-name="P4">
Author: ['АРМІЯINFORM']</text:p>
      <text:p text:style-name="P4">
Time: 2023-06-01T49:00:00-04:00</text:p>
      <text:p text:style-name="P4">
Description: https://www.youtube.com/watch?v=lfnjT8q0xNg    У Military Media Center відбувся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У Military Media Center відбувся брифінг на тему: <text:span text:style-name="T4">
«Участь Нацгвардії увідсічі збройної агресії рф проти України»</text:span>
 за участі заступника директорадепартаменту планування застосування Головного управління Національної гвардіїУкраїни полковника Миколи Уршаловича.</text:p>
      <text:p text:style-name="P4">
Source: <text:a xlink:type="simple" xlink:href="https://armyinform.com.ua/2023/06/01/u-military-media-center-prohodyt-bryfing-predstavnykiv-naczgvardiyi/" text:style-name="Internet_20_link" text:visited-style-name="Visited_20_Internet_20_Link">
https://armyinform.com.ua/2023/06/01/u-military-media-center-prohodyt-bryfing-predstavnykiv-naczgvardiyi/</text:a>
</text:p>
      <!--NEWS-->
      <text:h text:style-name="P10" text:outline-level="1">
<text:span text:style-name="T4">
Військові передали маленьким пацієнтам «Охматдиту» солодкі подарунки</text:span>
</text:h>
      <text:p text:style-name="P4">
Author: ['АРМІЯINFORM']</text:p>
      <text:p text:style-name="P4">
Time: 2023-06-01T50:00:00-04:00</text:p>
      <text:p text:style-name="P4">
Description: Командувач Об’єднаних Сил Збройних Сил України генерал-лейтенант Сергій Наєв завітав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7/nayev-1.jpg" text:style-name="Internet_20_link" text:visited-style-name="Visited_20_Internet_20_Link">
nayev-1.jpg</text:a>
']</text:p>
      <text:p text:style-name="P4">
Tags: ["КОМАНДУВАЧ ОБ'ЄДНАНИХ СИЛ ЗБРОЙНИХ СИЛ УКРАЇНИ", 'ОХМАТДИТ', 'СЕРГІЙ НАЄВ']</text:p>
      <text:p text:style-name="P4">
Category: News</text:p>
      <!--METADATA-->
      <text:p text:style-name="P4">
<draw:frame draw:style-name="fr1" draw:name="Image307" text:anchor-type="as-char" svg:width="6.9236in" svg:height="4.367194in" draw:z-index="0">
<draw:image xlink:href="../Images/AРМІЯINFORM/2023-06-01T50-00-00-04-00/nayev-1.jpg" xlink:type="simple" xlink:show="embed" xlink:actuate="onLoad" draw:mime-type="image/jpeg"/>
</draw:frame>
</text:p>
      <text:p text:style-name="P4">
Командувач Об’єднаних Сил Збройних Сил України генерал-лейтенант Сергій Наєвзавітав до Національної дитячої спеціалізованої лікарні «Охматдит» та передавмаленьким пацієнтам солодкі подарунки.</text:p>
      <text:p text:style-name="P4">
Про це<text:a xlink:type="simple" xlink:href="https://www.facebook.com/JointForcesCommandAFU/posts/pfbid02tKYWVUB8zRtZMkahswa6hEZ7LWtwucw3nhKzXUT8jT1myjGv235P8DZazYMZ7vBbl" text:style-name="Internet_20_link" text:visited-style-name="Visited_20_Internet_20_Link">
повідомляє</text:a>
Командування Об’єднаних Сил ЗС України.</text:p>
      <text:p text:style-name="P4">
«Ми робимо все для того, щоб заповнити дитячу порожнечу надією і добром, —зазначив командувач. — В умовах війни наші діти перетворилися на малихдорослих. Насправді від них тікає дитинство, яке вони вже ніколи не зможутьназдогнати. Тож ми намагаємося здійснювали мрії дітей, щоб їхнє дитинство булосправжнім — із усмішкою на вустах!»</text:p>
      <text:p text:style-name="P4">
Захід став втіленням ініціативи, започаткованої «Охматдитом» та КомандуваннямОб’єднаних Сил ЗСУ, мета якої об’єднати медиків, військових і суспільствозадля добрих справ заради наших дітей.</text:p>
      <text:p text:style-name="P4">
У Командуванні Об’єднаних Сил ЗСУ зазначили, що вони вже давно опікуютьсямаленькими пацієнтами лікарні. Зокрема, організовують святкові театральні тациркові вистави, дарують солодощі. Лікарня неодноразово отримувала відвійськових, благодійників та небайдужих людей допомогу в обладнаннілікувальних палат та реабілітаційного центру, а також важливе медичнеобладнання. За сприяння Командування Об’єднаних Сил також проводилися виїзнімедичні огляди маленьких пацієнтів, які постраждали від наслідків російськоїагресії.</text:p>
      <text:p text:style-name="P4">
Source: <text:a xlink:type="simple" xlink:href="https://armyinform.com.ua/2023/06/01/vijskovi-peredaly-malenkym-pacziyentam-ohmatdytu-solodki-podarunky/" text:style-name="Internet_20_link" text:visited-style-name="Visited_20_Internet_20_Link">
https://armyinform.com.ua/2023/06/01/vijskovi-peredaly-malenkym-pacziyentam-ohmatdytu-solodki-podarunky/</text:a>
</text:p>
      <!--NEWS-->
      <text:h text:style-name="P10" text:outline-level="1">
<text:span text:style-name="T4">
За злочини проти дітей росіяни будуть покарані судом божим і ЗСУ — Олександр Павлюк</text:span>
</text:h>
      <text:p text:style-name="P4">
Author: ['АРМІЯINFORM']</text:p>
      <text:p text:style-name="P4">
Time: 2023-06-01T51:00:00-04:00</text:p>
      <text:p text:style-name="P4">
Description: Сьогодні, коли настав перший день літа та День захисту дітей, рашисти знову здійс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0968161890387599_y-e1685628228359.jpg" text:style-name="Internet_20_link" text:visited-style-name="Visited_20_Internet_20_Link">
photo_5460968161890387599_y-e1685628228359.jpg</text:a>
']</text:p>
      <text:p text:style-name="P4">
Tags: ['STOPRUSSIA', 'АГРЕСІЯ РФ', 'ДЕНЬ ЗАХИСТУ ДІТЕЙ', 'ОЛЕКСАНДР ПАВЛЮК']</text:p>
      <text:p text:style-name="P4">
Category: News</text:p>
      <!--METADATA-->
      <text:p text:style-name="P4">
<draw:frame draw:style-name="fr1" draw:name="Image308" text:anchor-type="as-char" svg:width="6.9236in" svg:height="4.032997in" draw:z-index="0">
<draw:image xlink:href="../Images/AРМІЯINFORM/2023-06-01T51-00-00-04-00/photo_5460968161890387599_y-e1685628228359.jpg" xlink:type="simple" xlink:show="embed" xlink:actuate="onLoad" draw:mime-type="image/jpeg"/>
</draw:frame>
</text:p>
      <text:p text:style-name="P4">
Сьогодні, коли настав перший день літа та День захисту дітей, рашисти зновуздійснили атаку на столицю.</text:p>
      <text:p text:style-name="P4">
Про це <text:a xlink:type="simple" xlink:href="https://t.me/Pavliuk_KSV/4365" text:style-name="Internet_20_link" text:visited-style-name="Visited_20_Internet_20_Link">
наголосив</text:a>
 перший заступник Міністраоборони України генерал-лейтенант Олександр Павлюк.</text:p>
      <text:p text:style-name="P4">
«Ворог продовжує забирати дитинство у наших дітей, позбавляти їх головногоправа — права на життя! Це злочини, які не мають виправдання. За них нападникибудуть покарані судом людським, божим і швидкою та невідворотною карою,здійсненою Збройними Силами України», — запевнив генерал-лейтенант ОлександрПавлюк.</text:p>
      <text:p text:style-name="P4">
Він додав, що здобути Перемогу — це захистити дітей в кожному куточку України.</text:p>
      <text:p text:style-name="P4">
«Діти України, ви — наша надія та світле майбутнє, за яке ми будемо боротисядо Перемоги!» — заявив перший заступник Міністра оборони України генерал-лейтенант Олександр Павлюк.</text:p>
      <text:p text:style-name="P4">
Source: <text:a xlink:type="simple" xlink:href="https://armyinform.com.ua/2023/06/01/za-zlochyny-proty-ditej-rosiyany-budut-pokarani-sudom-bozhym-i-zsu-oleksandr-pavlyuk/" text:style-name="Internet_20_link" text:visited-style-name="Visited_20_Internet_20_Link">
https://armyinform.com.ua/2023/06/01/za-zlochyny-proty-ditej-rosiyany-budut-pokarani-sudom-bozhym-i-zsu-oleksandr-pavlyuk/</text:a>
</text:p>
      <!--NEWS-->
      <text:h text:style-name="P10" text:outline-level="1">
<text:span text:style-name="T4">
Сенат Чехії ухвалив резолюцію щодо якнайшвидшого вступу України до НАТО</text:span>
</text:h>
      <text:p text:style-name="P4">
Author: ['АРМІЯINFORM']</text:p>
      <text:p text:style-name="P4">
Time: 2023-06-01T52:00:00-04:00</text:p>
      <text:p text:style-name="P4">
Description: Сенат Чеської Республіки ухвалив важливу резолюцію щодо якнайшвидшого вступу Україн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ayina-nato.jpg" text:style-name="Internet_20_link" text:visited-style-name="Visited_20_Internet_20_Link">
ukrayina-nato.jpg</text:a>
']</text:p>
      <text:p text:style-name="P4">
Tags: ['ВСТУП ДО НАТО', 'ДОПОМОГА ПАРТНЕРІВ', 'РУСЛАН СТЕФАНЧУК', 'СВІТ ПІДТРИМУЄ УКРАЇНУ', 'ЧЕХІЯ']</text:p>
      <text:p text:style-name="P4">
Category: News</text:p>
      <!--METADATA-->
      <text:p text:style-name="P4">
<draw:frame draw:style-name="fr1" draw:name="Image309" text:anchor-type="as-char" svg:width="6.9236in" svg:height="4.15416in" draw:z-index="0">
<draw:image xlink:href="../Images/AРМІЯINFORM/2023-06-01T52-00-00-04-00/ukrayina-nato.jpg" xlink:type="simple" xlink:show="embed" xlink:actuate="onLoad" draw:mime-type="image/jpeg"/>
</draw:frame>
</text:p>
      <text:p text:style-name="P4">
Сенат Чеської Республіки ухвалив важливу резолюцію щодо якнайшвидшого вступуУкраїни до Організації Північноатлантичного договору.</text:p>
      <text:p text:style-name="P4">
Про це<text:a xlink:type="simple" xlink:href="https://www.facebook.com/stefanchuk.official/posts/pfbid0VRuUV9LhoY4rbM1VWEtrq6sxL8g4C6difkvoemtEFK236Q5i5D15fdNHpXiacSkJl" text:style-name="Internet_20_link" text:visited-style-name="Visited_20_Internet_20_Link">
повідомив</text:a>
голова Верховної Ради України Руслан Стефанчук у Фейсбуці.</text:p>
      <text:p text:style-name="P4">
У постанові йдеться, зокрема, про те, що Чехія підтримує навчання, наданнязброї й іншого військового обладнання для України у координації із союзниками.</text:p>
      <text:p text:style-name="P4">
Крім того, зазначається, що Україна демонструє рішучість і готовність боронитиєвроатлантичні цінності. Відтак, в інтересах безпеки Чехії, щоб Українаперемогла російську агресію та приєдналася до НАТО.</text:p>
      <text:p text:style-name="P4">
У резолюції Сенату Чехії також йдеться про те, що <text:a xlink:type="simple" xlink:href="https://armyinform.com.ua/2022/11/09/nastupnyj-samit-nato-vidbudetsya-vlitku-2023-roku-v-lytvi/" text:style-name="Internet_20_link" text:visited-style-name="Visited_20_Internet_20_Link">
Вільнюськийсаміт</text:a>
 має підтвердити сильну політичну прихильність доУкраїни.</text:p>
      <text:p text:style-name="P4">
«Вступ України до НАТО значно посилить військовий потенціал Альянсу й збережеміжнародний порядок, заснований на правилах і нормах ООН», — наголосив РусланСтефанчук.</text:p>
      <text:p text:style-name="P4">
Source: <text:a xlink:type="simple" xlink:href="https://armyinform.com.ua/2023/06/01/senat-chehiyi-uhvalyv-rezolyucziyu-shhodo-yaknajshvydshogo-vstupu-ukrayiny-do-nato/" text:style-name="Internet_20_link" text:visited-style-name="Visited_20_Internet_20_Link">
https://armyinform.com.ua/2023/06/01/senat-chehiyi-uhvalyv-rezolyucziyu-shhodo-yaknajshvydshogo-vstupu-ukrayiny-do-nato/</text:a>
</text:p>
      <!--NEWS-->
      <text:h text:style-name="P10" text:outline-level="1">
<text:span text:style-name="T4">
Протягом тижня нацгвардійці знищили СУ-25, два танки, три САУ, комплекс РЕБ, знешкодили близько 300 загарбників</text:span>
</text:h>
      <text:p text:style-name="P4">
Author: ['Володимир Поліщук']</text:p>
      <text:p text:style-name="P4">
Time: 2023-06-01T53:00:00-04:00</text:p>
      <text:p text:style-name="P4">
Description: Минулого тижня російська армія, як завжди, демонструвала світові жалюгідний стан с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2-scaled.jpg" text:style-name="Internet_20_link" text:visited-style-name="Visited_20_Internet_20_Link">
8-2-scaled.jpg</text:a>
', '<text:a xlink:type="simple" xlink:href="https://armyinform.com.ua/wp-content/uploads/2023/06/3-1.jpg" text:style-name="Internet_20_link" text:visited-style-name="Visited_20_Internet_20_Link">
3-1.jpg</text:a>
']</text:p>
      <text:p text:style-name="P4">
Tags: ['MILITARY MEDIA CENTER', 'ВТОРГНЕННЯ РФ', 'МИКОЛА УРШАЛОВИЧ', 'НАЦГВАРДІЯ']</text:p>
      <text:p text:style-name="P4">
Category: News</text:p>
      <!--METADATA-->
      <text:p text:style-name="P4">
<draw:frame draw:style-name="fr1" draw:name="Image310" text:anchor-type="as-char" svg:width="6.9236in" svg:height="4.614606in" draw:z-index="0">
<draw:image xlink:href="../Images/AРМІЯINFORM/2023-06-01T53-00-00-04-00/8-2-scaled.jpg" xlink:type="simple" xlink:show="embed" xlink:actuate="onLoad" draw:mime-type="image/jpeg"/>
</draw:frame>
</text:p>
      <text:p text:style-name="P4">
Минулого тижня російська армія, як завжди, демонструвала світові жалюгіднийстан свого оснащення та неефективність управління, намагаючись утриматиокуповані територій виключно за рахунок поповнення чисельного складу новимипартіями гарматного м’яса.</text:p>
      <text:p text:style-name="P4">
Саме за рахунок великої кількості сформованих штурмових загонів, а не їхньоїякості, ворог намагався просуватись на Куп’янському, Лиманському таАвдіївському напрямках. Очікувано — успіху не мав, зазнав втрат. ПідрозділиНаціональної гвардії України, які виконують бойові та спеціальні завдання ускладі Сил оборони України, на цих напрямках втрат територій не допустили.</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ГУ полковник Микола Уршалович.</text:p>
      <text:p text:style-name="P4">
На Харківському напрямку противник здійснював спроби пошуку слабких місць унашій обороні, застосовуючи диверсійно-розвідувальні групи з перетиномдержавного кордону. У результаті ефективних контрдиверсійних заходів за участюпідрозділів НГУ противник зазнав втрат та відійшов.</text:p>
      <text:p text:style-name="P4">
На Бахмутському напрямку ворог перейшов до оборони на руїнах власноручзнищених населених пунктів.</text:p>
      <text:p text:style-name="P4">
На Запорізькому та Херсонському напрямках обстановка суттєвих змін не зазнала.Значний вплив на перебіг бойових дій цього тижня там мали погодні умови —зокрема, сильна хмарність та зливи значно ускладнювали ведення повітряноїрозвідки та корегування вогню артилерії, а також обмежували прохідністьтехніки по ґрунтових дорогах. Водночас усі визначені завдання гвардійцями буливиконані.</text:p>
      <text:p text:style-name="P4">
На <text:span text:style-name="T4">
Шахтарському</text:span>
 напрямку окупанти безуспішно наступали в напрямкуВугледара. Через відсутність будь-яких досягнень на полі бою окупантипродовжують обстріли наших позицій поблизу Великої Новосілки Донецькоїобласті.</text:p>
      <text:p text:style-name="P4">
Натомість гвардійці продовжували завдавати втрат ворогу в живій силі татехніці. За минулий тиждень підрозділи оперативного призначення Національноїгвардії знешкодили близько 170 окупантів, з них 67 — «утилізовано назавжди»;знищили броньовану техніку та артилерійське озброєння з розрахунками.</text:p>
      <text:p text:style-name="P4">
Розвідники НГУ виявили 338 цілей противника, частину з яких у взаємодії зпідрозділами Збройних Сил України знищили.</text:p>
      <text:p text:style-name="P4">
— Як завжди ефективно відпрацювали групи аеророзвідки 27-ї Печерської бригадина Лиманському, Донецькому та Запорізькому напрямках, які виявили і знищилидва танки, три САУ, чотири бойові броньовані машини, дві одиниці автомобільноїтехніки, склад з пально-мастильними матеріалами та комплекс РЕБ «Сілок», —зазначив представник Головного управляння НГУ.</text:p>
      <text:p text:style-name="P4">
<draw:frame draw:style-name="fr1" draw:name="Image311" text:anchor-type="as-char" svg:width="6.9236in" svg:height="4.615733in" draw:z-index="0">
<draw:image xlink:href="../Images/AРМІЯINFORM/2023-06-01T53-00-00-04-00/3-1.jpg" xlink:type="simple" xlink:show="embed" xlink:actuate="onLoad" draw:mime-type="image/jpeg"/>
</draw:frame>
</text:p>
      <text:p text:style-name="P4">
Він також розповів, що артилеристи Національної протягом тижня виконалиблизько 260 вогневих завдань, у результаті яких знешкодили 70 осіб противника,знищили три артсистеми, автомобільну техніку та три склади з боєприпасами.</text:p>
      <text:p text:style-name="P4">
Авіація НГУ здійснила 4 бойові вильоти для вогневого ураження противника. Якрезультат — противник втратив 40 загарбників, ПТРК та АГС-17 з розрахунками,склад із боєприпасами, взводний опорний пункт. — На Запорізькому таХерсонському напрямках нашими підрозділами безпілотної авіації було здійсненошість вильотів для виконання завдань розвідки, за підсумками яких буловиявлено САУ, артилерійську систему, три бойові броньовані машини, катер, 17одиниць автомобільної техніки. Та надано координати для їх вогневого ураження,— зазначив Микола Уршалович.</text:p>
      <text:p text:style-name="P4">
Минулий тиждень також був результативним для підрозділів протиповітряноїоборони, так нацгвардійцями було приземлено 5 повітряних цілей. Зокрема,стрільці-зенітники в районі Малої Токмачки з ПЗРК «Ігла» збили штурмовикСу-25, з якого катапультувався пілот, а інший СУ-25 пошкодили.</text:p>
      <text:p text:style-name="P4">
<text:span text:style-name="T5">
Фото пресслужби НГУ</text:span>
</text:p>
      <text:p text:style-name="P4">
Source: <text:a xlink:type="simple" xlink:href="https://armyinform.com.ua/2023/06/01/protyagom-tyzhnya-naczgvardijczi-znyshhyly-su-25-dva-tanky-try-sau-kompleks-reb-zneshkodyly-blyzko-300-zagarbnykiv/" text:style-name="Internet_20_link" text:visited-style-name="Visited_20_Internet_20_Link">
https://armyinform.com.ua/2023/06/01/protyagom-tyzhnya-naczgvardijczi-znyshhyly-su-25-dva-tanky-try-sau-kompleks-reb-zneshkodyly-blyzko-300-zagarbnykiv/</text:a>
</text:p>
      <!--NEWS-->
      <text:h text:style-name="P10" text:outline-level="1">
<text:span text:style-name="T4">
Протягом тижня сапери НГУ обстежили понад тисячу га місцевості й знищили 104 вибухонебезпечні предмети</text:span>
</text:h>
      <text:p text:style-name="P4">
Author: ['Володимир Поліщук']</text:p>
      <text:p text:style-name="P4">
Time: 2023-06-01T54:00:00-04:00</text:p>
      <text:p text:style-name="P4">
Description: Сапери НГУ продовжують виконувати завдання з гуманітарного розмінування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1636-scaled.jpg" text:style-name="Internet_20_link" text:visited-style-name="Visited_20_Internet_20_Link">
img_1636-scaled.jpg</text:a>
']</text:p>
      <text:p text:style-name="P4">
Tags: ['MILITARY MEDIA CENTER', 'ВТОРГНЕННЯ РФ', 'МИКОЛА УРШАЛОВИЧ', 'НАЦГВАРДІЯ', 'РОСІЙСЬКІ МІНИ', 'САПЕРИ']</text:p>
      <text:p text:style-name="P4">
Category: News</text:p>
      <!--METADATA-->
      <text:p text:style-name="P4">
<draw:frame draw:style-name="fr1" draw:name="Image312" text:anchor-type="as-char" svg:width="6.9236in" svg:height="5.1927in" draw:z-index="0">
<draw:image xlink:href="../Images/AРМІЯINFORM/2023-06-01T54-00-00-04-00/img_1636-scaled.jpg" xlink:type="simple" xlink:show="embed" xlink:actuate="onLoad" draw:mime-type="image/jpeg"/>
</draw:frame>
</text:p>
      <text:p text:style-name="P4">
Сапери НГУ продовжують виконувати завдання з гуманітарного розмінуваннятериторій сільськогосподарського призначення в районі населених пунктівЗагорянівка, Східне, Музиківка Херсонської області та в районі села БілкиСумської області. За тиждень обстежили понад 1,1 тис. га місцевості тазнешкодили 104 вибухонебезпечні предмети.</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аціональної гвардії України полковникМикола Уршалович.</text:p>
      <text:p text:style-name="P4">
— Також працювали групи розмінування Національної гвардії у Запорізькій,Харківській та Миколаївській областях, які за минулий тиждень виявили тазнешкодили <text:span text:style-name="T4">
20</text:span>
 вибухонебезпечних предметів, — зазначив Микола Уршалович.</text:p>
      <text:p text:style-name="P4">
<text:span text:style-name="T4">
Довідково:</text:span>
 У пресслужбі Національної гвардії України кореспондентуАрміяInform повідомили, що нині працює 35 груп розмінування. Їхня загальначисельність — близько 200 військовослужбовців.</text:p>
      <text:p text:style-name="P4">
<text:span text:style-name="T5">
Фото пресслужби НГУ</text:span>
</text:p>
      <text:p text:style-name="P4">
Source: <text:a xlink:type="simple" xlink:href="https://armyinform.com.ua/2023/06/01/protyagom-tyzhnya-sapery-ngu-obstezhyly-ponad-tysyachu-ga-misczevosti-j-znyshhyly-104-vybuhonebezpechni-predmety/" text:style-name="Internet_20_link" text:visited-style-name="Visited_20_Internet_20_Link">
https://armyinform.com.ua/2023/06/01/protyagom-tyzhnya-sapery-ngu-obstezhyly-ponad-tysyachu-ga-misczevosti-j-znyshhyly-104-vybuhonebezpechni-predmety/</text:a>
</text:p>
      <!--NEWS-->
      <text:h text:style-name="P10" text:outline-level="1">
<text:span text:style-name="T4">
За добу піротехніки ДСНС знешкодили понад 350 вибухонебезпечних предметів, зокрема 9 авіабомб</text:span>
</text:h>
      <text:p text:style-name="P4">
Author: ['АРМІЯINFORM']</text:p>
      <text:p text:style-name="P4">
Time: 2023-06-01T55:00:00-04:00</text:p>
      <text:p text:style-name="P4">
Description: Протягом минулої доби, 31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miny.jpg" text:style-name="Internet_20_link" text:visited-style-name="Visited_20_Internet_20_Link">
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313" text:anchor-type="as-char" svg:width="6.9236in" svg:height="4.623426in" draw:z-index="0">
<draw:image xlink:href="../Images/AРМІЯINFORM/2023-06-01T55-00-00-04-00/miny.jpg" xlink:type="simple" xlink:show="embed" xlink:actuate="onLoad" draw:mime-type="image/jpeg"/>
</draw:frame>
Ілюстративне фото</text:p>
      <text:p text:style-name="P4">
Протягом минулої доби, <text:span text:style-name="T4">
31 травня</text:span>
 , піротехнічні підрозділи Державноїслужби України з надзвичайних ситуацій <text:span text:style-name="T4">
139 разів</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60"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362вибухонебезпечних</text:span>
 <text:span text:style-name="T4">
предмети,</text:span>
 зокрема <text:span text:style-name="T4">
9 авіаційних бомб.</text:span>
 Обстежено(очищено) територію площею <text:span text:style-name="T4">
264 гектари</text:span>
.</text:p>
      <text:p text:style-name="P4">
Найчастіше піротехнічні підрозділи працювали: на Харківщині 18 687 разів,Київщині — 7837, Донеччині — 5542, Миколаївщині — 5033, Херсонщині — 5232,Чернігівщині — 4656, Сумщині — 2104, Черкащині — 1111.</text:p>
      <text:p text:style-name="P4">
Довідково: Всього з початку широкомасштабної агресії російської федерації натериторії України знешкоджено 394 749 од. вибухонебезпечних предметів та 2891кг вибухової речовини, у тому числі 2958 од. авіаційних бомб. Обстеженотериторію площею близько 87 801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1/za-dobu-pirotehniky-dsns-zneshkodyly-ponad-350-vybuhonebezpechnyh-predmetiv-zokrema-9-aviabomb/" text:style-name="Internet_20_link" text:visited-style-name="Visited_20_Internet_20_Link">
https://armyinform.com.ua/2023/06/01/za-dobu-pirotehniky-dsns-zneshkodyly-ponad-350-vybuhonebezpechnyh-predmetiv-zokrema-9-aviabomb/</text:a>
</text:p>
      <!--NEWS-->
      <text:h text:style-name="P10" text:outline-level="1">
<text:span text:style-name="T4">
Навчальні центри НАТО підтримуватимуть Україну в її потребах у військовій освіті</text:span>
</text:h>
      <text:p text:style-name="P4">
Author: ['АРМІЯINFORM']</text:p>
      <text:p text:style-name="P4">
Time: 2023-06-01T56:00:00-04:00</text:p>
      <text:p text:style-name="P4">
Description: Спільнота партнерських навчальних та освітніх центрів НАТО підтримуватиме Україну в ї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ato-2.jpg" text:style-name="Internet_20_link" text:visited-style-name="Visited_20_Internet_20_Link">
nato-2.jpg</text:a>
']</text:p>
      <text:p text:style-name="P4">
Tags: ['STOPRUSSIA', 'ВТОРГНЕННЯ РФ', 'ДОПОМОГА ПАРТНЕРІВ', 'НАТО', 'СВІТ ПІДТРИМУЄ УКРАЇНУ']</text:p>
      <text:p text:style-name="P4">
Category: News</text:p>
      <!--METADATA-->
      <text:p text:style-name="P4">
<draw:frame draw:style-name="fr1" draw:name="Image314" text:anchor-type="as-char" svg:width="6.9236in" svg:height="3.894525in" draw:z-index="0">
<draw:image xlink:href="../Images/AРМІЯINFORM/2023-06-01T56-00-00-04-00/nato-2.jpg" xlink:type="simple" xlink:show="embed" xlink:actuate="onLoad" draw:mime-type="image/jpeg"/>
</draw:frame>
</text:p>
      <text:p text:style-name="P4">
Спільнота партнерських навчальних та освітніх центрів НАТО підтримуватимеУкраїну в її потребах у військовій освіті, зокрема в галузі кіберзахисту,енергетичної безпеки, розмінування та навчання англійській мові.</text:p>
      <text:p text:style-name="P4">
Це було узгоджено на 22-й щорічній конференції комендантів партнерськихнавчальних та освітніх центрів, яка відбулася у Боготі, Колумбія, про що<text:a xlink:type="simple" xlink:href="https://www.nato.int/cps/en/natohq/news_215034.htm" text:style-name="Internet_20_link" text:visited-style-name="Visited_20_Internet_20_Link">
повідомляє</text:a>
 пресслужбаНАТО.</text:p>
      <text:p text:style-name="P4">
Кілька сесій зустрічі було присвячено підтримці, яку спільнота може надатиУкраїні в середньо- та довгостроковій перспективі.</text:p>
      <text:p text:style-name="P4">
Командувачі партнерських навчальних та освітніх центрів отримали детальнівідомості щодо пріоритетів України від представників Офісу зв’язку НАТО вУкраїні та українських національних оборонних установ, зокрема Національноїакадемії Національної гвардії України та Національної академії Державноїприкордонної служби України імені Богдана Хмельницького.</text:p>
      <text:p text:style-name="P4">
Представники партнерських навчальних та освітніх центрів також обмінялисяідеями щодо того, як сприяти ще більшому залученню спільноти до практичноїспівпраці НАТО у сфері безпеки та оборони. Вони підтвердили свою готовність інадалі брати участь у реалізації ключових програм розбудови потенціалу НАТО,включаючи пакети розбудови оборонного потенціалу для Боснії та Герцеговини,Йорданії, Мавританії, Молдови та Тунісу.</text:p>
      <text:p text:style-name="P4">
Цьогорічна Конференція командувачів партнерських навчальних та освітніхцентрів забезпечила унікальну платформу для обговорення внеску спільноти допрограми розбудови оборонної спроможності НАТО та для визначення сферпрактичного військового співробітництва, як описано в концепції партнерськихнавчальних та освітніх центрів Північноатлантичної ради.</text:p>
      <text:p text:style-name="P4">
Source: <text:a xlink:type="simple" xlink:href="https://armyinform.com.ua/2023/06/01/navchalni-czentry-nato-pidtrymuvatymut-ukrayinu-v-yiyi-potrebah-u-vijskovij-osviti/" text:style-name="Internet_20_link" text:visited-style-name="Visited_20_Internet_20_Link">
https://armyinform.com.ua/2023/06/01/navchalni-czentry-nato-pidtrymuvatymut-ukrayinu-v-yiyi-potrebah-u-vijskovij-osviti/</text:a>
</text:p>
      <!--NEWS-->
      <text:h text:style-name="P10" text:outline-level="1">
<text:span text:style-name="T4">
Нацгвардійці минулого тижня затримали 28 осіб, причетних до незаконних збройних формувань</text:span>
</text:h>
      <text:p text:style-name="P4">
Author: ['Володимир Поліщук']</text:p>
      <text:p text:style-name="P4">
Time: 2023-06-01T57:00:00-04:00</text:p>
      <text:p text:style-name="P4">
Description: Під час виконання завдань територіальної оборони триває охорона важливих держа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11.45.51.jpg" text:style-name="Internet_20_link" text:visited-style-name="Visited_20_Internet_20_Link">
photo_2023-06-01-11.45.51.jpg</text:a>
', '<text:a xlink:type="simple" xlink:href="https://armyinform.com.ua/wp-content/uploads/2023/06/5-2.jpg" text:style-name="Internet_20_link" text:visited-style-name="Visited_20_Internet_20_Link">
5-2.jpg</text:a>
']</text:p>
      <text:p text:style-name="P4">
Tags: ['MILITARY MEDIA CENTER', 'ВТОРГНЕННЯ РФ', 'МИКОЛА УРШАЛОВИЧ', 'НАЦГВАРДІЯ', 'НЕЗАКОННІ ЗБРОЙНІ ФОРМУВАННЯ']</text:p>
      <text:p text:style-name="P4">
Category: News</text:p>
      <!--METADATA-->
      <text:p text:style-name="P4">
<draw:frame draw:style-name="fr1" draw:name="Image315" text:anchor-type="as-char" svg:width="6.9236in" svg:height="4.188778in" draw:z-index="0">
<draw:image xlink:href="../Images/AРМІЯINFORM/2023-06-01T57-00-00-04-00/photo_2023-06-01-11.45.51.jpg" xlink:type="simple" xlink:show="embed" xlink:actuate="onLoad" draw:mime-type="image/jpeg"/>
</draw:frame>
 Микола Уршалович</text:p>
      <text:p text:style-name="P4">
Під час виконання завдань територіальної оборони триває охорона важливихдержавних об’єктів, для чого щоденно призначається близько 300 варт.Нацгвардійці не втрачають пильності під час несення служби. Минулого тижнявони затримали 30 осіб за порушення пропускного режиму, одну особу за крадіжкуматеріальних цінностей та трьох — за порушення комендантської години поблизуоб’єктів, що охороняються.</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аціональної гвардії України полковникМикола Уршалович.</text:p>
      <text:p text:style-name="P4">
— З метою забезпечення умов безпечного функціонування органів державної владиздійснюється охорона 33 міністерств, відомств та держадміністрації. Такожпротягом минулого тижня забезпечено недоторканість 111 дипломатичнихпредставництв, консульських установ іноземних держав та представництвміжнародних організацій в Україні, — зазначив полковник Уршалович.</text:p>
      <text:p text:style-name="P4">
Він також розповів про заходи правового режиму воєнного стану, котрі проводятьпідрозділи НГУ: стежать за дотриманням вимог комендантської години та несутьслужбу із забезпечення громадської безпеки у 37 населених пунктах, чатують на129 блокпостах, здійснюють охорону 107 об’єктів регіонального й місцевогозначення.</text:p>
      <text:p text:style-name="P4">
<draw:frame draw:style-name="fr1" draw:name="Image316" text:anchor-type="as-char" svg:width="6.9236in" svg:height="3.956343in" draw:z-index="0">
<draw:image xlink:href="../Images/AРМІЯINFORM/2023-06-01T57-00-00-04-00/5-2.jpg" xlink:type="simple" xlink:show="embed" xlink:actuate="onLoad" draw:mime-type="image/jpeg"/>
</draw:frame>
</text:p>
      <text:p text:style-name="P4">
— Крім цього, військовослужбовці взяли участь у 37 заходах контрдиверсійноїборотьби в 57 населених пунктах. У результаті проведеної роботи булоперевірено: 6739 адрес, 2822 транспортних засобів, 13 479 громадян, — розповівпредставник Головного управління НГУ. — Затримано 30 осіб за адміністративніправопорушення, 7 осіб за злочини проти основ національної безпеки, 178 осібза підозрою у причетності до пропаганди війни, 28 осіб, причетних донезаконних збройних формувань.</text:p>
      <text:p text:style-name="P4">
Також полковник Уршалович розповів, що сили й засоби НГУ продовжують виконаннязавдань з недопущення несанкціонованого перетину державного кордону України тазабезпечення дотримання правил прикордонного режиму під час проведенняСпільної спеціальної прикордонної операції «Захід-2023». Військовослужбовціперевірили 17 245 осіб та 12 512 транспортних засобів, за адміністративніправопорушення затримали та передали правоохоронним органам вісім осіб.</text:p>
      <text:p text:style-name="P4">
<text:span text:style-name="T4">
Довідково:</text:span>
 У пресслужбі НГУ кореспонденту АрміяInform повідомили, що заминулий тиждень нацгвардійці вилучили шість одиниць вогнепальної зброї, двігранати, майже дві з половиною сотні набоїв різного калібру, 70 літрівалкогольних виробів, 250 блоків тютюнових виробів без акцизної марки та 260грамів наркотичних речовин.</text:p>
      <text:p text:style-name="P4">
Усього ж під час виконання завдань забезпечення заходів правового режимувоєнного стану за тиждень затримано за скоєння правопорушень 2188 осіб, з яких91 — за кримінальні.</text:p>
      <text:p text:style-name="P4">
<text:span text:style-name="T5">
Фото Назара Волошина та пресслужби НГУ</text:span>
</text:p>
      <text:p text:style-name="P4">
Source: <text:a xlink:type="simple" xlink:href="https://armyinform.com.ua/2023/06/01/naczgvardijczi-mynulogo-tyzhnya-zatrymaly-28-osib-prychetnyh-do-nezakonnyh-zbrojnyh-formuvan/" text:style-name="Internet_20_link" text:visited-style-name="Visited_20_Internet_20_Link">
https://armyinform.com.ua/2023/06/01/naczgvardijczi-mynulogo-tyzhnya-zatrymaly-28-osib-prychetnyh-do-nezakonnyh-zbrojnyh-formuvan/</text:a>
</text:p>
      <!--NEWS-->
      <text:h text:style-name="P10" text:outline-level="1">
<text:span text:style-name="T4">
рф порушує в Україні 6 норм Міжнародного гуманітарного права</text:span>
</text:h>
      <text:p text:style-name="P4">
Author: ['Олександр Беккер']</text:p>
      <text:p text:style-name="P4">
Time: 2023-06-01T58:00:00-04:00</text:p>
      <text:p text:style-name="P4">
Description: Про це під час круглого столу «Діти війни. Злочини росії проти українських дітей»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12.37.22.jpg" text:style-name="Internet_20_link" text:visited-style-name="Visited_20_Internet_20_Link">
photo_2023-06-01-12.37.22.jpg</text:a>
']</text:p>
      <text:p text:style-name="P4">
Tags: ['MILITARY MEDIA CENTER', 'ВТОРГНЕННЯ РФ', 'ДІТИ']</text:p>
      <text:p text:style-name="P4">
Category: News</text:p>
      <!--METADATA-->
      <text:p text:style-name="P4">
<draw:frame draw:style-name="fr1" draw:name="Image317" text:anchor-type="as-char" svg:width="6.9236in" svg:height="5.036919in" draw:z-index="0">
<draw:image xlink:href="../Images/AРМІЯINFORM/2023-06-01T58-00-00-04-00/photo_2023-06-01-12.37.22.jpg" xlink:type="simple" xlink:show="embed" xlink:actuate="onLoad" draw:mime-type="image/jpeg"/>
</draw:frame>
</text:p>
      <text:p text:style-name="P4">
Про це під час круглого столу «Діти війни. Злочини росії проти українськихдітей» у <text:a xlink:type="simple" xlink:href="https://t.me/militarymediacenter" text:style-name="Internet_20_link" text:visited-style-name="Visited_20_Internet_20_Link">
Military Media Center</text:a>
 сказалаОксана Димитрієва, начальниця відділу Департаменту захисту інтересів дітей тапротидії насильству з Офісу Генерального прокурора України.</text:p>
      <text:p text:style-name="P4">
«Ми зараз фіксуємо факти вчинення серйозних порушень 6 норм Міжнародногогуманітарного права, а саме:</text:p>
      <ul>
        <li>
вбивство і каліцтво дітей;  * зґвалтування та інші злочини проти статевої свободи дітей;  * відмова в доступі до гуманітарної допомоги;  * викрадення і примусове переміщення дітей;  * ліквідація і знищення закладів освіти дітей;  * медичних та інших закладів інфраструктури», — повідомила Оксана Димитрієва.</li>
      </ul>
      <text:p text:style-name="P4">
За її інформацією, на сьогодні розслідується майже 3 тисячі кримінальнихпроваджень щодо злочинів, вчинених проти дітей і у сфері охорони дитинства.</text:p>
      <text:p text:style-name="P4">
Понад тисячі кримінальних проваджень — це саме злочини, які вчинені протидітей. Майже 1800 — це злочини за фактом руйнування, знищення цивільноїінфраструктури.</text:p>
      <text:p text:style-name="P4">
«За нашими оцінками, це не остаточна кількість воєнних злочинів, тому щозначна територія наразі перебуває під тимчасовою окупацією, а деяка з них — із2014 року», — зазначила вона.</text:p>
      <text:p text:style-name="P4">
Source: <text:a xlink:type="simple" xlink:href="https://armyinform.com.ua/2023/06/01/rf-porushuye-v-ukrayini-6-norm-mizhnarodnogo-gumanitarnogo-prava/" text:style-name="Internet_20_link" text:visited-style-name="Visited_20_Internet_20_Link">
https://armyinform.com.ua/2023/06/01/rf-porushuye-v-ukrayini-6-norm-mizhnarodnogo-gumanitarnogo-prava/</text:a>
</text:p>
      <!--NEWS-->
      <text:h text:style-name="P10" text:outline-level="1">
<text:span text:style-name="T4">
Латвія підтримала пришвидшений вступ України в НАТО</text:span>
</text:h>
      <text:p text:style-name="P4">
Author: ['АРМІЯINFORM']</text:p>
      <text:p text:style-name="P4">
Time: 2023-06-01T59:00:00-04:00</text:p>
      <text:p text:style-name="P4">
Description: Саейма Латвії прийняла заяву на підтримку вступу України до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41780f44552.jpeg" text:style-name="Internet_20_link" text:visited-style-name="Visited_20_Internet_20_Link">
6441780f44552.jpeg</text:a>
']</text:p>
      <text:p text:style-name="P4">
Tags: ['ДОПОМОГА ПАРТНЕРІВ', 'ЛАТВІЯ', 'РУСЛАН СТЕФАНЧУК', 'СВІТ ПІДТРИМУЄ УКРАЇНУ', 'УКРАЇНА – НАТО']</text:p>
      <text:p text:style-name="P4">
Category: News</text:p>
      <!--METADATA-->
      <text:p text:style-name="P4">
<draw:frame draw:style-name="fr1" draw:name="Image318" text:anchor-type="as-char" svg:width="6.9236in" svg:height="4.32725in" draw:z-index="0">
<draw:image xlink:href="../Images/AРМІЯINFORM/2023-06-01T59-00-00-04-00/6441780f44552.jpeg" xlink:type="simple" xlink:show="embed" xlink:actuate="onLoad" draw:mime-type="image/jpeg"/>
</draw:frame>
</text:p>
      <text:p text:style-name="P4">
Саейма Латвії прийняла заяву на підтримку вступу України до ОрганізаціїПівнічноатлантичного договору.</text:p>
      <text:p text:style-name="P4">
Про це<text:a xlink:type="simple" xlink:href="https://www.facebook.com/stefanchuk.official/posts/pfbid0GAXA4asZHCH2JHmyVYJckBzCUDBkAayroLbdY3WKkHGcfAWFtg718aGCunUtH3MGl" text:style-name="Internet_20_link" text:visited-style-name="Visited_20_Internet_20_Link">
повідомив</text:a>
голова Верховної Ради України Руслан Стефанчук у Фейсбуці.</text:p>
      <text:p text:style-name="P4">
Зокрема, в ухваленій заяві Парламент Латвії закликає НАТО ухвалити рішення прозапрошення України до Північноатлантичного альянсу.</text:p>
      <text:p text:style-name="P4">
Крім того, він закликає НАТО до формулювання конкретних завдань, які необхідновиконати для швидкої інтеграції України до Альянсу.</text:p>
      <text:p text:style-name="P4">
«Дякую нашим латвійським друзям і союзникам за це важливе рішення!» — сказавРуслан Стефанчук.</text:p>
      <text:p text:style-name="P4">
Раніше резолюцію щодо якнайшвидшого вступу України до НАТО<text:a xlink:type="simple" xlink:href="https://armyinform.com.ua/2023/06/01/senat-chehiyi-pryjnyav-rezolyucziyu-shhodo-yaknajshvydshogo-vstupu-ukrayiny-do-nato/" text:style-name="Internet_20_link" text:visited-style-name="Visited_20_Internet_20_Link">
прийняв</text:a>
 Сенат Чехії.</text:p>
      <text:p text:style-name="P4">
Source: <text:a xlink:type="simple" xlink:href="https://armyinform.com.ua/2023/06/01/latviya-pidtrymala-pryshvydshenyj-vstup-ukrayiny-v-nato/" text:style-name="Internet_20_link" text:visited-style-name="Visited_20_Internet_20_Link">
https://armyinform.com.ua/2023/06/01/latviya-pidtrymala-pryshvydshenyj-vstup-ukrayiny-v-nato/</text:a>
</text:p>
      <!--NEWS-->
      <text:h text:style-name="P10" text:outline-level="1">
<text:span text:style-name="T4">
В Україні випустили пам’ятну медаль, присвячену трагедії у Маріупольському драмтеатрі</text:span>
</text:h>
      <text:p text:style-name="P4">
Author: ['АРМІЯINFORM']</text:p>
      <text:p text:style-name="P4">
Time: 2023-06-01T60:00:00-04:00</text:p>
      <text:p text:style-name="P4">
Description: Національний банк України ввів у обіг нову нумізматичну продукцію — пам’ятну меда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oins.jpg" text:style-name="Internet_20_link" text:visited-style-name="Visited_20_Internet_20_Link">
coins.jpg</text:a>
']</text:p>
      <text:p text:style-name="P4">
Tags: ['ДРАМАТИЧНИЙ ТЕАТР У ЦЕНТРІ МАРІУПОЛЯ', 'НАЦБАНК']</text:p>
      <text:p text:style-name="P4">
Category: News</text:p>
      <!--METADATA-->
      <text:p text:style-name="P4">
<draw:frame draw:style-name="fr1" draw:name="Image319" text:anchor-type="as-char" svg:width="6.9236in" svg:height="3.894525in" draw:z-index="0">
<draw:image xlink:href="../Images/AРМІЯINFORM/2023-06-01T60-00-00-04-00/coins.jpg" xlink:type="simple" xlink:show="embed" xlink:actuate="onLoad" draw:mime-type="image/jpeg"/>
</draw:frame>
</text:p>
      <text:p text:style-name="P4">
Національний банк України ввів у обіг нову нумізматичну продукцію — пам’ятнумедаль «Маріупольський драмтеатр — місце невимовного болю».</text:p>
      <text:p text:style-name="P4">
Про це <text:a xlink:type="simple" xlink:href="https://bank.gov.ua/ua/news/all/pamyatna-medal-mariupolskiy-dramteatr--mistse-nevimovnogo-bolyu-vipuskayetsya-z-30-travnya-2023-roku" text:style-name="Internet_20_link" text:visited-style-name="Visited_20_Internet_20_Link">
повідомляє</text:a>
 Нацбанк України.</text:p>
      <text:p text:style-name="P4">
Медаль присвячена одній з найтрагічніших сторінок, що увійшла в історіюжорстоких злочинів російської армії проти цивільного населення України.</text:p>
      <text:p text:style-name="P4">
«Свідком злочину став <text:a xlink:type="simple" xlink:href="https://armyinform.com.ua/2023/01/09/pryklad-mariupolya-rosijskyj-fashyzm-znachno-perevershyv-gitlerivskyj/" text:style-name="Internet_20_link" text:visited-style-name="Visited_20_Internet_20_Link">
Маріупольськийдрамтеатр</text:a>
, який навесні 2022 року заповнивсяне глядачами вистав, а сотнями маріупольців, котрі сховалися від російськихбомбардувань. Але ворог, нехтуючи законами ведення війни, 16 березняцілеспрямовано скинув надпотужну авіабомбу на театр, під завалами якогозагинули сотні людей — переважно жінок, дітей, літніх людей. Пам’ятаємо!» —йдеться у описі.</text:p>
      <text:p text:style-name="P4">
Медаль зображає такі елементи:</text:p>
      <ul>
        <li>
малий Державний Герб України;  * вертикальний напис Україна;  * рік карбування медалі;  * неканонічний образ Богородиці, яка від горя закрила обличчя руками;  * фігури на матовому тлі, що символізує руйнування міста;  * стилізовану композицію з вибухом авіабомби;  * будівлю театру під прицілом;  * напис російською мовою «ДЕТИ».</li>
      </ul>
      <text:p text:style-name="P4">
Тираж — 30 000 екземплярів.</text:p>
      <text:p text:style-name="P4">
Source: <text:a xlink:type="simple" xlink:href="https://armyinform.com.ua/2023/06/01/v-ukrayini-vypustyly-pamyatnu-medal-prysvyachenu-tragediyi-u-mariupolskomu-dramteatri/" text:style-name="Internet_20_link" text:visited-style-name="Visited_20_Internet_20_Link">
https://armyinform.com.ua/2023/06/01/v-ukrayini-vypustyly-pamyatnu-medal-prysvyachenu-tragediyi-u-mariupolskomu-dramteatri/</text:a>
</text:p>
      <!--NEWS-->
      <text:h text:style-name="P10" text:outline-level="1">
<text:span text:style-name="T4">
Для військових психологів проведе семінар доктор наук з Канади Мануела Джоанну</text:span>
</text:h>
      <text:p text:style-name="P4">
Author: ['Яна Задубінна']</text:p>
      <text:p text:style-name="P4">
Time: 2023-06-01T61:00:00-04:00</text:p>
      <text:p text:style-name="P4">
Description: Всеукраїнське міжконфесійне релігійне християнсько-військове братство запросило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1.jpg" text:style-name="Internet_20_link" text:visited-style-name="Visited_20_Internet_20_Link">
1-5-1.jpg</text:a>
']</text:p>
      <text:p text:style-name="P4">
Tags: ['ВТОРГНЕННЯ РФ', 'ПТСР']</text:p>
      <text:p text:style-name="P4">
Category: News</text:p>
      <!--METADATA-->
      <text:p text:style-name="P4">
<draw:frame draw:style-name="fr1" draw:name="Image320" text:anchor-type="as-char" svg:width="6.9236in" svg:height="4.251869in" draw:z-index="0">
<draw:image xlink:href="../Images/AРМІЯINFORM/2023-06-01T61-00-00-04-00/1-5-1.jpg" xlink:type="simple" xlink:show="embed" xlink:actuate="onLoad" draw:mime-type="image/jpeg"/>
</draw:frame>
</text:p>
      <text:p text:style-name="P4">
Всеукраїнське міжконфесійне релігійне християнсько-військове братствозапросило в Україну фахівця з питань лікування посттравматичного стресовогорозладу та моральних травм у військовослужбовців та поліцейських Канадидоктора медицини Мануелу Джоанну. Вона поділиться своїми напрацюваннями тапрактичним досвідом з лікарями-психіатрами та психологами Міністерства оборониУкраїни.</text:p>
      <text:p text:style-name="P4">
Доктор Мануела Джоанну протягом багатьох років займається вивченням шляхіввирішення вищезазначених проблем, має власну практику на базі створеного неюреабілітаційного центру в місті Перт (Онтаріо), розробила та використовуєвласні методики лікувальної роботи з військовими та поліцейськими, якізалучалися до активної фази бойових дій під час участі у військових операціях.Вона має значну кількість наукових публікацій з питань психічного здоровʼя,бере участь у міжнародних та національних науково-практичних заходах.</text:p>
      <text:p text:style-name="P4">
<text:span text:style-name="T4">
Під час дводенного семінару будуть обговорені такі теми:</text:span>
</text:p>
      <ul>
        <li>
Фізіологічні та психологічні наслідки ПТСР.  * Психологічні та емоційні аспекти моральної шкоди.  * Когнітивний захист і неадаптивні механізми подолання ПТСР.  * Деструктивні впливи ПТСР та моральної шкоди.  * Допомога вживаючим психоактивні речовини та маючим інші залежності.  * Позитивний досвід учасників програми Project Trauma Support у позбавленні почуття надзвичайної втрати, горя, провини, сорому, зради, ненависті та гніву.  * Перспективи нових підходів до посттравматичного стресового розладу та моральної шкоди.  * Сучасні методики розвитку власної стійкості та уникнення психічного виснаження і «вигоряння» у спеціалістів, які працюють з особами з ПТСР.</li>
      </ul>
      <text:p text:style-name="P4">
Тривалість тренінгу становить 15-16 годин з урахуванням часу для послідовногоперекладу. За попередньою інформацією, до участі в семінарі буде залучено35-40 слухачів. Після закінчення навчання їм видадуть сертифікат відКанадської колегії сімейних лікарів про проходження курсу удосконаленняпрофесійної обізнаності з питань подолання негативних психологічних станів увійськовослужбовців.</text:p>
      <text:p text:style-name="P4">
Source: <text:a xlink:type="simple" xlink:href="https://armyinform.com.ua/2023/06/01/dlya-vijskovyh-psyhologiv-provede-seminar-doktor-nauk-z-kanady-manuela-dzhoannu/" text:style-name="Internet_20_link" text:visited-style-name="Visited_20_Internet_20_Link">
https://armyinform.com.ua/2023/06/01/dlya-vijskovyh-psyhologiv-provede-seminar-doktor-nauk-z-kanady-manuela-dzhoannu/</text:a>
</text:p>
      <!--NEWS-->
      <text:h text:style-name="P10" text:outline-level="1">
<text:span text:style-name="T4">
Ворог зранку тричі обстріляв прикордоння Чернігівщини</text:span>
</text:h>
      <text:p text:style-name="P4">
Author: ['АРМІЯINFORM']</text:p>
      <text:p text:style-name="P4">
Time: 2023-06-01T62:00:00-04:00</text:p>
      <text:p text:style-name="P4">
Description: Станом на 12:00 1 червня російські війська 3 рази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53759.jpg" text:style-name="Internet_20_link" text:visited-style-name="Visited_20_Internet_20_Link">
253759.jpg</text:a>
']</text:p>
      <text:p text:style-name="P4">
Tags: ['STOPRUSSIA', 'АГРЕСІЯ РФ']</text:p>
      <text:p text:style-name="P4">
Category: News</text:p>
      <!--METADATA-->
      <text:p text:style-name="P4">
<draw:frame draw:style-name="fr1" draw:name="Image321" text:anchor-type="as-char" svg:width="6.9236in" svg:height="4.633042in" draw:z-index="0">
<draw:image xlink:href="../Images/AРМІЯINFORM/2023-06-01T62-00-00-04-00/253759.jpg" xlink:type="simple" xlink:show="embed" xlink:actuate="onLoad" draw:mime-type="image/jpeg"/>
</draw:frame>
Ілюстративне фото</text:p>
      <text:p text:style-name="P4">
Станом на 12:00 1 червня російські війська 3 рази обстріляли прикордоннітериторії Чернігівської області.</text:p>
      <text:p text:style-name="P4">
Про це <text:a xlink:type="simple" xlink:href="https://t.me/ok_pivnich1" text:style-name="Internet_20_link" text:visited-style-name="Visited_20_Internet_20_Link">
повідомляє</text:a>
 оперативне командування«Північ».</text:p>
      <text:p text:style-name="P4">
«З 06:05 до 06:30 зафіксовано 7 приходів, ймовірно зі ствольної артилерії, пон.п. Тимоновичі. Про втрати серед місцевого населення чи пошкодження цивільноїінфраструктури інформація не надходила.</text:p>
      <text:p text:style-name="P4">
З 10:35 до 10:45 зафіксовано 3 приходи, ймовірно зі ствольної артилерії, врайоні н.п. Берилівка. Про втрати серед місцевого населення чи пошкодженняцивільної інфраструктури інформація не надходила. А з 11:10 до 11:20зафіксовано 2 приходи, ймовірно з міномету 120 мм, в районі н.п. Миколаївка.Про втрати серед місцевого населення чи пошкодження цивільної інфраструктуриінформація не надходила», — йдеться в повідомленні.</text:p>
      <text:p text:style-name="P4">
Source: <text:a xlink:type="simple" xlink:href="https://armyinform.com.ua/2023/06/01/vorog-zranku-trychi-obstrilyav-prykordonnya-chernigivshhyny/" text:style-name="Internet_20_link" text:visited-style-name="Visited_20_Internet_20_Link">
https://armyinform.com.ua/2023/06/01/vorog-zranku-trychi-obstrilyav-prykordonnya-chernigivshhyny/</text:a>
</text:p>
      <!--NEWS-->
      <text:h text:style-name="P10" text:outline-level="1">
<text:span text:style-name="T4">
Зрадник, який виїхав з України, щоб приєднатися до збройних сил рф, проведе 12 років за ґратами</text:span>
</text:h>
      <text:p text:style-name="P4">
Author: ['АРМІЯINFORM']</text:p>
      <text:p text:style-name="P4">
Time: 2023-06-01T63:00:00-04:00</text:p>
      <text:p text:style-name="P4">
Description: Служба безпеки зібрала беззаперечні докази, які дозволили визнати ще одного попліч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obid.jpeg" text:style-name="Internet_20_link" text:visited-style-name="Visited_20_Internet_20_Link">
sbuobid.jpeg</text:a>
']</text:p>
      <text:p text:style-name="P4">
Tags: ['STOPRUSSIA', 'АГРЕСІЯ РФ', 'ВТОРГНЕННЯ РФ', 'СБУ']</text:p>
      <text:p text:style-name="P4">
Category: News</text:p>
      <!--METADATA-->
      <text:p text:style-name="P4">
<draw:frame draw:style-name="fr1" draw:name="Image322" text:anchor-type="as-char" svg:width="6.9236in" svg:height="4.615733in" draw:z-index="0">
<draw:image xlink:href="../Images/AРМІЯINFORM/2023-06-01T63-00-00-04-00/sbuobid.jpeg" xlink:type="simple" xlink:show="embed" xlink:actuate="onLoad" draw:mime-type="image/jpeg"/>
</draw:frame>
</text:p>
      <text:p text:style-name="P4">
Служба безпеки зібрала беззаперечні докази, які дозволили визнати ще одногопоплічника рф державним зрадником України.</text:p>
      <text:p text:style-name="P4">
Про це<text:a xlink:type="simple" xlink:href="https://www.facebook.com/SecurSerUkraine/posts/pfbid0ziERv4s2iZEREpGtuZ8A1U1wGizEgULoCKtCeGKUcj6CSKLEab4sSZzXHyhPEqgvl" text:style-name="Internet_20_link" text:visited-style-name="Visited_20_Internet_20_Link">
повідомляє</text:a>
Служба безпеки України.</text:p>
      <text:p text:style-name="P4">
Зловмисником виявився громадянин нашої країни, який у 2009 році виїхав напостійне проживання до рф і отримав там російський паспорт. У 2013 році йогопризвали на строкову військову службу до лав збройних сил рф. Згодом чоловіквирішив продовжити своє перебування у російському війську і в 2016 роціпідписав кількарічний контракт із ворожою армією. Там його призначили доскладу 20-ї окремої мотострілецької бригади (місто Волгоград). Встановлено, щоце військове з’єднання брало активну участь у бойових діях проти сил АТО насході України. По закінченню контракту і після початку повномасштабноговторгнення рф зрадник вирішив повернутися в Україну.</text:p>
      <text:p text:style-name="P4">
Контррозвідники СБУ затримали зловмисника у травні 2022 року на територіїВолинської області, куди він в’їхав, прикриваючись українським паспортом. Напідставі зібраних доказів суд визнав його винним за ч. 1 ст. 111 Кримінальногокодексу України (державна зрада) і призначив 12 років тюрми. Служба безпекинаголошує на невідворотності покарання за злочини проти нашої держави.</text:p>
      <text:p text:style-name="P4">
Розслідування проводили співробітники СБУ у Волинській області спільно зВолинським прикордонним загоном за процесуального керівництва обласноїпрокуратури.</text:p>
      <text:p text:style-name="P4">
Source: <text:a xlink:type="simple" xlink:href="https://armyinform.com.ua/2023/06/01/zradnyk-yakyj-vyyihav-z-ukrayiny-shhob-pryyednatysya-do-zbrojnyh-syl-rf-provede-12-rokiv-za-gratamy/" text:style-name="Internet_20_link" text:visited-style-name="Visited_20_Internet_20_Link">
https://armyinform.com.ua/2023/06/01/zradnyk-yakyj-vyyihav-z-ukrayiny-shhob-pryyednatysya-do-zbrojnyh-syl-rf-provede-12-rokiv-za-gratamy/</text:a>
</text:p>
      <!--NEWS-->
      <text:h text:style-name="P10" text:outline-level="1">
<text:span text:style-name="T4">
На платформу Brave1 за місяць подано понад 230 розробок</text:span>
</text:h>
      <text:p text:style-name="P4">
Author: ['АРМІЯINFORM']</text:p>
      <text:p text:style-name="P4">
Time: 2023-06-01T64:00:00-04:00</text:p>
      <text:p text:style-name="P4">
Description: До єдиної координаційної платформи в галузі defense tech в Україні BRAVE1 за місяць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rave1.jpg" text:style-name="Internet_20_link" text:visited-style-name="Visited_20_Internet_20_Link">
brave1.jpg</text:a>
']</text:p>
      <text:p text:style-name="P4">
Tags: ['BRAVE1', 'МІНЦИФРИ', 'ОЗБРОЄННЯ ДЛЯ УКРАЇНИ']</text:p>
      <text:p text:style-name="P4">
Category: News</text:p>
      <!--METADATA-->
      <text:p text:style-name="P4">
<draw:frame draw:style-name="fr1" draw:name="Image323" text:anchor-type="as-char" svg:width="6.9236in" svg:height="3.894525in" draw:z-index="0">
<draw:image xlink:href="../Images/AРМІЯINFORM/2023-06-01T64-00-00-04-00/brave1.jpg" xlink:type="simple" xlink:show="embed" xlink:actuate="onLoad" draw:mime-type="image/jpeg"/>
</draw:frame>
</text:p>
      <text:p text:style-name="P4">
До єдиної координаційної платформи в галузі defense tech в Україні BRAVE1 замісяць від розробників поступило понад 230 заявок.</text:p>
      <text:p text:style-name="P4">
Про це<text:a xlink:type="simple" xlink:href="https://www.facebook.com/bornyakov/posts/pfbid0eGD9DroUnV8eoYBAVLtvJV2gr9k8arqqMXJ2qRhPRnCo5joUicfJaTd3JaMPyXpFl" text:style-name="Internet_20_link" text:visited-style-name="Visited_20_Internet_20_Link">
повідомив</text:a>
заступник міністра цифрової трансформації Олександр Борняков.</text:p>
      <text:p text:style-name="P4">
«Це результат за місяць від початку функціонування платформи. Водночас десяткиз них вже пройшли військову експертизу, частина відправилась fast track доМОУ. Саме в цьому й полягала основна мета кластера — якомога швидше поставлятиінноваційне озброєння на передову, щоб наші військові могли максимальноефективно знищувати ворога», — зазначив Олександр Борняков.</text:p>
      <text:p text:style-name="P4">
Він також додав, що разом із Міністерством оборони Мінцифри залучатимеміжнародну підтримку, аби українські розробники отримували експертизу тапоради від найкращих фахівців світу.</text:p>
      <text:p text:style-name="P4">
«Зокрема, плануємо привернути до цього процесу партнерів з НАТО. І, звісно ж,розповідаємо про наші успіхи в defense tech на всіх міжнародних платформах,щоб ефективніше залучати інвестиції», — сказав заступник міністра цифровоїтрансформації.</text:p>
      <text:p text:style-name="P4">
Олександр Борняков закликав кожного, хто має інноваційну ідею або defense techвиріб, які допоможуть Україні перемагати, подавати заявку на Brave1.</text:p>
      <text:p text:style-name="P4">
Нагадаємо, Міністерство цифрової трансформації, Міністерство оборони,Генеральний штаб Збройних Сил України, Рада національної безпеки і оборони,Міністерство з питань стратегічних галузей промисловості, Міністерствоекономіки <text:a xlink:type="simple" xlink:href="https://armyinform.com.ua/2023/04/26/v-ukrayini-zapustyly-klaster-z-rozvytku-oboronnyh-tehnologij-brave1/" text:style-name="Internet_20_link" text:visited-style-name="Visited_20_Internet_20_Link">
заснували</text:a>
 єдину координаційнуплатформу в галузі defense tech в Україні BRAVE1. Платформа працює запринципом «єдиного вікна» для співпраці defense tech компаній, держави тавійськових, а також інвесторів, волонтерських фондів, медіа і усіх, хтодопомагає наближати перемогу.</text:p>
      <text:p text:style-name="P4">
Source: <text:a xlink:type="simple" xlink:href="https://armyinform.com.ua/2023/06/01/na-platformu-brave1-za-misyacz-podano-ponad-230-rozrobok/" text:style-name="Internet_20_link" text:visited-style-name="Visited_20_Internet_20_Link">
https://armyinform.com.ua/2023/06/01/na-platformu-brave1-za-misyacz-podano-ponad-230-rozrobok/</text:a>
</text:p>
      <!--NEWS-->
      <text:h text:style-name="P10" text:outline-level="1">
<text:span text:style-name="T4">
Окупанти тримають у Чорному морі три носії з 16 «Калібрами»</text:span>
</text:h>
      <text:p text:style-name="P4">
Author: ['АРМІЯINFORM']</text:p>
      <text:p text:style-name="P4">
Time: 2023-06-01T65:00:00-04:00</text:p>
      <text:p text:style-name="P4">
Description: У Чорному морі на бойовому чергуванні перебувають дев’ять ворожих кораблів,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ТА АЗОВСЬКЕ МОРЯ']</text:p>
      <text:p text:style-name="P4">
Category: News</text:p>
      <!--METADATA-->
      <text:p text:style-name="P4">
<draw:frame draw:style-name="fr1" draw:name="Image324" text:anchor-type="as-char" svg:width="6.9236in" svg:height="4.615733in" draw:z-index="0">
<draw:image xlink:href="../Images/AРМІЯINFORM/2023-06-01T65-00-00-04-00/raketa-kalibr-pusk-chorne-more.jpg" xlink:type="simple" xlink:show="embed" xlink:actuate="onLoad" draw:mime-type="image/jpeg"/>
</draw:frame>
 Ілюстративне фото</text:p>
      <text:p text:style-name="P4">
У Чорному морі на бойовому чергуванні перебувають дев’ять ворожих кораблів,серед яких три носії крилатих ракет з 16 «Калібрами».</text:p>
      <text:p text:style-name="P4">
Про це <text:a xlink:type="simple" xlink:href="https://t.me/ukrainian_navy/3097"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перебувають сім ворожих кораблів.</text:p>
      <text:p text:style-name="P4">
За добу в інтересах рф прохід Керч-Єнікальською протокою здійснили:</text:p>
      <ul>
        <li>
до Азовського моря — 23 суден, з них 9 рухалось у напрямку протоки Босфор;  * до Чорного моря — 29 судно, з них 8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01/okupanty-trymayut-u-chornomu-mori-try-nosiyi-z-16-kalibramy/" text:style-name="Internet_20_link" text:visited-style-name="Visited_20_Internet_20_Link">
https://armyinform.com.ua/2023/06/01/okupanty-trymayut-u-chornomu-mori-try-nosiyi-z-16-kalibramy/</text:a>
</text:p>
      <!--NEWS-->
      <text:h text:style-name="P10" text:outline-level="1">
<text:span text:style-name="T4">
Понад 19 тисяч українських дітей депортувала російська федерація</text:span>
</text:h>
      <text:p text:style-name="P4">
Author: ['Олександр Беккер']</text:p>
      <text:p text:style-name="P4">
Time: 2023-06-01T66:00:00-04:00</text:p>
      <text:p text:style-name="P4">
Description: Про це у Military Media Center під час круглого столу «Діти війни. Злочини росії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58715146600957719_w.jpg" text:style-name="Internet_20_link" text:visited-style-name="Visited_20_Internet_20_Link">
photo_5458715146600957719_w.jpg</text:a>
']</text:p>
      <text:p text:style-name="P4">
Tags: ['MILITARY MEDIA CENTER', 'ДЕНЬ ЗАХИСТУ ДІТЕЙ', 'ОКСАНА ДИМИТРІЄВА', 'ОФІС ГЕНЕРАЛЬНОГО ПРОКУРОРА']</text:p>
      <text:p text:style-name="P4">
Category: News</text:p>
      <!--METADATA-->
      <text:p text:style-name="P4">
<draw:frame draw:style-name="fr1" draw:name="Image325" text:anchor-type="as-char" svg:width="6.9236in" svg:height="5.273475in" draw:z-index="0">
<draw:image xlink:href="../Images/AРМІЯINFORM/2023-06-01T66-00-00-04-00/photo_5458715146600957719_w.jpg" xlink:type="simple" xlink:show="embed" xlink:actuate="onLoad" draw:mime-type="image/jpeg"/>
</draw:frame>
</text:p>
      <text:p text:style-name="P4">
Про це у <text:a xlink:type="simple" xlink:href="https://t.me/militarymediacenter" text:style-name="Internet_20_link" text:visited-style-name="Visited_20_Internet_20_Link">
Military Media Center</text:a>
 під часкруглого столу «Діти війни. Злочини росії проти українських дітей» повідомилаОксана Димитрієва, начальниця відділу Департаменту захисту інтересів дітей тапротидії насильству з Офісу Генерального прокурора України.</text:p>
      <text:p text:style-name="P4">
«Окупанти вчиняють примусову депортацію дітей. У російському полонізнаходяться не лише військові, а й наші діти. Наразі перевіряється інформаціящодо примусового переміщення і депортації майже <text:span text:style-name="T4">
19,5 тисячі українськихдітей</text:span>
 », — зазначила Оксана Димитрієва.</text:p>
      <text:p text:style-name="P4">
За її інформацією, зафіксовані випадки, коли дітей роз’єднували з батьками,штучно роблять сиротами, а батьків забирають у фільтраційні табори.</text:p>
      <text:p text:style-name="P4">
«При цьому керівництво рф приймає закони, які дозволяють за спрощеним порядкомнадавати дітям громадянство російської федерації і тим самим вони потрапляютьу правове поле усиновлення», — розповіла представниця Офісу Генеральногопрокурора.</text:p>
      <text:p text:style-name="P4">
<text:span text:style-name="T5">
Фото Назара Волошина</text:span>
</text:p>
      <text:p text:style-name="P4">
Source: <text:a xlink:type="simple" xlink:href="https://armyinform.com.ua/2023/06/01/ponad-19-tysyach-ukrayinskyh-ditej-deportuvala-rosijska-federacziya/" text:style-name="Internet_20_link" text:visited-style-name="Visited_20_Internet_20_Link">
https://armyinform.com.ua/2023/06/01/ponad-19-tysyach-ukrayinskyh-ditej-deportuvala-rosijska-federacziya/</text:a>
</text:p>
      <!--NEWS-->
      <text:h text:style-name="P10" text:outline-level="1">
<text:span text:style-name="T4">
Європейська комісія надасть €10 млн на підтримку реформи охорони дитинства в Україні</text:span>
</text:h>
      <text:p text:style-name="P4">
Author: ['АРМІЯINFORM']</text:p>
      <text:p text:style-name="P4">
Time: 2023-06-01T67:00:00-04:00</text:p>
      <text:p text:style-name="P4">
Description: Про це йдеться у спільній заяві з нагоди Міжнародного дня захисту дітей 1 чер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e291a155d1daa15b3925ea55022832d_1685609870_extra_large.jpeg" text:style-name="Internet_20_link" text:visited-style-name="Visited_20_Internet_20_Link">
fe291a155d1daa15b3925ea55022832d_1685609870_extra_large.jpeg</text:a>
']</text:p>
      <text:p text:style-name="P4">
Tags: ['ВОЛОДИМИР ЗЕЛЕНСЬКИЙ', 'ЄВРОКОМІСІЯ', 'ПРЕЗИДЕНТ УКРАЇНИ', 'СПІЛЬНА ЗАЯВА', 'УРСУЛА ФОН ДЕР ЛЯЄН']</text:p>
      <text:p text:style-name="P4">
Category: News</text:p>
      <!--METADATA-->
      <text:p text:style-name="P4">
<draw:frame draw:style-name="fr1" draw:name="Image326" text:anchor-type="as-char" svg:width="6.9236in" svg:height="4.802297in" draw:z-index="0">
<draw:image xlink:href="../Images/AРМІЯINFORM/2023-06-01T67-00-00-04-00/fe291a155d1daa15b3925ea55022832d_1685609870_extra_large.jpeg" xlink:type="simple" xlink:show="embed" xlink:actuate="onLoad" draw:mime-type="image/jpeg"/>
</draw:frame>
</text:p>
      <text:p text:style-name="P4">
Про це йдеться у спільній заяві з нагоди Міжнародного дня захисту дітей 1червня Президента України Володимира Зеленського і президента Європейськоїкомісії Урсули фон дер Ляєн, яку вони зробили під час зустрічі на поляхдругого засідання Європейської політичної спільноти,<text:a xlink:type="simple" xlink:href="https://www.president.gov.ua/news/spilna-zayava-prezidenta-volodimira-zelenskogo-ta-prezidenta-83301" text:style-name="Internet_20_link" text:visited-style-name="Visited_20_Internet_20_Link">
повідомляє</text:a>
 Офіс Президента України.</text:p>
      <text:p text:style-name="P4">
«Кожна дитина має право на свободу, захист і безпеку. Однак агресивна війнаросії позбавляє українських дітей цих прав», — йдеться в заяві.</text:p>
      <text:p text:style-name="P4">
Урсула фон дер Ляєн і Володимир Зеленський рішуче засудили незаконнудепортацію та переміщення українських дітей, що поповнює список воєннихзлочинів росії.</text:p>
      <text:p text:style-name="P4">
«Ми зобов'язуємося зробити все необхідне для встановлення місцеперебуваннядепортованих українських дітей, сприяння їхньому безпечному поверненню танадання їм необхідної соціальної, медичної та освітньої підтримки післяповернення», — зазначено в тексті заяви.</text:p>
      <text:p text:style-name="P4">
План Президента Володимира Зеленського Bring Kids Back UA може відігративирішальну роль у цих зусиллях.</text:p>
      <text:p text:style-name="P4">
Ще одним пріоритетом є забезпечення психічного здоров'я та ретельниймоніторинг самопочуття дітей, на яких війна чинить руйнівний вплив, частозалишаючи глибокі психологічні шрами. Діти переживають величезний стрес,тривогу, можуть страждати від психологічних травм і психічних розладів.</text:p>
      <text:p text:style-name="P4">
«Тому ми зобов'язуємося створити спеціалізовану програму дистанційногонавчання для педіатрів і медичного персоналу первинної ланки», — сказано узаяві.</text:p>
      <text:p text:style-name="P4">
Європейська комісія взяла на себе зобов'язання підтримати реформу охоронидитинства в Україні, виділивши 10 мільйонів євро.</text:p>
      <text:p text:style-name="P4">
«У зв'язку з цим, ми вітаємо створення Проєктного офісу ЄС в Україні приКабінеті Міністрів України, який розроблятиме стратегію реформування системидогляду за дітьми для розвитку та захисту дітей, а також координуватиме їївпровадження», — зазначили Урсула фон дер Ляєн і Володимир Зеленський.</text:p>
      <text:p text:style-name="P4">
Близько 1,3 мільйона українських дітей нині проживають у ЄС. Директива протимчасовий захист відіграла важливу роль у наданні переміщеним українськимдітям негайного доступу до охорони здоров'я, освіти та інших соціальних систему межах ЄС.</text:p>
      <text:p text:style-name="P4">
«Ми зобов'язуємося продовжувати забезпечувати належне зарахування їх донавчальних закладів та працювати над взаємним визнанням результатів їхньогонавчання. Важке становище, у якому опиняються українські діти, постійнонепокоїть наші думки й серця. Ми продовжуватимемо невпинно боротися засправедливий і міцний мир в Україні. Щоб народ України міг обирати свою долю,відбудувати сильну та процвітаючу країну й дати своїм дітям усі шанси, всіможливості жити здоровим і щасливим життям», — наголосили Президент України іпрезидент Європейської комісії.</text:p>
      <text:p text:style-name="P4">
Source: <text:a xlink:type="simple" xlink:href="https://armyinform.com.ua/2023/06/01/yevropejska-komisiya-nadast-e10-mln-na-pidtrymku-reformy-ohorony-dytynstva-v-ukrayini/" text:style-name="Internet_20_link" text:visited-style-name="Visited_20_Internet_20_Link">
https://armyinform.com.ua/2023/06/01/yevropejska-komisiya-nadast-e10-mln-na-pidtrymku-reformy-ohorony-dytynstva-v-ukrayini/</text:a>
</text:p>
      <!--NEWS-->
      <text:h text:style-name="P10" text:outline-level="1">
<text:span text:style-name="T4">
Розвиваємо коаліцію винищувачів та пропонуємо коаліцію Patriot: Президент перебуває з візитом у Молдові</text:span>
</text:h>
      <text:p text:style-name="P4">
Author: ['АРМІЯINFORM']</text:p>
      <text:p text:style-name="P4">
Time: 2023-06-01T68:00:00-04:00</text:p>
      <text:p text:style-name="P4">
Description: Президент Володимир Зеленський після прибуття на саміт Європейської політичної спільн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c410dccc608b0de795ff49e2c6e6cf_1685608649_extra_large.jpeg" text:style-name="Internet_20_link" text:visited-style-name="Visited_20_Internet_20_Link">
13c410dccc608b0de795ff49e2c6e6cf_1685608649_extra_large.jpeg</text:a>
']</text:p>
      <text:p text:style-name="P4">
Tags: ['STOPRUSSIA', 'АГРЕСІЯ РФ', 'ВОЛОДИМИР ЗЕЛЕНСЬКИЙ', 'ВТОРГНЕННЯ РФ', 'МАЯ САНДУ', 'МОЛДОВА']</text:p>
      <text:p text:style-name="P4">
Category: News</text:p>
      <!--METADATA-->
      <text:p text:style-name="P4">
<draw:frame draw:style-name="fr1" draw:name="Image327" text:anchor-type="as-char" svg:width="6.9236in" svg:height="4.467876in" draw:z-index="0">
<draw:image xlink:href="../Images/AРМІЯINFORM/2023-06-01T68-00-00-04-00/13c410dccc608b0de795ff49e2c6e6cf_1685608649_extra_large.jpeg" xlink:type="simple" xlink:show="embed" xlink:actuate="onLoad" draw:mime-type="image/jpeg"/>
</draw:frame>
</text:p>
      <text:p text:style-name="P4">
Президент Володимир Зеленський після прибуття на саміт Європейської політичноїспільноти у Молдові зустрівся з президентом Республіки Молдова Маєю Санду.</text:p>
      <text:p text:style-name="P4">
Як <text:a xlink:type="simple" xlink:href="https://www.president.gov.ua/news/u-mezhah-uchasti-u-samiti-yevropejskoyi-politichnoyi-spilnot-83293" text:style-name="Internet_20_link" text:visited-style-name="Visited_20_Internet_20_Link">
інформує</text:a>
 Офіс Президента України, главадержави наголосив, що наша країна готова бути в НАТО й чекає, коли Альянс будеготовий запросити її.</text:p>
      <text:p text:style-name="P4">
«Вважаю, безпекові гарантії важливі не лише для України. Вони також важливідля Молдови, бо росія здійснює агресію в Україні і є потенційна загрозаагресії в інших частинах Європи», — зауважив він.</text:p>
      <text:p text:style-name="P4">
Президент повідомив, що радий нагоді обговорити сьогодні з партнерамиавіаційну коаліцію та коаліцію «Петріотів».</text:p>
      <text:p text:style-name="P4">
«Розвиваємо коаліцію винищувачів та<text:a xlink:type="simple" xlink:href="https://t.me/V_Zelenskiy_official/6436" text:style-name="Internet_20_link" text:visited-style-name="Visited_20_Internet_20_Link">
пропонуємо</text:a>
 коаліцію «Петріотів». Ценаші нові ініціативи. Ми реально потребуємо цього», — констатував ВолодимирЗеленський.</text:p>
      <text:p text:style-name="P4">
Також, за його словами, у планах — обговорення української формули миру. Главадержави додав, що Україна ініціює проведення відповідного саміту.</text:p>
      <text:p text:style-name="P4">
Зі свого боку Мая Санду зазначила, що для Молдови велика честь приймати цюзустріч Європейської політичної спільноти, і дуже важливо, що в ній береучасть Володимир Зеленський. Вона розповіла, що під час зустрічіобговорюватимуть важливі питання, зокрема й підтримку України, яка протистоїтьросійській агресії.</text:p>
      <text:p text:style-name="P4">
Source: <text:a xlink:type="simple" xlink:href="https://armyinform.com.ua/2023/06/01/rozvyvayemo-koalicziyu-vynyshhuvachiv-ta-proponuyemo-koalicziyu-patriot-prezydent-perebuvaye-z-vizytom-u-moldovi/" text:style-name="Internet_20_link" text:visited-style-name="Visited_20_Internet_20_Link">
https://armyinform.com.ua/2023/06/01/rozvyvayemo-koalicziyu-vynyshhuvachiv-ta-proponuyemo-koalicziyu-patriot-prezydent-perebuvaye-z-vizytom-u-moldovi/</text:a>
</text:p>
      <!--NEWS-->
      <text:h text:style-name="P10" text:outline-level="1">
<text:span text:style-name="T4">
Парламентарі країн НАТО ухвалили заяву щодо підтримки вступу України до Альянсу</text:span>
</text:h>
      <text:p text:style-name="P4">
Author: ['АРМІЯINFORM']</text:p>
      <text:p text:style-name="P4">
Time: 2023-06-01T69:00:00-04:00</text:p>
      <text:p text:style-name="P4">
Description: Голови комітетів закордонних справ парламентів країн-членів НАТО закликають на саміт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_main.jpg" text:style-name="Internet_20_link" text:visited-style-name="Visited_20_Internet_20_Link">
28_main.jpg</text:a>
']</text:p>
      <text:p text:style-name="P4">
Tags: ['ГАРАНТІЇ БЕЗПЕКИ', 'НАТО', 'РУСЛАН СТЕФАНЧУК']</text:p>
      <text:p text:style-name="P4">
Category: News</text:p>
      <!--METADATA-->
      <text:p text:style-name="P4">
<draw:frame draw:style-name="fr1" draw:name="Image328" text:anchor-type="as-char" svg:width="6.9236in" svg:height="4.395937in" draw:z-index="0">
<draw:image xlink:href="../Images/AРМІЯINFORM/2023-06-01T69-00-00-04-00/28_main.jpg" xlink:type="simple" xlink:show="embed" xlink:actuate="onLoad" draw:mime-type="image/jpeg"/>
</draw:frame>
</text:p>
      <text:p text:style-name="P4">
Голови комітетів закордонних справ парламентів країн-членів НАТО закликають насаміті у Вільнюсі визначити шлях вступу України до Альянсу та дати їй чіткігарантії безпеки.</text:p>
      <text:p text:style-name="P4">
Про це<text:a xlink:type="simple" xlink:href="https://www.facebook.com/stefanchuk.official/posts/pfbid0nZ4b9SYGEZDEUSrF9n53sCnp1ZsdKkWWAoHRaSo4AVscoF2LMdo95TzJEjVyCvfnl" text:style-name="Internet_20_link" text:visited-style-name="Visited_20_Internet_20_Link">
повідомляє</text:a>
Голова Верховної Ради України Руслан Стефанчук.</text:p>
      <text:p text:style-name="P4">
За його словами, голови комітетів закордонних справ парламентів країн-членівНАТО прийняли важливу заяву. У ній йдеться про те, що:</text:p>
      <ul>
        <li>
членство України у НАТО зміцнить стійкий мир не лише в Україні, а й у Європі загалом, і продемонструє, що росія не має права вето на розширення НАТО, що Україна вільна обирати, до яких організацій безпеки та оборони приєднатися;  * євроатлантичні цінності, які об’єднують країни-члени НАТО, нині відстоює і захищає насамперед героїчний український народ. Україна сьогодні є гарантом безпеки, а членство України в НАТО значно посилить Альянс.</li>
      </ul>
      <text:p text:style-name="P4">
«Ми впевнені, що членство України в НАТО значною мірою сприяло б безпеціАльянсу», — заявили парламентарі.</text:p>
      <text:p text:style-name="P4">
Source: <text:a xlink:type="simple" xlink:href="https://armyinform.com.ua/2023/06/01/parlamentari-krayin-nato-uhvalyly-zayavu-shhodo-pidtrymky-vstupu-ukrayiny-do-alyansu/" text:style-name="Internet_20_link" text:visited-style-name="Visited_20_Internet_20_Link">
https://armyinform.com.ua/2023/06/01/parlamentari-krayin-nato-uhvalyly-zayavu-shhodo-pidtrymky-vstupu-ukrayiny-do-alyansu/</text:a>
</text:p>
      <!--NEWS-->
      <text:h text:style-name="P10" text:outline-level="1">
<text:span text:style-name="T4">
З Донеччини і Харківщини за три місяці примусово евакуйовано понад 200 дітей</text:span>
</text:h>
      <text:p text:style-name="P4">
Author: ['Олександр Беккер']</text:p>
      <text:p text:style-name="P4">
Time: 2023-06-01T70:00:00-04:00</text:p>
      <text:p text:style-name="P4">
Description: Примусова евакуація дітей із району воєнних дій є дієвим кроком, спрямованим на захис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850947c-fb5e-47b0-9cd1-fa2a01f4cb71.jpg" text:style-name="Internet_20_link" text:visited-style-name="Visited_20_Internet_20_Link">
a850947c-fb5e-47b0-9cd1-fa2a01f4cb71.jpg</text:a>
']</text:p>
      <text:p text:style-name="P4">
Tags: ['MILITARY MEDIA CENTER', 'STOPRUSSIA', 'ДІТИ ВІЙНИ']</text:p>
      <text:p text:style-name="P4">
Category: News</text:p>
      <!--METADATA-->
      <text:p text:style-name="P4">
<draw:frame draw:style-name="fr1" draw:name="Image329" text:anchor-type="as-char" svg:width="6.9236in" svg:height="4.50034in" draw:z-index="0">
<draw:image xlink:href="../Images/AРМІЯINFORM/2023-06-01T70-00-00-04-00/a850947c-fb5e-47b0-9cd1-fa2a01f4cb71.jpg" xlink:type="simple" xlink:show="embed" xlink:actuate="onLoad" draw:mime-type="image/jpeg"/>
</draw:frame>
</text:p>
      <text:p text:style-name="P4">
Примусова евакуація дітей із району воєнних дій є дієвим кроком, спрямованимна захист прав дітей в умовах воєнного стану.</text:p>
      <text:p text:style-name="P4">
Про це йшлося під час круглого столу «Діти війни. Злочини росії протиукраїнських дітей» у <text:a xlink:type="simple" xlink:href="https://www.youtube.com/live/V116JE7OX24" text:style-name="Internet_20_link" text:visited-style-name="Visited_20_Internet_20_Link">
Military MediaCenter.</text:a>
</text:p>
      <text:p text:style-name="P4">
«З березня 2023 року з прифронтових територій Донецької області в примусовийспосіб евакуйовано <text:span text:style-name="T4">
130 дітей</text:span>
. З початку широкомасштабної агресії росіїпроти України з Донецької області було переміщено понад <text:span text:style-name="T4">
76 тисяч осіб</text:span>
 , зних — <text:span text:style-name="T4">
9 тисяч</text:span>
 це діти», — повідомив Олександр Лещенко, заступник директораДепартаменту організації заходів цивільного захисту ДСНС України.</text:p>
      <text:p text:style-name="P4">
Начальниця відділу Департаменту правового забезпечення Міністерства з питаньреінтеграції тимчасово окупованих територій Ксенія Мулюн додала, що «з липняминулого року <text:span text:style-name="T4">
3 тисячі дітей</text:span>
 було евакуйовано з Харківської області. Впорядку примусової евакуації з Харківщини евакуйовано <text:span text:style-name="T4">
79 дітей</text:span>
 ».</text:p>
      <text:p text:style-name="P4">
Евакуація відбувається в Кіровоградську, Черкаську, Тернопільську області.Наразі розглядається Житомирська область, як регіон розміщення евакуйованихдітей з батьками.</text:p>
      <text:p text:style-name="P4">
У Постанові Кабінету Міністрів України від 7 березня 2023 року №209<text:a xlink:type="simple" xlink:href="https://zakon.rada.gov.ua/laws/show/209-2023-%D0%BF#Text" text:style-name="Internet_20_link" text:visited-style-name="Visited_20_Internet_20_Link">
зазначено</text:a>
:</text:p>
      <text:p text:style-name="P4">
«З метою захисту дітей, які перебувають у зоні воєнних дій і збройнихконфліктів, в умовах воєнного стану обласні військові адміністрації запогодженням з органами військового командування на відповідній території таКоординаційним штабом з питань проведення обов'язкової евакуації населення вумовах воєнного стану можуть прийняти рішення про проведення обов'язковоїевакуації в примусовий спосіб дітей з їхніми батьками, особами, які їхзамінюють, або іншими законними представниками з окремого населеного пункту вмісцевості, де ведуться бойові дії».</text:p>
      <text:p text:style-name="P4">
<text:span text:style-name="T5">
Фото Назара Волошина</text:span>
</text:p>
      <text:p text:style-name="P4">
Source: <text:a xlink:type="simple" xlink:href="https://armyinform.com.ua/2023/06/01/z-donechchyny-i-harkivshhyny-za-try-misyaczi-prymusovo-evakujovano-ponad-200-ditej/" text:style-name="Internet_20_link" text:visited-style-name="Visited_20_Internet_20_Link">
https://armyinform.com.ua/2023/06/01/z-donechchyny-i-harkivshhyny-za-try-misyaczi-prymusovo-evakujovano-ponad-200-ditej/</text:a>
</text:p>
      <!--NEWS-->
      <text:h text:style-name="P10" text:outline-level="1">
<text:span text:style-name="T4">
Молдова підтримує створення спеціального трибуналу щодо злочинів рф</text:span>
</text:h>
      <text:p text:style-name="P4">
Author: ['АРМІЯINFORM']</text:p>
      <text:p text:style-name="P4">
Time: 2023-06-01T71:00:00-04:00</text:p>
      <text:p text:style-name="P4">
Description: Президент Республіки Молдови Мая Санду під час зустрічі з Президентом України Володими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9417556c1ee7374a855d2cbe8c0c02f_1685608649_extra_large.jpeg" text:style-name="Internet_20_link" text:visited-style-name="Visited_20_Internet_20_Link">
a9417556c1ee7374a855d2cbe8c0c02f_1685608649_extra_large.jpeg</text:a>
']</text:p>
      <text:p text:style-name="P4">
Tags: ['CПЕЦІАЛЬНИЙ ТРИБУНАЛ', 'ВОЛОДИМИР ЗЕЛЕНСЬКИЙ', 'МАЯ САНДУ', 'ПРЕЗИДЕНТ УКРАЇНИ', 'ФОРМУЛА МИРУ']</text:p>
      <text:p text:style-name="P4">
Category: News</text:p>
      <!--METADATA-->
      <text:p text:style-name="P4">
<draw:frame draw:style-name="fr1" draw:name="Image330" text:anchor-type="as-char" svg:width="6.9236in" svg:height="4.331145in" draw:z-index="0">
<draw:image xlink:href="../Images/AРМІЯINFORM/2023-06-01T71-00-00-04-00/a9417556c1ee7374a855d2cbe8c0c02f_1685608649_extra_large.jpeg" xlink:type="simple" xlink:show="embed" xlink:actuate="onLoad" draw:mime-type="image/jpeg"/>
</draw:frame>
</text:p>
      <text:p text:style-name="P4">
Президент Республіки Молдови Мая Санду під час зустрічі з Президентом УкраїниВолодимиром Зеленським підтримала його формулу миру і виступила за створенняспецтрибуналу.</text:p>
      <text:p text:style-name="P4">
Про це <text:a xlink:type="simple" xlink:href="https://www.president.gov.ua/news/u-mezhah-uchasti-u-samiti-yevropejskoyi-politichnoyi-spilnot-83293" text:style-name="Internet_20_link" text:visited-style-name="Visited_20_Internet_20_Link">
повідомляє</text:a>
 Офіс Президента України.</text:p>
      <text:p text:style-name="P4">
«Україна сьогодні забезпечує безпеку Молдови, і ми за це дуже вдячні. Молдоваповажає суверенітет, незалежність і територіальну цілісність України вміжнародно визнаних кордонах. Молдова також підтримує формулу миру, якузапропонував Президент Володимир Зеленський. І, звичайно, ми підтримуємостворення спеціального трибуналу щодо злочину агресії проти України», —зазначила Мая Санду.</text:p>
      <text:p text:style-name="P4">
Вона закликала світ підтримувати, вірити та інвестувати в Україну й Молдову,адже це внесок у демократію, стабільність і мир у Європі.</text:p>
      <text:p text:style-name="P4">
Нагадаємо, що до коаліції зі створення<text:a xlink:type="simple" xlink:href="https://armyinform.com.ua/2023/05/10/do-koalicziyi-zi-stvorennya-specztrybunalu-shhodo-zlochynu-agresiyi-vhodyat-uzhe-37-krayin/" text:style-name="Internet_20_link" text:visited-style-name="Visited_20_Internet_20_Link">
спецтрибуналу</text:a>
щодо злочину агресії входять уже 37 країн.</text:p>
      <text:p text:style-name="P4">
Source: <text:a xlink:type="simple" xlink:href="https://armyinform.com.ua/2023/06/01/moldova-pidtrymuye-stvorennya-speczialnogo-trybunalu-shhodo-zlochyniv-rf/" text:style-name="Internet_20_link" text:visited-style-name="Visited_20_Internet_20_Link">
https://armyinform.com.ua/2023/06/01/moldova-pidtrymuye-stvorennya-speczialnogo-trybunalu-shhodo-zlochyniv-rf/</text:a>
</text:p>
      <!--NEWS-->
      <text:h text:style-name="P10" text:outline-level="1">
<text:span text:style-name="T4">
Україна отримала новий пакет допомоги від Німеччини: тягачі та боєприпаси до Leopard-1</text:span>
</text:h>
      <text:p text:style-name="P4">
Author: ['АРМІЯINFORM']</text:p>
      <text:p text:style-name="P4">
Time: 2023-06-01T72:00:00-04:00</text:p>
      <text:p text:style-name="P4">
Description: Німеччина передала Україні чергову партію допомоги для фронту, про що свідчить оновл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998991_157966283920019_5015192869151640202_n.jpg" text:style-name="Internet_20_link" text:visited-style-name="Visited_20_Internet_20_Link">
350998991_157966283920019_5015192869151640202_n.jpg</text:a>
']</text:p>
      <text:p text:style-name="P4">
Tags: ['ВОЄННО-ТЕХНІЧНА ДОПОМОГА', 'НІМЕЧЧИНА', 'ПІДТРИМКА УКРАЇНИ']</text:p>
      <text:p text:style-name="P4">
Category: News</text:p>
      <!--METADATA-->
      <text:p text:style-name="P4">
<draw:frame draw:style-name="fr1" draw:name="Image331" text:anchor-type="as-char" svg:width="6.9236in" svg:height="3.894525in" draw:z-index="0">
<draw:image xlink:href="../Images/AРМІЯINFORM/2023-06-01T72-00-00-04-00/350998991_157966283920019_5015192869151640202_n.jpg" xlink:type="simple" xlink:show="embed" xlink:actuate="onLoad" draw:mime-type="image/jpeg"/>
</draw:frame>
</text:p>
      <text:p text:style-name="P4">
Німеччина передала Україні чергову партію допомоги для фронту, про що свідчитьоновлений перелік допомоги.</text:p>
      <text:p text:style-name="P4">
Про це йдеться на сайті Федерального уряду Німеччини,<text:a xlink:type="simple" xlink:href="https://www.facebook.com/GeneralStaff.ua/posts/pfbid02uX9246ADmegf7RKKvsTqnJsxQhnYDJDuMknXsFySRtpScpM7z6dTQygxtfvJVst9l" text:style-name="Internet_20_link" text:visited-style-name="Visited_20_Internet_20_Link">
повідомляє</text:a>
Генеральний штаб Збройних Сил України.</text:p>
      <text:p text:style-name="P4">
Як зазначається, за останній тиждень Німеччина надала Україні:</text:p>
      <ul>
        <li>
боєприпаси для танків <text:a xlink:type="simple" xlink:href="https://armyinform.com.ua/2023/02/09/leopard-1-staryj-ale-efektyvnyj-tank-z-mynulogo-stolittya/" text:style-name="Internet_20_link" text:visited-style-name="Visited_20_Internet_20_Link">
Leopard-1</text:a>
;  * 2 сідельні тягачі 8×8 HX81 та 14 напівпричепів;  * 7 гусеничних і дистанційно керованих машин піхоти THEMIS.  * 64 гусеничних всюдиходи Bandvagn 206 (BV206);  * 66 бронетранспортерів.</li>
      </ul>
      <text:p text:style-name="P4">
«Цей список містить огляд летальної та нелетальної військової підтримкиУкраїни Німеччиною. Він включає поставки з Бундесверу, а також поставки знімецької промисловості, що фінансуються з фондів Федерального уряду Німеччинидля так званого розвитку потенціалу безпеки», — йдеться у повідомленні.</text:p>
      <text:p text:style-name="P4">
Source: <text:a xlink:type="simple" xlink:href="https://armyinform.com.ua/2023/06/01/ukrayina-otrymala-novyj-paket-dopomogy-vid-nimechchyny-tyagachi-ta-boyeprypasy-do-leopard-1/" text:style-name="Internet_20_link" text:visited-style-name="Visited_20_Internet_20_Link">
https://armyinform.com.ua/2023/06/01/ukrayina-otrymala-novyj-paket-dopomogy-vid-nimechchyny-tyagachi-ta-boyeprypasy-do-leopard-1/</text:a>
</text:p>
      <!--NEWS-->
      <text:h text:style-name="P10" text:outline-level="1">
<text:span text:style-name="T4">
Минулого року на Чернігівщині троє підлітків були прицільно розстріляні з БМП — Офіс Генпрокурора України</text:span>
</text:h>
      <text:p text:style-name="P4">
Author: ['Олександр Беккер']</text:p>
      <text:p text:style-name="P4">
Time: 2023-06-01T73:00:00-04:00</text:p>
      <text:p text:style-name="P4">
Description: Про це під час круглого столу «Діти війни. Злочини росії проти українських дітей»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12.37.22.jpg" text:style-name="Internet_20_link" text:visited-style-name="Visited_20_Internet_20_Link">
photo_2023-06-01-12.37.22.jpg</text:a>
']</text:p>
      <text:p text:style-name="P4">
Tags: ['MILITARY MEDIA CENTER', 'STOPRUSSIA', 'АГРЕСІЯ РФ', 'ДЕНЬ ЗАХИСТУ ДІТЕЙ', 'ОКСАНА ДИМИТРІЄВА']</text:p>
      <text:p text:style-name="P4">
Category: News</text:p>
      <!--METADATA-->
      <text:p text:style-name="P4">
<draw:frame draw:style-name="fr1" draw:name="Image332" text:anchor-type="as-char" svg:width="6.9236in" svg:height="5.036919in" draw:z-index="0">
<draw:image xlink:href="../Images/AРМІЯINFORM/2023-06-01T73-00-00-04-00/photo_2023-06-01-12.37.22.jpg" xlink:type="simple" xlink:show="embed" xlink:actuate="onLoad" draw:mime-type="image/jpeg"/>
</draw:frame>
</text:p>
      <text:p text:style-name="P4">
Про це під час круглого столу «Діти війни. Злочини росії проти українськихдітей» у <text:a xlink:type="simple" xlink:href="https://www.youtube.com/live/V116JE7OX24" text:style-name="Internet_20_link" text:visited-style-name="Visited_20_Internet_20_Link">
Military MediaCenter</text:a>
 сказала ОксанаДимитрієва, начальниця відділу Департаменту захисту інтересів дітей тапротидії насильству з Офісу Генерального прокурора України.</text:p>
      <text:p text:style-name="P4">
На сьогодні в Україні внаслідок воєнних дій загинуло <text:span text:style-name="T4">
484 дитини</text:span>
.</text:p>
      <text:p text:style-name="P4">
«Сьогодні, в День захисту дітей, загинула 9-річна дівчинка, яка ховалася відбомбардування і бігла до бомбосховища. Одна дитина поранена», — повідомилавона.</text:p>
      <text:p text:style-name="P4">
Цьогоріч наприкінці квітня від ракетного обстрілу в житловому будинку у містіУмань відразу загинуло 6 дітей, двоє з яких — це переселенці з Луганськоїобласті. Родина переїхала у 2014 році на Черкащину, щоб врятуватися відзбройної агресії рф.</text:p>
      <text:p text:style-name="P4">
«Інші факти злочинів — це прицільний розстріл дітей. До початкуширокомасштабного вторгнення ми не могли уявити, що в сучасному світі можливийрозстріл дітей з бойових машин піхоти? Агресор не нехтує жодним способомзнищення українських дітей. Під час тимчасової окупації у лютому минулого рокуна Чернігівщині троє підлітків були прицільно розстріляні з БМП», — розповілапредставниця Офісу Генерального прокурора України.</text:p>
      <text:p text:style-name="P4">
З 24 лютого 2022 року зафіксовано <text:span text:style-name="T4">
992 факти</text:span>
 отримання дітьми поранень.Однією з причин є детонування снарядів: наразі зафіксовано таких <text:span text:style-name="T4">
28випадків</text:span>
.</text:p>
      <text:p text:style-name="P4">
Як зазначила Оксана Димитрієва, окремі воєнні злочини росіян відрізняютьсяособливою аморальністю, зокрема це злочини проти сексуального насильства щододітей. Наразі встановлено <text:span text:style-name="T4">
13 дітей</text:span>
 , які потерпіли від сексуальногонасильства, наймолодшій дівчинці 4 роки. Серед потерпілих і хлопчики, ідівчатка.</text:p>
      <text:p text:style-name="P4">
<text:span text:style-name="T5">
Фото Назара Волошина</text:span>
</text:p>
      <text:p text:style-name="P4">
Source: <text:a xlink:type="simple" xlink:href="https://armyinform.com.ua/2023/06/01/mynulogo-roku-na-chernigivshhyni-troye-pidlitkiv-buly-pryczilno-rozstrilyani-z-bmp-ofis-genprokurora-ukrayiny/" text:style-name="Internet_20_link" text:visited-style-name="Visited_20_Internet_20_Link">
https://armyinform.com.ua/2023/06/01/mynulogo-roku-na-chernigivshhyni-troye-pidlitkiv-buly-pryczilno-rozstrilyani-z-bmp-ofis-genprokurora-ukrayiny/</text:a>
</text:p>
      <!--NEWS-->
      <text:h text:style-name="P10" text:outline-level="1">
<text:span text:style-name="T4">
На тимчасово окупованій території України російські окупанти розширюють агентурну мережу — Ганна Маляр</text:span>
</text:h>
      <text:p text:style-name="P4">
Author: ['АРМІЯINFORM']</text:p>
      <text:p text:style-name="P4">
Time: 2023-06-01T74:00:00-04:00</text:p>
      <text:p text:style-name="P4">
Description: З метою розширення діяльності агентурної мережі окупантів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41.jpg" text:style-name="Internet_20_link" text:visited-style-name="Visited_20_Internet_20_Link">
5f9a1041.jpg</text:a>
']</text:p>
      <text:p text:style-name="P4">
Tags: ['STOPRUSSIA', 'АГРЕСІЯ РФ', 'ГАННА МАЛЯР']</text:p>
      <text:p text:style-name="P4">
Category: News</text:p>
      <!--METADATA-->
      <text:p text:style-name="P4">
<draw:frame draw:style-name="fr1" draw:name="Image333" text:anchor-type="as-char" svg:width="6.9236in" svg:height="4.61393in" draw:z-index="0">
<draw:image xlink:href="../Images/AРМІЯINFORM/2023-06-01T74-00-00-04-00/5f9a1041.jpg" xlink:type="simple" xlink:show="embed" xlink:actuate="onLoad" draw:mime-type="image/jpeg"/>
</draw:frame>
 ГаннаМаляр. Фото: Назар Волошин / АрміяInform</text:p>
      <text:p text:style-name="P4">
З метою розширення діяльності агентурної мережі окупантів на тимчасовоокупованих українських територіях російські так звані правоохоронні органипримушують місцевих підприємців, які пов’язані з наданням населеннютранспортних послуг, звітувати про виявлення осіб з проукраїнськими настроямита будь-які порушення окупаційного режиму. У разі ухилення від виконання такихзобов’язань окупанти негайно забороняють діяльність місцевих транспортників.</text:p>
      <text:p text:style-name="P4">
Про це <text:a xlink:type="simple" xlink:href="https://t.me/annamaliar/807" text:style-name="Internet_20_link" text:visited-style-name="Visited_20_Internet_20_Link">
повідомила</text:a>
 заступник Міністра оборониУкраїни Ганна Маляр.</text:p>
      <text:p text:style-name="P4">
«Особливу активність з розгортання агентурної мережі у такий спосіб противникздійснює в тимчасово окупованих населених пунктах Херсонської, Донецької таЛуганської областей. Минулого тижня цього року попередження про припинення діїдоговорів на здійснення транспортних перевезень з причин недотриманнязобов’язань отримали низка місцевих підприємств та окремих перевізників.</text:p>
      <text:p text:style-name="P4">
Разом з тим, на ринок транспортних перевезень на тимчасово окупованійтериторії все більше залучаються виключно російські підприємства», — сказалаГанна Маляр.</text:p>
      <text:p text:style-name="P4">
Source: <text:a xlink:type="simple" xlink:href="https://armyinform.com.ua/2023/06/01/na-tymchasovo-okupovanij-terytoriyi-ukrayiny-rosijski-okupanty-rozshyryuyut-agenturnu-merezhu-ganna-malyar/" text:style-name="Internet_20_link" text:visited-style-name="Visited_20_Internet_20_Link">
https://armyinform.com.ua/2023/06/01/na-tymchasovo-okupovanij-terytoriyi-ukrayiny-rosijski-okupanty-rozshyryuyut-agenturnu-merezhu-ganna-malyar/</text:a>
</text:p>
      <!--NEWS-->
      <text:h text:style-name="P10" text:outline-level="1">
<text:span text:style-name="T4">
144 населених пункти були обстріляні армією рф за минулу добу</text:span>
</text:h>
      <text:p text:style-name="P4">
Author: ['АРМІЯINFORM']</text:p>
      <text:p text:style-name="P4">
Time: 2023-06-01T75: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b7c8bbf-bb95-424c-9eac-2fa068b5b768.jpg" text:style-name="Internet_20_link" text:visited-style-name="Visited_20_Internet_20_Link">
5b7c8bbf-bb95-424c-9eac-2fa068b5b768.jpg</text:a>
']</text:p>
      <text:p text:style-name="P4">
Tags: ['АГРЕСІЯ РФ', 'ВТОРГНЕННЯ РФ', 'ОБСТРІЛИ ІНФРАСТРУКТУРИ']</text:p>
      <text:p text:style-name="P4">
Category: News</text:p>
      <!--METADATA-->
      <text:p text:style-name="P4">
<draw:frame draw:style-name="fr1" draw:name="Image334" text:anchor-type="as-char" svg:width="6.9236in" svg:height="4.50034in" draw:z-index="0">
<draw:image xlink:href="../Images/AРМІЯINFORM/2023-06-01T75-00-00-04-00/5b7c8bbf-bb95-424c-9eac-2fa068b5b768.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098" text:style-name="Internet_20_link" text:visited-style-name="Visited_20_Internet_20_Link">
повідомляє</text:a>
 Military MediaCenter.</text:p>
      <text:p text:style-name="P4">
З різних видів озброєння (міномети, танки, артилерія, РСЗВ, ОТРК, тактичнаавіація) були обстріляні 144 населених пункти та 112 об’єктів інфраструктури.</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6/01/144-naselenyh-punkty-buly-obstrilyani-armiyeyu-rf-za-mynulu-dobu/" text:style-name="Internet_20_link" text:visited-style-name="Visited_20_Internet_20_Link">
https://armyinform.com.ua/2023/06/01/144-naselenyh-punkty-buly-obstrilyani-armiyeyu-rf-za-mynulu-dobu/</text:a>
</text:p>
      <!--NEWS-->
      <text:h text:style-name="P10" text:outline-level="1">
<text:span text:style-name="T4">
Кабмін затвердив порядок евакуації (повернення) статусних дітей</text:span>
</text:h>
      <text:p text:style-name="P4">
Author: ['АРМІЯINFORM']</text:p>
      <text:p text:style-name="P4">
Time: 2023-06-01T76:00:00-04:00</text:p>
      <text:p text:style-name="P4">
Description: Кабінет Міністрів ухвалив зміни до Постанови «Про тимчасове переміщення (евакуацію) ді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vakuacziya-ditej-z-donechchyny-pytannya-yake-dosi-ne-mozhut-vyrishyty.jpg" text:style-name="Internet_20_link" text:visited-style-name="Visited_20_Internet_20_Link">
evakuacziya-ditej-z-donechchyny-pytannya-yake-dosi-ne-mozhut-vyrishyty.jpg</text:a>
']</text:p>
      <text:p text:style-name="P4">
Tags: ['АГРЕСІЯ РФ', 'ВТОРГНЕННЯ РФ', 'ЕВАКУАЦІЯ ДІТЕЙ', 'КАБІНЕТ МІНІСТРІВ УКРАЇНИ', 'МІНРЕІНТЕГРАЦІЇ']</text:p>
      <text:p text:style-name="P4">
Category: News</text:p>
      <!--METADATA-->
      <text:p text:style-name="P4">
<draw:frame draw:style-name="fr1" draw:name="Image335" text:anchor-type="as-char" svg:width="6.9236in" svg:height="3.911834in" draw:z-index="0">
<draw:image xlink:href="../Images/AРМІЯINFORM/2023-06-01T76-00-00-04-00/evakuacziya-ditej-z-donechchyny-pytannya-yake-dosi-ne-mozhut-vyrishyty.jpg" xlink:type="simple" xlink:show="embed" xlink:actuate="onLoad" draw:mime-type="image/jpeg"/>
</draw:frame>
 Ілюстративне фото</text:p>
      <text:p text:style-name="P4">
Кабінет Міністрів ухвалив зміни до Постанови «Про тимчасове переміщення(евакуацію) дітей та осіб, які проживають або зараховані до закладів різнихтипів, форм власності та підпорядкування на цілодобове перебування, та їхповернення».</text:p>
      <text:p text:style-name="P4">
Про це <text:a xlink:type="simple" xlink:href="https://minre.gov.ua/2023/06/01/kabmin-zatverdyv-poryadok-evakuacziyi-povernennya-statusnyh-ditej/" text:style-name="Internet_20_link" text:visited-style-name="Visited_20_Internet_20_Link">
повідомляє</text:a>
 Мінреінтеграції.</text:p>
      <text:p text:style-name="P4">
Серед основних новел документа — запровадження механізму евакуації статуснихдітей, а у разі виїзду їх за межі України — повернення на Батьківщину. Цейпроцес буде відбуватися відповідно до чіткого плану, який розроблятиметься напідставі форми, затвердженої спільним наказом Мінсоцполітики, Мінреінтеграціїта МВС.</text:p>
      <text:p text:style-name="P4">
Тобто, <text:span text:style-name="T4">
для кожного факту повернення буде складено індивідуальний план зістроками та відповідальними виконавцями.</text:span>
</text:p>
      <text:p text:style-name="P4">
Також за результатами вивчення питання про повернення складатиметься акт провідповідність будівлі закладу усім вимогам щодо безпеки й можливостіздійснення догляду за дітьми.</text:p>
      <text:p text:style-name="P4">
Згаданий план та акт є обов’язковими складовими при ухваленні рішення проповернення.</text:p>
      <text:p text:style-name="P4">
Крім того, рішення обласних військових адміністрацій про повернення дітей будепогоджуватися із Нацсоцслужбою.</text:p>
      <text:p text:style-name="P4">
Усі спірні питання, які виникатимуть у зв’язку з евакуацією або поверненням вУкраїну дітей, будуть вирішуватися на засіданнях Координаційного штабу.</text:p>
      <text:p text:style-name="P4">
Source: <text:a xlink:type="simple" xlink:href="https://armyinform.com.ua/2023/06/01/kabmin-zatverdyv-poryadok-evakuacziyi-povernennya-statusnyh-ditej/" text:style-name="Internet_20_link" text:visited-style-name="Visited_20_Internet_20_Link">
https://armyinform.com.ua/2023/06/01/kabmin-zatverdyv-poryadok-evakuacziyi-povernennya-statusnyh-ditej/</text:a>
</text:p>
      <!--NEWS-->
      <text:h text:style-name="P10" text:outline-level="1">
<text:span text:style-name="T4">
Медіабезпека дітей в умовах війни — виклики та відповіді</text:span>
</text:h>
      <text:p text:style-name="P4">
Author: ['Леся Медведенко']</text:p>
      <text:p text:style-name="P4">
Time: 2023-06-01T77:00:00-04:00</text:p>
      <text:p text:style-name="P4">
Description: Вкрадене дитинство, втрачені можливості й щоденна небезпека — це наслі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20230601-wa0004.jpg" text:style-name="Internet_20_link" text:visited-style-name="Visited_20_Internet_20_Link">
img-20230601-wa0004.jpg</text:a>
', '<text:a xlink:type="simple" xlink:href="https://armyinform.com.ua/wp-content/uploads/2023/06/img-20230601-wa0003.jpg" text:style-name="Internet_20_link" text:visited-style-name="Visited_20_Internet_20_Link">
img-20230601-wa0003.jpg</text:a>
']</text:p>
      <text:p text:style-name="P4">
Tags: ['ВТОРГНЕННЯ РФ', 'СОЦЗАХИСТ ПІД ЧАС ВІЙНИ']</text:p>
      <text:p text:style-name="P4">
Category: News</text:p>
      <!--METADATA-->
      <text:p text:style-name="P4">
<draw:frame draw:style-name="fr1" draw:name="Image336" text:anchor-type="as-char" svg:width="6.9236in" svg:height="4.615733in" draw:z-index="0">
<draw:image xlink:href="../Images/AРМІЯINFORM/2023-06-01T77-00-00-04-00/img-20230601-wa0004.jpg" xlink:type="simple" xlink:show="embed" xlink:actuate="onLoad" draw:mime-type="image/jpeg"/>
</draw:frame>
</text:p>
      <text:p text:style-name="P4">
Вкрадене дитинство, втрачені можливості й щоденна небезпека — це наслідкиросійсько-української війни. Українські діти живуть під звуки сирен, вибухів іяк усі ми постійно занурюються у стрічку новин у смартфоні. Різні аспектибезпеки дітей <text:a xlink:type="simple" xlink:href="https://www.youtube.com/watch" text:style-name="Internet_20_link" text:visited-style-name="Visited_20_Internet_20_Link">
онлайн,</text:a>
 зокремацифрової, інформаційної та психологічної, обговорили під час Всеукраїнськогозаходу із безпеки онлайн з нагоди Міжнародного дня захисту дітей.</text:p>
      <text:p text:style-name="P4">
Захід організовано у межах співпраці Google Україна та <text:a xlink:type="simple" xlink:href="https://www.facebook.com/UAMON" text:style-name="Internet_20_link" text:visited-style-name="Visited_20_Internet_20_Link">
Міністерство освіти інаукиУкраїни</text:a>
за партнерської підтримки Координаційний центр КМУ / Mental Health UA,громадських організацій <text:a xlink:type="simple" xlink:href="https://www.facebook.com/lastradaukraine/" text:style-name="Internet_20_link" text:visited-style-name="Visited_20_Internet_20_Link">
Ла Страда-Україна/La Strada-Ukraine</text:a>
і«<text:a xlink:type="simple" xlink:href="https://www.facebook.com/bbu.org.ua/" text:style-name="Internet_20_link" text:visited-style-name="Visited_20_Internet_20_Link">
Безбар’єрність</text:a>
».</text:p>
      <text:p text:style-name="P4">
— Нині, коли на нас летять ракети і дрони, можна, звичайно, скептичнопоставитися до питань цифрової безпеки. Однак приклад північного сусідапоказує, наскільки важлива безпека віртуального простору і до яких наслідківпризводить нехтування медіаграмотністю в інформаційному просторі. Ми бачимобезліч випадків інформаційних атак і пропаганди в мережі, тому закликаюсерйозно поставитися до безпеки в Інтернеті. Це допоможе, зокрема, зменшитистрес, який відчувають діти через негативні новини, — зазначив у вітальномуслові заступник Міністра освіти та науки України з питань цифрового розвитку,цифрових трансформацій та цифровізації Дмитро Завгородній.</text:p>
      <text:p text:style-name="P4">
<draw:frame draw:style-name="fr1" draw:name="Image337" text:anchor-type="as-char" svg:width="6.9236in" svg:height="3.777435in" draw:z-index="0">
<draw:image xlink:href="../Images/AРМІЯINFORM/2023-06-01T77-00-00-04-00/img-20230601-wa0003.jpg" xlink:type="simple" xlink:show="embed" xlink:actuate="onLoad" draw:mime-type="image/jpeg"/>
</draw:frame>
</text:p>
      <text:p text:style-name="P4">
У рамках співпраці з Google Україна Міносвіти проводить заходи з Інтернет-безпеки. Впродовж останніх двох років ця тема набула особливого значення, тожGoogle Україна долучилася до підтримки українських освітян як цифровимобладнанням, так і знаннями. Протягом минулого року компанія передала понад 50тисяч ноутбуків для вчителів з усієї України, а вже наприкінці червнязавершиться навчальна програма «Цифрові інструменти Google для освіти», участьу якій взяли понад 180 тисяч освітян.</text:p>
      <text:p text:style-name="P4">
— Задля безпеки перебування дітей та підлітків онлайн ми розвиваємо програму«Безпека дітей в Інтернеті». У 2021 році ми випустили відповідний посібник,який став у пригоді для ефективного навчання дітей основ обачного поводження вІнтернеті. У квітні цього року ми запустили локалізовану версію Онлайн-гри<text:a xlink:type="simple" xlink:href="https://beinternetawesome.withgoogle.com/uk_ua/interland" text:style-name="Internet_20_link" text:visited-style-name="Visited_20_Internet_20_Link">
«Interland: Безпека дітей вІнтернеті»</text:a>
 длязакріплення цих навичок на практиці, — розповів директор з питань взаємодії зорганами державної влади Google Україна Олег Якимчук.</text:p>
      <text:p text:style-name="P4">
Під час заходу було презентовано Посібник з медіаграмотності для підлітків таоновлення на платформі «Навчайте, де б ви не були» для вчителів.</text:p>
      <text:p text:style-name="P4">
Про психологічний захист дітей онлайн в рамках <text:a xlink:type="simple" xlink:href="https://www.howareu.com/" text:style-name="Internet_20_link" text:visited-style-name="Visited_20_Internet_20_Link">
Всеукраїнської програмиментального здоров’я «Ти як?»</text:a>
 розповіла головаКоординаційного центру з психічного здоров’я при КМУ, голова ГО«Безбар’єрність» Оксана Збітнєва.</text:p>
      <text:p text:style-name="P4">
Вона наголосила на необхідності сфокусувати увагу на підлітках, як найбільшуразливій категорії дітей. За результатами досліджень, 65% розладівментального здоров’я починаються у підлітковому віці (до 18 років).</text:p>
      <text:p text:style-name="P4">
— З огляду на це, слід зважати, що Інтернет і простір цифрових технологій зодного боку дає можливості, а з іншого несе певні ризики. Розглядаючи впливцифрового світу на ментальне здоров’я дітей і підлітків, слід ставити собіпитання: хто ким управляє? За статистикою, близько 80% підлітків засинають згаджетами в руках, що призводить до порушення якості сну, а сон — це одна зключових передумов ментального здоров’я. Кожна третя дитина стикалася зкібербулінгом. 91% підлітків відчувають негативний вплив соціальних мереж, щовикликає проблеми з самоідентифікацією. Правила поведінки у цифровому світідозволять скористатися перевагами і не втратити себе, — зазначила ОксанаЗбітнєва.</text:p>
      <text:p text:style-name="P4">
Тому просвітницька комунікація є частиною Всеукраїнської програми ментальногоздоров’я, щоб кожен знайшов інструменти психологічної самодопомоги. Аджементальне здоров’я та емоційний добробут дитини — це фундамент успішногонавчання. Кожен може скористатися платформою «Ти як» і знайти відповіді наскладні питання: як впоратися з тривогою, зі стресом, як опанувати <text:a xlink:type="simple" xlink:href="https://www.howareu.com/#techniques" text:style-name="Internet_20_link" text:visited-style-name="Visited_20_Internet_20_Link">
технікисамодопомоги</text:a>
. Така пропозиція євідповіддю на результати досліджень, згідно з якими 83% українських підлітківхочуть дізнатися, як підтримувати себе у важкі часи.</text:p>
      <text:p text:style-name="P4">
Відповіді можна знати на комунікаційних майданчиках програми <text:a xlink:type="simple" xlink:href="https://www.howareu.com/" text:style-name="Internet_20_link" text:visited-style-name="Visited_20_Internet_20_Link">
«Тияк?».</text:a>
</text:p>
      <text:p text:style-name="P4">
Source: <text:a xlink:type="simple" xlink:href="https://armyinform.com.ua/2023/06/01/mediabezpeka-ditej-v-umovah-vijny-vyklyky-ta-vidpovidi/" text:style-name="Internet_20_link" text:visited-style-name="Visited_20_Internet_20_Link">
https://armyinform.com.ua/2023/06/01/mediabezpeka-ditej-v-umovah-vijny-vyklyky-ta-vidpovidi/</text:a>
</text:p>
      <!--NEWS-->
      <text:h text:style-name="P10" text:outline-level="1">
<text:span text:style-name="T4">
Глава зовнішньополітичного відомства Франції вимагатиме посилення підтримки та надання гарантій безпеки Україні</text:span>
</text:h>
      <text:p text:style-name="P4">
Author: ['АРМІЯINFORM']</text:p>
      <text:p text:style-name="P4">
Time: 2023-06-01T78:00:00-04:00</text:p>
      <text:p text:style-name="P4">
Description: Міністр Європи та закордонних справ Франції Катрін Колонна заявила, що наполягатиме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atherine-colonna.jpg" text:style-name="Internet_20_link" text:visited-style-name="Visited_20_Internet_20_Link">
catherine-colonna.jpg</text:a>
']</text:p>
      <text:p text:style-name="P4">
Tags: ['ГАРАНТІЯ БЕЗПЕКИ', 'ДОПОМОГА ПАРТНЕРІВ', 'КАТРІН КОЛОННА', 'СВІТ ПІДТРИМУЄ УКРАЇНУ']</text:p>
      <text:p text:style-name="P4">
Category: News</text:p>
      <!--METADATA-->
      <text:p text:style-name="P4">
<draw:frame draw:style-name="fr1" draw:name="Image338" text:anchor-type="as-char" svg:width="6.9236in" svg:height="3.894525in" draw:z-index="0">
<draw:image xlink:href="../Images/AРМІЯINFORM/2023-06-01T78-00-00-04-00/catherine-colonna.jpg" xlink:type="simple" xlink:show="embed" xlink:actuate="onLoad" draw:mime-type="image/jpeg"/>
</draw:frame>
</text:p>
      <text:p text:style-name="P4">
Міністр Європи та закордонних справ Франції Катрін Колонна заявила, щонаполягатиме на конкретному плані вступу України до НАТО під час самітуПівнічноатлантичного альянсу у Вільнюсі.</text:p>
      <text:p text:style-name="P4">
Про це очільниця французького зовнішньополітичного відомства, перебуваючи назустрічі міністрів закордонних справ країн-членів НАТО в Осло,<text:a xlink:type="simple" xlink:href="https://twitter.com/MinColonna/status/1664147543024889859" text:style-name="Internet_20_link" text:visited-style-name="Visited_20_Internet_20_Link">
написала</text:a>
 вTwitter.</text:p>
      <text:p text:style-name="P4">
«Ми зібралися в Осло, щоб підготуватися до саміту НАТО. Я закликатиму допосилення підтримки та надання гарантій безпеки Україні», — зазначила КатрінКолонна.</text:p>
      <text:p text:style-name="P4">
Вона додала, що основною темою зустрічі міністрів закордонних справ країн-членів НАТО буде українсько-російська війна, і країни-члени Альянсу повиннідіяти послідовно і відповідально щодо України.</text:p>
      <text:p text:style-name="P4">
«Я мушу нагадати вам про простий принцип міжнародного права, згідно з яким усісуверенні держави мають право вільно обирати собі союзників. Ми сповненірішучості поважати цей принцип», — підкреслила глава французькогозовнішньополітичного відомства, наголошуючи на тому, що країни мають віддаватипріоритет своїм зобов’язанням щодо безпеки перед Україною.</text:p>
      <text:p text:style-name="P4">
Нагадаємо, президент Франції Емманюель Макрон<text:a xlink:type="simple" xlink:href="https://armyinform.com.ua/2023/05/29/strategiya-rosiyi-yaka-vychikuye-shho-na-zahodi-vtomlyatsya-ta-ne-dopomagatymut-ukrayini-ne-spraczyuye/" text:style-name="Internet_20_link" text:visited-style-name="Visited_20_Internet_20_Link">
наголосив</text:a>
, що стратегія його країни — допомогти Україні організуватиконтрнаступ у потрібний момент, аби Київ міг повернути всіх за стілпереговорів на обраних ним умовах і створити для себе міцний мир.</text:p>
      <text:p text:style-name="P4">
Source: <text:a xlink:type="simple" xlink:href="https://armyinform.com.ua/2023/06/01/glava-zovnishnopolitychnogo-vidomstva-francziyi-vymagatyme-posylennya-pidtrymky-ta-nadannya-garantij-bezpeky-ukrayini/" text:style-name="Internet_20_link" text:visited-style-name="Visited_20_Internet_20_Link">
https://armyinform.com.ua/2023/06/01/glava-zovnishnopolitychnogo-vidomstva-francziyi-vymagatyme-posylennya-pidtrymky-ta-nadannya-garantij-bezpeky-ukrayini/</text:a>
</text:p>
      <!--NEWS-->
      <text:h text:style-name="P10" text:outline-level="1">
<text:span text:style-name="T4">
За державну зраду судитимуть екскомандира кримського «беркуту»</text:span>
</text:h>
      <text:p text:style-name="P4">
Author: ['АРМІЯINFORM']</text:p>
      <text:p text:style-name="P4">
Time: 2023-06-01T79:00:00-04:00</text:p>
      <text:p text:style-name="P4">
Description: Колишній командир підрозділу «беркут» в Автономній Республіці Крим постане перед судом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3.jpg" text:style-name="Internet_20_link" text:visited-style-name="Visited_20_Internet_20_Link">
8-3.jpg</text:a>
']</text:p>
      <text:p text:style-name="P4">
Tags: ['АР КРИМ', 'БЕРКУТІВЦІ', 'ЗЛОЧИНИ', 'ОФІС ГЕНЕРАЛЬНОГО ПРОКУРОРА УКРАЇНИ']</text:p>
      <text:p text:style-name="P4">
Category: News</text:p>
      <!--METADATA-->
      <text:p text:style-name="P4">
<draw:frame draw:style-name="fr1" draw:name="Image339" text:anchor-type="as-char" svg:width="6.9236in" svg:height="3.784901in" draw:z-index="0">
<draw:image xlink:href="../Images/AРМІЯINFORM/2023-06-01T79-00-00-04-00/8-3.jpg" xlink:type="simple" xlink:show="embed" xlink:actuate="onLoad" draw:mime-type="image/jpeg"/>
</draw:frame>
</text:p>
      <text:p text:style-name="P4">
Колишній командир підрозділу «беркут» в Автономній Республіці Крим постанеперед судом за державну зраду.</text:p>
      <text:p text:style-name="P4">
Про це <text:a xlink:type="simple" xlink:href="https://www.gp.gov.ua/ua/posts/ekskomandira-krimskogo-berkutu-suditimut-za-derzavnu-zradu-2" text:style-name="Internet_20_link" text:visited-style-name="Visited_20_Internet_20_Link">
повідомляє</text:a>
 Офіс Генерального прокурора України.</text:p>
      <text:p text:style-name="P4">
Розслідуванням встановлено, що екскомандир полку міліції під час окупаціїКриму у 2014 році перейшов на бік ворога та вступив на службу до «Міністерствавнутрішніх справ по Республіці Крим».</text:p>
      <text:p text:style-name="P4">
«Обвинувачений обійняв посаду командира так званого спеціального загонушвидкого реагування «СОБР». Тим самим він сприяв функціонуванню незаконностворених окупаційних правоохоронних органів рф на території АР Крим,зміцненню їх влади та недопущенні контролю України над цією територією», —йдеться у повідомленні.</text:p>
      <text:p text:style-name="P4">
Source: <text:a xlink:type="simple" xlink:href="https://armyinform.com.ua/2023/06/01/za-derzhavnu-zradu-sudytymut-ekskomandyra-krymskogo-berkutu/" text:style-name="Internet_20_link" text:visited-style-name="Visited_20_Internet_20_Link">
https://armyinform.com.ua/2023/06/01/za-derzhavnu-zradu-sudytymut-ekskomandyra-krymskogo-berkutu/</text:a>
</text:p>
      <!--NEWS-->
      <text:h text:style-name="P10" text:outline-level="1">
<text:span text:style-name="T4">
Кожен сумнів у Європі — це окоп, який обов’язково спробує зайняти рф — Президент України</text:span>
</text:h>
      <text:p text:style-name="P4">
Author: ['АРМІЯINFORM']</text:p>
      <text:p text:style-name="P4">
Time: 2023-06-01T80:00:00-04:00</text:p>
      <text:p text:style-name="P4">
Description: Щоразу, коли готуються та ухвалюються рішення заради Європи, заради цінностей, треб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rez111.jpeg" text:style-name="Internet_20_link" text:visited-style-name="Visited_20_Internet_20_Link">
prez111.jpeg</text:a>
', '<text:a xlink:type="simple" xlink:href="https://armyinform.com.ua/wp-content/uploads/2023/06/prez22.jpeg" text:style-name="Internet_20_link" text:visited-style-name="Visited_20_Internet_20_Link">
prez22.jpeg</text:a>
', '<text:a xlink:type="simple" xlink:href="https://armyinform.com.ua/wp-content/uploads/2023/06/prez33.jpeg" text:style-name="Internet_20_link" text:visited-style-name="Visited_20_Internet_20_Link">
prez33.jpeg</text:a>
']</text:p>
      <text:p text:style-name="P4">
Tags: ['STOPRUSSIA', 'АГРЕСІЯ РФ', 'ВОЛОДИМИР ЗЕЛЕНСЬКИЙ', 'ВТОРГНЕННЯ РФ', 'ОФІС ПРЕЗИДЕНТА УКРАЇНИ', 'ПРЕЗИДЕНТ УКРАЇНИ']</text:p>
      <text:p text:style-name="P4">
Category: News</text:p>
      <!--METADATA-->
      <text:p text:style-name="P4">
<draw:frame draw:style-name="fr1" draw:name="Image340" text:anchor-type="as-char" svg:width="6.9236in" svg:height="4.604691in" draw:z-index="0">
<draw:image xlink:href="../Images/AРМІЯINFORM/2023-06-01T80-00-00-04-00/prez111.jpeg" xlink:type="simple" xlink:show="embed" xlink:actuate="onLoad" draw:mime-type="image/jpeg"/>
</draw:frame>
</text:p>
      <text:p text:style-name="P4">
Щоразу, коли готуються та ухвалюються рішення заради Європи, заради цінностей,треба пам’ятати: кожен сумнів тут, у Європі, — це окоп, який обов’язковоспробує зайняти росія.</text:p>
      <text:p text:style-name="P4">
Про це <text:a xlink:type="simple" xlink:href="https://www.president.gov.ua/news/kozhen-sumniv-u-yevropi-ce-okop-yakij-obovyazkovo-sprobuye-z-83305" text:style-name="Internet_20_link" text:visited-style-name="Visited_20_Internet_20_Link">
заявив</text:a>
 Президент України під час виступу надругій зустрічі Європейської політичної спільноти.</text:p>
      <text:p text:style-name="P4">
«Кожен сумнів приносить більше небезпеки. Чи то сумніви у життєво необхіднихбезпекових кроках, чи то сумніви в нашій із вами єдності, чи то сумніви внашій із вами здатності відповідати на виклики часу», – наголосив він.</text:p>
      <text:p text:style-name="P4">
За словами глави держави, від 24 лютого минулого року межі безпеки у Європі —це буквально межі рішучості, здатності діяти спільно заради інтересів народівта всієї Європи.</text:p>
      <text:p text:style-name="P4">
«Наскільки можемо відкинути сумніви, рівно настільки можемо відкинути й злоагресії. Серед нас немає тих, хто не знає, яких рішень потребує зараз Європа.</text:p>
      <text:p text:style-name="P4">
Перше — повноцінний захист від російського терору. Як на землі, так і в небі.</text:p>
      <text:p text:style-name="P4">
<draw:frame draw:style-name="fr1" draw:name="Image341" text:anchor-type="as-char" svg:width="6.9236in" svg:height="4.604691in" draw:z-index="0">
<draw:image xlink:href="../Images/AРМІЯINFORM/2023-06-01T80-00-00-04-00/prez22.jpeg" xlink:type="simple" xlink:show="embed" xlink:actuate="onLoad" draw:mime-type="image/jpeg"/>
</draw:frame>
</text:p>
      <text:p text:style-name="P4">
Цієї ночі російські ракети забрали ще три життя в нашій столиці, у Києві.Десять людей зазнали поранень. Загинула одна дитина — на додачу до сотень,убитих російським терором раніше. Щонайменше 484 українські дитини вбитіросією.</text:p>
      <text:p text:style-name="P4">
Вирішальних компонентів нині два. Це коаліція «Петріотів», яка покінчить ізросійським шантажем балістичними ракетами. А другий — це коаліція сучаснихвинищувачів, яка доведе, що в терору проти наших міст немає шансів. І я дякуютим, хто допомагає, тим, хто розуміє, що швидкість формування цих двохкоаліцій — «Петріотів» та винищувачів — це буквально прискорення миру.</text:p>
      <text:p text:style-name="P4">
Друге — це повна сила нашої єдності. Ми ж бачимо, хто агресор. Бачимо, де самевідбувається агресія. росія боїться НАТО — це правда — і пробує проковтнутилише тих, хто поза межами спільного простору безпеки. І росія пробує залишитина території сусідів «заморожену» війну, якщо не вдалося проковтнути всюсусідню країну.</text:p>
      <text:p text:style-name="P4">
Наприклад, навіщо російський контингент досі у Придністров’ї? Кремлю це требалише для того, щоб одного дня «розморозити» напад на Молдову. Чи довго Європаце терпітиме? Питанню вже 30 років. Варто дати на нього відповідь.</text:p>
      <text:p text:style-name="P4">
На нашому континенті не має бути місця жодній «замороженій» чи гарячій війні!</text:p>
      <text:p text:style-name="P4">
Нещодавно один китайський журналіст запитав мене: чому НАТО? Відповідь проста:коли гарантій безпеки немає, є гарантії лише війни. Ми не чули про можливістьстворення безпекового альянсу Китай плюс НАТО плюс Україна… Але нам потрібенмир, справедливий мир. Тому кожна європейська країна, яка межує із росією і нехоче, щоб росія її пошматувала, має бути повноправним учасником ЄС і НАТО. І єлише дві альтернативи цьому: або відкрита війна, або повзуча російськаокупація.</text:p>
      <text:p text:style-name="P4">
Ми бачимо, що відбувається в Білорусі. Бачимо, що відбувається в Грузії.Бачимо, як ці народи затягуються — хоч і по-різному — але в однаковебеззаконня. Але що бачать вони?</text:p>
      <text:p text:style-name="P4">
Якщо навіть українці, які кров’ю доводять свою прихильність свободі тацінностям об’єднаної Європи, досі не почули чіткої позитивної відповіді щодовступу в ЄС і НАТО, то надії інших стають зовсім примарними. Уявіть церозчарування. Розчарування і наших воїнів, які б’ються за свободу, і тихнародів, для яких наша боротьба в Україні — це їхня надія.</text:p>
      <text:p text:style-name="P4">
<draw:frame draw:style-name="fr1" draw:name="Image342" text:anchor-type="as-char" svg:width="6.9236in" svg:height="4.604691in" draw:z-index="0">
<draw:image xlink:href="../Images/AРМІЯINFORM/2023-06-01T80-00-00-04-00/prez33.jpeg" xlink:type="simple" xlink:show="embed" xlink:actuate="onLoad" draw:mime-type="image/jpeg"/>
</draw:frame>
</text:p>
      <text:p text:style-name="P4">
Цей рік — для рішень. І це третій пункт, на якому я хотів би наголосити.</text:p>
      <text:p text:style-name="P4">
Влітку у Вільнюсі на саміті НАТО потрібне чітке запрошення України дочленства, а також гарантії безпеки на шляху до членства в НАТО. Восенипотрібне чітке позитивне рішення щодо нашого вступу до ЄС. Готуємо й самітмиру, який спрямує світову більшість до реалізації нашої Формули миру. І цеглобальна потреба. Час настав, і сумніви мають зникнути.</text:p>
      <text:p text:style-name="P4">
Позитивні рішення для України стануть позитивними рішеннями для всіх.Безпековою основою. Очевидно — для Молдови. Це дуже важливо. У перспективі —для Грузії. Не маю сумнівів, що з часом — і для Білорусі. А отже, і дляєвропейського миру. Бо для агресії проти когось у Європі не залишиться жодногоокопу сумнівів.</text:p>
      <text:p text:style-name="P4">
І я дякую всім вам, хто розуміє, що Європа має бути саме такою далекоглядною,щоб бути справді мирною.</text:p>
      <text:p text:style-name="P4">
Український підхід є очевидним і найбільш відкритим. Ми відкрито запропонувалиформулу миру, і її пункти очевидні. Ми відкрито говоримо про важливість НАТО іпрямий зв’язок між зменшенням наших сумнівів і розширенням нашого просторуреальної безпеки. Ми відкрито говоримо, що лише сильна протиповітряна оборона,а саме коаліція «Петріотів», а саме коаліція сучасних винищувачів, можеперемогти російський терор. Це реальність, у якій ми живемо й боремося щодня.Це відкритість, на якій базується наша Європа, один із наших головних спільнихпринципів. Це факти, очевидні факти. Відкритість і чесність. Тепер нампотрібні рішення.</text:p>
      <text:p text:style-name="P4">
Source: <text:a xlink:type="simple" xlink:href="https://armyinform.com.ua/2023/06/01/kozhen-sumniv-u-yevropi-cze-okop-yakyj-obovyazkovo-sprobuye-zajnyaty-rf-prezydent-ukrayiny/" text:style-name="Internet_20_link" text:visited-style-name="Visited_20_Internet_20_Link">
https://armyinform.com.ua/2023/06/01/kozhen-sumniv-u-yevropi-cze-okop-yakyj-obovyazkovo-sprobuye-zajnyaty-rf-prezydent-ukrayiny/</text:a>
</text:p>
      <!--NEWS-->
      <text:h text:style-name="P10" text:outline-level="1">
<text:span text:style-name="T4">
Ми вдячні кожному, хто підтримує  наших поранених  — Ганна Маляр</text:span>
</text:h>
      <text:p text:style-name="P4">
Author: ['АРМІЯINFORM']</text:p>
      <text:p text:style-name="P4">
Time: 2023-06-01T81:00:00-04:00</text:p>
      <text:p text:style-name="P4">
Description: Представники волонтерської спільноти, громадські організації, що опікуються проблем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31313.jpeg" text:style-name="Internet_20_link" text:visited-style-name="Visited_20_Internet_20_Link">
131313.jpeg</text:a>
', '<text:a xlink:type="simple" xlink:href="https://armyinform.com.ua/wp-content/uploads/2023/06/12121212121212.jpeg" text:style-name="Internet_20_link" text:visited-style-name="Visited_20_Internet_20_Link">
12121212121212.jpeg</text:a>
']</text:p>
      <text:p text:style-name="P4">
Tags: ['STOPRUSSIA', 'АГРЕСІЯ РФ']</text:p>
      <text:p text:style-name="P4">
Category: News</text:p>
      <!--METADATA-->
      <text:p text:style-name="P4">
<draw:frame draw:style-name="fr1" draw:name="Image343" text:anchor-type="as-char" svg:width="6.9236in" svg:height="5.971605in" draw:z-index="0">
<draw:image xlink:href="../Images/AРМІЯINFORM/2023-06-01T81-00-00-04-00/131313.jpeg" xlink:type="simple" xlink:show="embed" xlink:actuate="onLoad" draw:mime-type="image/jpeg"/>
</draw:frame>
</text:p>
      <text:p text:style-name="P4">
Представники волонтерської спільноти, громадські організації, що опікуютьсяпроблемами поранених, разом з оборонним відомством обговорили шляхи покращеннямедичного забезпечення військовослужбовців.</text:p>
      <text:p text:style-name="P4">
У заході, який відбувся під головуванням заступника Міністра оборони УкраїниГанни Маляр, взяли участь фахівці Департаменту гуманітарного забезпеченняМіністерства оборони України, Департаменту соціального забезпеченняМіністерства оборони України, Офісу з підтримки змін у системі Міністерстваоборони України, Командування Медичних сил Збройних Сил України та небайдужідо проблем поранених представники громадськості.</text:p>
      <text:p text:style-name="P4">
Представники Медичних Сил України ознайомили присутніх із нововведеннями,запровадженими у систему медичного забезпечення ЗСУ протягом останніх місяців,зокрема, із заходами, спрямованими на забезпечення швидкого та зручногопроходження військовослужбовцями військово-лікарської комісії, розробки ізапровадження гнучкої системи інформування військовослужбовців щодо їхніх праву разі поранення тощо.</text:p>
      <text:p text:style-name="P4">
<draw:frame draw:style-name="fr1" draw:name="Image344" text:anchor-type="as-char" svg:width="6.9236in" svg:height="4.749086in" draw:z-index="0">
<draw:image xlink:href="../Images/AРМІЯINFORM/2023-06-01T81-00-00-04-00/12121212121212.jpeg" xlink:type="simple" xlink:show="embed" xlink:actuate="onLoad" draw:mime-type="image/jpeg"/>
</draw:frame>
</text:p>
      <text:p text:style-name="P4">
Учасники заходу також обговорили проблемні питання медичного забезпеченняЗбройних Сил України, що, наразі залишаються актуальними, та можливі шляхиїхнього вирішення. Зокрема, Ольга Гужва співзасновниця ГС «Консорціумветеранських організацій Сходу», висловила пропозиції щодо ефективногомоніторингу кожного етапу шляху евакуації поранених. Любов Галан,співзасновниця правозахисного центру для військовослужбовців ГО «Принцип»,звернула увагу на проблеми щодо прийняття та списання волонтерськихмедикаментів, переданих ЗСУ на безоплатній основі. Військовослужбовиця,парамедикиня, волонтерка та доброволиця Юлія «Тайра» Паєвська, торкнулась темипокращення якості підготовки бойових медиків, вишколів з такмеду длявійськовослужбовців ЗСУ, а також технічного забезпечення підрозділівмедевакуації.</text:p>
      <text:p text:style-name="P4">
— В умовах широкомасштабної війни для нас найважливіше запровадити системуефективної допомоги військовослужбовцями, які втратили здоров’я під часвиконання бойових завдань, — зазначила Ганна Маляр. — Я рада, що сьогодні мивиокремили й визначили пріоритетні напрямки, за якими будемо надалі разомпрацювати. Ми вдячні кожному, хто підтримує нас і наших захисників ізахисниць, допомагає їм чимшвидше повернутися до повноцінного життя.</text:p>
      <text:p text:style-name="P4">
Юлія «Тайра» Паєвська відзначила конструктивну позицію оборонного відомстващодо покращення медичного забезпечення Збройних Сил.</text:p>
      <text:p text:style-name="P4">
Оборонне відомство вдячне учасникам зустрічі за підтримку ЗСУ та активнугромадянську позицію, яка допомагає швидко реагувати на запити Збройних Сил, йвідзначила важливість проведення таких зустрічей та висловила надію наподальшу співпрацю заради Перемоги України.</text:p>
      <text:p text:style-name="P4">
Source: <text:a xlink:type="simple" xlink:href="https://armyinform.com.ua/2023/06/01/my-vdyachni-kozhnomu-hto-pidtrymuye-nashyh-poranenyh-ganna-malyar/" text:style-name="Internet_20_link" text:visited-style-name="Visited_20_Internet_20_Link">
https://armyinform.com.ua/2023/06/01/my-vdyachni-kozhnomu-hto-pidtrymuye-nashyh-poranenyh-ganna-malyar/</text:a>
</text:p>
      <!--NEWS-->
      <text:h text:style-name="P10" text:outline-level="1">
<text:span text:style-name="T4">
Наші захисники протягом доби відбили 19 атак російських військ</text:span>
</text:h>
      <text:p text:style-name="P4">
Author: ['АРМІЯINFORM']</text:p>
      <text:p text:style-name="P4">
Time: 2023-06-01T82:00:00-04:00</text:p>
      <text:p text:style-name="P4">
Description: Противник продовжує зосереджувати основні зусилля на спробах повн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45" text:anchor-type="as-char" svg:width="6.9236in" svg:height="4.608521in" draw:z-index="0">
<draw:image xlink:href="../Images/AРМІЯINFORM/2023-06-01T82-00-00-04-00/vtraty-voroga.jpg" xlink:type="simple" xlink:show="embed" xlink:actuate="onLoad" draw:mime-type="image/jpeg"/>
</draw:frame>
Ілюстративне фото / ГШ ЗСУ <text:span text:style-name="T4">
🔥 Ситуація щодо російського вторгнення</text:span>
</text:p>
      <text:p text:style-name="P4">
Противник продовжує зосереджувати основні зусилля на спробах повної окупаціїЛуганської та Донецької областей. Протягом доби підрозділи сил оборони відбили19 ворожих атак.</text:p>
      <text:p text:style-name="P4">
Про це у Facebook<text:a xlink:type="simple" xlink:href="https://www.facebook.com/GeneralStaff.ua/posts/pfbid0g2Kdab7rekpwT46H3FHZrQPPnyE89vapCFaXFrSM7bMuk87cQHkLgYuqFpDrtSX4l" text:style-name="Internet_20_link" text:visited-style-name="Visited_20_Internet_20_Link">
повідомляє</text:a>
Генеральний штаб ЗСУ.</text:p>
      <text:p text:style-name="P4">
«На Мар’їнському напрямку наші захисники відбили усі атаки противника в районіміста Мар’їнка. Там же ворог завдав авіаційного удару, артилерійськихобстрілів зазнали Георгіївка, Мар’їнка, Побєда та Новомихайлівка Донецькоїобласті», — йдеться у повідомленні.</text:p>
      <text:p text:style-name="P4">
Source: <text:a xlink:type="simple" xlink:href="https://armyinform.com.ua/2023/06/01/nashi-zahysnyky-protyagom-doby-vidbyly-19-atak-rosijskyh-vijsk/" text:style-name="Internet_20_link" text:visited-style-name="Visited_20_Internet_20_Link">
https://armyinform.com.ua/2023/06/01/nashi-zahysnyky-protyagom-doby-vidbyly-19-atak-rosijskyh-vijsk/</text:a>
</text:p>
      <!--NEWS-->
      <text:h text:style-name="P10" text:outline-level="1">
<text:span text:style-name="T4">
У Мелітополі окупанти облаштували дитячий санаторій під військовий шпиталь</text:span>
</text:h>
      <text:p text:style-name="P4">
Author: ['АРМІЯINFORM']</text:p>
      <text:p text:style-name="P4">
Time: 2023-06-01T83:00:00-04:00</text:p>
      <text:p text:style-name="P4">
Description: російські окупаційні війська продовжують зазнавати великих втрат на полі б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346" text:anchor-type="as-char" svg:width="6.9236in" svg:height="4.33302in" draw:z-index="0">
<draw:image xlink:href="../Images/AРМІЯINFORM/2023-06-01T83-00-00-04-00/okupanty-strilby.jpg" xlink:type="simple" xlink:show="embed" xlink:actuate="onLoad" draw:mime-type="image/jpeg"/>
</draw:frame>
Ілюстративне фото <text:span text:style-name="T4">
🔥 Ситуація щодо російського вторгнення</text:span>
</text:p>
      <text:p text:style-name="P4">
російські окупаційні війська продовжують зазнавати великих втрат на полі бою.Внаслідок чого противник продовжує обладнувати цивільні заклади тимчасовозахоплених територій під медичні установи. Так, в населеному пункті МелітопольЗапорізької області окупанти облаштували дитячий санаторій під військовийшпиталь, де на лікуванні перебувають понад 200 окупантів з пораненнями різногоступеню важкості.</text:p>
      <text:p text:style-name="P4">
Про це у Facebook<text:a xlink:type="simple" xlink:href="https://www.facebook.com/GeneralStaff.ua/posts/pfbid0g2Kdab7rekpwT46H3FHZrQPPnyE89vapCFaXFrSM7bMuk87cQHkLgYuqFpDrtSX4l" text:style-name="Internet_20_link" text:visited-style-name="Visited_20_Internet_20_Link">
повідомляє</text:a>
Генеральний штаб ЗСУ.</text:p>
      <text:p text:style-name="P4">
Також російські терористи, нехтуючи законами міжнародного гуманітарного права,на території Мелітопольського Олександро-Невського собору розмістили базуросійських військовослужбовців з військовою технікою.</text:p>
      <text:p text:style-name="P4">
Source: <text:a xlink:type="simple" xlink:href="https://armyinform.com.ua/2023/06/01/u-melitopoli-okupanty-oblashtuvaly-dytyachyj-sanatorij-pid-vijskovyj-shpytal/" text:style-name="Internet_20_link" text:visited-style-name="Visited_20_Internet_20_Link">
https://armyinform.com.ua/2023/06/01/u-melitopoli-okupanty-oblashtuvaly-dytyachyj-sanatorij-pid-vijskovyj-shpytal/</text:a>
</text:p>
      <!--NEWS-->
      <text:h text:style-name="P10" text:outline-level="1">
<text:span text:style-name="T4">
Українська авіація за добу завдала 9 ударів по ворожих позиціях</text:span>
</text:h>
      <text:p text:style-name="P4">
Author: ['АРМІЯINFORM']</text:p>
      <text:p text:style-name="P4">
Time: 2023-06-01T84:00:00-04:00</text:p>
      <text:p text:style-name="P4">
Description: Авіація сил оборони за добу завдала 9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47" text:anchor-type="as-char" svg:width="6.9236in" svg:height="3.894525in" draw:z-index="0">
<draw:image xlink:href="../Images/AРМІЯINFORM/2023-06-01T84-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добу завдала 9 ударів по районах зосередження особовогоскладу та військової техніки, а також 2 по зенітно-ракетних комплексахпротивника.</text:p>
      <text:p text:style-name="P4">
Про це у Facebook<text:a xlink:type="simple" xlink:href="https://www.facebook.com/GeneralStaff.ua/posts/pfbid0g2Kdab7rekpwT46H3FHZrQPPnyE89vapCFaXFrSM7bMuk87cQHkLgYuqFpDrtSX4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1 пунктуправління, 1 зенітно-ракетний комплекс, 5 артилерійських підрозділів навогневій позиції, 9 районів зосередження озброєння та військової технікипротивника.</text:p>
      <text:p text:style-name="P4">
Source: <text:a xlink:type="simple" xlink:href="https://armyinform.com.ua/2023/06/01/ukrayinska-aviacziya-za-dobu-zavdala-9-udariv-po-vorozhyh-pozycziyah/" text:style-name="Internet_20_link" text:visited-style-name="Visited_20_Internet_20_Link">
https://armyinform.com.ua/2023/06/01/ukrayinska-aviacziya-za-dobu-zavdala-9-udariv-po-vorozhyh-pozycziyah/</text:a>
</text:p>
      <!--NEWS-->
      <text:h text:style-name="P10" text:outline-level="1">
<text:span text:style-name="T4">
Воїни батальйону «Айдар» знищують окупантів в окопах на Бахмутському напрямку</text:span>
</text:h>
      <text:p text:style-name="P4">
Author: ['АРМІЯINFORM']</text:p>
      <text:p text:style-name="P4">
Time: 2023-06-01T85:00:00-04:00</text:p>
      <text:p text:style-name="P4">
Description: Аеророзвідка 24-го окремого штурмового батальйону «Айдар» знищує окупантів в окопа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text:p>
      <text:p text:style-name="P4">
Category: News</text:p>
      <!--METADATA-->
      <text:p text:style-name="P4">
Аеророзвідка 24-го окремого штурмового батальйону «Айдар» знищує окупантів вокопах.</text:p>
      <text:p text:style-name="P4">
Цим відео <text:a xlink:type="simple" xlink:href="https://t.me/osirskiy" text:style-name="Internet_20_link" text:visited-style-name="Visited_20_Internet_20_Link">
поділився</text:a>
 в Telegram командувач Сухопутнихвійськ генерал-полковник Олександр Сирський.</text:p>
      <text:p text:style-name="P4">
Ворог перейшов до оборони. Спостерігається значне зменшення будь-яких активнихдій ворога при збільшенні кількості обстрілів з важкого озброєння, в основномуз артилерії та мінометів.</text:p>
      <text:p text:style-name="P4">
Source: <text:a xlink:type="simple" xlink:href="https://armyinform.com.ua/2023/06/01/voyiny-bataljonu-ajdar-znyshhuyut-okupantiv-v-okopah-na-bahmutskomu-napryamku/" text:style-name="Internet_20_link" text:visited-style-name="Visited_20_Internet_20_Link">
https://armyinform.com.ua/2023/06/01/voyiny-bataljonu-ajdar-znyshhuyut-okupantiv-v-okopah-na-bahmutskomu-napryamku/</text:a>
</text:p>
      <!--NEWS-->
      <text:h text:style-name="P10" text:outline-level="1">
<text:span text:style-name="T4">
росія збільшила до чотирьох кількість ракетоносіїв у Чорному морі</text:span>
</text:h>
      <text:p text:style-name="P4">
Author: ['АРМІЯINFORM']</text:p>
      <text:p text:style-name="P4">
Time: 2023-06-01T86:00:00-04:00</text:p>
      <text:p text:style-name="P4">
Description: рф збільшила до чотирьох кількість ракетоносіїв у Чорному морі, вивівши на бой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STOPRUSSIA', 'АГРЕСІЯ РФ', 'ВТОРГНЕННЯ РФ', 'ОК «ПІВДЕНЬ»']</text:p>
      <text:p text:style-name="P4">
Category: News</text:p>
      <!--METADATA-->
      <text:p text:style-name="P4">
<draw:frame draw:style-name="fr1" draw:name="Image348" text:anchor-type="as-char" svg:width="6.9236in" svg:height="4.615733in" draw:z-index="0">
<draw:image xlink:href="../Images/AРМІЯINFORM/2023-06-01T86-00-00-04-00/rosijskyj-korabel-raketonosij.jpg" xlink:type="simple" xlink:show="embed" xlink:actuate="onLoad" draw:mime-type="image/jpeg"/>
</draw:frame>
 Ілюстративне фото</text:p>
      <text:p text:style-name="P4">
рф збільшила до чотирьох кількість ракетоносіїв у Чорному морі, вивівши набойове чергування фрегат «Адмірал Ессен».</text:p>
      <text:p text:style-name="P4">
Про це<text:a xlink:type="simple" xlink:href="https://www.facebook.com/OperationalCommandSouth/posts/pfbid0XtKJXto25Qf48PExnG4uhp5C16KkrxLuNpoquCahBp9DNoYgX4bQycVKbwupXokAl" text:style-name="Internet_20_link" text:visited-style-name="Visited_20_Internet_20_Link">
повідомило</text:a>
ОК «Південь».</text:p>
      <text:p text:style-name="P4">
«Станом на 18.00 в морі 2 надводних та 2 підводних ракетоносії. Загальний залпможе сягати 24 ракет типу «Калібр», — ідеться в повідомленні.</text:p>
      <text:p text:style-name="P4">
Командування попереджає: рівень ракетної загрози залишається надзвичайновисоким.</text:p>
      <text:p text:style-name="P4">
Source: <text:a xlink:type="simple" xlink:href="https://armyinform.com.ua/2023/06/01/rosiya-zbilshyla-do-chotyroh-kilkist-raketonosiyiv-u-chornomu-mori/" text:style-name="Internet_20_link" text:visited-style-name="Visited_20_Internet_20_Link">
https://armyinform.com.ua/2023/06/01/rosiya-zbilshyla-do-chotyroh-kilkist-raketonosiyiv-u-chornomu-mori/</text:a>
</text:p>
      <!--NEWS-->
      <text:h text:style-name="P10" text:outline-level="1">
<text:span text:style-name="T4">
Українців дуже важко залякати після всього, що ми пережили — Ганна Маляр</text:span>
</text:h>
      <text:p text:style-name="P4">
Author: ['Валентина Вілюра']</text:p>
      <text:p text:style-name="P4">
Time: 2023-06-01T87:00:00-04:00</text:p>
      <text:p text:style-name="P4">
Description: Про це заступник Міністра оборони України Ганна Маляр розповіла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jpeg" text:style-name="Internet_20_link" text:visited-style-name="Visited_20_Internet_20_Link">
malyar.jpeg</text:a>
']</text:p>
      <text:p text:style-name="P4">
Tags: ['STOPRUSSIA', 'АГРЕСІЯ РФ', 'ГАННА МАЛЯР']</text:p>
      <text:p text:style-name="P4">
Category: News</text:p>
      <!--METADATA-->
      <text:p text:style-name="P4">
<draw:frame draw:style-name="fr1" draw:name="Image349" text:anchor-type="as-char" svg:width="6.9236in" svg:height="3.721435in" draw:z-index="0">
<draw:image xlink:href="../Images/AРМІЯINFORM/2023-06-01T87-00-00-04-00/malyar.jpeg" xlink:type="simple" xlink:show="embed" xlink:actuate="onLoad" draw:mime-type="image/jpeg"/>
</draw:frame>
</text:p>
      <text:p text:style-name="P4">
Про це заступник Міністра оборони України Ганна Маляр розповіла в ефірітелевізійного марафону «Єдині новини».</text:p>
      <text:p text:style-name="P4">
За її словами росіяни воюють з цивільним населенням. Вони дійсно ціляться вбудинки мирних мешканців, вбивають наших дітей, жінок, але ми повиннірозуміти, що культура рф — тиснути психологічно та діяти істерично.</text:p>
      <text:p text:style-name="P4">
— рашисти намагаються психологічно вибити нас з рівноваги. Якщо ми говоримопро Київ — столиця підсвідомо для кожного українця символ міцності та захисту.Тому вони намагаються по цьому символу вдарити, хочуть показати що в них межнемає, що вони можуть навіть ракетами вдарити по Хрещатику. Проте, тутпотрібно сказати що українців вже дуже важко залякати після всього що мипережили. Тому власне їм складно досягти бажаного, — підсумувала Ганна Маляр.</text:p>
      <text:p text:style-name="P4">
Source: <text:a xlink:type="simple" xlink:href="https://armyinform.com.ua/2023/06/01/ukrayincziv-duzhe-vazhko-zalyakaty-pislya-vsogo-shho-my-perezhyly-ganna-malyar/" text:style-name="Internet_20_link" text:visited-style-name="Visited_20_Internet_20_Link">
https://armyinform.com.ua/2023/06/01/ukrayincziv-duzhe-vazhko-zalyakaty-pislya-vsogo-shho-my-perezhyly-ganna-malyar/</text:a>
</text:p>
      <!--NEWS-->
      <text:h text:style-name="P10" text:outline-level="1">
<text:span text:style-name="T4">
Окупанти змушують наших полонених казати, що росія їх подає на обмін, а Україна не хоче забирати — Коордштаб</text:span>
</text:h>
      <text:p text:style-name="P4">
Author: ['АРМІЯINFORM']</text:p>
      <text:p text:style-name="P4">
Time: 2023-06-01T88:00:00-04:00</text:p>
      <text:p text:style-name="P4">
Description: У Координаційному штабі відбулася зустріч з родинами військовослужбовців 67-ї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6038672796852269234_w.jpg" text:style-name="Internet_20_link" text:visited-style-name="Visited_20_Internet_20_Link">
photo_6038672796852269234_w.jpg</text:a>
']</text:p>
      <text:p text:style-name="P4">
Tags: ['STOPRUSSIA', 'АГРЕСІЯ РФ', 'ВТОРГНЕННЯ РФ', 'КООРДИНАЦІЙНИЙ ШТАБ']</text:p>
      <text:p text:style-name="P4">
Category: News</text:p>
      <!--METADATA-->
      <text:p text:style-name="P4">
<draw:frame draw:style-name="fr1" draw:name="Image350" text:anchor-type="as-char" svg:width="6.9236in" svg:height="3.894525in" draw:z-index="0">
<draw:image xlink:href="../Images/AРМІЯINFORM/2023-06-01T88-00-00-04-00/photo_6038672796852269234_w.jpg" xlink:type="simple" xlink:show="embed" xlink:actuate="onLoad" draw:mime-type="image/jpeg"/>
</draw:frame>
</text:p>
      <text:p text:style-name="P4">
У Координаційному штабі відбулася зустріч з родинами військовослужбовців 67-їокремої механізованої бригади.</text:p>
      <text:p text:style-name="P4">
У зустрічі взяв участь представник Координаційного штабу. Зокрема, вінокреслив джерела отримання інформації про Оборонців у неволі: «Звільнені зполону проходять анкетування Коордштабу, повідомляють про побратимів, якихбачили там, — зазначив представник Штабу. — Ми їх опитуємо майже одразу післяповернення. Але є небезпека, коли близькі оприлюднюють місце утримання своїхзахисників: хлопців потім починають переміщати з колонії в колонію. А це нові„прийомки“ й адаптація. Таким чином люди хочуть зробити краще, а виходить, щотільки шкодять своїм».</text:p>
      <text:p text:style-name="P4">
Якщо є відомості про Захисника від звільнених чи з соціальних мереж, або ж іззакритих джерел, особу в Національному інформаційному бюро вносять до реєструпід обліковим записом «імовірно полон», але у військовій частині вонапродовжує вважатися зниклою безвісти. Офіційне підтвердження полону надає лишеміністерство оборони країни-агресорки через Міжнародний комітет ЧервоногоХреста. Утім, серед звільнених велика частина тих, хто не був підтвердженийофіційно, тому що Коордштаб подає на обміни всіх, облікованих у Національномуінформаційному бюро.</text:p>
      <text:p text:style-name="P4">
Також представник Штабу застеріг близьких від ворожих маніпуляцій: «Майже всіхнаших хлопців, яким дозволяють подзвонити рідним, змушують казати, що росія їхподає на обмін, а Україна не хоче забирати. Насправді ми не відмовилися віджодної людини, — сказав представник Штабу. — Робота з підготовки нових обмінівведеться постійно, і єдина причина, чому вони можуть затягуватися, — спротивворожої сторони, яка не цінує своїх громадян теж».</text:p>
      <text:p text:style-name="P4">
<text:span text:style-name="T4">
Джерело:</text:span>
 <text:a xlink:type="simple" xlink:href="https://t.me/Koord_shtab/1157"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6/01/okupanty-zmushuyut-nashyh-polonenyh-kazaty-shho-rosiya-yih-podaye-na-obmin-a-ukrayina-ne-hoche-zabyraty-koordshtab/" text:style-name="Internet_20_link" text:visited-style-name="Visited_20_Internet_20_Link">
https://armyinform.com.ua/2023/06/01/okupanty-zmushuyut-nashyh-polonenyh-kazaty-shho-rosiya-yih-podaye-na-obmin-a-ukrayina-ne-hoche-zabyraty-koordshtab/</text:a>
</text:p>
      <!--NEWS-->
      <text:h text:style-name="P10" text:outline-level="1">
<text:span text:style-name="T4">
Норвезькі інструктори у Великій Британії навчають українських військових вести бій у лісі</text:span>
</text:h>
      <text:p text:style-name="P4">
Author: ['АРМІЯINFORM']</text:p>
      <text:p text:style-name="P4">
Time: 2023-06-01T89:00:00-04:00</text:p>
      <text:p text:style-name="P4">
Description: Інструктори Норвезької національної гвардії Heimevernet Forsvaret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Tags: ['STOPRUSSIA', 'АГРЕСІЯ РФ', 'ВТОРГНЕННЯ РФ', 'ГШ ЗСУ']</text:p>
      <text:p text:style-name="P4">
Category: News</text:p>
      <!--METADATA-->
      <text:p text:style-name="P4">
<draw:frame draw:style-name="fr1" draw:name="Image351" text:anchor-type="as-char" svg:width="6.9236in" svg:height="6.078466in" draw:z-index="0">
<draw:image xlink:href="../Images/AРМІЯINFORM/2023-06-01T89-00-00-04-00/gsh111-e1685632937251.jpeg" xlink:type="simple" xlink:show="embed" xlink:actuate="onLoad" draw:mime-type="image/jpeg"/>
</draw:frame>
</text:p>
      <text:p text:style-name="P4">
Інструктори Норвезької національної гвардії Heimevernet Forsvaret в рамкахбагатонаціональної навчальної операції «ІНТЕРФЛЕКС» з базовоїзагальновійськової підготовки особового складу Збройних Сил України підкерівництвом Сполученого Королівства Великої Британії та Північної Ірландіїпродовжують навчати українських військовослужбовців діям в лісистіймісцевості, патрулюванню, використанню переносної протитанкової керованоїракети NLAW, медичній підготовці, протизасадним діям та виживанню.</text:p>
      <text:p text:style-name="P4">
Про це у Facebook<text:a xlink:type="simple" xlink:href="https://www.facebook.com/GeneralStaff.ua/posts/pfbid02iSf2T2hC1gSm7wjSgn2KKrW4WTdESMZefEeU5aTiiYuJ8dPH9B6ax5ci87FX5Kt4l" text:style-name="Internet_20_link" text:visited-style-name="Visited_20_Internet_20_Link">
повідомляє</text:a>
Генеральний штаб ЗСУ.</text:p>
      <text:p text:style-name="P4">
«Ця підготовка дає змогу вдосконалити набуті бойові навички для підвищенянособистої безпеки та безпеки підрозділу під час різних сценаріїв дій ЗбройнихСил України, щоб військовослужбовці могли вправно використовувати необхіднітактичні знаннями для захисту України», — йдеться у повідомленні.</text:p>
      <text:p text:style-name="P4">
<text:a xlink:type="simple" xlink:href="https://armyinform.com.ua/wp-content/uploads/2023/06/gsh222.jpeg" text:style-name="Internet_20_link" text:visited-style-name="Visited_20_Internet_20_Link">
<draw:frame draw:style-name="fr1" draw:name="Image352" text:anchor-type="as-char" svg:width="6.9236in" svg:height="6.9236in" draw:z-index="0">
<draw:image xlink:href="../Images/AРМІЯINFORM/2023-06-01T89-00-00-04-00/gsh222-150x150.jpeg" xlink:type="simple" xlink:show="embed" xlink:actuate="onLoad" draw:mime-type="image/jpeg"/>
</draw:frame>
</text:a>
</text:p>
      <text:p text:style-name="P4">
<text:a xlink:type="simple" xlink:href="https://armyinform.com.ua/wp-content/uploads/2023/06/gsh333.jpeg" text:style-name="Internet_20_link" text:visited-style-name="Visited_20_Internet_20_Link">
<draw:frame draw:style-name="fr1" draw:name="Image353"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354"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355" text:anchor-type="as-char" svg:width="6.9236in" svg:height="6.9236in" draw:z-index="0">
<draw:image xlink:href="../Images/AРМІЯINFORM/2023-06-01T89-00-00-04-00/gsh44-150x150.jpeg" xlink:type="simple" xlink:show="embed" xlink:actuate="onLoad" draw:mime-type="image/jpeg"/>
</draw:frame>
</text:a>
</text:p>
      <text:p text:style-name="P4">
Під експертним керівництвом інструкторів Збройних Сил Королівства Норвегіїновобранці Збройних Сил України стали підготовленішими до бойових умов.</text:p>
      <text:p text:style-name="P4">
Королівство Норвегія і Сполучене Королівство Великої Британії та ПівнічноїІрландії продовжують підтримувати народ України та невпинно співпрацюють знашими міжнародними партнерами, щоб надавати постійну підтримку Україні увідповідь на триваючі порушення росією міжнародного права. Це безцінно,оскільки народ України продовжує боротися за своє право жити в суверенній,незалежній і демократичній державі.Прибувши до Сполученого Королівства в 2022року, контингент військовослужбовців та військовослужбовиць Збройних СилКоролівства Норвегії бере участь у програмі підготовки українських новобранцівпід керівництвом Великої Британії разом із іншими країнами-партнерами.</text:p>
      <text:p text:style-name="P4">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Про що говорили глави МЗС країн НАТО на зустрічі в Осло</text:span>
</text:h>
      <text:p text:style-name="P4">
Author: ['Ольга Мосьондз']</text:p>
      <text:p text:style-name="P4">
Time: 2023-06-01T90:00:00-04:00</text:p>
      <text:p text:style-name="P4">
Description: Сьогодні, 1 червня, у столиці Норвегії Осло відбулася неформальна зустріч мініст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oslo.jpg" text:style-name="Internet_20_link" text:visited-style-name="Visited_20_Internet_20_Link">
golovna-oslo.jpg</text:a>
', '<text:a xlink:type="simple" xlink:href="https://armyinform.com.ua/wp-content/uploads/2023/06/foto-1oslo.jpg" text:style-name="Internet_20_link" text:visited-style-name="Visited_20_Internet_20_Link">
foto-1oslo.jpg</text:a>
', '<text:a xlink:type="simple" xlink:href="https://armyinform.com.ua/wp-content/uploads/2023/06/foto-2-oslo.jpg" text:style-name="Internet_20_link" text:visited-style-name="Visited_20_Internet_20_Link">
foto-2-oslo.jpg</text:a>
', '<text:a xlink:type="simple" xlink:href="https://armyinform.com.ua/wp-content/uploads/2023/06/230601a-011_rdax_775x440s-150x150.jpg" text:style-name="Internet_20_link" text:visited-style-name="Visited_20_Internet_20_Link">
230601a-011_rdax_775x440s-150x150.jpg</text:a>
', '<text:a xlink:type="simple" xlink:href="https://armyinform.com.ua/wp-content/uploads/2023/06/230601a-004_rdax_775x1162s-150x150.jpg" text:style-name="Internet_20_link" text:visited-style-name="Visited_20_Internet_20_Link">
230601a-004_rdax_775x1162s-150x150.jpg</text:a>
', '<text:a xlink:type="simple" xlink:href="https://armyinform.com.ua/wp-content/uploads/2023/06/foto-4.jpg" text:style-name="Internet_20_link" text:visited-style-name="Visited_20_Internet_20_Link">
foto-4.jpg</text:a>
']</text:p>
      <text:p text:style-name="P4">
Tags: ['ЗУСТРІЧ МІНІСТРІВ ЗАКОРДОННИХ СПРАВ КРАЇН НАТО', 'НАТО', 'НОРВЕГІЯ', 'ОСЛО']</text:p>
      <text:p text:style-name="P4">
Category: News</text:p>
      <!--METADATA-->
      <text:p text:style-name="P4">
<draw:frame draw:style-name="fr1" draw:name="Image356" text:anchor-type="as-char" svg:width="6.9236in" svg:height="3.935897in" draw:z-index="0">
<draw:image xlink:href="../Images/AРМІЯINFORM/2023-06-01T90-00-00-04-00/golovna-oslo.jpg" xlink:type="simple" xlink:show="embed" xlink:actuate="onLoad" draw:mime-type="image/jpeg"/>
</draw:frame>
</text:p>
      <text:p text:style-name="P4">
Сьогодні, 1 червня, у столиці Норвегії Осло відбулася неформальна зустрічміністрів закордонних справ країн НАТО. Головною метою зустрічі є підготовкадо саміту лідерів держав та урядів країн НАТО, який відбудеться в липні цьогороку у Вільнюсі.</text:p>
      <text:p text:style-name="P4">
«Посилення і збереження підтримки членами Альянсу України у боротьбі зросійським агресором» — одне із важливих питань, які обговорювали й сьогодні вОсло, і планують розглядати на майбутньому саміті у Вільнюсі.</text:p>
      <text:p text:style-name="P4">
Сьогоднішня зустріч глав МЗС у Осло, як зазначив Генсек Альянсу — неформальна,тож жодних рішень тут не ухвалювалося, однак основні теми зустрічі вінокреслив, а підсумки — підбив. Тож, про що говорили очільники дипломатичнихвідомств країн Альянсу та чого нам чекати від Вільнюса (за трохи більше ніжмісяць) — у матеріалі кореспондента АрміяInform далі.</text:p>
      <text:p text:style-name="P4">
<draw:frame draw:style-name="fr1" draw:name="Image357" text:anchor-type="as-char" svg:width="6.9236in" svg:height="3.935897in" draw:z-index="0">
<draw:image xlink:href="../Images/AРМІЯINFORM/2023-06-01T90-00-00-04-00/foto-1oslo.jpg" xlink:type="simple" xlink:show="embed" xlink:actuate="onLoad" draw:mime-type="image/jpeg"/>
</draw:frame>
</text:p>
      <text:h text:style-name="P12" text:outline-level="3">
<text:span text:style-name="T4">
<text:span text:style-name="T4">
москва не має права вето проти розширення НАТО</text:span>
</text:span>
</text:h>
      <text:p text:style-name="P4">
Перед початком засідання міністрів закордонних справ країн НАТО в Норвегії,Генеральний секретар Єнс Столтенберг одразу анонсував, що члени Альянсуготуватимуться до саміту у Вільнюсі, зокрема, обговорюватимуть питанняпосилення стримування та оборони, збільшення видатків на оборону та, не востанню чергу розглядатимуть питання «як посилити і зберегти підтримкуУкраїни», а також говоритимуть щодо майбутнього членства України вПівнічноатлантичному альянсі. Тож, на підсумковій конференції він розповів, чивдалося членам засідання досягти єдності.</text:p>
      <text:p text:style-name="P4">
Насамперед важливо зазначити, що нинішня ситуація в Україні — посиленняракетних атак та атак дронів рф по наших мирних містах, Генсек Альянсупорівняв з терористичними атаками Брейвіка у Норвегії. Та зазначив, що вони євоєнним злочином та терористичним нападом, за який винні будуть притягнуті довідповідальності. Та зазначив, що Україна має право оборонятися, а Альянс —допомагати їй у цьому.</text:p>
      <text:p text:style-name="P4">
— Ми зараз точно дотримуємося тієї ж позиції, що ми мали на початку війни, —Україна має право оборонятися. російська агресивна війна проти України єгрубим порушенням міжнародного права. Право на самооборону прописано в ХартіїООН, і не має жодного сумніву, чим є ці події. Це загарбницька війнапрезидента путіна та москви проти України. Україна має право захищати себе.Президент путін та москва розпочали цю війну, і вони можуть її завершити, —наголосив Єнс Столтенберг.</text:p>
      <text:p text:style-name="P4">
Він наголосив, що щодо російського вторгнення в Україну НАТО має дві головніцілі: надати допомогу для України й уникнути ескалації агресивної війни росіїза межі України. Саме з цією метою, за його словами, Альянс збільшив військовуприсутність на сході, на території країн НАТО — це збільшення сухопутнихвійськ, повітряних та військово-морських сил.</text:p>
      <text:p text:style-name="P4">
Також пан Столтенберг зазначив, що всі члени Альянсу згодні з тим, що Українастане членом НАТО, тож потрібно допомогти їй перемогти рф якнайшвидше.</text:p>
      <text:p text:style-name="P4">
— москва не має права вето проти розширення НАТО… Найважливіше те, що всічлени Альянсу згодні з тим, що найбільш нагальним і важливим завданням зараз єзабезпечення того, щоб Україна перемогла як суверенна незалежна країна, —сказав Єнс Столтенберг.</text:p>
      <text:p text:style-name="P4">
Також Генсек наголосив, що важливо також не допустити повторення сценаріюросійської агресії.</text:p>
      <text:p text:style-name="P4">
— Ми повинні гарантувати, що історія не повториться, що ця модель російськоїагресії проти України дійсно припиниться. І тому ми повинні мати засоби, певнімеханізми, які забезпечать гарантії безпеки України після закінчення війни, —сказав Генсек НАТО.</text:p>
      <text:h text:style-name="P12" text:outline-level="3">
<text:span text:style-name="T4">
<text:span text:style-name="T4">
На саміті у Вільнюсі лідери НАТО погодять багаторічний пакет допомоги дляУкраїни</text:span>
</text:span>
</text:h>
      <text:p text:style-name="P4">
Під час зустрічі у Вільнюсі в липні цього року глави держав та урядів країн-союзниць по НАТО планують погодити широкий багаторічний пакет довгостроковоїдопомоги для України та відповідне фінансування.</text:p>
      <text:p text:style-name="P4">
Це, як сказав Генсек НАТО на підсумковій пресконференції, дозволить підвищитиоборонні спроможності України, здійснити реформи у секторах безпеки й оборони,здійснити перехід на стандарти та доктрини НАТО та просунути Україну на шляхудо повноправного членства в Альянсі…</text:p>
      <text:p text:style-name="P4">
Пан Столтенберг сказав, що Країни Північноатлантичного альянсу надали Українідостатньо військової допомоги для звільнення захоплених росією територій, алеготові робити ще більше для допомоги Києву.</text:p>
      <text:p text:style-name="P4">
— НАТО надає безпрецедентну допомогу. Я впевнений, що Україна зараз маєдостатньо спроможностей, щоб звільнити окуповані території. Але нам требаробити більше, — заявив Столтенберг.</text:p>
      <text:p text:style-name="P4">
Він підкреслив, що країни Альянсу працюють над багаторічним пакетом підтримкиКиєва зі значним фінансуванням.</text:p>
      <text:p text:style-name="P4">
— Це забезпечить Україні стримування й оборону на довгостроковий період, атакож допоможе відбудувати сектор безпеки та оборони під час переходу віддоктрин, обладнання й навчання радянської ери до повної сумісності з НАТО, —наголосив Столтенберг.</text:p>
      <text:h text:style-name="P12" text:outline-level="3">
<text:span text:style-name="T4">
<text:span text:style-name="T4">
Створення Ради Україна-НАТО — значний крок для наближення перемоги</text:span>
</text:span>
</text:h>
      <text:p text:style-name="P4">
Під час заключної пресконференції Єнс Столтенберг зазначив, що як він іочікував на початку зустрічі, однією з найважливіших тем було обговореннянаближення України до перемоги над рф, зокрема, створення механізмів длязабезпечення можливості для України швидко збирати членів Альянсу за столомпереговорів та повідомляти про нагальні потреби.</text:p>
      <text:p text:style-name="P4">
<draw:frame draw:style-name="fr1" draw:name="Image358" text:anchor-type="as-char" svg:width="6.9236in" svg:height="3.932933in" draw:z-index="0">
<draw:image xlink:href="../Images/AРМІЯINFORM/2023-06-01T90-00-00-04-00/foto-2-oslo.jpg" xlink:type="simple" xlink:show="embed" xlink:actuate="onLoad" draw:mime-type="image/jpeg"/>
</draw:frame>
</text:p>
      <text:p text:style-name="P4">
— Сьогодні ми зосередились на тому, як ми можемо наблизити Україну до НАТО, деїй належить бути, — сказав Генсек Альянсу.</text:p>
      <text:p text:style-name="P4">
За його словами, під час зустрічі в Осло також було обговорено підвищеннярівня комісії НАТО-Україна до рівня Ради НАТО-Україна, яке планують вирішити уВільнюсі.</text:p>
      <text:p text:style-name="P4">
— Це був би значний крок — створити спільний консультативний форум з Україною,який би сидів за столом переговорів на рівних і обговорював ключові питаннянашої безпеки, — сказав пан Столтенберг.</text:p>
      <text:p text:style-name="P4">
Він нагадав, що двері НАТО залишаються відкритими, і що рішення про членство вАльянсі мають ухвалювати лише члени Альянсу та Україна.</text:p>
      <text:p text:style-name="P4">
— Ми не знаємо, коли закінчиться війна, але ми повинні гарантувати, що коли цестанеться, ми матимемо надійні домовленості, які гарантуватимуть безпекуУкраїни в майбутньому і розірвуть цикл російської агресії, — сказав ЄнсСтолтенберг.</text:p>
      <text:h text:style-name="P12" text:outline-level="3">
<text:span text:style-name="T4">
<text:span text:style-name="T4">
Посилення стримування та оборони НАТО</text:span>
</text:span>
</text:h>
      <text:p text:style-name="P4">
Під час завершальної неформальної зустрічі міністрів закордонних справ в Осло,Норвегія, Генеральний секретар НАТО Єнс Столтенберг нагадав, що ця зустріч —«можливість обговорити ключові питання в процесі підготовки до саміту уВільнюсі в липні».</text:p>
      <text:p text:style-name="P4">
<text:a xlink:type="simple" xlink:href="https://armyinform.com.ua/wp-content/uploads/2023/06/230601a-011_rdax_775x440s.jpg" text:style-name="Internet_20_link" text:visited-style-name="Visited_20_Internet_20_Link">
<draw:frame draw:style-name="fr1" draw:name="Image359" text:anchor-type="as-char" svg:width="6.9236in" svg:height="6.9236in" draw:z-index="0">
<draw:image xlink:href="../Images/AРМІЯINFORM/2023-06-01T90-00-00-04-00/230601a-011_rdax_775x440s-150x150.jpg" xlink:type="simple" xlink:show="embed" xlink:actuate="onLoad" draw:mime-type="image/jpeg"/>
</draw:frame>
</text:a>
</text:p>
      <text:p text:style-name="P4">
<text:a xlink:type="simple" xlink:href="https://armyinform.com.ua/wp-content/uploads/2023/06/230601a-004_rdax_775x1162s.jpg" text:style-name="Internet_20_link" text:visited-style-name="Visited_20_Internet_20_Link">
<draw:frame draw:style-name="fr1" draw:name="Image360" text:anchor-type="as-char" svg:width="6.9236in" svg:height="6.9236in" draw:z-index="0">
<draw:image xlink:href="../Images/AРМІЯINFORM/2023-06-01T90-00-00-04-00/230601a-004_rdax_775x1162s-150x150.jpg" xlink:type="simple" xlink:show="embed" xlink:actuate="onLoad" draw:mime-type="image/jpeg"/>
</draw:frame>
</text:a>
</text:p>
      <text:p text:style-name="P4">
Він зазначив, що темами для обговорення членів Альянсу були також посиленнястримування і оборони, спираючись на значну адаптацію НАТО з 2014 року. Танагадав, що це вимагає збільшення оборонних видатків. Зокрема, Генеральнийсекретар сказав, що він очікує, що коли лідери країн Альянсу зберуться уВільнюсі, 2% ВВП на оборону стане нижньою, а не верхньою межею зобов'язаньчленів Альянсу.</text:p>
      <text:p text:style-name="P4">
Також важливими питаннями в Осло стали шляхи подальшого поглибленняпартнерства НАТО з Індо-Тихоокеанськими партнерами (Австралією, Японією, НовоюЗеландією і Південною Кореєю) і підтвердження рішучої підтримки вступу Швеціїдо НАТО.</text:p>
      <text:p text:style-name="P4">
— Ми ухвалимо рішення щодо подальшого посилення нашого стримування і оборони.Погодимо нове зобов'язання щодо інвестицій в оборону, з 2% ВВП на оборону якмінімум. І поглибимо наші партнерські відносини з нашими партнерами в Індо-Тихоокеанському регіоні, — сказав Генеральний секретар</text:p>
      <text:h text:style-name="P12" text:outline-level="3">
<text:span text:style-name="T4">
<text:span text:style-name="T4">
Вступ до НАТО Швеції</text:span>
</text:span>
</text:h>
      <text:p text:style-name="P4">
Генеральний секретар наполегливо працює над тим, щоб вступ Швеції до НАТО бувзавершений якнайшвидше, і «члени Альянсу мають підтвердити свою рішучість уцьому». Адже, майбутнє членство Швеції в НАТО посилить безпеку як цієї країни,так і всього Альянсу, що відповідає інтересам усіх союзників, включаючиТуреччину, з якою керівництво НАТО продовжить діалог у найближчомумайбутньому.</text:p>
      <text:p text:style-name="P4">
— Ми очікуємо, що багато союзників висловлять рішучу підтримку якнайшвидшомуповноправному членству Швеції в Альянсі. Я говорив з президентом ТуреччиниРеджепом Ердоганом на початку цього тижня і наголошував на важливості прогресуу входженні Швеції. Також планую здійснити візит до Анкари, щоб продовжити цізусилля, тобто продовжити обговорення того, як ми можемо забезпечитиякнайшвидший вступ Швеції до НАТО, — сказав пан Столтенберг.</text:p>
      <text:p text:style-name="P4">
Він також привітав те, що сьогодні набули чинності нові антитерористичнізакони Швеції, це означає, що вона виконала свої зобов’язання в рамкахТристороннього меморандуму.</text:p>
      <text:p text:style-name="P4">
<draw:frame draw:style-name="fr1" draw:name="Image361" text:anchor-type="as-char" svg:width="6.9236in" svg:height="3.891999in" draw:z-index="0">
<draw:image xlink:href="../Images/AРМІЯINFORM/2023-06-01T90-00-00-04-00/foto-4.jpg" xlink:type="simple" xlink:show="embed" xlink:actuate="onLoad" draw:mime-type="image/jpeg"/>
</draw:frame>
</text:p>
      <text:h text:style-name="P12" text:outline-level="3">
<text:span text:style-name="T4">
<text:span text:style-name="T4">
Чи будуть гарантії безпеки для України</text:span>
</text:span>
</text:h>
      <text:p text:style-name="P4">
Загалом, Єнс Столтенберг зауважив, що зустріч глав МЗС у Осло була доситьплідною, але — неформальною, відтак на ній не ухвалювалось жодних рішень, лишепроводилися обговорення.</text:p>
      <text:p text:style-name="P4">
Однак, головний висновок щодо підтримки України країнами-членами і партнерамиНАТО — це те, що країни НАТО планують лише посилити допомогу Україні, абиприскорити перемогу над російським агресором, а після перемоги — створитимеханізми для надання Україні гарантій безпеки, щоб «цикл російської агресії»не повторювався.</text:p>
      <text:p text:style-name="P4">
Щодо шляхів забезпечення гарантій безпеки для України — це питання, якзазначив Єнс Столтенберг, ще обговорюється партнерами по НАТО перед самітом уВільнюсі. Головне ж завдання на цей момент — перемога України у війні з росієюі, як уже зазначалося — розірвання «циклу російських агресій», які періодичноповторюються.</text:p>
      <text:p text:style-name="P4">
— Війни непередбачувані, ми не знаємо, коли вона завершиться. Але коли цестанеться, то ми повинні зробити все, щоб у нас були готові структури тамеханізми, щоб не було паузи (у відносинах з Києвом. – Ред.), — констатувавСтолтенберг.</text:p>
      <text:p text:style-name="P4">
Він нагадав, що війна розпочалася не у 2022 році, а значно раніше — у 2014році. Відтак, потрібно зробити усе можливе, аби завадити рф після завершеннянинішньої війни, перегрупуватися і знову атакувати через декілька місяців чироків.</text:p>
      <text:p text:style-name="P4">
— Для того, щоб зупинити цей цикл, ми повинні надавати довгострокову підтримкуУкраїні, реалізовувати різні програми, як ми обговорювали, і подивитися на те,яка у нас буде структура і які механізми, аби надати необхідні гарантіїбезпеки, щоб рф знову не почала атакувати Україну, щоб не підривалаєвропейську безпеку, — наголосив Генсек Альянсу.</text:p>
      <text:p text:style-name="P4">
Source: <text:a xlink:type="simple" xlink:href="https://armyinform.com.ua/2023/06/01/pro-shho-govoryly-glavy-mzs-krayin-nato-na-zustrichi-v-oslo/" text:style-name="Internet_20_link" text:visited-style-name="Visited_20_Internet_20_Link">
https://armyinform.com.ua/2023/06/01/pro-shho-govoryly-glavy-mzs-krayin-nato-na-zustrichi-v-oslo/</text:a>
</text:p>
      <!--NEWS-->
      <text:h text:style-name="P10" text:outline-level="1">
<text:span text:style-name="T4">
«Ми маємо запит на мобілізацію на громадян, які володіють іноземними мовами для співпраці з іноземними інструкторами» — начальник Харківського ОТЦК та СП</text:span>
</text:h>
      <text:p text:style-name="P4">
Author: ['Оксана Іванець']</text:p>
      <text:p text:style-name="P4">
Time: 2023-06-01T91:00:00-04:00</text:p>
      <text:p text:style-name="P4">
Description: Начальник Харківського обласного територіального центру комплектування та соц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3677.jpg" text:style-name="Internet_20_link" text:visited-style-name="Visited_20_Internet_20_Link">
img_3677.jpg</text:a>
']</text:p>
      <text:p text:style-name="P4">
Tags: ['ОТЦК ТА СП']</text:p>
      <text:p text:style-name="P4">
Category: News</text:p>
      <!--METADATA-->
      <text:p text:style-name="P4">
<draw:frame draw:style-name="fr1" draw:name="Image362" text:anchor-type="as-char" svg:width="6.9236in" svg:height="4.615733in" draw:z-index="0">
<draw:image xlink:href="../Images/AРМІЯINFORM/2023-06-01T91-00-00-04-00/img_3677.jpg" xlink:type="simple" xlink:show="embed" xlink:actuate="onLoad" draw:mime-type="image/jpeg"/>
</draw:frame>
</text:p>
      <text:p text:style-name="P4">
Начальник Харківського обласного територіального центру комплектування тасоціальної підтримки полковник Володимир Арап під час брифінгу, який відбувсяна платформі Kharkiv Media Hub, розповів про перебіг мобілізаційної кампаніїна Харківщині впродовж 5 місяців поточного року.</text:p>
      <text:p text:style-name="P4">
Він зазначив, що мобілізація в Харківській області відбувається відповідно доЗакону України «Про загальну мобілізацію» та інших нормативних актівМіністерства оборони та Генерального штабу Україну. Також полковник Арапнагадав, що відповідно до указу Президента від 1 травня, загальну мобілізаціюбуло продовжено на три місяці — до 18 серпня.</text:p>
      <text:p text:style-name="P4">
— Як і раніше, мобілізації підлягають військовозобов'язані громадяни віком від18 до 60 років, які не мають права на відстрочку, — підкреслив спікер.</text:p>
      <text:p text:style-name="P4">
Очільник Харківського ОТЦК та СП зауважив, що планові завдання з мобілізаціїдля регіонів визначаються Генеральним штабом України. Своєю чергою ТЦК та СПдіють відповідно до вказаних вимог — направляють необхідну кількістьвійськовозобов’язаних до визначених військових навчальних центрів та закладів.Надалі представники цих установ вже на місці проводять аналіз та вивченняморально-ділових якостей кожної конкретної людини з метою визначення йогоподальшої профільної підготовки.</text:p>
      <text:p text:style-name="P4">
Начальник Харківського обласного територіального центру комплектування тасоціальної підтримки зазначив, що жоден військовозобов’язаний не може бутипризваний до військової частини, яка залучена в зоні бойових дій, без фаховоїпідготовки.</text:p>
      <text:p text:style-name="P4">
— Це категорично заборонено Генеральним штабом. Навіть та людина, якапроходила військову службу раніше, спочатку направляється дозагальновійськових полігонів, навчальних центрів або на курси підвищеннякваліфікації. Розподіл по військових частинах та установах відбувається післямісячної або півторамісячної підготовки, — розповів полковник Володимир Арап.</text:p>
      <text:p text:style-name="P4">
Крім того, офіцер підкреслив, що від початку широкомасштабного вторгненняросії на територію України жодна жінка не була призвана на військову службу помобілізації без власного бажання.</text:p>
      <text:p text:style-name="P4">
— Якщо жінка має бажання, певний військовий досвід або відповідні фаховіздібності й звертається до нас — ми розглядаємо її кандидатуру, і занеобхідності, ухвалюємо рішення щодо її вступу до лав захисників. Наприклад,зараз маємо запит на громадян, які на високому рівні володіють англійською,німецькою та французькою мовами. Такі фахівці потрібні для співпраці іззакордонними інструкторами, які допомагають нашим військовослужбовцямопановувати новітні види озброєння, отримане від міжнародних партнерів.</text:p>
      <text:p text:style-name="P4">
Також Очільник Харківського ОТЦК та СП зазначив, що для охочих долучитися долав ЗСУ на Харківщині діє безоплатна гаряча лінія за номером 0-800-300-441,яка працює щоденно з 09:00 до 18:00.</text:p>
      <text:p text:style-name="P4">
<text:span text:style-name="T4">
<text:span text:style-name="T5">
Фото автора</text:span>
</text:span>
</text:p>
      <text:p text:style-name="P4">
Source: <text:a xlink:type="simple" xlink:href="https://armyinform.com.ua/2023/06/01/my-mayemo-zapyt-na-mobilizacziyu-na-gromadyan-yaki-volodiyut-inozemnymy-movamy-dlya-spivpraczi-z-inozemnymy-instruktoramy-nachalnyk-harkivskogo-otczk-ta-sp/" text:style-name="Internet_20_link" text:visited-style-name="Visited_20_Internet_20_Link">
https://armyinform.com.ua/2023/06/01/my-mayemo-zapyt-na-mobilizacziyu-na-gromadyan-yaki-volodiyut-inozemnymy-movamy-dlya-spivpraczi-z-inozemnymy-instruktoramy-nachalnyk-harkivskogo-otczk-ta-sp/</text:a>
</text:p>
      <!--NEWS-->
      <text:h text:style-name="P10" text:outline-level="1">
<text:span text:style-name="T4">
Обовʼязок місцевої влади — забезпечити наявність і доступність укриттів цілодобово — Президент України</text:span>
</text:h>
      <text:p text:style-name="P4">
Author: ['АРМІЯINFORM']</text:p>
      <text:p text:style-name="P4">
Time: 2023-06-01T92:00:00-04:00</text:p>
      <text:p text:style-name="P4">
Description: Завершується цей довгий і важкий день.      Передусім мої співчуття рідним і близ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olodyayaya.png" text:style-name="Internet_20_link" text:visited-style-name="Visited_20_Internet_20_Link">
volodyayaya.png</text:a>
']</text:p>
      <text:p text:style-name="P4">
Tags: ['STOPRUSSIA', 'АГРЕСІЯ РФ', 'ВОЛОДИМИР ЗЕЛЕНСЬКИЙ', 'ВТОРГНЕННЯ РФ']</text:p>
      <text:p text:style-name="P4">
Category: News</text:p>
      <!--METADATA-->
      <text:p text:style-name="P4">
<draw:frame draw:style-name="fr1" draw:name="Image363" text:anchor-type="as-char" svg:width="6.9236in" svg:height="4.792731in" draw:z-index="0">
<draw:image xlink:href="../Images/AРМІЯINFORM/2023-06-01T92-00-00-04-00/volodyayaya.png" xlink:type="simple" xlink:show="embed" xlink:actuate="onLoad" draw:mime-type="image/png"/>
</draw:frame>
</text:p>
      <text:p text:style-name="P4">
Завершується цей довгий і важкий день.</text:p>
      <text:p text:style-name="P4">
Передусім мої співчуття рідним і близьким тих, чиї життя забрала росія,забрали російські удари.</text:p>
      <text:p text:style-name="P4">
Ми робимо максимум, щоб захистити людей. Не було такої міжнародної зустрічі,не було таких міжнародних переговорів, на яких не порушувалося б питання ППОдля України.</text:p>
      <text:p text:style-name="P4">
Але захист людей — це захист на всіх рівнях. Укриття мають бути доступними.Ніколи більше не має повторитися ситуація, як цієї ночі в Києві, коли людиприйшли в укриття, а укриття — зачинене. Це обов’язок представників місцевоївлади, дуже конкретний обов’язок — забезпечити наявність і доступністьукриттів цілодобово. Боляче бачити недбале ставлення до цього обов’язку.Боляче бачити втрати. І якщо обов’язок на місцях не виконується, це прямийобов’язок правоохоронців — притягати до відповідальності.</text:p>
      <text:p text:style-name="P4">
Сьогодні в нашій державі, як і в багатьох інших країнах, відзначається Деньзахисту дітей. Але й у цей день держава-терорист забрала життя українськоїдитини. Але й у цей день росія обстрілювала наші міста — від Харкова доХерсона, від Києва до Донбасу. Але й цей день ми використали по максимуму, щобнаблизити поразку терористів. І цей день став часом, коли ми наближаємовідповідальність росії — кожного вбивці, кожного терориста.</text:p>
      <text:p text:style-name="P4">
Сьогодні від ранку наша українська делегація — у Молдові на самітіЄвропейської політичної спільноти. Зараз тут — центр політичних дискусій нанашому континенті. Були дуже важливі переговори. Президентка Молдови таПрезидент Франції, Премʼєр Великої Британії та Президентка Єврокомісії,Президент Румунії та Премʼєр Португалії, Премʼєр Албанії та Премʼєр ПівнічноїМакедонії, Премʼєр Італії, Премʼєр Іспанії, Президент Швейцарії, ПремʼєрЧехії, Президент Азербайджану, канцлер Німеччини.</text:p>
      <text:p text:style-name="P4">
Був і розширений формат із представниками Нідерландів, Данії, Швеції,Британії, Польщі, Бельгії. І, звичайно, — зустрічі на полях саміту та спільнезасідання всіх учасників та учасниць саміту…</text:p>
      <text:p text:style-name="P4">
Готуємо нові оборонні рішення для України — це стосується й ППО, і авіації, інашого просування на землі. Готуємо реальний політичний зміст для саміту НАТОу Вільнюсі. Готуємо пакет гарантій безпеки для нашої держави на шляху вАльянс. Робимо все, щоб наблизити політичне рішення Євросоюзу щодо членствадля України. Готуємо саміт миру на основі української формули миру.</text:p>
      <text:p text:style-name="P4">
І я дякую всім лідерам, усім країнам, які нас підтримують за цими пунктами. Цене лише підтримка України — це підтримка реальної безпеки для всієї Європи.</text:p>
      <text:p text:style-name="P4">
Окремо я хочу подякувати пані Урсулі фон дер Ляєн, Президентці Єврокомісії, запідтримку наших ініціатив щодо захисту наших дітей, щодо пошуку й поверненнятих маленьких українців і українок, які були депортовані в росію. Маємо їхусіх повернути, маємо зробити все можливе й неможливе, щоб дати захист усімнашим людям — по максимуму — від будь-яких російських загроз. Впевнений, що цеможливо.</text:p>
      <text:p text:style-name="P4">
Окремо хочу подякувати Президенту Мішелю, Президенту Європейської ради, якийсьогодні провів спеціальну безпекову сесію в межах 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Дякую!</text:p>
      <text:p text:style-name="P4">
Дякую всім нашим воїнам! Дякую всім, хто тренує наших воїнів! Хто допомагаєнам зброєю! Хто лікує наших героїв після поранень! Дякую всім рятувальникам,усім нашим працівникам ДСНС та інших служб, які ліквідовують наслідкиросійських ударів! Дякую всім волонтерам, які допомагають нашим воїнам, нашимлюдям, нашій державі!</text:p>
      <text:p text:style-name="P4">
Дякую всім, із ким ми йдемо пліч-о-пліч до нашої перемоги, до нашого миру й допокарання російських терористів.</text:p>
      <text:p text:style-name="P4">
<text:span text:style-name="T5">
Джерело:<text:a xlink:type="simple" xlink:href="https://www.president.gov.ua/news/obovyazok-miscevoyi-vladi-zabezpechiti-nayavnist-i-dostupnis-83337" text:style-name="Internet_20_link" text:visited-style-name="Visited_20_Internet_20_Link">
 Офіс ПрезидентаУкраїни</text:a>
</text:span>
</text:p>
      <text:p text:style-name="P4">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На Донеччині у 7 населених пунктах оголошено примусову евакуацію дітей</text:span>
</text:h>
      <text:p text:style-name="P4">
Author: ['АРМІЯINFORM']</text:p>
      <text:p text:style-name="P4">
Time: 2023-06-01T93:00:00-04:00</text:p>
      <text:p text:style-name="P4">
Description: Сьогодні під головуванням Віцепрем’єр-міністра Ірини Верещук відбулося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vakuacziya-ditej.jpg" text:style-name="Internet_20_link" text:visited-style-name="Visited_20_Internet_20_Link">
evakuacziya-ditej.jpg</text:a>
']</text:p>
      <text:p text:style-name="P4">
Tags: ['STOPRUSSIA', 'АГРЕСІЯ РФ', 'ВТОРГНЕННЯ РФ']</text:p>
      <text:p text:style-name="P4">
Category: News</text:p>
      <!--METADATA-->
      <text:p text:style-name="P4">
<draw:frame draw:style-name="fr1" draw:name="Image364" text:anchor-type="as-char" svg:width="6.9236in" svg:height="4.615733in" draw:z-index="0">
<draw:image xlink:href="../Images/AРМІЯINFORM/2023-06-01T93-00-00-04-00/evakuacziya-ditej.jpg" xlink:type="simple" xlink:show="embed" xlink:actuate="onLoad" draw:mime-type="image/jpeg"/>
</draw:frame>
 Ілюстративне фото</text:p>
      <text:p text:style-name="P4">
Сьогодні під головуванням Віцепрем’єр-міністра Ірини Верещук відбулосязасідання Координаційного штабу з питань проведення обов’язкової евакуаціїнаселення в умовах воєнного стану.</text:p>
      <text:p text:style-name="P4">
Члени Коордштабу одностайно підтримали рішення Донецької ОВА про оголошенняобов’язкової евакуації 239 дітей із 7 населених пунктів Донеччини, дебезпекова ситуація залишається критичною.</text:p>
      <text:p text:style-name="P4">
Про це <text:a xlink:type="simple" xlink:href="https://t.me/minre_ua" text:style-name="Internet_20_link" text:visited-style-name="Visited_20_Internet_20_Link">
повідомляє</text:a>
 Міністерство з питань реінтеграціїтимчасово окупованих територій України.</text:p>
      <text:p text:style-name="P4">
«Примусова евакуація дітей буде проведена в місті Залізне, селищах Нью-Йорк іПівнічне, селах Костянтинівка, Іванопілля, Миколаївка, Подільське. Евакуйованідіти в супроводі одного з батьків або ж законного представника будутьзабезпечені безкоштовним прихистком, соціальними гарантіями, гуманітарноюдопомогою і психологічною підтримкою», — йдеться в повідомленні.</text:p>
      <text:p text:style-name="P4">
Крім того, Мінреінтеграції вкотре закликає не нехтувати своєю безпекою йособливо безпекою дітей і негайно евакуюватися до більш безпечних регіонів.</text:p>
      <text:p text:style-name="P4">
З питань евакуації з Донецької області звертайтеся до представників місцевоївлади або ж за номером: (098) 890-33-18.</text:p>
      <text:p text:style-name="P4">
Також про бажання евакуюватися можна повідомити на гарячу лініюМінреінтеграції 15-48 або ж написати нам у месенджери на номер: (096)078-84-33.</text:p>
      <text:p text:style-name="P4">
Source: <text:a xlink:type="simple" xlink:href="https://armyinform.com.ua/2023/06/01/na-donechchyni-u-7-naselenyh-punktah-ogolosheno-prymusovu-evakuacziyu-ditej/" text:style-name="Internet_20_link" text:visited-style-name="Visited_20_Internet_20_Link">
https://armyinform.com.ua/2023/06/01/na-donechchyni-u-7-naselenyh-punktah-ogolosheno-prymusovu-evakuacziyu-ditej/</text:a>
</text:p>
      <!--NEWS-->
      <text:h text:style-name="P10" text:outline-level="1">
<text:span text:style-name="T4">
Президент України провів у Молдові багатосторонню зустріч у межах коаліції винищувачів</text:span>
</text:h>
      <text:p text:style-name="P4">
Author: ['АРМІЯINFORM']</text:p>
      <text:p text:style-name="P4">
Time: 2023-06-01T94:00:00-04:00</text:p>
      <text:p text:style-name="P4">
Description: Під час візиту до Молдови для участі в саміті Європейської політичної спільноти 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oldo.jpeg" text:style-name="Internet_20_link" text:visited-style-name="Visited_20_Internet_20_Link">
moldo.jpeg</text:a>
', '<text:a xlink:type="simple" xlink:href="https://armyinform.com.ua/wp-content/uploads/2023/06/modlov.jpeg" text:style-name="Internet_20_link" text:visited-style-name="Visited_20_Internet_20_Link">
modlov.jpeg</text:a>
']</text:p>
      <text:p text:style-name="P4">
Tags: ['АГРЕСІЯ РФ', 'ВІЙНА', 'ВОЛОДИМИР ЗЕЛЕНСЬКИЙ', 'ВТОРГНЕННЯ РФ', 'ПРЕЗИДЕНТ УКРАЇНИ']</text:p>
      <text:p text:style-name="P4">
Category: News</text:p>
      <!--METADATA-->
      <text:p text:style-name="P4">
<draw:frame draw:style-name="fr1" draw:name="Image365" text:anchor-type="as-char" svg:width="6.9236in" svg:height="4.604691in" draw:z-index="0">
<draw:image xlink:href="../Images/AРМІЯINFORM/2023-06-01T94-00-00-04-00/moldo.jpeg" xlink:type="simple" xlink:show="embed" xlink:actuate="onLoad" draw:mime-type="image/jpeg"/>
</draw:frame>
</text:p>
      <text:p text:style-name="P4">
Під час візиту до Молдови для участі в саміті Європейської політичноїспільноти Президент України Володимир Зеленський провів неформальну зустріч ізлідерами європейських країн у межах коаліції винищувачів.</text:p>
      <text:p text:style-name="P4">
Зокрема, у переговорах взяли участь: Прем’єр-міністр Великої Британії РішіСунак, Прем’єр-міністр Нідерландів Марк Рютте, Прем’єр-міністр Польщі МатеушМоравецький, Прем’єр-міністр Данії Метте Фредеріксен, Прем’єр-міністр ШвеціїУльф Крістерссон, Прем’єр-міністр Бельгії Александр де Кроо.</text:p>
      <text:p text:style-name="P4">
<draw:frame draw:style-name="fr1" draw:name="Image366" text:anchor-type="as-char" svg:width="6.9236in" svg:height="4.604691in" draw:z-index="0">
<draw:image xlink:href="../Images/AРМІЯINFORM/2023-06-01T94-00-00-04-00/modlov.jpeg" xlink:type="simple" xlink:show="embed" xlink:actuate="onLoad" draw:mime-type="image/jpeg"/>
</draw:frame>
</text:p>
      <text:p text:style-name="P4">
Лідери обговорили практичні питання, пов’язані з початком тренуванняукраїнських пілотів на винищувачах F-16 та літаках інших типів. Сторонидомовилися почати цей процес найближчим часом.</text:p>
      <text:p text:style-name="P4">
Учасники зустрічі також торкнулися питань майбутнього постачання літаків істворення необхідної для них інфраструктури.</text:p>
      <text:p text:style-name="P4">
Президент України та європейські лідери домовилися продовжити після майбутніхконсультацій з американською стороною роботу над офіційним рішенням простворення коаліції бойових літаків ( <text:span text:style-name="T4">
«</text:span>
 Небесного щита України <text:span text:style-name="T4">
»</text:span>
 ) нанаступній зустрічі у форматі <text:span text:style-name="T4">
«</text:span>
 Рамштайн <text:span text:style-name="T4">
»</text:span>
.</text:p>
      <text:p text:style-name="P4">
Під час зустрічі Володимир Зеленський також порушив питання щодо необхідностіформування коаліції «Петріотів» на тлі посилення ракетних обстрілівукраїнських міст із боку росії.</text:p>
      <text:p text:style-name="P4">
<text:span text:style-name="T5">
Джерело: Офіс Президента України.</text:span>
</text:p>
      <text:p text:style-name="P4">
Source: <text:a xlink:type="simple" xlink:href="https://armyinform.com.ua/2023/06/01/prezydent-ukrayiny-proviv-u-moldovi-bagatostoronnyu-zustrich-u-mezhah-koalicziyi-vynyshhuvachiv/" text:style-name="Internet_20_link" text:visited-style-name="Visited_20_Internet_20_Link">
https://armyinform.com.ua/2023/06/01/prezydent-ukrayiny-proviv-u-moldovi-bagatostoronnyu-zustrich-u-mezhah-koalicziyi-vynyshhuvachiv/</text:a>
</text:p>
      <!--NEWS-->
      <text:h text:style-name="P10" text:outline-level="1">
<text:span text:style-name="T4">
Причина ротаційних заходів противника на Бахмутському напрямку — потужні удари ЗСУ — Сергій Череватий</text:span>
</text:h>
      <text:p text:style-name="P4">
Author: ['Валентина Вілюра']</text:p>
      <text:p text:style-name="P4">
Time: 2023-06-01T95: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367" text:anchor-type="as-char" svg:width="6.9236in" svg:height="4.61393in" draw:z-index="0">
<draw:image xlink:href="../Images/AРМІЯINFORM/2023-06-01T95-00-00-04-00/cherevatyj-2.jpg" xlink:type="simple" xlink:show="embed" xlink:actuate="onLoad" draw:mime-type="image/jpeg"/>
</draw:frame>
</text:p>
      <text:p text:style-name="P4">
Про це в ефірі телемарафону «Єдині новини» повідомив речник Східногоугруповання військ ЗСУ Сергій Череватий.</text:p>
      <text:p text:style-name="P4">
За його словами, росіяни проводять ротаційні заходи на Бахмутському напрямкупід прикриттям інтенсивного вогню. рашисти 476 разів били по наших позиціях наБахмутському відрізку фронту. Також там відбулося 4 бойових зіткнення зворогом. Сили оборони завдавали удари у відповідь, не даючи окупантамповноцінно проводити ротацію особового складу і техніки.</text:p>
      <text:p text:style-name="P4">
— 59 окупантів було знищено, 103 — зазнали поранень, одного рашиста взяли вполон. Також знищили дві радіолокаційні станції, БПЛА, одну гармату «Гіацинт»та ПТРК. Крім того, під час переміщення ворога було ліквідовано 2 автомобілі збоєприпасами та 2 склади з боєприпасами. Як зазначив Сергій Череватий, самапричина ротаційних заходів — потужні удари ЗСУ. Це і змусило виводитипідрозділи пвк «вагнера».</text:p>
      <text:p text:style-name="P4">
— На разі ми робимо все, щоб максимально виснажити логістику ворога. Б’ємо поскупченню техніки, особового складу та штабах. Зокрема, на Лимано-Куп’янськомунапрямку сьогодні було знищено 1 командно-спостережний пункт, вчора ж 3командних пункти на Бахмутському напрямку. Робота постійно триває, щобунеможливити або ж ускладнити доставлення боєприпасів ворогу.</text:p>
      <text:p text:style-name="P4">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Голлівудський актор Міша Коллінз ознайомився з ходом розмінуванням деокупованих територій Чернігівщини</text:span>
</text:h>
      <text:p text:style-name="P4">
Author: ['АРМІЯINFORM']</text:p>
      <text:p text:style-name="P4">
Time: 2023-06-01T96:00:00-04:00</text:p>
      <text:p text:style-name="P4">
Description: Амбасадор благодійної платформи UNITED24 американський актор Міша Коллінз під час візи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630730_785242189925208_4231982651787524087_n.jpg" text:style-name="Internet_20_link" text:visited-style-name="Visited_20_Internet_20_Link">
350630730_785242189925208_4231982651787524087_n.jpg</text:a>
', '<text:a xlink:type="simple" xlink:href="https://armyinform.com.ua/wp-content/uploads/2023/06/350796998_616654957079754_8809435878629411543_n-150x150.jpg" text:style-name="Internet_20_link" text:visited-style-name="Visited_20_Internet_20_Link">
350796998_616654957079754_8809435878629411543_n-150x150.jpg</text:a>
', '<text:a xlink:type="simple" xlink:href="https://armyinform.com.ua/wp-content/uploads/2023/06/351158430_784262463099340_5950885670125784005_n-150x150.jpg" text:style-name="Internet_20_link" text:visited-style-name="Visited_20_Internet_20_Link">
351158430_784262463099340_5950885670125784005_n-150x150.jpg</text:a>
', '<text:a xlink:type="simple" xlink:href="https://armyinform.com.ua/wp-content/uploads/2023/06/350930943_783416176520461_6389420153118497101_n-150x150.jpg" text:style-name="Internet_20_link" text:visited-style-name="Visited_20_Internet_20_Link">
350930943_783416176520461_6389420153118497101_n-150x150.jpg</text:a>
']</text:p>
      <text:p text:style-name="P4">
Tags: ['STOPRUSSIA']</text:p>
      <text:p text:style-name="P4">
Category: News</text:p>
      <!--METADATA-->
      <text:p text:style-name="P4">
<draw:frame draw:style-name="fr1" draw:name="Image368" text:anchor-type="as-char" svg:width="6.9236in" svg:height="3.900295in" draw:z-index="0">
<draw:image xlink:href="../Images/AРМІЯINFORM/2023-06-01T96-00-00-04-00/350630730_785242189925208_4231982651787524087_n.jpg" xlink:type="simple" xlink:show="embed" xlink:actuate="onLoad" draw:mime-type="image/jpeg"/>
</draw:frame>
</text:p>
      <text:p text:style-name="P4">
Амбасадор благодійної платформи UNITED24 американський актор Міша Коллінз підчас візиту до України у складі делегації ознайомився з ходом розмінуваннямдеокупованих територій Чернігівщини саперами та водолазами-саперами Державноїспеціальної служби транспорту Міністерства оборони України.</text:p>
      <text:p text:style-name="P4">
Делегація<text:a xlink:type="simple" xlink:href="https://www.facebook.com/u24.gov.ua" text:style-name="Internet_20_link" text:visited-style-name="Visited_20_Internet_20_Link">
United24</text:a>
відвідала місце виконання робіт із розмінування акваторії водоймища в районіодної із зон відпочинку Чернігівців. Представники благодійної платформипобачили, які залишки війни підняли з дна та виявили на пісочному березісапери. Також відвідали ділянку місцевості, де майбутні сапериДержспецтрансслужби набувають практичних навиків у роботі та ознайомилися зрізними видами вибухонебезпечних предметів, якими нашпигована українська земляпісля звільнення від російських окупантів. Стали свідками роботи саперів іззнешкодження виявлених боєприпасів. Амбасадор UNITED24 не оминув увагою іпідготовку саперів. Радмила Воловецька є єдиною жінкою — сапером у команді інаразі вибрала професію за покликом серця. Коллінз також поспілкувався зкомандиром інженерно-саперної роти старшим лейтенантом Вадимом Фроловим. Підчас виконання службових завдань із захисту територіальної цілісності УкраїниВадим Фролов отримав тяжке поранення, проте сповнений оптимізму і рішучостіпісля одужання залишатися у строю і продовжити служити Україні.</text:p>
      <text:p text:style-name="P4">
<text:a xlink:type="simple" xlink:href="https://armyinform.com.ua/wp-content/uploads/2023/06/350796998_616654957079754_8809435878629411543_n.jpg" text:style-name="Internet_20_link" text:visited-style-name="Visited_20_Internet_20_Link">
<draw:frame draw:style-name="fr1" draw:name="Image369" text:anchor-type="as-char" svg:width="6.9236in" svg:height="6.9236in" draw:z-index="0">
<draw:image xlink:href="../Images/AРМІЯINFORM/2023-06-01T96-00-00-04-00/350796998_616654957079754_8809435878629411543_n-150x150.jpg" xlink:type="simple" xlink:show="embed" xlink:actuate="onLoad" draw:mime-type="image/jpeg"/>
</draw:frame>
</text:a>
</text:p>
      <text:p text:style-name="P4">
<text:a xlink:type="simple" xlink:href="https://armyinform.com.ua/wp-content/uploads/2023/06/351158430_784262463099340_5950885670125784005_n.jpg" text:style-name="Internet_20_link" text:visited-style-name="Visited_20_Internet_20_Link">
<draw:frame draw:style-name="fr1" draw:name="Image370" text:anchor-type="as-char" svg:width="6.9236in" svg:height="6.9236in" draw:z-index="0">
<draw:image xlink:href="../Images/AРМІЯINFORM/2023-06-01T96-00-00-04-00/351158430_784262463099340_5950885670125784005_n-150x150.jpg" xlink:type="simple" xlink:show="embed" xlink:actuate="onLoad" draw:mime-type="image/jpeg"/>
</draw:frame>
</text:a>
</text:p>
      <text:p text:style-name="P4">
<text:a xlink:type="simple" xlink:href="https://armyinform.com.ua/wp-content/uploads/2023/06/350930943_783416176520461_6389420153118497101_n.jpg" text:style-name="Internet_20_link" text:visited-style-name="Visited_20_Internet_20_Link">
<draw:frame draw:style-name="fr1" draw:name="Image371" text:anchor-type="as-char" svg:width="6.9236in" svg:height="6.9236in" draw:z-index="0">
<draw:image xlink:href="../Images/AРМІЯINFORM/2023-06-01T96-00-00-04-00/350930943_783416176520461_6389420153118497101_n-150x150.jpg" xlink:type="simple" xlink:show="embed" xlink:actuate="onLoad" draw:mime-type="image/jpeg"/>
</draw:frame>
</text:a>
</text:p>
      <text:p text:style-name="P4">
По закінченню заходу амбасадор подякував за кропітку та ризиковану роботусаперів у проведенні розмінування української землі.</text:p>
      <text:p text:style-name="P4">
— Я знаю, що війна — це не ваш вибір. Ви боретеся за своїх близьких, але такожза весь світ. Ви герої не лише вдома, а й у всьому світі. Ви протистоїтетиранії і показали, що сила не вирішує все, якщо справедливість на вашомубоці, — зазначив Міша Коллінз</text:p>
      <text:p text:style-name="P4">
<text:a xlink:type="simple" xlink:href="https://www.facebook.com/officialmisha" text:style-name="Internet_20_link" text:visited-style-name="Visited_20_Internet_20_Link">
MishaCollins</text:a>
надає свою підтримку зусиллям фандрейзингової платформи UNITED24 у якої одиніз напрямів розподілу зібраних коштів є гуманітарне розмінування.</text:p>
      <text:p text:style-name="P4">
Незламні духом відновлять Україну!</text:p>
      <text:p text:style-name="P4">
Джерело: <text:a xlink:type="simple" xlink:href="https://www.facebook.com/uadsst" text:style-name="Internet_20_link" text:visited-style-name="Visited_20_Internet_20_Link">
Державна спеціальна служба транспорту / UA State Special TransportService</text:a>
</text:p>
      <text:p text:style-name="P4">
Source: <text:a xlink:type="simple" xlink:href="https://armyinform.com.ua/2023/06/01/gollivudskyj-aktor-misha-kollinz-oznajomyvsya-z-hodom-rozminuvannyam-deokupovanyh-terytorij-chernigivshhyny/" text:style-name="Internet_20_link" text:visited-style-name="Visited_20_Internet_20_Link">
https://armyinform.com.ua/2023/06/01/gollivudskyj-aktor-misha-kollinz-oznajomyvsya-z-hodom-rozminuvannyam-deokupovanyh-terytorij-chernigivshhyny/</text:a>
</text:p>
      <!--NEWS-->
      <text:h text:style-name="P10" text:outline-level="1">
<text:span text:style-name="T4">
Масовані обстріли України — приклад нервової реакції росіян на їх невдачі на полі бою</text:span>
</text:h>
      <text:p text:style-name="P4">
Author: ['Валентина Вілюра']</text:p>
      <text:p text:style-name="P4">
Time: 2023-06-01T97:00:00-04:00</text:p>
      <text:p text:style-name="P4">
Description: Заступник Міністра оборони України Ганна Маляр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ГАННА МАЛЯР']</text:p>
      <text:p text:style-name="P4">
Category: News</text:p>
      <!--METADATA-->
      <text:p text:style-name="P4">
<draw:frame draw:style-name="fr1" draw:name="Image372" text:anchor-type="as-char" svg:width="6.9236in" svg:height="3.894525in" draw:z-index="0">
<draw:image xlink:href="../Images/AРМІЯINFORM/2023-06-01T97-00-00-04-00/malyar-1-960x540-1.jpg" xlink:type="simple" xlink:show="embed" xlink:actuate="onLoad" draw:mime-type="image/jpeg"/>
</draw:frame>
</text:p>
      <text:p text:style-name="P4">
Заступник Міністра оборони України Ганна Маляр в ефірі телемарафону «Єдиніновини» висловила свою думку на запитання чи можуть бути пов’язані травневімасовані обстріли України ворогом з ситуацією на фронті.</text:p>
      <text:p text:style-name="P4">
Ганна Маляр розповіла, що це якраз може бути прикладом нервової реакції на тічи інші події. В інформаційному просторі була активно висвітлена темамайбутнього контрнаступу ЗСУ, а на росіян це справило панічний вплив.</text:p>
      <text:p text:style-name="P4">
— Дійсно на Сході нашої країни вони намагалися наступати з нового року по 4напрямках — зараз додали ще 2, але в них нічого не виходить. У росіян постійнопереносяться дати їх задач, наприклад, вийти на рубежі Луганської й Донецькоїобласті, тому ту програму мінімум, яку вони собі поставили після того, як незахопили Київ їм не вдається реалізувати, — зазначила Міністра оборони УкраїниГанна Маляр.</text:p>
      <text:p text:style-name="P4">
Крім того, вона додала, що безумовно ворог шукає інші шляхи, щоб все-такизавоювати Україну і багато їхніх кроків пов’язано саме з тим, щоб вибити наспсихологічної рівноваги та деморалізувати.</text:p>
      <text:p text:style-name="P4">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Голова СБУ підписав прапор, за який росіяни побилися з українським депутатом</text:span>
</text:h>
      <text:p text:style-name="P4">
Author: ['АРМІЯINFORM']</text:p>
      <text:p text:style-name="P4">
Time: 2023-06-01T98:00:00-04:00</text:p>
      <text:p text:style-name="P4">
Description: Василь Малюк підписав прапор для аукціону United24, кошти з якого підуть на допомо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111.jpeg" text:style-name="Internet_20_link" text:visited-style-name="Visited_20_Internet_20_Link">
sbu111.jpeg</text:a>
', '<text:a xlink:type="simple" xlink:href="https://armyinform.com.ua/wp-content/uploads/2023/06/sbu222-150x150.jpeg" text:style-name="Internet_20_link" text:visited-style-name="Visited_20_Internet_20_Link">
sbu222-150x150.jpeg</text:a>
', '<text:a xlink:type="simple" xlink:href="https://armyinform.com.ua/wp-content/uploads/2023/06/sbu22323-150x150.jpeg" text:style-name="Internet_20_link" text:visited-style-name="Visited_20_Internet_20_Link">
sbu22323-150x150.jpeg</text:a>
']</text:p>
      <text:p text:style-name="P4">
Tags: ['STOPRUSSIA', 'АГРЕСІЯ РФ', 'ВТОРГНЕННЯ РФ', 'ПРАПОР', 'СБУ']</text:p>
      <text:p text:style-name="P4">
Category: News</text:p>
      <!--METADATA-->
      <text:p text:style-name="P4">
<draw:frame draw:style-name="fr1" draw:name="Image373" text:anchor-type="as-char" svg:width="6.9236in" svg:height="4.615733in" draw:z-index="0">
<draw:image xlink:href="../Images/AРМІЯINFORM/2023-06-01T98-00-00-04-00/sbu111.jpeg" xlink:type="simple" xlink:show="embed" xlink:actuate="onLoad" draw:mime-type="image/jpeg"/>
</draw:frame>
</text:p>
      <text:p text:style-name="P4">
Василь Малюк підписав прапор для аукціону United24, кошти з якого підуть надопомогу українським захисникам.</text:p>
      <text:p text:style-name="P4">
Про це<text:a xlink:type="simple" xlink:href="https://www.facebook.com/SecurSerUkraine/posts/pfbid02jcoXtG1TUfZR5NmorVpuHtCRUB8YyyLNdfCDwc1sFC1YFWSV45ajFVEicLxamtdNl" text:style-name="Internet_20_link" text:visited-style-name="Visited_20_Internet_20_Link">
повідомляє</text:a>
Служба безпеки України.</text:p>
      <text:p text:style-name="P4">
«Цей прапор став одним із символів нашої боротьби з рашизмом на міжнароднійарені. Український нардеп Олександр Маріковський у прямому сенсі слова відбивйого у росіян під час Парламентської асамблеї Чорноморського економічногоспівтовариства, що проходила в Анкарі. російські делегати хотіли силою забратижовто-блакитний стяг, але не змогли. Наші парламентарі привезли його наБатьківщину для участі у доброчинному аукціоні на платформі United24», —йдеться у повідомленні.</text:p>
      <text:p text:style-name="P4">
<text:a xlink:type="simple" xlink:href="https://armyinform.com.ua/wp-content/uploads/2023/06/sbu222.jpeg" text:style-name="Internet_20_link" text:visited-style-name="Visited_20_Internet_20_Link">
<draw:frame draw:style-name="fr1" draw:name="Image374" text:anchor-type="as-char" svg:width="6.9236in" svg:height="6.9236in" draw:z-index="0">
<draw:image xlink:href="../Images/AРМІЯINFORM/2023-06-01T98-00-00-04-00/sbu222-150x150.jpeg" xlink:type="simple" xlink:show="embed" xlink:actuate="onLoad" draw:mime-type="image/jpeg"/>
</draw:frame>
</text:a>
</text:p>
      <text:p text:style-name="P4">
<text:a xlink:type="simple" xlink:href="https://armyinform.com.ua/wp-content/uploads/2023/06/sbu22323.jpeg" text:style-name="Internet_20_link" text:visited-style-name="Visited_20_Internet_20_Link">
<draw:frame draw:style-name="fr1" draw:name="Image375" text:anchor-type="as-char" svg:width="6.9236in" svg:height="6.9236in" draw:z-index="0">
<draw:image xlink:href="../Images/AРМІЯINFORM/2023-06-01T98-00-00-04-00/sbu22323-150x150.jpeg" xlink:type="simple" xlink:show="embed" xlink:actuate="onLoad" draw:mime-type="image/jpeg"/>
</draw:frame>
</text:a>
</text:p>
      <text:p text:style-name="P4">
Окрім Голови СБУ Василя Малюка, прапор підписали інші бойові побратими —представники Сил безпеки та оборони України.</text:p>
      <text:p text:style-name="P4">
Кошти з аукціону підуть на закупівлю чергової «порції вітань», якінаближатимуть нашу Перемогу над російськими окупантами.</text:p>
      <text:p text:style-name="P4">
Source: <text:a xlink:type="simple" xlink:href="https://armyinform.com.ua/2023/06/01/golova-sbu-pidpysav-prapor-za-yakyj-rosiyany-pobylysya-z-ukrayinskym-deputatom/" text:style-name="Internet_20_link" text:visited-style-name="Visited_20_Internet_20_Link">
https://armyinform.com.ua/2023/06/01/golova-sbu-pidpysav-prapor-za-yakyj-rosiyany-pobylysya-z-ukrayinskym-deputatom/</text:a>
</text:p>
      <!--NEWS-->
      <text:h text:style-name="P10" text:outline-level="1">
<text:span text:style-name="T4">
Коротко. Війна. День 463. Відеодайджест</text:span>
</text:h>
      <text:p text:style-name="P4">
Author: ['АРМІЯINFORM']</text:p>
      <text:p text:style-name="P4">
Time: 2023-06-0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aab9e.jpeg" text:style-name="Internet_20_link" text:visited-style-name="Visited_20_Internet_20_Link">
2aab9e.jpeg</text:a>
']</text:p>
      <text:p text:style-name="P4">
Tags: ['STOPRUSSIA', 'АГРЕСІЯ РФ', 'ВТОРГНЕННЯ РФ', 'ГШ ЗСУ']</text:p>
      <text:p text:style-name="P4">
Category: News</text:p>
      <!--METADATA-->
      <text:p text:style-name="P4">
<draw:frame draw:style-name="fr1" draw:name="Image376" text:anchor-type="as-char" svg:width="6.9236in" svg:height="4.144053in" draw:z-index="0">
<draw:image xlink:href="../Images/AРМІЯINFORM/2023-06-01T99-00-00-04-00/2aab9e.jpeg" xlink:type="simple" xlink:show="embed" xlink:actuate="onLoad" draw:mime-type="image/jpeg"/>
</draw:frame>
</text:p>
      <text:p text:style-name="P4">
Source: <text:a xlink:type="simple" xlink:href="https://armyinform.com.ua/2023/06/01/korotko-vijna-den-463-videodajdzhest/" text:style-name="Internet_20_link" text:visited-style-name="Visited_20_Internet_20_Link">
https://armyinform.com.ua/2023/06/01/korotko-vijna-den-463-videodajdzhest/</text:a>
</text:p>
      <!--NEWS-->
      <text:h text:style-name="P10" text:outline-level="1">
<text:span text:style-name="T4">
На п'ятницю прогнозують дощі та грози, вдень до +28°</text:span>
</text:h>
      <text:p text:style-name="P4">
Authors: Ukrinform (Person)</text:p>
      <text:p text:style-name="P4">
Publisher: Укринформ (Organization)</text:p>
      <text:p text:style-name="P4">
Published Time: 2023-06-02T-31:29:00+03:00</text:p>
      <text:p text:style-name="P4">
Modified Time: 2023-06-02T00:29:00+03:00</text:p>
      <text:p text:style-name="P4">
Description: В Україні у п'ятницю короткочасні дощі та грози очікуються в Криму, Приазов'ї, західних та північних областях, температура вночі 10-15°, вдень 23-28°.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Дощ', 'Гроза', 'Погода']</text:p>
      <text:p text:style-name="P4">
Type: Article</text:p>
      <!--METADATA-->
      <text:p text:style-name="P4">
<draw:frame draw:style-name="fr1" draw:name="Image377" text:anchor-type="as-char" svg:width="6.9236in" svg:height="3.956343in" draw:z-index="0">
<draw:image xlink:href="../Images/yкринформ/2023-06-02T-31-29-00-03-00/630_360_1653467553-903.jpg" xlink:type="simple" xlink:show="embed" xlink:actuate="onLoad" draw:mime-type="image/jpeg"/>
</draw:frame>
 В Україніу п'ятницю короткочасні дощі та грози очікуються в Криму, Приазов'ї, західнихта північних областях, температура вночі 10-15°, вдень 23-28°.</text:p>
      <text:p text:style-name="P4">
Про це Укрінформу повідомили в Українському гідрометцентрі.</text:p>
      <text:p text:style-name="P4">
"У Криму та Приазов'ї місцями невеликий дощ, вдень у західних, північних таВінницькій областях короткочасні дощі, місцями грози, на решті території безопадів. Вітер південно-західний, 5-10 м/с, вдень у західних областях місцямишквали 15-20 м/с. Температура вночі 10-15°, на узбережжі морів до 18°; вдень23-28°, на крайньому заході країни 19-24°", - йдеться в повідомленні.</text:p>
      <text:p text:style-name="P4">
У Києві та області 2 червня без опадів, лише в другій половині дня ймовірнийкороткочасний дощ, місцями гроза. Вітер південно-західний, 5-10 м/с. У столицітемпература вночі 13-15°, вдень 26-28°; вночі 10-15°, вдень 23-28°.</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xt:p>
      <text:p text:style-name="P4">
Згідно з прогнозом, 3 червня у центральних, південних, вночі і західних тапівнічних, вдень і у східних областях та в Криму короткочасні дощі, місцямигрози, на решті території без опадів; 4 червня в Україні без опадів.</text:p>
      <text:p text:style-name="P4">
Вітер північно-західний з переходом на північно-східний, 5-10 м/с, вдень 3червня при грозах в окремих районах град та шквали 15-20 м/с.</text:p>
      <text:p text:style-name="P4">
Температура вночі 10-15°, у західних та північних областях, 4 червня вУкраїні, крім південної частини, 5-10°; вдень 19-24°.</text:p>
      <text:p text:style-name="P4">
У Києві та області на вихідні опади не прогнозуються, лише вночі 3 червняймовірний короткочасний дощ, місцями гроза. Вітер північно-західний зпереходом на північно-східний, 5-10 м/с. У столиці температура вночі 7-9°,вдень 21-23°; на Київщині вночі 5-10°, вдень 19-24°.</text:p>
      <text:p text:style-name="P4">
Синоптики прогнозують 5-6 червня в західних та північних областях місцяминевеликий, у Карпатах помірний короткочасний <text:a xlink:type="simple" xlink:href="https://www.ukrinform.ua/tag-dos" text:style-name="Internet_20_link" text:visited-style-name="Visited_20_Internet_20_Link">
 дощ</text:a>
 , гроза, на решті території без опадів.Температура вночі 7-13°, на узбережжі морів 12-18°; вдень 20-26°.</text:p>
      <text:p text:style-name="P4">
У столичному регіоні 5-6 червня вночі без опадів, вдень місцями невеликийкороткочасний дощ, гроза. У Києві температура вночі 11-13°, вдень 23-25°; пообласті вночі 8-13°, вдень 21-26°.</text:p>
      <text:p text:style-name="P4">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Біля посольства РФ у Нідерландах протестували проти депортацій та вбивств українських дітей</text:span>
</text:h>
      <text:p text:style-name="P4">
Authors: Ukrinform (Person)</text:p>
      <text:p text:style-name="P4">
Publisher: Укринформ (Organization)</text:p>
      <text:p text:style-name="P4">
Published Time: 2023-06-02T-33:16:00+03:00</text:p>
      <text:p text:style-name="P4">
Modified Time: 2023-06-02T00:16:00+03:00</text:p>
      <text:p text:style-name="P4">
Description: У Гаазі біля посольства Росії відбулася акція протесту з вимогою припинити калічити та вбивати українських дітей, а також повернути депортованих неповнолітніх в Україну. — Укрінформ.</text:p>
      <text:p text:style-name="P4">
Images: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Tags: ['Діти', 'Гаага', 'Нідерланди', 'Посольство', 'Протест', 'Росія', 'Акція']</text:p>
      <text:p text:style-name="P4">
Type: Article</text:p>
      <!--METADATA-->
      <text:p text:style-name="P4">
<draw:frame draw:style-name="fr1" draw:name="Image378" text:anchor-type="as-char" svg:width="6.9236in" svg:height="3.956343in" draw:z-index="0">
<draw:image xlink:href="../Images/yкринформ/2023-06-02T-33-16-00-03-00/630_360_1685652629-522.jpg" xlink:type="simple" xlink:show="embed" xlink:actuate="onLoad" draw:mime-type="image/jpeg"/>
</draw:frame>
 У Гаазібіля посольства Росії відбулася акція протесту з вимогою припинити калічити тавбивати українських дітей, а також повернути депортованих неповнолітніх вУкраїну.</text:p>
      <text:p text:style-name="P4">
Про це повідомляє кореспондент Укрінформу в Гаазі.</text:p>
      <text:p text:style-name="P4">
“Дії Росії зі зміни громадянства українських дітей, незаконне усиновлення єпорушенням четвертої Женевської Конвенції. РФ створює різноманітні перепонидля сімей, які прагнуть повернути своїх дітей, перешкоджає встановленню їхсписків та місцеперебування, що теж є порушенням Женевської конвенції”, -наголосила організаторка акції Уляна Бунь, яка багато років проживає вНідерландах.</text:p>
      <text:p text:style-name="P4">
Акція біля будівлі посольства Росії в Гаазі відбулася під українськимипрапорами та гаслами “Поверніть українських дітей!”, “Росія – країнатерорист”, “Путіна в Гаагу”, “Трибунал воєнним злочинцям”.</text:p>
      <text:p text:style-name="P4">
<draw:frame draw:style-name="fr1" draw:name="Image379" text:anchor-type="as-char" svg:width="6.9236in" svg:height="4.615733in" draw:z-index="0">
<draw:image xlink:href="../Images/yкринформ/2023-06-02T-33-16-00-03-00/1685652646-415.jpg" xlink:type="simple" xlink:show="embed" xlink:actuate="onLoad" draw:mime-type="image/jpeg"/>
</draw:frame>
</text:p>
      <text:p text:style-name="P4">
Окрім українців, участь у ній узяли нідерландці, які вже понад рік охороняють20-метровий український стяг, який щоранку вивішують навпроти російського <text:a xlink:type="simple" xlink:href="https://www.ukrinform.ua/tag-posolstvo" text:style-name="Internet_20_link" text:visited-style-name="Visited_20_Internet_20_Link">
посольства </text:a>
 . Охорону встановилипісля того, як росіяни вкрали кількадесят разів викрадали прапори - сьогодніїї забезпечують півтори сотні людей з усіх Нідерландів.</text:p>
      <text:p text:style-name="P4">
</text:p>
      <text:p text:style-name="P4">
Як повідомляв Укрінформ, у ніч проти 1 червня, коли відзначається Міжнароднийдень захисту дітей, унаслідок ракетного обстрілу в Києві загинула дитина, щеодна зазнала поранень.</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депортованих дітей </text:a>
</text:p>
      <text:p text:style-name="P4">
За даними Офісу генерального прокурора, унаслідок російської агресії в Українізагинули 484 дитини, 992 були поранені.</text:p>
      <text:p text:style-name="P4">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Світовий конгрес українців підбив підсумки візиту Павла Ґрода до Франції</text:span>
</text:h>
      <text:p text:style-name="P4">
Authors: Ukrinform (Person)</text:p>
      <text:p text:style-name="P4">
Publisher: Укринформ (Organization)</text:p>
      <text:p text:style-name="P4">
Published Time: 2023-06-02T-35:14:00+03:00</text:p>
      <text:p text:style-name="P4">
Modified Time: 2023-06-02T00:14:00+03:00</text:p>
      <text:p text:style-name="P4">
Description: Ключовими темами обговорень з французькими політичними та громадськими діячами під час візиту президента Світового конгресу українців (СКУ) Павла Ґрода до Франції стали: вступ України до ЄС та НАТО, визнання Росії країною-терористом та підтримка українських вимушених переселенців.  — Укрінформ.</text:p>
      <text:p text:style-name="P4">
Images: ['<text:a xlink:type="simple" xlink:href="https://static.ukrinform.com/photos/2023_06/thumb_files/630_360_1685633072-148.jpeg" text:style-name="Internet_20_link" text:visited-style-name="Visited_20_Internet_20_Link">
630_360_16856...</text:a>
']</text:p>
      <text:p text:style-name="P4">
Tags: ['Діаспора', 'Франція', 'Париж', 'Війна з Росією']</text:p>
      <text:p text:style-name="P4">
Type: Article</text:p>
      <!--METADATA-->
      <text:p text:style-name="P4">
<draw:frame draw:style-name="fr1" draw:name="Image381" text:anchor-type="as-char" svg:width="6.9236in" svg:height="3.956343in" draw:z-index="0">
<draw:image xlink:href="../Images/yкринформ/2023-06-02T-35-14-00-03-00/630_360_1685633072-148.jpeg" xlink:type="simple" xlink:show="embed" xlink:actuate="onLoad" draw:mime-type="image/jpeg"/>
</draw:frame>
Ключовими темами обговорень з французькими політичними та громадськими діячамипід час візиту президента Світового конгресу українців (СКУ) Павла Ґрода доФранції стали: вступ України до ЄС та НАТО, визнання Росії країною-терористомта підтримка українських вимушених переселенців.</text:p>
      <text:p text:style-name="P4">
Як передає Укрінформ, про це йдеться на <text:a xlink:type="simple" xlink:href="https://www.ukrainianworldcongress.org/ua/prezident-sku-v-parizhi-francziya-%d1%94-i-zalishatimetsya-nashim-silnim-soyuznikom/" text:style-name="Internet_20_link" text:visited-style-name="Visited_20_Internet_20_Link">
 сайті СКУ</text:a>
 .</text:p>
      <text:p text:style-name="P4">
Так, під час зустрічі з Сенаторкою Надією Сологуб Президент СКУ наголосив наважливості євроатлантичного курсу України. Він подякував за рішення обидвохпалат французького парламенту визнати Голодомор 1932-1933 рр. геноцидомукраїнського народу.</text:p>
      <text:p text:style-name="P4">
</text:p>
      <text:p text:style-name="P4">
Павло Ґрод також висловив повагу і вдячність від світового українства до урядуФранції та усіх французів за прийняття, допомогу та підтримку українськихбіженців, які тікають від війни. На зустрічі було домовлено про співпрацю зРепрезентативним комітетом українців Франції, який входить до складу СКУ, впитаннях підтримки українських біженців.</text:p>
      <text:p text:style-name="P4">
Про подальшу підтримку України, насамперед надання зброї, вступ до НАТО і ЄСта важливість відбудови України йшлося на зустрічі Президента СКУ зНадзвичайним і Повноважним Послом України у Франції Вадимом Омельченком.</text:p>
      <text:p text:style-name="P4">
</text:p>
      <text:p text:style-name="P4">
Павло Ґрод подякував за добрий приклад роботи з молоддю та новоприбулимиукраїнцями посольству та Репрезентативному комітету українців Франції, якіактивно співпрацюють із новоствореним організаціями.</text:p>
      <text:p text:style-name="P4">
Також <text:a xlink:type="simple" xlink:href="https://www.ukrinform.ua/rubric-diaspora/3716835-prezident-svitovogo-kongresu-ukrainciv-zustrivsa-u-parizi-z-bernaromanri-levi.html" text:style-name="Internet_20_link" text:visited-style-name="Visited_20_Internet_20_Link">
 відбулася знакова зустріч </text:a>
 з великими другом України – французьким інтелектуалом,філософом, журналістом і письменником Бернаром-Анрі Леві. Павло Ґрод подякувавБернару-Анрі Леві за послідовну підтримку українського народу та його фільми іпраці, присвячені Україні, які вийшли від початку російського вторгнення.</text:p>
      <text:p text:style-name="P4">
«Бернар-Анрі – справжній і відданий друг України. Він відомий прихильникчленства України в НАТО та ЄС і завдяки йому сьогодні Україна є частиноюполітичного порядку денного Франції та ЄС. Маючи такий потужний голоспідтримки України, українці можуть бути впевнені, що Франція є ізалишатиметься нашим сильним союзником», – зазначив Президент СКУ.</text:p>
      <text:p text:style-name="P4">
«Питання відбудови України вже на порядку денному у французьких бізнес-колах,запевнили представники MEDEF International. Як відновити поруйновануенергетичну інфраструктуру та підтримати український народ через ініціативуСКУ Energize Ukraine – презентував на зустрічі з найбільшою представницькоюорганізацією французького приватного бізнес-сектору Павло Ґрод», – повідомилив СКУ.</text:p>
      <text:p text:style-name="P4">
</text:p>
      <text:p text:style-name="P4">
Крім того, Павло Ґрод, заступник мера французької столиці Жан-Люк Ромеро,представники місцевої влади та української громади у Парижі виступили наманіфестації, що пройшла під гаслами «Геть з ринку Росії!» та «Росія –держава-терорист!» з метою донести правду про жахливі події в Українікомпаніям, які досі не покинули російський ринок та закликати їх перестатифінансувати цю криваву війну.</text:p>
      <text:p text:style-name="P4">
Павло Ґрод звернувся до учасників демонстрації та закликав Францію долучитисьдо кола країн, які вже визнали російські воєнні злочини в Україні геноцидомукраїнського народу, а саму Росію – державою-терористом.</text:p>
      <text:p text:style-name="P4">
Також відбулася надзвичайно тепла і плідна зустріч Президента СКУ таукраїнської громади в Культурному центрі посольства України у Франції. ПавлоҐрод подякував попередньому проводу Репрезентативного комітету українцівФранції та привітав нового голову організації Олега Коваля.</text:p>
      <text:p text:style-name="P4">
 На фото (справаналіво): Олександр Ромінський, Данило Штуль, Тарас Горішній, Олег Коваль,Євгенія Петрова, Павло Ґрод.</text:p>
      <text:p text:style-name="P4">
У спілкуванні з громадою обговорювали, що українська діаспора може і повиннадалі робити для перемоги над російським агресором та як вже зараз працювати навідбудову України. Учасники також обговорили підтримку українських захисників,гуманітарні ініціативи та протидію «русскому миру».</text:p>
      <text:p text:style-name="P4">
Нагадаємо, президент Світового конгресу українців Павло Ґрод під час поїздкидо Берліна <text:a xlink:type="simple" xlink:href="https://www.ukrinform.ua/rubric-diaspora/3715488-prezident-sku-zustrivsa-z-nimeckimi-politikami-ta-ukrainskou-gromadou-u-berlini.html" text:style-name="Internet_20_link" text:visited-style-name="Visited_20_Internet_20_Link">
 зустрівся </text:a>
 з німецькими політиками та представниками українськоїгромади.</text:p>
      <text:p text:style-name="P4">
<text:span text:style-name="T5">
Фото: СКУ</text:span>
</text:p>
      <text:p text:style-name="P4">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Світовий конгрес українців підбив підсумки візиту Павла Ґрода до Франції</text:span>
</text:h>
      <text:p text:style-name="P4">
Authors: Ukrinform (Person)</text:p>
      <text:p text:style-name="P4">
Publisher: Укринформ (Organization)</text:p>
      <text:p text:style-name="P4">
Published Time: 2023-06-02T00:14:00+03:00</text:p>
      <text:p text:style-name="P4">
Modified Time: 2023-06-02T00:14:00+03:00</text:p>
      <text:p text:style-name="P4">
Description: Ключовими темами обговорень з французькими політичними та громадськими діячами під час візиту президента Світового конгресу українців (СКУ) Павла Ґрода до Франції стали: вступ України до ЄС та НАТО, визнання Росії країною-терористом та підтримка українських вимушених переселенців.  — Укрінформ.</text:p>
      <text:p text:style-name="P4">
Images: ['<text:a xlink:type="simple" xlink:href="https://static.ukrinform.com/photos/2023_06/thumb_files/630_360_1685633072-148.jpeg" text:style-name="Internet_20_link" text:visited-style-name="Visited_20_Internet_20_Link">
630_360_16856...</text:a>
']</text:p>
      <text:p text:style-name="P4">
Tags: ['Діаспора', 'Франція', 'Париж', 'Війна з Росією']</text:p>
      <text:p text:style-name="P4">
Type: Article</text:p>
      <!--METADATA-->
      <text:p text:style-name="P4">
<draw:frame draw:style-name="fr1" draw:name="Image386" text:anchor-type="as-char" svg:width="6.9236in" svg:height="3.956343in" draw:z-index="0">
<draw:image xlink:href="../Images/yкринформ/2023-06-02T00-14-00-03-00/630_360_1685633072-148.jpeg" xlink:type="simple" xlink:show="embed" xlink:actuate="onLoad" draw:mime-type="image/jpeg"/>
</draw:frame>
 Ключовимитемами обговорень з французькими політичними та громадськими діячами під часвізиту президента Світового конгресу українців (СКУ) Павла Ґрода до Франціїстали: вступ України до ЄС та НАТО, визнання Росії країною-терористом тапідтримка українських вимушених переселенців.</text:p>
      <text:p text:style-name="P4">
Як передає Укрінформ, про це йдеться на <text:a xlink:type="simple" xlink:href="https://www.ukrainianworldcongress.org/ua/prezident-sku-v-parizhi-francziya-%d1%94-i-zalishatimetsya-nashim-silnim-soyuznikom/" text:style-name="Internet_20_link" text:visited-style-name="Visited_20_Internet_20_Link">
 сайті СКУ</text:a>
 .</text:p>
      <text:p text:style-name="P4">
Так, під час зустрічі з Сенаторкою Надією Сологуб Президент СКУ наголосив наважливості євроатлантичного курсу України. Він подякував за рішення обидвохпалат французького парламенту визнати Голодомор 1932-1933 рр. геноцидомукраїнського народу.</text:p>
      <text:p text:style-name="P4">
</text:p>
      <text:p text:style-name="P4">
Павло Ґрод також висловив повагу і вдячність від світового українства до урядуФранції та усіх французів за прийняття, допомогу та підтримку українськихбіженців, які тікають від війни. На зустрічі було домовлено про співпрацю зРепрезентативним комітетом українців Франції, який входить до складу СКУ, впитаннях підтримки українських біженців.</text:p>
      <text:p text:style-name="P4">
Про подальшу підтримку України, насамперед надання зброї, вступ до НАТО і ЄСта важливість відбудови України йшлося на зустрічі Президента СКУ зНадзвичайним і Повноважним Послом України у Франції Вадимом Омельченком.</text:p>
      <text:p text:style-name="P4">
</text:p>
      <text:p text:style-name="P4">
Павло Ґрод подякував за добрий приклад роботи з молоддю та новоприбулимиукраїнцями посольству та Репрезентативному комітету українців Франції, якіактивно співпрацюють із новоствореним організаціями.</text:p>
      <text:p text:style-name="P4">
Також <text:a xlink:type="simple" xlink:href="https://www.ukrinform.ua/rubric-diaspora/3716835-prezident-svitovogo-kongresu-ukrainciv-zustrivsa-u-parizi-z-bernaromanri-levi.html" text:style-name="Internet_20_link" text:visited-style-name="Visited_20_Internet_20_Link">
 відбулася знакова зустріч </text:a>
 з великими другом України – французьким інтелектуалом,філософом, журналістом і письменником Бернаром-Анрі Леві. Павло Ґрод подякувавБернару-Анрі Леві за послідовну підтримку українського народу та його фільми іпраці, присвячені Україні, які вийшли від початку російського вторгнення.</text:p>
      <text:p text:style-name="P4">
«Бернар-Анрі – справжній і відданий друг України. Він відомий прихильникчленства України в НАТО та ЄС і завдяки йому сьогодні Україна є частиноюполітичного порядку денного Франції та ЄС. Маючи такий потужний голоспідтримки України, українці можуть бути впевнені, що Франція є ізалишатиметься нашим сильним союзником», – зазначив Президент СКУ.</text:p>
      <text:p text:style-name="P4">
«Питання відбудови України вже на порядку денному у французьких бізнес-колах,запевнили представники MEDEF International. Як відновити поруйновануенергетичну інфраструктуру та підтримати український народ через ініціативуСКУ Energize Ukraine – презентував на зустрічі з найбільшою представницькоюорганізацією французького приватного бізнес-сектору Павло Ґрод», – повідомилив СКУ.</text:p>
      <text:p text:style-name="P4">
</text:p>
      <text:p text:style-name="P4">
Крім того, Павло Ґрод, заступник мера французької столиці Жан-Люк Ромеро,представники місцевої влади та української громади у Парижі виступили наманіфестації, що пройшла під гаслами «Геть з ринку Росії!» та «Росія –держава-терорист!» з метою донести правду про жахливі події в Українікомпаніям, які досі не покинули російський ринок та закликати їх перестатифінансувати цю криваву війну.</text:p>
      <text:p text:style-name="P4">
Павло Ґрод звернувся до учасників демонстрації та закликав Францію долучитисьдо кола країн, які вже визнали російські воєнні злочини в Україні геноцидомукраїнського народу, а саму Росію – державою-терористом.</text:p>
      <text:p text:style-name="P4">
Також відбулася надзвичайно тепла і плідна зустріч Президента СКУ таукраїнської громади в Культурному центрі посольства України у Франції. ПавлоҐрод подякував попередньому проводу Репрезентативного комітету українцівФранції та привітав нового голову організації Олега Коваля.</text:p>
      <text:p text:style-name="P4">
 На фото (справаналіво): Олександр Ромінський, Данило Штуль, Тарас Горішній, Олег Коваль,Євгенія Петрова, Павло Ґрод.</text:p>
      <text:p text:style-name="P4">
У спілкуванні з громадою обговорювали, що українська діаспора може і повиннадалі робити для перемоги над російським агресором та як вже зараз працювати навідбудову України. Учасники також обговорили підтримку українських захисників,гуманітарні ініціативи та протидію «русскому миру».</text:p>
      <text:p text:style-name="P4">
Нагадаємо, президент Світового конгресу українців Павло Ґрод під час поїздкидо Берліна <text:a xlink:type="simple" xlink:href="https://www.ukrinform.ua/rubric-diaspora/3715488-prezident-sku-zustrivsa-z-nimeckimi-politikami-ta-ukrainskou-gromadou-u-berlini.html" text:style-name="Internet_20_link" text:visited-style-name="Visited_20_Internet_20_Link">
 зустрівся </text:a>
 з німецькими політиками та представниками українськоїгромади.</text:p>
      <text:p text:style-name="P4">
<text:span text:style-name="T5">
Фото: СКУ</text:span>
</text:p>
      <text:p text:style-name="P4">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Біля посольства РФ у Нідерландах протестували проти депортацій та вбивств українських дітей</text:span>
</text:h>
      <text:p text:style-name="P4">
Authors: Ukrinform (Person)</text:p>
      <text:p text:style-name="P4">
Publisher: Укринформ (Organization)</text:p>
      <text:p text:style-name="P4">
Published Time: 2023-06-02T00:16:00+03:00</text:p>
      <text:p text:style-name="P4">
Modified Time: 2023-06-02T00:16:00+03:00</text:p>
      <text:p text:style-name="P4">
Description: У Гаазі біля посольства Росії відбулася акція протесту з вимогою припинити калічити та вбивати українських дітей, а також повернути депортованих неповнолітніх в Україну. — Укрінформ.</text:p>
      <text:p text:style-name="P4">
Images: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Tags: ['Діти', 'Гаага', 'Нідерланди', 'Посольство', 'Протест', 'Росія', 'Акція']</text:p>
      <text:p text:style-name="P4">
Type: Article</text:p>
      <!--METADATA-->
      <text:p text:style-name="P4">
<draw:frame draw:style-name="fr1" draw:name="Image391" text:anchor-type="as-char" svg:width="6.9236in" svg:height="3.956343in" draw:z-index="0">
<draw:image xlink:href="../Images/yкринформ/2023-06-02T00-16-00-03-00/630_360_1685652629-522.jpg" xlink:type="simple" xlink:show="embed" xlink:actuate="onLoad" draw:mime-type="image/jpeg"/>
</draw:frame>
 У Гаазібіля посольства Росії відбулася акція протесту з вимогою припинити калічити тавбивати українських дітей, а також повернути депортованих неповнолітніх вУкраїну.</text:p>
      <text:p text:style-name="P4">
Про це повідомляє кореспондент Укрінформу в Гаазі.</text:p>
      <text:p text:style-name="P4">
“Дії Росії зі зміни громадянства українських дітей, незаконне усиновлення єпорушенням четвертої Женевської Конвенції. РФ створює різноманітні перепонидля сімей, які прагнуть повернути своїх дітей, перешкоджає встановленню їхсписків та місцеперебування, що теж є порушенням Женевської конвенції”, -наголосила організаторка акції Уляна Бунь, яка багато років проживає вНідерландах.</text:p>
      <text:p text:style-name="P4">
Акція біля будівлі посольства Росії в Гаазі відбулася під українськимипрапорами та гаслами “Поверніть українських дітей!”, “Росія – країнатерорист”, “Путіна в Гаагу”, “Трибунал воєнним злочинцям”.</text:p>
      <text:p text:style-name="P4">
<draw:frame draw:style-name="fr1" draw:name="Image392" text:anchor-type="as-char" svg:width="6.9236in" svg:height="4.615733in" draw:z-index="0">
<draw:image xlink:href="../Images/yкринформ/2023-06-02T00-16-00-03-00/1685652646-415.jpg" xlink:type="simple" xlink:show="embed" xlink:actuate="onLoad" draw:mime-type="image/jpeg"/>
</draw:frame>
</text:p>
      <text:p text:style-name="P4">
Окрім українців, участь у ній узяли нідерландці, які вже понад рік охороняють20-метровий український стяг, який щоранку вивішують навпроти російського <text:a xlink:type="simple" xlink:href="https://www.ukrinform.ua/tag-posolstvo" text:style-name="Internet_20_link" text:visited-style-name="Visited_20_Internet_20_Link">
посольства </text:a>
 . Охорону встановилипісля того, як росіяни вкрали кількадесят разів викрадали прапори - сьогодніїї забезпечують півтори сотні людей з усіх Нідерландів.</text:p>
      <text:p text:style-name="P4">
</text:p>
      <text:p text:style-name="P4">
Як повідомляв Укрінформ, у ніч проти 1 червня, коли відзначається Міжнароднийдень захисту дітей, унаслідок ракетного обстрілу в Києві загинула дитина, щеодна зазнала поранень.</text:p>
      <text:p text:style-name="P4">
<text:span text:style-name="T4">
Читайте також:</text:span>
 <text:a xlink:type="simple" xlink:href="https://www.ukrinform.ua/rubric-polytics/3717060-inozemni-posolstva-v-ukraini-zaklikali-rf-povernuti-deportovanih-ditej.html" text:style-name="Internet_20_link" text:visited-style-name="Visited_20_Internet_20_Link">
 Іноземні посольства в Україні закликали РФ повернутидепортованих дітей </text:a>
</text:p>
      <text:p text:style-name="P4">
За даними Офісу генерального прокурора, унаслідок російської агресії в Українізагинули 484 дитини, 992 були поранені.</text:p>
      <text:p text:style-name="P4">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На п'ятницю прогнозують дощі та грози, вдень до +28°</text:span>
</text:h>
      <text:p text:style-name="P4">
Authors: Ukrinform (Person)</text:p>
      <text:p text:style-name="P4">
Publisher: Укринформ (Organization)</text:p>
      <text:p text:style-name="P4">
Published Time: 2023-06-02T00:29:00+03:00</text:p>
      <text:p text:style-name="P4">
Modified Time: 2023-06-02T00:29:00+03:00</text:p>
      <text:p text:style-name="P4">
Description: В Україні у п'ятницю короткочасні дощі та грози очікуються в Криму, Приазов'ї, західних та північних областях, температура вночі 10-15°, вдень 23-28°.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Дощ', 'Гроза', 'Погода']</text:p>
      <text:p text:style-name="P4">
Type: Article</text:p>
      <!--METADATA-->
      <text:p text:style-name="P4">
<draw:frame draw:style-name="fr1" draw:name="Image394" text:anchor-type="as-char" svg:width="6.9236in" svg:height="3.956343in" draw:z-index="0">
<draw:image xlink:href="../Images/yкринформ/2023-06-02T00-29-00-03-00/630_360_1653467553-903.jpg" xlink:type="simple" xlink:show="embed" xlink:actuate="onLoad" draw:mime-type="image/jpeg"/>
</draw:frame>
 В Україніу п'ятницю короткочасні дощі та грози очікуються в Криму, Приазов'ї, західнихта північних областях, температура вночі 10-15°, вдень 23-28°.</text:p>
      <text:p text:style-name="P4">
Про це Укрінформу повідомили в Українському гідрометцентрі.</text:p>
      <text:p text:style-name="P4">
"У Криму та Приазов'ї місцями невеликий дощ, вдень у західних, північних таВінницькій областях короткочасні дощі, місцями грози, на решті території безопадів. Вітер південно-західний, 5-10 м/с, вдень у західних областях місцямишквали 15-20 м/с. Температура вночі 10-15°, на узбережжі морів до 18°; вдень23-28°, на крайньому заході країни 19-24°", - йдеться в повідомленні.</text:p>
      <text:p text:style-name="P4">
У Києві та області 2 червня без опадів, лише в другій половині дня ймовірнийкороткочасний дощ, місцями гроза. Вітер південно-західний, 5-10 м/с. У столицітемпература вночі 13-15°, вдень 26-28°; вночі 10-15°, вдень 23-28°.</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text:p>
      <text:p text:style-name="P4">
Згідно з прогнозом, 3 червня у центральних, південних, вночі і західних тапівнічних, вдень і у східних областях та в Криму короткочасні дощі, місцямигрози, на решті території без опадів; 4 червня в Україні без опадів.</text:p>
      <text:p text:style-name="P4">
Вітер північно-західний з переходом на північно-східний, 5-10 м/с, вдень 3червня при грозах в окремих районах град та шквали 15-20 м/с.</text:p>
      <text:p text:style-name="P4">
Температура вночі 10-15°, у західних та північних областях, 4 червня вУкраїні, крім південної частини, 5-10°; вдень 19-24°.</text:p>
      <text:p text:style-name="P4">
У Києві та області на вихідні опади не прогнозуються, лише вночі 3 червняймовірний короткочасний дощ, місцями гроза. Вітер північно-західний зпереходом на північно-східний, 5-10 м/с. У столиці температура вночі 7-9°,вдень 21-23°; на Київщині вночі 5-10°, вдень 19-24°.</text:p>
      <text:p text:style-name="P4">
Синоптики прогнозують 5-6 червня в західних та північних областях місцяминевеликий, у Карпатах помірний короткочасний <text:a xlink:type="simple" xlink:href="https://www.ukrinform.ua/tag-dos" text:style-name="Internet_20_link" text:visited-style-name="Visited_20_Internet_20_Link">
 дощ</text:a>
 , гроза, на решті території без опадів.Температура вночі 7-13°, на узбережжі морів 12-18°; вдень 20-26°.</text:p>
      <text:p text:style-name="P4">
У столичному регіоні 5-6 червня вночі без опадів, вдень місцями невеликийкороткочасний дощ, гроза. У Києві температура вночі 11-13°, вдень 23-25°; пообласті вночі 8-13°, вдень 21-26°.</text:p>
      <text:p text:style-name="P4">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Військові Ізраїлю спільно із ЗСУ впроваджують систему попередження про ракетні атаки - глава МЗС</text:span>
</text:h>
      <text:p text:style-name="P4">
Authors: Ukrinform (Person)</text:p>
      <text:p text:style-name="P4">
Publisher: Укринформ (Organization)</text:p>
      <text:p text:style-name="P4">
Published Time: 2023-06-02T00:47:00+03:00</text:p>
      <text:p text:style-name="P4">
Modified Time: 2023-06-02T00:47:00+03:00</text:p>
      <text:p text:style-name="P4">
Description: Військовослужбовці з України та Ізраїлю працюють спільно на території Польщі з метою впровадження в нашій країні ізраїльської системи раннього попередження про ракетні атаки. — Укрінформ.</text:p>
      <text:p text:style-name="P4">
Images: ['<text:a xlink:type="simple" xlink:href="https://static.ukrinform.com/photos/2019_03/thumb_files/630_360_1551881491-493.jpg" text:style-name="Internet_20_link" text:visited-style-name="Visited_20_Internet_20_Link">
630_360_15518...</text:a>
']</text:p>
      <text:p text:style-name="P4">
Tags: ['Ізраїль', 'Польща', 'Ракета', 'ЗСУ', 'Повітряна тривога']</text:p>
      <text:p text:style-name="P4">
Type: Article</text:p>
      <!--METADATA-->
      <text:p text:style-name="P4">
<draw:frame draw:style-name="fr1" draw:name="Image395" text:anchor-type="as-char" svg:width="6.9236in" svg:height="3.956343in" draw:z-index="0">
<draw:image xlink:href="../Images/yкринформ/2023-06-02T00-47-00-03-00/630_360_1551881491-493.jpg" xlink:type="simple" xlink:show="embed" xlink:actuate="onLoad" draw:mime-type="image/jpeg"/>
</draw:frame>
Військовослужбовці з України та Ізраїлю працюють спільно на території Польщі зметою впровадження в нашій країні ізраїльської системи раннього попередженняпро ракетні атаки.</text:p>
      <text:p text:style-name="P4">
Як передає кореспондент Укрінформу, про це заявив міністр закордонних справІзраїлю Елі Коен під час пресконференції у Відні після переговорів зі своїмавстрійським колегою.</text:p>
      <text:p text:style-name="P4">
"Поки ми тут говоримо, ізраїльські та українські військові працюють спільно уПольщі з метою імплементації нашої системи попередження, яка буде рятуватижиття цивільних осіб в Україні", - сказав він.</text:p>
      <text:p text:style-name="P4">
За словами Коена, Ізраїль "з перших днів" підтримував Україну.</text:p>
      <text:p text:style-name="P4">
"Два місяці тому я став першим міністром закордонних справ Ізраїлю, якийвідвідав Київ та зустрівся з Президентом Зеленським. Ми підтримуємо Україну зперших днів. Ми підтримуємо територіальну цілісність та суверенітет України",- наголосив очільник МЗС Ізраїлю.</text:p>
      <text:p text:style-name="P4">
<text:span text:style-name="T4">
Читайте також:</text:span>
 <text:a xlink:type="simple" xlink:href="https://www.ukrinform.ua/rubric-ato/3714407-izrailska-model-bezpeki-ukraini-ce-tocno-pidijde.html" text:style-name="Internet_20_link" text:visited-style-name="Visited_20_Internet_20_Link">
 <text:span text:style-name="T4">
Ізраїль</text:span>
 ська модель безпеки: Україні це точнопідійде? </text:a>
</text:p>
      <text:p text:style-name="P4">
Як повідомляв Укрінформ, ЗМІ інформували, що у травні <text:a xlink:type="simple" xlink:href="https://www.ukrinform.ua/tag-izrail" text:style-name="Internet_20_link" text:visited-style-name="Visited_20_Internet_20_Link">
 Ізраїль</text:a>
 почне тестувати у Києві свою цивільнусистему оповіщення, яка попереджає про загрозу ракетного обстрілу.Випробування проведе ізраїльське Командування тилу.</text:p>
      <text:p text:style-name="P4">
Очікується, що підключення до української радіолокаційної системи дозволитьшвидше передавати сповіщення користувачам мобільних телефонів та вмикатисирени повітряної тривоги лише в тих місцях, де є реальна небезпека ракетногообстрілу.</text:p>
      <text:p text:style-name="P4">
Source: <text:a xlink:type="simple" xlink:href="https://www.ukrinform.ua/rubric-ato/3717244-vijskovi-izrailu-spilno-iz-zsu-vprovadzuut-sistemu-poperedzenna-pro-raketni-ataki-glava-mzs.html" text:style-name="Internet_20_link" text:visited-style-name="Visited_20_Internet_20_Link">
https://www.ukrinform.ua/rubric-ato/3717244-vijskovi-izrailu-spilno-iz-zsu-vprovadzuut-sistemu-poperedzenna-pro-raketni-ataki-glava-mzs.html</text:a>
</text:p>
      <!--NEWS-->
      <text:h text:style-name="P10" text:outline-level="1">
<text:span text:style-name="T4">
У Києві відбудеться благодійний забіг пам’яті Олексія Чубашева</text:span>
</text:h>
      <text:p text:style-name="P4">
Author: ['АРМІЯINFORM']</text:p>
      <text:p text:style-name="P4">
Time: 2023-06-02T98:00:00-04:00</text:p>
      <text:p text:style-name="P4">
Description: 11 червня у Києві відбудеться благодійний забіг у пам’ять про Рекрута ― полеглого у б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hubashev.jpeg" text:style-name="Internet_20_link" text:visited-style-name="Visited_20_Internet_20_Link">
chubashev.jpeg</text:a>
']</text:p>
      <text:p text:style-name="P4">
Tags: ['STOPRUSSIA', 'АГРЕСІЯ РФ', 'ВТОРГНЕННЯ РФ', 'ГУР МО УКРАЇНИ', 'ОЛЕКСІЙ ЧУБАШЕВ']</text:p>
      <text:p text:style-name="P4">
Category: News</text:p>
      <!--METADATA-->
      <text:p text:style-name="P4">
<draw:frame draw:style-name="fr1" draw:name="Image396" text:anchor-type="as-char" svg:width="6.9236in" svg:height="6.9236in" draw:z-index="0">
<draw:image xlink:href="../Images/AРМІЯINFORM/2023-06-02T98-00-00-04-00/chubashev.jpeg" xlink:type="simple" xlink:show="embed" xlink:actuate="onLoad" draw:mime-type="image/jpeg"/>
</draw:frame>
</text:p>
      <text:p text:style-name="P4">
11 червня у Києві відбудеться благодійний забіг у пам’ять про Рекрута ―полеглого у бою майора ГУР МО України Олексія Чубашева.</text:p>
      <text:p text:style-name="P4">
Про це <text:a xlink:type="simple" xlink:href="https://gur.gov.ua/content/11-chervnia-u-kyievi-vidbudetsia-blahodiinyi-zabih.html" text:style-name="Internet_20_link" text:visited-style-name="Visited_20_Internet_20_Link">
повідомляє</text:a>
 Головне управління розвідки Міністерстваоборони України.</text:p>
      <text:p text:style-name="P4">
«Рекрут був мотиватором для багатьох українських хлопців, які стали Воїнами зайого прикладом ― Олексій Чубашев пройшов шлях від журналіста до командираспецпідрозділу», — йдеться в повідомленні.</text:p>
      <text:p text:style-name="P4">
Забіг розпочнеться <text:span text:style-name="T4">
11 червня о 17:00 у парку «Перемога»</text:span>
 (м. Київ, вул.Жмаченка).</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NEWS-->
      <text:h text:style-name="P10" text:outline-level="1">
<text:span text:style-name="T4">
Україна яскравий приклад того, які результати дають стандарти НАТО — Ганна Маляр</text:span>
</text:h>
      <text:p text:style-name="P4">
Author: ['Валентина Вілюра']</text:p>
      <text:p text:style-name="P4">
Time: 2023-06-02T99:00:00-04:00</text:p>
      <text:p text:style-name="P4">
Description: Про це заступник Міністра оборони України Ганна Маляр розповіла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ganna-1.jpg" text:style-name="Internet_20_link" text:visited-style-name="Visited_20_Internet_20_Link">
malyar-ganna-1.jpg</text:a>
']</text:p>
      <text:p text:style-name="P4">
Tags: ['STOPRUSSIA', 'АГРЕСІЯ РФ', 'ГАННА МАЛЯР']</text:p>
      <text:p text:style-name="P4">
Category: News</text:p>
      <!--METADATA-->
      <text:p text:style-name="P4">
<draw:frame draw:style-name="fr1" draw:name="Image397" text:anchor-type="as-char" svg:width="6.9236in" svg:height="5.532059in" draw:z-index="0">
<draw:image xlink:href="../Images/AРМІЯINFORM/2023-06-02T99-00-00-04-00/malyar-ganna-1.jpg" xlink:type="simple" xlink:show="embed" xlink:actuate="onLoad" draw:mime-type="image/jpeg"/>
</draw:frame>
</text:p>
      <text:p text:style-name="P4">
Про це заступник Міністра оборони України Ганна Маляр розповіла в ефірітелевізійного марафону «Єдині новини».</text:p>
      <text:p text:style-name="P4">
Ганна Маляр розповіла, що на конференції Defence24 Day 2023, що відбулася уПольщі 24 травня обговорили перспективи вступу України в НАТО. Країни-члениАльянсу вважають, що Україна як ніхто заслуговує сьогодні бути в НАТО.</text:p>
      <text:p text:style-name="P4">
— Наша країна по суті найдосвідченіша, ми прямо зараз воюємо і є яскравимприклад того, які результати дають стандарти НАТО. Нагадаю, що ЗСУ виконаличимало вимог стандартів НАТО. Зараз це дуже добре видно з підготовки нашихвійськових, — зазначила Ганна Маляр.</text:p>
      <text:p text:style-name="P4">
Крім того, вона розповіла, що світова спільнота захоплюється Україною, а наконференції обговорювали наш досвід і, що для Альянсу цей досвід буденадзвичайно корисним.</text:p>
      <text:p text:style-name="P4">
Також вона додала, що країни Заходу зараз транслюють позицію, що вони будутьнас підтримувати до самої перемоги й у цьому немає сумнівів.</text:p>
      <text:p text:style-name="P4">
— Варто сказати, що навіть в емоційному сенсі ця підтримка дуже відчуваєтьсяабсолютно на всіх рівнях, — підсумувала Ганна Маляр.</text:p>
      <text:p text:style-name="P4">
Source: <text:a xlink:type="simple" xlink:href="https://armyinform.com.ua/2023/06/02/ukrayina-yaskravyj-pryklad-togo-yaki-rezultaty-dayut-standarty-nato-ganna-malyar/" text:style-name="Internet_20_link" text:visited-style-name="Visited_20_Internet_20_Link">
https://armyinform.com.ua/2023/06/02/ukrayina-yaskravyj-pryklad-togo-yaki-rezultaty-dayut-standarty-nato-ganna-malyar/</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